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xgb_val_ou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y_out_val</text:p>
          </table:table-cell>
          <table:table-cell office:value-type="string" calcext:value-type="string">
            <text:p>y_out_pred</text:p>
          </table:table-cell>
          <table:table-cell office:value-type="string" calcext:value-type="string">
            <text:p>y_pca_out_val</text:p>
          </table:table-cell>
          <table:table-cell office:value-type="string" calcext:value-type="string">
            <text:p>y_pca_out_pred</text:p>
          </table:table-cell>
          <table:table-cell/>
          <table:table-cell office:value-type="string" calcext:value-type="string">
            <text:p>diff_y</text:p>
          </table:table-cell>
          <table:table-cell office:value-type="string" calcext:value-type="string">
            <text:p>diff_pred</text:p>
          </table:table-cell>
          <table:table-cell office:value-type="string" calcext:value-type="string">
            <text:p>diff_pred_pca</text:p>
          </table:table-cell>
          <table:table-cell office:value-type="string" calcext:value-type="string">
            <text:p>dii_of_dii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nad_diff</text:p>
          </table:table-cell>
        </table:table-row>
        <table:table-row table:style-name="ro1">
          <table:table-cell office:value-type="float" office:value="73.45" calcext:value-type="float">
            <text:p>73.45</text:p>
          </table:table-cell>
          <table:table-cell office:value-type="float" office:value="79.1451797485352" calcext:value-type="float">
            <text:p>79.1451797485</text:p>
          </table:table-cell>
          <table:table-cell office:value-type="float" office:value="73.45" calcext:value-type="float">
            <text:p>73.45</text:p>
          </table:table-cell>
          <table:table-cell office:value-type="float" office:value="77.3094177246094" calcext:value-type="float">
            <text:p>77.3094177246</text:p>
          </table:table-cell>
          <table:table-cell/>
          <table:table-cell table:formula="of:=[.A2]-[.C2]" office:value-type="float" office:value="0" calcext:value-type="float">
            <text:p>0</text:p>
          </table:table-cell>
          <table:table-cell table:formula="of:=([.A2]-[.B2])^2" office:value-type="float" office:value="32.4350723681249" calcext:value-type="float">
            <text:p>32.4350723681</text:p>
          </table:table-cell>
          <table:table-cell table:formula="of:=([.C2]-[.D2])^2" office:value-type="float" office:value="14.895105173029" calcext:value-type="float">
            <text:p>14.895105173</text:p>
          </table:table-cell>
          <table:table-cell table:formula="of:=[.G2]-[.H2]" office:value-type="float" office:value="17.539967195096" calcext:value-type="float">
            <text:p>17.5399671951</text:p>
          </table:table-cell>
          <table:table-cell table:formula="of:=([.A2]-(([.B2]+[.D2])/2))^2" office:value-type="float" office:value="22.8225832184549" calcext:value-type="float">
            <text:p>22.8225832185</text:p>
          </table:table-cell>
          <table:table-cell table:formula="of:=([.A2]-99.19)^2" office:value-type="float" office:value="662.5476" calcext:value-type="float">
            <text:p>662.5476</text:p>
          </table:table-cell>
        </table:table-row>
        <table:table-row table:style-name="ro1">
          <table:table-cell office:value-type="float" office:value="73.52" calcext:value-type="float">
            <text:p>73.52</text:p>
          </table:table-cell>
          <table:table-cell office:value-type="float" office:value="78.2688827514648" calcext:value-type="float">
            <text:p>78.2688827515</text:p>
          </table:table-cell>
          <table:table-cell office:value-type="float" office:value="73.52" calcext:value-type="float">
            <text:p>73.52</text:p>
          </table:table-cell>
          <table:table-cell office:value-type="float" office:value="79.2320098876953" calcext:value-type="float">
            <text:p>79.2320098877</text:p>
          </table:table-cell>
          <table:table-cell/>
          <table:table-cell table:formula="of:=[.A3]-[.C3]" office:value-type="float" office:value="0" calcext:value-type="float">
            <text:p>0</text:p>
          </table:table-cell>
          <table:table-cell table:formula="of:=([.A3]-[.B3])^2" office:value-type="float" office:value="22.5518873871603" calcext:value-type="float">
            <text:p>22.5518873872</text:p>
          </table:table-cell>
          <table:table-cell table:formula="of:=([.C3]-[.D3])^2" office:value-type="float" office:value="32.6270569571291" calcext:value-type="float">
            <text:p>32.6270569571</text:p>
          </table:table-cell>
          <table:table-cell table:formula="of:=[.G3]-[.H3]" office:value-type="float" office:value="-10.0751695699687" calcext:value-type="float">
            <text:p>-10.07516957</text:p>
          </table:table-cell>
          <table:table-cell table:formula="of:=([.A3]-(([.B3]+[.D3])/2))^2" office:value-type="float" office:value="27.3575687020088" calcext:value-type="float">
            <text:p>27.357568702</text:p>
          </table:table-cell>
          <table:table-cell table:formula="of:=([.A3]-99.19)^2" office:value-type="float" office:value="658.9489" calcext:value-type="float">
            <text:p>658.9489</text:p>
          </table:table-cell>
        </table:table-row>
        <table:table-row table:style-name="ro1">
          <table:table-cell office:value-type="float" office:value="73.7" calcext:value-type="float">
            <text:p>73.7</text:p>
          </table:table-cell>
          <table:table-cell office:value-type="float" office:value="78.5862274169922" calcext:value-type="float">
            <text:p>78.586227417</text:p>
          </table:table-cell>
          <table:table-cell office:value-type="float" office:value="73.7" calcext:value-type="float">
            <text:p>73.7</text:p>
          </table:table-cell>
          <table:table-cell office:value-type="float" office:value="78.3329544067383" calcext:value-type="float">
            <text:p>78.3329544067</text:p>
          </table:table-cell>
          <table:table-cell/>
          <table:table-cell table:formula="of:=[.A4]-[.C4]" office:value-type="float" office:value="0" calcext:value-type="float">
            <text:p>0</text:p>
          </table:table-cell>
          <table:table-cell table:formula="of:=([.A4]-[.B4])^2" office:value-type="float" office:value="23.8752183705661" calcext:value-type="float">
            <text:p>23.8752183706</text:p>
          </table:table-cell>
          <table:table-cell table:formula="of:=([.C4]-[.D4])^2" office:value-type="float" office:value="21.4642665349156" calcext:value-type="float">
            <text:p>21.4642665349</text:p>
          </table:table-cell>
          <table:table-cell table:formula="of:=[.G4]-[.H4]" office:value-type="float" office:value="2.41095183565048" calcext:value-type="float">
            <text:p>2.4109518357</text:p>
          </table:table-cell>
          <table:table-cell table:formula="of:=([.A4]-(([.B4]+[.D4])/2))^2" office:value-type="float" office:value="22.6537056483101" calcext:value-type="float">
            <text:p>22.6537056483</text:p>
          </table:table-cell>
          <table:table-cell table:formula="of:=([.A4]-99.19)^2" office:value-type="float" office:value="649.7401" calcext:value-type="float">
            <text:p>649.7401</text:p>
          </table:table-cell>
        </table:table-row>
        <table:table-row table:style-name="ro1">
          <table:table-cell office:value-type="float" office:value="73.71" calcext:value-type="float">
            <text:p>73.71</text:p>
          </table:table-cell>
          <table:table-cell office:value-type="float" office:value="78.719108581543" calcext:value-type="float">
            <text:p>78.7191085815</text:p>
          </table:table-cell>
          <table:table-cell office:value-type="float" office:value="73.71" calcext:value-type="float">
            <text:p>73.71</text:p>
          </table:table-cell>
          <table:table-cell office:value-type="float" office:value="77.3896865844727" calcext:value-type="float">
            <text:p>77.3896865845</text:p>
          </table:table-cell>
          <table:table-cell/>
          <table:table-cell table:formula="of:=[.A5]-[.C5]" office:value-type="float" office:value="0" calcext:value-type="float">
            <text:p>0</text:p>
          </table:table-cell>
          <table:table-cell table:formula="of:=([.A5]-[.B5])^2" office:value-type="float" office:value="25.0911687816875" calcext:value-type="float">
            <text:p>25.0911687817</text:p>
          </table:table-cell>
          <table:table-cell table:formula="of:=([.C5]-[.D5])^2" office:value-type="float" office:value="13.5400933599481" calcext:value-type="float">
            <text:p>13.5400933599</text:p>
          </table:table-cell>
          <table:table-cell table:formula="of:=[.G5]-[.H5]" office:value-type="float" office:value="11.5510754217394" calcext:value-type="float">
            <text:p>11.5510754217</text:p>
          </table:table-cell>
          <table:table-cell table:formula="of:=([.A5]-(([.B5]+[.D5])/2))^2" office:value-type="float" office:value="18.8737903592442" calcext:value-type="float">
            <text:p>18.8737903592</text:p>
          </table:table-cell>
          <table:table-cell table:formula="of:=([.A5]-99.19)^2" office:value-type="float" office:value="649.2304" calcext:value-type="float">
            <text:p>649.23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8.1017456054687" calcext:value-type="float">
            <text:p>78.1017456055</text:p>
          </table:table-cell>
          <table:table-cell office:value-type="float" office:value="74" calcext:value-type="float">
            <text:p>74</text:p>
          </table:table-cell>
          <table:table-cell office:value-type="float" office:value="77.7976303100586" calcext:value-type="float">
            <text:p>77.7976303101</text:p>
          </table:table-cell>
          <table:table-cell/>
          <table:table-cell table:formula="of:=[.A6]-[.C6]" office:value-type="float" office:value="0" calcext:value-type="float">
            <text:p>0</text:p>
          </table:table-cell>
          <table:table-cell table:formula="of:=([.A6]-[.B6])^2" office:value-type="float" office:value="16.8243170119822" calcext:value-type="float">
            <text:p>16.824317012</text:p>
          </table:table-cell>
          <table:table-cell table:formula="of:=([.C6]-[.D6])^2" office:value-type="float" office:value="14.4219959718757" calcext:value-type="float">
            <text:p>14.4219959719</text:p>
          </table:table-cell>
          <table:table-cell table:formula="of:=[.G6]-[.H6]" office:value-type="float" office:value="2.40232104010647" calcext:value-type="float">
            <text:p>2.4023210401</text:p>
          </table:table-cell>
          <table:table-cell table:formula="of:=([.A6]-(([.B6]+[.D6])/2))^2" office:value-type="float" office:value="15.6000349637034" calcext:value-type="float">
            <text:p>15.6000349637</text:p>
          </table:table-cell>
          <table:table-cell table:formula="of:=([.A6]-99.19)^2" office:value-type="float" office:value="634.5361" calcext:value-type="float">
            <text:p>634.5361</text:p>
          </table:table-cell>
        </table:table-row>
        <table:table-row table:style-name="ro1">
          <table:table-cell office:value-type="float" office:value="74.87" calcext:value-type="float">
            <text:p>74.87</text:p>
          </table:table-cell>
          <table:table-cell office:value-type="float" office:value="78.2854766845703" calcext:value-type="float">
            <text:p>78.2854766846</text:p>
          </table:table-cell>
          <table:table-cell office:value-type="float" office:value="74.87" calcext:value-type="float">
            <text:p>74.87</text:p>
          </table:table-cell>
          <table:table-cell office:value-type="float" office:value="77.578987121582" calcext:value-type="float">
            <text:p>77.5789871216</text:p>
          </table:table-cell>
          <table:table-cell/>
          <table:table-cell table:formula="of:=[.A7]-[.C7]" office:value-type="float" office:value="0" calcext:value-type="float">
            <text:p>0</text:p>
          </table:table-cell>
          <table:table-cell table:formula="of:=([.A7]-[.B7])^2" office:value-type="float" office:value="11.6654809828434" calcext:value-type="float">
            <text:p>11.6654809828</text:p>
          </table:table-cell>
          <table:table-cell table:formula="of:=([.C7]-[.D7])^2" office:value-type="float" office:value="7.33861122489727" calcext:value-type="float">
            <text:p>7.3386112249</text:p>
          </table:table-cell>
          <table:table-cell table:formula="of:=[.G7]-[.H7]" office:value-type="float" office:value="4.32686975794611" calcext:value-type="float">
            <text:p>4.3268697579</text:p>
          </table:table-cell>
          <table:table-cell table:formula="of:=([.A7]-(([.B7]+[.D7])/2))^2" office:value-type="float" office:value="9.37726422821749" calcext:value-type="float">
            <text:p>9.3772642282</text:p>
          </table:table-cell>
          <table:table-cell table:formula="of:=([.A7]-99.19)^2" office:value-type="float" office:value="591.4624" calcext:value-type="float">
            <text:p>591.4624</text:p>
          </table:table-cell>
        </table:table-row>
        <table:table-row table:style-name="ro1">
          <table:table-cell office:value-type="float" office:value="74.99" calcext:value-type="float">
            <text:p>74.99</text:p>
          </table:table-cell>
          <table:table-cell office:value-type="float" office:value="78.7203750610352" calcext:value-type="float">
            <text:p>78.720375061</text:p>
          </table:table-cell>
          <table:table-cell office:value-type="float" office:value="74.99" calcext:value-type="float">
            <text:p>74.99</text:p>
          </table:table-cell>
          <table:table-cell office:value-type="float" office:value="78.5793304443359" calcext:value-type="float">
            <text:p>78.5793304443</text:p>
          </table:table-cell>
          <table:table-cell/>
          <table:table-cell table:formula="of:=[.A8]-[.C8]" office:value-type="float" office:value="0" calcext:value-type="float">
            <text:p>0</text:p>
          </table:table-cell>
          <table:table-cell table:formula="of:=([.A8]-[.B8])^2" office:value-type="float" office:value="13.9156980959931" calcext:value-type="float">
            <text:p>13.915698096</text:p>
          </table:table-cell>
          <table:table-cell table:formula="of:=([.C8]-[.D8])^2" office:value-type="float" office:value="12.8832930386369" calcext:value-type="float">
            <text:p>12.8832930386</text:p>
          </table:table-cell>
          <table:table-cell table:formula="of:=[.G8]-[.H8]" office:value-type="float" office:value="1.03240505735623" calcext:value-type="float">
            <text:p>1.0324050574</text:p>
          </table:table-cell>
          <table:table-cell table:formula="of:=([.A8]-(([.B8]+[.D8])/2))^2" office:value-type="float" office:value="13.39452217134" calcext:value-type="float">
            <text:p>13.3945221713</text:p>
          </table:table-cell>
          <table:table-cell table:formula="of:=([.A8]-99.19)^2" office:value-type="float" office:value="585.64" calcext:value-type="float">
            <text:p>585.64</text:p>
          </table:table-cell>
        </table:table-row>
        <table:table-row table:style-name="ro1">
          <table:table-cell office:value-type="float" office:value="75.19" calcext:value-type="float">
            <text:p>75.19</text:p>
          </table:table-cell>
          <table:table-cell office:value-type="float" office:value="78.3783416748047" calcext:value-type="float">
            <text:p>78.3783416748</text:p>
          </table:table-cell>
          <table:table-cell office:value-type="float" office:value="75.19" calcext:value-type="float">
            <text:p>75.19</text:p>
          </table:table-cell>
          <table:table-cell office:value-type="float" office:value="81.5711059570313" calcext:value-type="float">
            <text:p>81.571105957</text:p>
          </table:table-cell>
          <table:table-cell/>
          <table:table-cell table:formula="of:=[.A9]-[.C9]" office:value-type="float" office:value="0" calcext:value-type="float">
            <text:p>0</text:p>
          </table:table-cell>
          <table:table-cell table:formula="of:=([.A9]-[.B9])^2" office:value-type="float" office:value="10.1655226352964" calcext:value-type="float">
            <text:p>10.1655226353</text:p>
          </table:table-cell>
          <table:table-cell table:formula="of:=([.C9]-[.D9])^2" office:value-type="float" office:value="40.7185132348597" calcext:value-type="float">
            <text:p>40.7185132349</text:p>
          </table:table-cell>
          <table:table-cell table:formula="of:=[.G9]-[.H9]" office:value-type="float" office:value="-30.5529905995634" calcext:value-type="float">
            <text:p>-30.5529905996</text:p>
          </table:table-cell>
          <table:table-cell table:formula="of:=([.A9]-(([.B9]+[.D9])/2))^2" office:value-type="float" office:value="22.8935819946126" calcext:value-type="float">
            <text:p>22.8935819946</text:p>
          </table:table-cell>
          <table:table-cell table:formula="of:=([.A9]-99.19)^2"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75.26" calcext:value-type="float">
            <text:p>75.26</text:p>
          </table:table-cell>
          <table:table-cell office:value-type="float" office:value="78.3783416748047" calcext:value-type="float">
            <text:p>78.3783416748</text:p>
          </table:table-cell>
          <table:table-cell office:value-type="float" office:value="75.26" calcext:value-type="float">
            <text:p>75.26</text:p>
          </table:table-cell>
          <table:table-cell office:value-type="float" office:value="81.9927368164062" calcext:value-type="float">
            <text:p>81.9927368164</text:p>
          </table:table-cell>
          <table:table-cell/>
          <table:table-cell table:formula="of:=[.A10]-[.C10]" office:value-type="float" office:value="0" calcext:value-type="float">
            <text:p>0</text:p>
          </table:table-cell>
          <table:table-cell table:formula="of:=([.A10]-[.B10])^2" office:value-type="float" office:value="9.72405480082367" calcext:value-type="float">
            <text:p>9.7240548008</text:p>
          </table:table-cell>
          <table:table-cell table:formula="of:=([.C10]-[.D10])^2" office:value-type="float" office:value="45.3297450389921" calcext:value-type="float">
            <text:p>45.329745039</text:p>
          </table:table-cell>
          <table:table-cell table:formula="of:=[.G10]-[.H10]" office:value-type="float" office:value="-35.6056902381684" calcext:value-type="float">
            <text:p>-35.6056902382</text:p>
          </table:table-cell>
          <table:table-cell table:formula="of:=([.A10]-(([.B10]+[.D10])/2))^2" office:value-type="float" office:value="24.2609368599996" calcext:value-type="float">
            <text:p>24.26093686</text:p>
          </table:table-cell>
          <table:table-cell table:formula="of:=([.A10]-99.19)^2" office:value-type="float" office:value="572.6449" calcext:value-type="float">
            <text:p>572.6449</text:p>
          </table:table-cell>
        </table:table-row>
        <table:table-row table:style-name="ro1">
          <table:table-cell office:value-type="float" office:value="75.42" calcext:value-type="float">
            <text:p>75.42</text:p>
          </table:table-cell>
          <table:table-cell office:value-type="float" office:value="78.6703186035156" calcext:value-type="float">
            <text:p>78.6703186035</text:p>
          </table:table-cell>
          <table:table-cell office:value-type="float" office:value="75.42" calcext:value-type="float">
            <text:p>75.42</text:p>
          </table:table-cell>
          <table:table-cell office:value-type="float" office:value="78.0698318481445" calcext:value-type="float">
            <text:p>78.0698318481</text:p>
          </table:table-cell>
          <table:table-cell/>
          <table:table-cell table:formula="of:=[.A11]-[.C11]" office:value-type="float" office:value="0" calcext:value-type="float">
            <text:p>0</text:p>
          </table:table-cell>
          <table:table-cell table:formula="of:=([.A11]-[.B11])^2" office:value-type="float" office:value="10.5645710243598" calcext:value-type="float">
            <text:p>10.5645710244</text:p>
          </table:table-cell>
          <table:table-cell table:formula="of:=([.C11]-[.D11])^2" office:value-type="float" office:value="7.02160882344105" calcext:value-type="float">
            <text:p>7.0216088234</text:p>
          </table:table-cell>
          <table:table-cell table:formula="of:=[.G11]-[.H11]" office:value-type="float" office:value="3.5429622009187" calcext:value-type="float">
            <text:p>3.5429622009</text:p>
          </table:table-cell>
          <table:table-cell table:formula="of:=([.A11]-(([.B11]+[.D11])/2))^2" office:value-type="float" office:value="8.70294383805638" calcext:value-type="float">
            <text:p>8.7029438381</text:p>
          </table:table-cell>
          <table:table-cell table:formula="of:=([.A11]-99.19)^2" office:value-type="float" office:value="565.0129" calcext:value-type="float">
            <text:p>565.0129</text:p>
          </table:table-cell>
        </table:table-row>
        <table:table-row table:style-name="ro1">
          <table:table-cell office:value-type="float" office:value="75.86" calcext:value-type="float">
            <text:p>75.86</text:p>
          </table:table-cell>
          <table:table-cell office:value-type="float" office:value="78.1898956298828" calcext:value-type="float">
            <text:p>78.1898956299</text:p>
          </table:table-cell>
          <table:table-cell office:value-type="float" office:value="75.86" calcext:value-type="float">
            <text:p>75.86</text:p>
          </table:table-cell>
          <table:table-cell office:value-type="float" office:value="80.1714096069336" calcext:value-type="float">
            <text:p>80.1714096069</text:p>
          </table:table-cell>
          <table:table-cell/>
          <table:table-cell table:formula="of:=[.A12]-[.C12]" office:value-type="float" office:value="0" calcext:value-type="float">
            <text:p>0</text:p>
          </table:table-cell>
          <table:table-cell table:formula="of:=([.A12]-[.B12])^2" office:value-type="float" office:value="5.42841364614703" calcext:value-type="float">
            <text:p>5.4284136461</text:p>
          </table:table-cell>
          <table:table-cell table:formula="of:=([.C12]-[.D12])^2" office:value-type="float" office:value="18.5882527987593" calcext:value-type="float">
            <text:p>18.5882527988</text:p>
          </table:table-cell>
          <table:table-cell table:formula="of:=[.G12]-[.H12]" office:value-type="float" office:value="-13.1598391526123" calcext:value-type="float">
            <text:p>-13.1598391526</text:p>
          </table:table-cell>
          <table:table-cell table:formula="of:=([.A12]-(([.B12]+[.D12])/2))^2" office:value-type="float" office:value="11.0267338121413" calcext:value-type="float">
            <text:p>11.0267338121</text:p>
          </table:table-cell>
          <table:table-cell table:formula="of:=([.A12]-99.19)^2" office:value-type="float" office:value="544.2889" calcext:value-type="float">
            <text:p>544.2889</text:p>
          </table:table-cell>
        </table:table-row>
        <table:table-row table:style-name="ro1">
          <table:table-cell office:value-type="float" office:value="76.18" calcext:value-type="float">
            <text:p>76.18</text:p>
          </table:table-cell>
          <table:table-cell office:value-type="float" office:value="78.4190902709961" calcext:value-type="float">
            <text:p>78.419090271</text:p>
          </table:table-cell>
          <table:table-cell office:value-type="float" office:value="76.18" calcext:value-type="float">
            <text:p>76.18</text:p>
          </table:table-cell>
          <table:table-cell office:value-type="float" office:value="77.7976303100586" calcext:value-type="float">
            <text:p>77.7976303101</text:p>
          </table:table-cell>
          <table:table-cell/>
          <table:table-cell table:formula="of:=[.A13]-[.C13]" office:value-type="float" office:value="0" calcext:value-type="float">
            <text:p>0</text:p>
          </table:table-cell>
          <table:table-cell table:formula="of:=([.A13]-[.B13])^2" office:value-type="float" office:value="5.01352524166933" calcext:value-type="float">
            <text:p>5.0135252417</text:p>
          </table:table-cell>
          <table:table-cell table:formula="of:=([.C13]-[.D13])^2" office:value-type="float" office:value="2.61672782002024" calcext:value-type="float">
            <text:p>2.61672782</text:p>
          </table:table-cell>
          <table:table-cell table:formula="of:=[.G13]-[.H13]" office:value-type="float" office:value="2.39679742164909" calcext:value-type="float">
            <text:p>2.3967974216</text:p>
          </table:table-cell>
          <table:table-cell table:formula="of:=([.A13]-(([.B13]+[.D13])/2))^2" office:value-type="float" office:value="3.71857341008268" calcext:value-type="float">
            <text:p>3.7185734101</text:p>
          </table:table-cell>
          <table:table-cell table:formula="of:=([.A13]-99.19)^2" office:value-type="float" office:value="529.4601" calcext:value-type="float">
            <text:p>529.4601</text:p>
          </table:table-cell>
        </table:table-row>
        <table:table-row table:style-name="ro1">
          <table:table-cell office:value-type="float" office:value="76.27" calcext:value-type="float">
            <text:p>76.27</text:p>
          </table:table-cell>
          <table:table-cell office:value-type="float" office:value="78.5074844360352" calcext:value-type="float">
            <text:p>78.507484436</text:p>
          </table:table-cell>
          <table:table-cell office:value-type="float" office:value="76.27" calcext:value-type="float">
            <text:p>76.27</text:p>
          </table:table-cell>
          <table:table-cell office:value-type="float" office:value="78.0812377929688" calcext:value-type="float">
            <text:p>78.081237793</text:p>
          </table:table-cell>
          <table:table-cell/>
          <table:table-cell table:formula="of:=[.A14]-[.C14]" office:value-type="float" office:value="0" calcext:value-type="float">
            <text:p>0</text:p>
          </table:table-cell>
          <table:table-cell table:formula="of:=([.A14]-[.B14])^2" office:value-type="float" office:value="5.00633660149958" calcext:value-type="float">
            <text:p>5.0063366015</text:p>
          </table:table-cell>
          <table:table-cell table:formula="of:=([.C14]-[.D14])^2" office:value-type="float" office:value="3.28058234267832" calcext:value-type="float">
            <text:p>3.2805823427</text:p>
          </table:table-cell>
          <table:table-cell table:formula="of:=[.G14]-[.H14]" office:value-type="float" office:value="1.72575425882126" calcext:value-type="float">
            <text:p>1.7257542588</text:p>
          </table:table-cell>
          <table:table-cell table:formula="of:=([.A14]-(([.B14]+[.D14])/2))^2" office:value-type="float" office:value="4.09803792190761" calcext:value-type="float">
            <text:p>4.0980379219</text:p>
          </table:table-cell>
          <table:table-cell table:formula="of:=([.A14]-99.19)^2" office:value-type="float" office:value="525.3264" calcext:value-type="float">
            <text:p>525.3264</text:p>
          </table:table-cell>
        </table:table-row>
        <table:table-row table:style-name="ro1">
          <table:table-cell office:value-type="float" office:value="76.59" calcext:value-type="float">
            <text:p>76.59</text:p>
          </table:table-cell>
          <table:table-cell office:value-type="float" office:value="78.8211135864258" calcext:value-type="float">
            <text:p>78.8211135864</text:p>
          </table:table-cell>
          <table:table-cell office:value-type="float" office:value="76.59" calcext:value-type="float">
            <text:p>76.59</text:p>
          </table:table-cell>
          <table:table-cell office:value-type="float" office:value="81.1914672851563" calcext:value-type="float">
            <text:p>81.1914672852</text:p>
          </table:table-cell>
          <table:table-cell/>
          <table:table-cell table:formula="of:=[.A15]-[.C15]" office:value-type="float" office:value="0" calcext:value-type="float">
            <text:p>0</text:p>
          </table:table-cell>
          <table:table-cell table:formula="of:=([.A15]-[.B15])^2" office:value-type="float" office:value="4.9778678355337" calcext:value-type="float">
            <text:p>4.9778678355</text:p>
          </table:table-cell>
          <table:table-cell table:formula="of:=([.C15]-[.D15])^2" office:value-type="float" office:value="21.1735011763632" calcext:value-type="float">
            <text:p>21.1735011764</text:p>
          </table:table-cell>
          <table:table-cell table:formula="of:=[.G15]-[.H15]" office:value-type="float" office:value="-16.1956333408295" calcext:value-type="float">
            <text:p>-16.1956333408</text:p>
          </table:table-cell>
          <table:table-cell table:formula="of:=([.A15]-(([.B15]+[.D15])/2))^2" office:value-type="float" office:value="11.6710403416771" calcext:value-type="float">
            <text:p>11.6710403417</text:p>
          </table:table-cell>
          <table:table-cell table:formula="of:=([.A15]-99.19)^2" office:value-type="float" office:value="510.76" calcext:value-type="float">
            <text:p>510.76</text:p>
          </table:table-cell>
        </table:table-row>
        <table:table-row table:style-name="ro1">
          <table:table-cell office:value-type="float" office:value="76.64" calcext:value-type="float">
            <text:p>76.64</text:p>
          </table:table-cell>
          <table:table-cell office:value-type="float" office:value="79.2164840698242" calcext:value-type="float">
            <text:p>79.2164840698</text:p>
          </table:table-cell>
          <table:table-cell office:value-type="float" office:value="76.64" calcext:value-type="float">
            <text:p>76.64</text:p>
          </table:table-cell>
          <table:table-cell office:value-type="float" office:value="79.6256942749023" calcext:value-type="float">
            <text:p>79.6256942749</text:p>
          </table:table-cell>
          <table:table-cell/>
          <table:table-cell table:formula="of:=[.A16]-[.C16]" office:value-type="float" office:value="0" calcext:value-type="float">
            <text:p>0</text:p>
          </table:table-cell>
          <table:table-cell table:formula="of:=([.A16]-[.B16])^2" office:value-type="float" office:value="6.63827016205797" calcext:value-type="float">
            <text:p>6.6382701621</text:p>
          </table:table-cell>
          <table:table-cell table:formula="of:=([.C16]-[.D16])^2" office:value-type="float" office:value="8.91437030318463" calcext:value-type="float">
            <text:p>8.9143703032</text:p>
          </table:table-cell>
          <table:table-cell table:formula="of:=[.G16]-[.H16]" office:value-type="float" office:value="-2.27610014112666" calcext:value-type="float">
            <text:p>-2.2761001411</text:p>
          </table:table-cell>
          <table:table-cell table:formula="of:=([.A16]-(([.B16]+[.D16])/2))^2" office:value-type="float" office:value="7.73445698463628" calcext:value-type="float">
            <text:p>7.7344569846</text:p>
          </table:table-cell>
          <table:table-cell table:formula="of:=([.A16]-99.19)^2" office:value-type="float" office:value="508.5025" calcext:value-type="float">
            <text:p>508.5025</text:p>
          </table:table-cell>
        </table:table-row>
        <table:table-row table:style-name="ro1">
          <table:table-cell office:value-type="float" office:value="76.84" calcext:value-type="float">
            <text:p>76.84</text:p>
          </table:table-cell>
          <table:table-cell office:value-type="float" office:value="79.2599792480469" calcext:value-type="float">
            <text:p>79.259979248</text:p>
          </table:table-cell>
          <table:table-cell office:value-type="float" office:value="76.84" calcext:value-type="float">
            <text:p>76.84</text:p>
          </table:table-cell>
          <table:table-cell office:value-type="float" office:value="78.6509780883789" calcext:value-type="float">
            <text:p>78.6509780884</text:p>
          </table:table-cell>
          <table:table-cell/>
          <table:table-cell table:formula="of:=[.A17]-[.C17]" office:value-type="float" office:value="0" calcext:value-type="float">
            <text:p>0</text:p>
          </table:table-cell>
          <table:table-cell table:formula="of:=([.A17]-[.B17])^2" office:value-type="float" office:value="5.8562995609775" calcext:value-type="float">
            <text:p>5.856299561</text:p>
          </table:table-cell>
          <table:table-cell table:formula="of:=([.C17]-[.D17])^2" office:value-type="float" office:value="3.27964163658851" calcext:value-type="float">
            <text:p>3.2796416366</text:p>
          </table:table-cell>
          <table:table-cell table:formula="of:=[.G17]-[.H17]" office:value-type="float" office:value="2.576657924389" calcext:value-type="float">
            <text:p>2.5766579244</text:p>
          </table:table-cell>
          <table:table-cell table:formula="of:=([.A17]-(([.B17]+[.D17])/2))^2" office:value-type="float" office:value="4.47524999566377" calcext:value-type="float">
            <text:p>4.4752499957</text:p>
          </table:table-cell>
          <table:table-cell table:formula="of:=([.A17]-99.19)^2" office:value-type="float" office:value="499.5225" calcext:value-type="float">
            <text:p>499.5225</text:p>
          </table:table-cell>
        </table:table-row>
        <table:table-row table:style-name="ro1">
          <table:table-cell office:value-type="float" office:value="76.96" calcext:value-type="float">
            <text:p>76.96</text:p>
          </table:table-cell>
          <table:table-cell office:value-type="float" office:value="78.8211135864258" calcext:value-type="float">
            <text:p>78.8211135864</text:p>
          </table:table-cell>
          <table:table-cell office:value-type="float" office:value="76.96" calcext:value-type="float">
            <text:p>76.96</text:p>
          </table:table-cell>
          <table:table-cell office:value-type="float" office:value="83.2826690673828" calcext:value-type="float">
            <text:p>83.2826690674</text:p>
          </table:table-cell>
          <table:table-cell/>
          <table:table-cell table:formula="of:=[.A18]-[.C18]" office:value-type="float" office:value="0" calcext:value-type="float">
            <text:p>0</text:p>
          </table:table-cell>
          <table:table-cell table:formula="of:=([.A18]-[.B18])^2" office:value-type="float" office:value="3.46374378157866" calcext:value-type="float">
            <text:p>3.4637437816</text:p>
          </table:table-cell>
          <table:table-cell table:formula="of:=([.C18]-[.D18])^2" office:value-type="float" office:value="39.9761441356395" calcext:value-type="float">
            <text:p>39.9761441356</text:p>
          </table:table-cell>
          <table:table-cell table:formula="of:=[.G18]-[.H18]" office:value-type="float" office:value="-36.5124003540609" calcext:value-type="float">
            <text:p>-36.5124003541</text:p>
          </table:table-cell>
          <table:table-cell table:formula="of:=([.A18]-(([.B18]+[.D18])/2))^2" office:value-type="float" office:value="16.7435746311947" calcext:value-type="float">
            <text:p>16.7435746312</text:p>
          </table:table-cell>
          <table:table-cell table:formula="of:=([.A18]-99.19)^2" office:value-type="float" office:value="494.1729" calcext:value-type="float">
            <text:p>494.1729</text:p>
          </table:table-cell>
        </table:table-row>
        <table:table-row table:style-name="ro1">
          <table:table-cell office:value-type="float" office:value="76.99" calcext:value-type="float">
            <text:p>76.99</text:p>
          </table:table-cell>
          <table:table-cell office:value-type="float" office:value="78.3316879272461" calcext:value-type="float">
            <text:p>78.3316879272</text:p>
          </table:table-cell>
          <table:table-cell office:value-type="float" office:value="76.99" calcext:value-type="float">
            <text:p>76.99</text:p>
          </table:table-cell>
          <table:table-cell office:value-type="float" office:value="78.2469100952148" calcext:value-type="float">
            <text:p>78.2469100952</text:p>
          </table:table-cell>
          <table:table-cell/>
          <table:table-cell table:formula="of:=[.A19]-[.C19]" office:value-type="float" office:value="0" calcext:value-type="float">
            <text:p>0</text:p>
          </table:table-cell>
          <table:table-cell table:formula="of:=([.A19]-[.B19])^2" office:value-type="float" office:value="1.80012649411793" calcext:value-type="float">
            <text:p>1.8001264941</text:p>
          </table:table-cell>
          <table:table-cell table:formula="of:=([.C19]-[.D19])^2" office:value-type="float" office:value="1.579822987453" calcext:value-type="float">
            <text:p>1.5798229875</text:p>
          </table:table-cell>
          <table:table-cell table:formula="of:=[.G19]-[.H19]" office:value-type="float" office:value="0.220303506664933" calcext:value-type="float">
            <text:p>0.2203035067</text:p>
          </table:table-cell>
          <table:table-cell table:formula="of:=([.A19]-(([.B19]+[.D19])/2))^2" office:value-type="float" office:value="1.68817792058449" calcext:value-type="float">
            <text:p>1.6881779206</text:p>
          </table:table-cell>
          <table:table-cell table:formula="of:=([.A19]-99.19)^2" office:value-type="float" office:value="492.84" calcext:value-type="float">
            <text:p>492.84</text:p>
          </table:table-cell>
        </table:table-row>
        <table:table-row table:style-name="ro1">
          <table:table-cell office:value-type="float" office:value="77.42" calcext:value-type="float">
            <text:p>77.42</text:p>
          </table:table-cell>
          <table:table-cell office:value-type="float" office:value="78.4190902709961" calcext:value-type="float">
            <text:p>78.419090271</text:p>
          </table:table-cell>
          <table:table-cell office:value-type="float" office:value="77.42" calcext:value-type="float">
            <text:p>77.42</text:p>
          </table:table-cell>
          <table:table-cell office:value-type="float" office:value="77.8625640869141" calcext:value-type="float">
            <text:p>77.8625640869</text:p>
          </table:table-cell>
          <table:table-cell/>
          <table:table-cell table:formula="of:=[.A20]-[.C20]" office:value-type="float" office:value="0" calcext:value-type="float">
            <text:p>0</text:p>
          </table:table-cell>
          <table:table-cell table:formula="of:=([.A20]-[.B20])^2" office:value-type="float" office:value="0.998181369599045" calcext:value-type="float">
            <text:p>0.9981813696</text:p>
          </table:table-cell>
          <table:table-cell table:formula="of:=([.C20]-[.D20])^2" office:value-type="float" office:value="0.195862971026076" calcext:value-type="float">
            <text:p>0.195862971</text:p>
          </table:table-cell>
          <table:table-cell table:formula="of:=[.G20]-[.H20]" office:value-type="float" office:value="0.802318398572968" calcext:value-type="float">
            <text:p>0.8023183986</text:p>
          </table:table-cell>
          <table:table-cell table:formula="of:=([.A20]-(([.B20]+[.D20])/2))^2" office:value-type="float" office:value="0.519591821920334" calcext:value-type="float">
            <text:p>0.5195918219</text:p>
          </table:table-cell>
          <table:table-cell table:formula="of:=([.A20]-99.19)^2" office:value-type="float" office:value="473.9329" calcext:value-type="float">
            <text:p>473.9329</text:p>
          </table:table-cell>
        </table:table-row>
        <table:table-row table:style-name="ro1">
          <table:table-cell office:value-type="float" office:value="77.47" calcext:value-type="float">
            <text:p>77.47</text:p>
          </table:table-cell>
          <table:table-cell office:value-type="float" office:value="78.5573501586914" calcext:value-type="float">
            <text:p>78.5573501587</text:p>
          </table:table-cell>
          <table:table-cell office:value-type="float" office:value="77.47" calcext:value-type="float">
            <text:p>77.47</text:p>
          </table:table-cell>
          <table:table-cell office:value-type="float" office:value="77.5697250366211" calcext:value-type="float">
            <text:p>77.5697250366</text:p>
          </table:table-cell>
          <table:table-cell/>
          <table:table-cell table:formula="of:=[.A21]-[.C21]" office:value-type="float" office:value="0" calcext:value-type="float">
            <text:p>0</text:p>
          </table:table-cell>
          <table:table-cell table:formula="of:=([.A21]-[.B21])^2" office:value-type="float" office:value="1.18233036760623" calcext:value-type="float">
            <text:p>1.1823303676</text:p>
          </table:table-cell>
          <table:table-cell table:formula="of:=([.C21]-[.D21])^2" office:value-type="float" office:value="0.00994508292907872" calcext:value-type="float">
            <text:p>0.0099450829</text:p>
          </table:table-cell>
          <table:table-cell table:formula="of:=[.G21]-[.H21]" office:value-type="float" office:value="1.17238528467715" calcext:value-type="float">
            <text:p>1.1723852847</text:p>
          </table:table-cell>
          <table:table-cell table:formula="of:=([.A21]-(([.B21]+[.D21])/2))^2" office:value-type="float" office:value="0.352286879831554" calcext:value-type="float">
            <text:p>0.3522868798</text:p>
          </table:table-cell>
          <table:table-cell table:formula="of:=([.A21]-99.19)^2" office:value-type="float" office:value="471.7584" calcext:value-type="float">
            <text:p>471.7584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77.9508972167969" calcext:value-type="float">
            <text:p>77.9508972168</text:p>
          </table:table-cell>
          <table:table-cell office:value-type="float" office:value="77.5" calcext:value-type="float">
            <text:p>77.5</text:p>
          </table:table-cell>
          <table:table-cell office:value-type="float" office:value="76.7350921630859" calcext:value-type="float">
            <text:p>76.7350921631</text:p>
          </table:table-cell>
          <table:table-cell/>
          <table:table-cell table:formula="of:=[.A22]-[.C22]" office:value-type="float" office:value="0" calcext:value-type="float">
            <text:p>0</text:p>
          </table:table-cell>
          <table:table-cell table:formula="of:=([.A22]-[.B22])^2" office:value-type="float" office:value="0.203308300115168" calcext:value-type="float">
            <text:p>0.2033083001</text:p>
          </table:table-cell>
          <table:table-cell table:formula="of:=([.C22]-[.D22])^2" office:value-type="float" office:value="0.58508399897255" calcext:value-type="float">
            <text:p>0.585083999</text:p>
          </table:table-cell>
          <table:table-cell table:formula="of:=[.G22]-[.H22]" office:value-type="float" office:value="-0.381775698857382" calcext:value-type="float">
            <text:p>-0.3817756989</text:p>
          </table:table-cell>
          <table:table-cell table:formula="of:=([.A22]-(([.B22]+[.D22])/2))^2" office:value-type="float" office:value="0.0246506673865952" calcext:value-type="float">
            <text:p>0.0246506674</text:p>
          </table:table-cell>
          <table:table-cell table:formula="of:=([.A22]-99.19)^2" office:value-type="float" office:value="470.4561" calcext:value-type="float">
            <text:p>470.4561</text:p>
          </table:table-cell>
        </table:table-row>
        <table:table-row table:style-name="ro1">
          <table:table-cell office:value-type="float" office:value="77.505" calcext:value-type="float">
            <text:p>77.505</text:p>
          </table:table-cell>
          <table:table-cell office:value-type="float" office:value="79.2164840698242" calcext:value-type="float">
            <text:p>79.2164840698</text:p>
          </table:table-cell>
          <table:table-cell office:value-type="float" office:value="77.505" calcext:value-type="float">
            <text:p>77.505</text:p>
          </table:table-cell>
          <table:table-cell office:value-type="float" office:value="79.7230377197266" calcext:value-type="float">
            <text:p>79.7230377197</text:p>
          </table:table-cell>
          <table:table-cell/>
          <table:table-cell table:formula="of:=[.A23]-[.C23]" office:value-type="float" office:value="0" calcext:value-type="float">
            <text:p>0</text:p>
          </table:table-cell>
          <table:table-cell table:formula="of:=([.A23]-[.B23])^2" office:value-type="float" office:value="2.92917772126209" calcext:value-type="float">
            <text:p>2.9291777213</text:p>
          </table:table-cell>
          <table:table-cell table:formula="of:=([.C23]-[.D23])^2" office:value-type="float" office:value="4.91969132612983" calcext:value-type="float">
            <text:p>4.9196913261</text:p>
          </table:table-cell>
          <table:table-cell table:formula="of:=[.G23]-[.H23]" office:value-type="float" office:value="-1.99051360486774" calcext:value-type="float">
            <text:p>-1.9905136049</text:p>
          </table:table-cell>
          <table:table-cell table:formula="of:=([.A23]-(([.B23]+[.D23])/2))^2" office:value-type="float" office:value="3.86028537363861" calcext:value-type="float">
            <text:p>3.8602853736</text:p>
          </table:table-cell>
          <table:table-cell table:formula="of:=([.A23]-99.19)^2" office:value-type="float" office:value="470.239225" calcext:value-type="float">
            <text:p>470.239225</text:p>
          </table:table-cell>
        </table:table-row>
        <table:table-row table:style-name="ro1">
          <table:table-cell office:value-type="float" office:value="77.69" calcext:value-type="float">
            <text:p>77.69</text:p>
          </table:table-cell>
          <table:table-cell office:value-type="float" office:value="79.2164840698242" calcext:value-type="float">
            <text:p>79.2164840698</text:p>
          </table:table-cell>
          <table:table-cell office:value-type="float" office:value="77.69" calcext:value-type="float">
            <text:p>77.69</text:p>
          </table:table-cell>
          <table:table-cell office:value-type="float" office:value="80.8582763671875" calcext:value-type="float">
            <text:p>80.8582763672</text:p>
          </table:table-cell>
          <table:table-cell/>
          <table:table-cell table:formula="of:=[.A24]-[.C24]" office:value-type="float" office:value="0" calcext:value-type="float">
            <text:p>0</text:p>
          </table:table-cell>
          <table:table-cell table:formula="of:=([.A24]-[.B24])^2" office:value-type="float" office:value="2.33015361542712" calcext:value-type="float">
            <text:p>2.3301536154</text:p>
          </table:table-cell>
          <table:table-cell table:formula="of:=([.C24]-[.D24])^2" office:value-type="float" office:value="10.0379751388788" calcext:value-type="float">
            <text:p>10.0379751389</text:p>
          </table:table-cell>
          <table:table-cell table:formula="of:=[.G24]-[.H24]" office:value-type="float" office:value="-7.70782152345172" calcext:value-type="float">
            <text:p>-7.7078215235</text:p>
          </table:table-cell>
          <table:table-cell table:formula="of:=([.A24]-(([.B24]+[.D24])/2))^2" office:value-type="float" office:value="5.51019389023263" calcext:value-type="float">
            <text:p>5.5101938902</text:p>
          </table:table-cell>
          <table:table-cell table:formula="of:=([.A24]-99.19)^2" office:value-type="float" office:value="462.25" calcext:value-type="float">
            <text:p>462.25</text:p>
          </table:table-cell>
        </table:table-row>
        <table:table-row table:style-name="ro1">
          <table:table-cell office:value-type="float" office:value="77.77" calcext:value-type="float">
            <text:p>77.77</text:p>
          </table:table-cell>
          <table:table-cell office:value-type="float" office:value="77.5259628295899" calcext:value-type="float">
            <text:p>77.5259628296</text:p>
          </table:table-cell>
          <table:table-cell office:value-type="float" office:value="77.77" calcext:value-type="float">
            <text:p>77.77</text:p>
          </table:table-cell>
          <table:table-cell office:value-type="float" office:value="79.4335632324219" calcext:value-type="float">
            <text:p>79.4335632324</text:p>
          </table:table-cell>
          <table:table-cell/>
          <table:table-cell table:formula="of:=[.A25]-[.C25]" office:value-type="float" office:value="0" calcext:value-type="float">
            <text:p>0</text:p>
          </table:table-cell>
          <table:table-cell table:formula="of:=([.A25]-[.B25])^2" office:value-type="float" office:value="0.0595541405417937" calcext:value-type="float">
            <text:p>0.0595541405</text:p>
          </table:table-cell>
          <table:table-cell table:formula="of:=([.C25]-[.D25])^2" office:value-type="float" office:value="2.76744262826593" calcext:value-type="float">
            <text:p>2.7674426283</text:p>
          </table:table-cell>
          <table:table-cell table:formula="of:=[.G25]-[.H25]" office:value-type="float" office:value="-2.70788848772414" calcext:value-type="float">
            <text:p>-2.7078884877</text:p>
          </table:table-cell>
          <table:table-cell table:formula="of:=([.A25]-(([.B25]+[.D25])/2))^2" office:value-type="float" office:value="0.50376356018263" calcext:value-type="float">
            <text:p>0.5037635602</text:p>
          </table:table-cell>
          <table:table-cell table:formula="of:=([.A25]-99.19)^2" office:value-type="float" office:value="458.8164" calcext:value-type="float">
            <text:p>458.8164</text:p>
          </table:table-cell>
        </table:table-row>
        <table:table-row table:style-name="ro1">
          <table:table-cell office:value-type="float" office:value="77.86" calcext:value-type="float">
            <text:p>77.86</text:p>
          </table:table-cell>
          <table:table-cell office:value-type="float" office:value="78.658088684082" calcext:value-type="float">
            <text:p>78.6580886841</text:p>
          </table:table-cell>
          <table:table-cell office:value-type="float" office:value="77.86" calcext:value-type="float">
            <text:p>77.86</text:p>
          </table:table-cell>
          <table:table-cell office:value-type="float" office:value="79.3534622192383" calcext:value-type="float">
            <text:p>79.3534622192</text:p>
          </table:table-cell>
          <table:table-cell/>
          <table:table-cell table:formula="of:=[.A26]-[.C26]" office:value-type="float" office:value="0" calcext:value-type="float">
            <text:p>0</text:p>
          </table:table-cell>
          <table:table-cell table:formula="of:=([.A26]-[.B26])^2" office:value-type="float" office:value="0.636945547659789" calcext:value-type="float">
            <text:p>0.6369455477</text:p>
          </table:table-cell>
          <table:table-cell table:formula="of:=([.C26]-[.D26])^2" office:value-type="float" office:value="2.23042940029213" calcext:value-type="float">
            <text:p>2.2304294003</text:p>
          </table:table-cell>
          <table:table-cell table:formula="of:=[.G26]-[.H26]" office:value-type="float" office:value="-1.59348385263234" calcext:value-type="float">
            <text:p>-1.5934838526</text:p>
          </table:table-cell>
          <table:table-cell table:formula="of:=([.A26]-(([.B26]+[.D26])/2))^2" office:value-type="float" office:value="1.31280138562704" calcext:value-type="float">
            <text:p>1.3128013856</text:p>
          </table:table-cell>
          <table:table-cell table:formula="of:=([.A26]-99.19)^2" office:value-type="float" office:value="454.9689" calcext:value-type="float">
            <text:p>454.9689</text:p>
          </table:table-cell>
        </table:table-row>
        <table:table-row table:style-name="ro1">
          <table:table-cell office:value-type="float" office:value="78.225" calcext:value-type="float">
            <text:p>78.225</text:p>
          </table:table-cell>
          <table:table-cell office:value-type="float" office:value="79.1369934082031" calcext:value-type="float">
            <text:p>79.1369934082</text:p>
          </table:table-cell>
          <table:table-cell office:value-type="float" office:value="78.225" calcext:value-type="float">
            <text:p>78.225</text:p>
          </table:table-cell>
          <table:table-cell office:value-type="float" office:value="79.4860534667969" calcext:value-type="float">
            <text:p>79.4860534668</text:p>
          </table:table-cell>
          <table:table-cell/>
          <table:table-cell table:formula="of:=[.A27]-[.C27]" office:value-type="float" office:value="0" calcext:value-type="float">
            <text:p>0</text:p>
          </table:table-cell>
          <table:table-cell table:formula="of:=([.A27]-[.B27])^2" office:value-type="float" office:value="0.831731976605962" calcext:value-type="float">
            <text:p>0.8317319766</text:p>
          </table:table-cell>
          <table:table-cell table:formula="of:=([.C27]-[.D27])^2" office:value-type="float" office:value="1.59025584612043" calcext:value-type="float">
            <text:p>1.5902558461</text:p>
          </table:table-cell>
          <table:table-cell table:formula="of:=[.G27]-[.H27]" office:value-type="float" office:value="-0.758523869514469" calcext:value-type="float">
            <text:p>-0.7585238695</text:p>
          </table:table-cell>
          <table:table-cell table:formula="of:=([.A27]-(([.B27]+[.D27])/2))^2" office:value-type="float" office:value="1.18053318023683" calcext:value-type="float">
            <text:p>1.1805331802</text:p>
          </table:table-cell>
          <table:table-cell table:formula="of:=([.A27]-99.19)^2" office:value-type="float" office:value="439.531225" calcext:value-type="float">
            <text:p>439.531225</text:p>
          </table:table-cell>
        </table:table-row>
        <table:table-row table:style-name="ro1">
          <table:table-cell office:value-type="float" office:value="79.81" calcext:value-type="float">
            <text:p>79.81</text:p>
          </table:table-cell>
          <table:table-cell office:value-type="float" office:value="79.4591979980469" calcext:value-type="float">
            <text:p>79.459197998</text:p>
          </table:table-cell>
          <table:table-cell office:value-type="float" office:value="79.81" calcext:value-type="float">
            <text:p>79.81</text:p>
          </table:table-cell>
          <table:table-cell office:value-type="float" office:value="79.7322540283203" calcext:value-type="float">
            <text:p>79.7322540283</text:p>
          </table:table-cell>
          <table:table-cell/>
          <table:table-cell table:formula="of:=[.A28]-[.C28]" office:value-type="float" office:value="0" calcext:value-type="float">
            <text:p>0</text:p>
          </table:table-cell>
          <table:table-cell table:formula="of:=([.A28]-[.B28])^2" office:value-type="float" office:value="0.123062044574322" calcext:value-type="float">
            <text:p>0.1230620446</text:p>
          </table:table-cell>
          <table:table-cell table:formula="of:=([.C28]-[.D28])^2" office:value-type="float" office:value="0.00604443611241913" calcext:value-type="float">
            <text:p>0.0060444361</text:p>
          </table:table-cell>
          <table:table-cell table:formula="of:=[.G28]-[.H28]" office:value-type="float" office:value="0.117017608461903" calcext:value-type="float">
            <text:p>0.1170176085</text:p>
          </table:table-cell>
          <table:table-cell table:formula="of:=([.A28]-(([.B28]+[.D28])/2))^2" office:value-type="float" office:value="0.0459133414261984" calcext:value-type="float">
            <text:p>0.0459133414</text:p>
          </table:table-cell>
          <table:table-cell table:formula="of:=([.A28]-99.19)^2" office:value-type="float" office:value="375.5844" calcext:value-type="float">
            <text:p>375.5844</text:p>
          </table:table-cell>
        </table:table-row>
        <table:table-row table:style-name="ro1">
          <table:table-cell office:value-type="float" office:value="80.01" calcext:value-type="float">
            <text:p>80.01</text:p>
          </table:table-cell>
          <table:table-cell office:value-type="float" office:value="78.6307907104492" calcext:value-type="float">
            <text:p>78.6307907104</text:p>
          </table:table-cell>
          <table:table-cell office:value-type="float" office:value="80.01" calcext:value-type="float">
            <text:p>80.01</text:p>
          </table:table-cell>
          <table:table-cell office:value-type="float" office:value="77.2611618041992" calcext:value-type="float">
            <text:p>77.2611618042</text:p>
          </table:table-cell>
          <table:table-cell/>
          <table:table-cell table:formula="of:=[.A29]-[.C29]" office:value-type="float" office:value="0" calcext:value-type="float">
            <text:p>0</text:p>
          </table:table-cell>
          <table:table-cell table:formula="of:=([.A29]-[.B29])^2" office:value-type="float" office:value="1.90221826438319" calcext:value-type="float">
            <text:p>1.9022182644</text:p>
          </table:table-cell>
          <table:table-cell table:formula="of:=([.C29]-[.D29])^2" office:value-type="float" office:value="7.55611142669332" calcext:value-type="float">
            <text:p>7.5561114267</text:p>
          </table:table-cell>
          <table:table-cell table:formula="of:=[.G29]-[.H29]" office:value-type="float" office:value="-5.65389316231014" calcext:value-type="float">
            <text:p>-5.6538931623</text:p>
          </table:table-cell>
          <table:table-cell table:formula="of:=([.A29]-(([.B29]+[.D29])/2))^2" office:value-type="float" office:value="4.26019401032936" calcext:value-type="float">
            <text:p>4.2601940103</text:p>
          </table:table-cell>
          <table:table-cell table:formula="of:=([.A29]-99.19)^2" office:value-type="float" office:value="367.8724" calcext:value-type="float">
            <text:p>367.8724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78.1017456054687" calcext:value-type="float">
            <text:p>78.1017456055</text:p>
          </table:table-cell>
          <table:table-cell office:value-type="float" office:value="80.2" calcext:value-type="float">
            <text:p>80.2</text:p>
          </table:table-cell>
          <table:table-cell office:value-type="float" office:value="77.7357559204102" calcext:value-type="float">
            <text:p>77.7357559204</text:p>
          </table:table-cell>
          <table:table-cell/>
          <table:table-cell table:formula="of:=[.A30]-[.C30]" office:value-type="float" office:value="0" calcext:value-type="float">
            <text:p>0</text:p>
          </table:table-cell>
          <table:table-cell table:formula="of:=([.A30]-[.B30])^2" office:value-type="float" office:value="4.40267150416971" calcext:value-type="float">
            <text:p>4.4026715042</text:p>
          </table:table-cell>
          <table:table-cell table:formula="of:=([.C30]-[.D30])^2" office:value-type="float" office:value="6.07249888379361" calcext:value-type="float">
            <text:p>6.0724988838</text:p>
          </table:table-cell>
          <table:table-cell table:formula="of:=[.G30]-[.H30]" office:value-type="float" office:value="-1.6698273796239" calcext:value-type="float">
            <text:p>-1.6698273796</text:p>
          </table:table-cell>
          <table:table-cell table:formula="of:=([.A30]-(([.B30]+[.D30])/2))^2" office:value-type="float" office:value="5.20409808158934" calcext:value-type="float">
            <text:p>5.2040980816</text:p>
          </table:table-cell>
          <table:table-cell table:formula="of:=([.A30]-99.19)^2" office:value-type="float" office:value="360.6201" calcext:value-type="float">
            <text:p>360.6201</text:p>
          </table:table-cell>
        </table:table-row>
        <table:table-row table:style-name="ro1">
          <table:table-cell office:value-type="float" office:value="80.34" calcext:value-type="float">
            <text:p>80.34</text:p>
          </table:table-cell>
          <table:table-cell office:value-type="float" office:value="79.1369934082031" calcext:value-type="float">
            <text:p>79.1369934082</text:p>
          </table:table-cell>
          <table:table-cell office:value-type="float" office:value="80.34" calcext:value-type="float">
            <text:p>80.34</text:p>
          </table:table-cell>
          <table:table-cell office:value-type="float" office:value="79.6524505615234" calcext:value-type="float">
            <text:p>79.6524505615</text:p>
          </table:table-cell>
          <table:table-cell/>
          <table:table-cell table:formula="of:=[.A31]-[.C31]" office:value-type="float" office:value="0" calcext:value-type="float">
            <text:p>0</text:p>
          </table:table-cell>
          <table:table-cell table:formula="of:=([.A31]-[.B31])^2" office:value-type="float" office:value="1.44722485990674" calcext:value-type="float">
            <text:p>1.4472248599</text:p>
          </table:table-cell>
          <table:table-cell table:formula="of:=([.C31]-[.D31])^2" office:value-type="float" office:value="0.472724230349441" calcext:value-type="float">
            <text:p>0.4727242303</text:p>
          </table:table-cell>
          <table:table-cell table:formula="of:=[.G31]-[.H31]" office:value-type="float" office:value="0.9745006295573" calcext:value-type="float">
            <text:p>0.9745006296</text:p>
          </table:table-cell>
          <table:table-cell table:formula="of:=([.A31]-(([.B31]+[.D31])/2))^2" office:value-type="float" office:value="0.893550525900821" calcext:value-type="float">
            <text:p>0.8935505259</text:p>
          </table:table-cell>
          <table:table-cell table:formula="of:=([.A31]-99.19)^2" office:value-type="float" office:value="355.3225" calcext:value-type="float">
            <text:p>355.3225</text:p>
          </table:table-cell>
        </table:table-row>
        <table:table-row table:style-name="ro1">
          <table:table-cell office:value-type="float" office:value="80.44" calcext:value-type="float">
            <text:p>80.44</text:p>
          </table:table-cell>
          <table:table-cell office:value-type="float" office:value="79.8575973510742" calcext:value-type="float">
            <text:p>79.8575973511</text:p>
          </table:table-cell>
          <table:table-cell office:value-type="float" office:value="80.44" calcext:value-type="float">
            <text:p>80.44</text:p>
          </table:table-cell>
          <table:table-cell office:value-type="float" office:value="77.8302841186523" calcext:value-type="float">
            <text:p>77.8302841187</text:p>
          </table:table-cell>
          <table:table-cell/>
          <table:table-cell table:formula="of:=[.A32]-[.C32]" office:value-type="float" office:value="0" calcext:value-type="float">
            <text:p>0</text:p>
          </table:table-cell>
          <table:table-cell table:formula="of:=([.A32]-[.B32])^2" office:value-type="float" office:value="0.339192845475764" calcext:value-type="float">
            <text:p>0.3391928455</text:p>
          </table:table-cell>
          <table:table-cell table:formula="of:=([.C32]-[.D32])^2" office:value-type="float" office:value="6.81061698135816" calcext:value-type="float">
            <text:p>6.8106169814</text:p>
          </table:table-cell>
          <table:table-cell table:formula="of:=[.G32]-[.H32]" office:value-type="float" office:value="-6.4714241358824" calcext:value-type="float">
            <text:p>-6.4714241359</text:p>
          </table:table-cell>
          <table:table-cell table:formula="of:=([.A32]-(([.B32]+[.D32])/2))^2" office:value-type="float" office:value="2.54740517782876" calcext:value-type="float">
            <text:p>2.5474051778</text:p>
          </table:table-cell>
          <table:table-cell table:formula="of:=([.A32]-99.19)^2" office:value-type="float" office:value="351.5625" calcext:value-type="float">
            <text:p>351.5625</text:p>
          </table:table-cell>
        </table:table-row>
        <table:table-row table:style-name="ro1">
          <table:table-cell office:value-type="float" office:value="81.08" calcext:value-type="float">
            <text:p>81.08</text:p>
          </table:table-cell>
          <table:table-cell office:value-type="float" office:value="78.1017456054687" calcext:value-type="float">
            <text:p>78.1017456055</text:p>
          </table:table-cell>
          <table:table-cell office:value-type="float" office:value="81.08" calcext:value-type="float">
            <text:p>81.08</text:p>
          </table:table-cell>
          <table:table-cell office:value-type="float" office:value="77.8695220947266" calcext:value-type="float">
            <text:p>77.8695220947</text:p>
          </table:table-cell>
          <table:table-cell/>
          <table:table-cell table:formula="of:=[.A33]-[.C33]" office:value-type="float" office:value="0" calcext:value-type="float">
            <text:p>0</text:p>
          </table:table-cell>
          <table:table-cell table:formula="of:=([.A33]-[.B33])^2" office:value-type="float" office:value="8.86999923854469" calcext:value-type="float">
            <text:p>8.8699992385</text:p>
          </table:table-cell>
          <table:table-cell table:formula="of:=([.C33]-[.D33])^2" office:value-type="float" office:value="10.3071683802489" calcext:value-type="float">
            <text:p>10.3071683802</text:p>
          </table:table-cell>
          <table:table-cell table:formula="of:=[.G33]-[.H33]" office:value-type="float" office:value="-1.43716914170422" calcext:value-type="float">
            <text:p>-1.4371691417</text:p>
          </table:table-cell>
          <table:table-cell table:formula="of:=([.A33]-(([.B33]+[.D33])/2))^2" office:value-type="float" office:value="9.57510186966144" calcext:value-type="float">
            <text:p>9.5751018697</text:p>
          </table:table-cell>
          <table:table-cell table:formula="of:=([.A33]-99.19)^2" office:value-type="float" office:value="327.9721" calcext:value-type="float">
            <text:p>327.9721</text:p>
          </table:table-cell>
        </table:table-row>
        <table:table-row table:style-name="ro1">
          <table:table-cell office:value-type="float" office:value="81.96" calcext:value-type="float">
            <text:p>81.96</text:p>
          </table:table-cell>
          <table:table-cell office:value-type="float" office:value="78.4190902709961" calcext:value-type="float">
            <text:p>78.419090271</text:p>
          </table:table-cell>
          <table:table-cell office:value-type="float" office:value="81.96" calcext:value-type="float">
            <text:p>81.96</text:p>
          </table:table-cell>
          <table:table-cell office:value-type="float" office:value="76.7964859008789" calcext:value-type="float">
            <text:p>76.7964859009</text:p>
          </table:table-cell>
          <table:table-cell/>
          <table:table-cell table:formula="of:=[.A34]-[.C34]" office:value-type="float" office:value="0" calcext:value-type="float">
            <text:p>0</text:p>
          </table:table-cell>
          <table:table-cell table:formula="of:=([.A34]-[.B34])^2" office:value-type="float" office:value="12.5380417089545" calcext:value-type="float">
            <text:p>12.538041709</text:p>
          </table:table-cell>
          <table:table-cell table:formula="of:=([.C34]-[.D34])^2" office:value-type="float" office:value="26.6618778518223" calcext:value-type="float">
            <text:p>26.6618778518</text:p>
          </table:table-cell>
          <table:table-cell table:formula="of:=[.G34]-[.H34]" office:value-type="float" office:value="-14.1238361428678" calcext:value-type="float">
            <text:p>-14.1238361429</text:p>
          </table:table-cell>
          <table:table-cell table:formula="of:=([.A34]-(([.B34]+[.D34])/2))^2" office:value-type="float" office:value="18.9417485449075" calcext:value-type="float">
            <text:p>18.9417485449</text:p>
          </table:table-cell>
          <table:table-cell table:formula="of:=([.A34]-99.19)^2" office:value-type="float" office:value="296.8729" calcext:value-type="float">
            <text:p>296.8729</text:p>
          </table:table-cell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78.4385604858398" calcext:value-type="float">
            <text:p>78.4385604858</text:p>
          </table:table-cell>
          <table:table-cell office:value-type="float" office:value="82.2" calcext:value-type="float">
            <text:p>82.2</text:p>
          </table:table-cell>
          <table:table-cell office:value-type="float" office:value="78.3192596435547" calcext:value-type="float">
            <text:p>78.3192596436</text:p>
          </table:table-cell>
          <table:table-cell/>
          <table:table-cell table:formula="of:=[.A35]-[.C35]" office:value-type="float" office:value="0" calcext:value-type="float">
            <text:p>0</text:p>
          </table:table-cell>
          <table:table-cell table:formula="of:=([.A35]-[.B35])^2" office:value-type="float" office:value="14.1484272186854" calcext:value-type="float">
            <text:p>14.1484272187</text:p>
          </table:table-cell>
          <table:table-cell table:formula="of:=([.C35]-[.D35])^2" office:value-type="float" office:value="15.0601457141433" calcext:value-type="float">
            <text:p>15.0601457141</text:p>
          </table:table-cell>
          <table:table-cell table:formula="of:=[.G35]-[.H35]" office:value-type="float" office:value="-0.911718495457899" calcext:value-type="float">
            <text:p>-0.9117184955</text:p>
          </table:table-cell>
          <table:table-cell table:formula="of:=([.A35]-(([.B35]+[.D35])/2))^2" office:value-type="float" office:value="14.6007282936719" calcext:value-type="float">
            <text:p>14.6007282937</text:p>
          </table:table-cell>
          <table:table-cell table:formula="of:=([.A35]-99.19)^2" office:value-type="float" office:value="288.6601" calcext:value-type="float">
            <text:p>288.6601</text:p>
          </table:table-cell>
        </table:table-row>
        <table:table-row table:style-name="ro1">
          <table:table-cell office:value-type="float" office:value="83.09" calcext:value-type="float">
            <text:p>83.09</text:p>
          </table:table-cell>
          <table:table-cell office:value-type="float" office:value="78.4190902709961" calcext:value-type="float">
            <text:p>78.419090271</text:p>
          </table:table-cell>
          <table:table-cell office:value-type="float" office:value="83.09" calcext:value-type="float">
            <text:p>83.09</text:p>
          </table:table-cell>
          <table:table-cell office:value-type="float" office:value="79.4053497314453" calcext:value-type="float">
            <text:p>79.4053497314</text:p>
          </table:table-cell>
          <table:table-cell/>
          <table:table-cell table:formula="of:=[.A36]-[.C36]" office:value-type="float" office:value="0" calcext:value-type="float">
            <text:p>0</text:p>
          </table:table-cell>
          <table:table-cell table:formula="of:=([.A36]-[.B36])^2" office:value-type="float" office:value="21.8173976965034" calcext:value-type="float">
            <text:p>21.8173976965</text:p>
          </table:table-cell>
          <table:table-cell table:formula="of:=([.C36]-[.D36])^2" office:value-type="float" office:value="13.5766476015602" calcext:value-type="float">
            <text:p>13.5766476016</text:p>
          </table:table-cell>
          <table:table-cell table:formula="of:=[.G36]-[.H36]" office:value-type="float" office:value="8.24075009494322" calcext:value-type="float">
            <text:p>8.2407500949</text:p>
          </table:table-cell>
          <table:table-cell table:formula="of:=([.A36]-(([.B36]+[.D36])/2))^2" office:value-type="float" office:value="17.4538457182004" calcext:value-type="float">
            <text:p>17.4538457182</text:p>
          </table:table-cell>
          <table:table-cell table:formula="of:=([.A36]-99.19)^2" office:value-type="float" office:value="259.21" calcext:value-type="float">
            <text:p>259.21</text:p>
          </table:table-cell>
        </table:table-row>
        <table:table-row table:style-name="ro1">
          <table:table-cell office:value-type="float" office:value="84.15" calcext:value-type="float">
            <text:p>84.15</text:p>
          </table:table-cell>
          <table:table-cell office:value-type="float" office:value="78.5821151733398" calcext:value-type="float">
            <text:p>78.5821151733</text:p>
          </table:table-cell>
          <table:table-cell office:value-type="float" office:value="84.15" calcext:value-type="float">
            <text:p>84.15</text:p>
          </table:table-cell>
          <table:table-cell office:value-type="float" office:value="77.6600494384766" calcext:value-type="float">
            <text:p>77.6600494385</text:p>
          </table:table-cell>
          <table:table-cell/>
          <table:table-cell table:formula="of:=[.A37]-[.C37]" office:value-type="float" office:value="0" calcext:value-type="float">
            <text:p>0</text:p>
          </table:table-cell>
          <table:table-cell table:formula="of:=([.A37]-[.B37])^2" office:value-type="float" office:value="31.0013414429525" calcext:value-type="float">
            <text:p>31.001341443</text:p>
          </table:table-cell>
          <table:table-cell table:formula="of:=([.C37]-[.D37])^2" office:value-type="float" office:value="42.1194582910185" calcext:value-type="float">
            <text:p>42.119458291</text:p>
          </table:table-cell>
          <table:table-cell table:formula="of:=[.G37]-[.H37]" office:value-type="float" office:value="-11.118116848066" calcext:value-type="float">
            <text:p>-11.1181168481</text:p>
          </table:table-cell>
          <table:table-cell table:formula="of:=([.A37]-(([.B37]+[.D37])/2))^2" office:value-type="float" office:value="36.3478485621332" calcext:value-type="float">
            <text:p>36.3478485621</text:p>
          </table:table-cell>
          <table:table-cell table:formula="of:=([.A37]-99.19)^2" office:value-type="float" office:value="226.2016" calcext:value-type="float">
            <text:p>226.2016</text:p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78.1017456054687" calcext:value-type="float">
            <text:p>78.1017456055</text:p>
          </table:table-cell>
          <table:table-cell office:value-type="float" office:value="84.2" calcext:value-type="float">
            <text:p>84.2</text:p>
          </table:table-cell>
          <table:table-cell office:value-type="float" office:value="77.5484390258789" calcext:value-type="float">
            <text:p>77.5484390259</text:p>
          </table:table-cell>
          <table:table-cell/>
          <table:table-cell table:formula="of:=[.A38]-[.C38]" office:value-type="float" office:value="0" calcext:value-type="float">
            <text:p>0</text:p>
          </table:table-cell>
          <table:table-cell table:formula="of:=([.A38]-[.B38])^2" office:value-type="float" office:value="37.1887066604197" calcext:value-type="float">
            <text:p>37.1887066604</text:p>
          </table:table-cell>
          <table:table-cell table:formula="of:=([.C38]-[.D38])^2" office:value-type="float" office:value="44.2432633924508" calcext:value-type="float">
            <text:p>44.2432633925</text:p>
          </table:table-cell>
          <table:table-cell table:formula="of:=[.G38]-[.H38]" office:value-type="float" office:value="-7.05455673203105" calcext:value-type="float">
            <text:p>-7.054556732</text:p>
          </table:table-cell>
          <table:table-cell table:formula="of:=([.A38]-(([.B38]+[.D38])/2))^2" office:value-type="float" office:value="40.6394479836809" calcext:value-type="float">
            <text:p>40.6394479837</text:p>
          </table:table-cell>
          <table:table-cell table:formula="of:=([.A38]-99.19)^2" office:value-type="float" office:value="224.7001" calcext:value-type="float">
            <text:p>224.7001</text:p>
          </table:table-cell>
        </table:table-row>
        <table:table-row table:style-name="ro1">
          <table:table-cell office:value-type="float" office:value="84.42" calcext:value-type="float">
            <text:p>84.42</text:p>
          </table:table-cell>
          <table:table-cell office:value-type="float" office:value="92.0178146362305" calcext:value-type="float">
            <text:p>92.0178146362</text:p>
          </table:table-cell>
          <table:table-cell office:value-type="float" office:value="84.42" calcext:value-type="float">
            <text:p>84.42</text:p>
          </table:table-cell>
          <table:table-cell office:value-type="float" office:value="95.0037612915039" calcext:value-type="float">
            <text:p>95.0037612915</text:p>
          </table:table-cell>
          <table:table-cell/>
          <table:table-cell table:formula="of:=[.A39]-[.C39]" office:value-type="float" office:value="0" calcext:value-type="float">
            <text:p>0</text:p>
          </table:table-cell>
          <table:table-cell table:formula="of:=([.A39]-[.B39])^2" office:value-type="float" office:value="57.7267872465179" calcext:value-type="float">
            <text:p>57.7267872465</text:p>
          </table:table-cell>
          <table:table-cell table:formula="of:=([.C39]-[.D39])^2" office:value-type="float" office:value="112.016003075536" calcext:value-type="float">
            <text:p>112.0160030755</text:p>
          </table:table-cell>
          <table:table-cell table:formula="of:=[.G39]-[.H39]" office:value-type="float" office:value="-54.2892158290185" calcext:value-type="float">
            <text:p>-54.289215829</text:p>
          </table:table-cell>
          <table:table-cell table:formula="of:=([.A39]-(([.B39]+[.D39])/2))^2" office:value-type="float" office:value="82.6424258039925" calcext:value-type="float">
            <text:p>82.642425804</text:p>
          </table:table-cell>
          <table:table-cell table:formula="of:=([.A39]-99.19)^2" office:value-type="float" office:value="218.1529" calcext:value-type="float">
            <text:p>218.1529</text:p>
          </table:table-cell>
        </table:table-row>
        <table:table-row table:style-name="ro1">
          <table:table-cell office:value-type="float" office:value="84.72" calcext:value-type="float">
            <text:p>84.72</text:p>
          </table:table-cell>
          <table:table-cell office:value-type="float" office:value="92.1572570800781" calcext:value-type="float">
            <text:p>92.1572570801</text:p>
          </table:table-cell>
          <table:table-cell office:value-type="float" office:value="84.72" calcext:value-type="float">
            <text:p>84.72</text:p>
          </table:table-cell>
          <table:table-cell office:value-type="float" office:value="95.0167999267578" calcext:value-type="float">
            <text:p>95.0167999268</text:p>
          </table:table-cell>
          <table:table-cell/>
          <table:table-cell table:formula="of:=[.A40]-[.C40]" office:value-type="float" office:value="0" calcext:value-type="float">
            <text:p>0</text:p>
          </table:table-cell>
          <table:table-cell table:formula="of:=([.A40]-[.B40])^2" office:value-type="float" office:value="55.3127928751722" calcext:value-type="float">
            <text:p>55.3127928752</text:p>
          </table:table-cell>
          <table:table-cell table:formula="of:=([.C40]-[.D40])^2" office:value-type="float" office:value="106.02408873168" calcext:value-type="float">
            <text:p>106.0240887317</text:p>
          </table:table-cell>
          <table:table-cell table:formula="of:=[.G40]-[.H40]" office:value-type="float" office:value="-50.7112958565075" calcext:value-type="float">
            <text:p>-50.7112958565</text:p>
          </table:table-cell>
          <table:table-cell table:formula="of:=([.A40]-(([.B40]+[.D40])/2))^2" office:value-type="float" office:value="78.6241944804267" calcext:value-type="float">
            <text:p>78.6241944804</text:p>
          </table:table-cell>
          <table:table-cell table:formula="of:=([.A40]-99.19)^2" office:value-type="float" office:value="209.3809" calcext:value-type="float">
            <text:p>209.3809</text:p>
          </table:table-cell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93.081413269043" calcext:value-type="float">
            <text:p>93.081413269</text:p>
          </table:table-cell>
          <table:table-cell office:value-type="float" office:value="84.8" calcext:value-type="float">
            <text:p>84.8</text:p>
          </table:table-cell>
          <table:table-cell office:value-type="float" office:value="95.9211959838867" calcext:value-type="float">
            <text:p>95.9211959839</text:p>
          </table:table-cell>
          <table:table-cell/>
          <table:table-cell table:formula="of:=[.A41]-[.C41]" office:value-type="float" office:value="0" calcext:value-type="float">
            <text:p>0</text:p>
          </table:table-cell>
          <table:table-cell table:formula="of:=([.A41]-[.B41])^2" office:value-type="float" office:value="68.581805732681" calcext:value-type="float">
            <text:p>68.5818057327</text:p>
          </table:table-cell>
          <table:table-cell table:formula="of:=([.C41]-[.D41])^2" office:value-type="float" office:value="123.681000112018" calcext:value-type="float">
            <text:p>123.681000112</text:p>
          </table:table-cell>
          <table:table-cell table:formula="of:=[.G41]-[.H41]" office:value-type="float" office:value="-55.0991943793372" calcext:value-type="float">
            <text:p>-55.0991943793</text:p>
          </table:table-cell>
          <table:table-cell table:formula="of:=([.A41]-(([.B41]+[.D41])/2))^2" office:value-type="float" office:value="94.1153114554682" calcext:value-type="float">
            <text:p>94.1153114555</text:p>
          </table:table-cell>
          <table:table-cell table:formula="of:=([.A41]-99.19)^2" office:value-type="float" office:value="207.0721" calcext:value-type="float">
            <text:p>207.0721</text:p>
          </table:table-cell>
        </table:table-row>
        <table:table-row table:style-name="ro1">
          <table:table-cell office:value-type="float" office:value="84.84" calcext:value-type="float">
            <text:p>84.84</text:p>
          </table:table-cell>
          <table:table-cell office:value-type="float" office:value="93.3117446899414" calcext:value-type="float">
            <text:p>93.3117446899</text:p>
          </table:table-cell>
          <table:table-cell office:value-type="float" office:value="84.84" calcext:value-type="float">
            <text:p>84.84</text:p>
          </table:table-cell>
          <table:table-cell office:value-type="float" office:value="94.0846405029297" calcext:value-type="float">
            <text:p>94.0846405029</text:p>
          </table:table-cell>
          <table:table-cell/>
          <table:table-cell table:formula="of:=[.A42]-[.C42]" office:value-type="float" office:value="0" calcext:value-type="float">
            <text:p>0</text:p>
          </table:table-cell>
          <table:table-cell table:formula="of:=([.A42]-[.B42])^2" office:value-type="float" office:value="71.7704580915504" calcext:value-type="float">
            <text:p>71.7704580916</text:p>
          </table:table-cell>
          <table:table-cell table:formula="of:=([.C42]-[.D42])^2" office:value-type="float" office:value="85.463378028408" calcext:value-type="float">
            <text:p>85.4633780284</text:p>
          </table:table-cell>
          <table:table-cell table:formula="of:=[.G42]-[.H42]" office:value-type="float" office:value="-13.6929199368576" calcext:value-type="float">
            <text:p>-13.6929199369</text:p>
          </table:table-cell>
          <table:table-cell table:formula="of:=([.A42]-(([.B42]+[.D42])/2))^2" office:value-type="float" office:value="78.4675760755455" calcext:value-type="float">
            <text:p>78.4675760755</text:p>
          </table:table-cell>
          <table:table-cell table:formula="of:=([.A42]-99.19)^2" office:value-type="float" office:value="205.9225" calcext:value-type="float">
            <text:p>205.9225</text:p>
          </table:table-cell>
        </table:table-row>
        <table:table-row table:style-name="ro1">
          <table:table-cell office:value-type="float" office:value="84.86" calcext:value-type="float">
            <text:p>84.86</text:p>
          </table:table-cell>
          <table:table-cell office:value-type="float" office:value="77.6335525512695" calcext:value-type="float">
            <text:p>77.6335525513</text:p>
          </table:table-cell>
          <table:table-cell office:value-type="float" office:value="84.86" calcext:value-type="float">
            <text:p>84.86</text:p>
          </table:table-cell>
          <table:table-cell office:value-type="float" office:value="77.578987121582" calcext:value-type="float">
            <text:p>77.5789871216</text:p>
          </table:table-cell>
          <table:table-cell/>
          <table:table-cell table:formula="of:=[.A43]-[.C43]" office:value-type="float" office:value="0" calcext:value-type="float">
            <text:p>0</text:p>
          </table:table-cell>
          <table:table-cell table:formula="of:=([.A43]-[.B43])^2" office:value-type="float" office:value="52.2215427292631" calcext:value-type="float">
            <text:p>52.2215427293</text:p>
          </table:table-cell>
          <table:table-cell table:formula="of:=([.C43]-[.D43])^2" office:value-type="float" office:value="53.0131485356883" calcext:value-type="float">
            <text:p>53.0131485357</text:p>
          </table:table-cell>
          <table:table-cell table:formula="of:=[.G43]-[.H43]" office:value-type="float" office:value="-0.791605806425217" calcext:value-type="float">
            <text:p>-0.7916058064</text:p>
          </table:table-cell>
          <table:table-cell table:formula="of:=([.A43]-(([.B43]+[.D43])/2))^2" office:value-type="float" office:value="52.6166012859465" calcext:value-type="float">
            <text:p>52.6166012859</text:p>
          </table:table-cell>
          <table:table-cell table:formula="of:=([.A43]-99.19)^2" office:value-type="float" office:value="205.3489" calcext:value-type="float">
            <text:p>205.3489</text:p>
          </table:table-cell>
        </table:table-row>
        <table:table-row table:style-name="ro1">
          <table:table-cell office:value-type="float" office:value="84.9" calcext:value-type="float">
            <text:p>84.9</text:p>
          </table:table-cell>
          <table:table-cell office:value-type="float" office:value="91.6591033935547" calcext:value-type="float">
            <text:p>91.6591033936</text:p>
          </table:table-cell>
          <table:table-cell office:value-type="float" office:value="84.9" calcext:value-type="float">
            <text:p>84.9</text:p>
          </table:table-cell>
          <table:table-cell office:value-type="float" office:value="95.6077041625977" calcext:value-type="float">
            <text:p>95.6077041626</text:p>
          </table:table-cell>
          <table:table-cell/>
          <table:table-cell table:formula="of:=[.A44]-[.C44]" office:value-type="float" office:value="0" calcext:value-type="float">
            <text:p>0</text:p>
          </table:table-cell>
          <table:table-cell table:formula="of:=([.A44]-[.B44])^2" office:value-type="float" office:value="45.6854786847624" calcext:value-type="float">
            <text:p>45.6854786848</text:p>
          </table:table-cell>
          <table:table-cell table:formula="of:=([.C44]-[.D44])^2" office:value-type="float" office:value="114.654928433711" calcext:value-type="float">
            <text:p>114.6549284337</text:p>
          </table:table-cell>
          <table:table-cell table:formula="of:=[.G44]-[.H44]" office:value-type="float" office:value="-68.9694497489486" calcext:value-type="float">
            <text:p>-68.9694497489</text:p>
          </table:table-cell>
          <table:table-cell table:formula="of:=([.A44]-(([.B44]+[.D44])/2))^2" office:value-type="float" office:value="76.2723415509151" calcext:value-type="float">
            <text:p>76.2723415509</text:p>
          </table:table-cell>
          <table:table-cell table:formula="of:=([.A44]-99.19)^2" office:value-type="float" office:value="204.2041" calcext:value-type="float">
            <text:p>204.2041</text:p>
          </table:table-cell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92.4077987670898" calcext:value-type="float">
            <text:p>92.4077987671</text:p>
          </table:table-cell>
          <table:table-cell office:value-type="float" office:value="85.2" calcext:value-type="float">
            <text:p>85.2</text:p>
          </table:table-cell>
          <table:table-cell office:value-type="float" office:value="91.1764831542969" calcext:value-type="float">
            <text:p>91.1764831543</text:p>
          </table:table-cell>
          <table:table-cell/>
          <table:table-cell table:formula="of:=[.A45]-[.C45]" office:value-type="float" office:value="0" calcext:value-type="float">
            <text:p>0</text:p>
          </table:table-cell>
          <table:table-cell table:formula="of:=([.A45]-[.B45])^2" office:value-type="float" office:value="51.9523630668618" calcext:value-type="float">
            <text:p>51.9523630669</text:p>
          </table:table-cell>
          <table:table-cell table:formula="of:=([.C45]-[.D45])^2" office:value-type="float" office:value="35.7183508935943" calcext:value-type="float">
            <text:p>35.7183508936</text:p>
          </table:table-cell>
          <table:table-cell table:formula="of:=[.G45]-[.H45]" office:value-type="float" office:value="16.2340121732675" calcext:value-type="float">
            <text:p>16.2340121733</text:p>
          </table:table-cell>
          <table:table-cell table:formula="of:=([.A45]-(([.B45]+[.D45])/2))^2" office:value-type="float" office:value="43.4563224456511" calcext:value-type="float">
            <text:p>43.4563224457</text:p>
          </table:table-cell>
          <table:table-cell table:formula="of:=([.A45]-99.19)^2" office:value-type="float" office:value="195.7201" calcext:value-type="float">
            <text:p>195.7201</text:p>
          </table:table-cell>
        </table:table-row>
        <table:table-row table:style-name="ro1">
          <table:table-cell office:value-type="float" office:value="85.71" calcext:value-type="float">
            <text:p>85.71</text:p>
          </table:table-cell>
          <table:table-cell office:value-type="float" office:value="92.7690734863281" calcext:value-type="float">
            <text:p>92.7690734863</text:p>
          </table:table-cell>
          <table:table-cell office:value-type="float" office:value="85.71" calcext:value-type="float">
            <text:p>85.71</text:p>
          </table:table-cell>
          <table:table-cell office:value-type="float" office:value="99.3959426879883" calcext:value-type="float">
            <text:p>99.395942688</text:p>
          </table:table-cell>
          <table:table-cell/>
          <table:table-cell table:formula="of:=[.A46]-[.C46]" office:value-type="float" office:value="0" calcext:value-type="float">
            <text:p>0</text:p>
          </table:table-cell>
          <table:table-cell table:formula="of:=([.A46]-[.B46])^2" office:value-type="float" office:value="49.8305184853808" calcext:value-type="float">
            <text:p>49.8305184854</text:p>
          </table:table-cell>
          <table:table-cell table:formula="of:=([.C46]-[.D46])^2" office:value-type="float" office:value="187.3050272589" calcext:value-type="float">
            <text:p>187.3050272589</text:p>
          </table:table-cell>
          <table:table-cell table:formula="of:=[.G46]-[.H46]" office:value-type="float" office:value="-137.474508773519" calcext:value-type="float">
            <text:p>-137.4745087735</text:p>
          </table:table-cell>
          <table:table-cell table:formula="of:=([.A46]-(([.B46]+[.D46])/2))^2" office:value-type="float" office:value="107.588924018162" calcext:value-type="float">
            <text:p>107.5889240182</text:p>
          </table:table-cell>
          <table:table-cell table:formula="of:=([.A46]-99.19)^2" office:value-type="float" office:value="181.7104" calcext:value-type="float">
            <text:p>181.7104</text:p>
          </table:table-cell>
        </table:table-row>
        <table:table-row table:style-name="ro1">
          <table:table-cell office:value-type="float" office:value="85.82" calcext:value-type="float">
            <text:p>85.82</text:p>
          </table:table-cell>
          <table:table-cell office:value-type="float" office:value="92.645378112793" calcext:value-type="float">
            <text:p>92.6453781128</text:p>
          </table:table-cell>
          <table:table-cell office:value-type="float" office:value="85.82" calcext:value-type="float">
            <text:p>85.82</text:p>
          </table:table-cell>
          <table:table-cell office:value-type="float" office:value="97.6588821411133" calcext:value-type="float">
            <text:p>97.6588821411</text:p>
          </table:table-cell>
          <table:table-cell/>
          <table:table-cell table:formula="of:=[.A47]-[.C47]" office:value-type="float" office:value="0" calcext:value-type="float">
            <text:p>0</text:p>
          </table:table-cell>
          <table:table-cell table:formula="of:=([.A47]-[.B47])^2" office:value-type="float" office:value="46.5857863825934" calcext:value-type="float">
            <text:p>46.5857863826</text:p>
          </table:table-cell>
          <table:table-cell table:formula="of:=([.C47]-[.D47])^2" office:value-type="float" office:value="140.159130351171" calcext:value-type="float">
            <text:p>140.1591303512</text:p>
          </table:table-cell>
          <table:table-cell table:formula="of:=[.G47]-[.H47]" office:value-type="float" office:value="-93.5733439685778" calcext:value-type="float">
            <text:p>-93.5733439686</text:p>
          </table:table-cell>
          <table:table-cell table:formula="of:=([.A47]-(([.B47]+[.D47])/2))^2" office:value-type="float" office:value="87.0886527063863" calcext:value-type="float">
            <text:p>87.0886527064</text:p>
          </table:table-cell>
          <table:table-cell table:formula="of:=([.A47]-99.19)^2" office:value-type="float" office:value="178.7569" calcext:value-type="float">
            <text:p>178.7569</text:p>
          </table:table-cell>
        </table:table-row>
        <table:table-row table:style-name="ro1">
          <table:table-cell office:value-type="float" office:value="85.91" calcext:value-type="float">
            <text:p>85.91</text:p>
          </table:table-cell>
          <table:table-cell office:value-type="float" office:value="93.2092361450195" calcext:value-type="float">
            <text:p>93.209236145</text:p>
          </table:table-cell>
          <table:table-cell office:value-type="float" office:value="85.91" calcext:value-type="float">
            <text:p>85.91</text:p>
          </table:table-cell>
          <table:table-cell office:value-type="float" office:value="96.615478515625" calcext:value-type="float">
            <text:p>96.6154785156</text:p>
          </table:table-cell>
          <table:table-cell/>
          <table:table-cell table:formula="of:=[.A48]-[.C48]" office:value-type="float" office:value="0" calcext:value-type="float">
            <text:p>0</text:p>
          </table:table-cell>
          <table:table-cell table:formula="of:=([.A48]-[.B48])^2" office:value-type="float" office:value="53.2788483007596" calcext:value-type="float">
            <text:p>53.2788483008</text:p>
          </table:table-cell>
          <table:table-cell table:formula="of:=([.C48]-[.D48])^2" office:value-type="float" office:value="114.607270248509" calcext:value-type="float">
            <text:p>114.6072702485</text:p>
          </table:table-cell>
          <table:table-cell table:formula="of:=[.G48]-[.H48]" office:value-type="float" office:value="-61.3284219477489" calcext:value-type="float">
            <text:p>-61.3284219477</text:p>
          </table:table-cell>
          <table:table-cell table:formula="of:=([.A48]-(([.B48]+[.D48])/2))^2" office:value-type="float" office:value="81.0424375028071" calcext:value-type="float">
            <text:p>81.0424375028</text:p>
          </table:table-cell>
          <table:table-cell table:formula="of:=([.A48]-99.19)^2" office:value-type="float" office:value="176.3584" calcext:value-type="float">
            <text:p>176.3584</text:p>
          </table:table-cell>
        </table:table-row>
        <table:table-row table:style-name="ro1">
          <table:table-cell office:value-type="float" office:value="85.92" calcext:value-type="float">
            <text:p>85.92</text:p>
          </table:table-cell>
          <table:table-cell office:value-type="float" office:value="93.1215744018555" calcext:value-type="float">
            <text:p>93.1215744019</text:p>
          </table:table-cell>
          <table:table-cell office:value-type="float" office:value="85.92" calcext:value-type="float">
            <text:p>85.92</text:p>
          </table:table-cell>
          <table:table-cell office:value-type="float" office:value="92.1291961669922" calcext:value-type="float">
            <text:p>92.129196167</text:p>
          </table:table-cell>
          <table:table-cell/>
          <table:table-cell table:formula="of:=[.A49]-[.C49]" office:value-type="float" office:value="0" calcext:value-type="float">
            <text:p>0</text:p>
          </table:table-cell>
          <table:table-cell table:formula="of:=([.A49]-[.B49])^2" office:value-type="float" office:value="51.8626738654599" calcext:value-type="float">
            <text:p>51.8626738655</text:p>
          </table:table-cell>
          <table:table-cell table:formula="of:=([.C49]-[.D49])^2" office:value-type="float" office:value="38.5541170401905" calcext:value-type="float">
            <text:p>38.5541170402</text:p>
          </table:table-cell>
          <table:table-cell table:formula="of:=[.G49]-[.H49]" office:value-type="float" office:value="13.3085568252695" calcext:value-type="float">
            <text:p>13.3085568253</text:p>
          </table:table-cell>
          <table:table-cell table:formula="of:=([.A49]-(([.B49]+[.D49])/2))^2" office:value-type="float" office:value="44.9621918125676" calcext:value-type="float">
            <text:p>44.9621918126</text:p>
          </table:table-cell>
          <table:table-cell table:formula="of:=([.A49]-99.19)^2" office:value-type="float" office:value="176.0929" calcext:value-type="float">
            <text:p>176.0929</text:p>
          </table:table-cell>
        </table:table-row>
        <table:table-row table:style-name="ro1">
          <table:table-cell office:value-type="float" office:value="86.03" calcext:value-type="float">
            <text:p>86.03</text:p>
          </table:table-cell>
          <table:table-cell office:value-type="float" office:value="93.2160186767578" calcext:value-type="float">
            <text:p>93.2160186768</text:p>
          </table:table-cell>
          <table:table-cell office:value-type="float" office:value="86.03" calcext:value-type="float">
            <text:p>86.03</text:p>
          </table:table-cell>
          <table:table-cell office:value-type="float" office:value="93.0532989501953" calcext:value-type="float">
            <text:p>93.0532989502</text:p>
          </table:table-cell>
          <table:table-cell/>
          <table:table-cell table:formula="of:=[.A50]-[.C50]" office:value-type="float" office:value="0" calcext:value-type="float">
            <text:p>0</text:p>
          </table:table-cell>
          <table:table-cell table:formula="of:=([.A50]-[.B50])^2" office:value-type="float" office:value="51.6388644227121" calcext:value-type="float">
            <text:p>51.6388644227</text:p>
          </table:table-cell>
          <table:table-cell table:formula="of:=([.C50]-[.D50])^2" office:value-type="float" office:value="49.3267281438146" calcext:value-type="float">
            <text:p>49.3267281438</text:p>
          </table:table-cell>
          <table:table-cell table:formula="of:=[.G50]-[.H50]" office:value-type="float" office:value="2.31213627889753" calcext:value-type="float">
            <text:p>2.3121362789</text:p>
          </table:table-cell>
          <table:table-cell table:formula="of:=([.A50]-(([.B50]+[.D50])/2))^2" office:value-type="float" office:value="50.4761768559102" calcext:value-type="float">
            <text:p>50.4761768559</text:p>
          </table:table-cell>
          <table:table-cell table:formula="of:=([.A50]-99.19)^2" office:value-type="float" office:value="173.1856" calcext:value-type="float">
            <text:p>173.1856</text:p>
          </table:table-cell>
        </table:table-row>
        <table:table-row table:style-name="ro1">
          <table:table-cell office:value-type="float" office:value="86.07" calcext:value-type="float">
            <text:p>86.07</text:p>
          </table:table-cell>
          <table:table-cell office:value-type="float" office:value="93.9318542480469" calcext:value-type="float">
            <text:p>93.931854248</text:p>
          </table:table-cell>
          <table:table-cell office:value-type="float" office:value="86.07" calcext:value-type="float">
            <text:p>86.07</text:p>
          </table:table-cell>
          <table:table-cell office:value-type="float" office:value="93.4471969604492" calcext:value-type="float">
            <text:p>93.4471969604</text:p>
          </table:table-cell>
          <table:table-cell/>
          <table:table-cell table:formula="of:=[.A51]-[.C51]" office:value-type="float" office:value="0" calcext:value-type="float">
            <text:p>0</text:p>
          </table:table-cell>
          <table:table-cell table:formula="of:=([.A51]-[.B51])^2" office:value-type="float" office:value="61.8087522175328" calcext:value-type="float">
            <text:p>61.8087522175</text:p>
          </table:table-cell>
          <table:table-cell table:formula="of:=([.C51]-[.D51])^2" office:value-type="float" office:value="54.4230349932613" calcext:value-type="float">
            <text:p>54.4230349933</text:p>
          </table:table-cell>
          <table:table-cell table:formula="of:=[.G51]-[.H51]" office:value-type="float" office:value="7.38571722427151" calcext:value-type="float">
            <text:p>7.3857172243</text:p>
          </table:table-cell>
          <table:table-cell table:formula="of:=([.A51]-(([.B51]+[.D51])/2))^2" office:value-type="float" office:value="58.0571704337917" calcext:value-type="float">
            <text:p>58.0571704338</text:p>
          </table:table-cell>
          <table:table-cell table:formula="of:=([.A51]-99.19)^2" office:value-type="float" office:value="172.1344" calcext:value-type="float">
            <text:p>172.1344</text:p>
          </table:table-cell>
        </table:table-row>
        <table:table-row table:style-name="ro1">
          <table:table-cell office:value-type="float" office:value="86.25" calcext:value-type="float">
            <text:p>86.25</text:p>
          </table:table-cell>
          <table:table-cell office:value-type="float" office:value="93.3958892822266" calcext:value-type="float">
            <text:p>93.3958892822</text:p>
          </table:table-cell>
          <table:table-cell office:value-type="float" office:value="86.25" calcext:value-type="float">
            <text:p>86.25</text:p>
          </table:table-cell>
          <table:table-cell office:value-type="float" office:value="100.889022827148" calcext:value-type="float">
            <text:p>100.8890228271</text:p>
          </table:table-cell>
          <table:table-cell/>
          <table:table-cell table:formula="of:=[.A52]-[.C52]" office:value-type="float" office:value="0" calcext:value-type="float">
            <text:p>0</text:p>
          </table:table-cell>
          <table:table-cell table:formula="of:=([.A52]-[.B52])^2" office:value-type="float" office:value="51.0637336338405" calcext:value-type="float">
            <text:p>51.0637336338</text:p>
          </table:table-cell>
          <table:table-cell table:formula="of:=([.C52]-[.D52])^2" office:value-type="float" office:value="214.300989333773" calcext:value-type="float">
            <text:p>214.3009893338</text:p>
          </table:table-cell>
          <table:table-cell table:formula="of:=[.G52]-[.H52]" office:value-type="float" office:value="-163.237255699933" calcext:value-type="float">
            <text:p>-163.2372556999</text:p>
          </table:table-cell>
          <table:table-cell table:formula="of:=([.A52]-(([.B52]+[.D52])/2))^2" office:value-type="float" office:value="118.645598903298" calcext:value-type="float">
            <text:p>118.6455989033</text:p>
          </table:table-cell>
          <table:table-cell table:formula="of:=([.A52]-99.19)^2" office:value-type="float" office:value="167.4436" calcext:value-type="float">
            <text:p>167.4436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93.105842590332" calcext:value-type="float">
            <text:p>93.1058425903</text:p>
          </table:table-cell>
          <table:table-cell office:value-type="float" office:value="86.4" calcext:value-type="float">
            <text:p>86.4</text:p>
          </table:table-cell>
          <table:table-cell office:value-type="float" office:value="96.8870391845703" calcext:value-type="float">
            <text:p>96.8870391846</text:p>
          </table:table-cell>
          <table:table-cell/>
          <table:table-cell table:formula="of:=[.A53]-[.C53]" office:value-type="float" office:value="0" calcext:value-type="float">
            <text:p>0</text:p>
          </table:table-cell>
          <table:table-cell table:formula="of:=([.A53]-[.B53])^2" office:value-type="float" office:value="44.9683248463109" calcext:value-type="float">
            <text:p>44.9683248463</text:p>
          </table:table-cell>
          <table:table-cell table:formula="of:=([.C53]-[.D53])^2" office:value-type="float" office:value="109.977990858713" calcext:value-type="float">
            <text:p>109.9779908587</text:p>
          </table:table-cell>
          <table:table-cell table:formula="of:=[.G53]-[.H53]" office:value-type="float" office:value="-65.0096660124021" calcext:value-type="float">
            <text:p>-65.0096660124</text:p>
          </table:table-cell>
          <table:table-cell table:formula="of:=([.A53]-(([.B53]+[.D53])/2))^2" office:value-type="float" office:value="73.8987959314422" calcext:value-type="float">
            <text:p>73.8987959314</text:p>
          </table:table-cell>
          <table:table-cell table:formula="of:=([.A53]-99.19)^2" office:value-type="float" office:value="163.5841" calcext:value-type="float">
            <text:p>163.5841</text:p>
          </table:table-cell>
        </table:table-row>
        <table:table-row table:style-name="ro1">
          <table:table-cell office:value-type="float" office:value="86.41" calcext:value-type="float">
            <text:p>86.41</text:p>
          </table:table-cell>
          <table:table-cell office:value-type="float" office:value="92.0870819091797" calcext:value-type="float">
            <text:p>92.0870819092</text:p>
          </table:table-cell>
          <table:table-cell office:value-type="float" office:value="86.41" calcext:value-type="float">
            <text:p>86.41</text:p>
          </table:table-cell>
          <table:table-cell office:value-type="float" office:value="93.2553405761719" calcext:value-type="float">
            <text:p>93.2553405762</text:p>
          </table:table-cell>
          <table:table-cell/>
          <table:table-cell table:formula="of:=[.A54]-[.C54]" office:value-type="float" office:value="0" calcext:value-type="float">
            <text:p>0</text:p>
          </table:table-cell>
          <table:table-cell table:formula="of:=([.A54]-[.B54])^2" office:value-type="float" office:value="32.2292590035353" calcext:value-type="float">
            <text:p>32.2292590035</text:p>
          </table:table-cell>
          <table:table-cell table:formula="of:=([.C54]-[.D54])^2" office:value-type="float" office:value="46.8586876037851" calcext:value-type="float">
            <text:p>46.8586876038</text:p>
          </table:table-cell>
          <table:table-cell table:formula="of:=[.G54]-[.H54]" office:value-type="float" office:value="-14.6294286002498" calcext:value-type="float">
            <text:p>-14.6294286002</text:p>
          </table:table-cell>
          <table:table-cell table:formula="of:=([.A54]-(([.B54]+[.D54])/2))^2" office:value-type="float" office:value="39.2027662254096" calcext:value-type="float">
            <text:p>39.2027662254</text:p>
          </table:table-cell>
          <table:table-cell table:formula="of:=([.A54]-99.19)^2" office:value-type="float" office:value="163.3284" calcext:value-type="float">
            <text:p>163.3284</text:p>
          </table:table-cell>
        </table:table-row>
        <table:table-row table:style-name="ro1">
          <table:table-cell office:value-type="float" office:value="86.47" calcext:value-type="float">
            <text:p>86.47</text:p>
          </table:table-cell>
          <table:table-cell office:value-type="float" office:value="92.4956970214844" calcext:value-type="float">
            <text:p>92.4956970215</text:p>
          </table:table-cell>
          <table:table-cell office:value-type="float" office:value="86.47" calcext:value-type="float">
            <text:p>86.47</text:p>
          </table:table-cell>
          <table:table-cell office:value-type="float" office:value="88.2035903930664" calcext:value-type="float">
            <text:p>88.2035903931</text:p>
          </table:table-cell>
          <table:table-cell/>
          <table:table-cell table:formula="of:=[.A55]-[.C55]" office:value-type="float" office:value="0" calcext:value-type="float">
            <text:p>0</text:p>
          </table:table-cell>
          <table:table-cell table:formula="of:=([.A55]-[.B55])^2" office:value-type="float" office:value="36.3090245947257" calcext:value-type="float">
            <text:p>36.3090245947</text:p>
          </table:table-cell>
          <table:table-cell table:formula="of:=([.C55]-[.D55])^2" office:value-type="float" office:value="3.00533565093214" calcext:value-type="float">
            <text:p>3.0053356509</text:p>
          </table:table-cell>
          <table:table-cell table:formula="of:=[.G55]-[.H55]" office:value-type="float" office:value="33.3036889437935" calcext:value-type="float">
            <text:p>33.3036889438</text:p>
          </table:table-cell>
          <table:table-cell table:formula="of:=([.A55]-(([.B55]+[.D55])/2))^2" office:value-type="float" office:value="15.0516352954015" calcext:value-type="float">
            <text:p>15.0516352954</text:p>
          </table:table-cell>
          <table:table-cell table:formula="of:=([.A55]-99.19)^2" office:value-type="float" office:value="161.7984" calcext:value-type="float">
            <text:p>161.7984</text:p>
          </table:table-cell>
        </table:table-row>
        <table:table-row table:style-name="ro1">
          <table:table-cell office:value-type="float" office:value="86.48" calcext:value-type="float">
            <text:p>86.48</text:p>
          </table:table-cell>
          <table:table-cell office:value-type="float" office:value="92.3197174072266" calcext:value-type="float">
            <text:p>92.3197174072</text:p>
          </table:table-cell>
          <table:table-cell office:value-type="float" office:value="86.48" calcext:value-type="float">
            <text:p>86.48</text:p>
          </table:table-cell>
          <table:table-cell office:value-type="float" office:value="91.7456512451172" calcext:value-type="float">
            <text:p>91.7456512451</text:p>
          </table:table-cell>
          <table:table-cell/>
          <table:table-cell table:formula="of:=[.A56]-[.C56]" office:value-type="float" office:value="0" calcext:value-type="float">
            <text:p>0</text:p>
          </table:table-cell>
          <table:table-cell table:formula="of:=([.A56]-[.B56])^2" office:value-type="float" office:value="34.1022993962649" calcext:value-type="float">
            <text:p>34.1022993963</text:p>
          </table:table-cell>
          <table:table-cell table:formula="of:=([.C56]-[.D56])^2" office:value-type="float" office:value="27.7270830352041" calcext:value-type="float">
            <text:p>27.7270830352</text:p>
          </table:table-cell>
          <table:table-cell table:formula="of:=[.G56]-[.H56]" office:value-type="float" office:value="6.37521636106074" calcext:value-type="float">
            <text:p>6.3752163611</text:p>
          </table:table-cell>
          <table:table-cell table:formula="of:=([.A56]-(([.B56]+[.D56])/2))^2" office:value-type="float" office:value="30.8323032261148" calcext:value-type="float">
            <text:p>30.8323032261</text:p>
          </table:table-cell>
          <table:table-cell table:formula="of:=([.A56]-99.19)^2" office:value-type="float" office:value="161.5441" calcext:value-type="float">
            <text:p>161.5441</text:p>
          </table:table-cell>
        </table:table-row>
        <table:table-row table:style-name="ro1">
          <table:table-cell office:value-type="float" office:value="86.72" calcext:value-type="float">
            <text:p>86.72</text:p>
          </table:table-cell>
          <table:table-cell office:value-type="float" office:value="93.5883483886719" calcext:value-type="float">
            <text:p>93.5883483887</text:p>
          </table:table-cell>
          <table:table-cell office:value-type="float" office:value="86.72" calcext:value-type="float">
            <text:p>86.72</text:p>
          </table:table-cell>
          <table:table-cell office:value-type="float" office:value="92.955680847168" calcext:value-type="float">
            <text:p>92.9556808472</text:p>
          </table:table-cell>
          <table:table-cell/>
          <table:table-cell table:formula="of:=[.A57]-[.C57]" office:value-type="float" office:value="0" calcext:value-type="float">
            <text:p>0</text:p>
          </table:table-cell>
          <table:table-cell table:formula="of:=([.A57]-[.B57])^2" office:value-type="float" office:value="47.1742095881716" calcext:value-type="float">
            <text:p>47.1742095882</text:p>
          </table:table-cell>
          <table:table-cell table:formula="of:=([.C57]-[.D57])^2" office:value-type="float" office:value="38.8837156277375" calcext:value-type="float">
            <text:p>38.8837156277</text:p>
          </table:table-cell>
          <table:table-cell table:formula="of:=[.G57]-[.H57]" office:value-type="float" office:value="8.29049396043411" calcext:value-type="float">
            <text:p>8.2904939604</text:p>
          </table:table-cell>
          <table:table-cell table:formula="of:=([.A57]-(([.B57]+[.D57])/2))^2" office:value-type="float" office:value="42.9288955534364" calcext:value-type="float">
            <text:p>42.9288955534</text:p>
          </table:table-cell>
          <table:table-cell table:formula="of:=([.A57]-99.19)^2" office:value-type="float" office:value="155.5009" calcext:value-type="float">
            <text:p>155.5009</text:p>
          </table:table-cell>
        </table:table-row>
        <table:table-row table:style-name="ro1">
          <table:table-cell office:value-type="float" office:value="86.77" calcext:value-type="float">
            <text:p>86.77</text:p>
          </table:table-cell>
          <table:table-cell office:value-type="float" office:value="93.306037902832" calcext:value-type="float">
            <text:p>93.3060379028</text:p>
          </table:table-cell>
          <table:table-cell office:value-type="float" office:value="86.77" calcext:value-type="float">
            <text:p>86.77</text:p>
          </table:table-cell>
          <table:table-cell office:value-type="float" office:value="94.4231262207031" calcext:value-type="float">
            <text:p>94.4231262207</text:p>
          </table:table-cell>
          <table:table-cell/>
          <table:table-cell table:formula="of:=[.A58]-[.C58]" office:value-type="float" office:value="0" calcext:value-type="float">
            <text:p>0</text:p>
          </table:table-cell>
          <table:table-cell table:formula="of:=([.A58]-[.B58])^2" office:value-type="float" office:value="42.719791467257" calcext:value-type="float">
            <text:p>42.7197914673</text:p>
          </table:table-cell>
          <table:table-cell table:formula="of:=([.C58]-[.D58])^2" office:value-type="float" office:value="58.5703409500138" calcext:value-type="float">
            <text:p>58.57034095</text:p>
          </table:table-cell>
          <table:table-cell table:formula="of:=[.G58]-[.H58]" office:value-type="float" office:value="-15.8505494827568" calcext:value-type="float">
            <text:p>-15.8505494828</text:p>
          </table:table-cell>
          <table:table-cell table:formula="of:=([.A58]-(([.B58]+[.D58])/2))^2" office:value-type="float" office:value="50.3330946311544" calcext:value-type="float">
            <text:p>50.3330946312</text:p>
          </table:table-cell>
          <table:table-cell table:formula="of:=([.A58]-99.19)^2" office:value-type="float" office:value="154.2564" calcext:value-type="float">
            <text:p>154.2564</text:p>
          </table:table-cell>
        </table:table-row>
        <table:table-row table:style-name="ro1">
          <table:table-cell office:value-type="float" office:value="86.81" calcext:value-type="float">
            <text:p>86.81</text:p>
          </table:table-cell>
          <table:table-cell office:value-type="float" office:value="92.5792617797852" calcext:value-type="float">
            <text:p>92.5792617798</text:p>
          </table:table-cell>
          <table:table-cell office:value-type="float" office:value="86.81" calcext:value-type="float">
            <text:p>86.81</text:p>
          </table:table-cell>
          <table:table-cell office:value-type="float" office:value="91.3276672363281" calcext:value-type="float">
            <text:p>91.3276672363</text:p>
          </table:table-cell>
          <table:table-cell/>
          <table:table-cell table:formula="of:=[.A59]-[.C59]" office:value-type="float" office:value="0" calcext:value-type="float">
            <text:p>0</text:p>
          </table:table-cell>
          <table:table-cell table:formula="of:=([.A59]-[.B59])^2" office:value-type="float" office:value="33.2843814836898" calcext:value-type="float">
            <text:p>33.2843814837</text:p>
          </table:table-cell>
          <table:table-cell table:formula="of:=([.C59]-[.D59])^2" office:value-type="float" office:value="20.4093172581926" calcext:value-type="float">
            <text:p>20.4093172582</text:p>
          </table:table-cell>
          <table:table-cell table:formula="of:=[.G59]-[.H59]" office:value-type="float" office:value="12.8750642254972" calcext:value-type="float">
            <text:p>12.8750642255</text:p>
          </table:table-cell>
          <table:table-cell table:formula="of:=([.A59]-(([.B59]+[.D59])/2))^2" office:value-type="float" office:value="26.4552271456383" calcext:value-type="float">
            <text:p>26.4552271456</text:p>
          </table:table-cell>
          <table:table-cell table:formula="of:=([.A59]-99.19)^2" office:value-type="float" office:value="153.2644" calcext:value-type="float">
            <text:p>153.2644</text:p>
          </table:table-cell>
        </table:table-row>
        <table:table-row table:style-name="ro1">
          <table:table-cell office:value-type="float" office:value="86.83" calcext:value-type="float">
            <text:p>86.83</text:p>
          </table:table-cell>
          <table:table-cell office:value-type="float" office:value="93.2288818359375" calcext:value-type="float">
            <text:p>93.2288818359</text:p>
          </table:table-cell>
          <table:table-cell office:value-type="float" office:value="86.83" calcext:value-type="float">
            <text:p>86.83</text:p>
          </table:table-cell>
          <table:table-cell office:value-type="float" office:value="95.0066223144531" calcext:value-type="float">
            <text:p>95.0066223145</text:p>
          </table:table-cell>
          <table:table-cell/>
          <table:table-cell table:formula="of:=[.A60]-[.C60]" office:value-type="float" office:value="0" calcext:value-type="float">
            <text:p>0</text:p>
          </table:table-cell>
          <table:table-cell table:formula="of:=([.A60]-[.B60])^2" office:value-type="float" office:value="40.9456887502909" calcext:value-type="float">
            <text:p>40.9456887503</text:p>
          </table:table-cell>
          <table:table-cell table:formula="of:=([.C60]-[.D60])^2" office:value-type="float" office:value="66.8571524732128" calcext:value-type="float">
            <text:p>66.8571524732</text:p>
          </table:table-cell>
          <table:table-cell table:formula="of:=[.G60]-[.H60]" office:value-type="float" office:value="-25.9114637229219" calcext:value-type="float">
            <text:p>-25.9114637229</text:p>
          </table:table-cell>
          <table:table-cell table:formula="of:=([.A60]-(([.B60]+[.D60])/2))^2" office:value-type="float" office:value="53.1113303095136" calcext:value-type="float">
            <text:p>53.1113303095</text:p>
          </table:table-cell>
          <table:table-cell table:formula="of:=([.A60]-99.19)^2" office:value-type="float" office:value="152.7696" calcext:value-type="float">
            <text:p>152.7696</text:p>
          </table:table-cell>
        </table:table-row>
        <table:table-row table:style-name="ro1">
          <table:table-cell office:value-type="float" office:value="86.86" calcext:value-type="float">
            <text:p>86.86</text:p>
          </table:table-cell>
          <table:table-cell office:value-type="float" office:value="93.5180053710937" calcext:value-type="float">
            <text:p>93.5180053711</text:p>
          </table:table-cell>
          <table:table-cell office:value-type="float" office:value="86.86" calcext:value-type="float">
            <text:p>86.86</text:p>
          </table:table-cell>
          <table:table-cell office:value-type="float" office:value="91.0095901489258" calcext:value-type="float">
            <text:p>91.0095901489</text:p>
          </table:table-cell>
          <table:table-cell/>
          <table:table-cell table:formula="of:=[.A61]-[.C61]" office:value-type="float" office:value="0" calcext:value-type="float">
            <text:p>0</text:p>
          </table:table-cell>
          <table:table-cell table:formula="of:=([.A61]-[.B61])^2" office:value-type="float" office:value="44.3290355215132" calcext:value-type="float">
            <text:p>44.3290355215</text:p>
          </table:table-cell>
          <table:table-cell table:formula="of:=([.C61]-[.D61])^2" office:value-type="float" office:value="17.2190984040619" calcext:value-type="float">
            <text:p>17.2190984041</text:p>
          </table:table-cell>
          <table:table-cell table:formula="of:=[.G61]-[.H61]" office:value-type="float" office:value="27.1099371174513" calcext:value-type="float">
            <text:p>27.1099371175</text:p>
          </table:table-cell>
          <table:table-cell table:formula="of:=([.A61]-(([.B61]+[.D61])/2))^2" office:value-type="float" office:value="29.2010302310866" calcext:value-type="float">
            <text:p>29.2010302311</text:p>
          </table:table-cell>
          <table:table-cell table:formula="of:=([.A61]-99.19)^2" office:value-type="float" office:value="152.0289" calcext:value-type="float">
            <text:p>152.0289</text:p>
          </table:table-cell>
        </table:table-row>
        <table:table-row table:style-name="ro1">
          <table:table-cell office:value-type="float" office:value="87.05" calcext:value-type="float">
            <text:p>87.05</text:p>
          </table:table-cell>
          <table:table-cell office:value-type="float" office:value="93.836181640625" calcext:value-type="float">
            <text:p>93.8361816406</text:p>
          </table:table-cell>
          <table:table-cell office:value-type="float" office:value="87.05" calcext:value-type="float">
            <text:p>87.05</text:p>
          </table:table-cell>
          <table:table-cell office:value-type="float" office:value="94.2441253662109" calcext:value-type="float">
            <text:p>94.2441253662</text:p>
          </table:table-cell>
          <table:table-cell/>
          <table:table-cell table:formula="of:=[.A62]-[.C62]" office:value-type="float" office:value="0" calcext:value-type="float">
            <text:p>0</text:p>
          </table:table-cell>
          <table:table-cell table:formula="of:=([.A62]-[.B62])^2" office:value-type="float" office:value="46.0522612595559" calcext:value-type="float">
            <text:p>46.0522612596</text:p>
          </table:table-cell>
          <table:table-cell table:formula="of:=([.C62]-[.D62])^2" office:value-type="float" office:value="51.7554397847597" calcext:value-type="float">
            <text:p>51.7554397848</text:p>
          </table:table-cell>
          <table:table-cell table:formula="of:=[.G62]-[.H62]" office:value-type="float" office:value="-5.70317852520384" calcext:value-type="float">
            <text:p>-5.7031785252</text:p>
          </table:table-cell>
          <table:table-cell table:formula="of:=([.A62]-(([.B62]+[.D62])/2))^2" office:value-type="float" office:value="48.8622460013465" calcext:value-type="float">
            <text:p>48.8622460013</text:p>
          </table:table-cell>
          <table:table-cell table:formula="of:=([.A62]-99.19)^2" office:value-type="float" office:value="147.3796" calcext:value-type="float">
            <text:p>147.3796</text:p>
          </table:table-cell>
        </table:table-row>
        <table:table-row table:style-name="ro1">
          <table:table-cell office:value-type="float" office:value="87.09" calcext:value-type="float">
            <text:p>87.09</text:p>
          </table:table-cell>
          <table:table-cell office:value-type="float" office:value="92.9684524536133" calcext:value-type="float">
            <text:p>92.9684524536</text:p>
          </table:table-cell>
          <table:table-cell office:value-type="float" office:value="87.09" calcext:value-type="float">
            <text:p>87.09</text:p>
          </table:table-cell>
          <table:table-cell office:value-type="float" office:value="93.7298049926758" calcext:value-type="float">
            <text:p>93.7298049927</text:p>
          </table:table-cell>
          <table:table-cell/>
          <table:table-cell table:formula="of:=[.A63]-[.C63]" office:value-type="float" office:value="0" calcext:value-type="float">
            <text:p>0</text:p>
          </table:table-cell>
          <table:table-cell table:formula="of:=([.A63]-[.B63])^2" office:value-type="float" office:value="34.556203249392" calcext:value-type="float">
            <text:p>34.5562032494</text:p>
          </table:table-cell>
          <table:table-cell table:formula="of:=([.C63]-[.D63])^2" office:value-type="float" office:value="44.0870103407622" calcext:value-type="float">
            <text:p>44.0870103408</text:p>
          </table:table-cell>
          <table:table-cell table:formula="of:=[.G63]-[.H63]" office:value-type="float" office:value="-9.53080709137022" calcext:value-type="float">
            <text:p>-9.5308070914</text:p>
          </table:table-cell>
          <table:table-cell table:formula="of:=([.A63]-(([.B63]+[.D63])/2))^2" office:value-type="float" office:value="39.1766923728928" calcext:value-type="float">
            <text:p>39.1766923729</text:p>
          </table:table-cell>
          <table:table-cell table:formula="of:=([.A63]-99.19)^2" office:value-type="float" office:value="146.41" calcext:value-type="float">
            <text:p>146.41</text:p>
          </table:table-cell>
        </table:table-row>
        <table:table-row table:style-name="ro1">
          <table:table-cell office:value-type="float" office:value="87.15" calcext:value-type="float">
            <text:p>87.15</text:p>
          </table:table-cell>
          <table:table-cell office:value-type="float" office:value="92.9720611572266" calcext:value-type="float">
            <text:p>92.9720611572</text:p>
          </table:table-cell>
          <table:table-cell office:value-type="float" office:value="87.15" calcext:value-type="float">
            <text:p>87.15</text:p>
          </table:table-cell>
          <table:table-cell office:value-type="float" office:value="93.0627899169922" calcext:value-type="float">
            <text:p>93.062789917</text:p>
          </table:table-cell>
          <table:table-cell/>
          <table:table-cell table:formula="of:=[.A64]-[.C64]" office:value-type="float" office:value="0" calcext:value-type="float">
            <text:p>0</text:p>
          </table:table-cell>
          <table:table-cell table:formula="of:=([.A64]-[.B64])^2" office:value-type="float" office:value="33.8963961184862" calcext:value-type="float">
            <text:p>33.8963961185</text:p>
          </table:table-cell>
          <table:table-cell table:formula="of:=([.C64]-[.D64])^2" office:value-type="float" office:value="34.9610846024844" calcext:value-type="float">
            <text:p>34.9610846025</text:p>
          </table:table-cell>
          <table:table-cell table:formula="of:=[.G64]-[.H64]" office:value-type="float" office:value="-1.06468848399818" calcext:value-type="float">
            <text:p>-1.064688484</text:p>
          </table:table-cell>
          <table:table-cell table:formula="of:=([.A64]-(([.B64]+[.D64])/2))^2" office:value-type="float" office:value="34.4266824335232" calcext:value-type="float">
            <text:p>34.4266824335</text:p>
          </table:table-cell>
          <table:table-cell table:formula="of:=([.A64]-99.19)^2" office:value-type="float" office:value="144.9616" calcext:value-type="float">
            <text:p>144.9616</text:p>
          </table:table-cell>
        </table:table-row>
        <table:table-row table:style-name="ro1">
          <table:table-cell office:value-type="float" office:value="87.21" calcext:value-type="float">
            <text:p>87.21</text:p>
          </table:table-cell>
          <table:table-cell office:value-type="float" office:value="93.7042465209961" calcext:value-type="float">
            <text:p>93.704246521</text:p>
          </table:table-cell>
          <table:table-cell office:value-type="float" office:value="87.21" calcext:value-type="float">
            <text:p>87.21</text:p>
          </table:table-cell>
          <table:table-cell office:value-type="float" office:value="95.1201705932617" calcext:value-type="float">
            <text:p>95.1201705933</text:p>
          </table:table-cell>
          <table:table-cell/>
          <table:table-cell table:formula="of:=[.A65]-[.C65]" office:value-type="float" office:value="0" calcext:value-type="float">
            <text:p>0</text:p>
          </table:table-cell>
          <table:table-cell table:formula="of:=([.A65]-[.B65])^2" office:value-type="float" office:value="42.1752378754699" calcext:value-type="float">
            <text:p>42.1752378755</text:p>
          </table:table-cell>
          <table:table-cell table:formula="of:=([.C65]-[.D65])^2" office:value-type="float" office:value="62.5707988145026" calcext:value-type="float">
            <text:p>62.5707988145</text:p>
          </table:table-cell>
          <table:table-cell table:formula="of:=[.G65]-[.H65]" office:value-type="float" office:value="-20.3955609390326" calcext:value-type="float">
            <text:p>-20.395560939</text:p>
          </table:table-cell>
          <table:table-cell table:formula="of:=([.A65]-(([.B65]+[.D65])/2))^2" office:value-type="float" office:value="51.8718081003809" calcext:value-type="float">
            <text:p>51.8718081004</text:p>
          </table:table-cell>
          <table:table-cell table:formula="of:=([.A65]-99.19)^2" office:value-type="float" office:value="143.5204" calcext:value-type="float">
            <text:p>143.5204</text:p>
          </table:table-cell>
        </table:table-row>
        <table:table-row table:style-name="ro1">
          <table:table-cell office:value-type="float" office:value="87.22" calcext:value-type="float">
            <text:p>87.22</text:p>
          </table:table-cell>
          <table:table-cell office:value-type="float" office:value="93.211784362793" calcext:value-type="float">
            <text:p>93.2117843628</text:p>
          </table:table-cell>
          <table:table-cell office:value-type="float" office:value="87.22" calcext:value-type="float">
            <text:p>87.22</text:p>
          </table:table-cell>
          <table:table-cell office:value-type="float" office:value="91.1764831542969" calcext:value-type="float">
            <text:p>91.1764831543</text:p>
          </table:table-cell>
          <table:table-cell/>
          <table:table-cell table:formula="of:=[.A66]-[.C66]" office:value-type="float" office:value="0" calcext:value-type="float">
            <text:p>0</text:p>
          </table:table-cell>
          <table:table-cell table:formula="of:=([.A66]-[.B66])^2" office:value-type="float" office:value="35.9014798502104" calcext:value-type="float">
            <text:p>35.9014798502</text:p>
          </table:table-cell>
          <table:table-cell table:formula="of:=([.C66]-[.D66])^2" office:value-type="float" office:value="15.653758950235" calcext:value-type="float">
            <text:p>15.6537589502</text:p>
          </table:table-cell>
          <table:table-cell table:formula="of:=[.G66]-[.H66]" office:value-type="float" office:value="20.2477208999754" calcext:value-type="float">
            <text:p>20.2477209</text:p>
          </table:table-cell>
          <table:table-cell table:formula="of:=([.A66]-(([.B66]+[.D66])/2))^2" office:value-type="float" office:value="24.7420066478962" calcext:value-type="float">
            <text:p>24.7420066479</text:p>
          </table:table-cell>
          <table:table-cell table:formula="of:=([.A66]-99.19)^2" office:value-type="float" office:value="143.2809" calcext:value-type="float">
            <text:p>143.2809</text:p>
          </table:table-cell>
        </table:table-row>
        <table:table-row table:style-name="ro1">
          <table:table-cell office:value-type="float" office:value="87.25" calcext:value-type="float">
            <text:p>87.25</text:p>
          </table:table-cell>
          <table:table-cell office:value-type="float" office:value="94.0075073242187" calcext:value-type="float">
            <text:p>94.0075073242</text:p>
          </table:table-cell>
          <table:table-cell office:value-type="float" office:value="87.25" calcext:value-type="float">
            <text:p>87.25</text:p>
          </table:table-cell>
          <table:table-cell office:value-type="float" office:value="95.6745758056641" calcext:value-type="float">
            <text:p>95.6745758057</text:p>
          </table:table-cell>
          <table:table-cell/>
          <table:table-cell table:formula="of:=[.A67]-[.C67]" office:value-type="float" office:value="0" calcext:value-type="float">
            <text:p>0</text:p>
          </table:table-cell>
          <table:table-cell table:formula="of:=([.A67]-[.B67])^2" office:value-type="float" office:value="45.6639052368701" calcext:value-type="float">
            <text:p>45.6639052369</text:p>
          </table:table-cell>
          <table:table-cell table:formula="of:=([.C67]-[.D67])^2" office:value-type="float" office:value="70.9734775053803" calcext:value-type="float">
            <text:p>70.9734775054</text:p>
          </table:table-cell>
          <table:table-cell table:formula="of:=[.G67]-[.H67]" office:value-type="float" office:value="-25.3095722685102" calcext:value-type="float">
            <text:p>-25.3095722685</text:p>
          </table:table-cell>
          <table:table-cell table:formula="of:=([.A67]-(([.B67]+[.D67])/2))^2" office:value-type="float" office:value="57.6239120406681" calcext:value-type="float">
            <text:p>57.6239120407</text:p>
          </table:table-cell>
          <table:table-cell table:formula="of:=([.A67]-99.19)^2" office:value-type="float" office:value="142.5636" calcext:value-type="float">
            <text:p>142.5636</text:p>
          </table:table-cell>
        </table:table-row>
        <table:table-row table:style-name="ro1">
          <table:table-cell office:value-type="float" office:value="87.25" calcext:value-type="float">
            <text:p>87.25</text:p>
          </table:table-cell>
          <table:table-cell office:value-type="float" office:value="94.4997940063477" calcext:value-type="float">
            <text:p>94.4997940063</text:p>
          </table:table-cell>
          <table:table-cell office:value-type="float" office:value="87.25" calcext:value-type="float">
            <text:p>87.25</text:p>
          </table:table-cell>
          <table:table-cell office:value-type="float" office:value="98.915885925293" calcext:value-type="float">
            <text:p>98.9158859253</text:p>
          </table:table-cell>
          <table:table-cell/>
          <table:table-cell table:formula="of:=[.A68]-[.C68]" office:value-type="float" office:value="0" calcext:value-type="float">
            <text:p>0</text:p>
          </table:table-cell>
          <table:table-cell table:formula="of:=([.A68]-[.B68])^2" office:value-type="float" office:value="52.5595131344744" calcext:value-type="float">
            <text:p>52.5595131345</text:p>
          </table:table-cell>
          <table:table-cell table:formula="of:=([.C68]-[.D68])^2" office:value-type="float" office:value="136.092894421949" calcext:value-type="float">
            <text:p>136.0928944219</text:p>
          </table:table-cell>
          <table:table-cell table:formula="of:=[.G68]-[.H68]" office:value-type="float" office:value="-83.5333812874742" calcext:value-type="float">
            <text:p>-83.5333812875</text:p>
          </table:table-cell>
          <table:table-cell table:formula="of:=([.A68]-(([.B68]+[.D68])/2))^2" office:value-type="float" office:value="89.450736819068" calcext:value-type="float">
            <text:p>89.4507368191</text:p>
          </table:table-cell>
          <table:table-cell table:formula="of:=([.A68]-99.19)^2" office:value-type="float" office:value="142.5636" calcext:value-type="float">
            <text:p>142.5636</text:p>
          </table:table-cell>
        </table:table-row>
        <table:table-row table:style-name="ro1">
          <table:table-cell office:value-type="float" office:value="87.25" calcext:value-type="float">
            <text:p>87.25</text:p>
          </table:table-cell>
          <table:table-cell office:value-type="float" office:value="93.2360458374023" calcext:value-type="float">
            <text:p>93.2360458374</text:p>
          </table:table-cell>
          <table:table-cell office:value-type="float" office:value="87.25" calcext:value-type="float">
            <text:p>87.25</text:p>
          </table:table-cell>
          <table:table-cell office:value-type="float" office:value="93.0447006225586" calcext:value-type="float">
            <text:p>93.0447006226</text:p>
          </table:table-cell>
          <table:table-cell/>
          <table:table-cell table:formula="of:=[.A69]-[.C69]" office:value-type="float" office:value="0" calcext:value-type="float">
            <text:p>0</text:p>
          </table:table-cell>
          <table:table-cell table:formula="of:=([.A69]-[.B69])^2" office:value-type="float" office:value="35.8327447674819" calcext:value-type="float">
            <text:p>35.8327447675</text:p>
          </table:table-cell>
          <table:table-cell table:formula="of:=([.C69]-[.D69])^2" office:value-type="float" office:value="33.578555305081" calcext:value-type="float">
            <text:p>33.5785553051</text:p>
          </table:table-cell>
          <table:table-cell table:formula="of:=[.G69]-[.H69]" office:value-type="float" office:value="2.25418946240097" calcext:value-type="float">
            <text:p>2.2541894624</text:p>
          </table:table-cell>
          <table:table-cell table:formula="of:=([.A69]-(([.B69]+[.D69])/2))^2" office:value-type="float" office:value="34.6964967884705" calcext:value-type="float">
            <text:p>34.6964967885</text:p>
          </table:table-cell>
          <table:table-cell table:formula="of:=([.A69]-99.19)^2" office:value-type="float" office:value="142.5636" calcext:value-type="float">
            <text:p>142.5636</text:p>
          </table:table-cell>
        </table:table-row>
        <table:table-row table:style-name="ro1">
          <table:table-cell office:value-type="float" office:value="87.26" calcext:value-type="float">
            <text:p>87.26</text:p>
          </table:table-cell>
          <table:table-cell office:value-type="float" office:value="93.8656311035156" calcext:value-type="float">
            <text:p>93.8656311035</text:p>
          </table:table-cell>
          <table:table-cell office:value-type="float" office:value="87.26" calcext:value-type="float">
            <text:p>87.26</text:p>
          </table:table-cell>
          <table:table-cell office:value-type="float" office:value="94.4916915893555" calcext:value-type="float">
            <text:p>94.4916915894</text:p>
          </table:table-cell>
          <table:table-cell/>
          <table:table-cell table:formula="of:=[.A70]-[.C70]" office:value-type="float" office:value="0" calcext:value-type="float">
            <text:p>0</text:p>
          </table:table-cell>
          <table:table-cell table:formula="of:=([.A70]-[.B70])^2" office:value-type="float" office:value="43.634362275733" calcext:value-type="float">
            <text:p>43.6343622757</text:p>
          </table:table-cell>
          <table:table-cell table:formula="of:=([.C70]-[.D70])^2" office:value-type="float" office:value="52.2973632435546" calcext:value-type="float">
            <text:p>52.2973632436</text:p>
          </table:table-cell>
          <table:table-cell table:formula="of:=[.G70]-[.H70]" office:value-type="float" office:value="-8.66300096782156" calcext:value-type="float">
            <text:p>-8.6630009678</text:p>
          </table:table-cell>
          <table:table-cell table:formula="of:=([.A70]-(([.B70]+[.D70])/2))^2" office:value-type="float" office:value="47.8678748266613" calcext:value-type="float">
            <text:p>47.8678748267</text:p>
          </table:table-cell>
          <table:table-cell table:formula="of:=([.A70]-99.19)^2" office:value-type="float" office:value="142.3249" calcext:value-type="float">
            <text:p>142.3249</text:p>
          </table:table-cell>
        </table:table-row>
        <table:table-row table:style-name="ro1">
          <table:table-cell office:value-type="float" office:value="87.44" calcext:value-type="float">
            <text:p>87.44</text:p>
          </table:table-cell>
          <table:table-cell office:value-type="float" office:value="93.1660385131836" calcext:value-type="float">
            <text:p>93.1660385132</text:p>
          </table:table-cell>
          <table:table-cell office:value-type="float" office:value="87.44" calcext:value-type="float">
            <text:p>87.44</text:p>
          </table:table-cell>
          <table:table-cell office:value-type="float" office:value="92.9686126708984" calcext:value-type="float">
            <text:p>92.9686126709</text:p>
          </table:table-cell>
          <table:table-cell/>
          <table:table-cell table:formula="of:=[.A71]-[.C71]" office:value-type="float" office:value="0" calcext:value-type="float">
            <text:p>0</text:p>
          </table:table-cell>
          <table:table-cell table:formula="of:=([.A71]-[.B71])^2" office:value-type="float" office:value="32.7875170544618" calcext:value-type="float">
            <text:p>32.7875170545</text:p>
          </table:table-cell>
          <table:table-cell table:formula="of:=([.C71]-[.D71])^2" office:value-type="float" office:value="30.5655580648188" calcext:value-type="float">
            <text:p>30.5655580648</text:p>
          </table:table-cell>
          <table:table-cell table:formula="of:=[.G71]-[.H71]" office:value-type="float" office:value="2.22195898964303" calcext:value-type="float">
            <text:p>2.2219589896</text:p>
          </table:table-cell>
          <table:table-cell table:formula="of:=([.A71]-(([.B71]+[.D71])/2))^2" office:value-type="float" office:value="31.6667933188398" calcext:value-type="float">
            <text:p>31.6667933188</text:p>
          </table:table-cell>
          <table:table-cell table:formula="of:=([.A71]-99.19)^2" office:value-type="float" office:value="138.0625" calcext:value-type="float">
            <text:p>138.0625</text:p>
          </table:table-cell>
        </table:table-row>
        <table:table-row table:style-name="ro1">
          <table:table-cell office:value-type="float" office:value="87.46" calcext:value-type="float">
            <text:p>87.46</text:p>
          </table:table-cell>
          <table:table-cell office:value-type="float" office:value="94.2320861816406" calcext:value-type="float">
            <text:p>94.2320861816</text:p>
          </table:table-cell>
          <table:table-cell office:value-type="float" office:value="87.46" calcext:value-type="float">
            <text:p>87.46</text:p>
          </table:table-cell>
          <table:table-cell office:value-type="float" office:value="94.5671081542969" calcext:value-type="float">
            <text:p>94.5671081543</text:p>
          </table:table-cell>
          <table:table-cell/>
          <table:table-cell table:formula="of:=[.A72]-[.C72]" office:value-type="float" office:value="0" calcext:value-type="float">
            <text:p>0</text:p>
          </table:table-cell>
          <table:table-cell table:formula="of:=([.A72]-[.B72])^2" office:value-type="float" office:value="45.861151251568" calcext:value-type="float">
            <text:p>45.8611512516</text:p>
          </table:table-cell>
          <table:table-cell table:formula="of:=([.C72]-[.D72])^2" office:value-type="float" office:value="50.5109863168732" calcext:value-type="float">
            <text:p>50.5109863169</text:p>
          </table:table-cell>
          <table:table-cell table:formula="of:=[.G72]-[.H72]" office:value-type="float" office:value="-4.64983506530524" calcext:value-type="float">
            <text:p>-4.6498350653</text:p>
          </table:table-cell>
          <table:table-cell table:formula="of:=([.A72]-(([.B72]+[.D72])/2))^2" office:value-type="float" office:value="48.15800885368" calcext:value-type="float">
            <text:p>48.1580088537</text:p>
          </table:table-cell>
          <table:table-cell table:formula="of:=([.A72]-99.19)^2" office:value-type="float" office:value="137.5929" calcext:value-type="float">
            <text:p>137.5929</text:p>
          </table:table-cell>
        </table:table-row>
        <table:table-row table:style-name="ro1">
          <table:table-cell office:value-type="float" office:value="87.47" calcext:value-type="float">
            <text:p>87.47</text:p>
          </table:table-cell>
          <table:table-cell office:value-type="float" office:value="94.7425079345703" calcext:value-type="float">
            <text:p>94.7425079346</text:p>
          </table:table-cell>
          <table:table-cell office:value-type="float" office:value="87.47" calcext:value-type="float">
            <text:p>87.47</text:p>
          </table:table-cell>
          <table:table-cell office:value-type="float" office:value="94.3649444580078" calcext:value-type="float">
            <text:p>94.364944458</text:p>
          </table:table-cell>
          <table:table-cell/>
          <table:table-cell table:formula="of:=[.A73]-[.C73]" office:value-type="float" office:value="0" calcext:value-type="float">
            <text:p>0</text:p>
          </table:table-cell>
          <table:table-cell table:formula="of:=([.A73]-[.B73])^2" office:value-type="float" office:value="52.8893716583882" calcext:value-type="float">
            <text:p>52.8893716584</text:p>
          </table:table-cell>
          <table:table-cell table:formula="of:=([.C73]-[.D73])^2" office:value-type="float" office:value="47.5402590790127" calcext:value-type="float">
            <text:p>47.540259079</text:p>
          </table:table-cell>
          <table:table-cell table:formula="of:=[.G73]-[.H73]" office:value-type="float" office:value="5.34911257937551" calcext:value-type="float">
            <text:p>5.3491125794</text:p>
          </table:table-cell>
          <table:table-cell table:formula="of:=([.A73]-(([.B73]+[.D73])/2))^2" office:value-type="float" office:value="50.1791768239919" calcext:value-type="float">
            <text:p>50.179176824</text:p>
          </table:table-cell>
          <table:table-cell table:formula="of:=([.A73]-99.19)^2" office:value-type="float" office:value="137.3584" calcext:value-type="float">
            <text:p>137.3584</text:p>
          </table:table-cell>
        </table:table-row>
        <table:table-row table:style-name="ro1">
          <table:table-cell office:value-type="float" office:value="87.49" calcext:value-type="float">
            <text:p>87.49</text:p>
          </table:table-cell>
          <table:table-cell office:value-type="float" office:value="93.3230743408203" calcext:value-type="float">
            <text:p>93.3230743408</text:p>
          </table:table-cell>
          <table:table-cell office:value-type="float" office:value="87.49" calcext:value-type="float">
            <text:p>87.49</text:p>
          </table:table-cell>
          <table:table-cell office:value-type="float" office:value="96.2182388305664" calcext:value-type="float">
            <text:p>96.2182388306</text:p>
          </table:table-cell>
          <table:table-cell/>
          <table:table-cell table:formula="of:=[.A74]-[.C74]" office:value-type="float" office:value="0" calcext:value-type="float">
            <text:p>0</text:p>
          </table:table-cell>
          <table:table-cell table:formula="of:=([.A74]-[.B74])^2" office:value-type="float" office:value="34.0247562655364" calcext:value-type="float">
            <text:p>34.0247562655</text:p>
          </table:table-cell>
          <table:table-cell table:formula="of:=([.C74]-[.D74])^2" office:value-type="float" office:value="76.1821530834073" calcext:value-type="float">
            <text:p>76.1821530834</text:p>
          </table:table-cell>
          <table:table-cell table:formula="of:=[.G74]-[.H74]" office:value-type="float" office:value="-42.1573968178709" calcext:value-type="float">
            <text:p>-42.1573968179</text:p>
          </table:table-cell>
          <table:table-cell table:formula="of:=([.A74]-(([.B74]+[.D74])/2))^2" office:value-type="float" office:value="53.0079603188002" calcext:value-type="float">
            <text:p>53.0079603188</text:p>
          </table:table-cell>
          <table:table-cell table:formula="of:=([.A74]-99.19)^2" office:value-type="float" office:value="136.89" calcext:value-type="float">
            <text:p>136.89</text:p>
          </table:table-cell>
        </table:table-row>
        <table:table-row table:style-name="ro1">
          <table:table-cell office:value-type="float" office:value="87.58" calcext:value-type="float">
            <text:p>87.58</text:p>
          </table:table-cell>
          <table:table-cell office:value-type="float" office:value="93.8453369140625" calcext:value-type="float">
            <text:p>93.8453369141</text:p>
          </table:table-cell>
          <table:table-cell office:value-type="float" office:value="87.58" calcext:value-type="float">
            <text:p>87.58</text:p>
          </table:table-cell>
          <table:table-cell office:value-type="float" office:value="95.0860137939453" calcext:value-type="float">
            <text:p>95.0860137939</text:p>
          </table:table-cell>
          <table:table-cell/>
          <table:table-cell table:formula="of:=[.A75]-[.C75]" office:value-type="float" office:value="0" calcext:value-type="float">
            <text:p>0</text:p>
          </table:table-cell>
          <table:table-cell table:formula="of:=([.A75]-[.B75])^2" office:value-type="float" office:value="39.2544466467142" calcext:value-type="float">
            <text:p>39.2544466467</text:p>
          </table:table-cell>
          <table:table-cell table:formula="of:=([.C75]-[.D75])^2" office:value-type="float" office:value="56.3402430748973" calcext:value-type="float">
            <text:p>56.3402430749</text:p>
          </table:table-cell>
          <table:table-cell table:formula="of:=[.G75]-[.H75]" office:value-type="float" office:value="-17.0857964281831" calcext:value-type="float">
            <text:p>-17.0857964282</text:p>
          </table:table-cell>
          <table:table-cell table:formula="of:=([.A75]-(([.B75]+[.D75])/2))^2" office:value-type="float" office:value="47.4125250807368" calcext:value-type="float">
            <text:p>47.4125250807</text:p>
          </table:table-cell>
          <table:table-cell table:formula="of:=([.A75]-99.19)^2" office:value-type="float" office:value="134.7921" calcext:value-type="float">
            <text:p>134.7921</text:p>
          </table:table-cell>
        </table:table-row>
        <table:table-row table:style-name="ro1">
          <table:table-cell office:value-type="float" office:value="87.63" calcext:value-type="float">
            <text:p>87.63</text:p>
          </table:table-cell>
          <table:table-cell office:value-type="float" office:value="94.6438674926758" calcext:value-type="float">
            <text:p>94.6438674927</text:p>
          </table:table-cell>
          <table:table-cell office:value-type="float" office:value="87.63" calcext:value-type="float">
            <text:p>87.63</text:p>
          </table:table-cell>
          <table:table-cell office:value-type="float" office:value="99.7666778564453" calcext:value-type="float">
            <text:p>99.7666778564</text:p>
          </table:table-cell>
          <table:table-cell/>
          <table:table-cell table:formula="of:=[.A76]-[.C76]" office:value-type="float" office:value="0" calcext:value-type="float">
            <text:p>0</text:p>
          </table:table-cell>
          <table:table-cell table:formula="of:=([.A76]-[.B76])^2" office:value-type="float" office:value="49.1943372048141" calcext:value-type="float">
            <text:p>49.1943372048</text:p>
          </table:table-cell>
          <table:table-cell table:formula="of:=([.C76]-[.D76])^2" office:value-type="float" office:value="147.29894939113" calcext:value-type="float">
            <text:p>147.2989493911</text:p>
          </table:table-cell>
          <table:table-cell table:formula="of:=[.G76]-[.H76]" office:value-type="float" office:value="-98.104612186316" calcext:value-type="float">
            <text:p>-98.1046121863</text:p>
          </table:table-cell>
          <table:table-cell table:formula="of:=([.A76]-(([.B76]+[.D76])/2))^2" office:value-type="float" office:value="91.685846792186" calcext:value-type="float">
            <text:p>91.6858467922</text:p>
          </table:table-cell>
          <table:table-cell table:formula="of:=([.A76]-99.19)^2" office:value-type="float" office:value="133.6336" calcext:value-type="float">
            <text:p>133.6336</text:p>
          </table:table-cell>
        </table:table-row>
        <table:table-row table:style-name="ro1">
          <table:table-cell office:value-type="float" office:value="87.71" calcext:value-type="float">
            <text:p>87.71</text:p>
          </table:table-cell>
          <table:table-cell office:value-type="float" office:value="92.9917755126953" calcext:value-type="float">
            <text:p>92.9917755127</text:p>
          </table:table-cell>
          <table:table-cell office:value-type="float" office:value="87.71" calcext:value-type="float">
            <text:p>87.71</text:p>
          </table:table-cell>
          <table:table-cell office:value-type="float" office:value="95.5541229248047" calcext:value-type="float">
            <text:p>95.5541229248</text:p>
          </table:table-cell>
          <table:table-cell/>
          <table:table-cell table:formula="of:=[.A77]-[.C77]" office:value-type="float" office:value="0" calcext:value-type="float">
            <text:p>0</text:p>
          </table:table-cell>
          <table:table-cell table:formula="of:=([.A77]-[.B77])^2" office:value-type="float" office:value="27.8971525665079" calcext:value-type="float">
            <text:p>27.8971525665</text:p>
          </table:table-cell>
          <table:table-cell table:formula="of:=([.C77]-[.D77])^2" office:value-type="float" office:value="61.5302644594465" calcext:value-type="float">
            <text:p>61.5302644594</text:p>
          </table:table-cell>
          <table:table-cell table:formula="of:=[.G77]-[.H77]" office:value-type="float" office:value="-33.6331118929386" calcext:value-type="float">
            <text:p>-33.6331118929</text:p>
          </table:table-cell>
          <table:table-cell table:formula="of:=([.A77]-(([.B77]+[.D77])/2))^2" office:value-type="float" office:value="43.0723024478913" calcext:value-type="float">
            <text:p>43.0723024479</text:p>
          </table:table-cell>
          <table:table-cell table:formula="of:=([.A77]-99.19)^2" office:value-type="float" office:value="131.7904" calcext:value-type="float">
            <text:p>131.7904</text:p>
          </table:table-cell>
        </table:table-row>
        <table:table-row table:style-name="ro1">
          <table:table-cell office:value-type="float" office:value="87.71" calcext:value-type="float">
            <text:p>87.71</text:p>
          </table:table-cell>
          <table:table-cell office:value-type="float" office:value="92.7772598266602" calcext:value-type="float">
            <text:p>92.7772598267</text:p>
          </table:table-cell>
          <table:table-cell office:value-type="float" office:value="87.71" calcext:value-type="float">
            <text:p>87.71</text:p>
          </table:table-cell>
          <table:table-cell office:value-type="float" office:value="92.7386932373047" calcext:value-type="float">
            <text:p>92.7386932373</text:p>
          </table:table-cell>
          <table:table-cell/>
          <table:table-cell table:formula="of:=[.A78]-[.C78]" office:value-type="float" office:value="0" calcext:value-type="float">
            <text:p>0</text:p>
          </table:table-cell>
          <table:table-cell table:formula="of:=([.A78]-[.B78])^2" office:value-type="float" office:value="25.677122150884" calcext:value-type="float">
            <text:p>25.6771221509</text:p>
          </table:table-cell>
          <table:table-cell table:formula="of:=([.C78]-[.D78])^2" office:value-type="float" office:value="25.287755674914" calcext:value-type="float">
            <text:p>25.2877556749</text:p>
          </table:table-cell>
          <table:table-cell table:formula="of:=[.G78]-[.H78]" office:value-type="float" office:value="0.389366475970021" calcext:value-type="float">
            <text:p>0.389366476</text:p>
          </table:table-cell>
          <table:table-cell table:formula="of:=([.A78]-(([.B78]+[.D78])/2))^2" office:value-type="float" office:value="25.4820670674453" calcext:value-type="float">
            <text:p>25.4820670674</text:p>
          </table:table-cell>
          <table:table-cell table:formula="of:=([.A78]-99.19)^2" office:value-type="float" office:value="131.7904" calcext:value-type="float">
            <text:p>131.7904</text:p>
          </table:table-cell>
        </table:table-row>
        <table:table-row table:style-name="ro1">
          <table:table-cell office:value-type="float" office:value="87.72" calcext:value-type="float">
            <text:p>87.72</text:p>
          </table:table-cell>
          <table:table-cell office:value-type="float" office:value="93.6422882080078" calcext:value-type="float">
            <text:p>93.642288208</text:p>
          </table:table-cell>
          <table:table-cell office:value-type="float" office:value="87.72" calcext:value-type="float">
            <text:p>87.72</text:p>
          </table:table-cell>
          <table:table-cell office:value-type="float" office:value="97.9791030883789" calcext:value-type="float">
            <text:p>97.9791030884</text:p>
          </table:table-cell>
          <table:table-cell/>
          <table:table-cell table:formula="of:=[.A79]-[.C79]" office:value-type="float" office:value="0" calcext:value-type="float">
            <text:p>0</text:p>
          </table:table-cell>
          <table:table-cell table:formula="of:=([.A79]-[.B79])^2" office:value-type="float" office:value="35.0734976187084" calcext:value-type="float">
            <text:p>35.0734976187</text:p>
          </table:table-cell>
          <table:table-cell table:formula="of:=([.C79]-[.D79])^2" office:value-type="float" office:value="105.249196177986" calcext:value-type="float">
            <text:p>105.249196178</text:p>
          </table:table-cell>
          <table:table-cell table:formula="of:=[.G79]-[.H79]" office:value-type="float" office:value="-70.1756985592772" calcext:value-type="float">
            <text:p>-70.1756985593</text:p>
          </table:table-cell>
          <table:table-cell table:formula="of:=([.A79]-(([.B79]+[.D79])/2))^2" office:value-type="float" office:value="65.459356071695" calcext:value-type="float">
            <text:p>65.4593560717</text:p>
          </table:table-cell>
          <table:table-cell table:formula="of:=([.A79]-99.19)^2" office:value-type="float" office:value="131.5609" calcext:value-type="float">
            <text:p>131.5609</text:p>
          </table:table-cell>
        </table:table-row>
        <table:table-row table:style-name="ro1">
          <table:table-cell office:value-type="float" office:value="87.73" calcext:value-type="float">
            <text:p>87.73</text:p>
          </table:table-cell>
          <table:table-cell office:value-type="float" office:value="93.8857345581055" calcext:value-type="float">
            <text:p>93.8857345581</text:p>
          </table:table-cell>
          <table:table-cell office:value-type="float" office:value="87.73" calcext:value-type="float">
            <text:p>87.73</text:p>
          </table:table-cell>
          <table:table-cell office:value-type="float" office:value="95.0411834716797" calcext:value-type="float">
            <text:p>95.0411834717</text:p>
          </table:table-cell>
          <table:table-cell/>
          <table:table-cell table:formula="of:=[.A80]-[.C80]" office:value-type="float" office:value="0" calcext:value-type="float">
            <text:p>0</text:p>
          </table:table-cell>
          <table:table-cell table:formula="of:=([.A80]-[.B80])^2" office:value-type="float" office:value="37.8930679498539" calcext:value-type="float">
            <text:p>37.8930679499</text:p>
          </table:table-cell>
          <table:table-cell table:formula="of:=([.C80]-[.D80])^2" office:value-type="float" office:value="53.4534037565622" calcext:value-type="float">
            <text:p>53.4534037566</text:p>
          </table:table-cell>
          <table:table-cell table:formula="of:=[.G80]-[.H80]" office:value-type="float" office:value="-15.5603358067083" calcext:value-type="float">
            <text:p>-15.5603358067</text:p>
          </table:table-cell>
          <table:table-cell table:formula="of:=([.A80]-(([.B80]+[.D80])/2))^2" office:value-type="float" office:value="45.3394703052381" calcext:value-type="float">
            <text:p>45.3394703052</text:p>
          </table:table-cell>
          <table:table-cell table:formula="of:=([.A80]-99.19)^2" office:value-type="float" office:value="131.3316" calcext:value-type="float">
            <text:p>131.3316</text:p>
          </table:table-cell>
        </table:table-row>
        <table:table-row table:style-name="ro1">
          <table:table-cell office:value-type="float" office:value="87.79" calcext:value-type="float">
            <text:p>87.79</text:p>
          </table:table-cell>
          <table:table-cell office:value-type="float" office:value="93.6290893554687" calcext:value-type="float">
            <text:p>93.6290893555</text:p>
          </table:table-cell>
          <table:table-cell office:value-type="float" office:value="87.79" calcext:value-type="float">
            <text:p>87.79</text:p>
          </table:table-cell>
          <table:table-cell office:value-type="float" office:value="95.1250305175781" calcext:value-type="float">
            <text:p>95.1250305176</text:p>
          </table:table-cell>
          <table:table-cell/>
          <table:table-cell table:formula="of:=[.A81]-[.C81]" office:value-type="float" office:value="0" calcext:value-type="float">
            <text:p>0</text:p>
          </table:table-cell>
          <table:table-cell table:formula="of:=([.A81]-[.B81])^2" office:value-type="float" office:value="34.0949645011484" calcext:value-type="float">
            <text:p>34.0949645011</text:p>
          </table:table-cell>
          <table:table-cell table:formula="of:=([.C81]-[.D81])^2" office:value-type="float" office:value="53.8026726938023" calcext:value-type="float">
            <text:p>53.8026726938</text:p>
          </table:table-cell>
          <table:table-cell table:formula="of:=[.G81]-[.H81]" office:value-type="float" office:value="-19.7077081926539" calcext:value-type="float">
            <text:p>-19.7077081927</text:p>
          </table:table-cell>
          <table:table-cell table:formula="of:=([.A81]-(([.B81]+[.D81])/2))^2" office:value-type="float" office:value="43.3893586073521" calcext:value-type="float">
            <text:p>43.3893586074</text:p>
          </table:table-cell>
          <table:table-cell table:formula="of:=([.A81]-99.19)^2" office:value-type="float" office:value="129.96" calcext:value-type="float">
            <text:p>129.96</text:p>
          </table:table-cell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93.3592529296875" calcext:value-type="float">
            <text:p>93.3592529297</text:p>
          </table:table-cell>
          <table:table-cell office:value-type="float" office:value="87.8" calcext:value-type="float">
            <text:p>87.8</text:p>
          </table:table-cell>
          <table:table-cell office:value-type="float" office:value="93.3650665283203" calcext:value-type="float">
            <text:p>93.3650665283</text:p>
          </table:table-cell>
          <table:table-cell/>
          <table:table-cell table:formula="of:=[.A82]-[.C82]" office:value-type="float" office:value="0" calcext:value-type="float">
            <text:p>0</text:p>
          </table:table-cell>
          <table:table-cell table:formula="of:=([.A82]-[.B82])^2" office:value-type="float" office:value="30.9052931362391" calcext:value-type="float">
            <text:p>30.9052931362</text:p>
          </table:table-cell>
          <table:table-cell table:formula="of:=([.C82]-[.D82])^2" office:value-type="float" office:value="30.9699654646311" calcext:value-type="float">
            <text:p>30.9699654646</text:p>
          </table:table-cell>
          <table:table-cell table:formula="of:=[.G82]-[.H82]" office:value-type="float" office:value="-0.0646723283920423" calcext:value-type="float">
            <text:p>-0.0646723284</text:p>
          </table:table-cell>
          <table:table-cell table:formula="of:=([.A82]-(([.B82]+[.D82])/2))^2" office:value-type="float" office:value="30.9376208509528" calcext:value-type="float">
            <text:p>30.937620851</text:p>
          </table:table-cell>
          <table:table-cell table:formula="of:=([.A82]-99.19)^2" office:value-type="float" office:value="129.7321" calcext:value-type="float">
            <text:p>129.7321</text:p>
          </table:table-cell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93.6791152954102" calcext:value-type="float">
            <text:p>93.6791152954</text:p>
          </table:table-cell>
          <table:table-cell office:value-type="float" office:value="87.9" calcext:value-type="float">
            <text:p>87.9</text:p>
          </table:table-cell>
          <table:table-cell office:value-type="float" office:value="92.4023742675781" calcext:value-type="float">
            <text:p>92.4023742676</text:p>
          </table:table-cell>
          <table:table-cell/>
          <table:table-cell table:formula="of:=[.A83]-[.C83]" office:value-type="float" office:value="0" calcext:value-type="float">
            <text:p>0</text:p>
          </table:table-cell>
          <table:table-cell table:formula="of:=([.A83]-[.B83])^2" office:value-type="float" office:value="33.3981735976435" calcext:value-type="float">
            <text:p>33.3981735976</text:p>
          </table:table-cell>
          <table:table-cell table:formula="of:=([.C83]-[.D83])^2" office:value-type="float" office:value="20.2713740453496" calcext:value-type="float">
            <text:p>20.2713740453</text:p>
          </table:table-cell>
          <table:table-cell table:formula="of:=[.G83]-[.H83]" office:value-type="float" office:value="13.1267995522939" calcext:value-type="float">
            <text:p>13.1267995523</text:p>
          </table:table-cell>
          <table:table-cell table:formula="of:=([.A83]-(([.B83]+[.D83])/2))^2" office:value-type="float" office:value="26.4272569084592" calcext:value-type="float">
            <text:p>26.4272569085</text:p>
          </table:table-cell>
          <table:table-cell table:formula="of:=([.A83]-99.19)^2" office:value-type="float" office:value="127.4641" calcext:value-type="float">
            <text:p>127.4641</text:p>
          </table:table-cell>
        </table:table-row>
        <table:table-row table:style-name="ro1">
          <table:table-cell office:value-type="float" office:value="87.91" calcext:value-type="float">
            <text:p>87.91</text:p>
          </table:table-cell>
          <table:table-cell office:value-type="float" office:value="93.627571105957" calcext:value-type="float">
            <text:p>93.627571106</text:p>
          </table:table-cell>
          <table:table-cell office:value-type="float" office:value="87.91" calcext:value-type="float">
            <text:p>87.91</text:p>
          </table:table-cell>
          <table:table-cell office:value-type="float" office:value="101.862213134766" calcext:value-type="float">
            <text:p>101.8622131348</text:p>
          </table:table-cell>
          <table:table-cell/>
          <table:table-cell table:formula="of:=[.A84]-[.C84]" office:value-type="float" office:value="0" calcext:value-type="float">
            <text:p>0</text:p>
          </table:table-cell>
          <table:table-cell table:formula="of:=([.A84]-[.B84])^2" office:value-type="float" office:value="32.6906193516747" calcext:value-type="float">
            <text:p>32.6906193517</text:p>
          </table:table-cell>
          <table:table-cell table:formula="of:=([.C84]-[.D84])^2" office:value-type="float" office:value="194.664251357927" calcext:value-type="float">
            <text:p>194.6642513579</text:p>
          </table:table-cell>
          <table:table-cell table:formula="of:=[.G84]-[.H84]" office:value-type="float" office:value="-161.973632006252" calcext:value-type="float">
            <text:p>-161.9736320063</text:p>
          </table:table-cell>
          <table:table-cell table:formula="of:=([.A84]-(([.B84]+[.D84])/2))^2" office:value-type="float" office:value="96.7251030191454" calcext:value-type="float">
            <text:p>96.7251030191</text:p>
          </table:table-cell>
          <table:table-cell table:formula="of:=([.A84]-99.19)^2" office:value-type="float" office:value="127.2384" calcext:value-type="float">
            <text:p>127.2384</text:p>
          </table:table-cell>
        </table:table-row>
        <table:table-row table:style-name="ro1">
          <table:table-cell office:value-type="float" office:value="87.91" calcext:value-type="float">
            <text:p>87.91</text:p>
          </table:table-cell>
          <table:table-cell office:value-type="float" office:value="94.6127014160156" calcext:value-type="float">
            <text:p>94.612701416</text:p>
          </table:table-cell>
          <table:table-cell office:value-type="float" office:value="87.91" calcext:value-type="float">
            <text:p>87.91</text:p>
          </table:table-cell>
          <table:table-cell office:value-type="float" office:value="96.4655685424805" calcext:value-type="float">
            <text:p>96.4655685425</text:p>
          </table:table-cell>
          <table:table-cell/>
          <table:table-cell table:formula="of:=[.A85]-[.C85]" office:value-type="float" office:value="0" calcext:value-type="float">
            <text:p>0</text:p>
          </table:table-cell>
          <table:table-cell table:formula="of:=([.A85]-[.B85])^2" office:value-type="float" office:value="44.9262062722579" calcext:value-type="float">
            <text:p>44.9262062723</text:p>
          </table:table-cell>
          <table:table-cell table:formula="of:=([.C85]-[.D85])^2" office:value-type="float" office:value="73.1977530850814" calcext:value-type="float">
            <text:p>73.1977530851</text:p>
          </table:table-cell>
          <table:table-cell table:formula="of:=[.G85]-[.H85]" office:value-type="float" office:value="-28.2715468128235" calcext:value-type="float">
            <text:p>-28.2715468128</text:p>
          </table:table-cell>
          <table:table-cell table:formula="of:=([.A85]-(([.B85]+[.D85])/2))^2" office:value-type="float" office:value="58.2037005315862" calcext:value-type="float">
            <text:p>58.2037005316</text:p>
          </table:table-cell>
          <table:table-cell table:formula="of:=([.A85]-99.19)^2" office:value-type="float" office:value="127.2384" calcext:value-type="float">
            <text:p>127.2384</text:p>
          </table:table-cell>
        </table:table-row>
        <table:table-row table:style-name="ro1">
          <table:table-cell office:value-type="float" office:value="87.97" calcext:value-type="float">
            <text:p>87.97</text:p>
          </table:table-cell>
          <table:table-cell office:value-type="float" office:value="93.8304138183594" calcext:value-type="float">
            <text:p>93.8304138184</text:p>
          </table:table-cell>
          <table:table-cell office:value-type="float" office:value="87.97" calcext:value-type="float">
            <text:p>87.97</text:p>
          </table:table-cell>
          <table:table-cell office:value-type="float" office:value="92.2113189697266" calcext:value-type="float">
            <text:p>92.2113189697</text:p>
          </table:table-cell>
          <table:table-cell/>
          <table:table-cell table:formula="of:=[.A86]-[.C86]" office:value-type="float" office:value="0" calcext:value-type="float">
            <text:p>0</text:p>
          </table:table-cell>
          <table:table-cell table:formula="of:=([.A86]-[.B86])^2" office:value-type="float" office:value="34.3444501224175" calcext:value-type="float">
            <text:p>34.3444501224</text:p>
          </table:table-cell>
          <table:table-cell table:formula="of:=([.C86]-[.D86])^2" office:value-type="float" office:value="17.9887866029624" calcext:value-type="float">
            <text:p>17.988786603</text:p>
          </table:table-cell>
          <table:table-cell table:formula="of:=[.G86]-[.H86]" office:value-type="float" office:value="16.3556635194551" calcext:value-type="float">
            <text:p>16.3556635195</text:p>
          </table:table-cell>
          <table:table-cell table:formula="of:=([.A86]-(([.B86]+[.D86])/2))^2" office:value-type="float" office:value="25.5112513304726" calcext:value-type="float">
            <text:p>25.5112513305</text:p>
          </table:table-cell>
          <table:table-cell table:formula="of:=([.A86]-99.19)^2" office:value-type="float" office:value="125.8884" calcext:value-type="float">
            <text:p>125.8884</text:p>
          </table:table-cell>
        </table:table-row>
        <table:table-row table:style-name="ro1">
          <table:table-cell office:value-type="float" office:value="87.99" calcext:value-type="float">
            <text:p>87.99</text:p>
          </table:table-cell>
          <table:table-cell office:value-type="float" office:value="93.8421401977539" calcext:value-type="float">
            <text:p>93.8421401978</text:p>
          </table:table-cell>
          <table:table-cell office:value-type="float" office:value="87.99" calcext:value-type="float">
            <text:p>87.99</text:p>
          </table:table-cell>
          <table:table-cell office:value-type="float" office:value="95.9486465454102" calcext:value-type="float">
            <text:p>95.9486465454</text:p>
          </table:table-cell>
          <table:table-cell/>
          <table:table-cell table:formula="of:=[.A87]-[.C87]" office:value-type="float" office:value="0" calcext:value-type="float">
            <text:p>0</text:p>
          </table:table-cell>
          <table:table-cell table:formula="of:=([.A87]-[.B87])^2" office:value-type="float" office:value="34.2475448941672" calcext:value-type="float">
            <text:p>34.2475448942</text:p>
          </table:table-cell>
          <table:table-cell table:formula="of:=([.C87]-[.D87])^2" office:value-type="float" office:value="63.3400548347691" calcext:value-type="float">
            <text:p>63.3400548348</text:p>
          </table:table-cell>
          <table:table-cell table:formula="of:=[.G87]-[.H87]" office:value-type="float" office:value="-29.0925099406019" calcext:value-type="float">
            <text:p>-29.0925099406</text:p>
          </table:table-cell>
          <table:table-cell table:formula="of:=([.A87]-(([.B87]+[.D87])/2))^2" office:value-type="float" office:value="47.6844576162891" calcext:value-type="float">
            <text:p>47.6844576163</text:p>
          </table:table-cell>
          <table:table-cell table:formula="of:=([.A87]-99.19)^2" office:value-type="float" office:value="125.44" calcext:value-type="float">
            <text:p>125.44</text:p>
          </table:table-cell>
        </table:table-row>
        <table:table-row table:style-name="ro1">
          <table:table-cell office:value-type="float" office:value="88.03" calcext:value-type="float">
            <text:p>88.03</text:p>
          </table:table-cell>
          <table:table-cell office:value-type="float" office:value="95.9942855834961" calcext:value-type="float">
            <text:p>95.9942855835</text:p>
          </table:table-cell>
          <table:table-cell office:value-type="float" office:value="88.03" calcext:value-type="float">
            <text:p>88.03</text:p>
          </table:table-cell>
          <table:table-cell office:value-type="float" office:value="97.733528137207" calcext:value-type="float">
            <text:p>97.7335281372</text:p>
          </table:table-cell>
          <table:table-cell/>
          <table:table-cell table:formula="of:=[.A88]-[.C88]" office:value-type="float" office:value="0" calcext:value-type="float">
            <text:p>0</text:p>
          </table:table-cell>
          <table:table-cell table:formula="of:=([.A88]-[.B88])^2" office:value-type="float" office:value="63.4298448554837" calcext:value-type="float">
            <text:p>63.4298448555</text:p>
          </table:table-cell>
          <table:table-cell table:formula="of:=([.C88]-[.D88])^2" office:value-type="float" office:value="94.1584583095685" calcext:value-type="float">
            <text:p>94.1584583096</text:p>
          </table:table-cell>
          <table:table-cell table:formula="of:=[.G88]-[.H88]" office:value-type="float" office:value="-30.7286134540848" calcext:value-type="float">
            <text:p>-30.7286134541</text:p>
          </table:table-cell>
          <table:table-cell table:formula="of:=([.A88]-(([.B88]+[.D88])/2))^2" office:value-type="float" office:value="78.0379104173664" calcext:value-type="float">
            <text:p>78.0379104174</text:p>
          </table:table-cell>
          <table:table-cell table:formula="of:=([.A88]-99.19)^2" office:value-type="float" office:value="124.5456" calcext:value-type="float">
            <text:p>124.5456</text:p>
          </table:table-cell>
        </table:table-row>
        <table:table-row table:style-name="ro1">
          <table:table-cell office:value-type="float" office:value="88.05" calcext:value-type="float">
            <text:p>88.05</text:p>
          </table:table-cell>
          <table:table-cell office:value-type="float" office:value="93.0667572021484" calcext:value-type="float">
            <text:p>93.0667572021</text:p>
          </table:table-cell>
          <table:table-cell office:value-type="float" office:value="88.05" calcext:value-type="float">
            <text:p>88.05</text:p>
          </table:table-cell>
          <table:table-cell office:value-type="float" office:value="92.88134765625" calcext:value-type="float">
            <text:p>92.8813476563</text:p>
          </table:table-cell>
          <table:table-cell/>
          <table:table-cell table:formula="of:=[.A89]-[.C89]" office:value-type="float" office:value="0" calcext:value-type="float">
            <text:p>0</text:p>
          </table:table-cell>
          <table:table-cell table:formula="of:=([.A89]-[.B89])^2" office:value-type="float" office:value="25.1678528253082" calcext:value-type="float">
            <text:p>25.1678528253</text:p>
          </table:table-cell>
          <table:table-cell table:formula="of:=([.C89]-[.D89])^2" office:value-type="float" office:value="23.3419201755524" calcext:value-type="float">
            <text:p>23.3419201756</text:p>
          </table:table-cell>
          <table:table-cell table:formula="of:=[.G89]-[.H89]" office:value-type="float" office:value="1.82593264975585" calcext:value-type="float">
            <text:p>1.8259326498</text:p>
          </table:table-cell>
          <table:table-cell table:formula="of:=([.A89]-(([.B89]+[.D89])/2))^2" office:value-type="float" office:value="24.2462923255028" calcext:value-type="float">
            <text:p>24.2462923255</text:p>
          </table:table-cell>
          <table:table-cell table:formula="of:=([.A89]-99.19)^2" office:value-type="float" office:value="124.0996" calcext:value-type="float">
            <text:p>124.0996</text:p>
          </table:table-cell>
        </table:table-row>
        <table:table-row table:style-name="ro1">
          <table:table-cell office:value-type="float" office:value="88.05" calcext:value-type="float">
            <text:p>88.05</text:p>
          </table:table-cell>
          <table:table-cell office:value-type="float" office:value="92.7318344116211" calcext:value-type="float">
            <text:p>92.7318344116</text:p>
          </table:table-cell>
          <table:table-cell office:value-type="float" office:value="88.05" calcext:value-type="float">
            <text:p>88.05</text:p>
          </table:table-cell>
          <table:table-cell office:value-type="float" office:value="92.3069763183594" calcext:value-type="float">
            <text:p>92.3069763184</text:p>
          </table:table-cell>
          <table:table-cell/>
          <table:table-cell table:formula="of:=[.A90]-[.C90]" office:value-type="float" office:value="0" calcext:value-type="float">
            <text:p>0</text:p>
          </table:table-cell>
          <table:table-cell table:formula="of:=([.A90]-[.B90])^2" office:value-type="float" office:value="21.9195734578395" calcext:value-type="float">
            <text:p>21.9195734578</text:p>
          </table:table-cell>
          <table:table-cell table:formula="of:=([.C90]-[.D90])^2" office:value-type="float" office:value="18.1218473750726" calcext:value-type="float">
            <text:p>18.1218473751</text:p>
          </table:table-cell>
          <table:table-cell table:formula="of:=[.G90]-[.H90]" office:value-type="float" office:value="3.7977260827669" calcext:value-type="float">
            <text:p>3.7977260828</text:p>
          </table:table-cell>
          <table:table-cell table:formula="of:=([.A90]-(([.B90]+[.D90])/2))^2" office:value-type="float" office:value="19.9755843166035" calcext:value-type="float">
            <text:p>19.9755843166</text:p>
          </table:table-cell>
          <table:table-cell table:formula="of:=([.A90]-99.19)^2" office:value-type="float" office:value="124.0996" calcext:value-type="float">
            <text:p>124.0996</text:p>
          </table:table-cell>
        </table:table-row>
        <table:table-row table:style-name="ro1">
          <table:table-cell office:value-type="float" office:value="88.06" calcext:value-type="float">
            <text:p>88.06</text:p>
          </table:table-cell>
          <table:table-cell office:value-type="float" office:value="94.9711151123047" calcext:value-type="float">
            <text:p>94.9711151123</text:p>
          </table:table-cell>
          <table:table-cell office:value-type="float" office:value="88.06" calcext:value-type="float">
            <text:p>88.06</text:p>
          </table:table-cell>
          <table:table-cell office:value-type="float" office:value="94.4341049194336" calcext:value-type="float">
            <text:p>94.4341049194</text:p>
          </table:table-cell>
          <table:table-cell/>
          <table:table-cell table:formula="of:=[.A91]-[.C91]" office:value-type="float" office:value="0" calcext:value-type="float">
            <text:p>0</text:p>
          </table:table-cell>
          <table:table-cell table:formula="of:=([.A91]-[.B91])^2" office:value-type="float" office:value="47.7635120955262" calcext:value-type="float">
            <text:p>47.7635120955</text:p>
          </table:table-cell>
          <table:table-cell table:formula="of:=([.C91]-[.D91])^2" office:value-type="float" office:value="40.6292135239475" calcext:value-type="float">
            <text:p>40.6292135239</text:p>
          </table:table-cell>
          <table:table-cell table:formula="of:=[.G91]-[.H91]" office:value-type="float" office:value="7.13429857157869" calcext:value-type="float">
            <text:p>7.1342985716</text:p>
          </table:table-cell>
          <table:table-cell table:formula="of:=([.A91]-(([.B91]+[.D91])/2))^2" office:value-type="float" office:value="44.124267822925" calcext:value-type="float">
            <text:p>44.1242678229</text:p>
          </table:table-cell>
          <table:table-cell table:formula="of:=([.A91]-99.19)^2" office:value-type="float" office:value="123.8769" calcext:value-type="float">
            <text:p>123.8769</text:p>
          </table:table-cell>
        </table:table-row>
        <table:table-row table:style-name="ro1">
          <table:table-cell office:value-type="float" office:value="88.08" calcext:value-type="float">
            <text:p>88.08</text:p>
          </table:table-cell>
          <table:table-cell office:value-type="float" office:value="93.942253112793" calcext:value-type="float">
            <text:p>93.9422531128</text:p>
          </table:table-cell>
          <table:table-cell office:value-type="float" office:value="88.08" calcext:value-type="float">
            <text:p>88.08</text:p>
          </table:table-cell>
          <table:table-cell office:value-type="float" office:value="94.7410202026367" calcext:value-type="float">
            <text:p>94.7410202026</text:p>
          </table:table-cell>
          <table:table-cell/>
          <table:table-cell table:formula="of:=[.A92]-[.C92]" office:value-type="float" office:value="0" calcext:value-type="float">
            <text:p>0</text:p>
          </table:table-cell>
          <table:table-cell table:formula="of:=([.A92]-[.B92])^2" office:value-type="float" office:value="34.3660115584509" calcext:value-type="float">
            <text:p>34.3660115585</text:p>
          </table:table-cell>
          <table:table-cell table:formula="of:=([.C92]-[.D92])^2" office:value-type="float" office:value="44.3691901399345" calcext:value-type="float">
            <text:p>44.3691901399</text:p>
          </table:table-cell>
          <table:table-cell table:formula="of:=[.G92]-[.H92]" office:value-type="float" office:value="-10.0031785814837" calcext:value-type="float">
            <text:p>-10.0031785815</text:p>
          </table:table-cell>
          <table:table-cell table:formula="of:=([.A92]-(([.B92]+[.D92])/2))^2" office:value-type="float" office:value="39.2080936332383" calcext:value-type="float">
            <text:p>39.2080936332</text:p>
          </table:table-cell>
          <table:table-cell table:formula="of:=([.A92]-99.19)^2" office:value-type="float" office:value="123.4321" calcext:value-type="float">
            <text:p>123.4321</text:p>
          </table:table-cell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93.2328643798828" calcext:value-type="float">
            <text:p>93.2328643799</text:p>
          </table:table-cell>
          <table:table-cell office:value-type="float" office:value="88.1" calcext:value-type="float">
            <text:p>88.1</text:p>
          </table:table-cell>
          <table:table-cell office:value-type="float" office:value="94.2670516967774" calcext:value-type="float">
            <text:p>94.2670516968</text:p>
          </table:table-cell>
          <table:table-cell/>
          <table:table-cell table:formula="of:=[.A93]-[.C93]" office:value-type="float" office:value="0" calcext:value-type="float">
            <text:p>0</text:p>
          </table:table-cell>
          <table:table-cell table:formula="of:=([.A93]-[.B93])^2" office:value-type="float" office:value="26.3462967422698" calcext:value-type="float">
            <text:p>26.3462967423</text:p>
          </table:table-cell>
          <table:table-cell table:formula="of:=([.C93]-[.D93])^2" office:value-type="float" office:value="38.0325266307244" calcext:value-type="float">
            <text:p>38.0325266307</text:p>
          </table:table-cell>
          <table:table-cell table:formula="of:=[.G93]-[.H93]" office:value-type="float" office:value="-11.6862298884546" calcext:value-type="float">
            <text:p>-11.6862298885</text:p>
          </table:table-cell>
          <table:table-cell table:formula="of:=([.A93]-(([.B93]+[.D93])/2))^2" office:value-type="float" office:value="31.9220258348907" calcext:value-type="float">
            <text:p>31.9220258349</text:p>
          </table:table-cell>
          <table:table-cell table:formula="of:=([.A93]-99.19)^2" office:value-type="float" office:value="122.9881" calcext:value-type="float">
            <text:p>122.9881</text:p>
          </table:table-cell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94.7108383178711" calcext:value-type="float">
            <text:p>94.7108383179</text:p>
          </table:table-cell>
          <table:table-cell office:value-type="float" office:value="88.1" calcext:value-type="float">
            <text:p>88.1</text:p>
          </table:table-cell>
          <table:table-cell office:value-type="float" office:value="104.466300964355" calcext:value-type="float">
            <text:p>104.4663009644</text:p>
          </table:table-cell>
          <table:table-cell/>
          <table:table-cell table:formula="of:=[.A94]-[.C94]" office:value-type="float" office:value="0" calcext:value-type="float">
            <text:p>0</text:p>
          </table:table-cell>
          <table:table-cell table:formula="of:=([.A94]-[.B94])^2" office:value-type="float" office:value="43.7031832650328" calcext:value-type="float">
            <text:p>43.703183265</text:p>
          </table:table-cell>
          <table:table-cell table:formula="of:=([.C94]-[.D94])^2" office:value-type="float" office:value="267.855807255863" calcext:value-type="float">
            <text:p>267.8558072559</text:p>
          </table:table-cell>
          <table:table-cell table:formula="of:=[.G94]-[.H94]" office:value-type="float" office:value="-224.15262399083" calcext:value-type="float">
            <text:p>-224.1526239908</text:p>
          </table:table-cell>
          <table:table-cell table:formula="of:=([.A94]-(([.B94]+[.D94])/2))^2" office:value-type="float" office:value="131.98723239871" calcext:value-type="float">
            <text:p>131.9872323987</text:p>
          </table:table-cell>
          <table:table-cell table:formula="of:=([.A94]-99.19)^2" office:value-type="float" office:value="122.9881" calcext:value-type="float">
            <text:p>122.9881</text:p>
          </table:table-cell>
        </table:table-row>
        <table:table-row table:style-name="ro1">
          <table:table-cell office:value-type="float" office:value="88.12" calcext:value-type="float">
            <text:p>88.12</text:p>
          </table:table-cell>
          <table:table-cell office:value-type="float" office:value="92.2619171142578" calcext:value-type="float">
            <text:p>92.2619171143</text:p>
          </table:table-cell>
          <table:table-cell office:value-type="float" office:value="88.12" calcext:value-type="float">
            <text:p>88.12</text:p>
          </table:table-cell>
          <table:table-cell office:value-type="float" office:value="90.9263610839844" calcext:value-type="float">
            <text:p>90.926361084</text:p>
          </table:table-cell>
          <table:table-cell/>
          <table:table-cell table:formula="of:=[.A95]-[.C95]" office:value-type="float" office:value="0" calcext:value-type="float">
            <text:p>0</text:p>
          </table:table-cell>
          <table:table-cell table:formula="of:=([.A95]-[.B95])^2" office:value-type="float" office:value="17.1554773813817" calcext:value-type="float">
            <text:p>17.1554773814</text:p>
          </table:table-cell>
          <table:table-cell table:formula="of:=([.C95]-[.D95])^2" office:value-type="float" office:value="7.87566253370193" calcext:value-type="float">
            <text:p>7.8756625337</text:p>
          </table:table-cell>
          <table:table-cell table:formula="of:=[.G95]-[.H95]" office:value-type="float" office:value="9.2798148476798" calcext:value-type="float">
            <text:p>9.2798148477</text:p>
          </table:table-cell>
          <table:table-cell table:formula="of:=([.A95]-(([.B95]+[.D95])/2))^2" office:value-type="float" office:value="12.0696424800419" calcext:value-type="float">
            <text:p>12.06964248</text:p>
          </table:table-cell>
          <table:table-cell table:formula="of:=([.A95]-99.19)^2" office:value-type="float" office:value="122.5449" calcext:value-type="float">
            <text:p>122.5449</text:p>
          </table:table-cell>
        </table:table-row>
        <table:table-row table:style-name="ro1">
          <table:table-cell office:value-type="float" office:value="88.12" calcext:value-type="float">
            <text:p>88.12</text:p>
          </table:table-cell>
          <table:table-cell office:value-type="float" office:value="94.3690795898437" calcext:value-type="float">
            <text:p>94.3690795898</text:p>
          </table:table-cell>
          <table:table-cell office:value-type="float" office:value="88.12" calcext:value-type="float">
            <text:p>88.12</text:p>
          </table:table-cell>
          <table:table-cell office:value-type="float" office:value="96.8852615356445" calcext:value-type="float">
            <text:p>96.8852615356</text:p>
          </table:table-cell>
          <table:table-cell/>
          <table:table-cell table:formula="of:=[.A96]-[.C96]" office:value-type="float" office:value="0" calcext:value-type="float">
            <text:p>0</text:p>
          </table:table-cell>
          <table:table-cell table:formula="of:=([.A96]-[.B96])^2" office:value-type="float" office:value="39.0509957202017" calcext:value-type="float">
            <text:p>39.0509957202</text:p>
          </table:table-cell>
          <table:table-cell table:formula="of:=([.C96]-[.D96])^2" office:value-type="float" office:value="76.8298097882495" calcext:value-type="float">
            <text:p>76.8298097882</text:p>
          </table:table-cell>
          <table:table-cell table:formula="of:=[.G96]-[.H96]" office:value-type="float" office:value="-37.7788140680478" calcext:value-type="float">
            <text:p>-37.778814068</text:p>
          </table:table-cell>
          <table:table-cell table:formula="of:=([.A96]-(([.B96]+[.D96])/2))^2" office:value-type="float" office:value="56.3576098581321" calcext:value-type="float">
            <text:p>56.3576098581</text:p>
          </table:table-cell>
          <table:table-cell table:formula="of:=([.A96]-99.19)^2" office:value-type="float" office:value="122.5449" calcext:value-type="float">
            <text:p>122.5449</text:p>
          </table:table-cell>
        </table:table-row>
        <table:table-row table:style-name="ro1">
          <table:table-cell office:value-type="float" office:value="88.21" calcext:value-type="float">
            <text:p>88.21</text:p>
          </table:table-cell>
          <table:table-cell office:value-type="float" office:value="93.6793899536133" calcext:value-type="float">
            <text:p>93.6793899536</text:p>
          </table:table-cell>
          <table:table-cell office:value-type="float" office:value="88.21" calcext:value-type="float">
            <text:p>88.21</text:p>
          </table:table-cell>
          <table:table-cell office:value-type="float" office:value="94.2367324829102" calcext:value-type="float">
            <text:p>94.2367324829</text:p>
          </table:table-cell>
          <table:table-cell/>
          <table:table-cell table:formula="of:=[.A97]-[.C97]" office:value-type="float" office:value="0" calcext:value-type="float">
            <text:p>0</text:p>
          </table:table-cell>
          <table:table-cell table:formula="of:=([.A97]-[.B97])^2" office:value-type="float" office:value="29.914226464686" calcext:value-type="float">
            <text:p>29.9142264647</text:p>
          </table:table-cell>
          <table:table-cell table:formula="of:=([.C97]-[.D97])^2" office:value-type="float" office:value="36.3215044205645" calcext:value-type="float">
            <text:p>36.3215044206</text:p>
          </table:table-cell>
          <table:table-cell table:formula="of:=[.G97]-[.H97]" office:value-type="float" office:value="-6.40727795587853" calcext:value-type="float">
            <text:p>-6.4072779559</text:p>
          </table:table-cell>
          <table:table-cell table:formula="of:=([.A97]-(([.B97]+[.D97])/2))^2" office:value-type="float" office:value="33.0402077688845" calcext:value-type="float">
            <text:p>33.0402077689</text:p>
          </table:table-cell>
          <table:table-cell table:formula="of:=([.A97]-99.19)^2" office:value-type="float" office:value="120.5604" calcext:value-type="float">
            <text:p>120.5604</text:p>
          </table:table-cell>
        </table:table-row>
        <table:table-row table:style-name="ro1">
          <table:table-cell office:value-type="float" office:value="88.22" calcext:value-type="float">
            <text:p>88.22</text:p>
          </table:table-cell>
          <table:table-cell office:value-type="float" office:value="93.3473968505859" calcext:value-type="float">
            <text:p>93.3473968506</text:p>
          </table:table-cell>
          <table:table-cell office:value-type="float" office:value="88.22" calcext:value-type="float">
            <text:p>88.22</text:p>
          </table:table-cell>
          <table:table-cell office:value-type="float" office:value="91.3253631591797" calcext:value-type="float">
            <text:p>91.3253631592</text:p>
          </table:table-cell>
          <table:table-cell/>
          <table:table-cell table:formula="of:=[.A98]-[.C98]" office:value-type="float" office:value="0" calcext:value-type="float">
            <text:p>0</text:p>
          </table:table-cell>
          <table:table-cell table:formula="of:=([.A98]-[.B98])^2" office:value-type="float" office:value="26.2901984633986" calcext:value-type="float">
            <text:p>26.2901984634</text:p>
          </table:table-cell>
          <table:table-cell table:formula="of:=([.C98]-[.D98])^2" office:value-type="float" office:value="9.64328035039046" calcext:value-type="float">
            <text:p>9.6432803504</text:p>
          </table:table-cell>
          <table:table-cell table:formula="of:=[.G98]-[.H98]" office:value-type="float" office:value="16.6469181130081" calcext:value-type="float">
            <text:p>16.646918113</text:p>
          </table:table-cell>
          <table:table-cell table:formula="of:=([.A98]-(([.B98]+[.D98])/2))^2" office:value-type="float" office:value="16.944584344599" calcext:value-type="float">
            <text:p>16.9445843446</text:p>
          </table:table-cell>
          <table:table-cell table:formula="of:=([.A98]-99.19)^2" office:value-type="float" office:value="120.3409" calcext:value-type="float">
            <text:p>120.3409</text:p>
          </table:table-cell>
        </table:table-row>
        <table:table-row table:style-name="ro1">
          <table:table-cell office:value-type="float" office:value="88.27" calcext:value-type="float">
            <text:p>88.27</text:p>
          </table:table-cell>
          <table:table-cell office:value-type="float" office:value="95.7968978881836" calcext:value-type="float">
            <text:p>95.7968978882</text:p>
          </table:table-cell>
          <table:table-cell office:value-type="float" office:value="88.27" calcext:value-type="float">
            <text:p>88.27</text:p>
          </table:table-cell>
          <table:table-cell office:value-type="float" office:value="96.8186264038086" calcext:value-type="float">
            <text:p>96.8186264038</text:p>
          </table:table-cell>
          <table:table-cell/>
          <table:table-cell table:formula="of:=[.A99]-[.C99]" office:value-type="float" office:value="0" calcext:value-type="float">
            <text:p>0</text:p>
          </table:table-cell>
          <table:table-cell table:formula="of:=([.A99]-[.B99])^2" office:value-type="float" office:value="56.6541918191427" calcext:value-type="float">
            <text:p>56.6541918191</text:p>
          </table:table-cell>
          <table:table-cell table:formula="of:=([.C99]-[.D99])^2" office:value-type="float" office:value="73.0790133918935" calcext:value-type="float">
            <text:p>73.0790133919</text:p>
          </table:table-cell>
          <table:table-cell table:formula="of:=[.G99]-[.H99]" office:value-type="float" office:value="-16.4248215727508" calcext:value-type="float">
            <text:p>-16.4248215728</text:p>
          </table:table-cell>
          <table:table-cell table:formula="of:=([.A99]-(([.B99]+[.D99])/2))^2" office:value-type="float" office:value="64.6056203156078" calcext:value-type="float">
            <text:p>64.6056203156</text:p>
          </table:table-cell>
          <table:table-cell table:formula="of:=([.A99]-99.19)^2" office:value-type="float" office:value="119.2464" calcext:value-type="float">
            <text:p>119.2464</text:p>
          </table:table-cell>
        </table:table-row>
        <table:table-row table:style-name="ro1">
          <table:table-cell office:value-type="float" office:value="88.28" calcext:value-type="float">
            <text:p>88.28</text:p>
          </table:table-cell>
          <table:table-cell office:value-type="float" office:value="92.8046493530274" calcext:value-type="float">
            <text:p>92.804649353</text:p>
          </table:table-cell>
          <table:table-cell office:value-type="float" office:value="88.28" calcext:value-type="float">
            <text:p>88.28</text:p>
          </table:table-cell>
          <table:table-cell office:value-type="float" office:value="98.7167892456055" calcext:value-type="float">
            <text:p>98.7167892456</text:p>
          </table:table-cell>
          <table:table-cell/>
          <table:table-cell table:formula="of:=[.A100]-[.C100]" office:value-type="float" office:value="0" calcext:value-type="float">
            <text:p>0</text:p>
          </table:table-cell>
          <table:table-cell table:formula="of:=([.A100]-[.B100])^2" office:value-type="float" office:value="20.4724517678507" calcext:value-type="float">
            <text:p>20.4724517679</text:p>
          </table:table-cell>
          <table:table-cell table:formula="of:=([.C100]-[.D100])^2" office:value-type="float" office:value="108.926569757186" calcext:value-type="float">
            <text:p>108.9265697572</text:p>
          </table:table-cell>
          <table:table-cell table:formula="of:=[.G100]-[.H100]" office:value-type="float" office:value="-88.4541179893352" calcext:value-type="float">
            <text:p>-88.4541179893</text:p>
          </table:table-cell>
          <table:table-cell table:formula="of:=([.A100]-(([.B100]+[.D100])/2))^2" office:value-type="float" office:value="55.9611612351649" calcext:value-type="float">
            <text:p>55.9611612352</text:p>
          </table:table-cell>
          <table:table-cell table:formula="of:=([.A100]-99.19)^2" office:value-type="float" office:value="119.0281" calcext:value-type="float">
            <text:p>119.0281</text:p>
          </table:table-cell>
        </table:table-row>
        <table:table-row table:style-name="ro1">
          <table:table-cell office:value-type="float" office:value="88.29" calcext:value-type="float">
            <text:p>88.29</text:p>
          </table:table-cell>
          <table:table-cell office:value-type="float" office:value="94.4203033447266" calcext:value-type="float">
            <text:p>94.4203033447</text:p>
          </table:table-cell>
          <table:table-cell office:value-type="float" office:value="88.29" calcext:value-type="float">
            <text:p>88.29</text:p>
          </table:table-cell>
          <table:table-cell office:value-type="float" office:value="96.4567642211914" calcext:value-type="float">
            <text:p>96.4567642212</text:p>
          </table:table-cell>
          <table:table-cell/>
          <table:table-cell table:formula="of:=[.A101]-[.C101]" office:value-type="float" office:value="0" calcext:value-type="float">
            <text:p>0</text:p>
          </table:table-cell>
          <table:table-cell table:formula="of:=([.A101]-[.B101])^2" office:value-type="float" office:value="37.5806190983656" calcext:value-type="float">
            <text:p>37.5806190984</text:p>
          </table:table-cell>
          <table:table-cell table:formula="of:=([.C101]-[.D101])^2" office:value-type="float" office:value="66.696037844532" calcext:value-type="float">
            <text:p>66.6960378445</text:p>
          </table:table-cell>
          <table:table-cell table:formula="of:=[.G101]-[.H101]" office:value-type="float" office:value="-29.1154187461664" calcext:value-type="float">
            <text:p>-29.1154187462</text:p>
          </table:table-cell>
          <table:table-cell table:formula="of:=([.A101]-(([.B101]+[.D101])/2))^2" office:value-type="float" office:value="51.1015352461058" calcext:value-type="float">
            <text:p>51.1015352461</text:p>
          </table:table-cell>
          <table:table-cell table:formula="of:=([.A101]-99.19)^2" office:value-type="float" office:value="118.81" calcext:value-type="float">
            <text:p>118.81</text:p>
          </table:table-cell>
        </table:table-row>
        <table:table-row table:style-name="ro1">
          <table:table-cell office:value-type="float" office:value="88.34" calcext:value-type="float">
            <text:p>88.34</text:p>
          </table:table-cell>
          <table:table-cell office:value-type="float" office:value="92.5792617797852" calcext:value-type="float">
            <text:p>92.5792617798</text:p>
          </table:table-cell>
          <table:table-cell office:value-type="float" office:value="88.34" calcext:value-type="float">
            <text:p>88.34</text:p>
          </table:table-cell>
          <table:table-cell office:value-type="float" office:value="91.1572341918945" calcext:value-type="float">
            <text:p>91.1572341919</text:p>
          </table:table-cell>
          <table:table-cell/>
          <table:table-cell table:formula="of:=[.A102]-[.C102]" office:value-type="float" office:value="0" calcext:value-type="float">
            <text:p>0</text:p>
          </table:table-cell>
          <table:table-cell table:formula="of:=([.A102]-[.B102])^2" office:value-type="float" office:value="17.9713404375472" calcext:value-type="float">
            <text:p>17.9713404375</text:p>
          </table:table-cell>
          <table:table-cell table:formula="of:=([.C102]-[.D102])^2" office:value-type="float" office:value="7.93680849197961" calcext:value-type="float">
            <text:p>7.936808492</text:p>
          </table:table-cell>
          <table:table-cell table:formula="of:=[.G102]-[.H102]" office:value-type="float" office:value="10.0345319455676" calcext:value-type="float">
            <text:p>10.0345319456</text:p>
          </table:table-cell>
          <table:table-cell table:formula="of:=([.A102]-(([.B102]+[.D102])/2))^2" office:value-type="float" office:value="12.4485338495829" calcext:value-type="float">
            <text:p>12.4485338496</text:p>
          </table:table-cell>
          <table:table-cell table:formula="of:=([.A102]-99.19)^2" office:value-type="float" office:value="117.7225" calcext:value-type="float">
            <text:p>117.7225</text:p>
          </table:table-cell>
        </table:table-row>
        <table:table-row table:style-name="ro1">
          <table:table-cell office:value-type="float" office:value="88.34" calcext:value-type="float">
            <text:p>88.34</text:p>
          </table:table-cell>
          <table:table-cell office:value-type="float" office:value="93.7643127441406" calcext:value-type="float">
            <text:p>93.7643127441</text:p>
          </table:table-cell>
          <table:table-cell office:value-type="float" office:value="88.34" calcext:value-type="float">
            <text:p>88.34</text:p>
          </table:table-cell>
          <table:table-cell office:value-type="float" office:value="96.9443130493164" calcext:value-type="float">
            <text:p>96.9443130493</text:p>
          </table:table-cell>
          <table:table-cell/>
          <table:table-cell table:formula="of:=[.A103]-[.C103]" office:value-type="float" office:value="0" calcext:value-type="float">
            <text:p>0</text:p>
          </table:table-cell>
          <table:table-cell table:formula="of:=([.A103]-[.B103])^2" office:value-type="float" office:value="29.4231687462464" calcext:value-type="float">
            <text:p>29.4231687462</text:p>
          </table:table-cell>
          <table:table-cell table:formula="of:=([.C103]-[.D103])^2" office:value-type="float" office:value="74.0342030506365" calcext:value-type="float">
            <text:p>74.0342030506</text:p>
          </table:table-cell>
          <table:table-cell table:formula="of:=[.G103]-[.H103]" office:value-type="float" office:value="-44.6110343043902" calcext:value-type="float">
            <text:p>-44.6110343044</text:p>
          </table:table-cell>
          <table:table-cell table:formula="of:=([.A103]-(([.B103]+[.D103])/2))^2" office:value-type="float" office:value="49.2005854132119" calcext:value-type="float">
            <text:p>49.2005854132</text:p>
          </table:table-cell>
          <table:table-cell table:formula="of:=([.A103]-99.19)^2" office:value-type="float" office:value="117.7225" calcext:value-type="float">
            <text:p>117.7225</text:p>
          </table:table-cell>
        </table:table-row>
        <table:table-row table:style-name="ro1">
          <table:table-cell office:value-type="float" office:value="88.34" calcext:value-type="float">
            <text:p>88.34</text:p>
          </table:table-cell>
          <table:table-cell office:value-type="float" office:value="93.7042465209961" calcext:value-type="float">
            <text:p>93.704246521</text:p>
          </table:table-cell>
          <table:table-cell office:value-type="float" office:value="88.34" calcext:value-type="float">
            <text:p>88.34</text:p>
          </table:table-cell>
          <table:table-cell office:value-type="float" office:value="93.3428726196289" calcext:value-type="float">
            <text:p>93.3428726196</text:p>
          </table:table-cell>
          <table:table-cell/>
          <table:table-cell table:formula="of:=[.A104]-[.C104]" office:value-type="float" office:value="0" calcext:value-type="float">
            <text:p>0</text:p>
          </table:table-cell>
          <table:table-cell table:formula="of:=([.A104]-[.B104])^2" office:value-type="float" office:value="28.7751407380187" calcext:value-type="float">
            <text:p>28.775140738</text:p>
          </table:table-cell>
          <table:table-cell table:formula="of:=([.C104]-[.D104])^2" office:value-type="float" office:value="25.0287344482326" calcext:value-type="float">
            <text:p>25.0287344482</text:p>
          </table:table-cell>
          <table:table-cell table:formula="of:=[.G104]-[.H104]" office:value-type="float" office:value="3.7464062897861" calcext:value-type="float">
            <text:p>3.7464062898</text:p>
          </table:table-cell>
          <table:table-cell table:formula="of:=([.A104]-(([.B104]+[.D104])/2))^2" office:value-type="float" office:value="26.8692898189783" calcext:value-type="float">
            <text:p>26.869289819</text:p>
          </table:table-cell>
          <table:table-cell table:formula="of:=([.A104]-99.19)^2" office:value-type="float" office:value="117.7225" calcext:value-type="float">
            <text:p>117.7225</text:p>
          </table:table-cell>
        </table:table-row>
        <table:table-row table:style-name="ro1">
          <table:table-cell office:value-type="float" office:value="88.38" calcext:value-type="float">
            <text:p>88.38</text:p>
          </table:table-cell>
          <table:table-cell office:value-type="float" office:value="94.6092147827148" calcext:value-type="float">
            <text:p>94.6092147827</text:p>
          </table:table-cell>
          <table:table-cell office:value-type="float" office:value="88.38" calcext:value-type="float">
            <text:p>88.38</text:p>
          </table:table-cell>
          <table:table-cell office:value-type="float" office:value="94.4430999755859" calcext:value-type="float">
            <text:p>94.4430999756</text:p>
          </table:table-cell>
          <table:table-cell/>
          <table:table-cell table:formula="of:=[.A105]-[.C105]" office:value-type="float" office:value="0" calcext:value-type="float">
            <text:p>0</text:p>
          </table:table-cell>
          <table:table-cell table:formula="of:=([.A105]-[.B105])^2" office:value-type="float" office:value="38.8031168091932" calcext:value-type="float">
            <text:p>38.8031168092</text:p>
          </table:table-cell>
          <table:table-cell table:formula="of:=([.C105]-[.D105])^2" office:value-type="float" office:value="36.7611813139503" calcext:value-type="float">
            <text:p>36.761181314</text:p>
          </table:table-cell>
          <table:table-cell table:formula="of:=[.G105]-[.H105]" office:value-type="float" office:value="2.04193549524294" calcext:value-type="float">
            <text:p>2.0419354952</text:p>
          </table:table-cell>
          <table:table-cell table:formula="of:=([.A105]-(([.B105]+[.D105])/2))^2" office:value-type="float" office:value="37.7752505292849" calcext:value-type="float">
            <text:p>37.7752505293</text:p>
          </table:table-cell>
          <table:table-cell table:formula="of:=([.A105]-99.19)^2" office:value-type="float" office:value="116.8561" calcext:value-type="float">
            <text:p>116.8561</text:p>
          </table:table-cell>
        </table:table-row>
        <table:table-row table:style-name="ro1">
          <table:table-cell office:value-type="float" office:value="88.39" calcext:value-type="float">
            <text:p>88.39</text:p>
          </table:table-cell>
          <table:table-cell office:value-type="float" office:value="94.1996307373047" calcext:value-type="float">
            <text:p>94.1996307373</text:p>
          </table:table-cell>
          <table:table-cell office:value-type="float" office:value="88.39" calcext:value-type="float">
            <text:p>88.39</text:p>
          </table:table-cell>
          <table:table-cell office:value-type="float" office:value="94.3830337524414" calcext:value-type="float">
            <text:p>94.3830337524</text:p>
          </table:table-cell>
          <table:table-cell/>
          <table:table-cell table:formula="of:=[.A106]-[.C106]" office:value-type="float" office:value="0" calcext:value-type="float">
            <text:p>0</text:p>
          </table:table-cell>
          <table:table-cell table:formula="of:=([.A106]-[.B106])^2" office:value-type="float" office:value="33.7518093038354" calcext:value-type="float">
            <text:p>33.7518093038</text:p>
          </table:table-cell>
          <table:table-cell table:formula="of:=([.C106]-[.D106])^2" office:value-type="float" office:value="35.9164535579019" calcext:value-type="float">
            <text:p>35.9164535579</text:p>
          </table:table-cell>
          <table:table-cell table:formula="of:=[.G106]-[.H106]" office:value-type="float" office:value="-2.16464425406652" calcext:value-type="float">
            <text:p>-2.1646442541</text:p>
          </table:table-cell>
          <table:table-cell table:formula="of:=([.A106]-(([.B106]+[.D106])/2))^2" office:value-type="float" office:value="34.8257222643783" calcext:value-type="float">
            <text:p>34.8257222644</text:p>
          </table:table-cell>
          <table:table-cell table:formula="of:=([.A106]-99.19)^2" office:value-type="float" office:value="116.64" calcext:value-type="float">
            <text:p>116.64</text:p>
          </table:table-cell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93.9248275756836" calcext:value-type="float">
            <text:p>93.9248275757</text:p>
          </table:table-cell>
          <table:table-cell office:value-type="float" office:value="88.4" calcext:value-type="float">
            <text:p>88.4</text:p>
          </table:table-cell>
          <table:table-cell office:value-type="float" office:value="93.6007995605469" calcext:value-type="float">
            <text:p>93.6007995605</text:p>
          </table:table-cell>
          <table:table-cell/>
          <table:table-cell table:formula="of:=[.A107]-[.C107]" office:value-type="float" office:value="0" calcext:value-type="float">
            <text:p>0</text:p>
          </table:table-cell>
          <table:table-cell table:formula="of:=([.A107]-[.B107])^2" office:value-type="float" office:value="30.5237197410338" calcext:value-type="float">
            <text:p>30.523719741</text:p>
          </table:table-cell>
          <table:table-cell table:formula="of:=([.C107]-[.D107])^2" office:value-type="float" office:value="27.0483160689845" calcext:value-type="float">
            <text:p>27.048316069</text:p>
          </table:table-cell>
          <table:table-cell table:formula="of:=[.G107]-[.H107]" office:value-type="float" office:value="3.47540367204929" calcext:value-type="float">
            <text:p>3.475403672</text:p>
          </table:table-cell>
          <table:table-cell table:formula="of:=([.A107]-(([.B107]+[.D107])/2))^2" office:value-type="float" office:value="28.7597693663608" calcext:value-type="float">
            <text:p>28.7597693664</text:p>
          </table:table-cell>
          <table:table-cell table:formula="of:=([.A107]-99.19)^2" office:value-type="float" office:value="116.4241" calcext:value-type="float">
            <text:p>116.4241</text:p>
          </table:table-cell>
        </table:table-row>
        <table:table-row table:style-name="ro1">
          <table:table-cell office:value-type="float" office:value="88.42" calcext:value-type="float">
            <text:p>88.42</text:p>
          </table:table-cell>
          <table:table-cell office:value-type="float" office:value="93.3958892822266" calcext:value-type="float">
            <text:p>93.3958892822</text:p>
          </table:table-cell>
          <table:table-cell office:value-type="float" office:value="88.42" calcext:value-type="float">
            <text:p>88.42</text:p>
          </table:table-cell>
          <table:table-cell office:value-type="float" office:value="91.9311370849609" calcext:value-type="float">
            <text:p>91.931137085</text:p>
          </table:table-cell>
          <table:table-cell/>
          <table:table-cell table:formula="of:=[.A108]-[.C108]" office:value-type="float" office:value="0" calcext:value-type="float">
            <text:p>0</text:p>
          </table:table-cell>
          <table:table-cell table:formula="of:=([.A108]-[.B108])^2" office:value-type="float" office:value="24.7594741489772" calcext:value-type="float">
            <text:p>24.759474149</text:p>
          </table:table-cell>
          <table:table-cell table:formula="of:=([.C108]-[.D108])^2" office:value-type="float" office:value="12.328083629388" calcext:value-type="float">
            <text:p>12.3280836294</text:p>
          </table:table-cell>
          <table:table-cell table:formula="of:=[.G108]-[.H108]" office:value-type="float" office:value="12.4313905195892" calcext:value-type="float">
            <text:p>12.4313905196</text:p>
          </table:table-cell>
          <table:table-cell table:formula="of:=([.A108]-(([.B108]+[.D108])/2))^2" office:value-type="float" office:value="18.0074041393339" calcext:value-type="float">
            <text:p>18.0074041393</text:p>
          </table:table-cell>
          <table:table-cell table:formula="of:=([.A108]-99.19)^2" office:value-type="float" office:value="115.9929" calcext:value-type="float">
            <text:p>115.9929</text:p>
          </table:table-cell>
        </table:table-row>
        <table:table-row table:style-name="ro1">
          <table:table-cell office:value-type="float" office:value="88.44" calcext:value-type="float">
            <text:p>88.44</text:p>
          </table:table-cell>
          <table:table-cell office:value-type="float" office:value="94.5068283081055" calcext:value-type="float">
            <text:p>94.5068283081</text:p>
          </table:table-cell>
          <table:table-cell office:value-type="float" office:value="88.44" calcext:value-type="float">
            <text:p>88.44</text:p>
          </table:table-cell>
          <table:table-cell office:value-type="float" office:value="95.6456985473633" calcext:value-type="float">
            <text:p>95.6456985474</text:p>
          </table:table-cell>
          <table:table-cell/>
          <table:table-cell table:formula="of:=[.A109]-[.C109]" office:value-type="float" office:value="0" calcext:value-type="float">
            <text:p>0</text:p>
          </table:table-cell>
          <table:table-cell table:formula="of:=([.A109]-[.B109])^2" office:value-type="float" office:value="36.8064057200299" calcext:value-type="float">
            <text:p>36.80640572</text:p>
          </table:table-cell>
          <table:table-cell table:formula="of:=([.C109]-[.D109])^2" office:value-type="float" office:value="51.9220915554733" calcext:value-type="float">
            <text:p>51.9220915555</text:p>
          </table:table-cell>
          <table:table-cell table:formula="of:=[.G109]-[.H109]" office:value-type="float" office:value="-15.1156858354434" calcext:value-type="float">
            <text:p>-15.1156858354</text:p>
          </table:table-cell>
          <table:table-cell table:formula="of:=([.A109]-(([.B109]+[.D109])/2))^2" office:value-type="float" office:value="44.0399922822848" calcext:value-type="float">
            <text:p>44.0399922823</text:p>
          </table:table-cell>
          <table:table-cell table:formula="of:=([.A109]-99.19)^2" office:value-type="float" office:value="115.5625" calcext:value-type="float">
            <text:p>115.5625</text:p>
          </table:table-cell>
        </table:table-row>
        <table:table-row table:style-name="ro1">
          <table:table-cell office:value-type="float" office:value="88.44" calcext:value-type="float">
            <text:p>88.44</text:p>
          </table:table-cell>
          <table:table-cell office:value-type="float" office:value="92.6915893554687" calcext:value-type="float">
            <text:p>92.6915893555</text:p>
          </table:table-cell>
          <table:table-cell office:value-type="float" office:value="88.44" calcext:value-type="float">
            <text:p>88.44</text:p>
          </table:table-cell>
          <table:table-cell office:value-type="float" office:value="98.8634414672852" calcext:value-type="float">
            <text:p>98.8634414673</text:p>
          </table:table-cell>
          <table:table-cell/>
          <table:table-cell table:formula="of:=[.A110]-[.C110]" office:value-type="float" office:value="0" calcext:value-type="float">
            <text:p>0</text:p>
          </table:table-cell>
          <table:table-cell table:formula="of:=([.A110]-[.B110])^2" office:value-type="float" office:value="18.0760120475352" calcext:value-type="float">
            <text:p>18.0760120475</text:p>
          </table:table-cell>
          <table:table-cell table:formula="of:=([.C110]-[.D110])^2" office:value-type="float" office:value="108.64813202192" calcext:value-type="float">
            <text:p>108.6481320219</text:p>
          </table:table-cell>
          <table:table-cell table:formula="of:=[.G110]-[.H110]" office:value-type="float" office:value="-90.5721199743846" calcext:value-type="float">
            <text:p>-90.5721199744</text:p>
          </table:table-cell>
          <table:table-cell table:formula="of:=([.A110]-(([.B110]+[.D110])/2))^2" office:value-type="float" office:value="53.8391324121943" calcext:value-type="float">
            <text:p>53.8391324122</text:p>
          </table:table-cell>
          <table:table-cell table:formula="of:=([.A110]-99.19)^2" office:value-type="float" office:value="115.5625" calcext:value-type="float">
            <text:p>115.5625</text:p>
          </table:table-cell>
        </table:table-row>
        <table:table-row table:style-name="ro1">
          <table:table-cell office:value-type="float" office:value="88.45" calcext:value-type="float">
            <text:p>88.45</text:p>
          </table:table-cell>
          <table:table-cell office:value-type="float" office:value="94.0075073242187" calcext:value-type="float">
            <text:p>94.0075073242</text:p>
          </table:table-cell>
          <table:table-cell office:value-type="float" office:value="88.45" calcext:value-type="float">
            <text:p>88.45</text:p>
          </table:table-cell>
          <table:table-cell office:value-type="float" office:value="95.1712112426758" calcext:value-type="float">
            <text:p>95.1712112427</text:p>
          </table:table-cell>
          <table:table-cell/>
          <table:table-cell table:formula="of:=[.A111]-[.C111]" office:value-type="float" office:value="0" calcext:value-type="float">
            <text:p>0</text:p>
          </table:table-cell>
          <table:table-cell table:formula="of:=([.A111]-[.B111])^2" office:value-type="float" office:value="30.885887658745" calcext:value-type="float">
            <text:p>30.8858876587</text:p>
          </table:table-cell>
          <table:table-cell table:formula="of:=([.C111]-[.D111])^2" office:value-type="float" office:value="45.1746805686713" calcext:value-type="float">
            <text:p>45.1746805687</text:p>
          </table:table-cell>
          <table:table-cell table:formula="of:=[.G111]-[.H111]" office:value-type="float" office:value="-14.2887929099263" calcext:value-type="float">
            <text:p>-14.2887929099</text:p>
          </table:table-cell>
          <table:table-cell table:formula="of:=([.A111]-(([.B111]+[.D111])/2))^2" office:value-type="float" office:value="37.6917324112501" calcext:value-type="float">
            <text:p>37.6917324113</text:p>
          </table:table-cell>
          <table:table-cell table:formula="of:=([.A111]-99.19)^2" office:value-type="float" office:value="115.3476" calcext:value-type="float">
            <text:p>115.3476</text:p>
          </table:table-cell>
        </table:table-row>
        <table:table-row table:style-name="ro1">
          <table:table-cell office:value-type="float" office:value="88.46" calcext:value-type="float">
            <text:p>88.46</text:p>
          </table:table-cell>
          <table:table-cell office:value-type="float" office:value="94.5506744384766" calcext:value-type="float">
            <text:p>94.5506744385</text:p>
          </table:table-cell>
          <table:table-cell office:value-type="float" office:value="88.46" calcext:value-type="float">
            <text:p>88.46</text:p>
          </table:table-cell>
          <table:table-cell office:value-type="float" office:value="96.3158569335937" calcext:value-type="float">
            <text:p>96.3158569336</text:p>
          </table:table-cell>
          <table:table-cell/>
          <table:table-cell table:formula="of:=[.A112]-[.C112]" office:value-type="float" office:value="0" calcext:value-type="float">
            <text:p>0</text:p>
          </table:table-cell>
          <table:table-cell table:formula="of:=([.A112]-[.B112])^2" office:value-type="float" office:value="37.0963151155119" calcext:value-type="float">
            <text:p>37.0963151155</text:p>
          </table:table-cell>
          <table:table-cell table:formula="of:=([.C112]-[.D112])^2" office:value-type="float" office:value="61.7144881610931" calcext:value-type="float">
            <text:p>61.7144881611</text:p>
          </table:table-cell>
          <table:table-cell table:formula="of:=[.G112]-[.H112]" office:value-type="float" office:value="-24.6181730455812" calcext:value-type="float">
            <text:p>-24.6181730456</text:p>
          </table:table-cell>
          <table:table-cell table:formula="of:=([.A112]-(([.B112]+[.D112])/2))^2" office:value-type="float" office:value="48.6264343280354" calcext:value-type="float">
            <text:p>48.626434328</text:p>
          </table:table-cell>
          <table:table-cell table:formula="of:=([.A112]-99.19)^2" office:value-type="float" office:value="115.1329" calcext:value-type="float">
            <text:p>115.1329</text:p>
          </table:table-cell>
        </table:table-row>
        <table:table-row table:style-name="ro1">
          <table:table-cell office:value-type="float" office:value="88.46" calcext:value-type="float">
            <text:p>88.46</text:p>
          </table:table-cell>
          <table:table-cell office:value-type="float" office:value="92.6548080444336" calcext:value-type="float">
            <text:p>92.6548080444</text:p>
          </table:table-cell>
          <table:table-cell office:value-type="float" office:value="88.46" calcext:value-type="float">
            <text:p>88.46</text:p>
          </table:table-cell>
          <table:table-cell office:value-type="float" office:value="90.2569046020508" calcext:value-type="float">
            <text:p>90.2569046021</text:p>
          </table:table-cell>
          <table:table-cell/>
          <table:table-cell table:formula="of:=[.A113]-[.C113]" office:value-type="float" office:value="0" calcext:value-type="float">
            <text:p>0</text:p>
          </table:table-cell>
          <table:table-cell table:formula="of:=([.A113]-[.B113])^2" office:value-type="float" office:value="17.5964145296448" calcext:value-type="float">
            <text:p>17.5964145296</text:p>
          </table:table-cell>
          <table:table-cell table:formula="of:=([.C113]-[.D113])^2" office:value-type="float" office:value="3.2288661488713" calcext:value-type="float">
            <text:p>3.2288661489</text:p>
          </table:table-cell>
          <table:table-cell table:formula="of:=[.G113]-[.H113]" office:value-type="float" office:value="14.3675483807735" calcext:value-type="float">
            <text:p>14.3675483808</text:p>
          </table:table-cell>
          <table:table-cell table:formula="of:=([.A113]-(([.B113]+[.D113])/2))^2" office:value-type="float" office:value="8.97515510951024" calcext:value-type="float">
            <text:p>8.9751551095</text:p>
          </table:table-cell>
          <table:table-cell table:formula="of:=([.A113]-99.19)^2" office:value-type="float" office:value="115.1329" calcext:value-type="float">
            <text:p>115.1329</text:p>
          </table:table-cell>
        </table:table-row>
        <table:table-row table:style-name="ro1">
          <table:table-cell office:value-type="float" office:value="88.47" calcext:value-type="float">
            <text:p>88.47</text:p>
          </table:table-cell>
          <table:table-cell office:value-type="float" office:value="93.3572463989258" calcext:value-type="float">
            <text:p>93.3572463989</text:p>
          </table:table-cell>
          <table:table-cell office:value-type="float" office:value="88.47" calcext:value-type="float">
            <text:p>88.47</text:p>
          </table:table-cell>
          <table:table-cell office:value-type="float" office:value="94.638916015625" calcext:value-type="float">
            <text:p>94.6389160156</text:p>
          </table:table-cell>
          <table:table-cell/>
          <table:table-cell table:formula="of:=[.A114]-[.C114]" office:value-type="float" office:value="0" calcext:value-type="float">
            <text:p>0</text:p>
          </table:table-cell>
          <table:table-cell table:formula="of:=([.A114]-[.B114])^2" office:value-type="float" office:value="23.885177363813" calcext:value-type="float">
            <text:p>23.8851773638</text:p>
          </table:table-cell>
          <table:table-cell table:formula="of:=([.C114]-[.D114])^2" office:value-type="float" office:value="38.0555248078346" calcext:value-type="float">
            <text:p>38.0555248078</text:p>
          </table:table-cell>
          <table:table-cell table:formula="of:=[.G114]-[.H114]" office:value-type="float" office:value="-14.1703474440216" calcext:value-type="float">
            <text:p>-14.170347444</text:p>
          </table:table-cell>
          <table:table-cell table:formula="of:=([.A114]-(([.B114]+[.D114])/2))^2" office:value-type="float" office:value="30.5596818342314" calcext:value-type="float">
            <text:p>30.5596818342</text:p>
          </table:table-cell>
          <table:table-cell table:formula="of:=([.A114]-99.19)^2" office:value-type="float" office:value="114.9184" calcext:value-type="float">
            <text:p>114.9184</text:p>
          </table:table-cell>
        </table:table-row>
        <table:table-row table:style-name="ro1">
          <table:table-cell office:value-type="float" office:value="88.51" calcext:value-type="float">
            <text:p>88.51</text:p>
          </table:table-cell>
          <table:table-cell office:value-type="float" office:value="94.5884246826172" calcext:value-type="float">
            <text:p>94.5884246826</text:p>
          </table:table-cell>
          <table:table-cell office:value-type="float" office:value="88.51" calcext:value-type="float">
            <text:p>88.51</text:p>
          </table:table-cell>
          <table:table-cell office:value-type="float" office:value="91.8515319824219" calcext:value-type="float">
            <text:p>91.8515319824</text:p>
          </table:table-cell>
          <table:table-cell/>
          <table:table-cell table:formula="of:=[.A115]-[.C115]" office:value-type="float" office:value="0" calcext:value-type="float">
            <text:p>0</text:p>
          </table:table-cell>
          <table:table-cell table:formula="of:=([.A115]-[.B115])^2" office:value-type="float" office:value="36.9472466222498" calcext:value-type="float">
            <text:p>36.9472466222</text:p>
          </table:table-cell>
          <table:table-cell table:formula="of:=([.C115]-[.D115])^2" office:value-type="float" office:value="11.1658359895482" calcext:value-type="float">
            <text:p>11.1658359895</text:p>
          </table:table-cell>
          <table:table-cell table:formula="of:=[.G115]-[.H115]" office:value-type="float" office:value="25.7814106327016" calcext:value-type="float">
            <text:p>25.7814106327</text:p>
          </table:table-cell>
          <table:table-cell table:formula="of:=([.A115]-(([.B115]+[.D115])/2))^2" office:value-type="float" office:value="22.1838958928034" calcext:value-type="float">
            <text:p>22.1838958928</text:p>
          </table:table-cell>
          <table:table-cell table:formula="of:=([.A115]-99.19)^2" office:value-type="float" office:value="114.0624" calcext:value-type="float">
            <text:p>114.0624</text:p>
          </table:table-cell>
        </table:table-row>
        <table:table-row table:style-name="ro1">
          <table:table-cell office:value-type="float" office:value="88.51" calcext:value-type="float">
            <text:p>88.51</text:p>
          </table:table-cell>
          <table:table-cell office:value-type="float" office:value="93.2092361450195" calcext:value-type="float">
            <text:p>93.209236145</text:p>
          </table:table-cell>
          <table:table-cell office:value-type="float" office:value="88.51" calcext:value-type="float">
            <text:p>88.51</text:p>
          </table:table-cell>
          <table:table-cell office:value-type="float" office:value="97.4173965454102" calcext:value-type="float">
            <text:p>97.4173965454</text:p>
          </table:table-cell>
          <table:table-cell/>
          <table:table-cell table:formula="of:=[.A116]-[.C116]" office:value-type="float" office:value="0" calcext:value-type="float">
            <text:p>0</text:p>
          </table:table-cell>
          <table:table-cell table:formula="of:=([.A116]-[.B116])^2" office:value-type="float" office:value="22.082820346658" calcext:value-type="float">
            <text:p>22.0828203467</text:p>
          </table:table-cell>
          <table:table-cell table:formula="of:=([.C116]-[.D116])^2" office:value-type="float" office:value="79.3417132171847" calcext:value-type="float">
            <text:p>79.3417132172</text:p>
          </table:table-cell>
          <table:table-cell table:formula="of:=[.G116]-[.H116]" office:value-type="float" office:value="-57.2588928705267" calcext:value-type="float">
            <text:p>-57.2588928705</text:p>
          </table:table-cell>
          <table:table-cell table:formula="of:=([.A116]-(([.B116]+[.D116])/2))^2" office:value-type="float" office:value="46.2851132930674" calcext:value-type="float">
            <text:p>46.2851132931</text:p>
          </table:table-cell>
          <table:table-cell table:formula="of:=([.A116]-99.19)^2" office:value-type="float" office:value="114.0624" calcext:value-type="float">
            <text:p>114.0624</text:p>
          </table:table-cell>
        </table:table-row>
        <table:table-row table:style-name="ro1">
          <table:table-cell office:value-type="float" office:value="88.54" calcext:value-type="float">
            <text:p>88.54</text:p>
          </table:table-cell>
          <table:table-cell office:value-type="float" office:value="91.5233383178711" calcext:value-type="float">
            <text:p>91.5233383179</text:p>
          </table:table-cell>
          <table:table-cell office:value-type="float" office:value="88.54" calcext:value-type="float">
            <text:p>88.54</text:p>
          </table:table-cell>
          <table:table-cell office:value-type="float" office:value="91.4531326293945" calcext:value-type="float">
            <text:p>91.4531326294</text:p>
          </table:table-cell>
          <table:table-cell/>
          <table:table-cell table:formula="of:=[.A117]-[.C117]" office:value-type="float" office:value="0" calcext:value-type="float">
            <text:p>0</text:p>
          </table:table-cell>
          <table:table-cell table:formula="of:=([.A117]-[.B117])^2" office:value-type="float" office:value="8.90030751887789" calcext:value-type="float">
            <text:p>8.9003075189</text:p>
          </table:table-cell>
          <table:table-cell table:formula="of:=([.C117]-[.D117])^2" office:value-type="float" office:value="8.48634171644306" calcext:value-type="float">
            <text:p>8.4863417164</text:p>
          </table:table-cell>
          <table:table-cell table:formula="of:=[.G117]-[.H117]" office:value-type="float" office:value="0.413965802434831" calcext:value-type="float">
            <text:p>0.4139658024</text:p>
          </table:table-cell>
          <table:table-cell table:formula="of:=([.A117]-(([.B117]+[.D117])/2))^2" office:value-type="float" office:value="8.69209240798686" calcext:value-type="float">
            <text:p>8.692092408</text:p>
          </table:table-cell>
          <table:table-cell table:formula="of:=([.A117]-99.19)^2" office:value-type="float" office:value="113.4225" calcext:value-type="float">
            <text:p>113.4225</text:p>
          </table:table-cell>
        </table:table-row>
        <table:table-row table:style-name="ro1">
          <table:table-cell office:value-type="float" office:value="88.57" calcext:value-type="float">
            <text:p>88.57</text:p>
          </table:table-cell>
          <table:table-cell office:value-type="float" office:value="94.1613235473633" calcext:value-type="float">
            <text:p>94.1613235474</text:p>
          </table:table-cell>
          <table:table-cell office:value-type="float" office:value="88.57" calcext:value-type="float">
            <text:p>88.57</text:p>
          </table:table-cell>
          <table:table-cell office:value-type="float" office:value="95.2785873413086" calcext:value-type="float">
            <text:p>95.2785873413</text:p>
          </table:table-cell>
          <table:table-cell/>
          <table:table-cell table:formula="of:=[.A118]-[.C118]" office:value-type="float" office:value="0" calcext:value-type="float">
            <text:p>0</text:p>
          </table:table-cell>
          <table:table-cell table:formula="of:=([.A118]-[.B118])^2" office:value-type="float" office:value="31.2628990112992" calcext:value-type="float">
            <text:p>31.2628990113</text:p>
          </table:table-cell>
          <table:table-cell table:formula="of:=([.C118]-[.D118])^2" office:value-type="float" office:value="45.005144115966" calcext:value-type="float">
            <text:p>45.005144116</text:p>
          </table:table-cell>
          <table:table-cell table:formula="of:=[.G118]-[.H118]" office:value-type="float" office:value="-13.7422451046668" calcext:value-type="float">
            <text:p>-13.7422451047</text:p>
          </table:table-cell>
          <table:table-cell table:formula="of:=([.A118]-(([.B118]+[.D118])/2))^2" office:value-type="float" office:value="37.8219519673173" calcext:value-type="float">
            <text:p>37.8219519673</text:p>
          </table:table-cell>
          <table:table-cell table:formula="of:=([.A118]-99.19)^2" office:value-type="float" office:value="112.7844" calcext:value-type="float">
            <text:p>112.7844</text:p>
          </table:table-cell>
        </table:table-row>
        <table:table-row table:style-name="ro1">
          <table:table-cell office:value-type="float" office:value="88.57" calcext:value-type="float">
            <text:p>88.57</text:p>
          </table:table-cell>
          <table:table-cell office:value-type="float" office:value="94.7120590209961" calcext:value-type="float">
            <text:p>94.712059021</text:p>
          </table:table-cell>
          <table:table-cell office:value-type="float" office:value="88.57" calcext:value-type="float">
            <text:p>88.57</text:p>
          </table:table-cell>
          <table:table-cell office:value-type="float" office:value="98.6174697875977" calcext:value-type="float">
            <text:p>98.6174697876</text:p>
          </table:table-cell>
          <table:table-cell/>
          <table:table-cell table:formula="of:=[.A119]-[.C119]" office:value-type="float" office:value="0" calcext:value-type="float">
            <text:p>0</text:p>
          </table:table-cell>
          <table:table-cell table:formula="of:=([.A119]-[.B119])^2" office:value-type="float" office:value="37.7248890173996" calcext:value-type="float">
            <text:p>37.7248890174</text:p>
          </table:table-cell>
          <table:table-cell table:formula="of:=([.C119]-[.D119])^2" office:value-type="float" office:value="100.951649132688" calcext:value-type="float">
            <text:p>100.9516491327</text:p>
          </table:table-cell>
          <table:table-cell table:formula="of:=[.G119]-[.H119]" office:value-type="float" office:value="-63.2267601152883" calcext:value-type="float">
            <text:p>-63.2267601153</text:p>
          </table:table-cell>
          <table:table-cell table:formula="of:=([.A119]-(([.B119]+[.D119])/2))^2" office:value-type="float" office:value="65.5252107610719" calcext:value-type="float">
            <text:p>65.5252107611</text:p>
          </table:table-cell>
          <table:table-cell table:formula="of:=([.A119]-99.19)^2" office:value-type="float" office:value="112.7844" calcext:value-type="float">
            <text:p>112.7844</text:p>
          </table:table-cell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93.3328857421875" calcext:value-type="float">
            <text:p>93.3328857422</text:p>
          </table:table-cell>
          <table:table-cell office:value-type="float" office:value="88.6" calcext:value-type="float">
            <text:p>88.6</text:p>
          </table:table-cell>
          <table:table-cell office:value-type="float" office:value="94.1038436889648" calcext:value-type="float">
            <text:p>94.103843689</text:p>
          </table:table-cell>
          <table:table-cell/>
          <table:table-cell table:formula="of:=[.A120]-[.C120]" office:value-type="float" office:value="0" calcext:value-type="float">
            <text:p>0</text:p>
          </table:table-cell>
          <table:table-cell table:formula="of:=([.A120]-[.B120])^2" office:value-type="float" office:value="22.4002074486018" calcext:value-type="float">
            <text:p>22.4002074486</text:p>
          </table:table-cell>
          <table:table-cell table:formula="of:=([.C120]-[.D120])^2" office:value-type="float" office:value="30.2922953525582" calcext:value-type="float">
            <text:p>30.2922953526</text:p>
          </table:table-cell>
          <table:table-cell table:formula="of:=[.G120]-[.H120]" office:value-type="float" office:value="-7.89208790395643" calcext:value-type="float">
            <text:p>-7.892087904</text:p>
          </table:table-cell>
          <table:table-cell table:formula="of:=([.A120]-(([.B120]+[.D120])/2))^2" office:value-type="float" office:value="26.1976573616552" calcext:value-type="float">
            <text:p>26.1976573617</text:p>
          </table:table-cell>
          <table:table-cell table:formula="of:=([.A120]-99.19)^2" office:value-type="float" office:value="112.1481" calcext:value-type="float">
            <text:p>112.1481</text:p>
          </table:table-cell>
        </table:table-row>
        <table:table-row table:style-name="ro1">
          <table:table-cell office:value-type="float" office:value="88.62" calcext:value-type="float">
            <text:p>88.62</text:p>
          </table:table-cell>
          <table:table-cell office:value-type="float" office:value="94.6619644165039" calcext:value-type="float">
            <text:p>94.6619644165</text:p>
          </table:table-cell>
          <table:table-cell office:value-type="float" office:value="88.62" calcext:value-type="float">
            <text:p>88.62</text:p>
          </table:table-cell>
          <table:table-cell office:value-type="float" office:value="97.1464614868164" calcext:value-type="float">
            <text:p>97.1464614868</text:p>
          </table:table-cell>
          <table:table-cell/>
          <table:table-cell table:formula="of:=[.A121]-[.C121]" office:value-type="float" office:value="0" calcext:value-type="float">
            <text:p>0</text:p>
          </table:table-cell>
          <table:table-cell table:formula="of:=([.A121]-[.B121])^2" office:value-type="float" office:value="36.5053340102993" calcext:value-type="float">
            <text:p>36.5053340103</text:p>
          </table:table-cell>
          <table:table-cell table:formula="of:=([.C121]-[.D121])^2" office:value-type="float" office:value="72.7005454861634" calcext:value-type="float">
            <text:p>72.7005454862</text:p>
          </table:table-cell>
          <table:table-cell table:formula="of:=[.G121]-[.H121]" office:value-type="float" office:value="-36.195211475864" calcext:value-type="float">
            <text:p>-36.1952114759</text:p>
          </table:table-cell>
          <table:table-cell table:formula="of:=([.A121]-(([.B121]+[.D121])/2))^2" office:value-type="float" office:value="53.0597583251335" calcext:value-type="float">
            <text:p>53.0597583251</text:p>
          </table:table-cell>
          <table:table-cell table:formula="of:=([.A121]-99.19)^2" office:value-type="float" office:value="111.7249" calcext:value-type="float">
            <text:p>111.7249</text:p>
          </table:table-cell>
        </table:table-row>
        <table:table-row table:style-name="ro1">
          <table:table-cell office:value-type="float" office:value="88.71" calcext:value-type="float">
            <text:p>88.71</text:p>
          </table:table-cell>
          <table:table-cell office:value-type="float" office:value="91.9189147949219" calcext:value-type="float">
            <text:p>91.9189147949</text:p>
          </table:table-cell>
          <table:table-cell office:value-type="float" office:value="88.71" calcext:value-type="float">
            <text:p>88.71</text:p>
          </table:table-cell>
          <table:table-cell office:value-type="float" office:value="93.5127868652344" calcext:value-type="float">
            <text:p>93.5127868652</text:p>
          </table:table-cell>
          <table:table-cell/>
          <table:table-cell table:formula="of:=[.A122]-[.C122]" office:value-type="float" office:value="0" calcext:value-type="float">
            <text:p>0</text:p>
          </table:table-cell>
          <table:table-cell table:formula="of:=([.A122]-[.B122])^2" office:value-type="float" office:value="10.2971341610685" calcext:value-type="float">
            <text:p>10.2971341611</text:p>
          </table:table-cell>
          <table:table-cell table:formula="of:=([.C122]-[.D122])^2" office:value-type="float" office:value="23.0667616728679" calcext:value-type="float">
            <text:p>23.0667616729</text:p>
          </table:table-cell>
          <table:table-cell table:formula="of:=[.G122]-[.H122]" office:value-type="float" office:value="-12.7696275117994" calcext:value-type="float">
            <text:p>-12.7696275118</text:p>
          </table:table-cell>
          <table:table-cell table:formula="of:=([.A122]-(([.B122]+[.D122])/2))^2" office:value-type="float" office:value="16.0468408728377" calcext:value-type="float">
            <text:p>16.0468408728</text:p>
          </table:table-cell>
          <table:table-cell table:formula="of:=([.A122]-99.19)^2" office:value-type="float" office:value="109.8304" calcext:value-type="float">
            <text:p>109.8304</text:p>
          </table:table-cell>
        </table:table-row>
        <table:table-row table:style-name="ro1">
          <table:table-cell office:value-type="float" office:value="88.75" calcext:value-type="float">
            <text:p>88.75</text:p>
          </table:table-cell>
          <table:table-cell office:value-type="float" office:value="93.8672714233399" calcext:value-type="float">
            <text:p>93.8672714233</text:p>
          </table:table-cell>
          <table:table-cell office:value-type="float" office:value="88.75" calcext:value-type="float">
            <text:p>88.75</text:p>
          </table:table-cell>
          <table:table-cell office:value-type="float" office:value="102.070655822754" calcext:value-type="float">
            <text:p>102.0706558228</text:p>
          </table:table-cell>
          <table:table-cell/>
          <table:table-cell table:formula="of:=[.A123]-[.C123]" office:value-type="float" office:value="0" calcext:value-type="float">
            <text:p>0</text:p>
          </table:table-cell>
          <table:table-cell table:formula="of:=([.A123]-[.B123])^2" office:value-type="float" office:value="26.1864668201306" calcext:value-type="float">
            <text:p>26.1864668201</text:p>
          </table:table-cell>
          <table:table-cell table:formula="of:=([.C123]-[.D123])^2" office:value-type="float" office:value="177.439871548268" calcext:value-type="float">
            <text:p>177.4398715483</text:p>
          </table:table-cell>
          <table:table-cell table:formula="of:=[.G123]-[.H123]" office:value-type="float" office:value="-151.253404728137" calcext:value-type="float">
            <text:p>-151.2534047281</text:p>
          </table:table-cell>
          <table:table-cell table:formula="of:=([.A123]-(([.B123]+[.D123])/2))^2" office:value-type="float" office:value="84.9892902830616" calcext:value-type="float">
            <text:p>84.9892902831</text:p>
          </table:table-cell>
          <table:table-cell table:formula="of:=([.A123]-99.19)^2" office:value-type="float" office:value="108.9936" calcext:value-type="float">
            <text:p>108.9936</text:p>
          </table:table-cell>
        </table:table-row>
        <table:table-row table:style-name="ro1">
          <table:table-cell office:value-type="float" office:value="88.77" calcext:value-type="float">
            <text:p>88.77</text:p>
          </table:table-cell>
          <table:table-cell office:value-type="float" office:value="93.3679809570313" calcext:value-type="float">
            <text:p>93.367980957</text:p>
          </table:table-cell>
          <table:table-cell office:value-type="float" office:value="88.77" calcext:value-type="float">
            <text:p>88.77</text:p>
          </table:table-cell>
          <table:table-cell office:value-type="float" office:value="95.3590469360352" calcext:value-type="float">
            <text:p>95.359046936</text:p>
          </table:table-cell>
          <table:table-cell/>
          <table:table-cell table:formula="of:=[.A124]-[.C124]" office:value-type="float" office:value="0" calcext:value-type="float">
            <text:p>0</text:p>
          </table:table-cell>
          <table:table-cell table:formula="of:=([.A124]-[.B124])^2" office:value-type="float" office:value="21.141428881222" calcext:value-type="float">
            <text:p>21.1414288812</text:p>
          </table:table-cell>
          <table:table-cell table:formula="of:=([.C124]-[.D124])^2" office:value-type="float" office:value="43.4155395252743" calcext:value-type="float">
            <text:p>43.4155395253</text:p>
          </table:table-cell>
          <table:table-cell table:formula="of:=[.G124]-[.H124]" office:value-type="float" office:value="-22.2741106440523" calcext:value-type="float">
            <text:p>-22.2741106441</text:p>
          </table:table-cell>
          <table:table-cell table:formula="of:=([.A124]-(([.B124]+[.D124])/2))^2" office:value-type="float" office:value="31.2873982700615" calcext:value-type="float">
            <text:p>31.2873982701</text:p>
          </table:table-cell>
          <table:table-cell table:formula="of:=([.A124]-99.19)^2" office:value-type="float" office:value="108.5764" calcext:value-type="float">
            <text:p>108.5764</text:p>
          </table:table-cell>
        </table:table-row>
        <table:table-row table:style-name="ro1">
          <table:table-cell office:value-type="float" office:value="88.78" calcext:value-type="float">
            <text:p>88.78</text:p>
          </table:table-cell>
          <table:table-cell office:value-type="float" office:value="93.3958892822266" calcext:value-type="float">
            <text:p>93.3958892822</text:p>
          </table:table-cell>
          <table:table-cell office:value-type="float" office:value="88.78" calcext:value-type="float">
            <text:p>88.78</text:p>
          </table:table-cell>
          <table:table-cell office:value-type="float" office:value="98.1618194580078" calcext:value-type="float">
            <text:p>98.161819458</text:p>
          </table:table-cell>
          <table:table-cell/>
          <table:table-cell table:formula="of:=[.A125]-[.C125]" office:value-type="float" office:value="0" calcext:value-type="float">
            <text:p>0</text:p>
          </table:table-cell>
          <table:table-cell table:formula="of:=([.A125]-[.B125])^2" office:value-type="float" office:value="21.306433865774" calcext:value-type="float">
            <text:p>21.3064338658</text:p>
          </table:table-cell>
          <table:table-cell table:formula="of:=([.C125]-[.D125])^2" office:value-type="float" office:value="88.018536342654" calcext:value-type="float">
            <text:p>88.0185363427</text:p>
          </table:table-cell>
          <table:table-cell table:formula="of:=[.G125]-[.H125]" office:value-type="float" office:value="-66.71210247688" calcext:value-type="float">
            <text:p>-66.7121024769</text:p>
          </table:table-cell>
          <table:table-cell table:formula="of:=([.A125]-(([.B125]+[.D125])/2))^2" office:value-type="float" office:value="48.9839624941084" calcext:value-type="float">
            <text:p>48.9839624941</text:p>
          </table:table-cell>
          <table:table-cell table:formula="of:=([.A125]-99.19)^2" office:value-type="float" office:value="108.3681" calcext:value-type="float">
            <text:p>108.3681</text:p>
          </table:table-cell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93.9838943481445" calcext:value-type="float">
            <text:p>93.9838943481</text:p>
          </table:table-cell>
          <table:table-cell office:value-type="float" office:value="88.8" calcext:value-type="float">
            <text:p>88.8</text:p>
          </table:table-cell>
          <table:table-cell office:value-type="float" office:value="98.1470489501953" calcext:value-type="float">
            <text:p>98.1470489502</text:p>
          </table:table-cell>
          <table:table-cell/>
          <table:table-cell table:formula="of:=[.A126]-[.C126]" office:value-type="float" office:value="0" calcext:value-type="float">
            <text:p>0</text:p>
          </table:table-cell>
          <table:table-cell table:formula="of:=([.A126]-[.B126])^2" office:value-type="float" office:value="26.8727606127248" calcext:value-type="float">
            <text:p>26.8727606127</text:p>
          </table:table-cell>
          <table:table-cell table:formula="of:=([.C126]-[.D126])^2" office:value-type="float" office:value="87.3673240773474" calcext:value-type="float">
            <text:p>87.3673240773</text:p>
          </table:table-cell>
          <table:table-cell table:formula="of:=[.G126]-[.H126]" office:value-type="float" office:value="-60.4945634646225" calcext:value-type="float">
            <text:p>-60.4945634646</text:p>
          </table:table-cell>
          <table:table-cell table:formula="of:=([.A126]-(([.B126]+[.D126])/2))^2" office:value-type="float" office:value="52.7870782848919" calcext:value-type="float">
            <text:p>52.7870782849</text:p>
          </table:table-cell>
          <table:table-cell table:formula="of:=([.A126]-99.19)^2" office:value-type="float" office:value="107.9521" calcext:value-type="float">
            <text:p>107.9521</text:p>
          </table:table-cell>
        </table:table-row>
        <table:table-row table:style-name="ro1">
          <table:table-cell office:value-type="float" office:value="88.81" calcext:value-type="float">
            <text:p>88.81</text:p>
          </table:table-cell>
          <table:table-cell office:value-type="float" office:value="93.476432800293" calcext:value-type="float">
            <text:p>93.4764328003</text:p>
          </table:table-cell>
          <table:table-cell office:value-type="float" office:value="88.81" calcext:value-type="float">
            <text:p>88.81</text:p>
          </table:table-cell>
          <table:table-cell office:value-type="float" office:value="91.391242980957" calcext:value-type="float">
            <text:p>91.391242981</text:p>
          </table:table-cell>
          <table:table-cell/>
          <table:table-cell table:formula="of:=[.A127]-[.C127]" office:value-type="float" office:value="0" calcext:value-type="float">
            <text:p>0</text:p>
          </table:table-cell>
          <table:table-cell table:formula="of:=([.A127]-[.B127])^2" office:value-type="float" office:value="21.7755950796501" calcext:value-type="float">
            <text:p>21.7755950797</text:p>
          </table:table-cell>
          <table:table-cell table:formula="of:=([.C127]-[.D127])^2" office:value-type="float" office:value="6.66281532673993" calcext:value-type="float">
            <text:p>6.6628153267</text:p>
          </table:table-cell>
          <table:table-cell table:formula="of:=[.G127]-[.H127]" office:value-type="float" office:value="15.1127797529101" calcext:value-type="float">
            <text:p>15.1127797529</text:p>
          </table:table-cell>
          <table:table-cell table:formula="of:=([.A127]-(([.B127]+[.D127])/2))^2" office:value-type="float" office:value="13.1322010575294" calcext:value-type="float">
            <text:p>13.1322010575</text:p>
          </table:table-cell>
          <table:table-cell table:formula="of:=([.A127]-99.19)^2" office:value-type="float" office:value="107.7444" calcext:value-type="float">
            <text:p>107.7444</text:p>
          </table:table-cell>
        </table:table-row>
        <table:table-row table:style-name="ro1">
          <table:table-cell office:value-type="float" office:value="88.82" calcext:value-type="float">
            <text:p>88.82</text:p>
          </table:table-cell>
          <table:table-cell office:value-type="float" office:value="94.798957824707" calcext:value-type="float">
            <text:p>94.7989578247</text:p>
          </table:table-cell>
          <table:table-cell office:value-type="float" office:value="88.82" calcext:value-type="float">
            <text:p>88.82</text:p>
          </table:table-cell>
          <table:table-cell office:value-type="float" office:value="97.3578033447266" calcext:value-type="float">
            <text:p>97.3578033447</text:p>
          </table:table-cell>
          <table:table-cell/>
          <table:table-cell table:formula="of:=[.A128]-[.C128]" office:value-type="float" office:value="0" calcext:value-type="float">
            <text:p>0</text:p>
          </table:table-cell>
          <table:table-cell table:formula="of:=([.A128]-[.B128])^2" office:value-type="float" office:value="35.7479366696255" calcext:value-type="float">
            <text:p>35.7479366696</text:p>
          </table:table-cell>
          <table:table-cell table:formula="of:=([.C128]-[.D128])^2" office:value-type="float" office:value="72.8940859532242" calcext:value-type="float">
            <text:p>72.8940859532</text:p>
          </table:table-cell>
          <table:table-cell table:formula="of:=[.G128]-[.H128]" office:value-type="float" office:value="-37.1461492835987" calcext:value-type="float">
            <text:p>-37.1461492836</text:p>
          </table:table-cell>
          <table:table-cell table:formula="of:=([.A128]-(([.B128]+[.D128])/2))^2" office:value-type="float" office:value="52.6840887125938" calcext:value-type="float">
            <text:p>52.6840887126</text:p>
          </table:table-cell>
          <table:table-cell table:formula="of:=([.A128]-99.19)^2" office:value-type="float" office:value="107.5369" calcext:value-type="float">
            <text:p>107.5369</text:p>
          </table:table-cell>
        </table:table-row>
        <table:table-row table:style-name="ro1">
          <table:table-cell office:value-type="float" office:value="88.83" calcext:value-type="float">
            <text:p>88.83</text:p>
          </table:table-cell>
          <table:table-cell office:value-type="float" office:value="93.8163909912109" calcext:value-type="float">
            <text:p>93.8163909912</text:p>
          </table:table-cell>
          <table:table-cell office:value-type="float" office:value="88.83" calcext:value-type="float">
            <text:p>88.83</text:p>
          </table:table-cell>
          <table:table-cell office:value-type="float" office:value="96.4939498901367" calcext:value-type="float">
            <text:p>96.4939498901</text:p>
          </table:table-cell>
          <table:table-cell/>
          <table:table-cell table:formula="of:=[.A129]-[.C129]" office:value-type="float" office:value="0" calcext:value-type="float">
            <text:p>0</text:p>
          </table:table-cell>
          <table:table-cell table:formula="of:=([.A129]-[.B129])^2" office:value-type="float" office:value="24.8640951172296" calcext:value-type="float">
            <text:p>24.8640951172</text:p>
          </table:table-cell>
          <table:table-cell table:formula="of:=([.C129]-[.D129])^2" office:value-type="float" office:value="58.7361279185267" calcext:value-type="float">
            <text:p>58.7361279185</text:p>
          </table:table-cell>
          <table:table-cell table:formula="of:=[.G129]-[.H129]" office:value-type="float" office:value="-33.872032801297" calcext:value-type="float">
            <text:p>-33.8720328013</text:p>
          </table:table-cell>
          <table:table-cell table:formula="of:=([.A129]-(([.B129]+[.D129])/2))^2" office:value-type="float" office:value="40.007781103574" calcext:value-type="float">
            <text:p>40.0077811036</text:p>
          </table:table-cell>
          <table:table-cell table:formula="of:=([.A129]-99.19)^2" office:value-type="float" office:value="107.3296" calcext:value-type="float">
            <text:p>107.3296</text:p>
          </table:table-cell>
        </table:table-row>
        <table:table-row table:style-name="ro1">
          <table:table-cell office:value-type="float" office:value="88.83" calcext:value-type="float">
            <text:p>88.83</text:p>
          </table:table-cell>
          <table:table-cell office:value-type="float" office:value="94.4613418579102" calcext:value-type="float">
            <text:p>94.4613418579</text:p>
          </table:table-cell>
          <table:table-cell office:value-type="float" office:value="88.83" calcext:value-type="float">
            <text:p>88.83</text:p>
          </table:table-cell>
          <table:table-cell office:value-type="float" office:value="95.4522247314453" calcext:value-type="float">
            <text:p>95.4522247314</text:p>
          </table:table-cell>
          <table:table-cell/>
          <table:table-cell table:formula="of:=[.A130]-[.C130]" office:value-type="float" office:value="0" calcext:value-type="float">
            <text:p>0</text:p>
          </table:table-cell>
          <table:table-cell table:formula="of:=([.A130]-[.B130])^2" office:value-type="float" office:value="31.712011120651" calcext:value-type="float">
            <text:p>31.7120111207</text:p>
          </table:table-cell>
          <table:table-cell table:formula="of:=([.C130]-[.D130])^2" office:value-type="float" office:value="43.853860393766" calcext:value-type="float">
            <text:p>43.8538603938</text:p>
          </table:table-cell>
          <table:table-cell table:formula="of:=[.G130]-[.H130]" office:value-type="float" office:value="-12.1418492731149" calcext:value-type="float">
            <text:p>-12.1418492731</text:p>
          </table:table-cell>
          <table:table-cell table:formula="of:=([.A130]-(([.B130]+[.D130])/2))^2" office:value-type="float" office:value="37.5374735399422" calcext:value-type="float">
            <text:p>37.5374735399</text:p>
          </table:table-cell>
          <table:table-cell table:formula="of:=([.A130]-99.19)^2" office:value-type="float" office:value="107.3296" calcext:value-type="float">
            <text:p>107.3296</text:p>
          </table:table-cell>
        </table:table-row>
        <table:table-row table:style-name="ro1">
          <table:table-cell office:value-type="float" office:value="88.83" calcext:value-type="float">
            <text:p>88.83</text:p>
          </table:table-cell>
          <table:table-cell office:value-type="float" office:value="92.7693252563477" calcext:value-type="float">
            <text:p>92.7693252563</text:p>
          </table:table-cell>
          <table:table-cell office:value-type="float" office:value="88.83" calcext:value-type="float">
            <text:p>88.83</text:p>
          </table:table-cell>
          <table:table-cell office:value-type="float" office:value="103.093360900879" calcext:value-type="float">
            <text:p>103.0933609009</text:p>
          </table:table-cell>
          <table:table-cell/>
          <table:table-cell table:formula="of:=[.A131]-[.C131]" office:value-type="float" office:value="0" calcext:value-type="float">
            <text:p>0</text:p>
          </table:table-cell>
          <table:table-cell table:formula="of:=([.A131]-[.B131])^2" office:value-type="float" office:value="15.5182834752985" calcext:value-type="float">
            <text:p>15.5182834753</text:p>
          </table:table-cell>
          <table:table-cell table:formula="of:=([.C131]-[.D131])^2" office:value-type="float" office:value="203.443464188721" calcext:value-type="float">
            <text:p>203.4434641887</text:p>
          </table:table-cell>
          <table:table-cell table:formula="of:=[.G131]-[.H131]" office:value-type="float" office:value="-187.925180713423" calcext:value-type="float">
            <text:p>-187.9251807134</text:p>
          </table:table-cell>
          <table:table-cell table:formula="of:=([.A131]-(([.B131]+[.D131])/2))^2" office:value-type="float" office:value="82.8344458346219" calcext:value-type="float">
            <text:p>82.8344458346</text:p>
          </table:table-cell>
          <table:table-cell table:formula="of:=([.A131]-99.19)^2" office:value-type="float" office:value="107.3296" calcext:value-type="float">
            <text:p>107.3296</text:p>
          </table:table-cell>
        </table:table-row>
        <table:table-row table:style-name="ro1">
          <table:table-cell office:value-type="float" office:value="88.84" calcext:value-type="float">
            <text:p>88.84</text:p>
          </table:table-cell>
          <table:table-cell office:value-type="float" office:value="93.6799697875977" calcext:value-type="float">
            <text:p>93.6799697876</text:p>
          </table:table-cell>
          <table:table-cell office:value-type="float" office:value="88.84" calcext:value-type="float">
            <text:p>88.84</text:p>
          </table:table-cell>
          <table:table-cell office:value-type="float" office:value="92.8431243896484" calcext:value-type="float">
            <text:p>92.8431243896</text:p>
          </table:table-cell>
          <table:table-cell/>
          <table:table-cell table:formula="of:=[.A132]-[.C132]" office:value-type="float" office:value="0" calcext:value-type="float">
            <text:p>0</text:p>
          </table:table-cell>
          <table:table-cell table:formula="of:=([.A132]-[.B132])^2" office:value-type="float" office:value="23.4253075448581" calcext:value-type="float">
            <text:p>23.4253075449</text:p>
          </table:table-cell>
          <table:table-cell table:formula="of:=([.C132]-[.D132])^2" office:value-type="float" office:value="16.0250048789981" calcext:value-type="float">
            <text:p>16.025004879</text:p>
          </table:table-cell>
          <table:table-cell table:formula="of:=[.G132]-[.H132]" office:value-type="float" office:value="7.40030266585992" calcext:value-type="float">
            <text:p>7.4003026659</text:p>
          </table:table-cell>
          <table:table-cell table:formula="of:=([.A132]-(([.B132]+[.D132])/2))^2" office:value-type="float" office:value="19.5500786569109" calcext:value-type="float">
            <text:p>19.5500786569</text:p>
          </table:table-cell>
          <table:table-cell table:formula="of:=([.A132]-99.19)^2" office:value-type="float" office:value="107.1225" calcext:value-type="float">
            <text:p>107.1225</text:p>
          </table:table-cell>
        </table:table-row>
        <table:table-row table:style-name="ro1">
          <table:table-cell office:value-type="float" office:value="88.89" calcext:value-type="float">
            <text:p>88.89</text:p>
          </table:table-cell>
          <table:table-cell office:value-type="float" office:value="93.0706939697266" calcext:value-type="float">
            <text:p>93.0706939697</text:p>
          </table:table-cell>
          <table:table-cell office:value-type="float" office:value="88.89" calcext:value-type="float">
            <text:p>88.89</text:p>
          </table:table-cell>
          <table:table-cell office:value-type="float" office:value="92.0022888183594" calcext:value-type="float">
            <text:p>92.0022888184</text:p>
          </table:table-cell>
          <table:table-cell/>
          <table:table-cell table:formula="of:=[.A133]-[.C133]" office:value-type="float" office:value="0" calcext:value-type="float">
            <text:p>0</text:p>
          </table:table-cell>
          <table:table-cell table:formula="of:=([.A133]-[.B133])^2" office:value-type="float" office:value="17.478202068508" calcext:value-type="float">
            <text:p>17.4782020685</text:p>
          </table:table-cell>
          <table:table-cell table:formula="of:=([.C133]-[.D133])^2" office:value-type="float" office:value="9.68634168888479" calcext:value-type="float">
            <text:p>9.6863416889</text:p>
          </table:table-cell>
          <table:table-cell table:formula="of:=[.G133]-[.H133]" office:value-type="float" office:value="7.79186037962325" calcext:value-type="float">
            <text:p>7.7918603796</text:p>
          </table:table-cell>
          <table:table-cell table:formula="of:=([.A133]-(([.B133]+[.D133])/2))^2" office:value-type="float" office:value="13.2968994868294" calcext:value-type="float">
            <text:p>13.2968994868</text:p>
          </table:table-cell>
          <table:table-cell table:formula="of:=([.A133]-99.19)^2" office:value-type="float" office:value="106.09" calcext:value-type="float">
            <text:p>106.09</text:p>
          </table:table-cell>
        </table:table-row>
        <table:table-row table:style-name="ro1">
          <table:table-cell office:value-type="float" office:value="88.92" calcext:value-type="float">
            <text:p>88.92</text:p>
          </table:table-cell>
          <table:table-cell office:value-type="float" office:value="94.4977874755859" calcext:value-type="float">
            <text:p>94.4977874756</text:p>
          </table:table-cell>
          <table:table-cell office:value-type="float" office:value="88.92" calcext:value-type="float">
            <text:p>88.92</text:p>
          </table:table-cell>
          <table:table-cell office:value-type="float" office:value="98.9040222167969" calcext:value-type="float">
            <text:p>98.9040222168</text:p>
          </table:table-cell>
          <table:table-cell/>
          <table:table-cell table:formula="of:=[.A134]-[.C134]" office:value-type="float" office:value="0" calcext:value-type="float">
            <text:p>0</text:p>
          </table:table-cell>
          <table:table-cell table:formula="of:=([.A134]-[.B134])^2" office:value-type="float" office:value="31.1117131228033" calcext:value-type="float">
            <text:p>31.1117131228</text:p>
          </table:table-cell>
          <table:table-cell table:formula="of:=([.C134]-[.D134])^2" office:value-type="float" office:value="99.6806996254935" calcext:value-type="float">
            <text:p>99.6806996255</text:p>
          </table:table-cell>
          <table:table-cell table:formula="of:=[.G134]-[.H134]" office:value-type="float" office:value="-68.5689865026902" calcext:value-type="float">
            <text:p>-68.5689865027</text:p>
          </table:table-cell>
          <table:table-cell table:formula="of:=([.A134]-(([.B134]+[.D134])/2))^2" office:value-type="float" office:value="60.5424802254849" calcext:value-type="float">
            <text:p>60.5424802255</text:p>
          </table:table-cell>
          <table:table-cell table:formula="of:=([.A134]-99.19)^2" office:value-type="float" office:value="105.4729" calcext:value-type="float">
            <text:p>105.4729</text:p>
          </table:table-cell>
        </table:table-row>
        <table:table-row table:style-name="ro1">
          <table:table-cell office:value-type="float" office:value="88.92" calcext:value-type="float">
            <text:p>88.92</text:p>
          </table:table-cell>
          <table:table-cell office:value-type="float" office:value="92.6587524414063" calcext:value-type="float">
            <text:p>92.6587524414</text:p>
          </table:table-cell>
          <table:table-cell office:value-type="float" office:value="88.92" calcext:value-type="float">
            <text:p>88.92</text:p>
          </table:table-cell>
          <table:table-cell office:value-type="float" office:value="91.6536483764648" calcext:value-type="float">
            <text:p>91.6536483765</text:p>
          </table:table-cell>
          <table:table-cell/>
          <table:table-cell table:formula="of:=[.A135]-[.C135]" office:value-type="float" office:value="0" calcext:value-type="float">
            <text:p>0</text:p>
          </table:table-cell>
          <table:table-cell table:formula="of:=([.A135]-[.B135])^2" office:value-type="float" office:value="13.9782698181212" calcext:value-type="float">
            <text:p>13.9782698181</text:p>
          </table:table-cell>
          <table:table-cell table:formula="of:=([.C135]-[.D135])^2" office:value-type="float" office:value="7.47283344614887" calcext:value-type="float">
            <text:p>7.4728334461</text:p>
          </table:table-cell>
          <table:table-cell table:formula="of:=[.G135]-[.H135]" office:value-type="float" office:value="6.50543637197232" calcext:value-type="float">
            <text:p>6.505436372</text:p>
          </table:table-cell>
          <table:table-cell table:formula="of:=([.A135]-(([.B135]+[.D135])/2))^2" office:value-type="float" office:value="10.4729930867946" calcext:value-type="float">
            <text:p>10.4729930868</text:p>
          </table:table-cell>
          <table:table-cell table:formula="of:=([.A135]-99.19)^2" office:value-type="float" office:value="105.4729" calcext:value-type="float">
            <text:p>105.4729</text:p>
          </table:table-cell>
        </table:table-row>
        <table:table-row table:style-name="ro1">
          <table:table-cell office:value-type="float" office:value="88.93" calcext:value-type="float">
            <text:p>88.93</text:p>
          </table:table-cell>
          <table:table-cell office:value-type="float" office:value="92.7655334472656" calcext:value-type="float">
            <text:p>92.7655334473</text:p>
          </table:table-cell>
          <table:table-cell office:value-type="float" office:value="88.93" calcext:value-type="float">
            <text:p>88.93</text:p>
          </table:table-cell>
          <table:table-cell office:value-type="float" office:value="91.3286285400391" calcext:value-type="float">
            <text:p>91.32862854</text:p>
          </table:table-cell>
          <table:table-cell/>
          <table:table-cell table:formula="of:=[.A136]-[.C136]" office:value-type="float" office:value="0" calcext:value-type="float">
            <text:p>0</text:p>
          </table:table-cell>
          <table:table-cell table:formula="of:=([.A136]-[.B136])^2" office:value-type="float" office:value="14.7113168250933" calcext:value-type="float">
            <text:p>14.7113168251</text:p>
          </table:table-cell>
          <table:table-cell table:formula="of:=([.C136]-[.D136])^2" office:value-type="float" office:value="5.75341887308989" calcext:value-type="float">
            <text:p>5.7534188731</text:p>
          </table:table-cell>
          <table:table-cell table:formula="of:=[.G136]-[.H136]" office:value-type="float" office:value="8.95789795200339" calcext:value-type="float">
            <text:p>8.957897952</text:p>
          </table:table-cell>
          <table:table-cell table:formula="of:=([.A136]-(([.B136]+[.D136])/2))^2" office:value-type="float" office:value="9.71619392098864" calcext:value-type="float">
            <text:p>9.716193921</text:p>
          </table:table-cell>
          <table:table-cell table:formula="of:=([.A136]-99.19)^2" office:value-type="float" office:value="105.2676" calcext:value-type="float">
            <text:p>105.2676</text:p>
          </table:table-cell>
        </table:table-row>
        <table:table-row table:style-name="ro1">
          <table:table-cell office:value-type="float" office:value="88.93" calcext:value-type="float">
            <text:p>88.93</text:p>
          </table:table-cell>
          <table:table-cell office:value-type="float" office:value="92.8974761962891" calcext:value-type="float">
            <text:p>92.8974761963</text:p>
          </table:table-cell>
          <table:table-cell office:value-type="float" office:value="88.93" calcext:value-type="float">
            <text:p>88.93</text:p>
          </table:table-cell>
          <table:table-cell office:value-type="float" office:value="93.1131820678711" calcext:value-type="float">
            <text:p>93.1131820679</text:p>
          </table:table-cell>
          <table:table-cell/>
          <table:table-cell table:formula="of:=[.A137]-[.C137]" office:value-type="float" office:value="0" calcext:value-type="float">
            <text:p>0</text:p>
          </table:table-cell>
          <table:table-cell table:formula="of:=([.A137]-[.B137])^2" office:value-type="float" office:value="15.7408673681203" calcext:value-type="float">
            <text:p>15.7408673681</text:p>
          </table:table-cell>
          <table:table-cell table:formula="of:=([.C137]-[.D137])^2" office:value-type="float" office:value="17.4990122129582" calcext:value-type="float">
            <text:p>17.499012213</text:p>
          </table:table-cell>
          <table:table-cell table:formula="of:=[.G137]-[.H137]" office:value-type="float" office:value="-1.75814484483795" calcext:value-type="float">
            <text:p>-1.7581448448</text:p>
          </table:table-cell>
          <table:table-cell table:formula="of:=([.A137]-(([.B137]+[.D137])/2))^2" office:value-type="float" office:value="16.6083075347805" calcext:value-type="float">
            <text:p>16.6083075348</text:p>
          </table:table-cell>
          <table:table-cell table:formula="of:=([.A137]-99.19)^2" office:value-type="float" office:value="105.2676" calcext:value-type="float">
            <text:p>105.2676</text:p>
          </table:table-cell>
        </table:table-row>
        <table:table-row table:style-name="ro1">
          <table:table-cell office:value-type="float" office:value="88.99" calcext:value-type="float">
            <text:p>88.99</text:p>
          </table:table-cell>
          <table:table-cell office:value-type="float" office:value="93.2328643798828" calcext:value-type="float">
            <text:p>93.2328643799</text:p>
          </table:table-cell>
          <table:table-cell office:value-type="float" office:value="88.99" calcext:value-type="float">
            <text:p>88.99</text:p>
          </table:table-cell>
          <table:table-cell office:value-type="float" office:value="95.4235534667969" calcext:value-type="float">
            <text:p>95.4235534668</text:p>
          </table:table-cell>
          <table:table-cell/>
          <table:table-cell table:formula="of:=[.A138]-[.C138]" office:value-type="float" office:value="0" calcext:value-type="float">
            <text:p>0</text:p>
          </table:table-cell>
          <table:table-cell table:formula="of:=([.A138]-[.B138])^2" office:value-type="float" office:value="18.0018981460784" calcext:value-type="float">
            <text:p>18.0018981461</text:p>
          </table:table-cell>
          <table:table-cell table:formula="of:=([.C138]-[.D138])^2" office:value-type="float" office:value="41.3906102101342" calcext:value-type="float">
            <text:p>41.3906102101</text:p>
          </table:table-cell>
          <table:table-cell table:formula="of:=[.G138]-[.H138]" office:value-type="float" office:value="-23.3887120640557" calcext:value-type="float">
            <text:p>-23.3887120641</text:p>
          </table:table-cell>
          <table:table-cell table:formula="of:=([.A138]-(([.B138]+[.D138])/2))^2" office:value-type="float" office:value="28.4964745092252" calcext:value-type="float">
            <text:p>28.4964745092</text:p>
          </table:table-cell>
          <table:table-cell table:formula="of:=([.A138]-99.19)^2" office:value-type="float" office:value="104.04" calcext:value-type="float">
            <text:p>104.04</text:p>
          </table:table-cell>
        </table:table-row>
        <table:table-row table:style-name="ro1">
          <table:table-cell office:value-type="float" office:value="89.02" calcext:value-type="float">
            <text:p>89.02</text:p>
          </table:table-cell>
          <table:table-cell office:value-type="float" office:value="92.6587524414063" calcext:value-type="float">
            <text:p>92.6587524414</text:p>
          </table:table-cell>
          <table:table-cell office:value-type="float" office:value="89.02" calcext:value-type="float">
            <text:p>89.02</text:p>
          </table:table-cell>
          <table:table-cell office:value-type="float" office:value="93.4990005493164" calcext:value-type="float">
            <text:p>93.4990005493</text:p>
          </table:table-cell>
          <table:table-cell/>
          <table:table-cell table:formula="of:=[.A139]-[.C139]" office:value-type="float" office:value="0" calcext:value-type="float">
            <text:p>0</text:p>
          </table:table-cell>
          <table:table-cell table:formula="of:=([.A139]-[.B139])^2" office:value-type="float" office:value="13.24051932984" calcext:value-type="float">
            <text:p>13.2405193298</text:p>
          </table:table-cell>
          <table:table-cell table:formula="of:=([.C139]-[.D139])^2" office:value-type="float" office:value="20.0614459207767" calcext:value-type="float">
            <text:p>20.0614459208</text:p>
          </table:table-cell>
          <table:table-cell table:formula="of:=[.G139]-[.H139]" office:value-type="float" office:value="-6.82092659093673" calcext:value-type="float">
            <text:p>-6.8209265909</text:p>
          </table:table-cell>
          <table:table-cell table:formula="of:=([.A139]-(([.B139]+[.D139])/2))^2" office:value-type="float" office:value="16.4744784045967" calcext:value-type="float">
            <text:p>16.4744784046</text:p>
          </table:table-cell>
          <table:table-cell table:formula="of:=([.A139]-99.19)^2" office:value-type="float" office:value="103.4289" calcext:value-type="float">
            <text:p>103.4289</text:p>
          </table:table-cell>
        </table:table-row>
        <table:table-row table:style-name="ro1">
          <table:table-cell office:value-type="float" office:value="89.02" calcext:value-type="float">
            <text:p>89.02</text:p>
          </table:table-cell>
          <table:table-cell office:value-type="float" office:value="93.4982147216797" calcext:value-type="float">
            <text:p>93.4982147217</text:p>
          </table:table-cell>
          <table:table-cell office:value-type="float" office:value="89.02" calcext:value-type="float">
            <text:p>89.02</text:p>
          </table:table-cell>
          <table:table-cell office:value-type="float" office:value="97.1792602539063" calcext:value-type="float">
            <text:p>97.1792602539</text:p>
          </table:table-cell>
          <table:table-cell/>
          <table:table-cell table:formula="of:=[.A140]-[.C140]" office:value-type="float" office:value="0" calcext:value-type="float">
            <text:p>0</text:p>
          </table:table-cell>
          <table:table-cell table:formula="of:=([.A140]-[.B140])^2" office:value-type="float" office:value="20.0544070934687" calcext:value-type="float">
            <text:p>20.0544070935</text:p>
          </table:table-cell>
          <table:table-cell table:formula="of:=([.C140]-[.D140])^2" office:value-type="float" office:value="66.5735278909744" calcext:value-type="float">
            <text:p>66.573527891</text:p>
          </table:table-cell>
          <table:table-cell table:formula="of:=[.G140]-[.H140]" office:value-type="float" office:value="-46.5191207975056" calcext:value-type="float">
            <text:p>-46.5191207975</text:p>
          </table:table-cell>
          <table:table-cell table:formula="of:=([.A140]-(([.B140]+[.D140])/2))^2" office:value-type="float" office:value="39.9264434396402" calcext:value-type="float">
            <text:p>39.9264434396</text:p>
          </table:table-cell>
          <table:table-cell table:formula="of:=([.A140]-99.19)^2" office:value-type="float" office:value="103.4289" calcext:value-type="float">
            <text:p>103.4289</text:p>
          </table:table-cell>
        </table:table-row>
        <table:table-row table:style-name="ro1">
          <table:table-cell office:value-type="float" office:value="89.05" calcext:value-type="float">
            <text:p>89.05</text:p>
          </table:table-cell>
          <table:table-cell office:value-type="float" office:value="92.6331939697266" calcext:value-type="float">
            <text:p>92.6331939697</text:p>
          </table:table-cell>
          <table:table-cell office:value-type="float" office:value="89.05" calcext:value-type="float">
            <text:p>89.05</text:p>
          </table:table-cell>
          <table:table-cell office:value-type="float" office:value="94.4322052001953" calcext:value-type="float">
            <text:p>94.4322052002</text:p>
          </table:table-cell>
          <table:table-cell/>
          <table:table-cell table:formula="of:=[.A141]-[.C141]" office:value-type="float" office:value="0" calcext:value-type="float">
            <text:p>0</text:p>
          </table:table-cell>
          <table:table-cell table:formula="of:=([.A141]-[.B141])^2" office:value-type="float" office:value="12.8392790246848" calcext:value-type="float">
            <text:p>12.8392790247</text:p>
          </table:table-cell>
          <table:table-cell table:formula="of:=([.C141]-[.D141])^2" office:value-type="float" office:value="28.9681328170095" calcext:value-type="float">
            <text:p>28.968132817</text:p>
          </table:table-cell>
          <table:table-cell table:formula="of:=[.G141]-[.H141]" office:value-type="float" office:value="-16.1288537923247" calcext:value-type="float">
            <text:p>-16.1288537923</text:p>
          </table:table-cell>
          <table:table-cell table:formula="of:=([.A141]-(([.B141]+[.D141])/2))^2" office:value-type="float" office:value="20.094595569009" calcext:value-type="float">
            <text:p>20.094595569</text:p>
          </table:table-cell>
          <table:table-cell table:formula="of:=([.A141]-99.19)^2" office:value-type="float" office:value="102.8196" calcext:value-type="float">
            <text:p>102.8196</text:p>
          </table:table-cell>
        </table:table-row>
        <table:table-row table:style-name="ro1">
          <table:table-cell office:value-type="float" office:value="89.05" calcext:value-type="float">
            <text:p>89.05</text:p>
          </table:table-cell>
          <table:table-cell office:value-type="float" office:value="93.5511169433594" calcext:value-type="float">
            <text:p>93.5511169434</text:p>
          </table:table-cell>
          <table:table-cell office:value-type="float" office:value="89.05" calcext:value-type="float">
            <text:p>89.05</text:p>
          </table:table-cell>
          <table:table-cell office:value-type="float" office:value="92.0438079833984" calcext:value-type="float">
            <text:p>92.0438079834</text:p>
          </table:table-cell>
          <table:table-cell/>
          <table:table-cell table:formula="of:=[.A142]-[.C142]" office:value-type="float" office:value="0" calcext:value-type="float">
            <text:p>0</text:p>
          </table:table-cell>
          <table:table-cell table:formula="of:=([.A142]-[.B142])^2" office:value-type="float" office:value="20.2600537377969" calcext:value-type="float">
            <text:p>20.2600537378</text:p>
          </table:table-cell>
          <table:table-cell table:formula="of:=([.C142]-[.D142])^2" office:value-type="float" office:value="8.96288624146024" calcext:value-type="float">
            <text:p>8.9628862415</text:p>
          </table:table-cell>
          <table:table-cell table:formula="of:=[.G142]-[.H142]" office:value-type="float" office:value="11.2971674963366" calcext:value-type="float">
            <text:p>11.2971674963</text:p>
          </table:table-cell>
          <table:table-cell table:formula="of:=([.A142]-(([.B142]+[.D142])/2))^2" office:value-type="float" office:value="14.0434749144339" calcext:value-type="float">
            <text:p>14.0434749144</text:p>
          </table:table-cell>
          <table:table-cell table:formula="of:=([.A142]-99.19)^2" office:value-type="float" office:value="102.8196" calcext:value-type="float">
            <text:p>102.8196</text:p>
          </table:table-cell>
        </table:table-row>
        <table:table-row table:style-name="ro1">
          <table:table-cell office:value-type="float" office:value="89.06" calcext:value-type="float">
            <text:p>89.06</text:p>
          </table:table-cell>
          <table:table-cell office:value-type="float" office:value="91.713005065918" calcext:value-type="float">
            <text:p>91.7130050659</text:p>
          </table:table-cell>
          <table:table-cell office:value-type="float" office:value="89.06" calcext:value-type="float">
            <text:p>89.06</text:p>
          </table:table-cell>
          <table:table-cell office:value-type="float" office:value="91.8074188232422" calcext:value-type="float">
            <text:p>91.8074188232</text:p>
          </table:table-cell>
          <table:table-cell/>
          <table:table-cell table:formula="of:=[.A143]-[.C143]" office:value-type="float" office:value="0" calcext:value-type="float">
            <text:p>0</text:p>
          </table:table-cell>
          <table:table-cell table:formula="of:=([.A143]-[.B143])^2" office:value-type="float" office:value="7.03843587978639" calcext:value-type="float">
            <text:p>7.0384358798</text:p>
          </table:table-cell>
          <table:table-cell table:formula="of:=([.C143]-[.D143])^2" office:value-type="float" office:value="7.54831019030547" calcext:value-type="float">
            <text:p>7.5483101903</text:p>
          </table:table-cell>
          <table:table-cell table:formula="of:=[.G143]-[.H143]" office:value-type="float" office:value="-0.50987431051908" calcext:value-type="float">
            <text:p>-0.5098743105</text:p>
          </table:table-cell>
          <table:table-cell table:formula="of:=([.A143]-(([.B143]+[.D143])/2))^2" office:value-type="float" office:value="7.29114454565292" calcext:value-type="float">
            <text:p>7.2911445457</text:p>
          </table:table-cell>
          <table:table-cell table:formula="of:=([.A143]-99.19)^2" office:value-type="float" office:value="102.6169" calcext:value-type="float">
            <text:p>102.6169</text:p>
          </table:table-cell>
        </table:table-row>
        <table:table-row table:style-name="ro1">
          <table:table-cell office:value-type="float" office:value="89.06" calcext:value-type="float">
            <text:p>89.06</text:p>
          </table:table-cell>
          <table:table-cell office:value-type="float" office:value="93.2219009399414" calcext:value-type="float">
            <text:p>93.2219009399</text:p>
          </table:table-cell>
          <table:table-cell office:value-type="float" office:value="89.06" calcext:value-type="float">
            <text:p>89.06</text:p>
          </table:table-cell>
          <table:table-cell office:value-type="float" office:value="96.6948776245117" calcext:value-type="float">
            <text:p>96.6948776245</text:p>
          </table:table-cell>
          <table:table-cell/>
          <table:table-cell table:formula="of:=[.A144]-[.C144]" office:value-type="float" office:value="0" calcext:value-type="float">
            <text:p>0</text:p>
          </table:table-cell>
          <table:table-cell table:formula="of:=([.A144]-[.B144])^2" office:value-type="float" office:value="17.3214194338851" calcext:value-type="float">
            <text:p>17.3214194339</text:p>
          </table:table-cell>
          <table:table-cell table:formula="of:=([.C144]-[.D144])^2" office:value-type="float" office:value="58.2913563412697" calcext:value-type="float">
            <text:p>58.2913563413</text:p>
          </table:table-cell>
          <table:table-cell table:formula="of:=[.G144]-[.H144]" office:value-type="float" office:value="-40.9699369073845" calcext:value-type="float">
            <text:p>-40.9699369074</text:p>
          </table:table-cell>
          <table:table-cell table:formula="of:=([.A144]-(([.B144]+[.D144])/2))^2" office:value-type="float" office:value="34.7909961246852" calcext:value-type="float">
            <text:p>34.7909961247</text:p>
          </table:table-cell>
          <table:table-cell table:formula="of:=([.A144]-99.19)^2" office:value-type="float" office:value="102.6169" calcext:value-type="float">
            <text:p>102.6169</text:p>
          </table:table-cell>
        </table:table-row>
        <table:table-row table:style-name="ro1">
          <table:table-cell office:value-type="float" office:value="89.07" calcext:value-type="float">
            <text:p>89.07</text:p>
          </table:table-cell>
          <table:table-cell office:value-type="float" office:value="94.5816879272461" calcext:value-type="float">
            <text:p>94.5816879272</text:p>
          </table:table-cell>
          <table:table-cell office:value-type="float" office:value="89.07" calcext:value-type="float">
            <text:p>89.07</text:p>
          </table:table-cell>
          <table:table-cell office:value-type="float" office:value="94.7060317993164" calcext:value-type="float">
            <text:p>94.7060317993</text:p>
          </table:table-cell>
          <table:table-cell/>
          <table:table-cell table:formula="of:=[.A145]-[.C145]" office:value-type="float" office:value="0" calcext:value-type="float">
            <text:p>0</text:p>
          </table:table-cell>
          <table:table-cell table:formula="of:=([.A145]-[.B145])^2" office:value-type="float" office:value="30.3787038073504" calcext:value-type="float">
            <text:p>30.3787038074</text:p>
          </table:table-cell>
          <table:table-cell table:formula="of:=([.C145]-[.D145])^2" office:value-type="float" office:value="31.7648544429058" calcext:value-type="float">
            <text:p>31.7648544429</text:p>
          </table:table-cell>
          <table:table-cell table:formula="of:=[.G145]-[.H145]" office:value-type="float" office:value="-1.38615063555539" calcext:value-type="float">
            <text:p>-1.3861506356</text:p>
          </table:table-cell>
          <table:table-cell table:formula="of:=([.A145]-(([.B145]+[.D145])/2))^2" office:value-type="float" office:value="31.0679137754977" calcext:value-type="float">
            <text:p>31.0679137755</text:p>
          </table:table-cell>
          <table:table-cell table:formula="of:=([.A145]-99.19)^2" office:value-type="float" office:value="102.4144" calcext:value-type="float">
            <text:p>102.4144</text:p>
          </table:table-cell>
        </table:table-row>
        <table:table-row table:style-name="ro1">
          <table:table-cell office:value-type="float" office:value="89.09" calcext:value-type="float">
            <text:p>89.09</text:p>
          </table:table-cell>
          <table:table-cell office:value-type="float" office:value="93.3907852172852" calcext:value-type="float">
            <text:p>93.3907852173</text:p>
          </table:table-cell>
          <table:table-cell office:value-type="float" office:value="89.09" calcext:value-type="float">
            <text:p>89.09</text:p>
          </table:table-cell>
          <table:table-cell office:value-type="float" office:value="94.2944564819336" calcext:value-type="float">
            <text:p>94.2944564819</text:p>
          </table:table-cell>
          <table:table-cell/>
          <table:table-cell table:formula="of:=[.A146]-[.C146]" office:value-type="float" office:value="0" calcext:value-type="float">
            <text:p>0</text:p>
          </table:table-cell>
          <table:table-cell table:formula="of:=([.A146]-[.B146])^2" office:value-type="float" office:value="18.4967534852185" calcext:value-type="float">
            <text:p>18.4967534852</text:p>
          </table:table-cell>
          <table:table-cell table:formula="of:=([.C146]-[.D146])^2" office:value-type="float" office:value="27.0863672723406" calcext:value-type="float">
            <text:p>27.0863672723</text:p>
          </table:table-cell>
          <table:table-cell table:formula="of:=[.G146]-[.H146]" office:value-type="float" office:value="-8.58961378712207" calcext:value-type="float">
            <text:p>-8.5896137871</text:p>
          </table:table-cell>
          <table:table-cell table:formula="of:=([.A146]-(([.B146]+[.D146])/2))^2" office:value-type="float" office:value="22.5874049401417" calcext:value-type="float">
            <text:p>22.5874049401</text:p>
          </table:table-cell>
          <table:table-cell table:formula="of:=([.A146]-99.19)^2" office:value-type="float" office:value="102.01" calcext:value-type="float">
            <text:p>102.01</text:p>
          </table:table-cell>
        </table:table-row>
        <table:table-row table:style-name="ro1">
          <table:table-cell office:value-type="float" office:value="89.15" calcext:value-type="float">
            <text:p>89.15</text:p>
          </table:table-cell>
          <table:table-cell office:value-type="float" office:value="93.3186111450195" calcext:value-type="float">
            <text:p>93.318611145</text:p>
          </table:table-cell>
          <table:table-cell office:value-type="float" office:value="89.15" calcext:value-type="float">
            <text:p>89.15</text:p>
          </table:table-cell>
          <table:table-cell office:value-type="float" office:value="104.395645141602" calcext:value-type="float">
            <text:p>104.3956451416</text:p>
          </table:table-cell>
          <table:table-cell/>
          <table:table-cell table:formula="of:=[.A147]-[.C147]" office:value-type="float" office:value="0" calcext:value-type="float">
            <text:p>0</text:p>
          </table:table-cell>
          <table:table-cell table:formula="of:=([.A147]-[.B147])^2" office:value-type="float" office:value="17.377318878381" calcext:value-type="float">
            <text:p>17.3773188784</text:p>
          </table:table-cell>
          <table:table-cell table:formula="of:=([.C147]-[.D147])^2" office:value-type="float" office:value="232.429695783639" calcext:value-type="float">
            <text:p>232.4296957836</text:p>
          </table:table-cell>
          <table:table-cell table:formula="of:=[.G147]-[.H147]" office:value-type="float" office:value="-215.052376905258" calcext:value-type="float">
            <text:p>-215.0523769053</text:p>
          </table:table-cell>
          <table:table-cell table:formula="of:=([.A147]-(([.B147]+[.D147])/2))^2" office:value-type="float" office:value="94.2283367906516" calcext:value-type="float">
            <text:p>94.2283367907</text:p>
          </table:table-cell>
          <table:table-cell table:formula="of:=([.A147]-99.19)^2" office:value-type="float" office:value="100.8016" calcext:value-type="float">
            <text:p>100.8016</text:p>
          </table:table-cell>
        </table:table-row>
        <table:table-row table:style-name="ro1">
          <table:table-cell office:value-type="float" office:value="89.19" calcext:value-type="float">
            <text:p>89.19</text:p>
          </table:table-cell>
          <table:table-cell office:value-type="float" office:value="78.1017456054687" calcext:value-type="float">
            <text:p>78.1017456055</text:p>
          </table:table-cell>
          <table:table-cell office:value-type="float" office:value="89.19" calcext:value-type="float">
            <text:p>89.19</text:p>
          </table:table-cell>
          <table:table-cell office:value-type="float" office:value="76.920524597168" calcext:value-type="float">
            <text:p>76.9205245972</text:p>
          </table:table-cell>
          <table:table-cell/>
          <table:table-cell table:formula="of:=[.A148]-[.C148]" office:value-type="float" office:value="0" calcext:value-type="float">
            <text:p>0</text:p>
          </table:table-cell>
          <table:table-cell table:formula="of:=([.A148]-[.B148])^2" office:value-type="float" office:value="122.949385517842" calcext:value-type="float">
            <text:p>122.9493855178</text:p>
          </table:table-cell>
          <table:table-cell table:formula="of:=([.C148]-[.D148])^2" office:value-type="float" office:value="150.5400266607" calcext:value-type="float">
            <text:p>150.5400266607</text:p>
          </table:table-cell>
          <table:table-cell table:formula="of:=[.G148]-[.H148]" office:value-type="float" office:value="-27.5906411428587" calcext:value-type="float">
            <text:p>-27.5906411429</text:p>
          </table:table-cell>
          <table:table-cell table:formula="of:=([.A148]-(([.B148]+[.D148])/2))^2" office:value-type="float" office:value="136.395885321658" calcext:value-type="float">
            <text:p>136.3958853217</text:p>
          </table:table-cell>
          <table:table-cell table:formula="of:=([.A148]-99.19)^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93.772102355957" calcext:value-type="float">
            <text:p>93.772102356</text:p>
          </table:table-cell>
          <table:table-cell office:value-type="float" office:value="89.2" calcext:value-type="float">
            <text:p>89.2</text:p>
          </table:table-cell>
          <table:table-cell office:value-type="float" office:value="92.9491424560547" calcext:value-type="float">
            <text:p>92.9491424561</text:p>
          </table:table-cell>
          <table:table-cell/>
          <table:table-cell table:formula="of:=[.A149]-[.C149]" office:value-type="float" office:value="0" calcext:value-type="float">
            <text:p>0</text:p>
          </table:table-cell>
          <table:table-cell table:formula="of:=([.A149]-[.B149])^2" office:value-type="float" office:value="20.9041199533478" calcext:value-type="float">
            <text:p>20.9041199533</text:p>
          </table:table-cell>
          <table:table-cell table:formula="of:=([.C149]-[.D149])^2" office:value-type="float" office:value="14.0560691557918" calcext:value-type="float">
            <text:p>14.0560691558</text:p>
          </table:table-cell>
          <table:table-cell table:formula="of:=[.G149]-[.H149]" office:value-type="float" office:value="6.84805079755606" calcext:value-type="float">
            <text:p>6.8480507976</text:p>
          </table:table-cell>
          <table:table-cell table:formula="of:=([.A149]-(([.B149]+[.D149])/2))^2" office:value-type="float" office:value="17.310778805358" calcext:value-type="float">
            <text:p>17.3107788054</text:p>
          </table:table-cell>
          <table:table-cell table:formula="of:=([.A149]-99.19)^2" office:value-type="float" office:value="99.8000999999999" calcext:value-type="float">
            <text:p>99.8001</text:p>
          </table:table-cell>
        </table:table-row>
        <table:table-row table:style-name="ro1">
          <table:table-cell office:value-type="float" office:value="89.22" calcext:value-type="float">
            <text:p>89.22</text:p>
          </table:table-cell>
          <table:table-cell office:value-type="float" office:value="93.3083724975586" calcext:value-type="float">
            <text:p>93.3083724976</text:p>
          </table:table-cell>
          <table:table-cell office:value-type="float" office:value="89.22" calcext:value-type="float">
            <text:p>89.22</text:p>
          </table:table-cell>
          <table:table-cell office:value-type="float" office:value="93.4439849853516" calcext:value-type="float">
            <text:p>93.4439849854</text:p>
          </table:table-cell>
          <table:table-cell/>
          <table:table-cell table:formula="of:=[.A150]-[.C150]" office:value-type="float" office:value="0" calcext:value-type="float">
            <text:p>0</text:p>
          </table:table-cell>
          <table:table-cell table:formula="of:=([.A150]-[.B150])^2" office:value-type="float" office:value="16.7147896787935" calcext:value-type="float">
            <text:p>16.7147896788</text:p>
          </table:table-cell>
          <table:table-cell table:formula="of:=([.C150]-[.D150])^2" office:value-type="float" office:value="17.8420491564755" calcext:value-type="float">
            <text:p>17.8420491565</text:p>
          </table:table-cell>
          <table:table-cell table:formula="of:=[.G150]-[.H150]" office:value-type="float" office:value="-1.12725947768195" calcext:value-type="float">
            <text:p>-1.1272594777</text:p>
          </table:table-cell>
          <table:table-cell table:formula="of:=([.A150]-(([.B150]+[.D150])/2))^2" office:value-type="float" office:value="17.2738217309231" calcext:value-type="float">
            <text:p>17.2738217309</text:p>
          </table:table-cell>
          <table:table-cell table:formula="of:=([.A150]-99.19)^2" office:value-type="float" office:value="99.4009" calcext:value-type="float">
            <text:p>99.4009</text:p>
          </table:table-cell>
        </table:table-row>
        <table:table-row table:style-name="ro1">
          <table:table-cell office:value-type="float" office:value="89.24" calcext:value-type="float">
            <text:p>89.24</text:p>
          </table:table-cell>
          <table:table-cell office:value-type="float" office:value="94.0075073242187" calcext:value-type="float">
            <text:p>94.0075073242</text:p>
          </table:table-cell>
          <table:table-cell office:value-type="float" office:value="89.24" calcext:value-type="float">
            <text:p>89.24</text:p>
          </table:table-cell>
          <table:table-cell office:value-type="float" office:value="96.277587890625" calcext:value-type="float">
            <text:p>96.2775878906</text:p>
          </table:table-cell>
          <table:table-cell/>
          <table:table-cell table:formula="of:=[.A151]-[.C151]" office:value-type="float" office:value="0" calcext:value-type="float">
            <text:p>0</text:p>
          </table:table-cell>
          <table:table-cell table:formula="of:=([.A151]-[.B151])^2" office:value-type="float" office:value="22.7291260864795" calcext:value-type="float">
            <text:p>22.7291260865</text:p>
          </table:table-cell>
          <table:table-cell table:formula="of:=([.C151]-[.D151])^2" office:value-type="float" office:value="49.5276433182717" calcext:value-type="float">
            <text:p>49.5276433183</text:p>
          </table:table-cell>
          <table:table-cell table:formula="of:=[.G151]-[.H151]" office:value-type="float" office:value="-26.7985172317922" calcext:value-type="float">
            <text:p>-26.7985172318</text:p>
          </table:table-cell>
          <table:table-cell table:formula="of:=([.A151]-(([.B151]+[.D151])/2))^2" office:value-type="float" office:value="34.8400682578818" calcext:value-type="float">
            <text:p>34.8400682579</text:p>
          </table:table-cell>
          <table:table-cell table:formula="of:=([.A151]-99.19)^2" office:value-type="float" office:value="99.0025000000001" calcext:value-type="float">
            <text:p>99.0025</text:p>
          </table:table-cell>
        </table:table-row>
        <table:table-row table:style-name="ro1">
          <table:table-cell office:value-type="float" office:value="89.25" calcext:value-type="float">
            <text:p>89.25</text:p>
          </table:table-cell>
          <table:table-cell office:value-type="float" office:value="94.473762512207" calcext:value-type="float">
            <text:p>94.4737625122</text:p>
          </table:table-cell>
          <table:table-cell office:value-type="float" office:value="89.25" calcext:value-type="float">
            <text:p>89.25</text:p>
          </table:table-cell>
          <table:table-cell office:value-type="float" office:value="95.2142562866211" calcext:value-type="float">
            <text:p>95.2142562866</text:p>
          </table:table-cell>
          <table:table-cell/>
          <table:table-cell table:formula="of:=[.A152]-[.C152]" office:value-type="float" office:value="0" calcext:value-type="float">
            <text:p>0</text:p>
          </table:table-cell>
          <table:table-cell table:formula="of:=([.A152]-[.B152])^2" office:value-type="float" office:value="27.2876947839395" calcext:value-type="float">
            <text:p>27.2876947839</text:p>
          </table:table-cell>
          <table:table-cell table:formula="of:=([.C152]-[.D152])^2" office:value-type="float" office:value="35.5723530524992" calcext:value-type="float">
            <text:p>35.5723530525</text:p>
          </table:table-cell>
          <table:table-cell table:formula="of:=[.G152]-[.H152]" office:value-type="float" office:value="-8.28465826855972" calcext:value-type="float">
            <text:p>-8.2846582686</text:p>
          </table:table-cell>
          <table:table-cell table:formula="of:=([.A152]-(([.B152]+[.D152])/2))^2" office:value-type="float" office:value="31.2929411607329" calcext:value-type="float">
            <text:p>31.2929411607</text:p>
          </table:table-cell>
          <table:table-cell table:formula="of:=([.A152]-99.19)^2" office:value-type="float" office:value="98.8036" calcext:value-type="float">
            <text:p>98.8036</text:p>
          </table:table-cell>
        </table:table-row>
        <table:table-row table:style-name="ro1">
          <table:table-cell office:value-type="float" office:value="89.28" calcext:value-type="float">
            <text:p>89.28</text:p>
          </table:table-cell>
          <table:table-cell office:value-type="float" office:value="93.6262664794922" calcext:value-type="float">
            <text:p>93.6262664795</text:p>
          </table:table-cell>
          <table:table-cell office:value-type="float" office:value="89.28" calcext:value-type="float">
            <text:p>89.28</text:p>
          </table:table-cell>
          <table:table-cell office:value-type="float" office:value="101.261222839355" calcext:value-type="float">
            <text:p>101.2612228394</text:p>
          </table:table-cell>
          <table:table-cell/>
          <table:table-cell table:formula="of:=[.A153]-[.C153]" office:value-type="float" office:value="0" calcext:value-type="float">
            <text:p>0</text:p>
          </table:table-cell>
          <table:table-cell table:formula="of:=([.A153]-[.B153])^2" office:value-type="float" office:value="18.8900323107574" calcext:value-type="float">
            <text:p>18.8900323108</text:p>
          </table:table-cell>
          <table:table-cell table:formula="of:=([.C153]-[.D153])^2" office:value-type="float" office:value="143.549700726293" calcext:value-type="float">
            <text:p>143.5497007263</text:p>
          </table:table-cell>
          <table:table-cell table:formula="of:=[.G153]-[.H153]" office:value-type="float" office:value="-124.659668415536" calcext:value-type="float">
            <text:p>-124.6596684155</text:p>
          </table:table-cell>
          <table:table-cell table:formula="of:=([.A153]-(([.B153]+[.D153])/2))^2" office:value-type="float" office:value="66.6467268642711" calcext:value-type="float">
            <text:p>66.6467268643</text:p>
          </table:table-cell>
          <table:table-cell table:formula="of:=([.A153]-99.19)^2" office:value-type="float" office:value="98.2080999999999" calcext:value-type="float">
            <text:p>98.2081</text:p>
          </table:table-cell>
        </table:table-row>
        <table:table-row table:style-name="ro1">
          <table:table-cell office:value-type="float" office:value="89.34" calcext:value-type="float">
            <text:p>89.34</text:p>
          </table:table-cell>
          <table:table-cell office:value-type="float" office:value="93.8448333740234" calcext:value-type="float">
            <text:p>93.844833374</text:p>
          </table:table-cell>
          <table:table-cell office:value-type="float" office:value="89.34" calcext:value-type="float">
            <text:p>89.34</text:p>
          </table:table-cell>
          <table:table-cell office:value-type="float" office:value="95.8936080932617" calcext:value-type="float">
            <text:p>95.8936080933</text:p>
          </table:table-cell>
          <table:table-cell/>
          <table:table-cell table:formula="of:=[.A154]-[.C154]" office:value-type="float" office:value="0" calcext:value-type="float">
            <text:p>0</text:p>
          </table:table-cell>
          <table:table-cell table:formula="of:=([.A154]-[.B154])^2" office:value-type="float" office:value="20.2935237277154" calcext:value-type="float">
            <text:p>20.2935237277</text:p>
          </table:table-cell>
          <table:table-cell table:formula="of:=([.C154]-[.D154])^2" office:value-type="float" office:value="42.9497790400655" calcext:value-type="float">
            <text:p>42.9497790401</text:p>
          </table:table-cell>
          <table:table-cell table:formula="of:=[.G154]-[.H154]" office:value-type="float" office:value="-22.6562553123501" calcext:value-type="float">
            <text:p>-22.6562553124</text:p>
          </table:table-cell>
          <table:table-cell table:formula="of:=([.A154]-(([.B154]+[.D154])/2))^2" office:value-type="float" office:value="30.5722819213429" calcext:value-type="float">
            <text:p>30.5722819213</text:p>
          </table:table-cell>
          <table:table-cell table:formula="of:=([.A154]-99.19)^2" office:value-type="float" office:value="97.0224999999999" calcext:value-type="float">
            <text:p>97.0225</text:p>
          </table:table-cell>
        </table:table-row>
        <table:table-row table:style-name="ro1">
          <table:table-cell office:value-type="float" office:value="89.37" calcext:value-type="float">
            <text:p>89.37</text:p>
          </table:table-cell>
          <table:table-cell office:value-type="float" office:value="92.7175216674805" calcext:value-type="float">
            <text:p>92.7175216675</text:p>
          </table:table-cell>
          <table:table-cell office:value-type="float" office:value="89.37" calcext:value-type="float">
            <text:p>89.37</text:p>
          </table:table-cell>
          <table:table-cell office:value-type="float" office:value="94.448127746582" calcext:value-type="float">
            <text:p>94.4481277466</text:p>
          </table:table-cell>
          <table:table-cell/>
          <table:table-cell table:formula="of:=[.A155]-[.C155]" office:value-type="float" office:value="0" calcext:value-type="float">
            <text:p>0</text:p>
          </table:table-cell>
          <table:table-cell table:formula="of:=([.A155]-[.B155])^2" office:value-type="float" office:value="11.2059013142512" calcext:value-type="float">
            <text:p>11.2059013143</text:p>
          </table:table-cell>
          <table:table-cell table:formula="of:=([.C155]-[.D155])^2" office:value-type="float" office:value="25.7873814106062" calcext:value-type="float">
            <text:p>25.7873814106</text:p>
          </table:table-cell>
          <table:table-cell table:formula="of:=[.G155]-[.H155]" office:value-type="float" office:value="-14.5814800963551" calcext:value-type="float">
            <text:p>-14.5814800964</text:p>
          </table:table-cell>
          <table:table-cell table:formula="of:=([.A155]-(([.B155]+[.D155])/2))^2" office:value-type="float" office:value="17.7478920121729" calcext:value-type="float">
            <text:p>17.7478920122</text:p>
          </table:table-cell>
          <table:table-cell table:formula="of:=([.A155]-99.19)^2" office:value-type="float" office:value="96.4323999999999" calcext:value-type="float">
            <text:p>96.4324</text:p>
          </table:table-cell>
        </table:table-row>
        <table:table-row table:style-name="ro1">
          <table:table-cell office:value-type="float" office:value="89.38" calcext:value-type="float">
            <text:p>89.38</text:p>
          </table:table-cell>
          <table:table-cell office:value-type="float" office:value="94.3312759399414" calcext:value-type="float">
            <text:p>94.3312759399</text:p>
          </table:table-cell>
          <table:table-cell office:value-type="float" office:value="89.38" calcext:value-type="float">
            <text:p>89.38</text:p>
          </table:table-cell>
          <table:table-cell office:value-type="float" office:value="98.7676086425781" calcext:value-type="float">
            <text:p>98.7676086426</text:p>
          </table:table-cell>
          <table:table-cell/>
          <table:table-cell table:formula="of:=[.A156]-[.C156]" office:value-type="float" office:value="0" calcext:value-type="float">
            <text:p>0</text:p>
          </table:table-cell>
          <table:table-cell table:formula="of:=([.A156]-[.B156])^2" office:value-type="float" office:value="24.5151334334427" calcext:value-type="float">
            <text:p>24.5151334334</text:p>
          </table:table-cell>
          <table:table-cell table:formula="of:=([.C156]-[.D156])^2" office:value-type="float" office:value="88.1271960262076" calcext:value-type="float">
            <text:p>88.1271960262</text:p>
          </table:table-cell>
          <table:table-cell table:formula="of:=[.G156]-[.H156]" office:value-type="float" office:value="-63.6120625927649" calcext:value-type="float">
            <text:p>-63.6120625928</text:p>
          </table:table-cell>
          <table:table-cell table:formula="of:=([.A156]-(([.B156]+[.D156])/2))^2" office:value-type="float" office:value="51.4009027677041" calcext:value-type="float">
            <text:p>51.4009027677</text:p>
          </table:table-cell>
          <table:table-cell table:formula="of:=([.A156]-99.19)^2" office:value-type="float" office:value="96.2361" calcext:value-type="float">
            <text:p>96.2361</text:p>
          </table:table-cell>
        </table:table-row>
        <table:table-row table:style-name="ro1">
          <table:table-cell office:value-type="float" office:value="89.59" calcext:value-type="float">
            <text:p>89.59</text:p>
          </table:table-cell>
          <table:table-cell office:value-type="float" office:value="93.1390914916992" calcext:value-type="float">
            <text:p>93.1390914917</text:p>
          </table:table-cell>
          <table:table-cell office:value-type="float" office:value="89.59" calcext:value-type="float">
            <text:p>89.59</text:p>
          </table:table-cell>
          <table:table-cell office:value-type="float" office:value="91.6945343017578" calcext:value-type="float">
            <text:p>91.6945343018</text:p>
          </table:table-cell>
          <table:table-cell/>
          <table:table-cell table:formula="of:=[.A157]-[.C157]" office:value-type="float" office:value="0" calcext:value-type="float">
            <text:p>0</text:p>
          </table:table-cell>
          <table:table-cell table:formula="of:=([.A157]-[.B157])^2" office:value-type="float" office:value="12.5960504164518" calcext:value-type="float">
            <text:p>12.5960504165</text:p>
          </table:table-cell>
          <table:table-cell table:formula="of:=([.C157]-[.D157])^2" office:value-type="float" office:value="4.42906462727523" calcext:value-type="float">
            <text:p>4.4290646273</text:p>
          </table:table-cell>
          <table:table-cell table:formula="of:=[.G157]-[.H157]" office:value-type="float" office:value="8.16698578917653" calcext:value-type="float">
            <text:p>8.1669857892</text:p>
          </table:table-cell>
          <table:table-cell table:formula="of:=([.A157]-(([.B157]+[.D157])/2))^2" office:value-type="float" office:value="7.99087115311064" calcext:value-type="float">
            <text:p>7.9908711531</text:p>
          </table:table-cell>
          <table:table-cell table:formula="of:=([.A157]-99.19)^2" office:value-type="float" office:value="92.1599999999999" calcext:value-type="float">
            <text:p>92.16</text:p>
          </table:table-cell>
        </table:table-row>
        <table:table-row table:style-name="ro1">
          <table:table-cell office:value-type="float" office:value="89.61" calcext:value-type="float">
            <text:p>89.61</text:p>
          </table:table-cell>
          <table:table-cell office:value-type="float" office:value="93.836181640625" calcext:value-type="float">
            <text:p>93.8361816406</text:p>
          </table:table-cell>
          <table:table-cell office:value-type="float" office:value="89.61" calcext:value-type="float">
            <text:p>89.61</text:p>
          </table:table-cell>
          <table:table-cell office:value-type="float" office:value="93.2579498291016" calcext:value-type="float">
            <text:p>93.2579498291</text:p>
          </table:table-cell>
          <table:table-cell/>
          <table:table-cell table:formula="of:=[.A158]-[.C158]" office:value-type="float" office:value="0" calcext:value-type="float">
            <text:p>0</text:p>
          </table:table-cell>
          <table:table-cell table:formula="of:=([.A158]-[.B158])^2" office:value-type="float" office:value="17.8606112595558" calcext:value-type="float">
            <text:p>17.8606112596</text:p>
          </table:table-cell>
          <table:table-cell table:formula="of:=([.C158]-[.D158])^2" office:value-type="float" office:value="13.3075379556421" calcext:value-type="float">
            <text:p>13.3075379556</text:p>
          </table:table-cell>
          <table:table-cell table:formula="of:=[.G158]-[.H158]" office:value-type="float" office:value="4.5530733039137" calcext:value-type="float">
            <text:p>4.5530733039</text:p>
          </table:table-cell>
          <table:table-cell table:formula="of:=([.A158]-(([.B158]+[.D158])/2))^2" office:value-type="float" office:value="15.5004866006346" calcext:value-type="float">
            <text:p>15.5004866006</text:p>
          </table:table-cell>
          <table:table-cell table:formula="of:=([.A158]-99.19)^2" office:value-type="float" office:value="91.7764" calcext:value-type="float">
            <text:p>91.7764</text:p>
          </table:table-cell>
        </table:table-row>
        <table:table-row table:style-name="ro1">
          <table:table-cell office:value-type="float" office:value="89.62" calcext:value-type="float">
            <text:p>89.62</text:p>
          </table:table-cell>
          <table:table-cell office:value-type="float" office:value="94.4264831542969" calcext:value-type="float">
            <text:p>94.4264831543</text:p>
          </table:table-cell>
          <table:table-cell office:value-type="float" office:value="89.62" calcext:value-type="float">
            <text:p>89.62</text:p>
          </table:table-cell>
          <table:table-cell office:value-type="float" office:value="97.8469161987305" calcext:value-type="float">
            <text:p>97.8469161987</text:p>
          </table:table-cell>
          <table:table-cell/>
          <table:table-cell table:formula="of:=[.A159]-[.C159]" office:value-type="float" office:value="0" calcext:value-type="float">
            <text:p>0</text:p>
          </table:table-cell>
          <table:table-cell table:formula="of:=([.A159]-[.B159])^2" office:value-type="float" office:value="23.1022803125396" calcext:value-type="float">
            <text:p>23.1022803125</text:p>
          </table:table-cell>
          <table:table-cell table:formula="of:=([.C159]-[.D159])^2" office:value-type="float" office:value="67.6821501409337" calcext:value-type="float">
            <text:p>67.6821501409</text:p>
          </table:table-cell>
          <table:table-cell table:formula="of:=[.G159]-[.H159]" office:value-type="float" office:value="-44.5798698283941" calcext:value-type="float">
            <text:p>-44.5798698284</text:p>
          </table:table-cell>
          <table:table-cell table:formula="of:=([.A159]-(([.B159]+[.D159])/2))^2" office:value-type="float" office:value="42.4673746738733" calcext:value-type="float">
            <text:p>42.4673746739</text:p>
          </table:table-cell>
          <table:table-cell table:formula="of:=([.A159]-99.19)^2" office:value-type="float" office:value="91.5848999999999" calcext:value-type="float">
            <text:p>91.5849</text:p>
          </table:table-cell>
        </table:table-row>
        <table:table-row table:style-name="ro1">
          <table:table-cell office:value-type="float" office:value="89.65" calcext:value-type="float">
            <text:p>89.65</text:p>
          </table:table-cell>
          <table:table-cell office:value-type="float" office:value="79.5373382568359" calcext:value-type="float">
            <text:p>79.5373382568</text:p>
          </table:table-cell>
          <table:table-cell office:value-type="float" office:value="89.65" calcext:value-type="float">
            <text:p>89.65</text:p>
          </table:table-cell>
          <table:table-cell office:value-type="float" office:value="88.0095138549805" calcext:value-type="float">
            <text:p>88.009513855</text:p>
          </table:table-cell>
          <table:table-cell/>
          <table:table-cell table:formula="of:=[.A160]-[.C160]" office:value-type="float" office:value="0" calcext:value-type="float">
            <text:p>0</text:p>
          </table:table-cell>
          <table:table-cell table:formula="of:=([.A160]-[.B160])^2" office:value-type="float" office:value="102.265927531654" calcext:value-type="float">
            <text:p>102.2659275317</text:p>
          </table:table-cell>
          <table:table-cell table:formula="of:=([.C160]-[.D160])^2" office:value-type="float" office:value="2.69119479200106" calcext:value-type="float">
            <text:p>2.691194792</text:p>
          </table:table-cell>
          <table:table-cell table:formula="of:=[.G160]-[.H160]" office:value-type="float" office:value="99.5747327396531" calcext:value-type="float">
            <text:p>99.5747327397</text:p>
          </table:table-cell>
          <table:table-cell table:formula="of:=([.A160]-(([.B160]+[.D160])/2))^2" office:value-type="float" office:value="34.5341213203787" calcext:value-type="float">
            <text:p>34.5341213204</text:p>
          </table:table-cell>
          <table:table-cell table:formula="of:=([.A160]-99.19)^2" office:value-type="float" office:value="91.0115999999998" calcext:value-type="float">
            <text:p>91.0116</text:p>
          </table:table-cell>
        </table:table-row>
        <table:table-row table:style-name="ro1">
          <table:table-cell office:value-type="float" office:value="89.69" calcext:value-type="float">
            <text:p>89.69</text:p>
          </table:table-cell>
          <table:table-cell office:value-type="float" office:value="93.2845993041992" calcext:value-type="float">
            <text:p>93.2845993042</text:p>
          </table:table-cell>
          <table:table-cell office:value-type="float" office:value="89.69" calcext:value-type="float">
            <text:p>89.69</text:p>
          </table:table-cell>
          <table:table-cell office:value-type="float" office:value="92.1699905395508" calcext:value-type="float">
            <text:p>92.1699905396</text:p>
          </table:table-cell>
          <table:table-cell/>
          <table:table-cell table:formula="of:=[.A161]-[.C161]" office:value-type="float" office:value="0" calcext:value-type="float">
            <text:p>0</text:p>
          </table:table-cell>
          <table:table-cell table:formula="of:=([.A161]-[.B161])^2" office:value-type="float" office:value="12.9211441577495" calcext:value-type="float">
            <text:p>12.9211441577</text:p>
          </table:table-cell>
          <table:table-cell table:formula="of:=([.C161]-[.D161])^2" office:value-type="float" office:value="6.15035307626139" calcext:value-type="float">
            <text:p>6.1503530763</text:p>
          </table:table-cell>
          <table:table-cell table:formula="of:=[.G161]-[.H161]" office:value-type="float" office:value="6.77079108148814" calcext:value-type="float">
            <text:p>6.7707910815</text:p>
          </table:table-cell>
          <table:table-cell table:formula="of:=([.A161]-(([.B161]+[.D161])/2))^2" office:value-type="float" office:value="9.22516044244768" calcext:value-type="float">
            <text:p>9.2251604424</text:p>
          </table:table-cell>
          <table:table-cell table:formula="of:=([.A161]-99.19)^2" office:value-type="float" office:value="90.25" calcext:value-type="float">
            <text:p>90.25</text:p>
          </table:table-cell>
        </table:table-row>
        <table:table-row table:style-name="ro1">
          <table:table-cell office:value-type="float" office:value="89.69" calcext:value-type="float">
            <text:p>89.69</text:p>
          </table:table-cell>
          <table:table-cell office:value-type="float" office:value="93.6169509887695" calcext:value-type="float">
            <text:p>93.6169509888</text:p>
          </table:table-cell>
          <table:table-cell office:value-type="float" office:value="89.69" calcext:value-type="float">
            <text:p>89.69</text:p>
          </table:table-cell>
          <table:table-cell office:value-type="float" office:value="92.7425842285156" calcext:value-type="float">
            <text:p>92.7425842285</text:p>
          </table:table-cell>
          <table:table-cell/>
          <table:table-cell table:formula="of:=[.A162]-[.C162]" office:value-type="float" office:value="0" calcext:value-type="float">
            <text:p>0</text:p>
          </table:table-cell>
          <table:table-cell table:formula="of:=([.A162]-[.B162])^2" office:value-type="float" office:value="15.420944068198" calcext:value-type="float">
            <text:p>15.4209440682</text:p>
          </table:table-cell>
          <table:table-cell table:formula="of:=([.C162]-[.D162])^2" office:value-type="float" office:value="9.31827047218235" calcext:value-type="float">
            <text:p>9.3182704722</text:p>
          </table:table-cell>
          <table:table-cell table:formula="of:=[.G162]-[.H162]" office:value-type="float" office:value="6.10267359601567" calcext:value-type="float">
            <text:p>6.102673596</text:p>
          </table:table-cell>
          <table:table-cell table:formula="of:=([.A162]-(([.B162]+[.D162])/2))^2" office:value-type="float" office:value="12.178477962331" calcext:value-type="float">
            <text:p>12.1784779623</text:p>
          </table:table-cell>
          <table:table-cell table:formula="of:=([.A162]-99.19)^2" office:value-type="float" office:value="90.25" calcext:value-type="float">
            <text:p>90.25</text:p>
          </table:table-cell>
        </table:table-row>
        <table:table-row table:style-name="ro1">
          <table:table-cell office:value-type="float" office:value="89.79" calcext:value-type="float">
            <text:p>89.79</text:p>
          </table:table-cell>
          <table:table-cell office:value-type="float" office:value="93.2097930908203" calcext:value-type="float">
            <text:p>93.2097930908</text:p>
          </table:table-cell>
          <table:table-cell office:value-type="float" office:value="89.79" calcext:value-type="float">
            <text:p>89.79</text:p>
          </table:table-cell>
          <table:table-cell office:value-type="float" office:value="96.3357315063477" calcext:value-type="float">
            <text:p>96.3357315063</text:p>
          </table:table-cell>
          <table:table-cell/>
          <table:table-cell table:formula="of:=[.A163]-[.C163]" office:value-type="float" office:value="0" calcext:value-type="float">
            <text:p>0</text:p>
          </table:table-cell>
          <table:table-cell table:formula="of:=([.A163]-[.B163])^2" office:value-type="float" office:value="11.6949847840223" calcext:value-type="float">
            <text:p>11.694984784</text:p>
          </table:table-cell>
          <table:table-cell table:formula="of:=([.C163]-[.D163])^2" office:value-type="float" office:value="42.8466009531923" calcext:value-type="float">
            <text:p>42.8466009532</text:p>
          </table:table-cell>
          <table:table-cell table:formula="of:=[.G163]-[.H163]" office:value-type="float" office:value="-31.15161616917" calcext:value-type="float">
            <text:p>-31.1516161692</text:p>
          </table:table-cell>
          <table:table-cell table:formula="of:=([.A163]-(([.B163]+[.D163])/2))^2" office:value-type="float" office:value="24.8279201241899" calcext:value-type="float">
            <text:p>24.8279201242</text:p>
          </table:table-cell>
          <table:table-cell table:formula="of:=([.A163]-99.19)^2" office:value-type="float" office:value="88.3599999999998" calcext:value-type="float">
            <text:p>88.36</text:p>
          </table:table-cell>
        </table:table-row>
        <table:table-row table:style-name="ro1">
          <table:table-cell office:value-type="float" office:value="89.79" calcext:value-type="float">
            <text:p>89.79</text:p>
          </table:table-cell>
          <table:table-cell office:value-type="float" office:value="94.2305068969727" calcext:value-type="float">
            <text:p>94.230506897</text:p>
          </table:table-cell>
          <table:table-cell office:value-type="float" office:value="89.79" calcext:value-type="float">
            <text:p>89.79</text:p>
          </table:table-cell>
          <table:table-cell office:value-type="float" office:value="93.8531341552734" calcext:value-type="float">
            <text:p>93.8531341553</text:p>
          </table:table-cell>
          <table:table-cell/>
          <table:table-cell table:formula="of:=[.A164]-[.C164]" office:value-type="float" office:value="0" calcext:value-type="float">
            <text:p>0</text:p>
          </table:table-cell>
          <table:table-cell table:formula="of:=([.A164]-[.B164])^2" office:value-type="float" office:value="19.7181015020617" calcext:value-type="float">
            <text:p>19.7181015021</text:p>
          </table:table-cell>
          <table:table-cell table:formula="of:=([.C164]-[.D164])^2" office:value-type="float" office:value="16.5090591637495" calcext:value-type="float">
            <text:p>16.5090591637</text:p>
          </table:table-cell>
          <table:table-cell table:formula="of:=[.G164]-[.H164]" office:value-type="float" office:value="3.20904233831213" calcext:value-type="float">
            <text:p>3.2090423383</text:p>
          </table:table-cell>
          <table:table-cell table:formula="of:=([.A164]-(([.B164]+[.D164])/2))^2" office:value-type="float" office:value="18.0779777863612" calcext:value-type="float">
            <text:p>18.0779777864</text:p>
          </table:table-cell>
          <table:table-cell table:formula="of:=([.A164]-99.19)^2" office:value-type="float" office:value="88.3599999999998" calcext:value-type="float">
            <text:p>88.36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91.7874450683594" calcext:value-type="float">
            <text:p>91.7874450684</text:p>
          </table:table-cell>
          <table:table-cell office:value-type="float" office:value="89.8" calcext:value-type="float">
            <text:p>89.8</text:p>
          </table:table-cell>
          <table:table-cell office:value-type="float" office:value="90.8212509155274" calcext:value-type="float">
            <text:p>90.8212509155</text:p>
          </table:table-cell>
          <table:table-cell/>
          <table:table-cell table:formula="of:=[.A165]-[.C165]" office:value-type="float" office:value="0" calcext:value-type="float">
            <text:p>0</text:p>
          </table:table-cell>
          <table:table-cell table:formula="of:=([.A165]-[.B165])^2" office:value-type="float" office:value="3.94993789974596" calcext:value-type="float">
            <text:p>3.9499378997</text:p>
          </table:table-cell>
          <table:table-cell table:formula="of:=([.C165]-[.D165])^2" office:value-type="float" office:value="1.04295343246541" calcext:value-type="float">
            <text:p>1.0429534325</text:p>
          </table:table-cell>
          <table:table-cell table:formula="of:=[.G165]-[.H165]" office:value-type="float" office:value="2.90698446728054" calcext:value-type="float">
            <text:p>2.9069844673</text:p>
          </table:table-cell>
          <table:table-cell table:formula="of:=([.A165]-(([.B165]+[.D165])/2))^2" office:value-type="float" office:value="2.26306288086398" calcext:value-type="float">
            <text:p>2.2630628809</text:p>
          </table:table-cell>
          <table:table-cell table:formula="of:=([.A165]-99.19)^2" office:value-type="float" office:value="88.1720999999997" calcext:value-type="float">
            <text:p>88.1721</text:p>
          </table:table-cell>
        </table:table-row>
        <table:table-row table:style-name="ro1">
          <table:table-cell office:value-type="float" office:value="89.85" calcext:value-type="float">
            <text:p>89.85</text:p>
          </table:table-cell>
          <table:table-cell office:value-type="float" office:value="94.1705322265625" calcext:value-type="float">
            <text:p>94.1705322266</text:p>
          </table:table-cell>
          <table:table-cell office:value-type="float" office:value="89.85" calcext:value-type="float">
            <text:p>89.85</text:p>
          </table:table-cell>
          <table:table-cell office:value-type="float" office:value="95.3037185668945" calcext:value-type="float">
            <text:p>95.3037185669</text:p>
          </table:table-cell>
          <table:table-cell/>
          <table:table-cell table:formula="of:=[.A166]-[.C166]" office:value-type="float" office:value="0" calcext:value-type="float">
            <text:p>0</text:p>
          </table:table-cell>
          <table:table-cell table:formula="of:=([.A166]-[.B166])^2" office:value-type="float" office:value="18.6669987207652" calcext:value-type="float">
            <text:p>18.6669987208</text:p>
          </table:table-cell>
          <table:table-cell table:formula="of:=([.C166]-[.D166])^2" office:value-type="float" office:value="29.7430462068902" calcext:value-type="float">
            <text:p>29.7430462069</text:p>
          </table:table-cell>
          <table:table-cell table:formula="of:=[.G166]-[.H166]" office:value-type="float" office:value="-11.076047486125" calcext:value-type="float">
            <text:p>-11.0760474861</text:p>
          </table:table-cell>
          <table:table-cell table:formula="of:=([.A166]-(([.B166]+[.D166])/2))^2" office:value-type="float" office:value="23.8839946433489" calcext:value-type="float">
            <text:p>23.8839946433</text:p>
          </table:table-cell>
          <table:table-cell table:formula="of:=([.A166]-99.19)^2" office:value-type="float" office:value="87.2356000000001" calcext:value-type="float">
            <text:p>87.2356</text:p>
          </table:table-cell>
        </table:table-row>
        <table:table-row table:style-name="ro1">
          <table:table-cell office:value-type="float" office:value="89.89" calcext:value-type="float">
            <text:p>89.89</text:p>
          </table:table-cell>
          <table:table-cell office:value-type="float" office:value="93.2337188720703" calcext:value-type="float">
            <text:p>93.2337188721</text:p>
          </table:table-cell>
          <table:table-cell office:value-type="float" office:value="89.89" calcext:value-type="float">
            <text:p>89.89</text:p>
          </table:table-cell>
          <table:table-cell office:value-type="float" office:value="93.865104675293" calcext:value-type="float">
            <text:p>93.8651046753</text:p>
          </table:table-cell>
          <table:table-cell/>
          <table:table-cell table:formula="of:=[.A167]-[.C167]" office:value-type="float" office:value="0" calcext:value-type="float">
            <text:p>0</text:p>
          </table:table-cell>
          <table:table-cell table:formula="of:=([.A167]-[.B167])^2" office:value-type="float" office:value="11.1804558954392" calcext:value-type="float">
            <text:p>11.1804558954</text:p>
          </table:table-cell>
          <table:table-cell table:formula="of:=([.C167]-[.D167])^2" office:value-type="float" office:value="15.801457179536" calcext:value-type="float">
            <text:p>15.8014571795</text:p>
          </table:table-cell>
          <table:table-cell table:formula="of:=[.G167]-[.H167]" office:value-type="float" office:value="-4.62100128409685" calcext:value-type="float">
            <text:p>-4.6210012841</text:p>
          </table:table-cell>
          <table:table-cell table:formula="of:=([.A167]-(([.B167]+[.D167])/2))^2" office:value-type="float" office:value="13.3912945293598" calcext:value-type="float">
            <text:p>13.3912945294</text:p>
          </table:table-cell>
          <table:table-cell table:formula="of:=([.A167]-99.19)^2" office:value-type="float" office:value="86.49" calcext:value-type="float">
            <text:p>86.49</text:p>
          </table:table-cell>
        </table:table-row>
        <table:table-row table:style-name="ro1">
          <table:table-cell office:value-type="float" office:value="89.91" calcext:value-type="float">
            <text:p>89.91</text:p>
          </table:table-cell>
          <table:table-cell office:value-type="float" office:value="94.791748046875" calcext:value-type="float">
            <text:p>94.7917480469</text:p>
          </table:table-cell>
          <table:table-cell office:value-type="float" office:value="89.91" calcext:value-type="float">
            <text:p>89.91</text:p>
          </table:table-cell>
          <table:table-cell office:value-type="float" office:value="95.1918792724609" calcext:value-type="float">
            <text:p>95.1918792725</text:p>
          </table:table-cell>
          <table:table-cell/>
          <table:table-cell table:formula="of:=[.A168]-[.C168]" office:value-type="float" office:value="0" calcext:value-type="float">
            <text:p>0</text:p>
          </table:table-cell>
          <table:table-cell table:formula="of:=([.A168]-[.B168])^2" office:value-type="float" office:value="23.8314639931679" calcext:value-type="float">
            <text:p>23.8314639932</text:p>
          </table:table-cell>
          <table:table-cell table:formula="of:=([.C168]-[.D168])^2" office:value-type="float" office:value="27.8982486488525" calcext:value-type="float">
            <text:p>27.8982486489</text:p>
          </table:table-cell>
          <table:table-cell table:formula="of:=[.G168]-[.H168]" office:value-type="float" office:value="-4.06678465568461" calcext:value-type="float">
            <text:p>-4.0667846557</text:p>
          </table:table-cell>
          <table:table-cell table:formula="of:=([.A168]-(([.B168]+[.D168])/2))^2" office:value-type="float" office:value="25.824830071588" calcext:value-type="float">
            <text:p>25.8248300716</text:p>
          </table:table-cell>
          <table:table-cell table:formula="of:=([.A168]-99.19)^2" office:value-type="float" office:value="86.1184" calcext:value-type="float">
            <text:p>86.1184</text:p>
          </table:table-cell>
        </table:table-row>
        <table:table-row table:style-name="ro1">
          <table:table-cell office:value-type="float" office:value="89.91" calcext:value-type="float">
            <text:p>89.91</text:p>
          </table:table-cell>
          <table:table-cell office:value-type="float" office:value="93.8163909912109" calcext:value-type="float">
            <text:p>93.8163909912</text:p>
          </table:table-cell>
          <table:table-cell office:value-type="float" office:value="89.91" calcext:value-type="float">
            <text:p>89.91</text:p>
          </table:table-cell>
          <table:table-cell office:value-type="float" office:value="96.1138076782227" calcext:value-type="float">
            <text:p>96.1138076782</text:p>
          </table:table-cell>
          <table:table-cell/>
          <table:table-cell table:formula="of:=[.A169]-[.C169]" office:value-type="float" office:value="0" calcext:value-type="float">
            <text:p>0</text:p>
          </table:table-cell>
          <table:table-cell table:formula="of:=([.A169]-[.B169])^2" office:value-type="float" office:value="15.259890576214" calcext:value-type="float">
            <text:p>15.2598905762</text:p>
          </table:table-cell>
          <table:table-cell table:formula="of:=([.C169]-[.D169])^2" office:value-type="float" office:value="38.4872297083744" calcext:value-type="float">
            <text:p>38.4872297084</text:p>
          </table:table-cell>
          <table:table-cell table:formula="of:=[.G169]-[.H169]" office:value-type="float" office:value="-23.2273391321604" calcext:value-type="float">
            <text:p>-23.2273391322</text:p>
          </table:table-cell>
          <table:table-cell table:formula="of:=([.A169]-(([.B169]+[.D169])/2))^2" office:value-type="float" office:value="25.5540292838542" calcext:value-type="float">
            <text:p>25.5540292839</text:p>
          </table:table-cell>
          <table:table-cell table:formula="of:=([.A169]-99.19)^2" office:value-type="float" office:value="86.1184" calcext:value-type="float">
            <text:p>86.1184</text:p>
          </table:table-cell>
        </table:table-row>
        <table:table-row table:style-name="ro1">
          <table:table-cell office:value-type="float" office:value="89.98" calcext:value-type="float">
            <text:p>89.98</text:p>
          </table:table-cell>
          <table:table-cell office:value-type="float" office:value="93.5839462280273" calcext:value-type="float">
            <text:p>93.583946228</text:p>
          </table:table-cell>
          <table:table-cell office:value-type="float" office:value="89.98" calcext:value-type="float">
            <text:p>89.98</text:p>
          </table:table-cell>
          <table:table-cell office:value-type="float" office:value="95.0211486816406" calcext:value-type="float">
            <text:p>95.0211486816</text:p>
          </table:table-cell>
          <table:table-cell/>
          <table:table-cell table:formula="of:=[.A170]-[.C170]" office:value-type="float" office:value="0" calcext:value-type="float">
            <text:p>0</text:p>
          </table:table-cell>
          <table:table-cell table:formula="of:=([.A170]-[.B170])^2" office:value-type="float" office:value="12.9884284145125" calcext:value-type="float">
            <text:p>12.9884284145</text:p>
          </table:table-cell>
          <table:table-cell table:formula="of:=([.C170]-[.D170])^2" office:value-type="float" office:value="25.413180030407" calcext:value-type="float">
            <text:p>25.4131800304</text:p>
          </table:table-cell>
          <table:table-cell table:formula="of:=[.G170]-[.H170]" office:value-type="float" office:value="-12.4247516158945" calcext:value-type="float">
            <text:p>-12.4247516159</text:p>
          </table:table-cell>
          <table:table-cell table:formula="of:=([.A170]-(([.B170]+[.D170])/2))^2" office:value-type="float" office:value="18.6844164992917" calcext:value-type="float">
            <text:p>18.6844164993</text:p>
          </table:table-cell>
          <table:table-cell table:formula="of:=([.A170]-99.19)^2" office:value-type="float" office:value="84.8240999999999" calcext:value-type="float">
            <text:p>84.8241</text:p>
          </table:table-cell>
        </table:table-row>
        <table:table-row table:style-name="ro1">
          <table:table-cell office:value-type="float" office:value="90.01" calcext:value-type="float">
            <text:p>90.01</text:p>
          </table:table-cell>
          <table:table-cell office:value-type="float" office:value="94.3876495361328" calcext:value-type="float">
            <text:p>94.3876495361</text:p>
          </table:table-cell>
          <table:table-cell office:value-type="float" office:value="90.01" calcext:value-type="float">
            <text:p>90.01</text:p>
          </table:table-cell>
          <table:table-cell office:value-type="float" office:value="94.3296966552734" calcext:value-type="float">
            <text:p>94.3296966553</text:p>
          </table:table-cell>
          <table:table-cell/>
          <table:table-cell table:formula="of:=[.A171]-[.C171]" office:value-type="float" office:value="0" calcext:value-type="float">
            <text:p>0</text:p>
          </table:table-cell>
          <table:table-cell table:formula="of:=([.A171]-[.B171])^2" office:value-type="float" office:value="19.1638154612038" calcext:value-type="float">
            <text:p>19.1638154612</text:p>
          </table:table-cell>
          <table:table-cell table:formula="of:=([.C171]-[.D171])^2" office:value-type="float" office:value="18.6597791935805" calcext:value-type="float">
            <text:p>18.6597791936</text:p>
          </table:table-cell>
          <table:table-cell table:formula="of:=[.G171]-[.H171]" office:value-type="float" office:value="0.504036267623302" calcext:value-type="float">
            <text:p>0.5040362676</text:p>
          </table:table-cell>
          <table:table-cell table:formula="of:=([.A171]-(([.B171]+[.D171])/2))^2" office:value-type="float" office:value="18.9109576932922" calcext:value-type="float">
            <text:p>18.9109576933</text:p>
          </table:table-cell>
          <table:table-cell table:formula="of:=([.A171]-99.19)^2" office:value-type="float" office:value="84.2723999999999" calcext:value-type="float">
            <text:p>84.2724</text:p>
          </table:table-cell>
        </table:table-row>
        <table:table-row table:style-name="ro1">
          <table:table-cell office:value-type="float" office:value="90.03" calcext:value-type="float">
            <text:p>90.03</text:p>
          </table:table-cell>
          <table:table-cell office:value-type="float" office:value="93.3974304199219" calcext:value-type="float">
            <text:p>93.3974304199</text:p>
          </table:table-cell>
          <table:table-cell office:value-type="float" office:value="90.03" calcext:value-type="float">
            <text:p>90.03</text:p>
          </table:table-cell>
          <table:table-cell office:value-type="float" office:value="93.0732498168945" calcext:value-type="float">
            <text:p>93.0732498169</text:p>
          </table:table-cell>
          <table:table-cell/>
          <table:table-cell table:formula="of:=[.A172]-[.C172]" office:value-type="float" office:value="0" calcext:value-type="float">
            <text:p>0</text:p>
          </table:table-cell>
          <table:table-cell table:formula="of:=([.A172]-[.B172])^2" office:value-type="float" office:value="11.3395876330152" calcext:value-type="float">
            <text:p>11.339587633</text:p>
          </table:table-cell>
          <table:table-cell table:formula="of:=([.C172]-[.D172])^2" office:value-type="float" office:value="9.26136944802859" calcext:value-type="float">
            <text:p>9.261369448</text:p>
          </table:table-cell>
          <table:table-cell table:formula="of:=[.G172]-[.H172]" office:value-type="float" office:value="2.07821818498662" calcext:value-type="float">
            <text:p>2.078218185</text:p>
          </table:table-cell>
          <table:table-cell table:formula="of:=([.A172]-(([.B172]+[.D172])/2))^2" office:value-type="float" office:value="10.2742052746771" calcext:value-type="float">
            <text:p>10.2742052747</text:p>
          </table:table-cell>
          <table:table-cell table:formula="of:=([.A172]-99.19)^2" office:value-type="float" office:value="83.9055999999999" calcext:value-type="float">
            <text:p>83.9056</text:p>
          </table:table-cell>
        </table:table-row>
        <table:table-row table:style-name="ro1">
          <table:table-cell office:value-type="float" office:value="90.05" calcext:value-type="float">
            <text:p>90.05</text:p>
          </table:table-cell>
          <table:table-cell office:value-type="float" office:value="93.7957077026367" calcext:value-type="float">
            <text:p>93.7957077026</text:p>
          </table:table-cell>
          <table:table-cell office:value-type="float" office:value="90.05" calcext:value-type="float">
            <text:p>90.05</text:p>
          </table:table-cell>
          <table:table-cell office:value-type="float" office:value="91.2115631103516" calcext:value-type="float">
            <text:p>91.2115631104</text:p>
          </table:table-cell>
          <table:table-cell/>
          <table:table-cell table:formula="of:=[.A173]-[.C173]" office:value-type="float" office:value="0" calcext:value-type="float">
            <text:p>0</text:p>
          </table:table-cell>
          <table:table-cell table:formula="of:=([.A173]-[.B173])^2" office:value-type="float" office:value="14.0303261935921" calcext:value-type="float">
            <text:p>14.0303261936</text:p>
          </table:table-cell>
          <table:table-cell table:formula="of:=([.C173]-[.D173])^2" office:value-type="float" office:value="1.3492288593296" calcext:value-type="float">
            <text:p>1.3492288593</text:p>
          </table:table-cell>
          <table:table-cell table:formula="of:=[.G173]-[.H173]" office:value-type="float" office:value="12.6810973342625" calcext:value-type="float">
            <text:p>12.6810973343</text:p>
          </table:table-cell>
          <table:table-cell table:formula="of:=([.A173]-(([.B173]+[.D173])/2))^2" office:value-type="float" office:value="6.02032670800168" calcext:value-type="float">
            <text:p>6.020326708</text:p>
          </table:table-cell>
          <table:table-cell table:formula="of:=([.A173]-99.19)^2" office:value-type="float" office:value="83.5396" calcext:value-type="float">
            <text:p>83.5396</text:p>
          </table:table-cell>
        </table:table-row>
        <table:table-row table:style-name="ro1">
          <table:table-cell office:value-type="float" office:value="90.1" calcext:value-type="float">
            <text:p>90.1</text:p>
          </table:table-cell>
          <table:table-cell office:value-type="float" office:value="94.5506744384766" calcext:value-type="float">
            <text:p>94.5506744385</text:p>
          </table:table-cell>
          <table:table-cell office:value-type="float" office:value="90.1" calcext:value-type="float">
            <text:p>90.1</text:p>
          </table:table-cell>
          <table:table-cell office:value-type="float" office:value="94.2782745361328" calcext:value-type="float">
            <text:p>94.2782745361</text:p>
          </table:table-cell>
          <table:table-cell/>
          <table:table-cell table:formula="of:=[.A174]-[.C174]" office:value-type="float" office:value="0" calcext:value-type="float">
            <text:p>0</text:p>
          </table:table-cell>
          <table:table-cell table:formula="of:=([.A174]-[.B174])^2" office:value-type="float" office:value="19.8085029573087" calcext:value-type="float">
            <text:p>19.8085029573</text:p>
          </table:table-cell>
          <table:table-cell table:formula="of:=([.C174]-[.D174])^2" office:value-type="float" office:value="17.4579780992959" calcext:value-type="float">
            <text:p>17.4579780993</text:p>
          </table:table-cell>
          <table:table-cell table:formula="of:=[.G174]-[.H174]" office:value-type="float" office:value="2.3505248580128" calcext:value-type="float">
            <text:p>2.350524858</text:p>
          </table:table-cell>
          <table:table-cell table:formula="of:=([.A174]-(([.B174]+[.D174])/2))^2" office:value-type="float" office:value="18.6146901016031" calcext:value-type="float">
            <text:p>18.6146901016</text:p>
          </table:table-cell>
          <table:table-cell table:formula="of:=([.A174]-99.19)^2" office:value-type="float" office:value="82.6281000000001" calcext:value-type="float">
            <text:p>82.6281</text:p>
          </table:table-cell>
        </table:table-row>
        <table:table-row table:style-name="ro1">
          <table:table-cell office:value-type="float" office:value="90.11" calcext:value-type="float">
            <text:p>90.11</text:p>
          </table:table-cell>
          <table:table-cell office:value-type="float" office:value="94.5490341186524" calcext:value-type="float">
            <text:p>94.5490341187</text:p>
          </table:table-cell>
          <table:table-cell office:value-type="float" office:value="90.11" calcext:value-type="float">
            <text:p>90.11</text:p>
          </table:table-cell>
          <table:table-cell office:value-type="float" office:value="95.0258636474609" calcext:value-type="float">
            <text:p>95.0258636475</text:p>
          </table:table-cell>
          <table:table-cell/>
          <table:table-cell table:formula="of:=[.A175]-[.C175]" office:value-type="float" office:value="0" calcext:value-type="float">
            <text:p>0</text:p>
          </table:table-cell>
          <table:table-cell table:formula="of:=([.A175]-[.B175])^2" office:value-type="float" office:value="19.7050239065596" calcext:value-type="float">
            <text:p>19.7050239066</text:p>
          </table:table-cell>
          <table:table-cell table:formula="of:=([.C175]-[.D175])^2" office:value-type="float" office:value="24.165715400428" calcext:value-type="float">
            <text:p>24.1657154004</text:p>
          </table:table-cell>
          <table:table-cell table:formula="of:=[.G175]-[.H175]" office:value-type="float" office:value="-4.46069149386836" calcext:value-type="float">
            <text:p>-4.4606914939</text:p>
          </table:table-cell>
          <table:table-cell table:formula="of:=([.A175]-(([.B175]+[.D175])/2))^2" office:value-type="float" office:value="21.8785280536078" calcext:value-type="float">
            <text:p>21.8785280536</text:p>
          </table:table-cell>
          <table:table-cell table:formula="of:=([.A175]-99.19)^2" office:value-type="float" office:value="82.4464" calcext:value-type="float">
            <text:p>82.4464</text:p>
          </table:table-cell>
        </table:table-row>
        <table:table-row table:style-name="ro1">
          <table:table-cell office:value-type="float" office:value="90.13" calcext:value-type="float">
            <text:p>90.13</text:p>
          </table:table-cell>
          <table:table-cell office:value-type="float" office:value="94.8877716064453" calcext:value-type="float">
            <text:p>94.8877716064</text:p>
          </table:table-cell>
          <table:table-cell office:value-type="float" office:value="90.13" calcext:value-type="float">
            <text:p>90.13</text:p>
          </table:table-cell>
          <table:table-cell office:value-type="float" office:value="93.0460205078125" calcext:value-type="float">
            <text:p>93.0460205078</text:p>
          </table:table-cell>
          <table:table-cell/>
          <table:table-cell table:formula="of:=[.A176]-[.C176]" office:value-type="float" office:value="0" calcext:value-type="float">
            <text:p>0</text:p>
          </table:table-cell>
          <table:table-cell table:formula="of:=([.A176]-[.B176])^2" office:value-type="float" office:value="22.6363906590973" calcext:value-type="float">
            <text:p>22.6363906591</text:p>
          </table:table-cell>
          <table:table-cell table:formula="of:=([.C176]-[.D176])^2" office:value-type="float" office:value="8.5031756019831" calcext:value-type="float">
            <text:p>8.503175602</text:p>
          </table:table-cell>
          <table:table-cell table:formula="of:=[.G176]-[.H176]" office:value-type="float" office:value="14.1332150571142" calcext:value-type="float">
            <text:p>14.1332150571</text:p>
          </table:table-cell>
          <table:table-cell table:formula="of:=([.A176]-(([.B176]+[.D176])/2))^2" office:value-type="float" office:value="14.7217713532114" calcext:value-type="float">
            <text:p>14.7217713532</text:p>
          </table:table-cell>
          <table:table-cell table:formula="of:=([.A176]-99.19)^2" office:value-type="float" office:value="82.0836" calcext:value-type="float">
            <text:p>82.0836</text:p>
          </table:table-cell>
        </table:table-row>
        <table:table-row table:style-name="ro1">
          <table:table-cell office:value-type="float" office:value="90.19" calcext:value-type="float">
            <text:p>90.19</text:p>
          </table:table-cell>
          <table:table-cell office:value-type="float" office:value="93.2845993041992" calcext:value-type="float">
            <text:p>93.2845993042</text:p>
          </table:table-cell>
          <table:table-cell office:value-type="float" office:value="90.19" calcext:value-type="float">
            <text:p>90.19</text:p>
          </table:table-cell>
          <table:table-cell office:value-type="float" office:value="92.0594482421875" calcext:value-type="float">
            <text:p>92.0594482422</text:p>
          </table:table-cell>
          <table:table-cell/>
          <table:table-cell table:formula="of:=[.A177]-[.C177]" office:value-type="float" office:value="0" calcext:value-type="float">
            <text:p>0</text:p>
          </table:table-cell>
          <table:table-cell table:formula="of:=([.A177]-[.B177])^2" office:value-type="float" office:value="9.5765448535503" calcext:value-type="float">
            <text:p>9.5765448536</text:p>
          </table:table-cell>
          <table:table-cell table:formula="of:=([.C177]-[.D177])^2" office:value-type="float" office:value="3.49483673021794" calcext:value-type="float">
            <text:p>3.4948367302</text:p>
          </table:table-cell>
          <table:table-cell table:formula="of:=[.G177]-[.H177]" office:value-type="float" office:value="6.08170812333236" calcext:value-type="float">
            <text:p>6.0817081233</text:p>
          </table:table-cell>
          <table:table-cell table:formula="of:=([.A177]-(([.B177]+[.D177])/2))^2" office:value-type="float" office:value="6.16044201069701" calcext:value-type="float">
            <text:p>6.1604420107</text:p>
          </table:table-cell>
          <table:table-cell table:formula="of:=([.A177]-99.19)^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0.21" calcext:value-type="float">
            <text:p>90.21</text:p>
          </table:table-cell>
          <table:table-cell office:value-type="float" office:value="92.4936904907227" calcext:value-type="float">
            <text:p>92.4936904907</text:p>
          </table:table-cell>
          <table:table-cell office:value-type="float" office:value="90.21" calcext:value-type="float">
            <text:p>90.21</text:p>
          </table:table-cell>
          <table:table-cell office:value-type="float" office:value="93.7967224121094" calcext:value-type="float">
            <text:p>93.7967224121</text:p>
          </table:table-cell>
          <table:table-cell/>
          <table:table-cell table:formula="of:=[.A178]-[.C178]" office:value-type="float" office:value="0" calcext:value-type="float">
            <text:p>0</text:p>
          </table:table-cell>
          <table:table-cell table:formula="of:=([.A178]-[.B178])^2" office:value-type="float" office:value="5.21524225741712" calcext:value-type="float">
            <text:p>5.2152422574</text:p>
          </table:table-cell>
          <table:table-cell table:formula="of:=([.C178]-[.D178])^2" office:value-type="float" office:value="12.8645776615277" calcext:value-type="float">
            <text:p>12.8645776615</text:p>
          </table:table-cell>
          <table:table-cell table:formula="of:=[.G178]-[.H178]" office:value-type="float" office:value="-7.64933540411062" calcext:value-type="float">
            <text:p>-7.6493354041</text:p>
          </table:table-cell>
          <table:table-cell table:formula="of:=([.A178]-(([.B178]+[.D178])/2))^2" office:value-type="float" office:value="8.61543691243424" calcext:value-type="float">
            <text:p>8.6154369124</text:p>
          </table:table-cell>
          <table:table-cell table:formula="of:=([.A178]-99.19)^2" office:value-type="float" office:value="80.6404000000001" calcext:value-type="float">
            <text:p>80.6404</text:p>
          </table:table-cell>
        </table:table-row>
        <table:table-row table:style-name="ro1">
          <table:table-cell office:value-type="float" office:value="90.23" calcext:value-type="float">
            <text:p>90.23</text:p>
          </table:table-cell>
          <table:table-cell office:value-type="float" office:value="92.8065414428711" calcext:value-type="float">
            <text:p>92.8065414429</text:p>
          </table:table-cell>
          <table:table-cell office:value-type="float" office:value="90.23" calcext:value-type="float">
            <text:p>90.23</text:p>
          </table:table-cell>
          <table:table-cell office:value-type="float" office:value="94.3754653930664" calcext:value-type="float">
            <text:p>94.3754653931</text:p>
          </table:table-cell>
          <table:table-cell/>
          <table:table-cell table:formula="of:=[.A179]-[.C179]" office:value-type="float" office:value="0" calcext:value-type="float">
            <text:p>0</text:p>
          </table:table-cell>
          <table:table-cell table:formula="of:=([.A179]-[.B179])^2" office:value-type="float" office:value="6.63856580683224" calcext:value-type="float">
            <text:p>6.6385658068</text:p>
          </table:table-cell>
          <table:table-cell table:formula="of:=([.C179]-[.D179])^2" office:value-type="float" office:value="17.1848833251112" calcext:value-type="float">
            <text:p>17.1848833251</text:p>
          </table:table-cell>
          <table:table-cell table:formula="of:=[.G179]-[.H179]" office:value-type="float" office:value="-10.5463175182789" calcext:value-type="float">
            <text:p>-10.5463175183</text:p>
          </table:table-cell>
          <table:table-cell table:formula="of:=([.A179]-(([.B179]+[.D179])/2))^2" office:value-type="float" office:value="11.2963439755976" calcext:value-type="float">
            <text:p>11.2963439756</text:p>
          </table:table-cell>
          <table:table-cell table:formula="of:=([.A179]-99.19)^2" office:value-type="float" office:value="80.2815999999999" calcext:value-type="float">
            <text:p>80.2816</text:p>
          </table:table-cell>
        </table:table-row>
        <table:table-row table:style-name="ro1">
          <table:table-cell office:value-type="float" office:value="90.24" calcext:value-type="float">
            <text:p>90.24</text:p>
          </table:table-cell>
          <table:table-cell office:value-type="float" office:value="94.0386276245117" calcext:value-type="float">
            <text:p>94.0386276245</text:p>
          </table:table-cell>
          <table:table-cell office:value-type="float" office:value="90.24" calcext:value-type="float">
            <text:p>90.24</text:p>
          </table:table-cell>
          <table:table-cell office:value-type="float" office:value="94.5109634399414" calcext:value-type="float">
            <text:p>94.5109634399</text:p>
          </table:table-cell>
          <table:table-cell/>
          <table:table-cell table:formula="of:=[.A180]-[.C180]" office:value-type="float" office:value="0" calcext:value-type="float">
            <text:p>0</text:p>
          </table:table-cell>
          <table:table-cell table:formula="of:=([.A180]-[.B180])^2" office:value-type="float" office:value="14.4295718297036" calcext:value-type="float">
            <text:p>14.4295718297</text:p>
          </table:table-cell>
          <table:table-cell table:formula="of:=([.C180]-[.D180])^2" office:value-type="float" office:value="18.2411287053162" calcext:value-type="float">
            <text:p>18.2411287053</text:p>
          </table:table-cell>
          <table:table-cell table:formula="of:=[.G180]-[.H180]" office:value-type="float" office:value="-3.81155687561259" calcext:value-type="float">
            <text:p>-3.8115568756</text:p>
          </table:table-cell>
          <table:table-cell table:formula="of:=([.A180]-(([.B180]+[.D180])/2))^2" office:value-type="float" office:value="16.2795749868755" calcext:value-type="float">
            <text:p>16.2795749869</text:p>
          </table:table-cell>
          <table:table-cell table:formula="of:=([.A180]-99.19)^2" office:value-type="float" office:value="80.1025" calcext:value-type="float">
            <text:p>80.1025</text:p>
          </table:table-cell>
        </table:table-row>
        <table:table-row table:style-name="ro1">
          <table:table-cell office:value-type="float" office:value="90.27" calcext:value-type="float">
            <text:p>90.27</text:p>
          </table:table-cell>
          <table:table-cell office:value-type="float" office:value="92.7135238647461" calcext:value-type="float">
            <text:p>92.7135238647</text:p>
          </table:table-cell>
          <table:table-cell office:value-type="float" office:value="90.27" calcext:value-type="float">
            <text:p>90.27</text:p>
          </table:table-cell>
          <table:table-cell office:value-type="float" office:value="91.6874237060547" calcext:value-type="float">
            <text:p>91.6874237061</text:p>
          </table:table-cell>
          <table:table-cell/>
          <table:table-cell table:formula="of:=[.A181]-[.C181]" office:value-type="float" office:value="0" calcext:value-type="float">
            <text:p>0</text:p>
          </table:table-cell>
          <table:table-cell table:formula="of:=([.A181]-[.B181])^2" office:value-type="float" office:value="5.97080887758371" calcext:value-type="float">
            <text:p>5.9708088776</text:p>
          </table:table-cell>
          <table:table-cell table:formula="of:=([.C181]-[.D181])^2" office:value-type="float" office:value="2.00908996248582" calcext:value-type="float">
            <text:p>2.0090899625</text:p>
          </table:table-cell>
          <table:table-cell table:formula="of:=[.G181]-[.H181]" office:value-type="float" office:value="3.96171891509789" calcext:value-type="float">
            <text:p>3.9617189151</text:p>
          </table:table-cell>
          <table:table-cell table:formula="of:=([.A181]-(([.B181]+[.D181])/2))^2" office:value-type="float" office:value="3.72672903611813" calcext:value-type="float">
            <text:p>3.7267290361</text:p>
          </table:table-cell>
          <table:table-cell table:formula="of:=([.A181]-99.19)^2" office:value-type="float" office:value="79.5664" calcext:value-type="float">
            <text:p>79.5664</text:p>
          </table:table-cell>
        </table:table-row>
        <table:table-row table:style-name="ro1">
          <table:table-cell office:value-type="float" office:value="90.27" calcext:value-type="float">
            <text:p>90.27</text:p>
          </table:table-cell>
          <table:table-cell office:value-type="float" office:value="93.4163513183594" calcext:value-type="float">
            <text:p>93.4163513184</text:p>
          </table:table-cell>
          <table:table-cell office:value-type="float" office:value="90.27" calcext:value-type="float">
            <text:p>90.27</text:p>
          </table:table-cell>
          <table:table-cell office:value-type="float" office:value="96.7810516357422" calcext:value-type="float">
            <text:p>96.7810516357</text:p>
          </table:table-cell>
          <table:table-cell/>
          <table:table-cell table:formula="of:=[.A182]-[.C182]" office:value-type="float" office:value="0" calcext:value-type="float">
            <text:p>0</text:p>
          </table:table-cell>
          <table:table-cell table:formula="of:=([.A182]-[.B182])^2" office:value-type="float" office:value="9.8995266185418" calcext:value-type="float">
            <text:p>9.8995266185</text:p>
          </table:table-cell>
          <table:table-cell table:formula="of:=([.C182]-[.D182])^2" office:value-type="float" office:value="42.3937934033011" calcext:value-type="float">
            <text:p>42.3937934033</text:p>
          </table:table-cell>
          <table:table-cell table:formula="of:=[.G182]-[.H182]" office:value-type="float" office:value="-32.4942667847593" calcext:value-type="float">
            <text:p>-32.4942667848</text:p>
          </table:table-cell>
          <table:table-cell table:formula="of:=([.A182]-(([.B182]+[.D182])/2))^2" office:value-type="float" office:value="23.3163579544724" calcext:value-type="float">
            <text:p>23.3163579545</text:p>
          </table:table-cell>
          <table:table-cell table:formula="of:=([.A182]-99.19)^2" office:value-type="float" office:value="79.5664" calcext:value-type="float">
            <text:p>79.5664</text:p>
          </table:table-cell>
        </table:table-row>
        <table:table-row table:style-name="ro1">
          <table:table-cell office:value-type="float" office:value="90.27" calcext:value-type="float">
            <text:p>90.27</text:p>
          </table:table-cell>
          <table:table-cell office:value-type="float" office:value="94.5506744384766" calcext:value-type="float">
            <text:p>94.5506744385</text:p>
          </table:table-cell>
          <table:table-cell office:value-type="float" office:value="90.27" calcext:value-type="float">
            <text:p>90.27</text:p>
          </table:table-cell>
          <table:table-cell office:value-type="float" office:value="96.0195541381836" calcext:value-type="float">
            <text:p>96.0195541382</text:p>
          </table:table-cell>
          <table:table-cell/>
          <table:table-cell table:formula="of:=[.A183]-[.C183]" office:value-type="float" office:value="0" calcext:value-type="float">
            <text:p>0</text:p>
          </table:table-cell>
          <table:table-cell table:formula="of:=([.A183]-[.B183])^2" office:value-type="float" office:value="18.3241736482267" calcext:value-type="float">
            <text:p>18.3241736482</text:p>
          </table:table-cell>
          <table:table-cell table:formula="of:=([.C183]-[.D183])^2" office:value-type="float" office:value="33.0573727879041" calcext:value-type="float">
            <text:p>33.0573727879</text:p>
          </table:table-cell>
          <table:table-cell table:formula="of:=[.G183]-[.H183]" office:value-type="float" office:value="-14.7331991396775" calcext:value-type="float">
            <text:p>-14.7331991397</text:p>
          </table:table-cell>
          <table:table-cell table:formula="of:=([.A183]-(([.B183]+[.D183])/2))^2" office:value-type="float" office:value="25.1513713250125" calcext:value-type="float">
            <text:p>25.151371325</text:p>
          </table:table-cell>
          <table:table-cell table:formula="of:=([.A183]-99.19)^2" office:value-type="float" office:value="79.5664" calcext:value-type="float">
            <text:p>79.5664</text:p>
          </table:table-cell>
        </table:table-row>
        <table:table-row table:style-name="ro1">
          <table:table-cell office:value-type="float" office:value="90.31" calcext:value-type="float">
            <text:p>90.31</text:p>
          </table:table-cell>
          <table:table-cell office:value-type="float" office:value="93.4822387695312" calcext:value-type="float">
            <text:p>93.4822387695</text:p>
          </table:table-cell>
          <table:table-cell office:value-type="float" office:value="90.31" calcext:value-type="float">
            <text:p>90.31</text:p>
          </table:table-cell>
          <table:table-cell office:value-type="float" office:value="95.0619735717774" calcext:value-type="float">
            <text:p>95.0619735718</text:p>
          </table:table-cell>
          <table:table-cell/>
          <table:table-cell table:formula="of:=[.A184]-[.C184]" office:value-type="float" office:value="0" calcext:value-type="float">
            <text:p>0</text:p>
          </table:table-cell>
          <table:table-cell table:formula="of:=([.A184]-[.B184])^2" office:value-type="float" office:value="10.0630988109171" calcext:value-type="float">
            <text:p>10.0630988109</text:p>
          </table:table-cell>
          <table:table-cell table:formula="of:=([.C184]-[.D184])^2" office:value-type="float" office:value="22.5812528268703" calcext:value-type="float">
            <text:p>22.5812528269</text:p>
          </table:table-cell>
          <table:table-cell table:formula="of:=[.G184]-[.H184]" office:value-type="float" office:value="-12.5181540159532" calcext:value-type="float">
            <text:p>-12.518154016</text:p>
          </table:table-cell>
          <table:table-cell table:formula="of:=([.A184]-(([.B184]+[.D184])/2))^2" office:value-type="float" office:value="15.6982853075368" calcext:value-type="float">
            <text:p>15.6982853075</text:p>
          </table:table-cell>
          <table:table-cell table:formula="of:=([.A184]-99.19)^2" office:value-type="float" office:value="78.8543999999999" calcext:value-type="float">
            <text:p>78.8544</text:p>
          </table:table-cell>
        </table:table-row>
        <table:table-row table:style-name="ro1">
          <table:table-cell office:value-type="float" office:value="90.36" calcext:value-type="float">
            <text:p>90.36</text:p>
          </table:table-cell>
          <table:table-cell office:value-type="float" office:value="93.2407531738281" calcext:value-type="float">
            <text:p>93.2407531738</text:p>
          </table:table-cell>
          <table:table-cell office:value-type="float" office:value="90.36" calcext:value-type="float">
            <text:p>90.36</text:p>
          </table:table-cell>
          <table:table-cell office:value-type="float" office:value="97.550666809082" calcext:value-type="float">
            <text:p>97.5506668091</text:p>
          </table:table-cell>
          <table:table-cell/>
          <table:table-cell table:formula="of:=[.A185]-[.C185]" office:value-type="float" office:value="0" calcext:value-type="float">
            <text:p>0</text:p>
          </table:table-cell>
          <table:table-cell table:formula="of:=([.A185]-[.B185])^2" office:value-type="float" office:value="8.29873884852082" calcext:value-type="float">
            <text:p>8.2987388485</text:p>
          </table:table-cell>
          <table:table-cell table:formula="of:=([.C185]-[.D185])^2" office:value-type="float" office:value="51.705689159234" calcext:value-type="float">
            <text:p>51.7056891592</text:p>
          </table:table-cell>
          <table:table-cell table:formula="of:=[.G185]-[.H185]" office:value-type="float" office:value="-43.4069503107131" calcext:value-type="float">
            <text:p>-43.4069503107</text:p>
          </table:table-cell>
          <table:table-cell table:formula="of:=([.A185]-(([.B185]+[.D185])/2))^2" office:value-type="float" office:value="25.3583751180405" calcext:value-type="float">
            <text:p>25.358375118</text:p>
          </table:table-cell>
          <table:table-cell table:formula="of:=([.A185]-99.19)^2" office:value-type="float" office:value="77.9689" calcext:value-type="float">
            <text:p>77.9689</text:p>
          </table:table-cell>
        </table:table-row>
        <table:table-row table:style-name="ro1">
          <table:table-cell office:value-type="float" office:value="90.39" calcext:value-type="float">
            <text:p>90.39</text:p>
          </table:table-cell>
          <table:table-cell office:value-type="float" office:value="93.1532363891602" calcext:value-type="float">
            <text:p>93.1532363892</text:p>
          </table:table-cell>
          <table:table-cell office:value-type="float" office:value="90.39" calcext:value-type="float">
            <text:p>90.39</text:p>
          </table:table-cell>
          <table:table-cell office:value-type="float" office:value="95.4775924682617" calcext:value-type="float">
            <text:p>95.4775924683</text:p>
          </table:table-cell>
          <table:table-cell/>
          <table:table-cell table:formula="of:=[.A186]-[.C186]" office:value-type="float" office:value="0" calcext:value-type="float">
            <text:p>0</text:p>
          </table:table-cell>
          <table:table-cell table:formula="of:=([.A186]-[.B186])^2" office:value-type="float" office:value="7.63547534237886" calcext:value-type="float">
            <text:p>7.6354753424</text:p>
          </table:table-cell>
          <table:table-cell table:formula="of:=([.C186]-[.D186])^2" office:value-type="float" office:value="25.8835971231134" calcext:value-type="float">
            <text:p>25.8835971231</text:p>
          </table:table-cell>
          <table:table-cell table:formula="of:=[.G186]-[.H186]" office:value-type="float" office:value="-18.2481217807345" calcext:value-type="float">
            <text:p>-18.2481217807</text:p>
          </table:table-cell>
          <table:table-cell table:formula="of:=([.A186]-(([.B186]+[.D186])/2))^2" office:value-type="float" office:value="15.408878437132" calcext:value-type="float">
            <text:p>15.4088784371</text:p>
          </table:table-cell>
          <table:table-cell table:formula="of:=([.A186]-99.19)^2" office:value-type="float" office:value="77.44" calcext:value-type="float">
            <text:p>77.44</text:p>
          </table:table-cell>
        </table:table-row>
        <table:table-row table:style-name="ro1">
          <table:table-cell office:value-type="float" office:value="90.39" calcext:value-type="float">
            <text:p>90.39</text:p>
          </table:table-cell>
          <table:table-cell office:value-type="float" office:value="93.9469604492188" calcext:value-type="float">
            <text:p>93.9469604492</text:p>
          </table:table-cell>
          <table:table-cell office:value-type="float" office:value="90.39" calcext:value-type="float">
            <text:p>90.39</text:p>
          </table:table-cell>
          <table:table-cell office:value-type="float" office:value="92.730827331543" calcext:value-type="float">
            <text:p>92.7308273315</text:p>
          </table:table-cell>
          <table:table-cell/>
          <table:table-cell table:formula="of:=[.A187]-[.C187]" office:value-type="float" office:value="0" calcext:value-type="float">
            <text:p>0</text:p>
          </table:table-cell>
          <table:table-cell table:formula="of:=([.A187]-[.B187])^2" office:value-type="float" office:value="12.6519676373065" calcext:value-type="float">
            <text:p>12.6519676373</text:p>
          </table:table-cell>
          <table:table-cell table:formula="of:=([.C187]-[.D187])^2" office:value-type="float" office:value="5.47947259609857" calcext:value-type="float">
            <text:p>5.4794725961</text:p>
          </table:table-cell>
          <table:table-cell table:formula="of:=[.G187]-[.H187]" office:value-type="float" office:value="7.17249504120788" calcext:value-type="float">
            <text:p>7.1724950412</text:p>
          </table:table-cell>
          <table:table-cell table:formula="of:=([.A187]-(([.B187]+[.D187])/2))^2" office:value-type="float" office:value="8.69597517672556" calcext:value-type="float">
            <text:p>8.6959751767</text:p>
          </table:table-cell>
          <table:table-cell table:formula="of:=([.A187]-99.19)^2" office:value-type="float" office:value="77.44" calcext:value-type="float">
            <text:p>77.44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94.0055313110352" calcext:value-type="float">
            <text:p>94.005531311</text:p>
          </table:table-cell>
          <table:table-cell office:value-type="float" office:value="90.4" calcext:value-type="float">
            <text:p>90.4</text:p>
          </table:table-cell>
          <table:table-cell office:value-type="float" office:value="94.7064743041992" calcext:value-type="float">
            <text:p>94.7064743042</text:p>
          </table:table-cell>
          <table:table-cell/>
          <table:table-cell table:formula="of:=[.A188]-[.C188]" office:value-type="float" office:value="0" calcext:value-type="float">
            <text:p>0</text:p>
          </table:table-cell>
          <table:table-cell table:formula="of:=([.A188]-[.B188])^2" office:value-type="float" office:value="12.9998560348549" calcext:value-type="float">
            <text:p>12.9998560349</text:p>
          </table:table-cell>
          <table:table-cell table:formula="of:=([.C188]-[.D188])^2" office:value-type="float" office:value="18.5457209327281" calcext:value-type="float">
            <text:p>18.5457209327</text:p>
          </table:table-cell>
          <table:table-cell table:formula="of:=[.G188]-[.H188]" office:value-type="float" office:value="-5.54586489787324" calcext:value-type="float">
            <text:p>-5.5458648979</text:p>
          </table:table-cell>
          <table:table-cell table:formula="of:=([.A188]-(([.B188]+[.D188])/2))^2" office:value-type="float" office:value="15.649958213875" calcext:value-type="float">
            <text:p>15.6499582139</text:p>
          </table:table-cell>
          <table:table-cell table:formula="of:=([.A188]-99.19)^2" office:value-type="float" office:value="77.2640999999999" calcext:value-type="float">
            <text:p>77.2641</text:p>
          </table:table-cell>
        </table:table-row>
        <table:table-row table:style-name="ro1">
          <table:table-cell office:value-type="float" office:value="90.41" calcext:value-type="float">
            <text:p>90.41</text:p>
          </table:table-cell>
          <table:table-cell office:value-type="float" office:value="94.5329895019531" calcext:value-type="float">
            <text:p>94.532989502</text:p>
          </table:table-cell>
          <table:table-cell office:value-type="float" office:value="90.41" calcext:value-type="float">
            <text:p>90.41</text:p>
          </table:table-cell>
          <table:table-cell office:value-type="float" office:value="97.4042053222656" calcext:value-type="float">
            <text:p>97.4042053223</text:p>
          </table:table-cell>
          <table:table-cell/>
          <table:table-cell table:formula="of:=[.A189]-[.C189]" office:value-type="float" office:value="0" calcext:value-type="float">
            <text:p>0</text:p>
          </table:table-cell>
          <table:table-cell table:formula="of:=([.A189]-[.B189])^2" office:value-type="float" office:value="16.9990424332157" calcext:value-type="float">
            <text:p>16.9990424332</text:p>
          </table:table-cell>
          <table:table-cell table:formula="of:=([.C189]-[.D189])^2" office:value-type="float" office:value="48.9189080900088" calcext:value-type="float">
            <text:p>48.91890809</text:p>
          </table:table-cell>
          <table:table-cell table:formula="of:=[.G189]-[.H189]" office:value-type="float" office:value="-31.9198656567931" calcext:value-type="float">
            <text:p>-31.9198656568</text:p>
          </table:table-cell>
          <table:table-cell table:formula="of:=([.A189]-(([.B189]+[.D189])/2))^2" office:value-type="float" office:value="30.8980051899091" calcext:value-type="float">
            <text:p>30.8980051899</text:p>
          </table:table-cell>
          <table:table-cell table:formula="of:=([.A189]-99.19)^2" office:value-type="float" office:value="77.0884" calcext:value-type="float">
            <text:p>77.0884</text:p>
          </table:table-cell>
        </table:table-row>
        <table:table-row table:style-name="ro1">
          <table:table-cell office:value-type="float" office:value="90.42" calcext:value-type="float">
            <text:p>90.42</text:p>
          </table:table-cell>
          <table:table-cell office:value-type="float" office:value="94.2199096679687" calcext:value-type="float">
            <text:p>94.219909668</text:p>
          </table:table-cell>
          <table:table-cell office:value-type="float" office:value="90.42" calcext:value-type="float">
            <text:p>90.42</text:p>
          </table:table-cell>
          <table:table-cell office:value-type="float" office:value="93.4875640869141" calcext:value-type="float">
            <text:p>93.4875640869</text:p>
          </table:table-cell>
          <table:table-cell/>
          <table:table-cell table:formula="of:=[.A190]-[.C190]" office:value-type="float" office:value="0" calcext:value-type="float">
            <text:p>0</text:p>
          </table:table-cell>
          <table:table-cell table:formula="of:=([.A190]-[.B190])^2" office:value-type="float" office:value="14.4393134847224" calcext:value-type="float">
            <text:p>14.4393134847</text:p>
          </table:table-cell>
          <table:table-cell table:formula="of:=([.C190]-[.D190])^2" office:value-type="float" office:value="9.4099494273249" calcext:value-type="float">
            <text:p>9.4099494273</text:p>
          </table:table-cell>
          <table:table-cell table:formula="of:=[.G190]-[.H190]" office:value-type="float" office:value="5.02936405739747" calcext:value-type="float">
            <text:p>5.0293640574</text:p>
          </table:table-cell>
          <table:table-cell table:formula="of:=([.A190]-(([.B190]+[.D190])/2))^2" office:value-type="float" office:value="11.790548943501" calcext:value-type="float">
            <text:p>11.7905489435</text:p>
          </table:table-cell>
          <table:table-cell table:formula="of:=([.A190]-99.19)^2" office:value-type="float" office:value="76.9128999999999" calcext:value-type="float">
            <text:p>76.9129</text:p>
          </table:table-cell>
        </table:table-row>
        <table:table-row table:style-name="ro1">
          <table:table-cell office:value-type="float" office:value="90.44" calcext:value-type="float">
            <text:p>90.44</text:p>
          </table:table-cell>
          <table:table-cell office:value-type="float" office:value="93.7566909790039" calcext:value-type="float">
            <text:p>93.756690979</text:p>
          </table:table-cell>
          <table:table-cell office:value-type="float" office:value="90.44" calcext:value-type="float">
            <text:p>90.44</text:p>
          </table:table-cell>
          <table:table-cell office:value-type="float" office:value="96.4892959594727" calcext:value-type="float">
            <text:p>96.4892959595</text:p>
          </table:table-cell>
          <table:table-cell/>
          <table:table-cell table:formula="of:=[.A191]-[.C191]" office:value-type="float" office:value="0" calcext:value-type="float">
            <text:p>0</text:p>
          </table:table-cell>
          <table:table-cell table:formula="of:=([.A191]-[.B191])^2" office:value-type="float" office:value="11.0004390502059" calcext:value-type="float">
            <text:p>11.0004390502</text:p>
          </table:table-cell>
          <table:table-cell table:formula="of:=([.C191]-[.D191])^2" office:value-type="float" office:value="36.5939816052922" calcext:value-type="float">
            <text:p>36.5939816053</text:p>
          </table:table-cell>
          <table:table-cell table:formula="of:=[.G191]-[.H191]" office:value-type="float" office:value="-25.5935425550863" calcext:value-type="float">
            <text:p>-25.5935425551</text:p>
          </table:table-cell>
          <table:table-cell table:formula="of:=([.A191]-(([.B191]+[.D191])/2))^2" office:value-type="float" office:value="21.9304278329284" calcext:value-type="float">
            <text:p>21.9304278329</text:p>
          </table:table-cell>
          <table:table-cell table:formula="of:=([.A191]-99.19)^2" office:value-type="float" office:value="76.5625" calcext:value-type="float">
            <text:p>76.5625</text:p>
          </table:table-cell>
        </table:table-row>
        <table:table-row table:style-name="ro1">
          <table:table-cell office:value-type="float" office:value="90.44" calcext:value-type="float">
            <text:p>90.44</text:p>
          </table:table-cell>
          <table:table-cell office:value-type="float" office:value="93.8058395385742" calcext:value-type="float">
            <text:p>93.8058395386</text:p>
          </table:table-cell>
          <table:table-cell office:value-type="float" office:value="90.44" calcext:value-type="float">
            <text:p>90.44</text:p>
          </table:table-cell>
          <table:table-cell office:value-type="float" office:value="98.1713180541992" calcext:value-type="float">
            <text:p>98.1713180542</text:p>
          </table:table-cell>
          <table:table-cell/>
          <table:table-cell table:formula="of:=[.A192]-[.C192]" office:value-type="float" office:value="0" calcext:value-type="float">
            <text:p>0</text:p>
          </table:table-cell>
          <table:table-cell table:formula="of:=([.A192]-[.B192])^2" office:value-type="float" office:value="11.3288757994295" calcext:value-type="float">
            <text:p>11.3288757994</text:p>
          </table:table-cell>
          <table:table-cell table:formula="of:=([.C192]-[.D192])^2" office:value-type="float" office:value="59.7732788551868" calcext:value-type="float">
            <text:p>59.7732788552</text:p>
          </table:table-cell>
          <table:table-cell table:formula="of:=[.G192]-[.H192]" office:value-type="float" office:value="-48.4444030557573" calcext:value-type="float">
            <text:p>-48.4444030558</text:p>
          </table:table-cell>
          <table:table-cell table:formula="of:=([.A192]-(([.B192]+[.D192])/2))^2" office:value-type="float" office:value="30.7867266597123" calcext:value-type="float">
            <text:p>30.7867266597</text:p>
          </table:table-cell>
          <table:table-cell table:formula="of:=([.A192]-99.19)^2" office:value-type="float" office:value="76.5625" calcext:value-type="float">
            <text:p>76.5625</text:p>
          </table:table-cell>
        </table:table-row>
        <table:table-row table:style-name="ro1">
          <table:table-cell office:value-type="float" office:value="90.45" calcext:value-type="float">
            <text:p>90.45</text:p>
          </table:table-cell>
          <table:table-cell office:value-type="float" office:value="91.6430511474609" calcext:value-type="float">
            <text:p>91.6430511475</text:p>
          </table:table-cell>
          <table:table-cell office:value-type="float" office:value="90.45" calcext:value-type="float">
            <text:p>90.45</text:p>
          </table:table-cell>
          <table:table-cell office:value-type="float" office:value="97.62744140625" calcext:value-type="float">
            <text:p>97.6274414063</text:p>
          </table:table-cell>
          <table:table-cell/>
          <table:table-cell table:formula="of:=[.A193]-[.C193]" office:value-type="float" office:value="0" calcext:value-type="float">
            <text:p>0</text:p>
          </table:table-cell>
          <table:table-cell table:formula="of:=([.A193]-[.B193])^2" office:value-type="float" office:value="1.42337104045785" calcext:value-type="float">
            <text:p>1.4233710405</text:p>
          </table:table-cell>
          <table:table-cell table:formula="of:=([.C193]-[.D193])^2" office:value-type="float" office:value="51.5156651401519" calcext:value-type="float">
            <text:p>51.5156651402</text:p>
          </table:table-cell>
          <table:table-cell table:formula="of:=[.G193]-[.H193]" office:value-type="float" office:value="-50.0922940996941" calcext:value-type="float">
            <text:p>-50.0922940997</text:p>
          </table:table-cell>
          <table:table-cell table:formula="of:=([.A193]-(([.B193]+[.D193])/2))^2" office:value-type="float" office:value="17.5162863979325" calcext:value-type="float">
            <text:p>17.5162863979</text:p>
          </table:table-cell>
          <table:table-cell table:formula="of:=([.A193]-99.19)^2" office:value-type="float" office:value="76.3875999999999" calcext:value-type="float">
            <text:p>76.3876</text:p>
          </table:table-cell>
        </table:table-row>
        <table:table-row table:style-name="ro1">
          <table:table-cell office:value-type="float" office:value="90.46" calcext:value-type="float">
            <text:p>90.46</text:p>
          </table:table-cell>
          <table:table-cell office:value-type="float" office:value="94.0752182006836" calcext:value-type="float">
            <text:p>94.0752182007</text:p>
          </table:table-cell>
          <table:table-cell office:value-type="float" office:value="90.46" calcext:value-type="float">
            <text:p>90.46</text:p>
          </table:table-cell>
          <table:table-cell office:value-type="float" office:value="92.678596496582" calcext:value-type="float">
            <text:p>92.6785964966</text:p>
          </table:table-cell>
          <table:table-cell/>
          <table:table-cell table:formula="of:=[.A194]-[.C194]" office:value-type="float" office:value="0" calcext:value-type="float">
            <text:p>0</text:p>
          </table:table-cell>
          <table:table-cell table:formula="of:=([.A194]-[.B194])^2" office:value-type="float" office:value="13.069802638554" calcext:value-type="float">
            <text:p>13.0698026386</text:p>
          </table:table-cell>
          <table:table-cell table:formula="of:=([.C194]-[.D194])^2" office:value-type="float" office:value="4.92217041464609" calcext:value-type="float">
            <text:p>4.9221704146</text:p>
          </table:table-cell>
          <table:table-cell table:formula="of:=[.G194]-[.H194]" office:value-type="float" office:value="8.14763222390788" calcext:value-type="float">
            <text:p>8.1476322239</text:p>
          </table:table-cell>
          <table:table-cell table:formula="of:=([.A194]-(([.B194]+[.D194])/2))^2" office:value-type="float" office:value="8.50834848050814" calcext:value-type="float">
            <text:p>8.5083484805</text:p>
          </table:table-cell>
          <table:table-cell table:formula="of:=([.A194]-99.19)^2" office:value-type="float" office:value="76.2129000000001" calcext:value-type="float">
            <text:p>76.2129</text:p>
          </table:table-cell>
        </table:table-row>
        <table:table-row table:style-name="ro1">
          <table:table-cell office:value-type="float" office:value="90.49" calcext:value-type="float">
            <text:p>90.49</text:p>
          </table:table-cell>
          <table:table-cell office:value-type="float" office:value="94.4997940063477" calcext:value-type="float">
            <text:p>94.4997940063</text:p>
          </table:table-cell>
          <table:table-cell office:value-type="float" office:value="90.49" calcext:value-type="float">
            <text:p>90.49</text:p>
          </table:table-cell>
          <table:table-cell office:value-type="float" office:value="96.3112716674805" calcext:value-type="float">
            <text:p>96.3112716675</text:p>
          </table:table-cell>
          <table:table-cell/>
          <table:table-cell table:formula="of:=[.A195]-[.C195]" office:value-type="float" office:value="0" calcext:value-type="float">
            <text:p>0</text:p>
          </table:table-cell>
          <table:table-cell table:formula="of:=([.A195]-[.B195])^2" office:value-type="float" office:value="16.0784479733416" calcext:value-type="float">
            <text:p>16.0784479733</text:p>
          </table:table-cell>
          <table:table-cell table:formula="of:=([.C195]-[.D195])^2" office:value-type="float" office:value="33.8872038266109" calcext:value-type="float">
            <text:p>33.8872038266</text:p>
          </table:table-cell>
          <table:table-cell table:formula="of:=[.G195]-[.H195]" office:value-type="float" office:value="-17.8087558532693" calcext:value-type="float">
            <text:p>-17.8087558533</text:p>
          </table:table-cell>
          <table:table-cell table:formula="of:=([.A195]-(([.B195]+[.D195])/2))^2" office:value-type="float" office:value="24.1624630707805" calcext:value-type="float">
            <text:p>24.1624630708</text:p>
          </table:table-cell>
          <table:table-cell table:formula="of:=([.A195]-99.19)^2" office:value-type="float" office:value="75.6900000000001" calcext:value-type="float">
            <text:p>75.69</text:p>
          </table:table-cell>
        </table:table-row>
        <table:table-row table:style-name="ro1">
          <table:table-cell office:value-type="float" office:value="90.52" calcext:value-type="float">
            <text:p>90.52</text:p>
          </table:table-cell>
          <table:table-cell office:value-type="float" office:value="93.7042465209961" calcext:value-type="float">
            <text:p>93.704246521</text:p>
          </table:table-cell>
          <table:table-cell office:value-type="float" office:value="90.52" calcext:value-type="float">
            <text:p>90.52</text:p>
          </table:table-cell>
          <table:table-cell office:value-type="float" office:value="93.0181427001953" calcext:value-type="float">
            <text:p>93.0181427002</text:p>
          </table:table-cell>
          <table:table-cell/>
          <table:table-cell table:formula="of:=[.A196]-[.C196]" office:value-type="float" office:value="0" calcext:value-type="float">
            <text:p>0</text:p>
          </table:table-cell>
          <table:table-cell table:formula="of:=([.A196]-[.B196])^2" office:value-type="float" office:value="10.1394259064758" calcext:value-type="float">
            <text:p>10.1394259065</text:p>
          </table:table-cell>
          <table:table-cell table:formula="of:=([.C196]-[.D196])^2" office:value-type="float" office:value="6.24071695053915" calcext:value-type="float">
            <text:p>6.2407169505</text:p>
          </table:table-cell>
          <table:table-cell table:formula="of:=[.G196]-[.H196]" office:value-type="float" office:value="3.89870895593661" calcext:value-type="float">
            <text:p>3.8987089559</text:p>
          </table:table-cell>
          <table:table-cell table:formula="of:=([.A196]-(([.B196]+[.D196])/2))^2" office:value-type="float" office:value="8.07238681527809" calcext:value-type="float">
            <text:p>8.0723868153</text:p>
          </table:table-cell>
          <table:table-cell table:formula="of:=([.A196]-99.19)^2" office:value-type="float" office:value="75.1689" calcext:value-type="float">
            <text:p>75.1689</text:p>
          </table:table-cell>
        </table:table-row>
        <table:table-row table:style-name="ro1">
          <table:table-cell office:value-type="float" office:value="90.54" calcext:value-type="float">
            <text:p>90.54</text:p>
          </table:table-cell>
          <table:table-cell office:value-type="float" office:value="93.8075714111328" calcext:value-type="float">
            <text:p>93.8075714111</text:p>
          </table:table-cell>
          <table:table-cell office:value-type="float" office:value="90.54" calcext:value-type="float">
            <text:p>90.54</text:p>
          </table:table-cell>
          <table:table-cell office:value-type="float" office:value="101.506477355957" calcext:value-type="float">
            <text:p>101.506477356</text:p>
          </table:table-cell>
          <table:table-cell/>
          <table:table-cell table:formula="of:=[.A197]-[.C197]" office:value-type="float" office:value="0" calcext:value-type="float">
            <text:p>0</text:p>
          </table:table-cell>
          <table:table-cell table:formula="of:=([.A197]-[.B197])^2" office:value-type="float" office:value="10.6770229268524" calcext:value-type="float">
            <text:p>10.6770229269</text:p>
          </table:table-cell>
          <table:table-cell table:formula="of:=([.C197]-[.D197])^2" office:value-type="float" office:value="120.263625598718" calcext:value-type="float">
            <text:p>120.2636255987</text:p>
          </table:table-cell>
          <table:table-cell table:formula="of:=[.G197]-[.H197]" office:value-type="float" office:value="-109.586602671866" calcext:value-type="float">
            <text:p>-109.5866026719</text:p>
          </table:table-cell>
          <table:table-cell table:formula="of:=([.A197]-(([.B197]+[.D197])/2))^2" office:value-type="float" office:value="50.6520360759729" calcext:value-type="float">
            <text:p>50.652036076</text:p>
          </table:table-cell>
          <table:table-cell table:formula="of:=([.A197]-99.19)^2" office:value-type="float" office:value="74.8224999999998" calcext:value-type="float">
            <text:p>74.8225</text:p>
          </table:table-cell>
        </table:table-row>
        <table:table-row table:style-name="ro1">
          <table:table-cell office:value-type="float" office:value="90.54" calcext:value-type="float">
            <text:p>90.54</text:p>
          </table:table-cell>
          <table:table-cell office:value-type="float" office:value="93.2612075805664" calcext:value-type="float">
            <text:p>93.2612075806</text:p>
          </table:table-cell>
          <table:table-cell office:value-type="float" office:value="90.54" calcext:value-type="float">
            <text:p>90.54</text:p>
          </table:table-cell>
          <table:table-cell office:value-type="float" office:value="94.9643707275391" calcext:value-type="float">
            <text:p>94.9643707275</text:p>
          </table:table-cell>
          <table:table-cell/>
          <table:table-cell table:formula="of:=[.A198]-[.C198]" office:value-type="float" office:value="0" calcext:value-type="float">
            <text:p>0</text:p>
          </table:table-cell>
          <table:table-cell table:formula="of:=([.A198]-[.B198])^2" office:value-type="float" office:value="7.40497069653204" calcext:value-type="float">
            <text:p>7.4049706965</text:p>
          </table:table-cell>
          <table:table-cell table:formula="of:=([.C198]-[.D198])^2" office:value-type="float" office:value="19.5750563347045" calcext:value-type="float">
            <text:p>19.5750563347</text:p>
          </table:table-cell>
          <table:table-cell table:formula="of:=[.G198]-[.H198]" office:value-type="float" office:value="-12.1700856381724" calcext:value-type="float">
            <text:p>-12.1700856382</text:p>
          </table:table-cell>
          <table:table-cell table:formula="of:=([.A198]-(([.B198]+[.D198])/2))^2" office:value-type="float" office:value="12.7648223393168" calcext:value-type="float">
            <text:p>12.7648223393</text:p>
          </table:table-cell>
          <table:table-cell table:formula="of:=([.A198]-99.19)^2" office:value-type="float" office:value="74.8224999999998" calcext:value-type="float">
            <text:p>74.8225</text:p>
          </table:table-cell>
        </table:table-row>
        <table:table-row table:style-name="ro1">
          <table:table-cell office:value-type="float" office:value="90.58" calcext:value-type="float">
            <text:p>90.58</text:p>
          </table:table-cell>
          <table:table-cell office:value-type="float" office:value="92.6665115356445" calcext:value-type="float">
            <text:p>92.6665115356</text:p>
          </table:table-cell>
          <table:table-cell office:value-type="float" office:value="90.58" calcext:value-type="float">
            <text:p>90.58</text:p>
          </table:table-cell>
          <table:table-cell office:value-type="float" office:value="95.2902526855469" calcext:value-type="float">
            <text:p>95.2902526855</text:p>
          </table:table-cell>
          <table:table-cell/>
          <table:table-cell table:formula="of:=[.A199]-[.C199]" office:value-type="float" office:value="0" calcext:value-type="float">
            <text:p>0</text:p>
          </table:table-cell>
          <table:table-cell table:formula="of:=([.A199]-[.B199])^2" office:value-type="float" office:value="4.35353038837771" calcext:value-type="float">
            <text:p>4.3535303884</text:p>
          </table:table-cell>
          <table:table-cell table:formula="of:=([.C199]-[.D199])^2" office:value-type="float" office:value="22.1864803617016" calcext:value-type="float">
            <text:p>22.1864803617</text:p>
          </table:table-cell>
          <table:table-cell table:formula="of:=[.G199]-[.H199]" office:value-type="float" office:value="-17.8329499733239" calcext:value-type="float">
            <text:p>-17.8329499733</text:p>
          </table:table-cell>
          <table:table-cell table:formula="of:=([.A199]-(([.B199]+[.D199])/2))^2" office:value-type="float" office:value="11.5490009696169" calcext:value-type="float">
            <text:p>11.5490009696</text:p>
          </table:table-cell>
          <table:table-cell table:formula="of:=([.A199]-99.19)^2" office:value-type="float" office:value="74.1321" calcext:value-type="float">
            <text:p>74.1321</text:p>
          </table:table-cell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94.3876495361328" calcext:value-type="float">
            <text:p>94.3876495361</text:p>
          </table:table-cell>
          <table:table-cell office:value-type="float" office:value="90.6" calcext:value-type="float">
            <text:p>90.6</text:p>
          </table:table-cell>
          <table:table-cell office:value-type="float" office:value="94.8197479248047" calcext:value-type="float">
            <text:p>94.8197479248</text:p>
          </table:table-cell>
          <table:table-cell/>
          <table:table-cell table:formula="of:=[.A200]-[.C200]" office:value-type="float" office:value="0" calcext:value-type="float">
            <text:p>0</text:p>
          </table:table-cell>
          <table:table-cell table:formula="of:=([.A200]-[.B200])^2" office:value-type="float" office:value="14.3462890085672" calcext:value-type="float">
            <text:p>14.3462890086</text:p>
          </table:table-cell>
          <table:table-cell table:formula="of:=([.C200]-[.D200])^2" office:value-type="float" office:value="17.8062725488935" calcext:value-type="float">
            <text:p>17.8062725489</text:p>
          </table:table-cell>
          <table:table-cell table:formula="of:=[.G200]-[.H200]" office:value-type="float" office:value="-3.45998354032636" calcext:value-type="float">
            <text:p>-3.4599835403</text:p>
          </table:table-cell>
          <table:table-cell table:formula="of:=([.A200]-(([.B200]+[.D200])/2))^2" office:value-type="float" office:value="16.0296035243571" calcext:value-type="float">
            <text:p>16.0296035244</text:p>
          </table:table-cell>
          <table:table-cell table:formula="of:=([.A200]-99.19)^2" office:value-type="float" office:value="73.7881000000001" calcext:value-type="float">
            <text:p>73.7881</text:p>
          </table:table-cell>
        </table:table-row>
        <table:table-row table:style-name="ro1">
          <table:table-cell office:value-type="float" office:value="90.64" calcext:value-type="float">
            <text:p>90.64</text:p>
          </table:table-cell>
          <table:table-cell office:value-type="float" office:value="93.3447418212891" calcext:value-type="float">
            <text:p>93.3447418213</text:p>
          </table:table-cell>
          <table:table-cell office:value-type="float" office:value="90.64" calcext:value-type="float">
            <text:p>90.64</text:p>
          </table:table-cell>
          <table:table-cell office:value-type="float" office:value="90.6116714477539" calcext:value-type="float">
            <text:p>90.6116714478</text:p>
          </table:table-cell>
          <table:table-cell/>
          <table:table-cell table:formula="of:=[.A201]-[.C201]" office:value-type="float" office:value="0" calcext:value-type="float">
            <text:p>0</text:p>
          </table:table-cell>
          <table:table-cell table:formula="of:=([.A201]-[.B201])^2" office:value-type="float" office:value="7.31562831983007" calcext:value-type="float">
            <text:p>7.3156283198</text:p>
          </table:table-cell>
          <table:table-cell table:formula="of:=([.C201]-[.D201])^2" office:value-type="float" office:value="0.000802506872359695" calcext:value-type="float">
            <text:p>0.0008025069</text:p>
          </table:table-cell>
          <table:table-cell table:formula="of:=[.G201]-[.H201]" office:value-type="float" office:value="7.31482581295771" calcext:value-type="float">
            <text:p>7.314825813</text:p>
          </table:table-cell>
          <table:table-cell table:formula="of:=([.A201]-(([.B201]+[.D201])/2))^2" office:value-type="float" office:value="1.79079699667732" calcext:value-type="float">
            <text:p>1.7907969967</text:p>
          </table:table-cell>
          <table:table-cell table:formula="of:=([.A201]-99.19)^2" office:value-type="float" office:value="73.1024999999999" calcext:value-type="float">
            <text:p>73.1025</text:p>
          </table:table-cell>
        </table:table-row>
        <table:table-row table:style-name="ro1">
          <table:table-cell office:value-type="float" office:value="90.65" calcext:value-type="float">
            <text:p>90.65</text:p>
          </table:table-cell>
          <table:table-cell office:value-type="float" office:value="93.4217758178711" calcext:value-type="float">
            <text:p>93.4217758179</text:p>
          </table:table-cell>
          <table:table-cell office:value-type="float" office:value="90.65" calcext:value-type="float">
            <text:p>90.65</text:p>
          </table:table-cell>
          <table:table-cell office:value-type="float" office:value="90.7101745605469" calcext:value-type="float">
            <text:p>90.7101745605</text:p>
          </table:table-cell>
          <table:table-cell/>
          <table:table-cell table:formula="of:=[.A202]-[.C202]" office:value-type="float" office:value="0" calcext:value-type="float">
            <text:p>0</text:p>
          </table:table-cell>
          <table:table-cell table:formula="of:=([.A202]-[.B202])^2" office:value-type="float" office:value="7.68274118453494" calcext:value-type="float">
            <text:p>7.6827411845</text:p>
          </table:table-cell>
          <table:table-cell table:formula="of:=([.C202]-[.D202])^2" office:value-type="float" office:value="0.00362097773700884" calcext:value-type="float">
            <text:p>0.0036209777</text:p>
          </table:table-cell>
          <table:table-cell table:formula="of:=[.G202]-[.H202]" office:value-type="float" office:value="7.67912020679793" calcext:value-type="float">
            <text:p>7.6791202068</text:p>
          </table:table-cell>
          <table:table-cell table:formula="of:=([.A202]-(([.B202]+[.D202])/2))^2" office:value-type="float" office:value="2.0049857364554" calcext:value-type="float">
            <text:p>2.0049857365</text:p>
          </table:table-cell>
          <table:table-cell table:formula="of:=([.A202]-99.19)^2" office:value-type="float" office:value="72.9315999999999" calcext:value-type="float">
            <text:p>72.9316</text:p>
          </table:table-cell>
        </table:table-row>
        <table:table-row table:style-name="ro1">
          <table:table-cell office:value-type="float" office:value="90.66" calcext:value-type="float">
            <text:p>90.66</text:p>
          </table:table-cell>
          <table:table-cell office:value-type="float" office:value="93.1391372680664" calcext:value-type="float">
            <text:p>93.1391372681</text:p>
          </table:table-cell>
          <table:table-cell office:value-type="float" office:value="90.66" calcext:value-type="float">
            <text:p>90.66</text:p>
          </table:table-cell>
          <table:table-cell office:value-type="float" office:value="91.0717620849609" calcext:value-type="float">
            <text:p>91.071762085</text:p>
          </table:table-cell>
          <table:table-cell/>
          <table:table-cell table:formula="of:=[.A203]-[.C203]" office:value-type="float" office:value="0" calcext:value-type="float">
            <text:p>0</text:p>
          </table:table-cell>
          <table:table-cell table:formula="of:=([.A203]-[.B203])^2" office:value-type="float" office:value="6.14612159391578" calcext:value-type="float">
            <text:p>6.1461215939</text:p>
          </table:table-cell>
          <table:table-cell table:formula="of:=([.C203]-[.D203])^2" office:value-type="float" office:value="0.169548014611381" calcext:value-type="float">
            <text:p>0.1695480146</text:p>
          </table:table-cell>
          <table:table-cell table:formula="of:=[.G203]-[.H203]" office:value-type="float" office:value="5.9765735793044" calcext:value-type="float">
            <text:p>5.9765735793</text:p>
          </table:table-cell>
          <table:table-cell table:formula="of:=([.A203]-(([.B203]+[.D203])/2))^2" office:value-type="float" office:value="2.08932476733349" calcext:value-type="float">
            <text:p>2.0893247673</text:p>
          </table:table-cell>
          <table:table-cell table:formula="of:=([.A203]-99.19)^2" office:value-type="float" office:value="72.7609" calcext:value-type="float">
            <text:p>72.7609</text:p>
          </table:table-cell>
        </table:table-row>
        <table:table-row table:style-name="ro1">
          <table:table-cell office:value-type="float" office:value="90.67" calcext:value-type="float">
            <text:p>90.67</text:p>
          </table:table-cell>
          <table:table-cell office:value-type="float" office:value="94.3975524902344" calcext:value-type="float">
            <text:p>94.3975524902</text:p>
          </table:table-cell>
          <table:table-cell office:value-type="float" office:value="90.67" calcext:value-type="float">
            <text:p>90.67</text:p>
          </table:table-cell>
          <table:table-cell office:value-type="float" office:value="95.3107757568359" calcext:value-type="float">
            <text:p>95.3107757568</text:p>
          </table:table-cell>
          <table:table-cell/>
          <table:table-cell table:formula="of:=[.A204]-[.C204]" office:value-type="float" office:value="0" calcext:value-type="float">
            <text:p>0</text:p>
          </table:table-cell>
          <table:table-cell table:formula="of:=([.A204]-[.B204])^2" office:value-type="float" office:value="13.8946475674525" calcext:value-type="float">
            <text:p>13.8946475675</text:p>
          </table:table-cell>
          <table:table-cell table:formula="of:=([.C204]-[.D204])^2" office:value-type="float" office:value="21.5367996252362" calcext:value-type="float">
            <text:p>21.5367996252</text:p>
          </table:table-cell>
          <table:table-cell table:formula="of:=[.G204]-[.H204]" office:value-type="float" office:value="-7.64215205778368" calcext:value-type="float">
            <text:p>-7.6421520578</text:p>
          </table:table-cell>
          <table:table-cell table:formula="of:=([.A204]-(([.B204]+[.D204])/2))^2" office:value-type="float" office:value="17.5072294126787" calcext:value-type="float">
            <text:p>17.5072294127</text:p>
          </table:table-cell>
          <table:table-cell table:formula="of:=([.A204]-99.19)^2" office:value-type="float" office:value="72.5903999999999" calcext:value-type="float">
            <text:p>72.5904</text:p>
          </table:table-cell>
        </table:table-row>
        <table:table-row table:style-name="ro1">
          <table:table-cell office:value-type="float" office:value="90.67" calcext:value-type="float">
            <text:p>90.67</text:p>
          </table:table-cell>
          <table:table-cell office:value-type="float" office:value="94.5910720825195" calcext:value-type="float">
            <text:p>94.5910720825</text:p>
          </table:table-cell>
          <table:table-cell office:value-type="float" office:value="90.67" calcext:value-type="float">
            <text:p>90.67</text:p>
          </table:table-cell>
          <table:table-cell office:value-type="float" office:value="94.4414367675781" calcext:value-type="float">
            <text:p>94.4414367676</text:p>
          </table:table-cell>
          <table:table-cell/>
          <table:table-cell table:formula="of:=[.A205]-[.C205]" office:value-type="float" office:value="0" calcext:value-type="float">
            <text:p>0</text:p>
          </table:table-cell>
          <table:table-cell table:formula="of:=([.A205]-[.B205])^2" office:value-type="float" office:value="15.374806276314" calcext:value-type="float">
            <text:p>15.3748062763</text:p>
          </table:table-cell>
          <table:table-cell table:formula="of:=([.C205]-[.D205])^2" office:value-type="float" office:value="14.2237352918401" calcext:value-type="float">
            <text:p>14.2237352918</text:p>
          </table:table-cell>
          <table:table-cell table:formula="of:=[.G205]-[.H205]" office:value-type="float" office:value="1.15107098447392" calcext:value-type="float">
            <text:p>1.1510709845</text:p>
          </table:table-cell>
          <table:table-cell table:formula="of:=([.A205]-(([.B205]+[.D205])/2))^2" office:value-type="float" office:value="14.7936731022077" calcext:value-type="float">
            <text:p>14.7936731022</text:p>
          </table:table-cell>
          <table:table-cell table:formula="of:=([.A205]-99.19)^2" office:value-type="float" office:value="72.5903999999999" calcext:value-type="float">
            <text:p>72.5904</text:p>
          </table:table-cell>
        </table:table-row>
        <table:table-row table:style-name="ro1">
          <table:table-cell office:value-type="float" office:value="90.7" calcext:value-type="float">
            <text:p>90.7</text:p>
          </table:table-cell>
          <table:table-cell office:value-type="float" office:value="94.5506744384766" calcext:value-type="float">
            <text:p>94.5506744385</text:p>
          </table:table-cell>
          <table:table-cell office:value-type="float" office:value="90.7" calcext:value-type="float">
            <text:p>90.7</text:p>
          </table:table-cell>
          <table:table-cell office:value-type="float" office:value="95.3924331665039" calcext:value-type="float">
            <text:p>95.3924331665</text:p>
          </table:table-cell>
          <table:table-cell/>
          <table:table-cell table:formula="of:=[.A206]-[.C206]" office:value-type="float" office:value="0" calcext:value-type="float">
            <text:p>0</text:p>
          </table:table-cell>
          <table:table-cell table:formula="of:=([.A206]-[.B206])^2" office:value-type="float" office:value="14.8276936311368" calcext:value-type="float">
            <text:p>14.8276936311</text:p>
          </table:table-cell>
          <table:table-cell table:formula="of:=([.C206]-[.D206])^2" office:value-type="float" office:value="22.0189290221059" calcext:value-type="float">
            <text:p>22.0189290221</text:p>
          </table:table-cell>
          <table:table-cell table:formula="of:=[.G206]-[.H206]" office:value-type="float" office:value="-7.19123539096908" calcext:value-type="float">
            <text:p>-7.191235391</text:p>
          </table:table-cell>
          <table:table-cell table:formula="of:=([.A206]-(([.B206]+[.D206])/2))^2" office:value-type="float" office:value="18.2461718875688" calcext:value-type="float">
            <text:p>18.2461718876</text:p>
          </table:table-cell>
          <table:table-cell table:formula="of:=([.A206]-99.19)^2" office:value-type="float" office:value="72.0800999999999" calcext:value-type="float">
            <text:p>72.0801</text:p>
          </table:table-cell>
        </table:table-row>
        <table:table-row table:style-name="ro1">
          <table:table-cell office:value-type="float" office:value="90.725" calcext:value-type="float">
            <text:p>90.725</text:p>
          </table:table-cell>
          <table:table-cell office:value-type="float" office:value="92.8164138793945" calcext:value-type="float">
            <text:p>92.8164138794</text:p>
          </table:table-cell>
          <table:table-cell office:value-type="float" office:value="90.725" calcext:value-type="float">
            <text:p>90.725</text:p>
          </table:table-cell>
          <table:table-cell office:value-type="float" office:value="90.521728515625" calcext:value-type="float">
            <text:p>90.5217285156</text:p>
          </table:table-cell>
          <table:table-cell/>
          <table:table-cell table:formula="of:=[.A207]-[.C207]" office:value-type="float" office:value="0" calcext:value-type="float">
            <text:p>0</text:p>
          </table:table-cell>
          <table:table-cell table:formula="of:=([.A207]-[.B207])^2" office:value-type="float" office:value="4.37401201492411" calcext:value-type="float">
            <text:p>4.3740120149</text:p>
          </table:table-cell>
          <table:table-cell table:formula="of:=([.C207]-[.D207])^2" office:value-type="float" office:value="0.0413192963600136" calcext:value-type="float">
            <text:p>0.0413192964</text:p>
          </table:table-cell>
          <table:table-cell table:formula="of:=[.G207]-[.H207]" office:value-type="float" office:value="4.33269271856409" calcext:value-type="float">
            <text:p>4.3326927186</text:p>
          </table:table-cell>
          <table:table-cell table:formula="of:=([.A207]-(([.B207]+[.D207])/2))^2" office:value-type="float" office:value="0.891270425967534" calcext:value-type="float">
            <text:p>0.891270426</text:p>
          </table:table-cell>
          <table:table-cell table:formula="of:=([.A207]-99.19)^2" office:value-type="float" office:value="71.6562250000001" calcext:value-type="float">
            <text:p>71.656225</text:p>
          </table:table-cell>
        </table:table-row>
        <table:table-row table:style-name="ro1">
          <table:table-cell office:value-type="float" office:value="90.76" calcext:value-type="float">
            <text:p>90.76</text:p>
          </table:table-cell>
          <table:table-cell office:value-type="float" office:value="94.5506744384766" calcext:value-type="float">
            <text:p>94.5506744385</text:p>
          </table:table-cell>
          <table:table-cell office:value-type="float" office:value="90.76" calcext:value-type="float">
            <text:p>90.76</text:p>
          </table:table-cell>
          <table:table-cell office:value-type="float" office:value="97.3752822875977" calcext:value-type="float">
            <text:p>97.3752822876</text:p>
          </table:table-cell>
          <table:table-cell/>
          <table:table-cell table:formula="of:=[.A208]-[.C208]" office:value-type="float" office:value="0" calcext:value-type="float">
            <text:p>0</text:p>
          </table:table-cell>
          <table:table-cell table:formula="of:=([.A208]-[.B208])^2" office:value-type="float" office:value="14.3692126985196" calcext:value-type="float">
            <text:p>14.3692126985</text:p>
          </table:table-cell>
          <table:table-cell table:formula="of:=([.C208]-[.D208])^2" office:value-type="float" office:value="43.7619597446032" calcext:value-type="float">
            <text:p>43.7619597446</text:p>
          </table:table-cell>
          <table:table-cell table:formula="of:=[.G208]-[.H208]" office:value-type="float" office:value="-29.3927470460836" calcext:value-type="float">
            <text:p>-29.3927470461</text:p>
          </table:table-cell>
          <table:table-cell table:formula="of:=([.A208]-(([.B208]+[.D208])/2))^2" office:value-type="float" office:value="27.0709838462323" calcext:value-type="float">
            <text:p>27.0709838462</text:p>
          </table:table-cell>
          <table:table-cell table:formula="of:=([.A208]-99.19)^2" office:value-type="float" office:value="71.0648999999999" calcext:value-type="float">
            <text:p>71.0649</text:p>
          </table:table-cell>
        </table:table-row>
        <table:table-row table:style-name="ro1">
          <table:table-cell office:value-type="float" office:value="90.76" calcext:value-type="float">
            <text:p>90.76</text:p>
          </table:table-cell>
          <table:table-cell office:value-type="float" office:value="93.0533676147461" calcext:value-type="float">
            <text:p>93.0533676147</text:p>
          </table:table-cell>
          <table:table-cell office:value-type="float" office:value="90.76" calcext:value-type="float">
            <text:p>90.76</text:p>
          </table:table-cell>
          <table:table-cell office:value-type="float" office:value="90.6458892822266" calcext:value-type="float">
            <text:p>90.6458892822</text:p>
          </table:table-cell>
          <table:table-cell/>
          <table:table-cell table:formula="of:=[.A209]-[.C209]" office:value-type="float" office:value="0" calcext:value-type="float">
            <text:p>0</text:p>
          </table:table-cell>
          <table:table-cell table:formula="of:=([.A209]-[.B209])^2" office:value-type="float" office:value="5.25953501636616" calcext:value-type="float">
            <text:p>5.2595350164</text:p>
          </table:table-cell>
          <table:table-cell table:formula="of:=([.C209]-[.D209])^2" office:value-type="float" office:value="0.0130212559107703" calcext:value-type="float">
            <text:p>0.0130212559</text:p>
          </table:table-cell>
          <table:table-cell table:formula="of:=[.G209]-[.H209]" office:value-type="float" office:value="5.24651376045539" calcext:value-type="float">
            <text:p>5.2465137605</text:p>
          </table:table-cell>
          <table:table-cell table:formula="of:=([.A209]-(([.B209]+[.D209])/2))^2" office:value-type="float" office:value="1.18729015575071" calcext:value-type="float">
            <text:p>1.1872901558</text:p>
          </table:table-cell>
          <table:table-cell table:formula="of:=([.A209]-99.19)^2" office:value-type="float" office:value="71.0648999999999" calcext:value-type="float">
            <text:p>71.0649</text:p>
          </table:table-cell>
        </table:table-row>
        <table:table-row table:style-name="ro1">
          <table:table-cell office:value-type="float" office:value="90.79" calcext:value-type="float">
            <text:p>90.79</text:p>
          </table:table-cell>
          <table:table-cell office:value-type="float" office:value="94.0083618164062" calcext:value-type="float">
            <text:p>94.0083618164</text:p>
          </table:table-cell>
          <table:table-cell office:value-type="float" office:value="90.79" calcext:value-type="float">
            <text:p>90.79</text:p>
          </table:table-cell>
          <table:table-cell office:value-type="float" office:value="93.2039794921875" calcext:value-type="float">
            <text:p>93.2039794922</text:p>
          </table:table-cell>
          <table:table-cell/>
          <table:table-cell table:formula="of:=[.A210]-[.C210]" office:value-type="float" office:value="0" calcext:value-type="float">
            <text:p>0</text:p>
          </table:table-cell>
          <table:table-cell table:formula="of:=([.A210]-[.B210])^2" office:value-type="float" office:value="10.3578527813017" calcext:value-type="float">
            <text:p>10.3578527813</text:p>
          </table:table-cell>
          <table:table-cell table:formula="of:=([.C210]-[.D210])^2" office:value-type="float" office:value="5.82729698870179" calcext:value-type="float">
            <text:p>5.8272969887</text:p>
          </table:table-cell>
          <table:table-cell table:formula="of:=[.G210]-[.H210]" office:value-type="float" office:value="4.53055579259991" calcext:value-type="float">
            <text:p>4.5305557926</text:p>
          </table:table-cell>
          <table:table-cell table:formula="of:=([.A210]-(([.B210]+[.D210])/2))^2" office:value-type="float" office:value="7.93081715412285" calcext:value-type="float">
            <text:p>7.9308171541</text:p>
          </table:table-cell>
          <table:table-cell table:formula="of:=([.A210]-99.19)^2" office:value-type="float" office:value="70.5599999999999" calcext:value-type="float">
            <text:p>70.56</text:p>
          </table:table-cell>
        </table:table-row>
        <table:table-row table:style-name="ro1">
          <table:table-cell office:value-type="float" office:value="90.84" calcext:value-type="float">
            <text:p>90.84</text:p>
          </table:table-cell>
          <table:table-cell office:value-type="float" office:value="92.9952697753906" calcext:value-type="float">
            <text:p>92.9952697754</text:p>
          </table:table-cell>
          <table:table-cell office:value-type="float" office:value="90.84" calcext:value-type="float">
            <text:p>90.84</text:p>
          </table:table-cell>
          <table:table-cell office:value-type="float" office:value="100.799606323242" calcext:value-type="float">
            <text:p>100.7996063232</text:p>
          </table:table-cell>
          <table:table-cell/>
          <table:table-cell table:formula="of:=[.A211]-[.C211]" office:value-type="float" office:value="0" calcext:value-type="float">
            <text:p>0</text:p>
          </table:table-cell>
          <table:table-cell table:formula="of:=([.A211]-[.B211])^2" office:value-type="float" office:value="4.64518780471234" calcext:value-type="float">
            <text:p>4.6451878047</text:p>
          </table:table-cell>
          <table:table-cell table:formula="of:=([.C211]-[.D211])^2" office:value-type="float" office:value="99.1937581139657" calcext:value-type="float">
            <text:p>99.193758114</text:p>
          </table:table-cell>
          <table:table-cell table:formula="of:=[.G211]-[.H211]" office:value-type="float" office:value="-94.5485703092534" calcext:value-type="float">
            <text:p>-94.5485703093</text:p>
          </table:table-cell>
          <table:table-cell table:formula="of:=([.A211]-(([.B211]+[.D211])/2))^2" office:value-type="float" office:value="36.6925557213061" calcext:value-type="float">
            <text:p>36.6925557213</text:p>
          </table:table-cell>
          <table:table-cell table:formula="of:=([.A211]-99.19)^2" office:value-type="float" office:value="69.7224999999999" calcext:value-type="float">
            <text:p>69.7225</text:p>
          </table:table-cell>
        </table:table-row>
        <table:table-row table:style-name="ro1">
          <table:table-cell office:value-type="float" office:value="90.85" calcext:value-type="float">
            <text:p>90.85</text:p>
          </table:table-cell>
          <table:table-cell office:value-type="float" office:value="93.0667572021484" calcext:value-type="float">
            <text:p>93.0667572021</text:p>
          </table:table-cell>
          <table:table-cell office:value-type="float" office:value="90.85" calcext:value-type="float">
            <text:p>90.85</text:p>
          </table:table-cell>
          <table:table-cell office:value-type="float" office:value="92.3837432861328" calcext:value-type="float">
            <text:p>92.3837432861</text:p>
          </table:table-cell>
          <table:table-cell/>
          <table:table-cell table:formula="of:=[.A212]-[.C212]" office:value-type="float" office:value="0" calcext:value-type="float">
            <text:p>0</text:p>
          </table:table-cell>
          <table:table-cell table:formula="of:=([.A212]-[.B212])^2" office:value-type="float" office:value="4.91401249327699" calcext:value-type="float">
            <text:p>4.9140124933</text:p>
          </table:table-cell>
          <table:table-cell table:formula="of:=([.C212]-[.D212])^2" office:value-type="float" office:value="2.3523684677575" calcext:value-type="float">
            <text:p>2.3523684678</text:p>
          </table:table-cell>
          <table:table-cell table:formula="of:=[.G212]-[.H212]" office:value-type="float" office:value="2.5616440255195" calcext:value-type="float">
            <text:p>2.5616440255</text:p>
          </table:table-cell>
          <table:table-cell table:formula="of:=([.A212]-(([.B212]+[.D212])/2))^2" office:value-type="float" office:value="3.51656347814949" calcext:value-type="float">
            <text:p>3.5165634781</text:p>
          </table:table-cell>
          <table:table-cell table:formula="of:=([.A212]-99.19)^2" office:value-type="float" office:value="69.5556000000001" calcext:value-type="float">
            <text:p>69.5556</text:p>
          </table:table-cell>
        </table:table-row>
        <table:table-row table:style-name="ro1">
          <table:table-cell office:value-type="float" office:value="90.855" calcext:value-type="float">
            <text:p>90.855</text:p>
          </table:table-cell>
          <table:table-cell office:value-type="float" office:value="94.004264831543" calcext:value-type="float">
            <text:p>94.0042648315</text:p>
          </table:table-cell>
          <table:table-cell office:value-type="float" office:value="90.855" calcext:value-type="float">
            <text:p>90.855</text:p>
          </table:table-cell>
          <table:table-cell office:value-type="float" office:value="92.165641784668" calcext:value-type="float">
            <text:p>92.1656417847</text:p>
          </table:table-cell>
          <table:table-cell/>
          <table:table-cell table:formula="of:=[.A213]-[.C213]" office:value-type="float" office:value="0" calcext:value-type="float">
            <text:p>0</text:p>
          </table:table-cell>
          <table:table-cell table:formula="of:=([.A213]-[.B213])^2" office:value-type="float" office:value="9.91786897919343" calcext:value-type="float">
            <text:p>9.9178689792</text:p>
          </table:table-cell>
          <table:table-cell table:formula="of:=([.C213]-[.D213])^2" office:value-type="float" office:value="1.71778188771767" calcext:value-type="float">
            <text:p>1.7177818877</text:p>
          </table:table-cell>
          <table:table-cell table:formula="of:=[.G213]-[.H213]" office:value-type="float" office:value="8.20008709147576" calcext:value-type="float">
            <text:p>8.2000870915</text:p>
          </table:table-cell>
          <table:table-cell table:formula="of:=([.A213]-(([.B213]+[.D213])/2))^2" office:value-type="float" office:value="4.97269175633057" calcext:value-type="float">
            <text:p>4.9726917563</text:p>
          </table:table-cell>
          <table:table-cell table:formula="of:=([.A213]-99.19)^2" office:value-type="float" office:value="69.4722250000001" calcext:value-type="float">
            <text:p>69.472225</text:p>
          </table:table-cell>
        </table:table-row>
        <table:table-row table:style-name="ro1">
          <table:table-cell office:value-type="float" office:value="90.86" calcext:value-type="float">
            <text:p>90.86</text:p>
          </table:table-cell>
          <table:table-cell office:value-type="float" office:value="94.1635055541992" calcext:value-type="float">
            <text:p>94.1635055542</text:p>
          </table:table-cell>
          <table:table-cell office:value-type="float" office:value="90.86" calcext:value-type="float">
            <text:p>90.86</text:p>
          </table:table-cell>
          <table:table-cell office:value-type="float" office:value="95.917839050293" calcext:value-type="float">
            <text:p>95.9178390503</text:p>
          </table:table-cell>
          <table:table-cell/>
          <table:table-cell table:formula="of:=[.A214]-[.C214]" office:value-type="float" office:value="0" calcext:value-type="float">
            <text:p>0</text:p>
          </table:table-cell>
          <table:table-cell table:formula="of:=([.A214]-[.B214])^2" office:value-type="float" office:value="10.9131489466251" calcext:value-type="float">
            <text:p>10.9131489466</text:p>
          </table:table-cell>
          <table:table-cell table:formula="of:=([.C214]-[.D214])^2" office:value-type="float" office:value="25.5817358586685" calcext:value-type="float">
            <text:p>25.5817358587</text:p>
          </table:table-cell>
          <table:table-cell table:formula="of:=[.G214]-[.H214]" office:value-type="float" office:value="-14.6685869120434" calcext:value-type="float">
            <text:p>-14.668586912</text:p>
          </table:table-cell>
          <table:table-cell table:formula="of:=([.A214]-(([.B214]+[.D214])/2))^2" office:value-type="float" office:value="17.4780208987677" calcext:value-type="float">
            <text:p>17.4780208988</text:p>
          </table:table-cell>
          <table:table-cell table:formula="of:=([.A214]-99.19)^2" office:value-type="float" office:value="69.3889" calcext:value-type="float">
            <text:p>69.3889</text:p>
          </table:table-cell>
        </table:table-row>
        <table:table-row table:style-name="ro1">
          <table:table-cell office:value-type="float" office:value="90.88" calcext:value-type="float">
            <text:p>90.88</text:p>
          </table:table-cell>
          <table:table-cell office:value-type="float" office:value="93.2337188720703" calcext:value-type="float">
            <text:p>93.2337188721</text:p>
          </table:table-cell>
          <table:table-cell office:value-type="float" office:value="90.88" calcext:value-type="float">
            <text:p>90.88</text:p>
          </table:table-cell>
          <table:table-cell office:value-type="float" office:value="92.7856140136719" calcext:value-type="float">
            <text:p>92.7856140137</text:p>
          </table:table-cell>
          <table:table-cell/>
          <table:table-cell table:formula="of:=[.A215]-[.C215]" office:value-type="float" office:value="0" calcext:value-type="float">
            <text:p>0</text:p>
          </table:table-cell>
          <table:table-cell table:formula="of:=([.A215]-[.B215])^2" office:value-type="float" office:value="5.53999252873997" calcext:value-type="float">
            <text:p>5.5399925287</text:p>
          </table:table-cell>
          <table:table-cell table:formula="of:=([.C215]-[.D215])^2" office:value-type="float" office:value="3.63136476910265" calcext:value-type="float">
            <text:p>3.6313647691</text:p>
          </table:table-cell>
          <table:table-cell table:formula="of:=[.G215]-[.H215]" office:value-type="float" office:value="1.90862775963732" calcext:value-type="float">
            <text:p>1.9086277596</text:p>
          </table:table-cell>
          <table:table-cell table:formula="of:=([.A215]-(([.B215]+[.D215])/2))^2" office:value-type="float" office:value="4.53547915789124" calcext:value-type="float">
            <text:p>4.5354791579</text:p>
          </table:table-cell>
          <table:table-cell table:formula="of:=([.A215]-99.19)^2" office:value-type="float" office:value="69.0561000000001" calcext:value-type="float">
            <text:p>69.0561</text:p>
          </table:table-cell>
        </table:table-row>
        <table:table-row table:style-name="ro1">
          <table:table-cell office:value-type="float" office:value="90.88" calcext:value-type="float">
            <text:p>90.88</text:p>
          </table:table-cell>
          <table:table-cell office:value-type="float" office:value="93.4163513183594" calcext:value-type="float">
            <text:p>93.4163513184</text:p>
          </table:table-cell>
          <table:table-cell office:value-type="float" office:value="90.88" calcext:value-type="float">
            <text:p>90.88</text:p>
          </table:table-cell>
          <table:table-cell office:value-type="float" office:value="96.0092849731445" calcext:value-type="float">
            <text:p>96.0092849731</text:p>
          </table:table-cell>
          <table:table-cell/>
          <table:table-cell table:formula="of:=[.A216]-[.C216]" office:value-type="float" office:value="0" calcext:value-type="float">
            <text:p>0</text:p>
          </table:table-cell>
          <table:table-cell table:formula="of:=([.A216]-[.B216])^2" office:value-type="float" office:value="6.43307801014336" calcext:value-type="float">
            <text:p>6.4330780101</text:p>
          </table:table-cell>
          <table:table-cell table:formula="of:=([.C216]-[.D216])^2" office:value-type="float" office:value="26.3095643357263" calcext:value-type="float">
            <text:p>26.3095643357</text:p>
          </table:table-cell>
          <table:table-cell table:formula="of:=[.G216]-[.H216]" office:value-type="float" office:value="-19.876486325583" calcext:value-type="float">
            <text:p>-19.8764863256</text:p>
          </table:table-cell>
          <table:table-cell table:formula="of:=([.A216]-(([.B216]+[.D216])/2))^2" office:value-type="float" office:value="14.6904949384055" calcext:value-type="float">
            <text:p>14.6904949384</text:p>
          </table:table-cell>
          <table:table-cell table:formula="of:=([.A216]-99.19)^2" office:value-type="float" office:value="69.0561000000001" calcext:value-type="float">
            <text:p>69.0561</text:p>
          </table:table-cell>
        </table:table-row>
        <table:table-row table:style-name="ro1">
          <table:table-cell office:value-type="float" office:value="90.8833333333333" calcext:value-type="float">
            <text:p>90.8833333333</text:p>
          </table:table-cell>
          <table:table-cell office:value-type="float" office:value="92.6587524414063" calcext:value-type="float">
            <text:p>92.6587524414</text:p>
          </table:table-cell>
          <table:table-cell office:value-type="float" office:value="90.8833333333333" calcext:value-type="float">
            <text:p>90.8833333333</text:p>
          </table:table-cell>
          <table:table-cell office:value-type="float" office:value="93.327522277832" calcext:value-type="float">
            <text:p>93.3275222778</text:p>
          </table:table-cell>
          <table:table-cell/>
          <table:table-cell table:formula="of:=[.A217]-[.C217]" office:value-type="float" office:value="0" calcext:value-type="float">
            <text:p>0</text:p>
          </table:table-cell>
          <table:table-cell table:formula="of:=([.A217]-[.B217])^2" office:value-type="float" office:value="3.15211300931046" calcext:value-type="float">
            <text:p>3.1521130093</text:p>
          </table:table-cell>
          <table:table-cell table:formula="of:=([.C217]-[.D217])^2" office:value-type="float" office:value="5.9740595964097" calcext:value-type="float">
            <text:p>5.9740595964</text:p>
          </table:table-cell>
          <table:table-cell table:formula="of:=[.G217]-[.H217]" office:value-type="float" office:value="-2.82194658709924" calcext:value-type="float">
            <text:p>-2.8219465871</text:p>
          </table:table-cell>
          <table:table-cell table:formula="of:=([.A217]-(([.B217]+[.D217])/2))^2" office:value-type="float" office:value="4.45127302933184" calcext:value-type="float">
            <text:p>4.4512730293</text:p>
          </table:table-cell>
          <table:table-cell table:formula="of:=([.A217]-99.19)^2" office:value-type="float" office:value="69.0007111111112" calcext:value-type="float">
            <text:p>69.0007111111</text:p>
          </table:table-cell>
        </table:table-row>
        <table:table-row table:style-name="ro1">
          <table:table-cell office:value-type="float" office:value="90.89" calcext:value-type="float">
            <text:p>90.89</text:p>
          </table:table-cell>
          <table:table-cell office:value-type="float" office:value="93.7416763305664" calcext:value-type="float">
            <text:p>93.7416763306</text:p>
          </table:table-cell>
          <table:table-cell office:value-type="float" office:value="90.89" calcext:value-type="float">
            <text:p>90.89</text:p>
          </table:table-cell>
          <table:table-cell office:value-type="float" office:value="92.1678695678711" calcext:value-type="float">
            <text:p>92.1678695679</text:p>
          </table:table-cell>
          <table:table-cell/>
          <table:table-cell table:formula="of:=[.A218]-[.C218]" office:value-type="float" office:value="0" calcext:value-type="float">
            <text:p>0</text:p>
          </table:table-cell>
          <table:table-cell table:formula="of:=([.A218]-[.B218])^2" office:value-type="float" office:value="8.13205789431268" calcext:value-type="float">
            <text:p>8.1320578943</text:p>
          </table:table-cell>
          <table:table-cell table:formula="of:=([.C218]-[.D218])^2" office:value-type="float" office:value="1.63295063249105" calcext:value-type="float">
            <text:p>1.6329506325</text:p>
          </table:table-cell>
          <table:table-cell table:formula="of:=[.G218]-[.H218]" office:value-type="float" office:value="6.49910726182163" calcext:value-type="float">
            <text:p>6.4991072618</text:p>
          </table:table-cell>
          <table:table-cell table:formula="of:=([.A218]-(([.B218]+[.D218])/2))^2" office:value-type="float" office:value="4.26328733182549" calcext:value-type="float">
            <text:p>4.2632873318</text:p>
          </table:table-cell>
          <table:table-cell table:formula="of:=([.A218]-99.19)^2" office:value-type="float" office:value="68.89" calcext:value-type="float">
            <text:p>68.89</text:p>
          </table:table-cell>
        </table:table-row>
        <table:table-row table:style-name="ro1">
          <table:table-cell office:value-type="float" office:value="90.96" calcext:value-type="float">
            <text:p>90.96</text:p>
          </table:table-cell>
          <table:table-cell office:value-type="float" office:value="94.5486679077149" calcext:value-type="float">
            <text:p>94.5486679077</text:p>
          </table:table-cell>
          <table:table-cell office:value-type="float" office:value="90.96" calcext:value-type="float">
            <text:p>90.96</text:p>
          </table:table-cell>
          <table:table-cell office:value-type="float" office:value="98.9106292724609" calcext:value-type="float">
            <text:p>98.9106292725</text:p>
          </table:table-cell>
          <table:table-cell/>
          <table:table-cell table:formula="of:=[.A219]-[.C219]" office:value-type="float" office:value="0" calcext:value-type="float">
            <text:p>0</text:p>
          </table:table-cell>
          <table:table-cell table:formula="of:=([.A219]-[.B219])^2" office:value-type="float" office:value="12.8785373518625" calcext:value-type="float">
            <text:p>12.8785373519</text:p>
          </table:table-cell>
          <table:table-cell table:formula="of:=([.C219]-[.D219])^2" office:value-type="float" office:value="63.2125058281128" calcext:value-type="float">
            <text:p>63.2125058281</text:p>
          </table:table-cell>
          <table:table-cell table:formula="of:=[.G219]-[.H219]" office:value-type="float" office:value="-50.3339684762504" calcext:value-type="float">
            <text:p>-50.3339684763</text:p>
          </table:table-cell>
          <table:table-cell table:formula="of:=([.A219]-(([.B219]+[.D219])/2))^2" office:value-type="float" office:value="33.2888448531033" calcext:value-type="float">
            <text:p>33.2888448531</text:p>
          </table:table-cell>
          <table:table-cell table:formula="of:=([.A219]-99.19)^2" office:value-type="float" office:value="67.7329000000001" calcext:value-type="float">
            <text:p>67.7329</text:p>
          </table:table-cell>
        </table:table-row>
        <table:table-row table:style-name="ro1">
          <table:table-cell office:value-type="float" office:value="90.98" calcext:value-type="float">
            <text:p>90.98</text:p>
          </table:table-cell>
          <table:table-cell office:value-type="float" office:value="93.319580078125" calcext:value-type="float">
            <text:p>93.3195800781</text:p>
          </table:table-cell>
          <table:table-cell office:value-type="float" office:value="90.98" calcext:value-type="float">
            <text:p>90.98</text:p>
          </table:table-cell>
          <table:table-cell office:value-type="float" office:value="95.1644668579102" calcext:value-type="float">
            <text:p>95.1644668579</text:p>
          </table:table-cell>
          <table:table-cell/>
          <table:table-cell table:formula="of:=[.A220]-[.C220]" office:value-type="float" office:value="0" calcext:value-type="float">
            <text:p>0</text:p>
          </table:table-cell>
          <table:table-cell table:formula="of:=([.A220]-[.B220])^2" office:value-type="float" office:value="5.47363494195936" calcext:value-type="float">
            <text:p>5.473634942</text:p>
          </table:table-cell>
          <table:table-cell table:formula="of:=([.C220]-[.D220])^2" office:value-type="float" office:value="17.5097628849485" calcext:value-type="float">
            <text:p>17.5097628849</text:p>
          </table:table-cell>
          <table:table-cell table:formula="of:=[.G220]-[.H220]" office:value-type="float" office:value="-12.0361279429891" calcext:value-type="float">
            <text:p>-12.036127943</text:p>
          </table:table-cell>
          <table:table-cell table:formula="of:=([.A220]-(([.B220]+[.D220])/2))^2" office:value-type="float" office:value="10.6407971058974" calcext:value-type="float">
            <text:p>10.6407971059</text:p>
          </table:table-cell>
          <table:table-cell table:formula="of:=([.A220]-99.19)^2" office:value-type="float" office:value="67.4040999999999" calcext:value-type="float">
            <text:p>67.4041</text:p>
          </table:table-cell>
        </table:table-row>
        <table:table-row table:style-name="ro1">
          <table:table-cell office:value-type="float" office:value="90.9866666666667" calcext:value-type="float">
            <text:p>90.9866666667</text:p>
          </table:table-cell>
          <table:table-cell office:value-type="float" office:value="94.3176345825195" calcext:value-type="float">
            <text:p>94.3176345825</text:p>
          </table:table-cell>
          <table:table-cell office:value-type="float" office:value="90.9866666666667" calcext:value-type="float">
            <text:p>90.9866666667</text:p>
          </table:table-cell>
          <table:table-cell office:value-type="float" office:value="93.0181427001953" calcext:value-type="float">
            <text:p>93.0181427002</text:p>
          </table:table-cell>
          <table:table-cell/>
          <table:table-cell table:formula="of:=[.A221]-[.C221]" office:value-type="float" office:value="0" calcext:value-type="float">
            <text:p>0</text:p>
          </table:table-cell>
          <table:table-cell table:formula="of:=([.A221]-[.B221])^2" office:value-type="float" office:value="11.0953472564412" calcext:value-type="float">
            <text:p>11.0953472564</text:p>
          </table:table-cell>
          <table:table-cell table:formula="of:=([.C221]-[.D221])^2" office:value-type="float" office:value="4.12689487480129" calcext:value-type="float">
            <text:p>4.1268948748</text:p>
          </table:table-cell>
          <table:table-cell table:formula="of:=[.G221]-[.H221]" office:value-type="float" office:value="6.9684523816399" calcext:value-type="float">
            <text:p>6.9684523816</text:p>
          </table:table-cell>
          <table:table-cell table:formula="of:=([.A221]-(([.B221]+[.D221])/2))^2" office:value-type="float" office:value="7.1889512775646" calcext:value-type="float">
            <text:p>7.1889512776</text:p>
          </table:table-cell>
          <table:table-cell table:formula="of:=([.A221]-99.19)^2" office:value-type="float" office:value="67.2946777777778" calcext:value-type="float">
            <text:p>67.2946777778</text:p>
          </table:table-cell>
        </table:table-row>
        <table:table-row table:style-name="ro1">
          <table:table-cell office:value-type="float" office:value="90.99" calcext:value-type="float">
            <text:p>90.99</text:p>
          </table:table-cell>
          <table:table-cell office:value-type="float" office:value="92.8567581176758" calcext:value-type="float">
            <text:p>92.8567581177</text:p>
          </table:table-cell>
          <table:table-cell office:value-type="float" office:value="90.99" calcext:value-type="float">
            <text:p>90.99</text:p>
          </table:table-cell>
          <table:table-cell office:value-type="float" office:value="91.8658218383789" calcext:value-type="float">
            <text:p>91.8658218384</text:p>
          </table:table-cell>
          <table:table-cell/>
          <table:table-cell table:formula="of:=[.A222]-[.C222]" office:value-type="float" office:value="0" calcext:value-type="float">
            <text:p>0</text:p>
          </table:table-cell>
          <table:table-cell table:formula="of:=([.A222]-[.B222])^2" office:value-type="float" office:value="3.48478586990844" calcext:value-type="float">
            <text:p>3.4847858699</text:p>
          </table:table-cell>
          <table:table-cell table:formula="of:=([.C222]-[.D222])^2" office:value-type="float" office:value="0.767063892581416" calcext:value-type="float">
            <text:p>0.7670638926</text:p>
          </table:table-cell>
          <table:table-cell table:formula="of:=[.G222]-[.H222]" office:value-type="float" office:value="2.71772197732703" calcext:value-type="float">
            <text:p>2.7177219773</text:p>
          </table:table-cell>
          <table:table-cell table:formula="of:=([.A222]-(([.B222]+[.D222])/2))^2" office:value-type="float" office:value="1.88043620383825" calcext:value-type="float">
            <text:p>1.8804362038</text:p>
          </table:table-cell>
          <table:table-cell table:formula="of:=([.A222]-99.19)^2" office:value-type="float" office:value="67.2400000000001" calcext:value-type="float">
            <text:p>67.24</text:p>
          </table:table-cell>
        </table:table-row>
        <table:table-row table:style-name="ro1">
          <table:table-cell office:value-type="float" office:value="91.03" calcext:value-type="float">
            <text:p>91.03</text:p>
          </table:table-cell>
          <table:table-cell office:value-type="float" office:value="93.9260406494141" calcext:value-type="float">
            <text:p>93.9260406494</text:p>
          </table:table-cell>
          <table:table-cell office:value-type="float" office:value="91.03" calcext:value-type="float">
            <text:p>91.03</text:p>
          </table:table-cell>
          <table:table-cell office:value-type="float" office:value="94.6073150634766" calcext:value-type="float">
            <text:p>94.6073150635</text:p>
          </table:table-cell>
          <table:table-cell/>
          <table:table-cell table:formula="of:=[.A223]-[.C223]" office:value-type="float" office:value="0" calcext:value-type="float">
            <text:p>0</text:p>
          </table:table-cell>
          <table:table-cell table:formula="of:=([.A223]-[.B223])^2" office:value-type="float" office:value="8.38705144305862" calcext:value-type="float">
            <text:p>8.3870514431</text:p>
          </table:table-cell>
          <table:table-cell table:formula="of:=([.C223]-[.D223])^2" office:value-type="float" office:value="12.7971830633763" calcext:value-type="float">
            <text:p>12.7971830634</text:p>
          </table:table-cell>
          <table:table-cell table:formula="of:=[.G223]-[.H223]" office:value-type="float" office:value="-4.4101316203177" calcext:value-type="float">
            <text:p>-4.4101316203</text:p>
          </table:table-cell>
          <table:table-cell table:formula="of:=([.A223]-(([.B223]+[.D223])/2))^2" office:value-type="float" office:value="10.4760835464034" calcext:value-type="float">
            <text:p>10.4760835464</text:p>
          </table:table-cell>
          <table:table-cell table:formula="of:=([.A223]-99.19)^2" office:value-type="float" office:value="66.5855999999999" calcext:value-type="float">
            <text:p>66.5856</text:p>
          </table:table-cell>
        </table:table-row>
        <table:table-row table:style-name="ro1">
          <table:table-cell office:value-type="float" office:value="91.04" calcext:value-type="float">
            <text:p>91.04</text:p>
          </table:table-cell>
          <table:table-cell office:value-type="float" office:value="93.5239791870117" calcext:value-type="float">
            <text:p>93.523979187</text:p>
          </table:table-cell>
          <table:table-cell office:value-type="float" office:value="91.04" calcext:value-type="float">
            <text:p>91.04</text:p>
          </table:table-cell>
          <table:table-cell office:value-type="float" office:value="92.5541000366211" calcext:value-type="float">
            <text:p>92.5541000366</text:p>
          </table:table-cell>
          <table:table-cell/>
          <table:table-cell table:formula="of:=[.A224]-[.C224]" office:value-type="float" office:value="0" calcext:value-type="float">
            <text:p>0</text:p>
          </table:table-cell>
          <table:table-cell table:formula="of:=([.A224]-[.B224])^2" office:value-type="float" office:value="6.17015260150737" calcext:value-type="float">
            <text:p>6.1701526015</text:p>
          </table:table-cell>
          <table:table-cell table:formula="of:=([.C224]-[.D224])^2" office:value-type="float" office:value="2.29249892089598" calcext:value-type="float">
            <text:p>2.2924989209</text:p>
          </table:table-cell>
          <table:table-cell table:formula="of:=[.G224]-[.H224]" office:value-type="float" office:value="3.87765368061139" calcext:value-type="float">
            <text:p>3.8776536806</text:p>
          </table:table-cell>
          <table:table-cell table:formula="of:=([.A224]-(([.B224]+[.D224])/2))^2" office:value-type="float" office:value="3.99615936961106" calcext:value-type="float">
            <text:p>3.9961593696</text:p>
          </table:table-cell>
          <table:table-cell table:formula="of:=([.A224]-99.19)^2" office:value-type="float" office:value="66.4224999999999" calcext:value-type="float">
            <text:p>66.4225</text:p>
          </table:table-cell>
        </table:table-row>
        <table:table-row table:style-name="ro1">
          <table:table-cell office:value-type="float" office:value="91.04" calcext:value-type="float">
            <text:p>91.04</text:p>
          </table:table-cell>
          <table:table-cell office:value-type="float" office:value="92.8965759277344" calcext:value-type="float">
            <text:p>92.8965759277</text:p>
          </table:table-cell>
          <table:table-cell office:value-type="float" office:value="91.04" calcext:value-type="float">
            <text:p>91.04</text:p>
          </table:table-cell>
          <table:table-cell office:value-type="float" office:value="93.4347991943359" calcext:value-type="float">
            <text:p>93.4347991943</text:p>
          </table:table-cell>
          <table:table-cell/>
          <table:table-cell table:formula="of:=[.A225]-[.C225]" office:value-type="float" office:value="0" calcext:value-type="float">
            <text:p>0</text:p>
          </table:table-cell>
          <table:table-cell table:formula="of:=([.A225]-[.B225])^2" office:value-type="float" office:value="3.44687417544273" calcext:value-type="float">
            <text:p>3.4468741754</text:p>
          </table:table-cell>
          <table:table-cell table:formula="of:=([.C225]-[.D225])^2" office:value-type="float" office:value="5.73506318119203" calcext:value-type="float">
            <text:p>5.7350631812</text:p>
          </table:table-cell>
          <table:table-cell table:formula="of:=[.G225]-[.H225]" office:value-type="float" office:value="-2.28818900574929" calcext:value-type="float">
            <text:p>-2.2881890057</text:p>
          </table:table-cell>
          <table:table-cell table:formula="of:=([.A225]-(([.B225]+[.D225])/2))^2" office:value-type="float" office:value="4.51854760713956" calcext:value-type="float">
            <text:p>4.5185476071</text:p>
          </table:table-cell>
          <table:table-cell table:formula="of:=([.A225]-99.19)^2" office:value-type="float" office:value="66.4224999999999" calcext:value-type="float">
            <text:p>66.4225</text:p>
          </table:table-cell>
        </table:table-row>
        <table:table-row table:style-name="ro1">
          <table:table-cell office:value-type="float" office:value="91.06" calcext:value-type="float">
            <text:p>91.06</text:p>
          </table:table-cell>
          <table:table-cell office:value-type="float" office:value="92.614631652832" calcext:value-type="float">
            <text:p>92.6146316528</text:p>
          </table:table-cell>
          <table:table-cell office:value-type="float" office:value="91.06" calcext:value-type="float">
            <text:p>91.06</text:p>
          </table:table-cell>
          <table:table-cell office:value-type="float" office:value="93.5337448120117" calcext:value-type="float">
            <text:p>93.533744812</text:p>
          </table:table-cell>
          <table:table-cell/>
          <table:table-cell table:formula="of:=[.A226]-[.C226]" office:value-type="float" office:value="0" calcext:value-type="float">
            <text:p>0</text:p>
          </table:table-cell>
          <table:table-cell table:formula="of:=([.A226]-[.B226])^2" office:value-type="float" office:value="2.41687957598725" calcext:value-type="float">
            <text:p>2.416879576</text:p>
          </table:table-cell>
          <table:table-cell table:formula="of:=([.C226]-[.D226])^2" office:value-type="float" office:value="6.11941339495488" calcext:value-type="float">
            <text:p>6.119413395</text:p>
          </table:table-cell>
          <table:table-cell table:formula="of:=[.G226]-[.H226]" office:value-type="float" office:value="-3.70253381896764" calcext:value-type="float">
            <text:p>-3.702533819</text:p>
          </table:table-cell>
          <table:table-cell table:formula="of:=([.A226]-(([.B226]+[.D226])/2))^2" office:value-type="float" office:value="4.05695423562675" calcext:value-type="float">
            <text:p>4.0569542356</text:p>
          </table:table-cell>
          <table:table-cell table:formula="of:=([.A226]-99.19)^2" office:value-type="float" office:value="66.0968999999999" calcext:value-type="float">
            <text:p>66.0969</text:p>
          </table:table-cell>
        </table:table-row>
        <table:table-row table:style-name="ro1">
          <table:table-cell office:value-type="float" office:value="91.08" calcext:value-type="float">
            <text:p>91.08</text:p>
          </table:table-cell>
          <table:table-cell office:value-type="float" office:value="92.6761779785156" calcext:value-type="float">
            <text:p>92.6761779785</text:p>
          </table:table-cell>
          <table:table-cell office:value-type="float" office:value="91.08" calcext:value-type="float">
            <text:p>91.08</text:p>
          </table:table-cell>
          <table:table-cell office:value-type="float" office:value="93.2782592773438" calcext:value-type="float">
            <text:p>93.2782592773</text:p>
          </table:table-cell>
          <table:table-cell/>
          <table:table-cell table:formula="of:=[.A227]-[.C227]" office:value-type="float" office:value="0" calcext:value-type="float">
            <text:p>0</text:p>
          </table:table-cell>
          <table:table-cell table:formula="of:=([.A227]-[.B227])^2" office:value-type="float" office:value="2.54778413909823" calcext:value-type="float">
            <text:p>2.5477841391</text:p>
          </table:table-cell>
          <table:table-cell table:formula="of:=([.C227]-[.D227])^2" office:value-type="float" office:value="4.83234385042787" calcext:value-type="float">
            <text:p>4.8323438504</text:p>
          </table:table-cell>
          <table:table-cell table:formula="of:=[.G227]-[.H227]" office:value-type="float" office:value="-2.28455971132964" calcext:value-type="float">
            <text:p>-2.2845597113</text:p>
          </table:table-cell>
          <table:table-cell table:formula="of:=([.A227]-(([.B227]+[.D227])/2))^2" office:value-type="float" office:value="3.59943852216341" calcext:value-type="float">
            <text:p>3.5994385222</text:p>
          </table:table-cell>
          <table:table-cell table:formula="of:=([.A227]-99.19)^2" office:value-type="float" office:value="65.7721" calcext:value-type="float">
            <text:p>65.7721</text:p>
          </table:table-cell>
        </table:table-row>
        <table:table-row table:style-name="ro1">
          <table:table-cell office:value-type="float" office:value="91.11" calcext:value-type="float">
            <text:p>91.11</text:p>
          </table:table-cell>
          <table:table-cell office:value-type="float" office:value="93.2076873779297" calcext:value-type="float">
            <text:p>93.2076873779</text:p>
          </table:table-cell>
          <table:table-cell office:value-type="float" office:value="91.11" calcext:value-type="float">
            <text:p>91.11</text:p>
          </table:table-cell>
          <table:table-cell office:value-type="float" office:value="92.2742004394531" calcext:value-type="float">
            <text:p>92.2742004395</text:p>
          </table:table-cell>
          <table:table-cell/>
          <table:table-cell table:formula="of:=[.A228]-[.C228]" office:value-type="float" office:value="0" calcext:value-type="float">
            <text:p>0</text:p>
          </table:table-cell>
          <table:table-cell table:formula="of:=([.A228]-[.B228])^2" office:value-type="float" office:value="4.40029233552553" calcext:value-type="float">
            <text:p>4.4002923355</text:p>
          </table:table-cell>
          <table:table-cell table:formula="of:=([.C228]-[.D228])^2" office:value-type="float" office:value="1.35536266322285" calcext:value-type="float">
            <text:p>1.3553626632</text:p>
          </table:table-cell>
          <table:table-cell table:formula="of:=[.G228]-[.H228]" office:value-type="float" office:value="3.04492967230268" calcext:value-type="float">
            <text:p>3.0449296723</text:p>
          </table:table-cell>
          <table:table-cell table:formula="of:=([.A228]-(([.B228]+[.D228])/2))^2" office:value-type="float" office:value="2.6599780332976" calcext:value-type="float">
            <text:p>2.6599780333</text:p>
          </table:table-cell>
          <table:table-cell table:formula="of:=([.A228]-99.19)^2" office:value-type="float" office:value="65.2864" calcext:value-type="float">
            <text:p>65.2864</text:p>
          </table:table-cell>
        </table:table-row>
        <table:table-row table:style-name="ro1">
          <table:table-cell office:value-type="float" office:value="91.13" calcext:value-type="float">
            <text:p>91.13</text:p>
          </table:table-cell>
          <table:table-cell office:value-type="float" office:value="92.8498764038086" calcext:value-type="float">
            <text:p>92.8498764038</text:p>
          </table:table-cell>
          <table:table-cell office:value-type="float" office:value="91.13" calcext:value-type="float">
            <text:p>91.13</text:p>
          </table:table-cell>
          <table:table-cell office:value-type="float" office:value="90.911750793457" calcext:value-type="float">
            <text:p>90.9117507935</text:p>
          </table:table-cell>
          <table:table-cell/>
          <table:table-cell table:formula="of:=[.A229]-[.C229]" office:value-type="float" office:value="0" calcext:value-type="float">
            <text:p>0</text:p>
          </table:table-cell>
          <table:table-cell table:formula="of:=([.A229]-[.B229])^2" office:value-type="float" office:value="2.9579748443776" calcext:value-type="float">
            <text:p>2.9579748444</text:p>
          </table:table-cell>
          <table:table-cell table:formula="of:=([.C229]-[.D229])^2" office:value-type="float" office:value="0.0476327161566335" calcext:value-type="float">
            <text:p>0.0476327162</text:p>
          </table:table-cell>
          <table:table-cell table:formula="of:=[.G229]-[.H229]" office:value-type="float" office:value="2.91034212822096" calcext:value-type="float">
            <text:p>2.9103421282</text:p>
          </table:table-cell>
          <table:table-cell table:formula="of:=([.A229]-(([.B229]+[.D229])/2))^2" office:value-type="float" office:value="0.563721059891961" calcext:value-type="float">
            <text:p>0.5637210599</text:p>
          </table:table-cell>
          <table:table-cell table:formula="of:=([.A229]-99.19)^2" office:value-type="float" office:value="64.9636" calcext:value-type="float">
            <text:p>64.9636</text:p>
          </table:table-cell>
        </table:table-row>
        <table:table-row table:style-name="ro1">
          <table:table-cell office:value-type="float" office:value="91.15" calcext:value-type="float">
            <text:p>91.15</text:p>
          </table:table-cell>
          <table:table-cell office:value-type="float" office:value="93.9248275756836" calcext:value-type="float">
            <text:p>93.9248275757</text:p>
          </table:table-cell>
          <table:table-cell office:value-type="float" office:value="91.15" calcext:value-type="float">
            <text:p>91.15</text:p>
          </table:table-cell>
          <table:table-cell office:value-type="float" office:value="93.7948760986328" calcext:value-type="float">
            <text:p>93.7948760986</text:p>
          </table:table-cell>
          <table:table-cell/>
          <table:table-cell table:formula="of:=[.A230]-[.C230]" office:value-type="float" office:value="0" calcext:value-type="float">
            <text:p>0</text:p>
          </table:table-cell>
          <table:table-cell table:formula="of:=([.A230]-[.B230])^2" office:value-type="float" office:value="7.69966807477406" calcext:value-type="float">
            <text:p>7.6996680748</text:p>
          </table:table-cell>
          <table:table-cell table:formula="of:=([.C230]-[.D230])^2" office:value-type="float" office:value="6.9953695771191" calcext:value-type="float">
            <text:p>6.9953695771</text:p>
          </table:table-cell>
          <table:table-cell table:formula="of:=[.G230]-[.H230]" office:value-type="float" office:value="0.704298497654962" calcext:value-type="float">
            <text:p>0.7042984977</text:p>
          </table:table-cell>
          <table:table-cell table:formula="of:=([.A230]-(([.B230]+[.D230])/2))^2" office:value-type="float" office:value="7.34329697934966" calcext:value-type="float">
            <text:p>7.3432969793</text:p>
          </table:table-cell>
          <table:table-cell table:formula="of:=([.A230]-99.19)^2" office:value-type="float" office:value="64.6415999999999" calcext:value-type="float">
            <text:p>64.6416</text:p>
          </table:table-cell>
        </table:table-row>
        <table:table-row table:style-name="ro1">
          <table:table-cell office:value-type="float" office:value="91.16" calcext:value-type="float">
            <text:p>91.16</text:p>
          </table:table-cell>
          <table:table-cell office:value-type="float" office:value="94.8384399414062" calcext:value-type="float">
            <text:p>94.8384399414</text:p>
          </table:table-cell>
          <table:table-cell office:value-type="float" office:value="91.16" calcext:value-type="float">
            <text:p>91.16</text:p>
          </table:table-cell>
          <table:table-cell office:value-type="float" office:value="94.1505355834961" calcext:value-type="float">
            <text:p>94.1505355835</text:p>
          </table:table-cell>
          <table:table-cell/>
          <table:table-cell table:formula="of:=[.A231]-[.C231]" office:value-type="float" office:value="0" calcext:value-type="float">
            <text:p>0</text:p>
          </table:table-cell>
          <table:table-cell table:formula="of:=([.A231]-[.B231])^2" office:value-type="float" office:value="13.5309204025328" calcext:value-type="float">
            <text:p>13.5309204025</text:p>
          </table:table-cell>
          <table:table-cell table:formula="of:=([.C231]-[.D231])^2" office:value-type="float" office:value="8.94330307615634" calcext:value-type="float">
            <text:p>8.9433030762</text:p>
          </table:table-cell>
          <table:table-cell table:formula="of:=[.G231]-[.H231]" office:value-type="float" office:value="4.5876173263765" calcext:value-type="float">
            <text:p>4.5876173264</text:p>
          </table:table-cell>
          <table:table-cell table:formula="of:=([.A231]-(([.B231]+[.D231])/2))^2" office:value-type="float" office:value="11.1188086379366" calcext:value-type="float">
            <text:p>11.1188086379</text:p>
          </table:table-cell>
          <table:table-cell table:formula="of:=([.A231]-99.19)^2" office:value-type="float" office:value="64.4809" calcext:value-type="float">
            <text:p>64.4809</text:p>
          </table:table-cell>
        </table:table-row>
        <table:table-row table:style-name="ro1">
          <table:table-cell office:value-type="float" office:value="91.23" calcext:value-type="float">
            <text:p>91.23</text:p>
          </table:table-cell>
          <table:table-cell office:value-type="float" office:value="94.7128448486328" calcext:value-type="float">
            <text:p>94.7128448486</text:p>
          </table:table-cell>
          <table:table-cell office:value-type="float" office:value="91.23" calcext:value-type="float">
            <text:p>91.23</text:p>
          </table:table-cell>
          <table:table-cell office:value-type="float" office:value="96.0014343261719" calcext:value-type="float">
            <text:p>96.0014343262</text:p>
          </table:table-cell>
          <table:table-cell/>
          <table:table-cell table:formula="of:=[.A232]-[.C232]" office:value-type="float" office:value="0" calcext:value-type="float">
            <text:p>0</text:p>
          </table:table-cell>
          <table:table-cell table:formula="of:=([.A232]-[.B232])^2" office:value-type="float" office:value="12.1302082396481" calcext:value-type="float">
            <text:p>12.1302082396</text:p>
          </table:table-cell>
          <table:table-cell table:formula="of:=([.C232]-[.D232])^2" office:value-type="float" office:value="22.7665855289712" calcext:value-type="float">
            <text:p>22.766585529</text:p>
          </table:table-cell>
          <table:table-cell table:formula="of:=[.G232]-[.H232]" office:value-type="float" office:value="-10.6363772893231" calcext:value-type="float">
            <text:p>-10.6363772893</text:p>
          </table:table-cell>
          <table:table-cell table:formula="of:=([.A232]-(([.B232]+[.D232])/2))^2" office:value-type="float" office:value="17.0332811739036" calcext:value-type="float">
            <text:p>17.0332811739</text:p>
          </table:table-cell>
          <table:table-cell table:formula="of:=([.A232]-99.19)^2" office:value-type="float" office:value="63.3615999999999" calcext:value-type="float">
            <text:p>63.3616</text:p>
          </table:table-cell>
        </table:table-row>
        <table:table-row table:style-name="ro1">
          <table:table-cell office:value-type="float" office:value="91.27" calcext:value-type="float">
            <text:p>91.27</text:p>
          </table:table-cell>
          <table:table-cell office:value-type="float" office:value="93.1542282104492" calcext:value-type="float">
            <text:p>93.1542282104</text:p>
          </table:table-cell>
          <table:table-cell office:value-type="float" office:value="91.27" calcext:value-type="float">
            <text:p>91.27</text:p>
          </table:table-cell>
          <table:table-cell office:value-type="float" office:value="93.3268127441406" calcext:value-type="float">
            <text:p>93.3268127441</text:p>
          </table:table-cell>
          <table:table-cell/>
          <table:table-cell table:formula="of:=[.A233]-[.C233]" office:value-type="float" office:value="0" calcext:value-type="float">
            <text:p>0</text:p>
          </table:table-cell>
          <table:table-cell table:formula="of:=([.A233]-[.B233])^2" office:value-type="float" office:value="3.55031594905268" calcext:value-type="float">
            <text:p>3.5503159491</text:p>
          </table:table-cell>
          <table:table-cell table:formula="of:=([.C233]-[.D233])^2" office:value-type="float" office:value="4.2304786644593" calcext:value-type="float">
            <text:p>4.2304786645</text:p>
          </table:table-cell>
          <table:table-cell table:formula="of:=[.G233]-[.H233]" office:value-type="float" office:value="-0.680162715406624" calcext:value-type="float">
            <text:p>-0.6801627154</text:p>
          </table:table-cell>
          <table:table-cell table:formula="of:=([.A233]-(([.B233]+[.D233])/2))^2" office:value-type="float" office:value="3.88295095143862" calcext:value-type="float">
            <text:p>3.8829509514</text:p>
          </table:table-cell>
          <table:table-cell table:formula="of:=([.A233]-99.19)^2" office:value-type="float" office:value="62.7264" calcext:value-type="float">
            <text:p>62.7264</text:p>
          </table:table-cell>
        </table:table-row>
        <table:table-row table:style-name="ro1">
          <table:table-cell office:value-type="float" office:value="91.38" calcext:value-type="float">
            <text:p>91.38</text:p>
          </table:table-cell>
          <table:table-cell office:value-type="float" office:value="93.2337188720703" calcext:value-type="float">
            <text:p>93.2337188721</text:p>
          </table:table-cell>
          <table:table-cell office:value-type="float" office:value="91.38" calcext:value-type="float">
            <text:p>91.38</text:p>
          </table:table-cell>
          <table:table-cell office:value-type="float" office:value="91.5285949707031" calcext:value-type="float">
            <text:p>91.5285949707</text:p>
          </table:table-cell>
          <table:table-cell/>
          <table:table-cell table:formula="of:=[.A234]-[.C234]" office:value-type="float" office:value="0" calcext:value-type="float">
            <text:p>0</text:p>
          </table:table-cell>
          <table:table-cell table:formula="of:=([.A234]-[.B234])^2" office:value-type="float" office:value="3.43627365666965" calcext:value-type="float">
            <text:p>3.4362736567</text:p>
          </table:table-cell>
          <table:table-cell table:formula="of:=([.C234]-[.D234])^2" office:value-type="float" office:value="0.0220804653182639" calcext:value-type="float">
            <text:p>0.0220804653</text:p>
          </table:table-cell>
          <table:table-cell table:formula="of:=[.G234]-[.H234]" office:value-type="float" office:value="3.41419319135138" calcext:value-type="float">
            <text:p>3.4141931914</text:p>
          </table:table-cell>
          <table:table-cell table:formula="of:=([.A234]-(([.B234]+[.D234])/2))^2" office:value-type="float" office:value="1.00231518124054" calcext:value-type="float">
            <text:p>1.0023151812</text:p>
          </table:table-cell>
          <table:table-cell table:formula="of:=([.A234]-99.19)^2" office:value-type="float" office:value="60.9961" calcext:value-type="float">
            <text:p>60.9961</text:p>
          </table:table-cell>
        </table:table-row>
        <table:table-row table:style-name="ro1">
          <table:table-cell office:value-type="float" office:value="91.38" calcext:value-type="float">
            <text:p>91.38</text:p>
          </table:table-cell>
          <table:table-cell office:value-type="float" office:value="93.5490951538086" calcext:value-type="float">
            <text:p>93.5490951538</text:p>
          </table:table-cell>
          <table:table-cell office:value-type="float" office:value="91.38" calcext:value-type="float">
            <text:p>91.38</text:p>
          </table:table-cell>
          <table:table-cell office:value-type="float" office:value="98.5641708374024" calcext:value-type="float">
            <text:p>98.5641708374</text:p>
          </table:table-cell>
          <table:table-cell/>
          <table:table-cell table:formula="of:=[.A235]-[.C235]" office:value-type="float" office:value="0" calcext:value-type="float">
            <text:p>0</text:p>
          </table:table-cell>
          <table:table-cell table:formula="of:=([.A235]-[.B235])^2" office:value-type="float" office:value="4.70497378627595" calcext:value-type="float">
            <text:p>4.7049737863</text:p>
          </table:table-cell>
          <table:table-cell table:formula="of:=([.C235]-[.D235])^2" office:value-type="float" office:value="51.6123106209824" calcext:value-type="float">
            <text:p>51.612310621</text:p>
          </table:table-cell>
          <table:table-cell table:formula="of:=[.G235]-[.H235]" office:value-type="float" office:value="-46.9073368347064" calcext:value-type="float">
            <text:p>-46.9073368347</text:p>
          </table:table-cell>
          <table:table-cell table:formula="of:=([.A235]-(([.B235]+[.D235])/2))^2" office:value-type="float" office:value="21.8708961755858" calcext:value-type="float">
            <text:p>21.8708961756</text:p>
          </table:table-cell>
          <table:table-cell table:formula="of:=([.A235]-99.19)^2" office:value-type="float" office:value="60.9961" calcext:value-type="float">
            <text:p>60.9961</text:p>
          </table:table-cell>
        </table:table-row>
        <table:table-row table:style-name="ro1">
          <table:table-cell office:value-type="float" office:value="91.39" calcext:value-type="float">
            <text:p>91.39</text:p>
          </table:table-cell>
          <table:table-cell office:value-type="float" office:value="94.5373992919922" calcext:value-type="float">
            <text:p>94.537399292</text:p>
          </table:table-cell>
          <table:table-cell office:value-type="float" office:value="91.39" calcext:value-type="float">
            <text:p>91.39</text:p>
          </table:table-cell>
          <table:table-cell office:value-type="float" office:value="93.8218307495117" calcext:value-type="float">
            <text:p>93.8218307495</text:p>
          </table:table-cell>
          <table:table-cell/>
          <table:table-cell table:formula="of:=[.A236]-[.C236]" office:value-type="float" office:value="0" calcext:value-type="float">
            <text:p>0</text:p>
          </table:table-cell>
          <table:table-cell table:formula="of:=([.A236]-[.B236])^2" office:value-type="float" office:value="9.90612230323292" calcext:value-type="float">
            <text:p>9.9061223032</text:p>
          </table:table-cell>
          <table:table-cell table:formula="of:=([.C236]-[.D236])^2" office:value-type="float" office:value="5.91380079427073" calcext:value-type="float">
            <text:p>5.9138007943</text:p>
          </table:table-cell>
          <table:table-cell table:formula="of:=[.G236]-[.H236]" office:value-type="float" office:value="3.99232150896219" calcext:value-type="float">
            <text:p>3.992321509</text:p>
          </table:table-cell>
          <table:table-cell table:formula="of:=([.A236]-(([.B236]+[.D236])/2))^2" office:value-type="float" office:value="7.78195196400492" calcext:value-type="float">
            <text:p>7.781951964</text:p>
          </table:table-cell>
          <table:table-cell table:formula="of:=([.A236]-99.19)^2" office:value-type="float" office:value="60.84" calcext:value-type="float">
            <text:p>60.84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94.0804824829102" calcext:value-type="float">
            <text:p>94.0804824829</text:p>
          </table:table-cell>
          <table:table-cell office:value-type="float" office:value="91.4" calcext:value-type="float">
            <text:p>91.4</text:p>
          </table:table-cell>
          <table:table-cell office:value-type="float" office:value="100.930419921875" calcext:value-type="float">
            <text:p>100.9304199219</text:p>
          </table:table-cell>
          <table:table-cell/>
          <table:table-cell table:formula="of:=[.A237]-[.C237]" office:value-type="float" office:value="0" calcext:value-type="float">
            <text:p>0</text:p>
          </table:table-cell>
          <table:table-cell table:formula="of:=([.A237]-[.B237])^2" office:value-type="float" office:value="7.18498634118817" calcext:value-type="float">
            <text:p>7.1849863412</text:p>
          </table:table-cell>
          <table:table-cell table:formula="of:=([.C237]-[.D237])^2" office:value-type="float" office:value="90.8289038872718" calcext:value-type="float">
            <text:p>90.8289038873</text:p>
          </table:table-cell>
          <table:table-cell table:formula="of:=[.G237]-[.H237]" office:value-type="float" office:value="-83.6439175460836" calcext:value-type="float">
            <text:p>-83.6439175461</text:p>
          </table:table-cell>
          <table:table-cell table:formula="of:=([.A237]-(([.B237]+[.D237])/2))^2" office:value-type="float" office:value="37.2765343847969" calcext:value-type="float">
            <text:p>37.2765343848</text:p>
          </table:table-cell>
          <table:table-cell table:formula="of:=([.A237]-99.19)^2" office:value-type="float" office:value="60.6840999999999" calcext:value-type="float">
            <text:p>60.6841</text:p>
          </table:table-cell>
        </table:table-row>
        <table:table-row table:style-name="ro1">
          <table:table-cell office:value-type="float" office:value="91.41" calcext:value-type="float">
            <text:p>91.41</text:p>
          </table:table-cell>
          <table:table-cell office:value-type="float" office:value="92.82177734375" calcext:value-type="float">
            <text:p>92.8217773438</text:p>
          </table:table-cell>
          <table:table-cell office:value-type="float" office:value="91.41" calcext:value-type="float">
            <text:p>91.41</text:p>
          </table:table-cell>
          <table:table-cell office:value-type="float" office:value="93.33447265625" calcext:value-type="float">
            <text:p>93.3344726563</text:p>
          </table:table-cell>
          <table:table-cell/>
          <table:table-cell table:formula="of:=[.A238]-[.C238]" office:value-type="float" office:value="0" calcext:value-type="float">
            <text:p>0</text:p>
          </table:table-cell>
          <table:table-cell table:formula="of:=([.A238]-[.B238])^2" office:value-type="float" office:value="1.99311526832582" calcext:value-type="float">
            <text:p>1.9931152683</text:p>
          </table:table-cell>
          <table:table-cell table:formula="of:=([.C238]-[.D238])^2" office:value-type="float" office:value="3.70359500465394" calcext:value-type="float">
            <text:p>3.7035950047</text:p>
          </table:table-cell>
          <table:table-cell table:formula="of:=[.G238]-[.H238]" office:value-type="float" office:value="-1.71047973632813" calcext:value-type="float">
            <text:p>-1.7104797363</text:p>
          </table:table-cell>
          <table:table-cell table:formula="of:=([.A238]-(([.B238]+[.D238])/2))^2" office:value-type="float" office:value="2.78264101562501" calcext:value-type="float">
            <text:p>2.7826410156</text:p>
          </table:table-cell>
          <table:table-cell table:formula="of:=([.A238]-99.19)^2" office:value-type="float" office:value="60.5284" calcext:value-type="float">
            <text:p>60.5284</text:p>
          </table:table-cell>
        </table:table-row>
        <table:table-row table:style-name="ro1">
          <table:table-cell office:value-type="float" office:value="91.43" calcext:value-type="float">
            <text:p>91.43</text:p>
          </table:table-cell>
          <table:table-cell office:value-type="float" office:value="95.4141082763672" calcext:value-type="float">
            <text:p>95.4141082764</text:p>
          </table:table-cell>
          <table:table-cell office:value-type="float" office:value="91.43" calcext:value-type="float">
            <text:p>91.43</text:p>
          </table:table-cell>
          <table:table-cell office:value-type="float" office:value="97.2930297851562" calcext:value-type="float">
            <text:p>97.2930297852</text:p>
          </table:table-cell>
          <table:table-cell/>
          <table:table-cell table:formula="of:=[.A239]-[.C239]" office:value-type="float" office:value="0" calcext:value-type="float">
            <text:p>0</text:p>
          </table:table-cell>
          <table:table-cell table:formula="of:=([.A239]-[.B239])^2" office:value-type="float" office:value="15.8731187578175" calcext:value-type="float">
            <text:p>15.8731187578</text:p>
          </table:table-cell>
          <table:table-cell table:formula="of:=([.C239]-[.D239])^2" office:value-type="float" office:value="34.3751182616293" calcext:value-type="float">
            <text:p>34.3751182616</text:p>
          </table:table-cell>
          <table:table-cell table:formula="of:=[.G239]-[.H239]" office:value-type="float" office:value="-18.5019995038118" calcext:value-type="float">
            <text:p>-18.5019995038</text:p>
          </table:table-cell>
          <table:table-cell table:formula="of:=([.A239]-(([.B239]+[.D239])/2))^2" office:value-type="float" office:value="24.2415320006758" calcext:value-type="float">
            <text:p>24.2415320007</text:p>
          </table:table-cell>
          <table:table-cell table:formula="of:=([.A239]-99.19)^2" office:value-type="float" office:value="60.2175999999999" calcext:value-type="float">
            <text:p>60.2176</text:p>
          </table:table-cell>
        </table:table-row>
        <table:table-row table:style-name="ro1">
          <table:table-cell office:value-type="float" office:value="91.47" calcext:value-type="float">
            <text:p>91.47</text:p>
          </table:table-cell>
          <table:table-cell office:value-type="float" office:value="93.893684387207" calcext:value-type="float">
            <text:p>93.8936843872</text:p>
          </table:table-cell>
          <table:table-cell office:value-type="float" office:value="91.47" calcext:value-type="float">
            <text:p>91.47</text:p>
          </table:table-cell>
          <table:table-cell office:value-type="float" office:value="94.0665588378906" calcext:value-type="float">
            <text:p>94.0665588379</text:p>
          </table:table-cell>
          <table:table-cell/>
          <table:table-cell table:formula="of:=[.A240]-[.C240]" office:value-type="float" office:value="0" calcext:value-type="float">
            <text:p>0</text:p>
          </table:table-cell>
          <table:table-cell table:formula="of:=([.A240]-[.B240])^2" office:value-type="float" office:value="5.87424600879113" calcext:value-type="float">
            <text:p>5.8742460088</text:p>
          </table:table-cell>
          <table:table-cell table:formula="of:=([.C240]-[.D240])^2" office:value-type="float" office:value="6.74211779862792" calcext:value-type="float">
            <text:p>6.7421177986</text:p>
          </table:table-cell>
          <table:table-cell table:formula="of:=[.G240]-[.H240]" office:value-type="float" office:value="-0.867871789836791" calcext:value-type="float">
            <text:p>-0.8678717898</text:p>
          </table:table-cell>
          <table:table-cell table:formula="of:=([.A240]-(([.B240]+[.D240])/2))^2" office:value-type="float" office:value="6.30071050978474" calcext:value-type="float">
            <text:p>6.3007105098</text:p>
          </table:table-cell>
          <table:table-cell table:formula="of:=([.A240]-99.19)^2" office:value-type="float" office:value="59.5984" calcext:value-type="float">
            <text:p>59.5984</text:p>
          </table:table-cell>
        </table:table-row>
        <table:table-row table:style-name="ro1">
          <table:table-cell office:value-type="float" office:value="91.49" calcext:value-type="float">
            <text:p>91.49</text:p>
          </table:table-cell>
          <table:table-cell office:value-type="float" office:value="91.5972747802734" calcext:value-type="float">
            <text:p>91.5972747803</text:p>
          </table:table-cell>
          <table:table-cell office:value-type="float" office:value="91.49" calcext:value-type="float">
            <text:p>91.49</text:p>
          </table:table-cell>
          <table:table-cell office:value-type="float" office:value="91.3162612915039" calcext:value-type="float">
            <text:p>91.3162612915</text:p>
          </table:table-cell>
          <table:table-cell/>
          <table:table-cell table:formula="of:=[.A241]-[.C241]" office:value-type="float" office:value="0" calcext:value-type="float">
            <text:p>0</text:p>
          </table:table-cell>
          <table:table-cell table:formula="of:=([.A241]-[.B241])^2" office:value-type="float" office:value="0.0115078784827154" calcext:value-type="float">
            <text:p>0.0115078785</text:p>
          </table:table-cell>
          <table:table-cell table:formula="of:=([.C241]-[.D241])^2" office:value-type="float" office:value="0.0301851388298889" calcext:value-type="float">
            <text:p>0.0301851388</text:p>
          </table:table-cell>
          <table:table-cell table:formula="of:=[.G241]-[.H241]" office:value-type="float" office:value="-0.0186772603471735" calcext:value-type="float">
            <text:p>-0.0186772603</text:p>
          </table:table-cell>
          <table:table-cell table:formula="of:=([.A241]-(([.B241]+[.D241])/2))^2" office:value-type="float" office:value="0.00110436343869626" calcext:value-type="float">
            <text:p>0.0011043634</text:p>
          </table:table-cell>
          <table:table-cell table:formula="of:=([.A241]-99.19)^2" office:value-type="float" office:value="59.29" calcext:value-type="float">
            <text:p>59.29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94.5506744384766" calcext:value-type="float">
            <text:p>94.5506744385</text:p>
          </table:table-cell>
          <table:table-cell office:value-type="float" office:value="91.5" calcext:value-type="float">
            <text:p>91.5</text:p>
          </table:table-cell>
          <table:table-cell office:value-type="float" office:value="94.4094390869141" calcext:value-type="float">
            <text:p>94.4094390869</text:p>
          </table:table-cell>
          <table:table-cell/>
          <table:table-cell table:formula="of:=[.A242]-[.C242]" office:value-type="float" office:value="0" calcext:value-type="float">
            <text:p>0</text:p>
          </table:table-cell>
          <table:table-cell table:formula="of:=([.A242]-[.B242])^2" office:value-type="float" office:value="9.30661452957429" calcext:value-type="float">
            <text:p>9.3066145296</text:p>
          </table:table-cell>
          <table:table-cell table:formula="of:=([.C242]-[.D242])^2" office:value-type="float" office:value="8.46483580046333" calcext:value-type="float">
            <text:p>8.4648358005</text:p>
          </table:table-cell>
          <table:table-cell table:formula="of:=[.G242]-[.H242]" office:value-type="float" office:value="0.841778729110956" calcext:value-type="float">
            <text:p>0.8417787291</text:p>
          </table:table-cell>
          <table:table-cell table:formula="of:=([.A242]-(([.B242]+[.D242])/2))^2" office:value-type="float" office:value="8.88073830888607" calcext:value-type="float">
            <text:p>8.8807383089</text:p>
          </table:table-cell>
          <table:table-cell table:formula="of:=([.A242]-99.19)^2" office:value-type="float" office:value="59.1361" calcext:value-type="float">
            <text:p>59.1361</text:p>
          </table:table-cell>
        </table:table-row>
        <table:table-row table:style-name="ro1">
          <table:table-cell office:value-type="float" office:value="91.51" calcext:value-type="float">
            <text:p>91.51</text:p>
          </table:table-cell>
          <table:table-cell office:value-type="float" office:value="92.9599533081055" calcext:value-type="float">
            <text:p>92.9599533081</text:p>
          </table:table-cell>
          <table:table-cell office:value-type="float" office:value="91.51" calcext:value-type="float">
            <text:p>91.51</text:p>
          </table:table-cell>
          <table:table-cell office:value-type="float" office:value="92.3296432495117" calcext:value-type="float">
            <text:p>92.3296432495</text:p>
          </table:table-cell>
          <table:table-cell/>
          <table:table-cell table:formula="of:=[.A243]-[.C243]" office:value-type="float" office:value="0" calcext:value-type="float">
            <text:p>0</text:p>
          </table:table-cell>
          <table:table-cell table:formula="of:=([.A243]-[.B243])^2" office:value-type="float" office:value="2.10236459568598" calcext:value-type="float">
            <text:p>2.1023645957</text:p>
          </table:table-cell>
          <table:table-cell table:formula="of:=([.C243]-[.D243])^2" office:value-type="float" office:value="0.671815056470121" calcext:value-type="float">
            <text:p>0.6718150565</text:p>
          </table:table-cell>
          <table:table-cell table:formula="of:=[.G243]-[.H243]" office:value-type="float" office:value="1.43054953921586" calcext:value-type="float">
            <text:p>1.4305495392</text:p>
          </table:table-cell>
          <table:table-cell table:formula="of:=([.A243]-(([.B243]+[.D243])/2))^2" office:value-type="float" office:value="1.28776713358694" calcext:value-type="float">
            <text:p>1.2877671336</text:p>
          </table:table-cell>
          <table:table-cell table:formula="of:=([.A243]-99.19)^2" office:value-type="float" office:value="58.9823999999999" calcext:value-type="float">
            <text:p>58.9824</text:p>
          </table:table-cell>
        </table:table-row>
        <table:table-row table:style-name="ro1">
          <table:table-cell office:value-type="float" office:value="91.56" calcext:value-type="float">
            <text:p>91.56</text:p>
          </table:table-cell>
          <table:table-cell office:value-type="float" office:value="94.7419891357422" calcext:value-type="float">
            <text:p>94.7419891357</text:p>
          </table:table-cell>
          <table:table-cell office:value-type="float" office:value="91.56" calcext:value-type="float">
            <text:p>91.56</text:p>
          </table:table-cell>
          <table:table-cell office:value-type="float" office:value="93.3675537109375" calcext:value-type="float">
            <text:p>93.3675537109</text:p>
          </table:table-cell>
          <table:table-cell/>
          <table:table-cell table:formula="of:=[.A244]-[.C244]" office:value-type="float" office:value="0" calcext:value-type="float">
            <text:p>0</text:p>
          </table:table-cell>
          <table:table-cell table:formula="of:=([.A244]-[.B244])^2" office:value-type="float" office:value="10.1250548599813" calcext:value-type="float">
            <text:p>10.12505486</text:p>
          </table:table-cell>
          <table:table-cell table:formula="of:=([.C244]-[.D244])^2" office:value-type="float" office:value="3.26725041792392" calcext:value-type="float">
            <text:p>3.2672504179</text:p>
          </table:table-cell>
          <table:table-cell table:formula="of:=[.G244]-[.H244]" office:value-type="float" office:value="6.85780444205738" calcext:value-type="float">
            <text:p>6.8578044421</text:p>
          </table:table-cell>
          <table:table-cell table:formula="of:=([.A244]-(([.B244]+[.D244])/2))^2" office:value-type="float" office:value="6.2238844547131" calcext:value-type="float">
            <text:p>6.2238844547</text:p>
          </table:table-cell>
          <table:table-cell table:formula="of:=([.A244]-99.19)^2" office:value-type="float" office:value="58.2168999999999" calcext:value-type="float">
            <text:p>58.2169</text:p>
          </table:table-cell>
        </table:table-row>
        <table:table-row table:style-name="ro1">
          <table:table-cell office:value-type="float" office:value="91.56" calcext:value-type="float">
            <text:p>91.56</text:p>
          </table:table-cell>
          <table:table-cell office:value-type="float" office:value="94.0869979858399" calcext:value-type="float">
            <text:p>94.0869979858</text:p>
          </table:table-cell>
          <table:table-cell office:value-type="float" office:value="91.56" calcext:value-type="float">
            <text:p>91.56</text:p>
          </table:table-cell>
          <table:table-cell office:value-type="float" office:value="94.1908340454102" calcext:value-type="float">
            <text:p>94.1908340454</text:p>
          </table:table-cell>
          <table:table-cell/>
          <table:table-cell table:formula="of:=[.A245]-[.C245]" office:value-type="float" office:value="0" calcext:value-type="float">
            <text:p>0</text:p>
          </table:table-cell>
          <table:table-cell table:formula="of:=([.A245]-[.B245])^2" office:value-type="float" office:value="6.38571882043862" calcext:value-type="float">
            <text:p>6.3857188204</text:p>
          </table:table-cell>
          <table:table-cell table:formula="of:=([.C245]-[.D245])^2" office:value-type="float" office:value="6.92128777448916" calcext:value-type="float">
            <text:p>6.9212877745</text:p>
          </table:table-cell>
          <table:table-cell table:formula="of:=[.G245]-[.H245]" office:value-type="float" office:value="-0.53556895405054" calcext:value-type="float">
            <text:p>-0.5355689541</text:p>
          </table:table-cell>
          <table:table-cell table:formula="of:=([.A245]-(([.B245]+[.D245])/2))^2" office:value-type="float" office:value="6.65080781564711" calcext:value-type="float">
            <text:p>6.6508078156</text:p>
          </table:table-cell>
          <table:table-cell table:formula="of:=([.A245]-99.19)^2" office:value-type="float" office:value="58.2168999999999" calcext:value-type="float">
            <text:p>58.2169</text:p>
          </table:table-cell>
        </table:table-row>
        <table:table-row table:style-name="ro1">
          <table:table-cell office:value-type="float" office:value="91.57" calcext:value-type="float">
            <text:p>91.57</text:p>
          </table:table-cell>
          <table:table-cell office:value-type="float" office:value="93.3063659667969" calcext:value-type="float">
            <text:p>93.3063659668</text:p>
          </table:table-cell>
          <table:table-cell office:value-type="float" office:value="91.57" calcext:value-type="float">
            <text:p>91.57</text:p>
          </table:table-cell>
          <table:table-cell office:value-type="float" office:value="93.860954284668" calcext:value-type="float">
            <text:p>93.8609542847</text:p>
          </table:table-cell>
          <table:table-cell/>
          <table:table-cell table:formula="of:=[.A246]-[.C246]" office:value-type="float" office:value="0" calcext:value-type="float">
            <text:p>0</text:p>
          </table:table-cell>
          <table:table-cell table:formula="of:=([.A246]-[.B246])^2" office:value-type="float" office:value="3.01496677065047" calcext:value-type="float">
            <text:p>3.0149667707</text:p>
          </table:table-cell>
          <table:table-cell table:formula="of:=([.C246]-[.D246])^2" office:value-type="float" office:value="5.24847153443856" calcext:value-type="float">
            <text:p>5.2484715344</text:p>
          </table:table-cell>
          <table:table-cell table:formula="of:=[.G246]-[.H246]" office:value-type="float" office:value="-2.23350476378809" calcext:value-type="float">
            <text:p>-2.2335047638</text:p>
          </table:table-cell>
          <table:table-cell table:formula="of:=([.A246]-(([.B246]+[.D246])/2))^2" office:value-type="float" office:value="4.05482710196474" calcext:value-type="float">
            <text:p>4.054827102</text:p>
          </table:table-cell>
          <table:table-cell table:formula="of:=([.A246]-99.19)^2" office:value-type="float" office:value="58.0644000000001" calcext:value-type="float">
            <text:p>58.0644</text:p>
          </table:table-cell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93.836181640625" calcext:value-type="float">
            <text:p>93.8361816406</text:p>
          </table:table-cell>
          <table:table-cell office:value-type="float" office:value="91.6" calcext:value-type="float">
            <text:p>91.6</text:p>
          </table:table-cell>
          <table:table-cell office:value-type="float" office:value="94.4734802246094" calcext:value-type="float">
            <text:p>94.4734802246</text:p>
          </table:table-cell>
          <table:table-cell/>
          <table:table-cell table:formula="of:=[.A247]-[.C247]" office:value-type="float" office:value="0" calcext:value-type="float">
            <text:p>0</text:p>
          </table:table-cell>
          <table:table-cell table:formula="of:=([.A247]-[.B247])^2" office:value-type="float" office:value="5.00050832986834" calcext:value-type="float">
            <text:p>5.0005083299</text:p>
          </table:table-cell>
          <table:table-cell table:formula="of:=([.C247]-[.D247])^2" office:value-type="float" office:value="8.25688860122118" calcext:value-type="float">
            <text:p>8.2568886012</text:p>
          </table:table-cell>
          <table:table-cell table:formula="of:=[.G247]-[.H247]" office:value-type="float" office:value="-3.25638027135284" calcext:value-type="float">
            <text:p>-3.2563802714</text:p>
          </table:table-cell>
          <table:table-cell table:formula="of:=([.A247]-(([.B247]+[.D247])/2))^2" office:value-type="float" office:value="6.52716109425764" calcext:value-type="float">
            <text:p>6.5271610943</text:p>
          </table:table-cell>
          <table:table-cell table:formula="of:=([.A247]-99.19)^2" office:value-type="float" office:value="57.6081" calcext:value-type="float">
            <text:p>57.6081</text:p>
          </table:table-cell>
        </table:table-row>
        <table:table-row table:style-name="ro1">
          <table:table-cell office:value-type="float" office:value="91.62" calcext:value-type="float">
            <text:p>91.62</text:p>
          </table:table-cell>
          <table:table-cell office:value-type="float" office:value="93.7117691040039" calcext:value-type="float">
            <text:p>93.711769104</text:p>
          </table:table-cell>
          <table:table-cell office:value-type="float" office:value="91.62" calcext:value-type="float">
            <text:p>91.62</text:p>
          </table:table-cell>
          <table:table-cell office:value-type="float" office:value="95.7919616699219" calcext:value-type="float">
            <text:p>95.7919616699</text:p>
          </table:table-cell>
          <table:table-cell/>
          <table:table-cell table:formula="of:=[.A248]-[.C248]" office:value-type="float" office:value="0" calcext:value-type="float">
            <text:p>0</text:p>
          </table:table-cell>
          <table:table-cell table:formula="of:=([.A248]-[.B248])^2" office:value-type="float" office:value="4.37549798446529" calcext:value-type="float">
            <text:p>4.3754979845</text:p>
          </table:table-cell>
          <table:table-cell table:formula="of:=([.C248]-[.D248])^2" office:value-type="float" office:value="17.4052641752973" calcext:value-type="float">
            <text:p>17.4052641753</text:p>
          </table:table-cell>
          <table:table-cell table:formula="of:=[.G248]-[.H248]" office:value-type="float" office:value="-13.029766190832" calcext:value-type="float">
            <text:p>-13.0297661908</text:p>
          </table:table-cell>
          <table:table-cell table:formula="of:=([.A248]-(([.B248]+[.D248])/2))^2" office:value-type="float" office:value="9.80858080205619" calcext:value-type="float">
            <text:p>9.8085808021</text:p>
          </table:table-cell>
          <table:table-cell table:formula="of:=([.A248]-99.19)^2" office:value-type="float" office:value="57.3048999999999" calcext:value-type="float">
            <text:p>57.3049</text:p>
          </table:table-cell>
        </table:table-row>
        <table:table-row table:style-name="ro1">
          <table:table-cell office:value-type="float" office:value="91.68" calcext:value-type="float">
            <text:p>91.68</text:p>
          </table:table-cell>
          <table:table-cell office:value-type="float" office:value="94.7703475952148" calcext:value-type="float">
            <text:p>94.7703475952</text:p>
          </table:table-cell>
          <table:table-cell office:value-type="float" office:value="91.68" calcext:value-type="float">
            <text:p>91.68</text:p>
          </table:table-cell>
          <table:table-cell office:value-type="float" office:value="97.5438003540039" calcext:value-type="float">
            <text:p>97.543800354</text:p>
          </table:table-cell>
          <table:table-cell/>
          <table:table-cell table:formula="of:=[.A249]-[.C249]" office:value-type="float" office:value="0" calcext:value-type="float">
            <text:p>0</text:p>
          </table:table-cell>
          <table:table-cell table:formula="of:=([.A249]-[.B249])^2" office:value-type="float" office:value="9.55024825925013" calcext:value-type="float">
            <text:p>9.5502482593</text:p>
          </table:table-cell>
          <table:table-cell table:formula="of:=([.C249]-[.D249])^2" office:value-type="float" office:value="34.3841545916163" calcext:value-type="float">
            <text:p>34.3841545916</text:p>
          </table:table-cell>
          <table:table-cell table:formula="of:=[.G249]-[.H249]" office:value-type="float" office:value="-24.8339063323661" calcext:value-type="float">
            <text:p>-24.8339063324</text:p>
          </table:table-cell>
          <table:table-cell table:formula="of:=([.A249]-(([.B249]+[.D249])/2))^2" office:value-type="float" office:value="20.0441913741245" calcext:value-type="float">
            <text:p>20.0441913741</text:p>
          </table:table-cell>
          <table:table-cell table:formula="of:=([.A249]-99.19)^2" office:value-type="float" office:value="56.4000999999999" calcext:value-type="float">
            <text:p>56.4001</text:p>
          </table:table-cell>
        </table:table-row>
        <table:table-row table:style-name="ro1">
          <table:table-cell office:value-type="float" office:value="91.874" calcext:value-type="float">
            <text:p>91.874</text:p>
          </table:table-cell>
          <table:table-cell office:value-type="float" office:value="93.7675476074219" calcext:value-type="float">
            <text:p>93.7675476074</text:p>
          </table:table-cell>
          <table:table-cell office:value-type="float" office:value="91.874" calcext:value-type="float">
            <text:p>91.874</text:p>
          </table:table-cell>
          <table:table-cell office:value-type="float" office:value="91.997802734375" calcext:value-type="float">
            <text:p>91.9978027344</text:p>
          </table:table-cell>
          <table:table-cell/>
          <table:table-cell table:formula="of:=[.A250]-[.C250]" office:value-type="float" office:value="0" calcext:value-type="float">
            <text:p>0</text:p>
          </table:table-cell>
          <table:table-cell table:formula="of:=([.A250]-[.B250])^2" office:value-type="float" office:value="3.58552254157312" calcext:value-type="float">
            <text:p>3.5855225416</text:p>
          </table:table-cell>
          <table:table-cell table:formula="of:=([.C250]-[.D250])^2" office:value-type="float" office:value="0.015327117038728" calcext:value-type="float">
            <text:p>0.015327117</text:p>
          </table:table-cell>
          <table:table-cell table:formula="of:=[.G250]-[.H250]" office:value-type="float" office:value="3.5701954245344" calcext:value-type="float">
            <text:p>3.5701954245</text:p>
          </table:table-cell>
          <table:table-cell table:formula="of:=([.A250]-(([.B250]+[.D250])/2))^2" office:value-type="float" office:value="1.017425600387" calcext:value-type="float">
            <text:p>1.0174256004</text:p>
          </table:table-cell>
          <table:table-cell table:formula="of:=([.A250]-99.19)^2" office:value-type="float" office:value="53.523856" calcext:value-type="float">
            <text:p>53.523856</text:p>
          </table:table-cell>
        </table:table-row>
        <table:table-row table:style-name="ro1">
          <table:table-cell office:value-type="float" office:value="91.8885714285714" calcext:value-type="float">
            <text:p>91.8885714286</text:p>
          </table:table-cell>
          <table:table-cell office:value-type="float" office:value="93.5248336791992" calcext:value-type="float">
            <text:p>93.5248336792</text:p>
          </table:table-cell>
          <table:table-cell office:value-type="float" office:value="91.8885714285714" calcext:value-type="float">
            <text:p>91.8885714286</text:p>
          </table:table-cell>
          <table:table-cell office:value-type="float" office:value="92.2086868286133" calcext:value-type="float">
            <text:p>92.2086868286</text:p>
          </table:table-cell>
          <table:table-cell/>
          <table:table-cell table:formula="of:=[.A251]-[.C251]" office:value-type="float" office:value="0" calcext:value-type="float">
            <text:p>0</text:p>
          </table:table-cell>
          <table:table-cell table:formula="of:=([.A251]-[.B251])^2" office:value-type="float" office:value="2.67735415282949" calcext:value-type="float">
            <text:p>2.6773541528</text:p>
          </table:table-cell>
          <table:table-cell table:formula="of:=([.C251]-[.D251])^2" office:value-type="float" office:value="0.102473869343949" calcext:value-type="float">
            <text:p>0.1024738693</text:p>
          </table:table-cell>
          <table:table-cell table:formula="of:=[.G251]-[.H251]" office:value-type="float" office:value="2.57488028348554" calcext:value-type="float">
            <text:p>2.5748802835</text:p>
          </table:table-cell>
          <table:table-cell table:formula="of:=([.A251]-(([.B251]+[.D251])/2))^2" office:value-type="float" office:value="0.956853378009898" calcext:value-type="float">
            <text:p>0.956853378</text:p>
          </table:table-cell>
          <table:table-cell table:formula="of:=([.A251]-99.19)^2" office:value-type="float" office:value="53.3108591836733" calcext:value-type="float">
            <text:p>53.3108591837</text:p>
          </table:table-cell>
        </table:table-row>
        <table:table-row table:style-name="ro1">
          <table:table-cell office:value-type="float" office:value="91.96" calcext:value-type="float">
            <text:p>91.96</text:p>
          </table:table-cell>
          <table:table-cell office:value-type="float" office:value="94.5019302368164" calcext:value-type="float">
            <text:p>94.5019302368</text:p>
          </table:table-cell>
          <table:table-cell office:value-type="float" office:value="91.96" calcext:value-type="float">
            <text:p>91.96</text:p>
          </table:table-cell>
          <table:table-cell office:value-type="float" office:value="93.1508407592773" calcext:value-type="float">
            <text:p>93.1508407593</text:p>
          </table:table-cell>
          <table:table-cell/>
          <table:table-cell table:formula="of:=[.A252]-[.C252]" office:value-type="float" office:value="0" calcext:value-type="float">
            <text:p>0</text:p>
          </table:table-cell>
          <table:table-cell table:formula="of:=([.A252]-[.B252])^2" office:value-type="float" office:value="6.46140932884154" calcext:value-type="float">
            <text:p>6.4614093288</text:p>
          </table:table-cell>
          <table:table-cell table:formula="of:=([.C252]-[.D252])^2" office:value-type="float" office:value="1.41810171395626" calcext:value-type="float">
            <text:p>1.418101714</text:p>
          </table:table-cell>
          <table:table-cell table:formula="of:=[.G252]-[.H252]" office:value-type="float" office:value="5.04330761488529" calcext:value-type="float">
            <text:p>5.0433076149</text:p>
          </table:table-cell>
          <table:table-cell table:formula="of:=([.A252]-(([.B252]+[.D252])/2))^2" office:value-type="float" office:value="3.4833948273197" calcext:value-type="float">
            <text:p>3.4833948273</text:p>
          </table:table-cell>
          <table:table-cell table:formula="of:=([.A252]-99.19)^2" office:value-type="float" office:value="52.2729000000001" calcext:value-type="float">
            <text:p>52.2729</text:p>
          </table:table-cell>
        </table:table-row>
        <table:table-row table:style-name="ro1">
          <table:table-cell office:value-type="float" office:value="91.97" calcext:value-type="float">
            <text:p>91.97</text:p>
          </table:table-cell>
          <table:table-cell office:value-type="float" office:value="93.1619262695313" calcext:value-type="float">
            <text:p>93.1619262695</text:p>
          </table:table-cell>
          <table:table-cell office:value-type="float" office:value="91.97" calcext:value-type="float">
            <text:p>91.97</text:p>
          </table:table-cell>
          <table:table-cell office:value-type="float" office:value="95.0893020629883" calcext:value-type="float">
            <text:p>95.089302063</text:p>
          </table:table-cell>
          <table:table-cell/>
          <table:table-cell table:formula="of:=[.A253]-[.C253]" office:value-type="float" office:value="0" calcext:value-type="float">
            <text:p>0</text:p>
          </table:table-cell>
          <table:table-cell table:formula="of:=([.A253]-[.B253])^2" office:value-type="float" office:value="1.42068823199868" calcext:value-type="float">
            <text:p>1.420688232</text:p>
          </table:table-cell>
          <table:table-cell table:formula="of:=([.C253]-[.D253])^2" office:value-type="float" office:value="9.73004536016295" calcext:value-type="float">
            <text:p>9.7300453602</text:p>
          </table:table-cell>
          <table:table-cell table:formula="of:=[.G253]-[.H253]" office:value-type="float" office:value="-8.30935712816427" calcext:value-type="float">
            <text:p>-8.3093571282</text:p>
          </table:table-cell>
          <table:table-cell table:formula="of:=([.A253]-(([.B253]+[.D253])/2))^2" office:value-type="float" office:value="4.64667243377979" calcext:value-type="float">
            <text:p>4.6466724338</text:p>
          </table:table-cell>
          <table:table-cell table:formula="of:=([.A253]-99.19)^2" office:value-type="float" office:value="52.1284" calcext:value-type="float">
            <text:p>52.1284</text:p>
          </table:table-cell>
        </table:table-row>
        <table:table-row table:style-name="ro1">
          <table:table-cell office:value-type="float" office:value="92.07" calcext:value-type="float">
            <text:p>92.07</text:p>
          </table:table-cell>
          <table:table-cell office:value-type="float" office:value="95.9338912963867" calcext:value-type="float">
            <text:p>95.9338912964</text:p>
          </table:table-cell>
          <table:table-cell office:value-type="float" office:value="92.07" calcext:value-type="float">
            <text:p>92.07</text:p>
          </table:table-cell>
          <table:table-cell office:value-type="float" office:value="97.0846862792969" calcext:value-type="float">
            <text:p>97.0846862793</text:p>
          </table:table-cell>
          <table:table-cell/>
          <table:table-cell table:formula="of:=[.A254]-[.C254]" office:value-type="float" office:value="0" calcext:value-type="float">
            <text:p>0</text:p>
          </table:table-cell>
          <table:table-cell table:formula="of:=([.A254]-[.B254])^2" office:value-type="float" office:value="14.9296559502931" calcext:value-type="float">
            <text:p>14.9296559503</text:p>
          </table:table-cell>
          <table:table-cell table:formula="of:=([.C254]-[.D254])^2" office:value-type="float" office:value="25.1470784797684" calcext:value-type="float">
            <text:p>25.1470784798</text:p>
          </table:table-cell>
          <table:table-cell table:formula="of:=[.G254]-[.H254]" office:value-type="float" office:value="-10.2174225294753" calcext:value-type="float">
            <text:p>-10.2174225295</text:p>
          </table:table-cell>
          <table:table-cell table:formula="of:=([.A254]-(([.B254]+[.D254])/2))^2" office:value-type="float" office:value="19.707284941858" calcext:value-type="float">
            <text:p>19.7072849419</text:p>
          </table:table-cell>
          <table:table-cell table:formula="of:=([.A254]-99.19)^2" office:value-type="float" office:value="50.6944000000001" calcext:value-type="float">
            <text:p>50.6944</text:p>
          </table:table-cell>
        </table:table-row>
        <table:table-row table:style-name="ro1">
          <table:table-cell office:value-type="float" office:value="92.1" calcext:value-type="float">
            <text:p>92.1</text:p>
          </table:table-cell>
          <table:table-cell office:value-type="float" office:value="93.6282348632813" calcext:value-type="float">
            <text:p>93.6282348633</text:p>
          </table:table-cell>
          <table:table-cell office:value-type="float" office:value="92.1" calcext:value-type="float">
            <text:p>92.1</text:p>
          </table:table-cell>
          <table:table-cell office:value-type="float" office:value="93.3450622558594" calcext:value-type="float">
            <text:p>93.3450622559</text:p>
          </table:table-cell>
          <table:table-cell/>
          <table:table-cell table:formula="of:=[.A255]-[.C255]" office:value-type="float" office:value="0" calcext:value-type="float">
            <text:p>0</text:p>
          </table:table-cell>
          <table:table-cell table:formula="of:=([.A255]-[.B255])^2" office:value-type="float" office:value="2.33550179734828" calcext:value-type="float">
            <text:p>2.3355017973</text:p>
          </table:table-cell>
          <table:table-cell table:formula="of:=([.C255]-[.D255])^2" office:value-type="float" office:value="1.55018002096565" calcext:value-type="float">
            <text:p>1.550180021</text:p>
          </table:table-cell>
          <table:table-cell table:formula="of:=[.G255]-[.H255]" office:value-type="float" office:value="0.785321776382628" calcext:value-type="float">
            <text:p>0.7853217764</text:p>
          </table:table-cell>
          <table:table-cell table:formula="of:=([.A255]-(([.B255]+[.D255])/2))^2" office:value-type="float" office:value="1.92279422775844" calcext:value-type="float">
            <text:p>1.9227942278</text:p>
          </table:table-cell>
          <table:table-cell table:formula="of:=([.A255]-99.19)^2" office:value-type="float" office:value="50.2681" calcext:value-type="float">
            <text:p>50.2681</text:p>
          </table:table-cell>
        </table:table-row>
        <table:table-row table:style-name="ro1">
          <table:table-cell office:value-type="float" office:value="92.18" calcext:value-type="float">
            <text:p>92.18</text:p>
          </table:table-cell>
          <table:table-cell office:value-type="float" office:value="93.7416763305664" calcext:value-type="float">
            <text:p>93.7416763306</text:p>
          </table:table-cell>
          <table:table-cell office:value-type="float" office:value="92.18" calcext:value-type="float">
            <text:p>92.18</text:p>
          </table:table-cell>
          <table:table-cell office:value-type="float" office:value="90.5022964477539" calcext:value-type="float">
            <text:p>90.5022964478</text:p>
          </table:table-cell>
          <table:table-cell/>
          <table:table-cell table:formula="of:=[.A256]-[.C256]" office:value-type="float" office:value="0" calcext:value-type="float">
            <text:p>0</text:p>
          </table:table-cell>
          <table:table-cell table:formula="of:=([.A256]-[.B256])^2" office:value-type="float" office:value="2.43883296145133" calcext:value-type="float">
            <text:p>2.4388329615</text:p>
          </table:table-cell>
          <table:table-cell table:formula="of:=([.C256]-[.D256])^2" office:value-type="float" office:value="2.81468920921918" calcext:value-type="float">
            <text:p>2.8146892092</text:p>
          </table:table-cell>
          <table:table-cell table:formula="of:=[.G256]-[.H256]" office:value-type="float" office:value="-0.37585624776785" calcext:value-type="float">
            <text:p>-0.3758562478</text:p>
          </table:table-cell>
          <table:table-cell table:formula="of:=([.A256]-(([.B256]+[.D256])/2))^2" office:value-type="float" office:value="0.00336557904267763" calcext:value-type="float">
            <text:p>0.003365579</text:p>
          </table:table-cell>
          <table:table-cell table:formula="of:=([.A256]-99.19)^2" office:value-type="float" office:value="49.1400999999999" calcext:value-type="float">
            <text:p>49.1401</text:p>
          </table:table-cell>
        </table:table-row>
        <table:table-row table:style-name="ro1">
          <table:table-cell office:value-type="float" office:value="92.21" calcext:value-type="float">
            <text:p>92.21</text:p>
          </table:table-cell>
          <table:table-cell office:value-type="float" office:value="93.2089538574219" calcext:value-type="float">
            <text:p>93.2089538574</text:p>
          </table:table-cell>
          <table:table-cell office:value-type="float" office:value="92.21" calcext:value-type="float">
            <text:p>92.21</text:p>
          </table:table-cell>
          <table:table-cell office:value-type="float" office:value="92.2742004394531" calcext:value-type="float">
            <text:p>92.2742004395</text:p>
          </table:table-cell>
          <table:table-cell/>
          <table:table-cell table:formula="of:=[.A257]-[.C257]" office:value-type="float" office:value="0" calcext:value-type="float">
            <text:p>0</text:p>
          </table:table-cell>
          <table:table-cell table:formula="of:=([.A257]-[.B257])^2" office:value-type="float" office:value="0.997908809258028" calcext:value-type="float">
            <text:p>0.9979088093</text:p>
          </table:table-cell>
          <table:table-cell table:formula="of:=([.C257]-[.D257])^2" office:value-type="float" office:value="0.00412169642597335" calcext:value-type="float">
            <text:p>0.0041216964</text:p>
          </table:table-cell>
          <table:table-cell table:formula="of:=[.G257]-[.H257]" office:value-type="float" office:value="0.993787112832055" calcext:value-type="float">
            <text:p>0.9937871128</text:p>
          </table:table-cell>
          <table:table-cell table:formula="of:=([.A257]-(([.B257]+[.D257])/2))^2" office:value-type="float" office:value="0.282574264740935" calcext:value-type="float">
            <text:p>0.2825742647</text:p>
          </table:table-cell>
          <table:table-cell table:formula="of:=([.A257]-99.19)^2" office:value-type="float" office:value="48.7203999999999" calcext:value-type="float">
            <text:p>48.7204</text:p>
          </table:table-cell>
        </table:table-row>
        <table:table-row table:style-name="ro1">
          <table:table-cell office:value-type="float" office:value="92.22" calcext:value-type="float">
            <text:p>92.22</text:p>
          </table:table-cell>
          <table:table-cell office:value-type="float" office:value="92.7422866821289" calcext:value-type="float">
            <text:p>92.7422866821</text:p>
          </table:table-cell>
          <table:table-cell office:value-type="float" office:value="92.22" calcext:value-type="float">
            <text:p>92.22</text:p>
          </table:table-cell>
          <table:table-cell office:value-type="float" office:value="92.1039581298828" calcext:value-type="float">
            <text:p>92.1039581299</text:p>
          </table:table-cell>
          <table:table-cell/>
          <table:table-cell table:formula="of:=[.A258]-[.C258]" office:value-type="float" office:value="0" calcext:value-type="float">
            <text:p>0</text:p>
          </table:table-cell>
          <table:table-cell table:formula="of:=([.A258]-[.B258])^2" office:value-type="float" office:value="0.272783378329222" calcext:value-type="float">
            <text:p>0.2727833783</text:p>
          </table:table-cell>
          <table:table-cell table:formula="of:=([.C258]-[.D258])^2" office:value-type="float" office:value="0.013465715620294" calcext:value-type="float">
            <text:p>0.0134657156</text:p>
          </table:table-cell>
          <table:table-cell table:formula="of:=[.G258]-[.H258]" office:value-type="float" office:value="0.259317662708928" calcext:value-type="float">
            <text:p>0.2593176627</text:p>
          </table:table-cell>
          <table:table-cell table:formula="of:=([.A258]-(([.B258]+[.D258])/2))^2" office:value-type="float" office:value="0.0412587118216096" calcext:value-type="float">
            <text:p>0.0412587118</text:p>
          </table:table-cell>
          <table:table-cell table:formula="of:=([.A258]-99.19)^2" office:value-type="float" office:value="48.5809" calcext:value-type="float">
            <text:p>48.5809</text:p>
          </table:table-cell>
        </table:table-row>
        <table:table-row table:style-name="ro1">
          <table:table-cell office:value-type="float" office:value="92.22" calcext:value-type="float">
            <text:p>92.22</text:p>
          </table:table-cell>
          <table:table-cell office:value-type="float" office:value="91.9352874755859" calcext:value-type="float">
            <text:p>91.9352874756</text:p>
          </table:table-cell>
          <table:table-cell office:value-type="float" office:value="92.22" calcext:value-type="float">
            <text:p>92.22</text:p>
          </table:table-cell>
          <table:table-cell office:value-type="float" office:value="92.3693771362305" calcext:value-type="float">
            <text:p>92.3693771362</text:p>
          </table:table-cell>
          <table:table-cell/>
          <table:table-cell table:formula="of:=[.A259]-[.C259]" office:value-type="float" office:value="0" calcext:value-type="float">
            <text:p>0</text:p>
          </table:table-cell>
          <table:table-cell table:formula="of:=([.A259]-[.B259])^2" office:value-type="float" office:value="0.0810612215582275" calcext:value-type="float">
            <text:p>0.0810612216</text:p>
          </table:table-cell>
          <table:table-cell table:formula="of:=([.C259]-[.D259])^2" office:value-type="float" office:value="0.0223135288284164" calcext:value-type="float">
            <text:p>0.0223135288</text:p>
          </table:table-cell>
          <table:table-cell table:formula="of:=[.G259]-[.H259]" office:value-type="float" office:value="0.0587476927298111" calcext:value-type="float">
            <text:p>0.0587476927</text:p>
          </table:table-cell>
          <table:table-cell table:formula="of:=([.A259]-(([.B259]+[.D259])/2))^2" office:value-type="float" office:value="0.00457891682370085" calcext:value-type="float">
            <text:p>0.0045789168</text:p>
          </table:table-cell>
          <table:table-cell table:formula="of:=([.A259]-99.19)^2" office:value-type="float" office:value="48.5809" calcext:value-type="float">
            <text:p>48.5809</text:p>
          </table:table-cell>
        </table:table-row>
        <table:table-row table:style-name="ro1">
          <table:table-cell office:value-type="float" office:value="92.22" calcext:value-type="float">
            <text:p>92.22</text:p>
          </table:table-cell>
          <table:table-cell office:value-type="float" office:value="92.4493179321289" calcext:value-type="float">
            <text:p>92.4493179321</text:p>
          </table:table-cell>
          <table:table-cell office:value-type="float" office:value="92.22" calcext:value-type="float">
            <text:p>92.22</text:p>
          </table:table-cell>
          <table:table-cell office:value-type="float" office:value="94.9643020629883" calcext:value-type="float">
            <text:p>94.964302063</text:p>
          </table:table-cell>
          <table:table-cell/>
          <table:table-cell table:formula="of:=[.A260]-[.C260]" office:value-type="float" office:value="0" calcext:value-type="float">
            <text:p>0</text:p>
          </table:table-cell>
          <table:table-cell table:formula="of:=([.A260]-[.B260])^2" office:value-type="float" office:value="0.0525867139958782" calcext:value-type="float">
            <text:p>0.052586714</text:p>
          </table:table-cell>
          <table:table-cell table:formula="of:=([.C260]-[.D260])^2" office:value-type="float" office:value="7.53119381292174" calcext:value-type="float">
            <text:p>7.5311938129</text:p>
          </table:table-cell>
          <table:table-cell table:formula="of:=[.G260]-[.H260]" office:value-type="float" office:value="-7.47860709892586" calcext:value-type="float">
            <text:p>-7.4786070989</text:p>
          </table:table-cell>
          <table:table-cell table:formula="of:=([.A260]-(([.B260]+[.D260])/2))^2" office:value-type="float" office:value="2.21060396884019" calcext:value-type="float">
            <text:p>2.2106039688</text:p>
          </table:table-cell>
          <table:table-cell table:formula="of:=([.A260]-99.19)^2" office:value-type="float" office:value="48.5809" calcext:value-type="float">
            <text:p>48.5809</text:p>
          </table:table-cell>
        </table:table-row>
        <table:table-row table:style-name="ro1">
          <table:table-cell office:value-type="float" office:value="92.27" calcext:value-type="float">
            <text:p>92.27</text:p>
          </table:table-cell>
          <table:table-cell office:value-type="float" office:value="92.7414321899414" calcext:value-type="float">
            <text:p>92.7414321899</text:p>
          </table:table-cell>
          <table:table-cell office:value-type="float" office:value="92.27" calcext:value-type="float">
            <text:p>92.27</text:p>
          </table:table-cell>
          <table:table-cell office:value-type="float" office:value="94.2895126342773" calcext:value-type="float">
            <text:p>94.2895126343</text:p>
          </table:table-cell>
          <table:table-cell/>
          <table:table-cell table:formula="of:=[.A261]-[.C261]" office:value-type="float" office:value="0" calcext:value-type="float">
            <text:p>0</text:p>
          </table:table-cell>
          <table:table-cell table:formula="of:=([.A261]-[.B261])^2" office:value-type="float" office:value="0.222248309712954" calcext:value-type="float">
            <text:p>0.2222483097</text:p>
          </table:table-cell>
          <table:table-cell table:formula="of:=([.C261]-[.D261])^2" office:value-type="float" office:value="4.07843128000583" calcext:value-type="float">
            <text:p>4.07843128</text:p>
          </table:table-cell>
          <table:table-cell table:formula="of:=[.G261]-[.H261]" office:value-type="float" office:value="-3.85618297029288" calcext:value-type="float">
            <text:p>-3.8561829703</text:p>
          </table:table-cell>
          <table:table-cell table:formula="of:=([.A261]-(([.B261]+[.D261])/2))^2" office:value-type="float" office:value="1.55120152932555" calcext:value-type="float">
            <text:p>1.5512015293</text:p>
          </table:table-cell>
          <table:table-cell table:formula="of:=([.A261]-99.19)^2" office:value-type="float" office:value="47.8864" calcext:value-type="float">
            <text:p>47.8864</text:p>
          </table:table-cell>
        </table:table-row>
        <table:table-row table:style-name="ro1">
          <table:table-cell office:value-type="float" office:value="92.35" calcext:value-type="float">
            <text:p>92.35</text:p>
          </table:table-cell>
          <table:table-cell office:value-type="float" office:value="94.3951110839844" calcext:value-type="float">
            <text:p>94.395111084</text:p>
          </table:table-cell>
          <table:table-cell office:value-type="float" office:value="92.35" calcext:value-type="float">
            <text:p>92.35</text:p>
          </table:table-cell>
          <table:table-cell office:value-type="float" office:value="94.7615280151367" calcext:value-type="float">
            <text:p>94.7615280151</text:p>
          </table:table-cell>
          <table:table-cell/>
          <table:table-cell table:formula="of:=[.A262]-[.C262]" office:value-type="float" office:value="0" calcext:value-type="float">
            <text:p>0</text:p>
          </table:table-cell>
          <table:table-cell table:formula="of:=([.A262]-[.B262])^2" office:value-type="float" office:value="4.18247934583577" calcext:value-type="float">
            <text:p>4.1824793458</text:p>
          </table:table-cell>
          <table:table-cell table:formula="of:=([.C262]-[.D262])^2" office:value-type="float" office:value="5.81546736778927" calcext:value-type="float">
            <text:p>5.8154673678</text:p>
          </table:table-cell>
          <table:table-cell table:formula="of:=[.G262]-[.H262]" office:value-type="float" office:value="-1.6329880219535" calcext:value-type="float">
            <text:p>-1.632988022</text:p>
          </table:table-cell>
          <table:table-cell table:formula="of:=([.A262]-(([.B262]+[.D262])/2))^2" office:value-type="float" office:value="4.96540801495374" calcext:value-type="float">
            <text:p>4.965408015</text:p>
          </table:table-cell>
          <table:table-cell table:formula="of:=([.A262]-99.19)^2" office:value-type="float" office:value="46.7856" calcext:value-type="float">
            <text:p>46.7856</text:p>
          </table:table-cell>
        </table:table-row>
        <table:table-row table:style-name="ro1">
          <table:table-cell office:value-type="float" office:value="92.38" calcext:value-type="float">
            <text:p>92.38</text:p>
          </table:table-cell>
          <table:table-cell office:value-type="float" office:value="93.5180053710937" calcext:value-type="float">
            <text:p>93.5180053711</text:p>
          </table:table-cell>
          <table:table-cell office:value-type="float" office:value="92.38" calcext:value-type="float">
            <text:p>92.38</text:p>
          </table:table-cell>
          <table:table-cell office:value-type="float" office:value="93.0364761352539" calcext:value-type="float">
            <text:p>93.0364761353</text:p>
          </table:table-cell>
          <table:table-cell/>
          <table:table-cell table:formula="of:=[.A263]-[.C263]" office:value-type="float" office:value="0" calcext:value-type="float">
            <text:p>0</text:p>
          </table:table-cell>
          <table:table-cell table:formula="of:=([.A263]-[.B263])^2" office:value-type="float" office:value="1.29505622463823" calcext:value-type="float">
            <text:p>1.2950562246</text:p>
          </table:table-cell>
          <table:table-cell table:formula="of:=([.C263]-[.D263])^2" office:value-type="float" office:value="0.430960916157911" calcext:value-type="float">
            <text:p>0.4309609162</text:p>
          </table:table-cell>
          <table:table-cell table:formula="of:=[.G263]-[.H263]" office:value-type="float" office:value="0.864095308480323" calcext:value-type="float">
            <text:p>0.8640953085</text:p>
          </table:table-cell>
          <table:table-cell table:formula="of:=([.A263]-(([.B263]+[.D263])/2))^2" office:value-type="float" office:value="0.805040969155946" calcext:value-type="float">
            <text:p>0.8050409692</text:p>
          </table:table-cell>
          <table:table-cell table:formula="of:=([.A263]-99.19)^2" office:value-type="float" office:value="46.3761" calcext:value-type="float">
            <text:p>46.3761</text:p>
          </table:table-cell>
        </table:table-row>
        <table:table-row table:style-name="ro1">
          <table:table-cell office:value-type="float" office:value="92.38" calcext:value-type="float">
            <text:p>92.38</text:p>
          </table:table-cell>
          <table:table-cell office:value-type="float" office:value="94.4791412353516" calcext:value-type="float">
            <text:p>94.4791412354</text:p>
          </table:table-cell>
          <table:table-cell office:value-type="float" office:value="92.38" calcext:value-type="float">
            <text:p>92.38</text:p>
          </table:table-cell>
          <table:table-cell office:value-type="float" office:value="94.9238891601562" calcext:value-type="float">
            <text:p>94.9238891602</text:p>
          </table:table-cell>
          <table:table-cell/>
          <table:table-cell table:formula="of:=[.A264]-[.C264]" office:value-type="float" office:value="0" calcext:value-type="float">
            <text:p>0</text:p>
          </table:table-cell>
          <table:table-cell table:formula="of:=([.A264]-[.B264])^2" office:value-type="float" office:value="4.4063939259533" calcext:value-type="float">
            <text:p>4.406393926</text:p>
          </table:table-cell>
          <table:table-cell table:formula="of:=([.C264]-[.D264])^2" office:value-type="float" office:value="6.47137205916049" calcext:value-type="float">
            <text:p>6.4713720592</text:p>
          </table:table-cell>
          <table:table-cell table:formula="of:=[.G264]-[.H264]" office:value-type="float" office:value="-2.06497813320719" calcext:value-type="float">
            <text:p>-2.0649781332</text:p>
          </table:table-cell>
          <table:table-cell table:formula="of:=([.A264]-(([.B264]+[.D264])/2))^2" office:value-type="float" office:value="5.38943281340238" calcext:value-type="float">
            <text:p>5.3894328134</text:p>
          </table:table-cell>
          <table:table-cell table:formula="of:=([.A264]-99.19)^2" office:value-type="float" office:value="46.3761" calcext:value-type="float">
            <text:p>46.3761</text:p>
          </table:table-cell>
        </table:table-row>
        <table:table-row table:style-name="ro1">
          <table:table-cell office:value-type="float" office:value="92.39" calcext:value-type="float">
            <text:p>92.39</text:p>
          </table:table-cell>
          <table:table-cell office:value-type="float" office:value="92.6587524414063" calcext:value-type="float">
            <text:p>92.6587524414</text:p>
          </table:table-cell>
          <table:table-cell office:value-type="float" office:value="92.39" calcext:value-type="float">
            <text:p>92.39</text:p>
          </table:table-cell>
          <table:table-cell office:value-type="float" office:value="91.8426666259766" calcext:value-type="float">
            <text:p>91.842666626</text:p>
          </table:table-cell>
          <table:table-cell/>
          <table:table-cell table:formula="of:=[.A265]-[.C265]" office:value-type="float" office:value="0" calcext:value-type="float">
            <text:p>0</text:p>
          </table:table-cell>
          <table:table-cell table:formula="of:=([.A265]-[.B265])^2" office:value-type="float" office:value="0.0722278747618195" calcext:value-type="float">
            <text:p>0.0722278748</text:p>
          </table:table-cell>
          <table:table-cell table:formula="of:=([.C265]-[.D265])^2" office:value-type="float" office:value="0.299573822319881" calcext:value-type="float">
            <text:p>0.2995738223</text:p>
          </table:table-cell>
          <table:table-cell table:formula="of:=[.G265]-[.H265]" office:value-type="float" office:value="-0.227345947558061" calcext:value-type="float">
            <text:p>-0.2273459476</text:p>
          </table:table-cell>
          <table:table-cell table:formula="of:=([.A265]-(([.B265]+[.D265])/2))^2" office:value-type="float" office:value="0.0194018340044657" calcext:value-type="float">
            <text:p>0.019401834</text:p>
          </table:table-cell>
          <table:table-cell table:formula="of:=([.A265]-99.19)^2" office:value-type="float" office:value="46.24" calcext:value-type="float">
            <text:p>46.24</text:p>
          </table:table-cell>
        </table:table-row>
        <table:table-row table:style-name="ro1">
          <table:table-cell office:value-type="float" office:value="92.43" calcext:value-type="float">
            <text:p>92.43</text:p>
          </table:table-cell>
          <table:table-cell office:value-type="float" office:value="92.1237182617188" calcext:value-type="float">
            <text:p>92.1237182617</text:p>
          </table:table-cell>
          <table:table-cell office:value-type="float" office:value="92.43" calcext:value-type="float">
            <text:p>92.43</text:p>
          </table:table-cell>
          <table:table-cell office:value-type="float" office:value="93.7955017089844" calcext:value-type="float">
            <text:p>93.795501709</text:p>
          </table:table-cell>
          <table:table-cell/>
          <table:table-cell table:formula="of:=[.A266]-[.C266]" office:value-type="float" office:value="0" calcext:value-type="float">
            <text:p>0</text:p>
          </table:table-cell>
          <table:table-cell table:formula="of:=([.A266]-[.B266])^2" office:value-type="float" office:value="0.0938085032045883" calcext:value-type="float">
            <text:p>0.0938085032</text:p>
          </table:table-cell>
          <table:table-cell table:formula="of:=([.C266]-[.D266])^2" office:value-type="float" office:value="1.86459491723923" calcext:value-type="float">
            <text:p>1.8645949172</text:p>
          </table:table-cell>
          <table:table-cell table:formula="of:=[.G266]-[.H266]" office:value-type="float" office:value="-1.77078641403464" calcext:value-type="float">
            <text:p>-1.770786414</text:p>
          </table:table-cell>
          <table:table-cell table:formula="of:=([.A266]-(([.B266]+[.D266])/2))^2" office:value-type="float" office:value="0.280486736584075" calcext:value-type="float">
            <text:p>0.2804867366</text:p>
          </table:table-cell>
          <table:table-cell table:formula="of:=([.A266]-99.19)^2" office:value-type="float" office:value="45.6975999999999" calcext:value-type="float">
            <text:p>45.6976</text:p>
          </table:table-cell>
        </table:table-row>
        <table:table-row table:style-name="ro1">
          <table:table-cell office:value-type="float" office:value="92.46" calcext:value-type="float">
            <text:p>92.46</text:p>
          </table:table-cell>
          <table:table-cell office:value-type="float" office:value="94.7128448486328" calcext:value-type="float">
            <text:p>94.7128448486</text:p>
          </table:table-cell>
          <table:table-cell office:value-type="float" office:value="92.46" calcext:value-type="float">
            <text:p>92.46</text:p>
          </table:table-cell>
          <table:table-cell office:value-type="float" office:value="95.6921615600586" calcext:value-type="float">
            <text:p>95.6921615601</text:p>
          </table:table-cell>
          <table:table-cell/>
          <table:table-cell table:formula="of:=[.A267]-[.C267]" office:value-type="float" office:value="0" calcext:value-type="float">
            <text:p>0</text:p>
          </table:table-cell>
          <table:table-cell table:formula="of:=([.A267]-[.B267])^2" office:value-type="float" office:value="5.07530991201143" calcext:value-type="float">
            <text:p>5.075309912</text:p>
          </table:table-cell>
          <table:table-cell table:formula="of:=([.C267]-[.D267])^2" office:value-type="float" office:value="10.4468683503204" calcext:value-type="float">
            <text:p>10.4468683503</text:p>
          </table:table-cell>
          <table:table-cell table:formula="of:=[.G267]-[.H267]" office:value-type="float" office:value="-5.37155843830902" calcext:value-type="float">
            <text:p>-5.3715584383</text:p>
          </table:table-cell>
          <table:table-cell table:formula="of:=([.A267]-(([.B267]+[.D267])/2))^2" office:value-type="float" office:value="7.52132382584648" calcext:value-type="float">
            <text:p>7.5213238258</text:p>
          </table:table-cell>
          <table:table-cell table:formula="of:=([.A267]-99.19)^2" office:value-type="float" office:value="45.2929000000001" calcext:value-type="float">
            <text:p>45.2929</text:p>
          </table:table-cell>
        </table:table-row>
        <table:table-row table:style-name="ro1">
          <table:table-cell office:value-type="float" office:value="92.48" calcext:value-type="float">
            <text:p>92.48</text:p>
          </table:table-cell>
          <table:table-cell office:value-type="float" office:value="94.4997940063477" calcext:value-type="float">
            <text:p>94.4997940063</text:p>
          </table:table-cell>
          <table:table-cell office:value-type="float" office:value="92.48" calcext:value-type="float">
            <text:p>92.48</text:p>
          </table:table-cell>
          <table:table-cell office:value-type="float" office:value="94.3455123901367" calcext:value-type="float">
            <text:p>94.3455123901</text:p>
          </table:table-cell>
          <table:table-cell/>
          <table:table-cell table:formula="of:=[.A268]-[.C268]" office:value-type="float" office:value="0" calcext:value-type="float">
            <text:p>0</text:p>
          </table:table-cell>
          <table:table-cell table:formula="of:=([.A268]-[.B268])^2" office:value-type="float" office:value="4.0795678280779" calcext:value-type="float">
            <text:p>4.0795678281</text:p>
          </table:table-cell>
          <table:table-cell table:formula="of:=([.C268]-[.D268])^2" office:value-type="float" office:value="3.4801364777536" calcext:value-type="float">
            <text:p>3.4801364778</text:p>
          </table:table-cell>
          <table:table-cell table:formula="of:=[.G268]-[.H268]" office:value-type="float" office:value="0.599431350324302" calcext:value-type="float">
            <text:p>0.5994313503</text:p>
          </table:table-cell>
          <table:table-cell table:formula="of:=([.A268]-(([.B268]+[.D268])/2))^2" office:value-type="float" office:value="3.77390144864058" calcext:value-type="float">
            <text:p>3.7739014486</text:p>
          </table:table-cell>
          <table:table-cell table:formula="of:=([.A268]-99.19)^2" office:value-type="float" office:value="45.0240999999999" calcext:value-type="float">
            <text:p>45.0241</text:p>
          </table:table-cell>
        </table:table-row>
        <table:table-row table:style-name="ro1">
          <table:table-cell office:value-type="float" office:value="92.588" calcext:value-type="float">
            <text:p>92.588</text:p>
          </table:table-cell>
          <table:table-cell office:value-type="float" office:value="92.6587524414063" calcext:value-type="float">
            <text:p>92.6587524414</text:p>
          </table:table-cell>
          <table:table-cell office:value-type="float" office:value="92.588" calcext:value-type="float">
            <text:p>92.588</text:p>
          </table:table-cell>
          <table:table-cell office:value-type="float" office:value="93.5105895996094" calcext:value-type="float">
            <text:p>93.5105895996</text:p>
          </table:table-cell>
          <table:table-cell/>
          <table:table-cell table:formula="of:=[.A269]-[.C269]" office:value-type="float" office:value="0" calcext:value-type="float">
            <text:p>0</text:p>
          </table:table-cell>
          <table:table-cell table:formula="of:=([.A269]-[.B269])^2" office:value-type="float" office:value="0.00500590796494571" calcext:value-type="float">
            <text:p>0.005005908</text:p>
          </table:table-cell>
          <table:table-cell table:formula="of:=([.C269]-[.D269])^2" office:value-type="float" office:value="0.851171569307398" calcext:value-type="float">
            <text:p>0.8511715693</text:p>
          </table:table-cell>
          <table:table-cell table:formula="of:=[.G269]-[.H269]" office:value-type="float" office:value="-0.846165661342453" calcext:value-type="float">
            <text:p>-0.8461656613</text:p>
          </table:table-cell>
          <table:table-cell table:formula="of:=([.A269]-(([.B269]+[.D269])/2))^2" office:value-type="float" office:value="0.246682102612278" calcext:value-type="float">
            <text:p>0.2466821026</text:p>
          </table:table-cell>
          <table:table-cell table:formula="of:=([.A269]-99.19)^2" office:value-type="float" office:value="43.5864040000001" calcext:value-type="float">
            <text:p>43.586404</text:p>
          </table:table-cell>
        </table:table-row>
        <table:table-row table:style-name="ro1">
          <table:table-cell office:value-type="float" office:value="92.59" calcext:value-type="float">
            <text:p>92.59</text:p>
          </table:table-cell>
          <table:table-cell office:value-type="float" office:value="94.7933883666992" calcext:value-type="float">
            <text:p>94.7933883667</text:p>
          </table:table-cell>
          <table:table-cell office:value-type="float" office:value="92.59" calcext:value-type="float">
            <text:p>92.59</text:p>
          </table:table-cell>
          <table:table-cell office:value-type="float" office:value="95.4711608886719" calcext:value-type="float">
            <text:p>95.4711608887</text:p>
          </table:table-cell>
          <table:table-cell/>
          <table:table-cell table:formula="of:=[.A270]-[.C270]" office:value-type="float" office:value="0" calcext:value-type="float">
            <text:p>0</text:p>
          </table:table-cell>
          <table:table-cell table:formula="of:=([.A270]-[.B270])^2" office:value-type="float" office:value="4.85492029450544" calcext:value-type="float">
            <text:p>4.8549202945</text:p>
          </table:table-cell>
          <table:table-cell table:formula="of:=([.C270]-[.D270])^2" office:value-type="float" office:value="8.30108806641249" calcext:value-type="float">
            <text:p>8.3010880664</text:p>
          </table:table-cell>
          <table:table-cell table:formula="of:=[.G270]-[.H270]" office:value-type="float" office:value="-3.44616777190705" calcext:value-type="float">
            <text:p>-3.4461677719</text:p>
          </table:table-cell>
          <table:table-cell table:formula="of:=([.A270]-(([.B270]+[.D270])/2))^2" office:value-type="float" office:value="6.46316028257367" calcext:value-type="float">
            <text:p>6.4631602826</text:p>
          </table:table-cell>
          <table:table-cell table:formula="of:=([.A270]-99.19)^2" office:value-type="float" office:value="43.5599999999999" calcext:value-type="float">
            <text:p>43.56</text:p>
          </table:table-cell>
        </table:table-row>
        <table:table-row table:style-name="ro1">
          <table:table-cell office:value-type="float" office:value="92.62" calcext:value-type="float">
            <text:p>92.62</text:p>
          </table:table-cell>
          <table:table-cell office:value-type="float" office:value="94.632568359375" calcext:value-type="float">
            <text:p>94.6325683594</text:p>
          </table:table-cell>
          <table:table-cell office:value-type="float" office:value="92.62" calcext:value-type="float">
            <text:p>92.62</text:p>
          </table:table-cell>
          <table:table-cell office:value-type="float" office:value="94.7355041503906" calcext:value-type="float">
            <text:p>94.7355041504</text:p>
          </table:table-cell>
          <table:table-cell/>
          <table:table-cell table:formula="of:=[.A271]-[.C271]" office:value-type="float" office:value="0" calcext:value-type="float">
            <text:p>0</text:p>
          </table:table-cell>
          <table:table-cell table:formula="of:=([.A271]-[.B271])^2" office:value-type="float" office:value="4.05043140115736" calcext:value-type="float">
            <text:p>4.0504314012</text:p>
          </table:table-cell>
          <table:table-cell table:formula="of:=([.C271]-[.D271])^2" office:value-type="float" office:value="4.47535781031994" calcext:value-type="float">
            <text:p>4.4753578103</text:p>
          </table:table-cell>
          <table:table-cell table:formula="of:=[.G271]-[.H271]" office:value-type="float" office:value="-0.42492640916258" calcext:value-type="float">
            <text:p>-0.4249264092</text:p>
          </table:table-cell>
          <table:table-cell table:formula="of:=([.A271]-(([.B271]+[.D271])/2))^2" office:value-type="float" office:value="4.26024566147065" calcext:value-type="float">
            <text:p>4.2602456615</text:p>
          </table:table-cell>
          <table:table-cell table:formula="of:=([.A271]-99.19)^2" office:value-type="float" office:value="43.1648999999999" calcext:value-type="float">
            <text:p>43.1649</text:p>
          </table:table-cell>
        </table:table-row>
        <table:table-row table:style-name="ro1">
          <table:table-cell office:value-type="float" office:value="92.63" calcext:value-type="float">
            <text:p>92.63</text:p>
          </table:table-cell>
          <table:table-cell office:value-type="float" office:value="93.4982147216797" calcext:value-type="float">
            <text:p>93.4982147217</text:p>
          </table:table-cell>
          <table:table-cell office:value-type="float" office:value="92.63" calcext:value-type="float">
            <text:p>92.63</text:p>
          </table:table-cell>
          <table:table-cell office:value-type="float" office:value="93.0538024902344" calcext:value-type="float">
            <text:p>93.0538024902</text:p>
          </table:table-cell>
          <table:table-cell/>
          <table:table-cell table:formula="of:=[.A272]-[.C272]" office:value-type="float" office:value="0" calcext:value-type="float">
            <text:p>0</text:p>
          </table:table-cell>
          <table:table-cell table:formula="of:=([.A272]-[.B272])^2" office:value-type="float" office:value="0.753796802941345" calcext:value-type="float">
            <text:p>0.7537968029</text:p>
          </table:table-cell>
          <table:table-cell table:formula="of:=([.C272]-[.D272])^2" office:value-type="float" office:value="0.179608550728861" calcext:value-type="float">
            <text:p>0.1796085507</text:p>
          </table:table-cell>
          <table:table-cell table:formula="of:=[.G272]-[.H272]" office:value-type="float" office:value="0.574188252212484" calcext:value-type="float">
            <text:p>0.5741882522</text:p>
          </table:table-cell>
          <table:table-cell table:formula="of:=([.A272]-(([.B272]+[.D272])/2))^2" office:value-type="float" office:value="0.417327118970553" calcext:value-type="float">
            <text:p>0.417327119</text:p>
          </table:table-cell>
          <table:table-cell table:formula="of:=([.A272]-99.19)^2" office:value-type="float" office:value="43.0336" calcext:value-type="float">
            <text:p>43.0336</text:p>
          </table:table-cell>
        </table:table-row>
        <table:table-row table:style-name="ro1">
          <table:table-cell office:value-type="float" office:value="92.64" calcext:value-type="float">
            <text:p>92.64</text:p>
          </table:table-cell>
          <table:table-cell office:value-type="float" office:value="95.2519378662109" calcext:value-type="float">
            <text:p>95.2519378662</text:p>
          </table:table-cell>
          <table:table-cell office:value-type="float" office:value="92.64" calcext:value-type="float">
            <text:p>92.64</text:p>
          </table:table-cell>
          <table:table-cell office:value-type="float" office:value="94.8222351074219" calcext:value-type="float">
            <text:p>94.8222351074</text:p>
          </table:table-cell>
          <table:table-cell/>
          <table:table-cell table:formula="of:=[.A273]-[.C273]" office:value-type="float" office:value="0" calcext:value-type="float">
            <text:p>0</text:p>
          </table:table-cell>
          <table:table-cell table:formula="of:=([.A273]-[.B273])^2" office:value-type="float" office:value="6.82221941694654" calcext:value-type="float">
            <text:p>6.8222194169</text:p>
          </table:table-cell>
          <table:table-cell table:formula="of:=([.C273]-[.D273])^2" office:value-type="float" office:value="4.76215006406456" calcext:value-type="float">
            <text:p>4.7621500641</text:p>
          </table:table-cell>
          <table:table-cell table:formula="of:=[.G273]-[.H273]" office:value-type="float" office:value="2.06006935288198" calcext:value-type="float">
            <text:p>2.0600693529</text:p>
          </table:table-cell>
          <table:table-cell table:formula="of:=([.A273]-(([.B273]+[.D273])/2))^2" office:value-type="float" office:value="5.74602362527782" calcext:value-type="float">
            <text:p>5.7460236253</text:p>
          </table:table-cell>
          <table:table-cell table:formula="of:=([.A273]-99.19)^2" office:value-type="float" office:value="42.9025" calcext:value-type="float">
            <text:p>42.9025</text:p>
          </table:table-cell>
        </table:table-row>
        <table:table-row table:style-name="ro1">
          <table:table-cell office:value-type="float" office:value="92.645" calcext:value-type="float">
            <text:p>92.645</text:p>
          </table:table-cell>
          <table:table-cell office:value-type="float" office:value="92.2443313598633" calcext:value-type="float">
            <text:p>92.2443313599</text:p>
          </table:table-cell>
          <table:table-cell office:value-type="float" office:value="92.645" calcext:value-type="float">
            <text:p>92.645</text:p>
          </table:table-cell>
          <table:table-cell office:value-type="float" office:value="93.9007339477539" calcext:value-type="float">
            <text:p>93.9007339478</text:p>
          </table:table-cell>
          <table:table-cell/>
          <table:table-cell table:formula="of:=[.A274]-[.C274]" office:value-type="float" office:value="0" calcext:value-type="float">
            <text:p>0</text:p>
          </table:table-cell>
          <table:table-cell table:formula="of:=([.A274]-[.B274])^2" office:value-type="float" office:value="0.160535359189004" calcext:value-type="float">
            <text:p>0.1605353592</text:p>
          </table:table-cell>
          <table:table-cell table:formula="of:=([.C274]-[.D274])^2" office:value-type="float" office:value="1.57686774754162" calcext:value-type="float">
            <text:p>1.5768677475</text:p>
          </table:table-cell>
          <table:table-cell table:formula="of:=[.G274]-[.H274]" office:value-type="float" office:value="-1.41633238835262" calcext:value-type="float">
            <text:p>-1.4163323884</text:p>
          </table:table-cell>
          <table:table-cell table:formula="of:=([.A274]-(([.B274]+[.D274])/2))^2" office:value-type="float" office:value="0.182784170072622" calcext:value-type="float">
            <text:p>0.1827841701</text:p>
          </table:table-cell>
          <table:table-cell table:formula="of:=([.A274]-99.19)^2" office:value-type="float" office:value="42.837025" calcext:value-type="float">
            <text:p>42.837025</text:p>
          </table:table-cell>
        </table:table-row>
        <table:table-row table:style-name="ro1">
          <table:table-cell office:value-type="float" office:value="92.65" calcext:value-type="float">
            <text:p>92.65</text:p>
          </table:table-cell>
          <table:table-cell office:value-type="float" office:value="93.7409286499024" calcext:value-type="float">
            <text:p>93.7409286499</text:p>
          </table:table-cell>
          <table:table-cell office:value-type="float" office:value="92.65" calcext:value-type="float">
            <text:p>92.65</text:p>
          </table:table-cell>
          <table:table-cell office:value-type="float" office:value="92.7080459594727" calcext:value-type="float">
            <text:p>92.7080459595</text:p>
          </table:table-cell>
          <table:table-cell/>
          <table:table-cell table:formula="of:=[.A275]-[.C275]" office:value-type="float" office:value="0" calcext:value-type="float">
            <text:p>0</text:p>
          </table:table-cell>
          <table:table-cell table:formula="of:=([.A275]-[.B275])^2" office:value-type="float" office:value="1.19012531917774" calcext:value-type="float">
            <text:p>1.1901253192</text:p>
          </table:table-cell>
          <table:table-cell table:formula="of:=([.C275]-[.D275])^2" office:value-type="float" office:value="0.00336933341110059" calcext:value-type="float">
            <text:p>0.0033693334</text:p>
          </table:table-cell>
          <table:table-cell table:formula="of:=[.G275]-[.H275]" office:value-type="float" office:value="1.18675598576664" calcext:value-type="float">
            <text:p>1.1867559858</text:p>
          </table:table-cell>
          <table:table-cell table:formula="of:=([.A275]-(([.B275]+[.D275])/2))^2" office:value-type="float" office:value="0.330035663247102" calcext:value-type="float">
            <text:p>0.3300356632</text:p>
          </table:table-cell>
          <table:table-cell table:formula="of:=([.A275]-99.19)^2" office:value-type="float" office:value="42.7715999999999" calcext:value-type="float">
            <text:p>42.7716</text:p>
          </table:table-cell>
        </table:table-row>
        <table:table-row table:style-name="ro1">
          <table:table-cell office:value-type="float" office:value="92.65" calcext:value-type="float">
            <text:p>92.65</text:p>
          </table:table-cell>
          <table:table-cell office:value-type="float" office:value="93.8672714233399" calcext:value-type="float">
            <text:p>93.8672714233</text:p>
          </table:table-cell>
          <table:table-cell office:value-type="float" office:value="92.65" calcext:value-type="float">
            <text:p>92.65</text:p>
          </table:table-cell>
          <table:table-cell office:value-type="float" office:value="94.3354644775391" calcext:value-type="float">
            <text:p>94.3354644775</text:p>
          </table:table-cell>
          <table:table-cell/>
          <table:table-cell table:formula="of:=[.A276]-[.C276]" office:value-type="float" office:value="0" calcext:value-type="float">
            <text:p>0</text:p>
          </table:table-cell>
          <table:table-cell table:formula="of:=([.A276]-[.B276])^2" office:value-type="float" office:value="1.4817497180798" calcext:value-type="float">
            <text:p>1.4817497181</text:p>
          </table:table-cell>
          <table:table-cell table:formula="of:=([.C276]-[.D276])^2" office:value-type="float" office:value="2.84079050504601" calcext:value-type="float">
            <text:p>2.840790505</text:p>
          </table:table-cell>
          <table:table-cell table:formula="of:=[.G276]-[.H276]" office:value-type="float" office:value="-1.35904078696621" calcext:value-type="float">
            <text:p>-1.359040787</text:p>
          </table:table-cell>
          <table:table-cell table:formula="of:=([.A276]-(([.B276]+[.D276])/2))^2" office:value-type="float" office:value="2.1064689275628" calcext:value-type="float">
            <text:p>2.1064689276</text:p>
          </table:table-cell>
          <table:table-cell table:formula="of:=([.A276]-99.19)^2" office:value-type="float" office:value="42.7715999999999" calcext:value-type="float">
            <text:p>42.7716</text:p>
          </table:table-cell>
        </table:table-row>
        <table:table-row table:style-name="ro1">
          <table:table-cell office:value-type="float" office:value="92.66" calcext:value-type="float">
            <text:p>92.66</text:p>
          </table:table-cell>
          <table:table-cell office:value-type="float" office:value="92.2619171142578" calcext:value-type="float">
            <text:p>92.2619171143</text:p>
          </table:table-cell>
          <table:table-cell office:value-type="float" office:value="92.66" calcext:value-type="float">
            <text:p>92.66</text:p>
          </table:table-cell>
          <table:table-cell office:value-type="float" office:value="90.3566207885742" calcext:value-type="float">
            <text:p>90.3566207886</text:p>
          </table:table-cell>
          <table:table-cell/>
          <table:table-cell table:formula="of:=[.A277]-[.C277]" office:value-type="float" office:value="0" calcext:value-type="float">
            <text:p>0</text:p>
          </table:table-cell>
          <table:table-cell table:formula="of:=([.A277]-[.B277])^2" office:value-type="float" office:value="0.158469983920825" calcext:value-type="float">
            <text:p>0.1584699839</text:p>
          </table:table-cell>
          <table:table-cell table:formula="of:=([.C277]-[.D277])^2" office:value-type="float" office:value="5.30555579162844" calcext:value-type="float">
            <text:p>5.3055557916</text:p>
          </table:table-cell>
          <table:table-cell table:formula="of:=[.G277]-[.H277]" office:value-type="float" office:value="-5.14708580770761" calcext:value-type="float">
            <text:p>-5.1470858077</text:p>
          </table:table-cell>
          <table:table-cell table:formula="of:=([.A277]-(([.B277]+[.D277])/2))^2" office:value-type="float" office:value="1.82447436560878" calcext:value-type="float">
            <text:p>1.8244743656</text:p>
          </table:table-cell>
          <table:table-cell table:formula="of:=([.A277]-99.19)^2" office:value-type="float" office:value="42.6409" calcext:value-type="float">
            <text:p>42.6409</text:p>
          </table:table-cell>
        </table:table-row>
        <table:table-row table:style-name="ro1">
          <table:table-cell office:value-type="float" office:value="92.79" calcext:value-type="float">
            <text:p>92.79</text:p>
          </table:table-cell>
          <table:table-cell office:value-type="float" office:value="94.3446578979492" calcext:value-type="float">
            <text:p>94.3446578979</text:p>
          </table:table-cell>
          <table:table-cell office:value-type="float" office:value="92.79" calcext:value-type="float">
            <text:p>92.79</text:p>
          </table:table-cell>
          <table:table-cell office:value-type="float" office:value="98.6962509155273" calcext:value-type="float">
            <text:p>98.6962509155</text:p>
          </table:table-cell>
          <table:table-cell/>
          <table:table-cell table:formula="of:=[.A278]-[.C278]" office:value-type="float" office:value="0" calcext:value-type="float">
            <text:p>0</text:p>
          </table:table-cell>
          <table:table-cell table:formula="of:=([.A278]-[.B278])^2" office:value-type="float" office:value="2.41696117965586" calcext:value-type="float">
            <text:p>2.4169611797</text:p>
          </table:table-cell>
          <table:table-cell table:formula="of:=([.C278]-[.D278])^2" office:value-type="float" office:value="34.8837998771675" calcext:value-type="float">
            <text:p>34.8837998772</text:p>
          </table:table-cell>
          <table:table-cell table:formula="of:=[.G278]-[.H278]" office:value-type="float" office:value="-32.4668386975116" calcext:value-type="float">
            <text:p>-32.4668386975</text:p>
          </table:table-cell>
          <table:table-cell table:formula="of:=([.A278]-(([.B278]+[.D278])/2))^2" office:value-type="float" office:value="13.916290080753" calcext:value-type="float">
            <text:p>13.9162900808</text:p>
          </table:table-cell>
          <table:table-cell table:formula="of:=([.A278]-99.19)^2" office:value-type="float" office:value="40.9599999999999" calcext:value-type="float">
            <text:p>40.96</text:p>
          </table:table-cell>
        </table:table-row>
        <table:table-row table:style-name="ro1">
          <table:table-cell office:value-type="float" office:value="92.79" calcext:value-type="float">
            <text:p>92.79</text:p>
          </table:table-cell>
          <table:table-cell office:value-type="float" office:value="94.0075073242187" calcext:value-type="float">
            <text:p>94.0075073242</text:p>
          </table:table-cell>
          <table:table-cell office:value-type="float" office:value="92.79" calcext:value-type="float">
            <text:p>92.79</text:p>
          </table:table-cell>
          <table:table-cell office:value-type="float" office:value="95.3626708984375" calcext:value-type="float">
            <text:p>95.3626708984</text:p>
          </table:table-cell>
          <table:table-cell/>
          <table:table-cell table:formula="of:=[.A279]-[.C279]" office:value-type="float" office:value="0" calcext:value-type="float">
            <text:p>0</text:p>
          </table:table-cell>
          <table:table-cell table:formula="of:=([.A279]-[.B279])^2" office:value-type="float" office:value="1.48232408452629" calcext:value-type="float">
            <text:p>1.4823240845</text:p>
          </table:table-cell>
          <table:table-cell table:formula="of:=([.C279]-[.D279])^2" office:value-type="float" office:value="6.61863555166718" calcext:value-type="float">
            <text:p>6.6186355517</text:p>
          </table:table-cell>
          <table:table-cell table:formula="of:=[.G279]-[.H279]" office:value-type="float" office:value="-5.1363114671409" calcext:value-type="float">
            <text:p>-5.1363114671</text:p>
          </table:table-cell>
          <table:table-cell table:formula="of:=([.A279]-(([.B279]+[.D279])/2))^2" office:value-type="float" office:value="3.5913627398744" calcext:value-type="float">
            <text:p>3.5913627399</text:p>
          </table:table-cell>
          <table:table-cell table:formula="of:=([.A279]-99.19)^2" office:value-type="float" office:value="40.9599999999999" calcext:value-type="float">
            <text:p>40.96</text:p>
          </table:table-cell>
        </table:table-row>
        <table:table-row table:style-name="ro1">
          <table:table-cell office:value-type="float" office:value="92.81" calcext:value-type="float">
            <text:p>92.81</text:p>
          </table:table-cell>
          <table:table-cell office:value-type="float" office:value="92.8455200195313" calcext:value-type="float">
            <text:p>92.8455200195</text:p>
          </table:table-cell>
          <table:table-cell office:value-type="float" office:value="92.81" calcext:value-type="float">
            <text:p>92.81</text:p>
          </table:table-cell>
          <table:table-cell office:value-type="float" office:value="99.4857177734375" calcext:value-type="float">
            <text:p>99.4857177734</text:p>
          </table:table-cell>
          <table:table-cell/>
          <table:table-cell table:formula="of:=[.A280]-[.C280]" office:value-type="float" office:value="0" calcext:value-type="float">
            <text:p>0</text:p>
          </table:table-cell>
          <table:table-cell table:formula="of:=([.A280]-[.B280])^2" office:value-type="float" office:value="0.00126167178750022" calcext:value-type="float">
            <text:p>0.0012616718</text:p>
          </table:table-cell>
          <table:table-cell table:formula="of:=([.C280]-[.D280])^2" office:value-type="float" office:value="44.5652077905893" calcext:value-type="float">
            <text:p>44.5652077906</text:p>
          </table:table-cell>
          <table:table-cell table:formula="of:=[.G280]-[.H280]" office:value-type="float" office:value="-44.5639461188018" calcext:value-type="float">
            <text:p>-44.5639461188</text:p>
          </table:table-cell>
          <table:table-cell table:formula="of:=([.A280]-(([.B280]+[.D280])/2))^2" office:value-type="float" office:value="11.260178178443" calcext:value-type="float">
            <text:p>11.2601781784</text:p>
          </table:table-cell>
          <table:table-cell table:formula="of:=([.A280]-99.19)^2" office:value-type="float" office:value="40.7043999999999" calcext:value-type="float">
            <text:p>40.7044</text:p>
          </table:table-cell>
        </table:table-row>
        <table:table-row table:style-name="ro1">
          <table:table-cell office:value-type="float" office:value="92.83" calcext:value-type="float">
            <text:p>92.83</text:p>
          </table:table-cell>
          <table:table-cell office:value-type="float" office:value="93.836181640625" calcext:value-type="float">
            <text:p>93.8361816406</text:p>
          </table:table-cell>
          <table:table-cell office:value-type="float" office:value="92.83" calcext:value-type="float">
            <text:p>92.83</text:p>
          </table:table-cell>
          <table:table-cell office:value-type="float" office:value="94.5711212158203" calcext:value-type="float">
            <text:p>94.5711212158</text:p>
          </table:table-cell>
          <table:table-cell/>
          <table:table-cell table:formula="of:=[.A281]-[.C281]" office:value-type="float" office:value="0" calcext:value-type="float">
            <text:p>0</text:p>
          </table:table-cell>
          <table:table-cell table:formula="of:=([.A281]-[.B281])^2" office:value-type="float" office:value="1.01240149393082" calcext:value-type="float">
            <text:p>1.0124014939</text:p>
          </table:table-cell>
          <table:table-cell table:formula="of:=([.C281]-[.D281])^2" office:value-type="float" office:value="3.03150308817961" calcext:value-type="float">
            <text:p>3.0315030882</text:p>
          </table:table-cell>
          <table:table-cell table:formula="of:=[.G281]-[.H281]" office:value-type="float" office:value="-2.01910159424879" calcext:value-type="float">
            <text:p>-2.0191015942</text:p>
          </table:table-cell>
          <table:table-cell table:formula="of:=([.A281]-(([.B281]+[.D281])/2))^2" office:value-type="float" office:value="1.88691824625815" calcext:value-type="float">
            <text:p>1.8869182463</text:p>
          </table:table-cell>
          <table:table-cell table:formula="of:=([.A281]-99.19)^2" office:value-type="float" office:value="40.4496" calcext:value-type="float">
            <text:p>40.4496</text:p>
          </table:table-cell>
        </table:table-row>
        <table:table-row table:style-name="ro1">
          <table:table-cell office:value-type="float" office:value="92.89" calcext:value-type="float">
            <text:p>92.89</text:p>
          </table:table-cell>
          <table:table-cell office:value-type="float" office:value="94.791748046875" calcext:value-type="float">
            <text:p>94.7917480469</text:p>
          </table:table-cell>
          <table:table-cell office:value-type="float" office:value="92.89" calcext:value-type="float">
            <text:p>92.89</text:p>
          </table:table-cell>
          <table:table-cell office:value-type="float" office:value="94.7482147216797" calcext:value-type="float">
            <text:p>94.7482147217</text:p>
          </table:table-cell>
          <table:table-cell/>
          <table:table-cell table:formula="of:=[.A282]-[.C282]" office:value-type="float" office:value="0" calcext:value-type="float">
            <text:p>0</text:p>
          </table:table-cell>
          <table:table-cell table:formula="of:=([.A282]-[.B282])^2" office:value-type="float" office:value="3.61664563379288" calcext:value-type="float">
            <text:p>3.6166456338</text:p>
          </table:table-cell>
          <table:table-cell table:formula="of:=([.C282]-[.D282])^2" office:value-type="float" office:value="3.45296195186712" calcext:value-type="float">
            <text:p>3.4529619519</text:p>
          </table:table-cell>
          <table:table-cell table:formula="of:=[.G282]-[.H282]" office:value-type="float" office:value="0.163683681925759" calcext:value-type="float">
            <text:p>0.1636836819</text:p>
          </table:table-cell>
          <table:table-cell table:formula="of:=([.A282]-(([.B282]+[.D282])/2))^2" office:value-type="float" office:value="3.53433000522936" calcext:value-type="float">
            <text:p>3.5343300052</text:p>
          </table:table-cell>
          <table:table-cell table:formula="of:=([.A282]-99.19)^2" office:value-type="float" office:value="39.69" calcext:value-type="float">
            <text:p>39.69</text:p>
          </table:table-cell>
        </table:table-row>
        <table:table-row table:style-name="ro1">
          <table:table-cell office:value-type="float" office:value="92.9" calcext:value-type="float">
            <text:p>92.9</text:p>
          </table:table-cell>
          <table:table-cell office:value-type="float" office:value="93.8656311035156" calcext:value-type="float">
            <text:p>93.8656311035</text:p>
          </table:table-cell>
          <table:table-cell office:value-type="float" office:value="92.9" calcext:value-type="float">
            <text:p>92.9</text:p>
          </table:table-cell>
          <table:table-cell office:value-type="float" office:value="94.3172760009766" calcext:value-type="float">
            <text:p>94.317276001</text:p>
          </table:table-cell>
          <table:table-cell/>
          <table:table-cell table:formula="of:=[.A283]-[.C283]" office:value-type="float" office:value="0" calcext:value-type="float">
            <text:p>0</text:p>
          </table:table-cell>
          <table:table-cell table:formula="of:=([.A283]-[.B283])^2" office:value-type="float" office:value="0.932443428076793" calcext:value-type="float">
            <text:p>0.9324434281</text:p>
          </table:table-cell>
          <table:table-cell table:formula="of:=([.C283]-[.D283])^2" office:value-type="float" office:value="2.0086712629441" calcext:value-type="float">
            <text:p>2.0086712629</text:p>
          </table:table-cell>
          <table:table-cell table:formula="of:=[.G283]-[.H283]" office:value-type="float" office:value="-1.07622783486731" calcext:value-type="float">
            <text:p>-1.0762278349</text:p>
          </table:table-cell>
          <table:table-cell table:formula="of:=([.A283]-(([.B283]+[.D283])/2))^2" office:value-type="float" office:value="1.41956156715982" calcext:value-type="float">
            <text:p>1.4195615672</text:p>
          </table:table-cell>
          <table:table-cell table:formula="of:=([.A283]-99.19)^2" office:value-type="float" office:value="39.5640999999999" calcext:value-type="float">
            <text:p>39.5641</text:p>
          </table:table-cell>
        </table:table-row>
        <table:table-row table:style-name="ro1">
          <table:table-cell office:value-type="float" office:value="92.97" calcext:value-type="float">
            <text:p>92.97</text:p>
          </table:table-cell>
          <table:table-cell office:value-type="float" office:value="100.837615966797" calcext:value-type="float">
            <text:p>100.8376159668</text:p>
          </table:table-cell>
          <table:table-cell office:value-type="float" office:value="92.97" calcext:value-type="float">
            <text:p>92.97</text:p>
          </table:table-cell>
          <table:table-cell office:value-type="float" office:value="104.584541320801" calcext:value-type="float">
            <text:p>104.5845413208</text:p>
          </table:table-cell>
          <table:table-cell/>
          <table:table-cell table:formula="of:=[.A284]-[.C284]" office:value-type="float" office:value="0" calcext:value-type="float">
            <text:p>0</text:p>
          </table:table-cell>
          <table:table-cell table:formula="of:=([.A284]-[.B284])^2" office:value-type="float" office:value="61.8993810009972" calcext:value-type="float">
            <text:p>61.899381001</text:p>
          </table:table-cell>
          <table:table-cell table:formula="of:=([.C284]-[.D284])^2" office:value-type="float" office:value="134.897570092589" calcext:value-type="float">
            <text:p>134.8975700926</text:p>
          </table:table-cell>
          <table:table-cell table:formula="of:=[.G284]-[.H284]" office:value-type="float" office:value="-72.9981890915916" calcext:value-type="float">
            <text:p>-72.9981890916</text:p>
          </table:table-cell>
          <table:table-cell table:formula="of:=([.A284]-(([.B284]+[.D284])/2))^2" office:value-type="float" office:value="94.8886131446736" calcext:value-type="float">
            <text:p>94.8886131447</text:p>
          </table:table-cell>
          <table:table-cell table:formula="of:=([.A284]-99.19)^2" office:value-type="float" office:value="38.6884" calcext:value-type="float">
            <text:p>38.6884</text:p>
          </table:table-cell>
        </table:table-row>
        <table:table-row table:style-name="ro1">
          <table:table-cell office:value-type="float" office:value="92.99" calcext:value-type="float">
            <text:p>92.99</text:p>
          </table:table-cell>
          <table:table-cell office:value-type="float" office:value="93.7877807617187" calcext:value-type="float">
            <text:p>93.7877807617</text:p>
          </table:table-cell>
          <table:table-cell office:value-type="float" office:value="92.99" calcext:value-type="float">
            <text:p>92.99</text:p>
          </table:table-cell>
          <table:table-cell office:value-type="float" office:value="96.8195343017578" calcext:value-type="float">
            <text:p>96.8195343018</text:p>
          </table:table-cell>
          <table:table-cell/>
          <table:table-cell table:formula="of:=[.A285]-[.C285]" office:value-type="float" office:value="0" calcext:value-type="float">
            <text:p>0</text:p>
          </table:table-cell>
          <table:table-cell table:formula="of:=([.A285]-[.B285])^2" office:value-type="float" office:value="0.636454143768557" calcext:value-type="float">
            <text:p>0.6364541438</text:p>
          </table:table-cell>
          <table:table-cell table:formula="of:=([.C285]-[.D285])^2" office:value-type="float" office:value="14.6653329683397" calcext:value-type="float">
            <text:p>14.6653329683</text:p>
          </table:table-cell>
          <table:table-cell table:formula="of:=[.G285]-[.H285]" office:value-type="float" office:value="-14.0288788245712" calcext:value-type="float">
            <text:p>-14.0288788246</text:p>
          </table:table-cell>
          <table:table-cell table:formula="of:=([.A285]-(([.B285]+[.D285])/2))^2" office:value-type="float" office:value="5.3530111741693" calcext:value-type="float">
            <text:p>5.3530111742</text:p>
          </table:table-cell>
          <table:table-cell table:formula="of:=([.A285]-99.19)^2" office:value-type="float" office:value="38.44" calcext:value-type="float">
            <text:p>38.44</text:p>
          </table:table-cell>
        </table:table-row>
        <table:table-row table:style-name="ro1">
          <table:table-cell office:value-type="float" office:value="93.15" calcext:value-type="float">
            <text:p>93.15</text:p>
          </table:table-cell>
          <table:table-cell office:value-type="float" office:value="93.836181640625" calcext:value-type="float">
            <text:p>93.8361816406</text:p>
          </table:table-cell>
          <table:table-cell office:value-type="float" office:value="93.15" calcext:value-type="float">
            <text:p>93.15</text:p>
          </table:table-cell>
          <table:table-cell office:value-type="float" office:value="93.8262329101562" calcext:value-type="float">
            <text:p>93.8262329102</text:p>
          </table:table-cell>
          <table:table-cell/>
          <table:table-cell table:formula="of:=[.A286]-[.C286]" office:value-type="float" office:value="0" calcext:value-type="float">
            <text:p>0</text:p>
          </table:table-cell>
          <table:table-cell table:formula="of:=([.A286]-[.B286])^2" office:value-type="float" office:value="0.470845243930809" calcext:value-type="float">
            <text:p>0.4708452439</text:p>
          </table:table-cell>
          <table:table-cell table:formula="of:=([.C286]-[.D286])^2" office:value-type="float" office:value="0.457290948778383" calcext:value-type="float">
            <text:p>0.4572909488</text:p>
          </table:table-cell>
          <table:table-cell table:formula="of:=[.G286]-[.H286]" office:value-type="float" office:value="0.0135542951524256" calcext:value-type="float">
            <text:p>0.0135542952</text:p>
          </table:table-cell>
          <table:table-cell table:formula="of:=([.A286]-(([.B286]+[.D286])/2))^2" office:value-type="float" office:value="0.464043352045111" calcext:value-type="float">
            <text:p>0.464043352</text:p>
          </table:table-cell>
          <table:table-cell table:formula="of:=([.A286]-99.19)^2" office:value-type="float" office:value="36.4815999999999" calcext:value-type="float">
            <text:p>36.4816</text:p>
          </table:table-cell>
        </table:table-row>
        <table:table-row table:style-name="ro1">
          <table:table-cell office:value-type="float" office:value="93.18" calcext:value-type="float">
            <text:p>93.18</text:p>
          </table:table-cell>
          <table:table-cell office:value-type="float" office:value="93.8453369140625" calcext:value-type="float">
            <text:p>93.8453369141</text:p>
          </table:table-cell>
          <table:table-cell office:value-type="float" office:value="93.18" calcext:value-type="float">
            <text:p>93.18</text:p>
          </table:table-cell>
          <table:table-cell office:value-type="float" office:value="94.4667358398437" calcext:value-type="float">
            <text:p>94.4667358398</text:p>
          </table:table-cell>
          <table:table-cell/>
          <table:table-cell table:formula="of:=[.A287]-[.C287]" office:value-type="float" office:value="0" calcext:value-type="float">
            <text:p>0</text:p>
          </table:table-cell>
          <table:table-cell table:formula="of:=([.A287]-[.B287])^2" office:value-type="float" office:value="0.442673209214201" calcext:value-type="float">
            <text:p>0.4426732092</text:p>
          </table:table-cell>
          <table:table-cell table:formula="of:=([.C287]-[.D287])^2" office:value-type="float" office:value="1.65568912153838" calcext:value-type="float">
            <text:p>1.6556891215</text:p>
          </table:table-cell>
          <table:table-cell table:formula="of:=[.G287]-[.H287]" office:value-type="float" office:value="-1.21301591232418" calcext:value-type="float">
            <text:p>-1.2130159123</text:p>
          </table:table-cell>
          <table:table-cell table:formula="of:=([.A287]-(([.B287]+[.D287])/2))^2" office:value-type="float" office:value="0.952647009135769" calcext:value-type="float">
            <text:p>0.9526470091</text:p>
          </table:table-cell>
          <table:table-cell table:formula="of:=([.A287]-99.19)^2" office:value-type="float" office:value="36.1200999999999" calcext:value-type="float">
            <text:p>36.1201</text:p>
          </table:table-cell>
        </table:table-row>
        <table:table-row table:style-name="ro1">
          <table:table-cell office:value-type="float" office:value="93.21" calcext:value-type="float">
            <text:p>93.21</text:p>
          </table:table-cell>
          <table:table-cell office:value-type="float" office:value="94.4997940063477" calcext:value-type="float">
            <text:p>94.4997940063</text:p>
          </table:table-cell>
          <table:table-cell office:value-type="float" office:value="93.21" calcext:value-type="float">
            <text:p>93.21</text:p>
          </table:table-cell>
          <table:table-cell office:value-type="float" office:value="94.3079681396484" calcext:value-type="float">
            <text:p>94.3079681396</text:p>
          </table:table-cell>
          <table:table-cell/>
          <table:table-cell table:formula="of:=[.A288]-[.C288]" office:value-type="float" office:value="0" calcext:value-type="float">
            <text:p>0</text:p>
          </table:table-cell>
          <table:table-cell table:formula="of:=([.A288]-[.B288])^2" office:value-type="float" office:value="1.66356857881035" calcext:value-type="float">
            <text:p>1.6635685788</text:p>
          </table:table-cell>
          <table:table-cell table:formula="of:=([.C288]-[.D288])^2" office:value-type="float" office:value="1.20553403568306" calcext:value-type="float">
            <text:p>1.2055340357</text:p>
          </table:table-cell>
          <table:table-cell table:formula="of:=[.G288]-[.H288]" office:value-type="float" office:value="0.45803454312729" calcext:value-type="float">
            <text:p>0.4580345431</text:p>
          </table:table-cell>
          <table:table-cell table:formula="of:=([.A288]-(([.B288]+[.D288])/2))^2" office:value-type="float" office:value="1.42535201646298" calcext:value-type="float">
            <text:p>1.4253520165</text:p>
          </table:table-cell>
          <table:table-cell table:formula="of:=([.A288]-99.19)^2" office:value-type="float" office:value="35.7604" calcext:value-type="float">
            <text:p>35.7604</text:p>
          </table:table-cell>
        </table:table-row>
        <table:table-row table:style-name="ro1">
          <table:table-cell office:value-type="float" office:value="93.38" calcext:value-type="float">
            <text:p>93.38</text:p>
          </table:table-cell>
          <table:table-cell office:value-type="float" office:value="93.9243087768555" calcext:value-type="float">
            <text:p>93.9243087769</text:p>
          </table:table-cell>
          <table:table-cell office:value-type="float" office:value="93.38" calcext:value-type="float">
            <text:p>93.38</text:p>
          </table:table-cell>
          <table:table-cell office:value-type="float" office:value="95.8382797241211" calcext:value-type="float">
            <text:p>95.8382797241</text:p>
          </table:table-cell>
          <table:table-cell/>
          <table:table-cell table:formula="of:=[.A289]-[.C289]" office:value-type="float" office:value="0" calcext:value-type="float">
            <text:p>0</text:p>
          </table:table-cell>
          <table:table-cell table:formula="of:=([.A289]-[.B289])^2" office:value-type="float" office:value="0.296272044561901" calcext:value-type="float">
            <text:p>0.2962720446</text:p>
          </table:table-cell>
          <table:table-cell table:formula="of:=([.C289]-[.D289])^2" office:value-type="float" office:value="6.0431392020249" calcext:value-type="float">
            <text:p>6.043139202</text:p>
          </table:table-cell>
          <table:table-cell table:formula="of:=[.G289]-[.H289]" office:value-type="float" office:value="-5.746867157463" calcext:value-type="float">
            <text:p>-5.7468671575</text:p>
          </table:table-cell>
          <table:table-cell table:formula="of:=([.A289]-(([.B289]+[.D289])/2))^2" office:value-type="float" office:value="2.25388442654918" calcext:value-type="float">
            <text:p>2.2538844265</text:p>
          </table:table-cell>
          <table:table-cell table:formula="of:=([.A289]-99.19)^2" office:value-type="float" office:value="33.7561" calcext:value-type="float">
            <text:p>33.7561</text:p>
          </table:table-cell>
        </table:table-row>
        <table:table-row table:style-name="ro1">
          <table:table-cell office:value-type="float" office:value="93.41" calcext:value-type="float">
            <text:p>93.41</text:p>
          </table:table-cell>
          <table:table-cell office:value-type="float" office:value="94.3955383300781" calcext:value-type="float">
            <text:p>94.3955383301</text:p>
          </table:table-cell>
          <table:table-cell office:value-type="float" office:value="93.41" calcext:value-type="float">
            <text:p>93.41</text:p>
          </table:table-cell>
          <table:table-cell office:value-type="float" office:value="95.0369873046875" calcext:value-type="float">
            <text:p>95.0369873047</text:p>
          </table:table-cell>
          <table:table-cell/>
          <table:table-cell table:formula="of:=[.A290]-[.C290]" office:value-type="float" office:value="0" calcext:value-type="float">
            <text:p>0</text:p>
          </table:table-cell>
          <table:table-cell table:formula="of:=([.A290]-[.B290])^2" office:value-type="float" office:value="0.971285800053186" calcext:value-type="float">
            <text:p>0.9712858001</text:p>
          </table:table-cell>
          <table:table-cell table:formula="of:=([.C290]-[.D290])^2" office:value-type="float" office:value="2.64708768961431" calcext:value-type="float">
            <text:p>2.6470876896</text:p>
          </table:table-cell>
          <table:table-cell table:formula="of:=[.G290]-[.H290]" office:value-type="float" office:value="-1.67580188956112" calcext:value-type="float">
            <text:p>-1.6758018896</text:p>
          </table:table-cell>
          <table:table-cell table:formula="of:=([.A290]-(([.B290]+[.D290])/2))^2" office:value-type="float" office:value="1.70632254807689" calcext:value-type="float">
            <text:p>1.7063225481</text:p>
          </table:table-cell>
          <table:table-cell table:formula="of:=([.A290]-99.19)^2" office:value-type="float" office:value="33.4084" calcext:value-type="float">
            <text:p>33.4084</text:p>
          </table:table-cell>
        </table:table-row>
        <table:table-row table:style-name="ro1">
          <table:table-cell office:value-type="float" office:value="93.43" calcext:value-type="float">
            <text:p>93.43</text:p>
          </table:table-cell>
          <table:table-cell office:value-type="float" office:value="94.6438903808594" calcext:value-type="float">
            <text:p>94.6438903809</text:p>
          </table:table-cell>
          <table:table-cell office:value-type="float" office:value="93.43" calcext:value-type="float">
            <text:p>93.43</text:p>
          </table:table-cell>
          <table:table-cell office:value-type="float" office:value="96.3316802978516" calcext:value-type="float">
            <text:p>96.3316802979</text:p>
          </table:table-cell>
          <table:table-cell/>
          <table:table-cell table:formula="of:=[.A291]-[.C291]" office:value-type="float" office:value="0" calcext:value-type="float">
            <text:p>0</text:p>
          </table:table-cell>
          <table:table-cell table:formula="of:=([.A291]-[.B291])^2" office:value-type="float" office:value="1.4735298567429" calcext:value-type="float">
            <text:p>1.4735298567</text:p>
          </table:table-cell>
          <table:table-cell table:formula="of:=([.C291]-[.D291])^2" office:value-type="float" office:value="8.41974855093989" calcext:value-type="float">
            <text:p>8.4197485509</text:p>
          </table:table-cell>
          <table:table-cell table:formula="of:=[.G291]-[.H291]" office:value-type="float" office:value="-6.94621869419699" calcext:value-type="float">
            <text:p>-6.9462186942</text:p>
          </table:table-cell>
          <table:table-cell table:formula="of:=([.A291]-(([.B291]+[.D291])/2))^2" office:value-type="float" office:value="4.23448050286627" calcext:value-type="float">
            <text:p>4.2344805029</text:p>
          </table:table-cell>
          <table:table-cell table:formula="of:=([.A291]-99.19)^2" office:value-type="float" office:value="33.1775999999999" calcext:value-type="float">
            <text:p>33.1776</text:p>
          </table:table-cell>
        </table:table-row>
        <table:table-row table:style-name="ro1">
          <table:table-cell office:value-type="float" office:value="93.45" calcext:value-type="float">
            <text:p>93.45</text:p>
          </table:table-cell>
          <table:table-cell office:value-type="float" office:value="94.0075073242187" calcext:value-type="float">
            <text:p>94.0075073242</text:p>
          </table:table-cell>
          <table:table-cell office:value-type="float" office:value="93.45" calcext:value-type="float">
            <text:p>93.45</text:p>
          </table:table-cell>
          <table:table-cell office:value-type="float" office:value="95.6584014892578" calcext:value-type="float">
            <text:p>95.6584014893</text:p>
          </table:table-cell>
          <table:table-cell/>
          <table:table-cell table:formula="of:=[.A292]-[.C292]" office:value-type="float" office:value="0" calcext:value-type="float">
            <text:p>0</text:p>
          </table:table-cell>
          <table:table-cell table:formula="of:=([.A292]-[.B292])^2" office:value-type="float" office:value="0.310814416557547" calcext:value-type="float">
            <text:p>0.3108144166</text:p>
          </table:table-cell>
          <table:table-cell table:formula="of:=([.C292]-[.D292])^2" office:value-type="float" office:value="4.87703713775611" calcext:value-type="float">
            <text:p>4.8770371378</text:p>
          </table:table-cell>
          <table:table-cell table:formula="of:=[.G292]-[.H292]" office:value-type="float" office:value="-4.56622272119856" calcext:value-type="float">
            <text:p>-4.5662227212</text:p>
          </table:table-cell>
          <table:table-cell table:formula="of:=([.A292]-(([.B292]+[.D292])/2))^2" office:value-type="float" office:value="1.91256289111682" calcext:value-type="float">
            <text:p>1.9125628911</text:p>
          </table:table-cell>
          <table:table-cell table:formula="of:=([.A292]-99.19)^2" office:value-type="float" office:value="32.9475999999999" calcext:value-type="float">
            <text:p>32.9476</text:p>
          </table:table-cell>
        </table:table-row>
        <table:table-row table:style-name="ro1">
          <table:table-cell office:value-type="float" office:value="93.47" calcext:value-type="float">
            <text:p>93.47</text:p>
          </table:table-cell>
          <table:table-cell office:value-type="float" office:value="94.7933883666992" calcext:value-type="float">
            <text:p>94.7933883667</text:p>
          </table:table-cell>
          <table:table-cell office:value-type="float" office:value="93.47" calcext:value-type="float">
            <text:p>93.47</text:p>
          </table:table-cell>
          <table:table-cell office:value-type="float" office:value="93.5498580932617" calcext:value-type="float">
            <text:p>93.5498580933</text:p>
          </table:table-cell>
          <table:table-cell/>
          <table:table-cell table:formula="of:=[.A293]-[.C293]" office:value-type="float" office:value="0" calcext:value-type="float">
            <text:p>0</text:p>
          </table:table-cell>
          <table:table-cell table:formula="of:=([.A293]-[.B293])^2" office:value-type="float" office:value="1.75135676911483" calcext:value-type="float">
            <text:p>1.7513567691</text:p>
          </table:table-cell>
          <table:table-cell table:formula="of:=([.C293]-[.D293])^2" office:value-type="float" office:value="0.00637731505939755" calcext:value-type="float">
            <text:p>0.0063773151</text:p>
          </table:table-cell>
          <table:table-cell table:formula="of:=[.G293]-[.H293]" office:value-type="float" office:value="1.74497945405543" calcext:value-type="float">
            <text:p>1.7449794541</text:p>
          </table:table-cell>
          <table:table-cell table:formula="of:=([.A293]-(([.B293]+[.D293])/2))^2" office:value-type="float" office:value="0.492275156848227" calcext:value-type="float">
            <text:p>0.4922751568</text:p>
          </table:table-cell>
          <table:table-cell table:formula="of:=([.A293]-99.19)^2" office:value-type="float" office:value="32.7184" calcext:value-type="float">
            <text:p>32.7184</text:p>
          </table:table-cell>
        </table:table-row>
        <table:table-row table:style-name="ro1">
          <table:table-cell office:value-type="float" office:value="93.48" calcext:value-type="float">
            <text:p>93.48</text:p>
          </table:table-cell>
          <table:table-cell office:value-type="float" office:value="94.0186309814453" calcext:value-type="float">
            <text:p>94.0186309814</text:p>
          </table:table-cell>
          <table:table-cell office:value-type="float" office:value="93.48" calcext:value-type="float">
            <text:p>93.48</text:p>
          </table:table-cell>
          <table:table-cell office:value-type="float" office:value="95.5584487915039" calcext:value-type="float">
            <text:p>95.5584487915</text:p>
          </table:table-cell>
          <table:table-cell/>
          <table:table-cell table:formula="of:=[.A294]-[.C294]" office:value-type="float" office:value="0" calcext:value-type="float">
            <text:p>0</text:p>
          </table:table-cell>
          <table:table-cell table:formula="of:=([.A294]-[.B294])^2" office:value-type="float" office:value="0.290123334172736" calcext:value-type="float">
            <text:p>0.2901233342</text:p>
          </table:table-cell>
          <table:table-cell table:formula="of:=([.C294]-[.D294])^2" office:value-type="float" office:value="4.31994937890403" calcext:value-type="float">
            <text:p>4.3199493789</text:p>
          </table:table-cell>
          <table:table-cell table:formula="of:=[.G294]-[.H294]" office:value-type="float" office:value="-4.0298260447313" calcext:value-type="float">
            <text:p>-4.0298260447</text:p>
          </table:table-cell>
          <table:table-cell table:formula="of:=([.A294]-(([.B294]+[.D294])/2))^2" office:value-type="float" office:value="1.71227663449497" calcext:value-type="float">
            <text:p>1.7122766345</text:p>
          </table:table-cell>
          <table:table-cell table:formula="of:=([.A294]-99.19)^2" office:value-type="float" office:value="32.6040999999999" calcext:value-type="float">
            <text:p>32.6041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91.1817398071289" calcext:value-type="float">
            <text:p>91.1817398071</text:p>
          </table:table-cell>
          <table:table-cell office:value-type="float" office:value="93.5" calcext:value-type="float">
            <text:p>93.5</text:p>
          </table:table-cell>
          <table:table-cell office:value-type="float" office:value="93.0002212524414" calcext:value-type="float">
            <text:p>93.0002212524</text:p>
          </table:table-cell>
          <table:table-cell/>
          <table:table-cell table:formula="of:=[.A295]-[.C295]" office:value-type="float" office:value="0" calcext:value-type="float">
            <text:p>0</text:p>
          </table:table-cell>
          <table:table-cell table:formula="of:=([.A295]-[.B295])^2" office:value-type="float" office:value="5.37433032185072" calcext:value-type="float">
            <text:p>5.3743303219</text:p>
          </table:table-cell>
          <table:table-cell table:formula="of:=([.C295]-[.D295])^2" office:value-type="float" office:value="0.249778796511237" calcext:value-type="float">
            <text:p>0.2497787965</text:p>
          </table:table-cell>
          <table:table-cell table:formula="of:=[.G295]-[.H295]" office:value-type="float" office:value="5.12455152533948" calcext:value-type="float">
            <text:p>5.1245515253</text:p>
          </table:table-cell>
          <table:table-cell table:formula="of:=([.A295]-(([.B295]+[.D295])/2))^2" office:value-type="float" office:value="1.98533586744452" calcext:value-type="float">
            <text:p>1.9853358674</text:p>
          </table:table-cell>
          <table:table-cell table:formula="of:=([.A295]-99.19)^2" office:value-type="float" office:value="32.3761" calcext:value-type="float">
            <text:p>32.3761</text:p>
          </table:table-cell>
        </table:table-row>
        <table:table-row table:style-name="ro1">
          <table:table-cell office:value-type="float" office:value="93.55" calcext:value-type="float">
            <text:p>93.55</text:p>
          </table:table-cell>
          <table:table-cell office:value-type="float" office:value="94.1816329956055" calcext:value-type="float">
            <text:p>94.1816329956</text:p>
          </table:table-cell>
          <table:table-cell office:value-type="float" office:value="93.55" calcext:value-type="float">
            <text:p>93.55</text:p>
          </table:table-cell>
          <table:table-cell office:value-type="float" office:value="92.7814102172852" calcext:value-type="float">
            <text:p>92.7814102173</text:p>
          </table:table-cell>
          <table:table-cell/>
          <table:table-cell table:formula="of:=[.A296]-[.C296]" office:value-type="float" office:value="0" calcext:value-type="float">
            <text:p>0</text:p>
          </table:table-cell>
          <table:table-cell table:formula="of:=([.A296]-[.B296])^2" office:value-type="float" office:value="0.398960241137542" calcext:value-type="float">
            <text:p>0.3989602411</text:p>
          </table:table-cell>
          <table:table-cell table:formula="of:=([.C296]-[.D296])^2" office:value-type="float" office:value="0.590730254093646" calcext:value-type="float">
            <text:p>0.5907302541</text:p>
          </table:table-cell>
          <table:table-cell table:formula="of:=[.G296]-[.H296]" office:value-type="float" office:value="-0.191770012956105" calcext:value-type="float">
            <text:p>-0.191770013</text:p>
          </table:table-cell>
          <table:table-cell table:formula="of:=([.A296]-(([.B296]+[.D296])/2))^2" office:value-type="float" office:value="0.00468929038383028" calcext:value-type="float">
            <text:p>0.0046892904</text:p>
          </table:table-cell>
          <table:table-cell table:formula="of:=([.A296]-99.19)^2" office:value-type="float" office:value="31.8096" calcext:value-type="float">
            <text:p>31.8096</text:p>
          </table:table-cell>
        </table:table-row>
        <table:table-row table:style-name="ro1">
          <table:table-cell office:value-type="float" office:value="93.59" calcext:value-type="float">
            <text:p>93.59</text:p>
          </table:table-cell>
          <table:table-cell office:value-type="float" office:value="94.3876495361328" calcext:value-type="float">
            <text:p>94.3876495361</text:p>
          </table:table-cell>
          <table:table-cell office:value-type="float" office:value="93.59" calcext:value-type="float">
            <text:p>93.59</text:p>
          </table:table-cell>
          <table:table-cell office:value-type="float" office:value="94.9905471801758" calcext:value-type="float">
            <text:p>94.9905471802</text:p>
          </table:table-cell>
          <table:table-cell/>
          <table:table-cell table:formula="of:=[.A297]-[.C297]" office:value-type="float" office:value="0" calcext:value-type="float">
            <text:p>0</text:p>
          </table:table-cell>
          <table:table-cell table:formula="of:=([.A297]-[.B297])^2" office:value-type="float" office:value="0.636244782492885" calcext:value-type="float">
            <text:p>0.6362447825</text:p>
          </table:table-cell>
          <table:table-cell table:formula="of:=([.C297]-[.D297])^2" office:value-type="float" office:value="1.96153240389832" calcext:value-type="float">
            <text:p>1.9615324039</text:p>
          </table:table-cell>
          <table:table-cell table:formula="of:=[.G297]-[.H297]" office:value-type="float" office:value="-1.32528762140544" calcext:value-type="float">
            <text:p>-1.3252876214</text:p>
          </table:table-cell>
          <table:table-cell table:formula="of:=([.A297]-(([.B297]+[.D297])/2))^2" office:value-type="float" office:value="1.20801720089746" calcext:value-type="float">
            <text:p>1.2080172009</text:p>
          </table:table-cell>
          <table:table-cell table:formula="of:=([.A297]-99.19)^2" office:value-type="float" office:value="31.3599999999999" calcext:value-type="float">
            <text:p>31.36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92.9130020141602" calcext:value-type="float">
            <text:p>92.9130020142</text:p>
          </table:table-cell>
          <table:table-cell office:value-type="float" office:value="93.6" calcext:value-type="float">
            <text:p>93.6</text:p>
          </table:table-cell>
          <table:table-cell office:value-type="float" office:value="89.5837173461914" calcext:value-type="float">
            <text:p>89.5837173462</text:p>
          </table:table-cell>
          <table:table-cell/>
          <table:table-cell table:formula="of:=[.A298]-[.C298]" office:value-type="float" office:value="0" calcext:value-type="float">
            <text:p>0</text:p>
          </table:table-cell>
          <table:table-cell table:formula="of:=([.A298]-[.B298])^2" office:value-type="float" office:value="0.471966232547994" calcext:value-type="float">
            <text:p>0.4719662325</text:p>
          </table:table-cell>
          <table:table-cell table:formula="of:=([.C298]-[.D298])^2" office:value-type="float" office:value="16.1305263552838" calcext:value-type="float">
            <text:p>16.1305263553</text:p>
          </table:table-cell>
          <table:table-cell table:formula="of:=[.G298]-[.H298]" office:value-type="float" office:value="-15.6585601227358" calcext:value-type="float">
            <text:p>-15.6585601227</text:p>
          </table:table-cell>
          <table:table-cell table:formula="of:=([.A298]-(([.B298]+[.D298])/2))^2" office:value-type="float" office:value="5.53021219382293" calcext:value-type="float">
            <text:p>5.5302121938</text:p>
          </table:table-cell>
          <table:table-cell table:formula="of:=([.A298]-99.19)^2" office:value-type="float" office:value="31.2481" calcext:value-type="float">
            <text:p>31.2481</text:p>
          </table:table-cell>
        </table:table-row>
        <table:table-row table:style-name="ro1">
          <table:table-cell office:value-type="float" office:value="93.64" calcext:value-type="float">
            <text:p>93.64</text:p>
          </table:table-cell>
          <table:table-cell office:value-type="float" office:value="93.3907852172852" calcext:value-type="float">
            <text:p>93.3907852173</text:p>
          </table:table-cell>
          <table:table-cell office:value-type="float" office:value="93.64" calcext:value-type="float">
            <text:p>93.64</text:p>
          </table:table-cell>
          <table:table-cell office:value-type="float" office:value="95.532585144043" calcext:value-type="float">
            <text:p>95.532585144</text:p>
          </table:table-cell>
          <table:table-cell/>
          <table:table-cell table:formula="of:=[.A299]-[.C299]" office:value-type="float" office:value="0" calcext:value-type="float">
            <text:p>0</text:p>
          </table:table-cell>
          <table:table-cell table:formula="of:=([.A299]-[.B299])^2" office:value-type="float" office:value="0.0621080079236071" calcext:value-type="float">
            <text:p>0.0621080079</text:p>
          </table:table-cell>
          <table:table-cell table:formula="of:=([.C299]-[.D299])^2" office:value-type="float" office:value="3.58187852745214" calcext:value-type="float">
            <text:p>3.5818785275</text:p>
          </table:table-cell>
          <table:table-cell table:formula="of:=[.G299]-[.H299]" office:value-type="float" office:value="-3.51977051952854" calcext:value-type="float">
            <text:p>-3.5197705195</text:p>
          </table:table-cell>
          <table:table-cell table:formula="of:=([.A299]-(([.B299]+[.D299])/2))^2" office:value-type="float" office:value="0.675166536122932" calcext:value-type="float">
            <text:p>0.6751665361</text:p>
          </table:table-cell>
          <table:table-cell table:formula="of:=([.A299]-99.19)^2" office:value-type="float" office:value="30.8025" calcext:value-type="float">
            <text:p>30.8025</text:p>
          </table:table-cell>
        </table:table-row>
        <table:table-row table:style-name="ro1">
          <table:table-cell office:value-type="float" office:value="93.71" calcext:value-type="float">
            <text:p>93.71</text:p>
          </table:table-cell>
          <table:table-cell office:value-type="float" office:value="93.4982147216797" calcext:value-type="float">
            <text:p>93.4982147217</text:p>
          </table:table-cell>
          <table:table-cell office:value-type="float" office:value="93.71" calcext:value-type="float">
            <text:p>93.71</text:p>
          </table:table-cell>
          <table:table-cell office:value-type="float" office:value="92.0405883789062" calcext:value-type="float">
            <text:p>92.0405883789</text:p>
          </table:table-cell>
          <table:table-cell/>
          <table:table-cell table:formula="of:=[.A300]-[.C300]" office:value-type="float" office:value="0" calcext:value-type="float">
            <text:p>0</text:p>
          </table:table-cell>
          <table:table-cell table:formula="of:=([.A300]-[.B300])^2" office:value-type="float" office:value="0.0448530041132096" calcext:value-type="float">
            <text:p>0.0448530041</text:p>
          </table:table-cell>
          <table:table-cell table:formula="of:=([.C300]-[.D300])^2" office:value-type="float" office:value="2.78693516064284" calcext:value-type="float">
            <text:p>2.7869351606</text:p>
          </table:table-cell>
          <table:table-cell table:formula="of:=[.G300]-[.H300]" office:value-type="float" office:value="-2.74208215652963" calcext:value-type="float">
            <text:p>-2.7420821565</text:p>
          </table:table-cell>
          <table:table-cell table:formula="of:=([.A300]-(([.B300]+[.D300])/2))^2" office:value-type="float" office:value="0.884725443591259" calcext:value-type="float">
            <text:p>0.8847254436</text:p>
          </table:table-cell>
          <table:table-cell table:formula="of:=([.A300]-99.19)^2" office:value-type="float" office:value="30.0304" calcext:value-type="float">
            <text:p>30.0304</text:p>
          </table:table-cell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94.5506744384766" calcext:value-type="float">
            <text:p>94.5506744385</text:p>
          </table:table-cell>
          <table:table-cell office:value-type="float" office:value="93.75" calcext:value-type="float">
            <text:p>93.75</text:p>
          </table:table-cell>
          <table:table-cell office:value-type="float" office:value="100.436157226563" calcext:value-type="float">
            <text:p>100.4361572266</text:p>
          </table:table-cell>
          <table:table-cell/>
          <table:table-cell table:formula="of:=[.A301]-[.C301]" office:value-type="float" office:value="0" calcext:value-type="float">
            <text:p>0</text:p>
          </table:table-cell>
          <table:table-cell table:formula="of:=([.A301]-[.B301])^2" office:value-type="float" office:value="0.641079556429759" calcext:value-type="float">
            <text:p>0.6410795564</text:p>
          </table:table-cell>
          <table:table-cell table:formula="of:=([.C301]-[.D301])^2" office:value-type="float" office:value="44.7046984583139" calcext:value-type="float">
            <text:p>44.7046984583</text:p>
          </table:table-cell>
          <table:table-cell table:formula="of:=[.G301]-[.H301]" office:value-type="float" office:value="-44.0636189018842" calcext:value-type="float">
            <text:p>-44.0636189019</text:p>
          </table:table-cell>
          <table:table-cell table:formula="of:=([.A301]-(([.B301]+[.D301])/2))^2" office:value-type="float" office:value="14.0131620951579" calcext:value-type="float">
            <text:p>14.0131620952</text:p>
          </table:table-cell>
          <table:table-cell table:formula="of:=([.A301]-99.19)^2" office:value-type="float" office:value="29.5936" calcext:value-type="float">
            <text:p>29.5936</text:p>
          </table:table-cell>
        </table:table-row>
        <table:table-row table:style-name="ro1">
          <table:table-cell office:value-type="float" office:value="93.76" calcext:value-type="float">
            <text:p>93.76</text:p>
          </table:table-cell>
          <table:table-cell office:value-type="float" office:value="94.6619644165039" calcext:value-type="float">
            <text:p>94.6619644165</text:p>
          </table:table-cell>
          <table:table-cell office:value-type="float" office:value="93.76" calcext:value-type="float">
            <text:p>93.76</text:p>
          </table:table-cell>
          <table:table-cell office:value-type="float" office:value="95.9621810913086" calcext:value-type="float">
            <text:p>95.9621810913</text:p>
          </table:table-cell>
          <table:table-cell/>
          <table:table-cell table:formula="of:=[.A302]-[.C302]" office:value-type="float" office:value="0" calcext:value-type="float">
            <text:p>0</text:p>
          </table:table-cell>
          <table:table-cell table:formula="of:=([.A302]-[.B302])^2" office:value-type="float" office:value="0.813539808639223" calcext:value-type="float">
            <text:p>0.8135398086</text:p>
          </table:table-cell>
          <table:table-cell table:formula="of:=([.C302]-[.D302])^2" office:value-type="float" office:value="4.84960155891709" calcext:value-type="float">
            <text:p>4.8496015589</text:p>
          </table:table-cell>
          <table:table-cell table:formula="of:=[.G302]-[.H302]" office:value-type="float" office:value="-4.03606175027786" calcext:value-type="float">
            <text:p>-4.0360617503</text:p>
          </table:table-cell>
          <table:table-cell table:formula="of:=([.A302]-(([.B302]+[.D302])/2))^2" office:value-type="float" office:value="2.40892983341811" calcext:value-type="float">
            <text:p>2.4089298334</text:p>
          </table:table-cell>
          <table:table-cell table:formula="of:=([.A302]-99.19)^2" office:value-type="float" office:value="29.4848999999999" calcext:value-type="float">
            <text:p>29.4849</text:p>
          </table:table-cell>
        </table:table-row>
        <table:table-row table:style-name="ro1">
          <table:table-cell office:value-type="float" office:value="93.77" calcext:value-type="float">
            <text:p>93.77</text:p>
          </table:table-cell>
          <table:table-cell office:value-type="float" office:value="92.594841003418" calcext:value-type="float">
            <text:p>92.5948410034</text:p>
          </table:table-cell>
          <table:table-cell office:value-type="float" office:value="93.77" calcext:value-type="float">
            <text:p>93.77</text:p>
          </table:table-cell>
          <table:table-cell office:value-type="float" office:value="91.9160385131836" calcext:value-type="float">
            <text:p>91.9160385132</text:p>
          </table:table-cell>
          <table:table-cell/>
          <table:table-cell table:formula="of:=[.A303]-[.C303]" office:value-type="float" office:value="0" calcext:value-type="float">
            <text:p>0</text:p>
          </table:table-cell>
          <table:table-cell table:formula="of:=([.A303]-[.B303])^2" office:value-type="float" office:value="1.38099866724768" calcext:value-type="float">
            <text:p>1.3809986672</text:p>
          </table:table-cell>
          <table:table-cell table:formula="of:=([.C303]-[.D303])^2" office:value-type="float" office:value="3.43717319459848" calcext:value-type="float">
            <text:p>3.4371731946</text:p>
          </table:table-cell>
          <table:table-cell table:formula="of:=[.G303]-[.H303]" office:value-type="float" office:value="-2.05617452735081" calcext:value-type="float">
            <text:p>-2.0561745274</text:p>
          </table:table-cell>
          <table:table-cell table:formula="of:=([.A303]-(([.B303]+[.D303])/2))^2" office:value-type="float" office:value="2.29389272573598" calcext:value-type="float">
            <text:p>2.2938927257</text:p>
          </table:table-cell>
          <table:table-cell table:formula="of:=([.A303]-99.19)^2" office:value-type="float" office:value="29.3764" calcext:value-type="float">
            <text:p>29.3764</text:p>
          </table:table-cell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92.7288665771484" calcext:value-type="float">
            <text:p>92.7288665771</text:p>
          </table:table-cell>
          <table:table-cell office:value-type="float" office:value="93.8" calcext:value-type="float">
            <text:p>93.8</text:p>
          </table:table-cell>
          <table:table-cell office:value-type="float" office:value="94.756591796875" calcext:value-type="float">
            <text:p>94.7565917969</text:p>
          </table:table-cell>
          <table:table-cell/>
          <table:table-cell table:formula="of:=[.A304]-[.C304]" office:value-type="float" office:value="0" calcext:value-type="float">
            <text:p>0</text:p>
          </table:table-cell>
          <table:table-cell table:formula="of:=([.A304]-[.B304])^2" office:value-type="float" office:value="1.1473268095497" calcext:value-type="float">
            <text:p>1.1473268095</text:p>
          </table:table-cell>
          <table:table-cell table:formula="of:=([.C304]-[.D304])^2" office:value-type="float" office:value="0.915067865848547" calcext:value-type="float">
            <text:p>0.9150678658</text:p>
          </table:table-cell>
          <table:table-cell table:formula="of:=[.G304]-[.H304]" office:value-type="float" office:value="0.232258943701151" calcext:value-type="float">
            <text:p>0.2322589437</text:p>
          </table:table-cell>
          <table:table-cell table:formula="of:=([.A304]-(([.B304]+[.D304])/2))^2" office:value-type="float" office:value="0.00327994602033836" calcext:value-type="float">
            <text:p>0.003279946</text:p>
          </table:table-cell>
          <table:table-cell table:formula="of:=([.A304]-99.19)^2" office:value-type="float" office:value="29.0521" calcext:value-type="float">
            <text:p>29.0521</text:p>
          </table:table-cell>
        </table:table-row>
        <table:table-row table:style-name="ro1">
          <table:table-cell office:value-type="float" office:value="93.81" calcext:value-type="float">
            <text:p>93.81</text:p>
          </table:table-cell>
          <table:table-cell office:value-type="float" office:value="93.7893905639649" calcext:value-type="float">
            <text:p>93.789390564</text:p>
          </table:table-cell>
          <table:table-cell office:value-type="float" office:value="93.81" calcext:value-type="float">
            <text:p>93.81</text:p>
          </table:table-cell>
          <table:table-cell office:value-type="float" office:value="91.2298355102539" calcext:value-type="float">
            <text:p>91.2298355103</text:p>
          </table:table-cell>
          <table:table-cell/>
          <table:table-cell table:formula="of:=[.A305]-[.C305]" office:value-type="float" office:value="0" calcext:value-type="float">
            <text:p>0</text:p>
          </table:table-cell>
          <table:table-cell table:formula="of:=([.A305]-[.B305])^2" office:value-type="float" office:value="0.000424748853687291" calcext:value-type="float">
            <text:p>0.0004247489</text:p>
          </table:table-cell>
          <table:table-cell table:formula="of:=([.C305]-[.D305])^2" office:value-type="float" office:value="6.65724879414673" calcext:value-type="float">
            <text:p>6.6572487941</text:p>
          </table:table-cell>
          <table:table-cell table:formula="of:=[.G305]-[.H305]" office:value-type="float" office:value="-6.65682404529305" calcext:value-type="float">
            <text:p>-6.6568240453</text:p>
          </table:table-cell>
          <table:table-cell table:formula="of:=([.A305]-(([.B305]+[.D305])/2))^2" office:value-type="float" office:value="1.69100625325591" calcext:value-type="float">
            <text:p>1.6910062533</text:p>
          </table:table-cell>
          <table:table-cell table:formula="of:=([.A305]-99.19)^2" office:value-type="float" office:value="28.9443999999999" calcext:value-type="float">
            <text:p>28.9444</text:p>
          </table:table-cell>
        </table:table-row>
        <table:table-row table:style-name="ro1">
          <table:table-cell office:value-type="float" office:value="93.86" calcext:value-type="float">
            <text:p>93.86</text:p>
          </table:table-cell>
          <table:table-cell office:value-type="float" office:value="94.6904067993164" calcext:value-type="float">
            <text:p>94.6904067993</text:p>
          </table:table-cell>
          <table:table-cell office:value-type="float" office:value="93.86" calcext:value-type="float">
            <text:p>93.86</text:p>
          </table:table-cell>
          <table:table-cell office:value-type="float" office:value="95.6632232666016" calcext:value-type="float">
            <text:p>95.6632232666</text:p>
          </table:table-cell>
          <table:table-cell/>
          <table:table-cell table:formula="of:=[.A306]-[.C306]" office:value-type="float" office:value="0" calcext:value-type="float">
            <text:p>0</text:p>
          </table:table-cell>
          <table:table-cell table:formula="of:=([.A306]-[.B306])^2" office:value-type="float" office:value="0.689575452350919" calcext:value-type="float">
            <text:p>0.6895754524</text:p>
          </table:table-cell>
          <table:table-cell table:formula="of:=([.C306]-[.D306])^2" office:value-type="float" office:value="3.25161414921321" calcext:value-type="float">
            <text:p>3.2516141492</text:p>
          </table:table-cell>
          <table:table-cell table:formula="of:=[.G306]-[.H306]" office:value-type="float" office:value="-2.56203869686229" calcext:value-type="float">
            <text:p>-2.5620386969</text:p>
          </table:table-cell>
          <table:table-cell table:formula="of:=([.A306]-(([.B306]+[.D306])/2))^2" office:value-type="float" office:value="1.73400183102677" calcext:value-type="float">
            <text:p>1.734001831</text:p>
          </table:table-cell>
          <table:table-cell table:formula="of:=([.A306]-99.19)^2" office:value-type="float" office:value="28.4089" calcext:value-type="float">
            <text:p>28.4089</text:p>
          </table:table-cell>
        </table:table-row>
        <table:table-row table:style-name="ro1">
          <table:table-cell office:value-type="float" office:value="93.86" calcext:value-type="float">
            <text:p>93.86</text:p>
          </table:table-cell>
          <table:table-cell office:value-type="float" office:value="101.52889251709" calcext:value-type="float">
            <text:p>101.5288925171</text:p>
          </table:table-cell>
          <table:table-cell office:value-type="float" office:value="93.86" calcext:value-type="float">
            <text:p>93.86</text:p>
          </table:table-cell>
          <table:table-cell office:value-type="float" office:value="105.740951538086" calcext:value-type="float">
            <text:p>105.7409515381</text:p>
          </table:table-cell>
          <table:table-cell/>
          <table:table-cell table:formula="of:=[.A307]-[.C307]" office:value-type="float" office:value="0" calcext:value-type="float">
            <text:p>0</text:p>
          </table:table-cell>
          <table:table-cell table:formula="of:=([.A307]-[.B307])^2" office:value-type="float" office:value="58.8119124386766" calcext:value-type="float">
            <text:p>58.8119124387</text:p>
          </table:table-cell>
          <table:table-cell table:formula="of:=([.C307]-[.D307])^2" office:value-type="float" office:value="141.157009450347" calcext:value-type="float">
            <text:p>141.1570094503</text:p>
          </table:table-cell>
          <table:table-cell table:formula="of:=[.G307]-[.H307]" office:value-type="float" office:value="-82.34509701167" calcext:value-type="float">
            <text:p>-82.3450970117</text:p>
          </table:table-cell>
          <table:table-cell table:formula="of:=([.A307]-(([.B307]+[.D307])/2))^2" office:value-type="float" office:value="95.549100645423" calcext:value-type="float">
            <text:p>95.5491006454</text:p>
          </table:table-cell>
          <table:table-cell table:formula="of:=([.A307]-99.19)^2" office:value-type="float" office:value="28.4089" calcext:value-type="float">
            <text:p>28.4089</text:p>
          </table:table-cell>
        </table:table-row>
        <table:table-row table:style-name="ro1">
          <table:table-cell office:value-type="float" office:value="93.9166666666667" calcext:value-type="float">
            <text:p>93.9166666667</text:p>
          </table:table-cell>
          <table:table-cell office:value-type="float" office:value="94.632568359375" calcext:value-type="float">
            <text:p>94.6325683594</text:p>
          </table:table-cell>
          <table:table-cell office:value-type="float" office:value="93.9166666666667" calcext:value-type="float">
            <text:p>93.9166666667</text:p>
          </table:table-cell>
          <table:table-cell office:value-type="float" office:value="93.8218307495117" calcext:value-type="float">
            <text:p>93.8218307495</text:p>
          </table:table-cell>
          <table:table-cell/>
          <table:table-cell table:formula="of:=[.A308]-[.C308]" office:value-type="float" office:value="0" calcext:value-type="float">
            <text:p>0</text:p>
          </table:table-cell>
          <table:table-cell table:formula="of:=([.A308]-[.B308])^2" office:value-type="float" office:value="0.51251523362265" calcext:value-type="float">
            <text:p>0.5125152336</text:p>
          </table:table-cell>
          <table:table-cell table:formula="of:=([.C308]-[.D308])^2" office:value-type="float" office:value="0.00899385118262104" calcext:value-type="float">
            <text:p>0.0089938512</text:p>
          </table:table-cell>
          <table:table-cell table:formula="of:=[.G308]-[.H308]" office:value-type="float" office:value="0.503521382440029" calcext:value-type="float">
            <text:p>0.5035213824</text:p>
          </table:table-cell>
          <table:table-cell table:formula="of:=([.A308]-(([.B308]+[.D308])/2))^2" office:value-type="float" office:value="0.0964306743909291" calcext:value-type="float">
            <text:p>0.0964306744</text:p>
          </table:table-cell>
          <table:table-cell table:formula="of:=([.A308]-99.19)^2" office:value-type="float" office:value="27.8080444444444" calcext:value-type="float">
            <text:p>27.8080444444</text:p>
          </table:table-cell>
        </table:table-row>
        <table:table-row table:style-name="ro1">
          <table:table-cell office:value-type="float" office:value="93.93" calcext:value-type="float">
            <text:p>93.93</text:p>
          </table:table-cell>
          <table:table-cell office:value-type="float" office:value="93.2690124511719" calcext:value-type="float">
            <text:p>93.2690124512</text:p>
          </table:table-cell>
          <table:table-cell office:value-type="float" office:value="93.93" calcext:value-type="float">
            <text:p>93.93</text:p>
          </table:table-cell>
          <table:table-cell office:value-type="float" office:value="92.4279937744141" calcext:value-type="float">
            <text:p>92.4279937744</text:p>
          </table:table-cell>
          <table:table-cell/>
          <table:table-cell table:formula="of:=[.A309]-[.C309]" office:value-type="float" office:value="0" calcext:value-type="float">
            <text:p>0</text:p>
          </table:table-cell>
          <table:table-cell table:formula="of:=([.A309]-[.B309])^2" office:value-type="float" office:value="0.436904539705822" calcext:value-type="float">
            <text:p>0.4369045397</text:p>
          </table:table-cell>
          <table:table-cell table:formula="of:=([.C309]-[.D309])^2" office:value-type="float" office:value="2.25602270169893" calcext:value-type="float">
            <text:p>2.2560227017</text:p>
          </table:table-cell>
          <table:table-cell table:formula="of:=[.G309]-[.H309]" office:value-type="float" office:value="-1.81911816199311" calcext:value-type="float">
            <text:p>-1.819118162</text:p>
          </table:table-cell>
          <table:table-cell table:formula="of:=([.A309]-(([.B309]+[.D309])/2))^2" office:value-type="float" office:value="1.16963551703851" calcext:value-type="float">
            <text:p>1.169635517</text:p>
          </table:table-cell>
          <table:table-cell table:formula="of:=([.A309]-99.19)^2" office:value-type="float" office:value="27.6675999999999" calcext:value-type="float">
            <text:p>27.6676</text:p>
          </table:table-cell>
        </table:table-row>
        <table:table-row table:style-name="ro1">
          <table:table-cell office:value-type="float" office:value="93.93" calcext:value-type="float">
            <text:p>93.93</text:p>
          </table:table-cell>
          <table:table-cell office:value-type="float" office:value="94.3975524902344" calcext:value-type="float">
            <text:p>94.3975524902</text:p>
          </table:table-cell>
          <table:table-cell office:value-type="float" office:value="93.93" calcext:value-type="float">
            <text:p>93.93</text:p>
          </table:table-cell>
          <table:table-cell office:value-type="float" office:value="94.9050674438477" calcext:value-type="float">
            <text:p>94.9050674438</text:p>
          </table:table-cell>
          <table:table-cell/>
          <table:table-cell table:formula="of:=[.A310]-[.C310]" office:value-type="float" office:value="0" calcext:value-type="float">
            <text:p>0</text:p>
          </table:table-cell>
          <table:table-cell table:formula="of:=([.A310]-[.B310])^2" office:value-type="float" office:value="0.218605331124359" calcext:value-type="float">
            <text:p>0.2186053311</text:p>
          </table:table-cell>
          <table:table-cell table:formula="of:=([.C310]-[.D310])^2" office:value-type="float" office:value="0.950756520051589" calcext:value-type="float">
            <text:p>0.9507565201</text:p>
          </table:table-cell>
          <table:table-cell table:formula="of:=[.G310]-[.H310]" office:value-type="float" office:value="-0.73215118892723" calcext:value-type="float">
            <text:p>-0.7321511889</text:p>
          </table:table-cell>
          <table:table-cell table:formula="of:=([.A310]-(([.B310]+[.D310])/2))^2" office:value-type="float" office:value="0.520288068552701" calcext:value-type="float">
            <text:p>0.5202880686</text:p>
          </table:table-cell>
          <table:table-cell table:formula="of:=([.A310]-99.19)^2" office:value-type="float" office:value="27.6675999999999" calcext:value-type="float">
            <text:p>27.6676</text:p>
          </table:table-cell>
        </table:table-row>
        <table:table-row table:style-name="ro1">
          <table:table-cell office:value-type="float" office:value="93.95" calcext:value-type="float">
            <text:p>93.95</text:p>
          </table:table-cell>
          <table:table-cell office:value-type="float" office:value="93.5883483886719" calcext:value-type="float">
            <text:p>93.5883483887</text:p>
          </table:table-cell>
          <table:table-cell office:value-type="float" office:value="93.95" calcext:value-type="float">
            <text:p>93.95</text:p>
          </table:table-cell>
          <table:table-cell office:value-type="float" office:value="91.9451141357422" calcext:value-type="float">
            <text:p>91.9451141357</text:p>
          </table:table-cell>
          <table:table-cell/>
          <table:table-cell table:formula="of:=[.A311]-[.C311]" office:value-type="float" office:value="0" calcext:value-type="float">
            <text:p>0</text:p>
          </table:table-cell>
          <table:table-cell table:formula="of:=([.A311]-[.B311])^2" office:value-type="float" office:value="0.130791887976231" calcext:value-type="float">
            <text:p>0.130791888</text:p>
          </table:table-cell>
          <table:table-cell table:formula="of:=([.C311]-[.D311])^2" office:value-type="float" office:value="4.01956732870081" calcext:value-type="float">
            <text:p>4.0195673287</text:p>
          </table:table-cell>
          <table:table-cell table:formula="of:=[.G311]-[.H311]" office:value-type="float" office:value="-3.88877544072458" calcext:value-type="float">
            <text:p>-3.8887754407</text:p>
          </table:table-cell>
          <table:table-cell table:formula="of:=([.A311]-(([.B311]+[.D311])/2))^2" office:value-type="float" office:value="1.40012490583817" calcext:value-type="float">
            <text:p>1.4001249058</text:p>
          </table:table-cell>
          <table:table-cell table:formula="of:=([.A311]-99.19)^2" office:value-type="float" office:value="27.4575999999999" calcext:value-type="float">
            <text:p>27.4576</text:p>
          </table:table-cell>
        </table:table-row>
        <table:table-row table:style-name="ro1">
          <table:table-cell office:value-type="float" office:value="93.96" calcext:value-type="float">
            <text:p>93.96</text:p>
          </table:table-cell>
          <table:table-cell office:value-type="float" office:value="93.1235961914063" calcext:value-type="float">
            <text:p>93.1235961914</text:p>
          </table:table-cell>
          <table:table-cell office:value-type="float" office:value="93.96" calcext:value-type="float">
            <text:p>93.96</text:p>
          </table:table-cell>
          <table:table-cell office:value-type="float" office:value="92.2314453125" calcext:value-type="float">
            <text:p>92.2314453125</text:p>
          </table:table-cell>
          <table:table-cell/>
          <table:table-cell table:formula="of:=[.A312]-[.C312]" office:value-type="float" office:value="0" calcext:value-type="float">
            <text:p>0</text:p>
          </table:table-cell>
          <table:table-cell table:formula="of:=([.A312]-[.B312])^2" office:value-type="float" office:value="0.69957133103012" calcext:value-type="float">
            <text:p>0.699571331</text:p>
          </table:table-cell>
          <table:table-cell table:formula="of:=([.C312]-[.D312])^2" office:value-type="float" office:value="2.9879013076782" calcext:value-type="float">
            <text:p>2.9879013077</text:p>
          </table:table-cell>
          <table:table-cell table:formula="of:=[.G312]-[.H312]" office:value-type="float" office:value="-2.28832997664808" calcext:value-type="float">
            <text:p>-2.2883299766</text:p>
          </table:table-cell>
          <table:table-cell table:formula="of:=([.A312]-(([.B312]+[.D312])/2))^2" office:value-type="float" office:value="1.64475302167086" calcext:value-type="float">
            <text:p>1.6447530217</text:p>
          </table:table-cell>
          <table:table-cell table:formula="of:=([.A312]-99.19)^2" office:value-type="float" office:value="27.3529" calcext:value-type="float">
            <text:p>27.3529</text:p>
          </table:table-cell>
        </table:table-row>
        <table:table-row table:style-name="ro1">
          <table:table-cell office:value-type="float" office:value="93.97" calcext:value-type="float">
            <text:p>93.97</text:p>
          </table:table-cell>
          <table:table-cell office:value-type="float" office:value="92.7175216674805" calcext:value-type="float">
            <text:p>92.7175216675</text:p>
          </table:table-cell>
          <table:table-cell office:value-type="float" office:value="93.97" calcext:value-type="float">
            <text:p>93.97</text:p>
          </table:table-cell>
          <table:table-cell office:value-type="float" office:value="92.1025238037109" calcext:value-type="float">
            <text:p>92.1025238037</text:p>
          </table:table-cell>
          <table:table-cell/>
          <table:table-cell table:formula="of:=[.A313]-[.C313]" office:value-type="float" office:value="0" calcext:value-type="float">
            <text:p>0</text:p>
          </table:table-cell>
          <table:table-cell table:formula="of:=([.A313]-[.B313])^2" office:value-type="float" office:value="1.5687019734309" calcext:value-type="float">
            <text:p>1.5687019734</text:p>
          </table:table-cell>
          <table:table-cell table:formula="of:=([.C313]-[.D313])^2" office:value-type="float" office:value="3.48746734370626" calcext:value-type="float">
            <text:p>3.4874673437</text:p>
          </table:table-cell>
          <table:table-cell table:formula="of:=[.G313]-[.H313]" office:value-type="float" office:value="-1.91876537027536" calcext:value-type="float">
            <text:p>-1.9187653703</text:p>
          </table:table-cell>
          <table:table-cell table:formula="of:=([.A313]-(([.B313]+[.D313])/2))^2" office:value-type="float" office:value="2.43352906545831" calcext:value-type="float">
            <text:p>2.4335290655</text:p>
          </table:table-cell>
          <table:table-cell table:formula="of:=([.A313]-99.19)^2" office:value-type="float" office:value="27.2484" calcext:value-type="float">
            <text:p>27.2484</text:p>
          </table:table-cell>
        </table:table-row>
        <table:table-row table:style-name="ro1">
          <table:table-cell office:value-type="float" office:value="93.97" calcext:value-type="float">
            <text:p>93.97</text:p>
          </table:table-cell>
          <table:table-cell office:value-type="float" office:value="93.0706939697266" calcext:value-type="float">
            <text:p>93.0706939697</text:p>
          </table:table-cell>
          <table:table-cell office:value-type="float" office:value="93.97" calcext:value-type="float">
            <text:p>93.97</text:p>
          </table:table-cell>
          <table:table-cell office:value-type="float" office:value="92.0022888183594" calcext:value-type="float">
            <text:p>92.0022888184</text:p>
          </table:table-cell>
          <table:table-cell/>
          <table:table-cell table:formula="of:=[.A314]-[.C314]" office:value-type="float" office:value="0" calcext:value-type="float">
            <text:p>0</text:p>
          </table:table-cell>
          <table:table-cell table:formula="of:=([.A314]-[.B314])^2" office:value-type="float" office:value="0.808751336086167" calcext:value-type="float">
            <text:p>0.8087513361</text:p>
          </table:table-cell>
          <table:table-cell table:formula="of:=([.C314]-[.D314])^2" office:value-type="float" office:value="3.87188729435354" calcext:value-type="float">
            <text:p>3.8718872944</text:p>
          </table:table-cell>
          <table:table-cell table:formula="of:=[.G314]-[.H314]" office:value-type="float" office:value="-3.06313595826737" calcext:value-type="float">
            <text:p>-3.0631359583</text:p>
          </table:table-cell>
          <table:table-cell table:formula="of:=([.A314]-(([.B314]+[.D314])/2))^2" office:value-type="float" office:value="2.05494692335287" calcext:value-type="float">
            <text:p>2.0549469234</text:p>
          </table:table-cell>
          <table:table-cell table:formula="of:=([.A314]-99.19)^2" office:value-type="float" office:value="27.2484" calcext:value-type="float">
            <text:p>27.2484</text:p>
          </table:table-cell>
        </table:table-row>
        <table:table-row table:style-name="ro1">
          <table:table-cell office:value-type="float" office:value="94.02" calcext:value-type="float">
            <text:p>94.02</text:p>
          </table:table-cell>
          <table:table-cell office:value-type="float" office:value="93.5180053710937" calcext:value-type="float">
            <text:p>93.5180053711</text:p>
          </table:table-cell>
          <table:table-cell office:value-type="float" office:value="94.02" calcext:value-type="float">
            <text:p>94.02</text:p>
          </table:table-cell>
          <table:table-cell office:value-type="float" office:value="95.6227951049805" calcext:value-type="float">
            <text:p>95.622795105</text:p>
          </table:table-cell>
          <table:table-cell/>
          <table:table-cell table:formula="of:=[.A315]-[.C315]" office:value-type="float" office:value="0" calcext:value-type="float">
            <text:p>0</text:p>
          </table:table-cell>
          <table:table-cell table:formula="of:=([.A315]-[.B315])^2" office:value-type="float" office:value="0.25199860745072" calcext:value-type="float">
            <text:p>0.2519986075</text:p>
          </table:table-cell>
          <table:table-cell table:formula="of:=([.C315]-[.D315])^2" office:value-type="float" office:value="2.56895214854936" calcext:value-type="float">
            <text:p>2.5689521485</text:p>
          </table:table-cell>
          <table:table-cell table:formula="of:=[.G315]-[.H315]" office:value-type="float" office:value="-2.31695354109864" calcext:value-type="float">
            <text:p>-2.3169535411</text:p>
          </table:table-cell>
          <table:table-cell table:formula="of:=([.A315]-(([.B315]+[.D315])/2))^2" office:value-type="float" office:value="0.302940422031311" calcext:value-type="float">
            <text:p>0.302940422</text:p>
          </table:table-cell>
          <table:table-cell table:formula="of:=([.A315]-99.19)^2" office:value-type="float" office:value="26.7289" calcext:value-type="float">
            <text:p>26.7289</text:p>
          </table:table-cell>
        </table:table-row>
        <table:table-row table:style-name="ro1">
          <table:table-cell office:value-type="float" office:value="94.1" calcext:value-type="float">
            <text:p>94.1</text:p>
          </table:table-cell>
          <table:table-cell office:value-type="float" office:value="94.3760147094727" calcext:value-type="float">
            <text:p>94.3760147095</text:p>
          </table:table-cell>
          <table:table-cell office:value-type="float" office:value="94.1" calcext:value-type="float">
            <text:p>94.1</text:p>
          </table:table-cell>
          <table:table-cell office:value-type="float" office:value="98.9469909667969" calcext:value-type="float">
            <text:p>98.9469909668</text:p>
          </table:table-cell>
          <table:table-cell/>
          <table:table-cell table:formula="of:=[.A316]-[.C316]" office:value-type="float" office:value="0" calcext:value-type="float">
            <text:p>0</text:p>
          </table:table-cell>
          <table:table-cell table:formula="of:=([.A316]-[.B316])^2" office:value-type="float" office:value="0.076184119845278" calcext:value-type="float">
            <text:p>0.0761841198</text:p>
          </table:table-cell>
          <table:table-cell table:formula="of:=([.C316]-[.D316])^2" office:value-type="float" office:value="23.4933214322106" calcext:value-type="float">
            <text:p>23.4933214322</text:p>
          </table:table-cell>
          <table:table-cell table:formula="of:=[.G316]-[.H316]" office:value-type="float" office:value="-23.4171373123653" calcext:value-type="float">
            <text:p>-23.4171373124</text:p>
          </table:table-cell>
          <table:table-cell table:formula="of:=([.A316]-(([.B316]+[.D316])/2))^2" office:value-type="float" office:value="6.56129678977249" calcext:value-type="float">
            <text:p>6.5612967898</text:p>
          </table:table-cell>
          <table:table-cell table:formula="of:=([.A316]-99.19)^2" office:value-type="float" office:value="25.9081" calcext:value-type="float">
            <text:p>25.9081</text:p>
          </table:table-cell>
        </table:table-row>
        <table:table-row table:style-name="ro1">
          <table:table-cell office:value-type="float" office:value="94.11" calcext:value-type="float">
            <text:p>94.11</text:p>
          </table:table-cell>
          <table:table-cell office:value-type="float" office:value="94.0788955688477" calcext:value-type="float">
            <text:p>94.0788955688</text:p>
          </table:table-cell>
          <table:table-cell office:value-type="float" office:value="94.11" calcext:value-type="float">
            <text:p>94.11</text:p>
          </table:table-cell>
          <table:table-cell office:value-type="float" office:value="98.0043029785156" calcext:value-type="float">
            <text:p>98.0043029785</text:p>
          </table:table-cell>
          <table:table-cell/>
          <table:table-cell table:formula="of:=[.A317]-[.C317]" office:value-type="float" office:value="0" calcext:value-type="float">
            <text:p>0</text:p>
          </table:table-cell>
          <table:table-cell table:formula="of:=([.A317]-[.B317])^2" office:value-type="float" office:value="0.000967485637310857" calcext:value-type="float">
            <text:p>0.0009674856</text:p>
          </table:table-cell>
          <table:table-cell table:formula="of:=([.C317]-[.D317])^2" office:value-type="float" office:value="15.1655956884757" calcext:value-type="float">
            <text:p>15.1655956885</text:p>
          </table:table-cell>
          <table:table-cell table:formula="of:=[.G317]-[.H317]" office:value-type="float" office:value="-15.1646282028384" calcext:value-type="float">
            <text:p>-15.1646282028</text:p>
          </table:table-cell>
          <table:table-cell table:formula="of:=([.A317]-(([.B317]+[.D317])/2))^2" office:value-type="float" office:value="3.73107575408744" calcext:value-type="float">
            <text:p>3.7310757541</text:p>
          </table:table-cell>
          <table:table-cell table:formula="of:=([.A317]-99.19)^2" office:value-type="float" office:value="25.8064" calcext:value-type="float">
            <text:p>25.8064</text:p>
          </table:table-cell>
        </table:table-row>
        <table:table-row table:style-name="ro1">
          <table:table-cell office:value-type="float" office:value="94.24" calcext:value-type="float">
            <text:p>94.24</text:p>
          </table:table-cell>
          <table:table-cell office:value-type="float" office:value="93.3447418212891" calcext:value-type="float">
            <text:p>93.3447418213</text:p>
          </table:table-cell>
          <table:table-cell office:value-type="float" office:value="94.24" calcext:value-type="float">
            <text:p>94.24</text:p>
          </table:table-cell>
          <table:table-cell office:value-type="float" office:value="91.0943374633789" calcext:value-type="float">
            <text:p>91.0943374634</text:p>
          </table:table-cell>
          <table:table-cell/>
          <table:table-cell table:formula="of:=[.A318]-[.C318]" office:value-type="float" office:value="0" calcext:value-type="float">
            <text:p>0</text:p>
          </table:table-cell>
          <table:table-cell table:formula="of:=([.A318]-[.B318])^2" office:value-type="float" office:value="0.801487206548816" calcext:value-type="float">
            <text:p>0.8014872065</text:p>
          </table:table-cell>
          <table:table-cell table:formula="of:=([.C318]-[.D318])^2" office:value-type="float" office:value="9.89519279430142" calcext:value-type="float">
            <text:p>9.8951927943</text:p>
          </table:table-cell>
          <table:table-cell table:formula="of:=[.G318]-[.H318]" office:value-type="float" office:value="-9.09370558775261" calcext:value-type="float">
            <text:p>-9.0937055878</text:p>
          </table:table-cell>
          <table:table-cell table:formula="of:=([.A318]-(([.B318]+[.D318])/2))^2" office:value-type="float" office:value="4.08226005689986" calcext:value-type="float">
            <text:p>4.0822600569</text:p>
          </table:table-cell>
          <table:table-cell table:formula="of:=([.A318]-99.19)^2" office:value-type="float" office:value="24.5025" calcext:value-type="float">
            <text:p>24.5025</text:p>
          </table:table-cell>
        </table:table-row>
        <table:table-row table:style-name="ro1">
          <table:table-cell office:value-type="float" office:value="94.27" calcext:value-type="float">
            <text:p>94.27</text:p>
          </table:table-cell>
          <table:table-cell office:value-type="float" office:value="93.4730987548828" calcext:value-type="float">
            <text:p>93.4730987549</text:p>
          </table:table-cell>
          <table:table-cell office:value-type="float" office:value="94.27" calcext:value-type="float">
            <text:p>94.27</text:p>
          </table:table-cell>
          <table:table-cell office:value-type="float" office:value="92.9215850830078" calcext:value-type="float">
            <text:p>92.921585083</text:p>
          </table:table-cell>
          <table:table-cell/>
          <table:table-cell table:formula="of:=[.A319]-[.C319]" office:value-type="float" office:value="0" calcext:value-type="float">
            <text:p>0</text:p>
          </table:table-cell>
          <table:table-cell table:formula="of:=([.A319]-[.B319])^2" office:value-type="float" office:value="0.635051594469317" calcext:value-type="float">
            <text:p>0.6350515945</text:p>
          </table:table-cell>
          <table:table-cell table:formula="of:=([.C319]-[.D319])^2" office:value-type="float" office:value="1.81822278836704" calcext:value-type="float">
            <text:p>1.8182227884</text:p>
          </table:table-cell>
          <table:table-cell table:formula="of:=[.G319]-[.H319]" office:value-type="float" office:value="-1.18317119389772" calcext:value-type="float">
            <text:p>-1.1831711939</text:p>
          </table:table-cell>
          <table:table-cell table:formula="of:=([.A319]-(([.B319]+[.D319])/2))^2" office:value-type="float" office:value="1.15059535885192" calcext:value-type="float">
            <text:p>1.1505953589</text:p>
          </table:table-cell>
          <table:table-cell table:formula="of:=([.A319]-99.19)^2" office:value-type="float" office:value="24.2064" calcext:value-type="float">
            <text:p>24.2064</text:p>
          </table:table-cell>
        </table:table-row>
        <table:table-row table:style-name="ro1">
          <table:table-cell office:value-type="float" office:value="94.38" calcext:value-type="float">
            <text:p>94.38</text:p>
          </table:table-cell>
          <table:table-cell office:value-type="float" office:value="93.8652648925781" calcext:value-type="float">
            <text:p>93.8652648926</text:p>
          </table:table-cell>
          <table:table-cell office:value-type="float" office:value="94.38" calcext:value-type="float">
            <text:p>94.38</text:p>
          </table:table-cell>
          <table:table-cell office:value-type="float" office:value="95.816162109375" calcext:value-type="float">
            <text:p>95.8161621094</text:p>
          </table:table-cell>
          <table:table-cell/>
          <table:table-cell table:formula="of:=[.A320]-[.C320]" office:value-type="float" office:value="0" calcext:value-type="float">
            <text:p>0</text:p>
          </table:table-cell>
          <table:table-cell table:formula="of:=([.A320]-[.B320])^2" office:value-type="float" office:value="0.264952230812604" calcext:value-type="float">
            <text:p>0.2649522308</text:p>
          </table:table-cell>
          <table:table-cell table:formula="of:=([.C320]-[.D320])^2" office:value-type="float" office:value="2.06256160440446" calcext:value-type="float">
            <text:p>2.0625616044</text:p>
          </table:table-cell>
          <table:table-cell table:formula="of:=[.G320]-[.H320]" office:value-type="float" office:value="-1.79760937359186" calcext:value-type="float">
            <text:p>-1.7976093736</text:p>
          </table:table-cell>
          <table:table-cell table:formula="of:=([.A320]-(([.B320]+[.D320])/2))^2" office:value-type="float" office:value="0.212256929982085" calcext:value-type="float">
            <text:p>0.21225693</text:p>
          </table:table-cell>
          <table:table-cell table:formula="of:=([.A320]-99.19)^2" office:value-type="float" office:value="23.1361" calcext:value-type="float">
            <text:p>23.1361</text:p>
          </table:table-cell>
        </table:table-row>
        <table:table-row table:style-name="ro1">
          <table:table-cell office:value-type="float" office:value="94.41" calcext:value-type="float">
            <text:p>94.41</text:p>
          </table:table-cell>
          <table:table-cell office:value-type="float" office:value="91.7175369262695" calcext:value-type="float">
            <text:p>91.7175369263</text:p>
          </table:table-cell>
          <table:table-cell office:value-type="float" office:value="94.41" calcext:value-type="float">
            <text:p>94.41</text:p>
          </table:table-cell>
          <table:table-cell office:value-type="float" office:value="91.5253677368164" calcext:value-type="float">
            <text:p>91.5253677368</text:p>
          </table:table-cell>
          <table:table-cell/>
          <table:table-cell table:formula="of:=[.A321]-[.C321]" office:value-type="float" office:value="0" calcext:value-type="float">
            <text:p>0</text:p>
          </table:table-cell>
          <table:table-cell table:formula="of:=([.A321]-[.B321])^2" office:value-type="float" office:value="7.24935740340211" calcext:value-type="float">
            <text:p>7.2493574034</text:p>
          </table:table-cell>
          <table:table-cell table:formula="of:=([.C321]-[.D321])^2" office:value-type="float" office:value="8.32110329379968" calcext:value-type="float">
            <text:p>8.3211032938</text:p>
          </table:table-cell>
          <table:table-cell table:formula="of:=[.G321]-[.H321]" office:value-type="float" office:value="-1.07174589039758" calcext:value-type="float">
            <text:p>-1.0717458904</text:p>
          </table:table-cell>
          <table:table-cell table:formula="of:=([.A321]-(([.B321]+[.D321])/2))^2" office:value-type="float" office:value="7.77599809925713" calcext:value-type="float">
            <text:p>7.7759980993</text:p>
          </table:table-cell>
          <table:table-cell table:formula="of:=([.A321]-99.19)^2" office:value-type="float" office:value="22.8484" calcext:value-type="float">
            <text:p>22.8484</text:p>
          </table:table-cell>
        </table:table-row>
        <table:table-row table:style-name="ro1">
          <table:table-cell office:value-type="float" office:value="94.41" calcext:value-type="float">
            <text:p>94.41</text:p>
          </table:table-cell>
          <table:table-cell office:value-type="float" office:value="93.7607192993164" calcext:value-type="float">
            <text:p>93.7607192993</text:p>
          </table:table-cell>
          <table:table-cell office:value-type="float" office:value="94.41" calcext:value-type="float">
            <text:p>94.41</text:p>
          </table:table-cell>
          <table:table-cell office:value-type="float" office:value="95.7753524780273" calcext:value-type="float">
            <text:p>95.775352478</text:p>
          </table:table-cell>
          <table:table-cell/>
          <table:table-cell table:formula="of:=[.A322]-[.C322]" office:value-type="float" office:value="0" calcext:value-type="float">
            <text:p>0</text:p>
          </table:table-cell>
          <table:table-cell table:formula="of:=([.A322]-[.B322])^2" office:value-type="float" office:value="0.421565428280174" calcext:value-type="float">
            <text:p>0.4215654283</text:p>
          </table:table-cell>
          <table:table-cell table:formula="of:=([.C322]-[.D322])^2" office:value-type="float" office:value="1.86418738925542" calcext:value-type="float">
            <text:p>1.8641873893</text:p>
          </table:table-cell>
          <table:table-cell table:formula="of:=[.G322]-[.H322]" office:value-type="float" office:value="-1.44262196097524" calcext:value-type="float">
            <text:p>-1.442621961</text:p>
          </table:table-cell>
          <table:table-cell table:formula="of:=([.A322]-(([.B322]+[.D322])/2))^2" office:value-type="float" office:value="0.128189697577062" calcext:value-type="float">
            <text:p>0.1281896976</text:p>
          </table:table-cell>
          <table:table-cell table:formula="of:=([.A322]-99.19)^2" office:value-type="float" office:value="22.8484" calcext:value-type="float">
            <text:p>22.8484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94.3876495361328" calcext:value-type="float">
            <text:p>94.3876495361</text:p>
          </table:table-cell>
          <table:table-cell office:value-type="float" office:value="94.5" calcext:value-type="float">
            <text:p>94.5</text:p>
          </table:table-cell>
          <table:table-cell office:value-type="float" office:value="95.0258636474609" calcext:value-type="float">
            <text:p>95.0258636475</text:p>
          </table:table-cell>
          <table:table-cell/>
          <table:table-cell table:formula="of:=[.A323]-[.C323]" office:value-type="float" office:value="0" calcext:value-type="float">
            <text:p>0</text:p>
          </table:table-cell>
          <table:table-cell table:formula="of:=([.A323]-[.B323])^2" office:value-type="float" office:value="0.0126226267311722" calcext:value-type="float">
            <text:p>0.0126226267</text:p>
          </table:table-cell>
          <table:table-cell table:formula="of:=([.C323]-[.D323])^2" office:value-type="float" office:value="0.276532575720921" calcext:value-type="float">
            <text:p>0.2765325757</text:p>
          </table:table-cell>
          <table:table-cell table:formula="of:=[.G323]-[.H323]" office:value-type="float" office:value="-0.263909948989749" calcext:value-type="float">
            <text:p>-0.263909949</text:p>
          </table:table-cell>
          <table:table-cell table:formula="of:=([.A323]-(([.B323]+[.D323])/2))^2" office:value-type="float" office:value="0.0427482882514596" calcext:value-type="float">
            <text:p>0.0427482883</text:p>
          </table:table-cell>
          <table:table-cell table:formula="of:=([.A323]-99.19)^2" office:value-type="float" office:value="21.9961" calcext:value-type="float">
            <text:p>21.9961</text:p>
          </table:table-cell>
        </table:table-row>
        <table:table-row table:style-name="ro1">
          <table:table-cell office:value-type="float" office:value="94.51" calcext:value-type="float">
            <text:p>94.51</text:p>
          </table:table-cell>
          <table:table-cell office:value-type="float" office:value="102.602088928223" calcext:value-type="float">
            <text:p>102.6020889282</text:p>
          </table:table-cell>
          <table:table-cell office:value-type="float" office:value="94.51" calcext:value-type="float">
            <text:p>94.51</text:p>
          </table:table-cell>
          <table:table-cell office:value-type="float" office:value="100.461860656738" calcext:value-type="float">
            <text:p>100.4618606567</text:p>
          </table:table-cell>
          <table:table-cell/>
          <table:table-cell table:formula="of:=[.A324]-[.C324]" office:value-type="float" office:value="0" calcext:value-type="float">
            <text:p>0</text:p>
          </table:table-cell>
          <table:table-cell table:formula="of:=([.A324]-[.B324])^2" office:value-type="float" office:value="65.4819032222636" calcext:value-type="float">
            <text:p>65.4819032223</text:p>
          </table:table-cell>
          <table:table-cell table:formula="of:=([.C324]-[.D324])^2" office:value-type="float" office:value="35.424645277229" calcext:value-type="float">
            <text:p>35.4246452772</text:p>
          </table:table-cell>
          <table:table-cell table:formula="of:=[.G324]-[.H324]" office:value-type="float" office:value="30.0572579450346" calcext:value-type="float">
            <text:p>30.057257945</text:p>
          </table:table-cell>
          <table:table-cell table:formula="of:=([.A324]-(([.B324]+[.D324])/2))^2" office:value-type="float" office:value="49.3081299862311" calcext:value-type="float">
            <text:p>49.3081299862</text:p>
          </table:table-cell>
          <table:table-cell table:formula="of:=([.A324]-99.19)^2" office:value-type="float" office:value="21.9023999999999" calcext:value-type="float">
            <text:p>21.9024</text:p>
          </table:table-cell>
        </table:table-row>
        <table:table-row table:style-name="ro1">
          <table:table-cell office:value-type="float" office:value="94.55" calcext:value-type="float">
            <text:p>94.55</text:p>
          </table:table-cell>
          <table:table-cell office:value-type="float" office:value="92.2783355712891" calcext:value-type="float">
            <text:p>92.2783355713</text:p>
          </table:table-cell>
          <table:table-cell office:value-type="float" office:value="94.55" calcext:value-type="float">
            <text:p>94.55</text:p>
          </table:table-cell>
          <table:table-cell office:value-type="float" office:value="93.9033813476562" calcext:value-type="float">
            <text:p>93.9033813477</text:p>
          </table:table-cell>
          <table:table-cell/>
          <table:table-cell table:formula="of:=[.A325]-[.C325]" office:value-type="float" office:value="0" calcext:value-type="float">
            <text:p>0</text:p>
          </table:table-cell>
          <table:table-cell table:formula="of:=([.A325]-[.B325])^2" office:value-type="float" office:value="5.16045927667058" calcext:value-type="float">
            <text:p>5.1604592767</text:p>
          </table:table-cell>
          <table:table-cell table:formula="of:=([.C325]-[.D325])^2" office:value-type="float" office:value="0.418115681558844" calcext:value-type="float">
            <text:p>0.4181156816</text:p>
          </table:table-cell>
          <table:table-cell table:formula="of:=[.G325]-[.H325]" office:value-type="float" office:value="4.74234359511173" calcext:value-type="float">
            <text:p>4.7423435951</text:p>
          </table:table-cell>
          <table:table-cell table:formula="of:=([.A325]-(([.B325]+[.D325])/2))^2" office:value-type="float" office:value="2.1290940352925" calcext:value-type="float">
            <text:p>2.1290940353</text:p>
          </table:table-cell>
          <table:table-cell table:formula="of:=([.A325]-99.19)^2" office:value-type="float" office:value="21.5296" calcext:value-type="float">
            <text:p>21.5296</text:p>
          </table:table-cell>
        </table:table-row>
        <table:table-row table:style-name="ro1">
          <table:table-cell office:value-type="float" office:value="94.62" calcext:value-type="float">
            <text:p>94.62</text:p>
          </table:table-cell>
          <table:table-cell office:value-type="float" office:value="92.5792617797852" calcext:value-type="float">
            <text:p>92.5792617798</text:p>
          </table:table-cell>
          <table:table-cell office:value-type="float" office:value="94.62" calcext:value-type="float">
            <text:p>94.62</text:p>
          </table:table-cell>
          <table:table-cell office:value-type="float" office:value="95.4831314086914" calcext:value-type="float">
            <text:p>95.4831314087</text:p>
          </table:table-cell>
          <table:table-cell/>
          <table:table-cell table:formula="of:=[.A326]-[.C326]" office:value-type="float" office:value="0" calcext:value-type="float">
            <text:p>0</text:p>
          </table:table-cell>
          <table:table-cell table:formula="of:=([.A326]-[.B326])^2" office:value-type="float" office:value="4.16461248344567" calcext:value-type="float">
            <text:p>4.1646124834</text:p>
          </table:table-cell>
          <table:table-cell table:formula="of:=([.C326]-[.D326])^2" office:value-type="float" office:value="0.744995828669604" calcext:value-type="float">
            <text:p>0.7449958287</text:p>
          </table:table-cell>
          <table:table-cell table:formula="of:=[.G326]-[.H326]" office:value-type="float" office:value="3.41961665477606" calcext:value-type="float">
            <text:p>3.4196166548</text:p>
          </table:table-cell>
          <table:table-cell table:formula="of:=([.A326]-(([.B326]+[.D326])/2))^2" office:value-type="float" office:value="0.346689450636605" calcext:value-type="float">
            <text:p>0.3466894506</text:p>
          </table:table-cell>
          <table:table-cell table:formula="of:=([.A326]-99.19)^2" office:value-type="float" office:value="20.8848999999999" calcext:value-type="float">
            <text:p>20.8849</text:p>
          </table:table-cell>
        </table:table-row>
        <table:table-row table:style-name="ro1">
          <table:table-cell office:value-type="float" office:value="94.65" calcext:value-type="float">
            <text:p>94.65</text:p>
          </table:table-cell>
          <table:table-cell office:value-type="float" office:value="94.4997940063477" calcext:value-type="float">
            <text:p>94.4997940063</text:p>
          </table:table-cell>
          <table:table-cell office:value-type="float" office:value="94.65" calcext:value-type="float">
            <text:p>94.65</text:p>
          </table:table-cell>
          <table:table-cell office:value-type="float" office:value="94.2249298095703" calcext:value-type="float">
            <text:p>94.2249298096</text:p>
          </table:table-cell>
          <table:table-cell/>
          <table:table-cell table:formula="of:=[.A327]-[.C327]" office:value-type="float" office:value="0" calcext:value-type="float">
            <text:p>0</text:p>
          </table:table-cell>
          <table:table-cell table:formula="of:=([.A327]-[.B327])^2" office:value-type="float" office:value="0.0225618405290896" calcext:value-type="float">
            <text:p>0.0225618405</text:p>
          </table:table-cell>
          <table:table-cell table:formula="of:=([.C327]-[.D327])^2" office:value-type="float" office:value="0.180684666791936" calcext:value-type="float">
            <text:p>0.1806846668</text:p>
          </table:table-cell>
          <table:table-cell table:formula="of:=[.G327]-[.H327]" office:value-type="float" office:value="-0.158122826262846" calcext:value-type="float">
            <text:p>-0.1581228263</text:p>
          </table:table-cell>
          <table:table-cell table:formula="of:=([.A327]-(([.B327]+[.D327])/2))^2" office:value-type="float" office:value="0.082735671992999" calcext:value-type="float">
            <text:p>0.082735672</text:p>
          </table:table-cell>
          <table:table-cell table:formula="of:=([.A327]-99.19)^2" office:value-type="float" office:value="20.6115999999999" calcext:value-type="float">
            <text:p>20.6116</text:p>
          </table:table-cell>
        </table:table-row>
        <table:table-row table:style-name="ro1">
          <table:table-cell office:value-type="float" office:value="94.68" calcext:value-type="float">
            <text:p>94.68</text:p>
          </table:table-cell>
          <table:table-cell office:value-type="float" office:value="92.8164138793945" calcext:value-type="float">
            <text:p>92.8164138794</text:p>
          </table:table-cell>
          <table:table-cell office:value-type="float" office:value="94.68" calcext:value-type="float">
            <text:p>94.68</text:p>
          </table:table-cell>
          <table:table-cell office:value-type="float" office:value="93.0573043823242" calcext:value-type="float">
            <text:p>93.0573043823</text:p>
          </table:table-cell>
          <table:table-cell/>
          <table:table-cell table:formula="of:=[.A328]-[.C328]" office:value-type="float" office:value="0" calcext:value-type="float">
            <text:p>0</text:p>
          </table:table-cell>
          <table:table-cell table:formula="of:=([.A328]-[.B328])^2" office:value-type="float" office:value="3.47295322891337" calcext:value-type="float">
            <text:p>3.4729532289</text:p>
          </table:table-cell>
          <table:table-cell table:formula="of:=([.C328]-[.D328])^2" office:value-type="float" office:value="2.63314106762421" calcext:value-type="float">
            <text:p>2.6331410676</text:p>
          </table:table-cell>
          <table:table-cell table:formula="of:=[.G328]-[.H328]" office:value-type="float" office:value="0.839812161289159" calcext:value-type="float">
            <text:p>0.8398121613</text:p>
          </table:table-cell>
          <table:table-cell table:formula="of:=([.A328]-(([.B328]+[.D328])/2))^2" office:value-type="float" office:value="3.03854008966836" calcext:value-type="float">
            <text:p>3.0385400897</text:p>
          </table:table-cell>
          <table:table-cell table:formula="of:=([.A328]-99.19)^2" office:value-type="float" office:value="20.3400999999999" calcext:value-type="float">
            <text:p>20.3401</text:p>
          </table:table-cell>
        </table:table-row>
        <table:table-row table:style-name="ro1">
          <table:table-cell office:value-type="float" office:value="94.69" calcext:value-type="float">
            <text:p>94.69</text:p>
          </table:table-cell>
          <table:table-cell office:value-type="float" office:value="93.6290893554687" calcext:value-type="float">
            <text:p>93.6290893555</text:p>
          </table:table-cell>
          <table:table-cell office:value-type="float" office:value="94.69" calcext:value-type="float">
            <text:p>94.69</text:p>
          </table:table-cell>
          <table:table-cell office:value-type="float" office:value="96.7496185302734" calcext:value-type="float">
            <text:p>96.7496185303</text:p>
          </table:table-cell>
          <table:table-cell/>
          <table:table-cell table:formula="of:=[.A329]-[.C329]" office:value-type="float" office:value="0" calcext:value-type="float">
            <text:p>0</text:p>
          </table:table-cell>
          <table:table-cell table:formula="of:=([.A329]-[.B329])^2" office:value-type="float" office:value="1.12553139567971" calcext:value-type="float">
            <text:p>1.1255313957</text:p>
          </table:table-cell>
          <table:table-cell table:formula="of:=([.C329]-[.D329])^2" office:value-type="float" office:value="4.24202849024572" calcext:value-type="float">
            <text:p>4.2420284902</text:p>
          </table:table-cell>
          <table:table-cell table:formula="of:=[.G329]-[.H329]" office:value-type="float" office:value="-3.11649709456602" calcext:value-type="float">
            <text:p>-3.1164970946</text:p>
          </table:table-cell>
          <table:table-cell table:formula="of:=([.A329]-(([.B329]+[.D329])/2))^2" office:value-type="float" office:value="0.24935436026091" calcext:value-type="float">
            <text:p>0.2493543603</text:p>
          </table:table-cell>
          <table:table-cell table:formula="of:=([.A329]-99.19)^2" office:value-type="float" office:value="20.25" calcext:value-type="float">
            <text:p>20.25</text:p>
          </table:table-cell>
        </table:table-row>
        <table:table-row table:style-name="ro1">
          <table:table-cell office:value-type="float" office:value="94.71" calcext:value-type="float">
            <text:p>94.71</text:p>
          </table:table-cell>
          <table:table-cell office:value-type="float" office:value="93.4152679443359" calcext:value-type="float">
            <text:p>93.4152679443</text:p>
          </table:table-cell>
          <table:table-cell office:value-type="float" office:value="94.71" calcext:value-type="float">
            <text:p>94.71</text:p>
          </table:table-cell>
          <table:table-cell office:value-type="float" office:value="96.7678909301758" calcext:value-type="float">
            <text:p>96.7678909302</text:p>
          </table:table-cell>
          <table:table-cell/>
          <table:table-cell table:formula="of:=[.A330]-[.C330]" office:value-type="float" office:value="0" calcext:value-type="float">
            <text:p>0</text:p>
          </table:table-cell>
          <table:table-cell table:formula="of:=([.A330]-[.B330])^2" office:value-type="float" office:value="1.67633109596407" calcext:value-type="float">
            <text:p>1.676331096</text:p>
          </table:table-cell>
          <table:table-cell table:formula="of:=([.C330]-[.D330])^2" office:value-type="float" office:value="4.23491508049977" calcext:value-type="float">
            <text:p>4.2349150805</text:p>
          </table:table-cell>
          <table:table-cell table:formula="of:=[.G330]-[.H330]" office:value-type="float" office:value="-2.55858398453569" calcext:value-type="float">
            <text:p>-2.5585839845</text:p>
          </table:table-cell>
          <table:table-cell table:formula="of:=([.A330]-(([.B330]+[.D330])/2))^2" office:value-type="float" office:value="0.145602866936503" calcext:value-type="float">
            <text:p>0.1456028669</text:p>
          </table:table-cell>
          <table:table-cell table:formula="of:=([.A330]-99.19)^2" office:value-type="float" office:value="20.0704" calcext:value-type="float">
            <text:p>20.0704</text:p>
          </table:table-cell>
        </table:table-row>
        <table:table-row table:style-name="ro1">
          <table:table-cell office:value-type="float" office:value="94.75" calcext:value-type="float">
            <text:p>94.75</text:p>
          </table:table-cell>
          <table:table-cell office:value-type="float" office:value="93.2845993041992" calcext:value-type="float">
            <text:p>93.2845993042</text:p>
          </table:table-cell>
          <table:table-cell office:value-type="float" office:value="94.75" calcext:value-type="float">
            <text:p>94.75</text:p>
          </table:table-cell>
          <table:table-cell office:value-type="float" office:value="91.8126983642578" calcext:value-type="float">
            <text:p>91.8126983643</text:p>
          </table:table-cell>
          <table:table-cell/>
          <table:table-cell table:formula="of:=[.A331]-[.C331]" office:value-type="float" office:value="0" calcext:value-type="float">
            <text:p>0</text:p>
          </table:table-cell>
          <table:table-cell table:formula="of:=([.A331]-[.B331])^2" office:value-type="float" office:value="2.14739919925341" calcext:value-type="float">
            <text:p>2.1473991993</text:p>
          </table:table-cell>
          <table:table-cell table:formula="of:=([.C331]-[.D331])^2" office:value-type="float" office:value="8.62774089933373" calcext:value-type="float">
            <text:p>8.6277408993</text:p>
          </table:table-cell>
          <table:table-cell table:formula="of:=[.G331]-[.H331]" office:value-type="float" office:value="-6.48034170008032" calcext:value-type="float">
            <text:p>-6.4803417001</text:p>
          </table:table-cell>
          <table:table-cell table:formula="of:=([.A331]-(([.B331]+[.D331])/2))^2" office:value-type="float" office:value="4.84594695504347" calcext:value-type="float">
            <text:p>4.845946955</text:p>
          </table:table-cell>
          <table:table-cell table:formula="of:=([.A331]-99.19)^2" office:value-type="float" office:value="19.7136" calcext:value-type="float">
            <text:p>19.7136</text:p>
          </table:table-cell>
        </table:table-row>
        <table:table-row table:style-name="ro1">
          <table:table-cell office:value-type="float" office:value="94.81" calcext:value-type="float">
            <text:p>94.81</text:p>
          </table:table-cell>
          <table:table-cell office:value-type="float" office:value="93.8075714111328" calcext:value-type="float">
            <text:p>93.8075714111</text:p>
          </table:table-cell>
          <table:table-cell office:value-type="float" office:value="94.81" calcext:value-type="float">
            <text:p>94.81</text:p>
          </table:table-cell>
          <table:table-cell office:value-type="float" office:value="99.2822875976563" calcext:value-type="float">
            <text:p>99.2822875977</text:p>
          </table:table-cell>
          <table:table-cell/>
          <table:table-cell table:formula="of:=[.A332]-[.C332]" office:value-type="float" office:value="0" calcext:value-type="float">
            <text:p>0</text:p>
          </table:table-cell>
          <table:table-cell table:formula="of:=([.A332]-[.B332])^2" office:value-type="float" office:value="1.00486307577827" calcext:value-type="float">
            <text:p>1.0048630758</text:p>
          </table:table-cell>
          <table:table-cell table:formula="of:=([.C332]-[.D332])^2" office:value-type="float" office:value="20.0013563561499" calcext:value-type="float">
            <text:p>20.0013563561</text:p>
          </table:table-cell>
          <table:table-cell table:formula="of:=[.G332]-[.H332]" office:value-type="float" office:value="-18.9964932803716" calcext:value-type="float">
            <text:p>-18.9964932804</text:p>
          </table:table-cell>
          <table:table-cell table:formula="of:=([.A332]-(([.B332]+[.D332])/2))^2" office:value-type="float" office:value="3.00998038521865" calcext:value-type="float">
            <text:p>3.0099803852</text:p>
          </table:table-cell>
          <table:table-cell table:formula="of:=([.A332]-99.19)^2" office:value-type="float" office:value="19.1844" calcext:value-type="float">
            <text:p>19.1844</text:p>
          </table:table-cell>
        </table:table-row>
        <table:table-row table:style-name="ro1">
          <table:table-cell office:value-type="float" office:value="94.81" calcext:value-type="float">
            <text:p>94.81</text:p>
          </table:table-cell>
          <table:table-cell office:value-type="float" office:value="92.594841003418" calcext:value-type="float">
            <text:p>92.5948410034</text:p>
          </table:table-cell>
          <table:table-cell office:value-type="float" office:value="94.81" calcext:value-type="float">
            <text:p>94.81</text:p>
          </table:table-cell>
          <table:table-cell office:value-type="float" office:value="91.0668792724609" calcext:value-type="float">
            <text:p>91.0668792725</text:p>
          </table:table-cell>
          <table:table-cell/>
          <table:table-cell table:formula="of:=[.A333]-[.C333]" office:value-type="float" office:value="0" calcext:value-type="float">
            <text:p>0</text:p>
          </table:table-cell>
          <table:table-cell table:formula="of:=([.A333]-[.B333])^2" office:value-type="float" office:value="4.90692938013832" calcext:value-type="float">
            <text:p>4.9069293801</text:p>
          </table:table-cell>
          <table:table-cell table:formula="of:=([.C333]-[.D333])^2" office:value-type="float" office:value="14.0109527809326" calcext:value-type="float">
            <text:p>14.0109527809</text:p>
          </table:table-cell>
          <table:table-cell table:formula="of:=[.G333]-[.H333]" office:value-type="float" office:value="-9.10402340079425" calcext:value-type="float">
            <text:p>-9.1040234008</text:p>
          </table:table-cell>
          <table:table-cell table:formula="of:=([.A333]-(([.B333]+[.D333])/2))^2" office:value-type="float" office:value="8.87527431771815" calcext:value-type="float">
            <text:p>8.8752743177</text:p>
          </table:table-cell>
          <table:table-cell table:formula="of:=([.A333]-99.19)^2" office:value-type="float" office:value="19.1844" calcext:value-type="float">
            <text:p>19.1844</text:p>
          </table:table-cell>
        </table:table-row>
        <table:table-row table:style-name="ro1">
          <table:table-cell office:value-type="float" office:value="94.83" calcext:value-type="float">
            <text:p>94.83</text:p>
          </table:table-cell>
          <table:table-cell office:value-type="float" office:value="94.6094436645508" calcext:value-type="float">
            <text:p>94.6094436646</text:p>
          </table:table-cell>
          <table:table-cell office:value-type="float" office:value="94.83" calcext:value-type="float">
            <text:p>94.83</text:p>
          </table:table-cell>
          <table:table-cell office:value-type="float" office:value="95.9593200683594" calcext:value-type="float">
            <text:p>95.9593200684</text:p>
          </table:table-cell>
          <table:table-cell/>
          <table:table-cell table:formula="of:=[.A334]-[.C334]" office:value-type="float" office:value="0" calcext:value-type="float">
            <text:p>0</text:p>
          </table:table-cell>
          <table:table-cell table:formula="of:=([.A334]-[.B334])^2" office:value-type="float" office:value="0.0486450971067876" calcext:value-type="float">
            <text:p>0.0486450971</text:p>
          </table:table-cell>
          <table:table-cell table:formula="of:=([.C334]-[.D334])^2" office:value-type="float" office:value="1.27536381679923" calcext:value-type="float">
            <text:p>1.2753638168</text:p>
          </table:table-cell>
          <table:table-cell table:formula="of:=[.G334]-[.H334]" office:value-type="float" office:value="-1.22671871969244" calcext:value-type="float">
            <text:p>-1.2267187197</text:p>
          </table:table-cell>
          <table:table-cell table:formula="of:=([.A334]-(([.B334]+[.D334])/2))^2" office:value-type="float" office:value="0.206462880563202" calcext:value-type="float">
            <text:p>0.2064628806</text:p>
          </table:table-cell>
          <table:table-cell table:formula="of:=([.A334]-99.19)^2" office:value-type="float" office:value="19.0096" calcext:value-type="float">
            <text:p>19.0096</text:p>
          </table:table-cell>
        </table:table-row>
        <table:table-row table:style-name="ro1">
          <table:table-cell office:value-type="float" office:value="94.84" calcext:value-type="float">
            <text:p>94.84</text:p>
          </table:table-cell>
          <table:table-cell office:value-type="float" office:value="93.5688858032227" calcext:value-type="float">
            <text:p>93.5688858032</text:p>
          </table:table-cell>
          <table:table-cell office:value-type="float" office:value="94.84" calcext:value-type="float">
            <text:p>94.84</text:p>
          </table:table-cell>
          <table:table-cell office:value-type="float" office:value="94.9062652587891" calcext:value-type="float">
            <text:p>94.9062652588</text:p>
          </table:table-cell>
          <table:table-cell/>
          <table:table-cell table:formula="of:=[.A335]-[.C335]" office:value-type="float" office:value="0" calcext:value-type="float">
            <text:p>0</text:p>
          </table:table-cell>
          <table:table-cell table:formula="of:=([.A335]-[.B335])^2" office:value-type="float" office:value="1.61573130124892" calcext:value-type="float">
            <text:p>1.6157313012</text:p>
          </table:table-cell>
          <table:table-cell table:formula="of:=([.C335]-[.D335])^2" office:value-type="float" office:value="0.00439108452238097" calcext:value-type="float">
            <text:p>0.0043910845</text:p>
          </table:table-cell>
          <table:table-cell table:formula="of:=[.G335]-[.H335]" office:value-type="float" office:value="1.61134021672654" calcext:value-type="float">
            <text:p>1.6113402167</text:p>
          </table:table-cell>
          <table:table-cell table:formula="of:=([.A335]-(([.B335]+[.D335])/2))^2" office:value-type="float" office:value="0.362915240842876" calcext:value-type="float">
            <text:p>0.3629152408</text:p>
          </table:table-cell>
          <table:table-cell table:formula="of:=([.A335]-99.19)^2" office:value-type="float" office:value="18.9224999999999" calcext:value-type="float">
            <text:p>18.9225</text:p>
          </table:table-cell>
        </table:table-row>
        <table:table-row table:style-name="ro1">
          <table:table-cell office:value-type="float" office:value="94.85" calcext:value-type="float">
            <text:p>94.85</text:p>
          </table:table-cell>
          <table:table-cell office:value-type="float" office:value="94.6303634643555" calcext:value-type="float">
            <text:p>94.6303634644</text:p>
          </table:table-cell>
          <table:table-cell office:value-type="float" office:value="94.85" calcext:value-type="float">
            <text:p>94.85</text:p>
          </table:table-cell>
          <table:table-cell office:value-type="float" office:value="94.7297668457031" calcext:value-type="float">
            <text:p>94.7297668457</text:p>
          </table:table-cell>
          <table:table-cell/>
          <table:table-cell table:formula="of:=[.A336]-[.C336]" office:value-type="float" office:value="0" calcext:value-type="float">
            <text:p>0</text:p>
          </table:table-cell>
          <table:table-cell table:formula="of:=([.A336]-[.B336])^2" office:value-type="float" office:value="0.048240207789929" calcext:value-type="float">
            <text:p>0.0482402078</text:p>
          </table:table-cell>
          <table:table-cell table:formula="of:=([.C336]-[.D336])^2" office:value-type="float" office:value="0.0144560113921748" calcext:value-type="float">
            <text:p>0.0144560114</text:p>
          </table:table-cell>
          <table:table-cell table:formula="of:=[.G336]-[.H336]" office:value-type="float" office:value="0.0337841963977542" calcext:value-type="float">
            <text:p>0.0337841964</text:p>
          </table:table-cell>
          <table:table-cell table:formula="of:=([.A336]-(([.B336]+[.D336])/2))^2" office:value-type="float" office:value="0.028877851535215" calcext:value-type="float">
            <text:p>0.0288778515</text:p>
          </table:table-cell>
          <table:table-cell table:formula="of:=([.A336]-99.19)^2" office:value-type="float" office:value="18.8356" calcext:value-type="float">
            <text:p>18.8356</text:p>
          </table:table-cell>
        </table:table-row>
        <table:table-row table:style-name="ro1">
          <table:table-cell office:value-type="float" office:value="94.87" calcext:value-type="float">
            <text:p>94.87</text:p>
          </table:table-cell>
          <table:table-cell office:value-type="float" office:value="93.1817169189453" calcext:value-type="float">
            <text:p>93.1817169189</text:p>
          </table:table-cell>
          <table:table-cell office:value-type="float" office:value="94.87" calcext:value-type="float">
            <text:p>94.87</text:p>
          </table:table-cell>
          <table:table-cell office:value-type="float" office:value="90.4468307495117" calcext:value-type="float">
            <text:p>90.4468307495</text:p>
          </table:table-cell>
          <table:table-cell/>
          <table:table-cell table:formula="of:=[.A337]-[.C337]" office:value-type="float" office:value="0" calcext:value-type="float">
            <text:p>0</text:p>
          </table:table-cell>
          <table:table-cell table:formula="of:=([.A337]-[.B337])^2" office:value-type="float" office:value="2.85029976177552" calcext:value-type="float">
            <text:p>2.8502997618</text:p>
          </table:table-cell>
          <table:table-cell table:formula="of:=([.C337]-[.D337])^2" office:value-type="float" office:value="19.5644262184651" calcext:value-type="float">
            <text:p>19.5644262185</text:p>
          </table:table-cell>
          <table:table-cell table:formula="of:=[.G337]-[.H337]" office:value-type="float" office:value="-16.7141264566896" calcext:value-type="float">
            <text:p>-16.7141264567</text:p>
          </table:table-cell>
          <table:table-cell table:formula="of:=([.A337]-(([.B337]+[.D337])/2))^2" office:value-type="float" office:value="9.33746240018053" calcext:value-type="float">
            <text:p>9.3374624002</text:p>
          </table:table-cell>
          <table:table-cell table:formula="of:=([.A337]-99.19)^2" office:value-type="float" office:value="18.6623999999999" calcext:value-type="float">
            <text:p>18.6624</text:p>
          </table:table-cell>
        </table:table-row>
        <table:table-row table:style-name="ro1">
          <table:table-cell office:value-type="float" office:value="94.9" calcext:value-type="float">
            <text:p>94.9</text:p>
          </table:table-cell>
          <table:table-cell office:value-type="float" office:value="92.5792617797852" calcext:value-type="float">
            <text:p>92.5792617798</text:p>
          </table:table-cell>
          <table:table-cell office:value-type="float" office:value="94.9" calcext:value-type="float">
            <text:p>94.9</text:p>
          </table:table-cell>
          <table:table-cell office:value-type="float" office:value="92.4212951660156" calcext:value-type="float">
            <text:p>92.421295166</text:p>
          </table:table-cell>
          <table:table-cell/>
          <table:table-cell table:formula="of:=[.A338]-[.C338]" office:value-type="float" office:value="0" calcext:value-type="float">
            <text:p>0</text:p>
          </table:table-cell>
          <table:table-cell table:formula="of:=([.A338]-[.B338])^2" office:value-type="float" office:value="5.38582588676599" calcext:value-type="float">
            <text:p>5.3858258868</text:p>
          </table:table-cell>
          <table:table-cell table:formula="of:=([.C338]-[.D338])^2" office:value-type="float" office:value="6.14397765401754" calcext:value-type="float">
            <text:p>6.143977654</text:p>
          </table:table-cell>
          <table:table-cell table:formula="of:=[.G338]-[.H338]" office:value-type="float" office:value="-0.758151767251549" calcext:value-type="float">
            <text:p>-0.7581517673</text:p>
          </table:table-cell>
          <table:table-cell table:formula="of:=([.A338]-(([.B338]+[.D338])/2))^2" office:value-type="float" office:value="5.75866340762531" calcext:value-type="float">
            <text:p>5.7586634076</text:p>
          </table:table-cell>
          <table:table-cell table:formula="of:=([.A338]-99.19)^2" office:value-type="float" office:value="18.4040999999999" calcext:value-type="float">
            <text:p>18.4041</text:p>
          </table:table-cell>
        </table:table-row>
        <table:table-row table:style-name="ro1">
          <table:table-cell office:value-type="float" office:value="94.95" calcext:value-type="float">
            <text:p>94.95</text:p>
          </table:table-cell>
          <table:table-cell office:value-type="float" office:value="92.8965759277344" calcext:value-type="float">
            <text:p>92.8965759277</text:p>
          </table:table-cell>
          <table:table-cell office:value-type="float" office:value="94.95" calcext:value-type="float">
            <text:p>94.95</text:p>
          </table:table-cell>
          <table:table-cell office:value-type="float" office:value="93.3726959228516" calcext:value-type="float">
            <text:p>93.3726959229</text:p>
          </table:table-cell>
          <table:table-cell/>
          <table:table-cell table:formula="of:=[.A339]-[.C339]" office:value-type="float" office:value="0" calcext:value-type="float">
            <text:p>0</text:p>
          </table:table-cell>
          <table:table-cell table:formula="of:=([.A339]-[.B339])^2" office:value-type="float" office:value="4.21655042055995" calcext:value-type="float">
            <text:p>4.2165504206</text:p>
          </table:table-cell>
          <table:table-cell table:formula="of:=([.C339]-[.D339])^2" office:value-type="float" office:value="2.48788815178909" calcext:value-type="float">
            <text:p>2.4878881518</text:p>
          </table:table-cell>
          <table:table-cell table:formula="of:=[.G339]-[.H339]" office:value-type="float" office:value="1.72866226877086" calcext:value-type="float">
            <text:p>1.7286622688</text:p>
          </table:table-cell>
          <table:table-cell table:formula="of:=([.A339]-(([.B339]+[.D339])/2))^2" office:value-type="float" office:value="3.29554672373693" calcext:value-type="float">
            <text:p>3.2955467237</text:p>
          </table:table-cell>
          <table:table-cell table:formula="of:=([.A339]-99.19)^2" office:value-type="float" office:value="17.9776" calcext:value-type="float">
            <text:p>17.9776</text:p>
          </table:table-cell>
        </table:table-row>
        <table:table-row table:style-name="ro1">
          <table:table-cell office:value-type="float" office:value="95.01" calcext:value-type="float">
            <text:p>95.01</text:p>
          </table:table-cell>
          <table:table-cell office:value-type="float" office:value="94.1006011962891" calcext:value-type="float">
            <text:p>94.1006011963</text:p>
          </table:table-cell>
          <table:table-cell office:value-type="float" office:value="95.01" calcext:value-type="float">
            <text:p>95.01</text:p>
          </table:table-cell>
          <table:table-cell office:value-type="float" office:value="89.9964218139649" calcext:value-type="float">
            <text:p>89.996421814</text:p>
          </table:table-cell>
          <table:table-cell/>
          <table:table-cell table:formula="of:=[.A340]-[.C340]" office:value-type="float" office:value="0" calcext:value-type="float">
            <text:p>0</text:p>
          </table:table-cell>
          <table:table-cell table:formula="of:=([.A340]-[.B340])^2" office:value-type="float" office:value="0.827006184190894" calcext:value-type="float">
            <text:p>0.8270061842</text:p>
          </table:table-cell>
          <table:table-cell table:formula="of:=([.C340]-[.D340])^2" office:value-type="float" office:value="25.1359662274876" calcext:value-type="float">
            <text:p>25.1359662275</text:p>
          </table:table-cell>
          <table:table-cell table:formula="of:=[.G340]-[.H340]" office:value-type="float" office:value="-24.3089600432967" calcext:value-type="float">
            <text:p>-24.3089600433</text:p>
          </table:table-cell>
          <table:table-cell table:formula="of:=([.A340]-(([.B340]+[.D340])/2))^2" office:value-type="float" office:value="8.77041410526546" calcext:value-type="float">
            <text:p>8.7704141053</text:p>
          </table:table-cell>
          <table:table-cell table:formula="of:=([.A340]-99.19)^2" office:value-type="float" office:value="17.4723999999999" calcext:value-type="float">
            <text:p>17.4724</text:p>
          </table:table-cell>
        </table:table-row>
        <table:table-row table:style-name="ro1">
          <table:table-cell office:value-type="float" office:value="95.04" calcext:value-type="float">
            <text:p>95.04</text:p>
          </table:table-cell>
          <table:table-cell office:value-type="float" office:value="93.0706939697266" calcext:value-type="float">
            <text:p>93.0706939697</text:p>
          </table:table-cell>
          <table:table-cell office:value-type="float" office:value="95.04" calcext:value-type="float">
            <text:p>95.04</text:p>
          </table:table-cell>
          <table:table-cell office:value-type="float" office:value="92.3226776123047" calcext:value-type="float">
            <text:p>92.3226776123</text:p>
          </table:table-cell>
          <table:table-cell/>
          <table:table-cell table:formula="of:=[.A341]-[.C341]" office:value-type="float" office:value="0" calcext:value-type="float">
            <text:p>0</text:p>
          </table:table-cell>
          <table:table-cell table:formula="of:=([.A341]-[.B341])^2" office:value-type="float" office:value="3.87816624087135" calcext:value-type="float">
            <text:p>3.8781662409</text:p>
          </table:table-cell>
          <table:table-cell table:formula="of:=([.C341]-[.D341])^2" office:value-type="float" office:value="7.38384095867019" calcext:value-type="float">
            <text:p>7.3838409587</text:p>
          </table:table-cell>
          <table:table-cell table:formula="of:=[.G341]-[.H341]" office:value-type="float" office:value="-3.50567471779884" calcext:value-type="float">
            <text:p>-3.5056747178</text:p>
          </table:table-cell>
          <table:table-cell table:formula="of:=([.A341]-(([.B341]+[.D341])/2))^2" office:value-type="float" office:value="5.4911214820281" calcext:value-type="float">
            <text:p>5.491121482</text:p>
          </table:table-cell>
          <table:table-cell table:formula="of:=([.A341]-99.19)^2" office:value-type="float" office:value="17.2224999999999" calcext:value-type="float">
            <text:p>17.2225</text:p>
          </table:table-cell>
        </table:table-row>
        <table:table-row table:style-name="ro1">
          <table:table-cell office:value-type="float" office:value="95.04" calcext:value-type="float">
            <text:p>95.04</text:p>
          </table:table-cell>
          <table:table-cell office:value-type="float" office:value="94.5490341186524" calcext:value-type="float">
            <text:p>94.5490341187</text:p>
          </table:table-cell>
          <table:table-cell office:value-type="float" office:value="95.04" calcext:value-type="float">
            <text:p>95.04</text:p>
          </table:table-cell>
          <table:table-cell office:value-type="float" office:value="94.9594497680664" calcext:value-type="float">
            <text:p>94.9594497681</text:p>
          </table:table-cell>
          <table:table-cell/>
          <table:table-cell table:formula="of:=[.A342]-[.C342]" office:value-type="float" office:value="0" calcext:value-type="float">
            <text:p>0</text:p>
          </table:table-cell>
          <table:table-cell table:formula="of:=([.A342]-[.B342])^2" office:value-type="float" office:value="0.241047496647487" calcext:value-type="float">
            <text:p>0.2410474966</text:p>
          </table:table-cell>
          <table:table-cell table:formula="of:=([.C342]-[.D342])^2" office:value-type="float" office:value="0.00648833986455675" calcext:value-type="float">
            <text:p>0.0064883399</text:p>
          </table:table-cell>
          <table:table-cell table:formula="of:=[.G342]-[.H342]" office:value-type="float" office:value="0.23455915678293" calcext:value-type="float">
            <text:p>0.2345591568</text:p>
          </table:table-cell>
          <table:table-cell table:formula="of:=([.A342]-(([.B342]+[.D342])/2))^2" office:value-type="float" office:value="0.0816576669350302" calcext:value-type="float">
            <text:p>0.0816576669</text:p>
          </table:table-cell>
          <table:table-cell table:formula="of:=([.A342]-99.19)^2" office:value-type="float" office:value="17.2224999999999" calcext:value-type="float">
            <text:p>17.2225</text:p>
          </table:table-cell>
        </table:table-row>
        <table:table-row table:style-name="ro1">
          <table:table-cell office:value-type="float" office:value="95.1" calcext:value-type="float">
            <text:p>95.1</text:p>
          </table:table-cell>
          <table:table-cell office:value-type="float" office:value="93.5490951538086" calcext:value-type="float">
            <text:p>93.5490951538</text:p>
          </table:table-cell>
          <table:table-cell office:value-type="float" office:value="95.1" calcext:value-type="float">
            <text:p>95.1</text:p>
          </table:table-cell>
          <table:table-cell office:value-type="float" office:value="98.2046813964844" calcext:value-type="float">
            <text:p>98.2046813965</text:p>
          </table:table-cell>
          <table:table-cell/>
          <table:table-cell table:formula="of:=[.A343]-[.C343]" office:value-type="float" office:value="0" calcext:value-type="float">
            <text:p>0</text:p>
          </table:table-cell>
          <table:table-cell table:formula="of:=([.A343]-[.B343])^2" office:value-type="float" office:value="2.40530584193997" calcext:value-type="float">
            <text:p>2.4053058419</text:p>
          </table:table-cell>
          <table:table-cell table:formula="of:=([.C343]-[.D343])^2" office:value-type="float" office:value="9.6390465736762" calcext:value-type="float">
            <text:p>9.6390465737</text:p>
          </table:table-cell>
          <table:table-cell table:formula="of:=[.G343]-[.H343]" office:value-type="float" office:value="-7.23374073173623" calcext:value-type="float">
            <text:p>-7.2337407317</text:p>
          </table:table-cell>
          <table:table-cell table:formula="of:=([.A343]-(([.B343]+[.D343])/2))^2" office:value-type="float" office:value="0.603555392060088" calcext:value-type="float">
            <text:p>0.6035553921</text:p>
          </table:table-cell>
          <table:table-cell table:formula="of:=([.A343]-99.19)^2" office:value-type="float" office:value="16.7281" calcext:value-type="float">
            <text:p>16.7281</text:p>
          </table:table-cell>
        </table:table-row>
        <table:table-row table:style-name="ro1">
          <table:table-cell office:value-type="float" office:value="95.15" calcext:value-type="float">
            <text:p>95.15</text:p>
          </table:table-cell>
          <table:table-cell office:value-type="float" office:value="93.406005859375" calcext:value-type="float">
            <text:p>93.4060058594</text:p>
          </table:table-cell>
          <table:table-cell office:value-type="float" office:value="95.15" calcext:value-type="float">
            <text:p>95.15</text:p>
          </table:table-cell>
          <table:table-cell office:value-type="float" office:value="92.2617034912109" calcext:value-type="float">
            <text:p>92.2617034912</text:p>
          </table:table-cell>
          <table:table-cell/>
          <table:table-cell table:formula="of:=[.A344]-[.C344]" office:value-type="float" office:value="0" calcext:value-type="float">
            <text:p>0</text:p>
          </table:table-cell>
          <table:table-cell table:formula="of:=([.A344]-[.B344])^2" office:value-type="float" office:value="3.04151556253435" calcext:value-type="float">
            <text:p>3.0415155625</text:p>
          </table:table-cell>
          <table:table-cell table:formula="of:=([.C344]-[.D344])^2" office:value-type="float" office:value="8.34225672268312" calcext:value-type="float">
            <text:p>8.3422567227</text:p>
          </table:table-cell>
          <table:table-cell table:formula="of:=[.G344]-[.H344]" office:value-type="float" office:value="-5.30074116014877" calcext:value-type="float">
            <text:p>-5.3007411601</text:p>
          </table:table-cell>
          <table:table-cell table:formula="of:=([.A344]-(([.B344]+[.D344])/2))^2" office:value-type="float" office:value="5.36452916516227" calcext:value-type="float">
            <text:p>5.3645291652</text:p>
          </table:table-cell>
          <table:table-cell table:formula="of:=([.A344]-99.19)^2" office:value-type="float" office:value="16.3215999999999" calcext:value-type="float">
            <text:p>16.3216</text:p>
          </table:table-cell>
        </table:table-row>
        <table:table-row table:style-name="ro1">
          <table:table-cell office:value-type="float" office:value="95.21" calcext:value-type="float">
            <text:p>95.21</text:p>
          </table:table-cell>
          <table:table-cell office:value-type="float" office:value="94.5506744384766" calcext:value-type="float">
            <text:p>94.5506744385</text:p>
          </table:table-cell>
          <table:table-cell office:value-type="float" office:value="95.21" calcext:value-type="float">
            <text:p>95.21</text:p>
          </table:table-cell>
          <table:table-cell office:value-type="float" office:value="93.8682479858398" calcext:value-type="float">
            <text:p>93.8682479858</text:p>
          </table:table-cell>
          <table:table-cell/>
          <table:table-cell table:formula="of:=[.A345]-[.C345]" office:value-type="float" office:value="0" calcext:value-type="float">
            <text:p>0</text:p>
          </table:table-cell>
          <table:table-cell table:formula="of:=([.A345]-[.B345])^2" office:value-type="float" office:value="0.434710196078188" calcext:value-type="float">
            <text:p>0.4347101961</text:p>
          </table:table-cell>
          <table:table-cell table:formula="of:=([.C345]-[.D345])^2" office:value-type="float" office:value="1.80029846750282" calcext:value-type="float">
            <text:p>1.8002984675</text:p>
          </table:table-cell>
          <table:table-cell table:formula="of:=[.G345]-[.H345]" office:value-type="float" office:value="-1.36558827142463" calcext:value-type="float">
            <text:p>-1.3655882714</text:p>
          </table:table-cell>
          <table:table-cell table:formula="of:=([.A345]-(([.B345]+[.D345])/2))^2" office:value-type="float" office:value="1.00107786597592" calcext:value-type="float">
            <text:p>1.001077866</text:p>
          </table:table-cell>
          <table:table-cell table:formula="of:=([.A345]-99.19)^2" office:value-type="float" office:value="15.8404" calcext:value-type="float">
            <text:p>15.8404</text:p>
          </table:table-cell>
        </table:table-row>
        <table:table-row table:style-name="ro1">
          <table:table-cell office:value-type="float" office:value="95.33" calcext:value-type="float">
            <text:p>95.33</text:p>
          </table:table-cell>
          <table:table-cell office:value-type="float" office:value="93.2337188720703" calcext:value-type="float">
            <text:p>93.2337188721</text:p>
          </table:table-cell>
          <table:table-cell office:value-type="float" office:value="95.33" calcext:value-type="float">
            <text:p>95.33</text:p>
          </table:table-cell>
          <table:table-cell office:value-type="float" office:value="91.158088684082" calcext:value-type="float">
            <text:p>91.1580886841</text:p>
          </table:table-cell>
          <table:table-cell/>
          <table:table-cell table:formula="of:=[.A346]-[.C346]" office:value-type="float" office:value="0" calcext:value-type="float">
            <text:p>0</text:p>
          </table:table-cell>
          <table:table-cell table:formula="of:=([.A346]-[.B346])^2" office:value-type="float" office:value="4.39439456731416" calcext:value-type="float">
            <text:p>4.3943945673</text:p>
          </table:table-cell>
          <table:table-cell table:formula="of:=([.C346]-[.D346])^2" office:value-type="float" office:value="17.4048440278844" calcext:value-type="float">
            <text:p>17.4048440279</text:p>
          </table:table-cell>
          <table:table-cell table:formula="of:=[.G346]-[.H346]" office:value-type="float" office:value="-13.0104494605702" calcext:value-type="float">
            <text:p>-13.0104494606</text:p>
          </table:table-cell>
          <table:table-cell table:formula="of:=([.A346]-(([.B346]+[.D346])/2))^2" office:value-type="float" office:value="9.8225591282772" calcext:value-type="float">
            <text:p>9.8225591283</text:p>
          </table:table-cell>
          <table:table-cell table:formula="of:=([.A346]-99.19)^2" office:value-type="float" office:value="14.8996" calcext:value-type="float">
            <text:p>14.8996</text:p>
          </table:table-cell>
        </table:table-row>
        <table:table-row table:style-name="ro1">
          <table:table-cell office:value-type="float" office:value="95.37" calcext:value-type="float">
            <text:p>95.37</text:p>
          </table:table-cell>
          <table:table-cell office:value-type="float" office:value="94.5713806152344" calcext:value-type="float">
            <text:p>94.5713806152</text:p>
          </table:table-cell>
          <table:table-cell office:value-type="float" office:value="95.37" calcext:value-type="float">
            <text:p>95.37</text:p>
          </table:table-cell>
          <table:table-cell office:value-type="float" office:value="94.3574447631836" calcext:value-type="float">
            <text:p>94.3574447632</text:p>
          </table:table-cell>
          <table:table-cell/>
          <table:table-cell table:formula="of:=[.A347]-[.C347]" office:value-type="float" office:value="0" calcext:value-type="float">
            <text:p>0</text:p>
          </table:table-cell>
          <table:table-cell table:formula="of:=([.A347]-[.B347])^2" office:value-type="float" office:value="0.637792921723433" calcext:value-type="float">
            <text:p>0.6377929217</text:p>
          </table:table-cell>
          <table:table-cell table:formula="of:=([.C347]-[.D347])^2" office:value-type="float" office:value="1.02526810760434" calcext:value-type="float">
            <text:p>1.0252681076</text:p>
          </table:table-cell>
          <table:table-cell table:formula="of:=[.G347]-[.H347]" office:value-type="float" office:value="-0.387475185880905" calcext:value-type="float">
            <text:p>-0.3874751859</text:p>
          </table:table-cell>
          <table:table-cell table:formula="of:=([.A347]-(([.B347]+[.D347])/2))^2" office:value-type="float" office:value="0.820088377465712" calcext:value-type="float">
            <text:p>0.8200883775</text:p>
          </table:table-cell>
          <table:table-cell table:formula="of:=([.A347]-99.19)^2" office:value-type="float" office:value="14.5923999999999" calcext:value-type="float">
            <text:p>14.5924</text:p>
          </table:table-cell>
        </table:table-row>
        <table:table-row table:style-name="ro1">
          <table:table-cell office:value-type="float" office:value="95.44" calcext:value-type="float">
            <text:p>95.44</text:p>
          </table:table-cell>
          <table:table-cell office:value-type="float" office:value="93.636474609375" calcext:value-type="float">
            <text:p>93.6364746094</text:p>
          </table:table-cell>
          <table:table-cell office:value-type="float" office:value="95.44" calcext:value-type="float">
            <text:p>95.44</text:p>
          </table:table-cell>
          <table:table-cell office:value-type="float" office:value="93.8634338378906" calcext:value-type="float">
            <text:p>93.8634338379</text:p>
          </table:table-cell>
          <table:table-cell/>
          <table:table-cell table:formula="of:=[.A348]-[.C348]" office:value-type="float" office:value="0" calcext:value-type="float">
            <text:p>0</text:p>
          </table:table-cell>
          <table:table-cell table:formula="of:=([.A348]-[.B348])^2" office:value-type="float" office:value="3.25270383462905" calcext:value-type="float">
            <text:p>3.2527038346</text:p>
          </table:table-cell>
          <table:table-cell table:formula="of:=([.C348]-[.D348])^2" office:value-type="float" office:value="2.48556086350828" calcext:value-type="float">
            <text:p>2.4855608635</text:p>
          </table:table-cell>
          <table:table-cell table:formula="of:=[.G348]-[.H348]" office:value-type="float" office:value="0.767142971120774" calcext:value-type="float">
            <text:p>0.7671429711</text:p>
          </table:table-cell>
          <table:table-cell table:formula="of:=([.A348]-(([.B348]+[.D348])/2))^2" office:value-type="float" office:value="2.85625472621656" calcext:value-type="float">
            <text:p>2.8562547262</text:p>
          </table:table-cell>
          <table:table-cell table:formula="of:=([.A348]-99.19)^2" office:value-type="float" office:value="14.0625" calcext:value-type="float">
            <text:p>14.0625</text:p>
          </table:table-cell>
        </table:table-row>
        <table:table-row table:style-name="ro1">
          <table:table-cell office:value-type="float" office:value="95.57" calcext:value-type="float">
            <text:p>95.57</text:p>
          </table:table-cell>
          <table:table-cell office:value-type="float" office:value="94.638053894043" calcext:value-type="float">
            <text:p>94.638053894</text:p>
          </table:table-cell>
          <table:table-cell office:value-type="float" office:value="95.57" calcext:value-type="float">
            <text:p>95.57</text:p>
          </table:table-cell>
          <table:table-cell office:value-type="float" office:value="96.3292770385742" calcext:value-type="float">
            <text:p>96.3292770386</text:p>
          </table:table-cell>
          <table:table-cell/>
          <table:table-cell table:formula="of:=[.A349]-[.C349]" office:value-type="float" office:value="0" calcext:value-type="float">
            <text:p>0</text:p>
          </table:table-cell>
          <table:table-cell table:formula="of:=([.A349]-[.B349])^2" office:value-type="float" office:value="0.868523544408461" calcext:value-type="float">
            <text:p>0.8685235444</text:p>
          </table:table-cell>
          <table:table-cell table:formula="of:=([.C349]-[.D349])^2" office:value-type="float" office:value="0.576501621306046" calcext:value-type="float">
            <text:p>0.5765016213</text:p>
          </table:table-cell>
          <table:table-cell table:formula="of:=[.G349]-[.H349]" office:value-type="float" office:value="0.292021923102415" calcext:value-type="float">
            <text:p>0.2920219231</text:p>
          </table:table-cell>
          <table:table-cell table:formula="of:=([.A349]-(([.B349]+[.D349])/2))^2" office:value-type="float" office:value="0.00745365170771138" calcext:value-type="float">
            <text:p>0.0074536517</text:p>
          </table:table-cell>
          <table:table-cell table:formula="of:=([.A349]-99.19)^2" office:value-type="float" office:value="13.1044" calcext:value-type="float">
            <text:p>13.1044</text:p>
          </table:table-cell>
        </table:table-row>
        <table:table-row table:style-name="ro1">
          <table:table-cell office:value-type="float" office:value="95.64" calcext:value-type="float">
            <text:p>95.64</text:p>
          </table:table-cell>
          <table:table-cell office:value-type="float" office:value="92.6587524414063" calcext:value-type="float">
            <text:p>92.6587524414</text:p>
          </table:table-cell>
          <table:table-cell office:value-type="float" office:value="95.64" calcext:value-type="float">
            <text:p>95.64</text:p>
          </table:table-cell>
          <table:table-cell office:value-type="float" office:value="90.7382278442383" calcext:value-type="float">
            <text:p>90.7382278442</text:p>
          </table:table-cell>
          <table:table-cell/>
          <table:table-cell table:formula="of:=[.A350]-[.C350]" office:value-type="float" office:value="0" calcext:value-type="float">
            <text:p>0</text:p>
          </table:table-cell>
          <table:table-cell table:formula="of:=([.A350]-[.B350])^2" office:value-type="float" office:value="8.8878370056212" calcext:value-type="float">
            <text:p>8.8878370056</text:p>
          </table:table-cell>
          <table:table-cell table:formula="of:=([.C350]-[.D350])^2" office:value-type="float" office:value="24.0273702670009" calcext:value-type="float">
            <text:p>24.027370267</text:p>
          </table:table-cell>
          <table:table-cell table:formula="of:=[.G350]-[.H350]" office:value-type="float" office:value="-15.1395332613797" calcext:value-type="float">
            <text:p>-15.1395332614</text:p>
          </table:table-cell>
          <table:table-cell table:formula="of:=([.A350]-(([.B350]+[.D350])/2))^2" office:value-type="float" office:value="15.5354999542292" calcext:value-type="float">
            <text:p>15.5354999542</text:p>
          </table:table-cell>
          <table:table-cell table:formula="of:=([.A350]-99.19)^2" office:value-type="float" office:value="12.6025" calcext:value-type="float">
            <text:p>12.6025</text:p>
          </table:table-cell>
        </table:table-row>
        <table:table-row table:style-name="ro1">
          <table:table-cell office:value-type="float" office:value="95.65" calcext:value-type="float">
            <text:p>95.65</text:p>
          </table:table-cell>
          <table:table-cell office:value-type="float" office:value="93.2845993041992" calcext:value-type="float">
            <text:p>93.2845993042</text:p>
          </table:table-cell>
          <table:table-cell office:value-type="float" office:value="95.65" calcext:value-type="float">
            <text:p>95.65</text:p>
          </table:table-cell>
          <table:table-cell office:value-type="float" office:value="89.525276184082" calcext:value-type="float">
            <text:p>89.5252761841</text:p>
          </table:table-cell>
          <table:table-cell/>
          <table:table-cell table:formula="of:=[.A351]-[.C351]" office:value-type="float" office:value="0" calcext:value-type="float">
            <text:p>0</text:p>
          </table:table-cell>
          <table:table-cell table:formula="of:=([.A351]-[.B351])^2" office:value-type="float" office:value="5.59512045169485" calcext:value-type="float">
            <text:p>5.5951204517</text:p>
          </table:table-cell>
          <table:table-cell table:formula="of:=([.C351]-[.D351])^2" office:value-type="float" office:value="37.5122418212728" calcext:value-type="float">
            <text:p>37.5122418213</text:p>
          </table:table-cell>
          <table:table-cell table:formula="of:=[.G351]-[.H351]" office:value-type="float" office:value="-31.917121369578" calcext:value-type="float">
            <text:p>-31.9171213696</text:p>
          </table:table-cell>
          <table:table-cell table:formula="of:=([.A351]-(([.B351]+[.D351])/2))^2" office:value-type="float" office:value="18.0205535561219" calcext:value-type="float">
            <text:p>18.0205535561</text:p>
          </table:table-cell>
          <table:table-cell table:formula="of:=([.A351]-99.19)^2" office:value-type="float" office:value="12.5315999999999" calcext:value-type="float">
            <text:p>12.5316</text:p>
          </table:table-cell>
        </table:table-row>
        <table:table-row table:style-name="ro1">
          <table:table-cell office:value-type="float" office:value="95.71" calcext:value-type="float">
            <text:p>95.71</text:p>
          </table:table-cell>
          <table:table-cell office:value-type="float" office:value="93.2690124511719" calcext:value-type="float">
            <text:p>93.2690124512</text:p>
          </table:table-cell>
          <table:table-cell office:value-type="float" office:value="95.71" calcext:value-type="float">
            <text:p>95.71</text:p>
          </table:table-cell>
          <table:table-cell office:value-type="float" office:value="91.6376800537109" calcext:value-type="float">
            <text:p>91.6376800537</text:p>
          </table:table-cell>
          <table:table-cell/>
          <table:table-cell table:formula="of:=[.A352]-[.C352]" office:value-type="float" office:value="0" calcext:value-type="float">
            <text:p>0</text:p>
          </table:table-cell>
          <table:table-cell table:formula="of:=([.A352]-[.B352])^2" office:value-type="float" office:value="5.95842021353391" calcext:value-type="float">
            <text:p>5.9584202135</text:p>
          </table:table-cell>
          <table:table-cell table:formula="of:=([.C352]-[.D352])^2" office:value-type="float" office:value="16.5837897449437" calcext:value-type="float">
            <text:p>16.5837897449</text:p>
          </table:table-cell>
          <table:table-cell table:formula="of:=[.G352]-[.H352]" office:value-type="float" office:value="-10.6253695314098" calcext:value-type="float">
            <text:p>-10.6253695314</text:p>
          </table:table-cell>
          <table:table-cell table:formula="of:=([.A352]-(([.B352]+[.D352])/2))^2" office:value-type="float" office:value="10.6057936314874" calcext:value-type="float">
            <text:p>10.6057936315</text:p>
          </table:table-cell>
          <table:table-cell table:formula="of:=([.A352]-99.19)^2" office:value-type="float" office:value="12.1104" calcext:value-type="float">
            <text:p>12.1104</text:p>
          </table:table-cell>
        </table:table-row>
        <table:table-row table:style-name="ro1">
          <table:table-cell office:value-type="float" office:value="95.71" calcext:value-type="float">
            <text:p>95.71</text:p>
          </table:table-cell>
          <table:table-cell office:value-type="float" office:value="92.7970123291016" calcext:value-type="float">
            <text:p>92.7970123291</text:p>
          </table:table-cell>
          <table:table-cell office:value-type="float" office:value="95.71" calcext:value-type="float">
            <text:p>95.71</text:p>
          </table:table-cell>
          <table:table-cell office:value-type="float" office:value="91.8552169799805" calcext:value-type="float">
            <text:p>91.85521698</text:p>
          </table:table-cell>
          <table:table-cell/>
          <table:table-cell table:formula="of:=[.A353]-[.C353]" office:value-type="float" office:value="0" calcext:value-type="float">
            <text:p>0</text:p>
          </table:table-cell>
          <table:table-cell table:formula="of:=([.A353]-[.B353])^2" office:value-type="float" office:value="8.48549717080627" calcext:value-type="float">
            <text:p>8.4854971708</text:p>
          </table:table-cell>
          <table:table-cell table:formula="of:=([.C353]-[.D353])^2" office:value-type="float" office:value="14.8593521314309" calcext:value-type="float">
            <text:p>14.8593521314</text:p>
          </table:table-cell>
          <table:table-cell table:formula="of:=[.G353]-[.H353]" office:value-type="float" office:value="-6.37385496062458" calcext:value-type="float">
            <text:p>-6.3738549606</text:p>
          </table:table-cell>
          <table:table-cell table:formula="of:=([.A353]-(([.B353]+[.D353])/2))^2" office:value-type="float" office:value="11.450680031212" calcext:value-type="float">
            <text:p>11.4506800312</text:p>
          </table:table-cell>
          <table:table-cell table:formula="of:=([.A353]-99.19)^2" office:value-type="float" office:value="12.1104" calcext:value-type="float">
            <text:p>12.1104</text:p>
          </table:table-cell>
        </table:table-row>
        <table:table-row table:style-name="ro1">
          <table:table-cell office:value-type="float" office:value="95.73" calcext:value-type="float">
            <text:p>95.73</text:p>
          </table:table-cell>
          <table:table-cell office:value-type="float" office:value="102.870872497559" calcext:value-type="float">
            <text:p>102.8708724976</text:p>
          </table:table-cell>
          <table:table-cell office:value-type="float" office:value="95.73" calcext:value-type="float">
            <text:p>95.73</text:p>
          </table:table-cell>
          <table:table-cell office:value-type="float" office:value="101.648834228516" calcext:value-type="float">
            <text:p>101.6488342285</text:p>
          </table:table-cell>
          <table:table-cell/>
          <table:table-cell table:formula="of:=[.A354]-[.C354]" office:value-type="float" office:value="0" calcext:value-type="float">
            <text:p>0</text:p>
          </table:table-cell>
          <table:table-cell table:formula="of:=([.A354]-[.B354])^2" office:value-type="float" office:value="50.9920600263887" calcext:value-type="float">
            <text:p>50.9920600264</text:p>
          </table:table-cell>
          <table:table-cell table:formula="of:=([.C354]-[.D354])^2" office:value-type="float" office:value="35.0325986246481" calcext:value-type="float">
            <text:p>35.0325986246</text:p>
          </table:table-cell>
          <table:table-cell table:formula="of:=[.G354]-[.H354]" office:value-type="float" office:value="15.9594614017405" calcext:value-type="float">
            <text:p>15.9594614017</text:p>
          </table:table-cell>
          <table:table-cell table:formula="of:=([.A354]-(([.B354]+[.D354])/2))^2" office:value-type="float" office:value="42.638984942767" calcext:value-type="float">
            <text:p>42.6389849428</text:p>
          </table:table-cell>
          <table:table-cell table:formula="of:=([.A354]-99.19)^2" office:value-type="float" office:value="11.9716" calcext:value-type="float">
            <text:p>11.9716</text:p>
          </table:table-cell>
        </table:table-row>
        <table:table-row table:style-name="ro1">
          <table:table-cell office:value-type="float" office:value="96.06" calcext:value-type="float">
            <text:p>96.06</text:p>
          </table:table-cell>
          <table:table-cell office:value-type="float" office:value="93.6282348632813" calcext:value-type="float">
            <text:p>93.6282348633</text:p>
          </table:table-cell>
          <table:table-cell office:value-type="float" office:value="96.06" calcext:value-type="float">
            <text:p>96.06</text:p>
          </table:table-cell>
          <table:table-cell office:value-type="float" office:value="93.1768798828125" calcext:value-type="float">
            <text:p>93.1768798828</text:p>
          </table:table-cell>
          <table:table-cell/>
          <table:table-cell table:formula="of:=[.A355]-[.C355]" office:value-type="float" office:value="0" calcext:value-type="float">
            <text:p>0</text:p>
          </table:table-cell>
          <table:table-cell table:formula="of:=([.A355]-[.B355])^2" office:value-type="float" office:value="5.91348168016077" calcext:value-type="float">
            <text:p>5.9134816802</text:p>
          </table:table-cell>
          <table:table-cell table:formula="of:=([.C355]-[.D355])^2" office:value-type="float" office:value="8.31238161013128" calcext:value-type="float">
            <text:p>8.3123816101</text:p>
          </table:table-cell>
          <table:table-cell table:formula="of:=[.G355]-[.H355]" office:value-type="float" office:value="-2.39889992997051" calcext:value-type="float">
            <text:p>-2.39889993</text:p>
          </table:table-cell>
          <table:table-cell table:formula="of:=([.A355]-(([.B355]+[.D355])/2))^2" office:value-type="float" office:value="7.06200131554754" calcext:value-type="float">
            <text:p>7.0620013155</text:p>
          </table:table-cell>
          <table:table-cell table:formula="of:=([.A355]-99.19)^2" office:value-type="float" office:value="9.79689999999997" calcext:value-type="float">
            <text:p>9.7969</text:p>
          </table:table-cell>
        </table:table-row>
        <table:table-row table:style-name="ro1">
          <table:table-cell office:value-type="float" office:value="96.23" calcext:value-type="float">
            <text:p>96.23</text:p>
          </table:table-cell>
          <table:table-cell office:value-type="float" office:value="92.9155578613281" calcext:value-type="float">
            <text:p>92.9155578613</text:p>
          </table:table-cell>
          <table:table-cell office:value-type="float" office:value="96.23" calcext:value-type="float">
            <text:p>96.23</text:p>
          </table:table-cell>
          <table:table-cell office:value-type="float" office:value="92.7699661254883" calcext:value-type="float">
            <text:p>92.7699661255</text:p>
          </table:table-cell>
          <table:table-cell/>
          <table:table-cell table:formula="of:=[.A356]-[.C356]" office:value-type="float" office:value="0" calcext:value-type="float">
            <text:p>0</text:p>
          </table:table-cell>
          <table:table-cell table:formula="of:=([.A356]-[.B356])^2" office:value-type="float" office:value="10.9855266906038" calcext:value-type="float">
            <text:p>10.9855266906</text:p>
          </table:table-cell>
          <table:table-cell table:formula="of:=([.C356]-[.D356])^2" office:value-type="float" office:value="11.9718344127686" calcext:value-type="float">
            <text:p>11.9718344128</text:p>
          </table:table-cell>
          <table:table-cell table:formula="of:=[.G356]-[.H356]" office:value-type="float" office:value="-0.986307722164785" calcext:value-type="float">
            <text:p>-0.9863077222</text:p>
          </table:table-cell>
          <table:table-cell table:formula="of:=([.A356]-(([.B356]+[.D356])/2))^2" office:value-type="float" office:value="11.4733813133" calcext:value-type="float">
            <text:p>11.4733813133</text:p>
          </table:table-cell>
          <table:table-cell table:formula="of:=([.A356]-99.19)^2" office:value-type="float" office:value="8.76159999999996" calcext:value-type="float">
            <text:p>8.7616</text:p>
          </table:table-cell>
        </table:table-row>
        <table:table-row table:style-name="ro1">
          <table:table-cell office:value-type="float" office:value="96.27" calcext:value-type="float">
            <text:p>96.27</text:p>
          </table:table-cell>
          <table:table-cell office:value-type="float" office:value="94.0055313110352" calcext:value-type="float">
            <text:p>94.005531311</text:p>
          </table:table-cell>
          <table:table-cell office:value-type="float" office:value="96.27" calcext:value-type="float">
            <text:p>96.27</text:p>
          </table:table-cell>
          <table:table-cell office:value-type="float" office:value="94.6132965087891" calcext:value-type="float">
            <text:p>94.6132965088</text:p>
          </table:table-cell>
          <table:table-cell/>
          <table:table-cell table:formula="of:=[.A357]-[.C357]" office:value-type="float" office:value="0" calcext:value-type="float">
            <text:p>0</text:p>
          </table:table-cell>
          <table:table-cell table:formula="of:=([.A357]-[.B357])^2" office:value-type="float" office:value="5.12781844330214" calcext:value-type="float">
            <text:p>5.1278184433</text:p>
          </table:table-cell>
          <table:table-cell table:formula="of:=([.C357]-[.D357])^2" office:value-type="float" office:value="2.7446664577905" calcext:value-type="float">
            <text:p>2.7446664578</text:p>
          </table:table-cell>
          <table:table-cell table:formula="of:=[.G357]-[.H357]" office:value-type="float" office:value="2.38315198551164" calcext:value-type="float">
            <text:p>2.3831519855</text:p>
          </table:table-cell>
          <table:table-cell table:formula="of:=([.A357]-(([.B357]+[.D357])/2))^2" office:value-type="float" office:value="3.84389781664611" calcext:value-type="float">
            <text:p>3.8438978166</text:p>
          </table:table-cell>
          <table:table-cell table:formula="of:=([.A357]-99.19)^2" office:value-type="float" office:value="8.52640000000001" calcext:value-type="float">
            <text:p>8.5264</text:p>
          </table:table-cell>
        </table:table-row>
        <table:table-row table:style-name="ro1">
          <table:table-cell office:value-type="float" office:value="96.45" calcext:value-type="float">
            <text:p>96.45</text:p>
          </table:table-cell>
          <table:table-cell office:value-type="float" office:value="93.5550003051758" calcext:value-type="float">
            <text:p>93.5550003052</text:p>
          </table:table-cell>
          <table:table-cell office:value-type="float" office:value="96.45" calcext:value-type="float">
            <text:p>96.45</text:p>
          </table:table-cell>
          <table:table-cell office:value-type="float" office:value="94.6349105834961" calcext:value-type="float">
            <text:p>94.6349105835</text:p>
          </table:table-cell>
          <table:table-cell/>
          <table:table-cell table:formula="of:=[.A358]-[.C358]" office:value-type="float" office:value="0" calcext:value-type="float">
            <text:p>0</text:p>
          </table:table-cell>
          <table:table-cell table:formula="of:=([.A358]-[.B358])^2" office:value-type="float" office:value="8.38102323303234" calcext:value-type="float">
            <text:p>8.381023233</text:p>
          </table:table-cell>
          <table:table-cell table:formula="of:=([.C358]-[.D358])^2" office:value-type="float" office:value="3.2945495899045" calcext:value-type="float">
            <text:p>3.2945495899</text:p>
          </table:table-cell>
          <table:table-cell table:formula="of:=[.G358]-[.H358]" office:value-type="float" office:value="5.08647364312783" calcext:value-type="float">
            <text:p>5.0864736431</text:p>
          </table:table-cell>
          <table:table-cell table:formula="of:=([.A358]-(([.B358]+[.D358])/2))^2" office:value-type="float" office:value="5.54623485916296" calcext:value-type="float">
            <text:p>5.5462348592</text:p>
          </table:table-cell>
          <table:table-cell table:formula="of:=([.A358]-99.19)^2" office:value-type="float" office:value="7.50759999999997" calcext:value-type="float">
            <text:p>7.5076</text:p>
          </table:table-cell>
        </table:table-row>
        <table:table-row table:style-name="ro1">
          <table:table-cell office:value-type="float" office:value="96.48" calcext:value-type="float">
            <text:p>96.48</text:p>
          </table:table-cell>
          <table:table-cell office:value-type="float" office:value="93.5495986938477" calcext:value-type="float">
            <text:p>93.5495986938</text:p>
          </table:table-cell>
          <table:table-cell office:value-type="float" office:value="96.48" calcext:value-type="float">
            <text:p>96.48</text:p>
          </table:table-cell>
          <table:table-cell office:value-type="float" office:value="94.0336380004883" calcext:value-type="float">
            <text:p>94.0336380005</text:p>
          </table:table-cell>
          <table:table-cell/>
          <table:table-cell table:formula="of:=[.A359]-[.C359]" office:value-type="float" office:value="0" calcext:value-type="float">
            <text:p>0</text:p>
          </table:table-cell>
          <table:table-cell table:formula="of:=([.A359]-[.B359])^2" office:value-type="float" office:value="8.58725181509939" calcext:value-type="float">
            <text:p>8.5872518151</text:p>
          </table:table-cell>
          <table:table-cell table:formula="of:=([.C359]-[.D359])^2" office:value-type="float" office:value="5.98468703265499" calcext:value-type="float">
            <text:p>5.9846870327</text:p>
          </table:table-cell>
          <table:table-cell table:formula="of:=[.G359]-[.H359]" office:value-type="float" office:value="2.60256478244439" calcext:value-type="float">
            <text:p>2.6025647824</text:p>
          </table:table-cell>
          <table:table-cell table:formula="of:=([.A359]-(([.B359]+[.D359])/2))^2" office:value-type="float" office:value="7.22739591128391" calcext:value-type="float">
            <text:p>7.2273959113</text:p>
          </table:table-cell>
          <table:table-cell table:formula="of:=([.A359]-99.19)^2" office:value-type="float" office:value="7.34409999999997" calcext:value-type="float">
            <text:p>7.3441</text:p>
          </table:table-cell>
        </table:table-row>
        <table:table-row table:style-name="ro1">
          <table:table-cell office:value-type="float" office:value="96.53" calcext:value-type="float">
            <text:p>96.53</text:p>
          </table:table-cell>
          <table:table-cell office:value-type="float" office:value="104.657730102539" calcext:value-type="float">
            <text:p>104.6577301025</text:p>
          </table:table-cell>
          <table:table-cell office:value-type="float" office:value="96.53" calcext:value-type="float">
            <text:p>96.53</text:p>
          </table:table-cell>
          <table:table-cell office:value-type="float" office:value="106.087043762207" calcext:value-type="float">
            <text:p>106.0870437622</text:p>
          </table:table-cell>
          <table:table-cell/>
          <table:table-cell table:formula="of:=[.A360]-[.C360]" office:value-type="float" office:value="0" calcext:value-type="float">
            <text:p>0</text:p>
          </table:table-cell>
          <table:table-cell table:formula="of:=([.A360]-[.B360])^2" office:value-type="float" office:value="66.0599966197196" calcext:value-type="float">
            <text:p>66.0599966197</text:p>
          </table:table-cell>
          <table:table-cell table:formula="of:=([.C360]-[.D360])^2" office:value-type="float" office:value="91.3370854727403" calcext:value-type="float">
            <text:p>91.3370854727</text:p>
          </table:table-cell>
          <table:table-cell table:formula="of:=[.G360]-[.H360]" office:value-type="float" office:value="-25.2770888530207" calcext:value-type="float">
            <text:p>-25.277088853</text:p>
          </table:table-cell>
          <table:table-cell table:formula="of:=([.A360]-(([.B360]+[.D360])/2))^2" office:value-type="float" office:value="78.1878066618016" calcext:value-type="float">
            <text:p>78.1878066618</text:p>
          </table:table-cell>
          <table:table-cell table:formula="of:=([.A360]-99.19)^2" office:value-type="float" office:value="7.07559999999998" calcext:value-type="float">
            <text:p>7.0756</text:p>
          </table:table-cell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93.5053100585938" calcext:value-type="float">
            <text:p>93.5053100586</text:p>
          </table:table-cell>
          <table:table-cell office:value-type="float" office:value="96.6" calcext:value-type="float">
            <text:p>96.6</text:p>
          </table:table-cell>
          <table:table-cell office:value-type="float" office:value="94.5558395385742" calcext:value-type="float">
            <text:p>94.5558395386</text:p>
          </table:table-cell>
          <table:table-cell/>
          <table:table-cell table:formula="of:=[.A361]-[.C361]" office:value-type="float" office:value="0" calcext:value-type="float">
            <text:p>0</text:p>
          </table:table-cell>
          <table:table-cell table:formula="of:=([.A361]-[.B361])^2" office:value-type="float" office:value="9.57710583344098" calcext:value-type="float">
            <text:p>9.5771058334</text:p>
          </table:table-cell>
          <table:table-cell table:formula="of:=([.C361]-[.D361])^2" office:value-type="float" office:value="4.17859199205644" calcext:value-type="float">
            <text:p>4.1785919921</text:p>
          </table:table-cell>
          <table:table-cell table:formula="of:=[.G361]-[.H361]" office:value-type="float" office:value="5.39851384138454" calcext:value-type="float">
            <text:p>5.3985138414</text:p>
          </table:table-cell>
          <table:table-cell table:formula="of:=([.A361]-(([.B361]+[.D361])/2))^2" office:value-type="float" office:value="6.6019458656717" calcext:value-type="float">
            <text:p>6.6019458657</text:p>
          </table:table-cell>
          <table:table-cell table:formula="of:=([.A361]-99.19)^2" office:value-type="float" office:value="6.70810000000002" calcext:value-type="float">
            <text:p>6.7081</text:p>
          </table:table-cell>
        </table:table-row>
        <table:table-row table:style-name="ro1">
          <table:table-cell office:value-type="float" office:value="96.61" calcext:value-type="float">
            <text:p>96.61</text:p>
          </table:table-cell>
          <table:table-cell office:value-type="float" office:value="103.001243591309" calcext:value-type="float">
            <text:p>103.0012435913</text:p>
          </table:table-cell>
          <table:table-cell office:value-type="float" office:value="96.61" calcext:value-type="float">
            <text:p>96.61</text:p>
          </table:table-cell>
          <table:table-cell office:value-type="float" office:value="102.560264587402" calcext:value-type="float">
            <text:p>102.5602645874</text:p>
          </table:table-cell>
          <table:table-cell/>
          <table:table-cell table:formula="of:=[.A362]-[.C362]" office:value-type="float" office:value="0" calcext:value-type="float">
            <text:p>0</text:p>
          </table:table-cell>
          <table:table-cell table:formula="of:=([.A362]-[.B362])^2" office:value-type="float" office:value="40.8479946434432" calcext:value-type="float">
            <text:p>40.8479946434</text:p>
          </table:table-cell>
          <table:table-cell table:formula="of:=([.C362]-[.D362])^2" office:value-type="float" office:value="35.4056486600944" calcext:value-type="float">
            <text:p>35.4056486601</text:p>
          </table:table-cell>
          <table:table-cell table:formula="of:=[.G362]-[.H362]" office:value-type="float" office:value="5.44234598334879" calcext:value-type="float">
            <text:p>5.4423459833</text:p>
          </table:table-cell>
          <table:table-cell table:formula="of:=([.A362]-(([.B362]+[.D362])/2))^2" office:value-type="float" office:value="38.0782060312972" calcext:value-type="float">
            <text:p>38.0782060313</text:p>
          </table:table-cell>
          <table:table-cell table:formula="of:=([.A362]-99.19)^2" office:value-type="float" office:value="6.65639999999999" calcext:value-type="float">
            <text:p>6.6564</text:p>
          </table:table-cell>
        </table:table-row>
        <table:table-row table:style-name="ro1">
          <table:table-cell office:value-type="float" office:value="96.69" calcext:value-type="float">
            <text:p>96.69</text:p>
          </table:table-cell>
          <table:table-cell office:value-type="float" office:value="94.6904067993164" calcext:value-type="float">
            <text:p>94.6904067993</text:p>
          </table:table-cell>
          <table:table-cell office:value-type="float" office:value="96.69" calcext:value-type="float">
            <text:p>96.69</text:p>
          </table:table-cell>
          <table:table-cell office:value-type="float" office:value="95.5597915649414" calcext:value-type="float">
            <text:p>95.5597915649</text:p>
          </table:table-cell>
          <table:table-cell/>
          <table:table-cell table:formula="of:=[.A363]-[.C363]" office:value-type="float" office:value="0" calcext:value-type="float">
            <text:p>0</text:p>
          </table:table-cell>
          <table:table-cell table:formula="of:=([.A363]-[.B363])^2" office:value-type="float" office:value="3.99837296822005" calcext:value-type="float">
            <text:p>3.9983729682</text:p>
          </table:table-cell>
          <table:table-cell table:formula="of:=([.C363]-[.D363])^2" office:value-type="float" office:value="1.27737110667759" calcext:value-type="float">
            <text:p>1.2773711067</text:p>
          </table:table-cell>
          <table:table-cell table:formula="of:=[.G363]-[.H363]" office:value-type="float" office:value="2.72100186154246" calcext:value-type="float">
            <text:p>2.7210018615</text:p>
          </table:table-cell>
          <table:table-cell table:formula="of:=([.A363]-(([.B363]+[.D363])/2))^2" office:value-type="float" office:value="2.44891456977361" calcext:value-type="float">
            <text:p>2.4489145698</text:p>
          </table:table-cell>
          <table:table-cell table:formula="of:=([.A363]-99.19)^2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96.74" calcext:value-type="float">
            <text:p>96.74</text:p>
          </table:table-cell>
          <table:table-cell office:value-type="float" office:value="93.8652648925781" calcext:value-type="float">
            <text:p>93.8652648926</text:p>
          </table:table-cell>
          <table:table-cell office:value-type="float" office:value="96.74" calcext:value-type="float">
            <text:p>96.74</text:p>
          </table:table-cell>
          <table:table-cell office:value-type="float" office:value="96.2511901855469" calcext:value-type="float">
            <text:p>96.2511901855</text:p>
          </table:table-cell>
          <table:table-cell/>
          <table:table-cell table:formula="of:=[.A364]-[.C364]" office:value-type="float" office:value="0" calcext:value-type="float">
            <text:p>0</text:p>
          </table:table-cell>
          <table:table-cell table:formula="of:=([.A364]-[.B364])^2" office:value-type="float" office:value="8.26410193784383" calcext:value-type="float">
            <text:p>8.2641019378</text:p>
          </table:table-cell>
          <table:table-cell table:formula="of:=([.C364]-[.D364])^2" office:value-type="float" office:value="0.238935034705693" calcext:value-type="float">
            <text:p>0.2389350347</text:p>
          </table:table-cell>
          <table:table-cell table:formula="of:=[.G364]-[.H364]" office:value-type="float" office:value="8.02516690313814" calcext:value-type="float">
            <text:p>8.0251669031</text:p>
          </table:table-cell>
          <table:table-cell table:formula="of:=([.A364]-(([.B364]+[.D364])/2))^2" office:value-type="float" office:value="2.82835861036776" calcext:value-type="float">
            <text:p>2.8283586104</text:p>
          </table:table-cell>
          <table:table-cell table:formula="of:=([.A364]-99.19)^2" office:value-type="float" office:value="6.00250000000001" calcext:value-type="float">
            <text:p>6.0025</text:p>
          </table:table-cell>
        </table:table-row>
        <table:table-row table:style-name="ro1">
          <table:table-cell office:value-type="float" office:value="96.83" calcext:value-type="float">
            <text:p>96.83</text:p>
          </table:table-cell>
          <table:table-cell office:value-type="float" office:value="103.23397064209" calcext:value-type="float">
            <text:p>103.2339706421</text:p>
          </table:table-cell>
          <table:table-cell office:value-type="float" office:value="96.83" calcext:value-type="float">
            <text:p>96.83</text:p>
          </table:table-cell>
          <table:table-cell office:value-type="float" office:value="105.755859375" calcext:value-type="float">
            <text:p>105.755859375</text:p>
          </table:table-cell>
          <table:table-cell/>
          <table:table-cell table:formula="of:=[.A365]-[.C365]" office:value-type="float" office:value="0" calcext:value-type="float">
            <text:p>0</text:p>
          </table:table-cell>
          <table:table-cell table:formula="of:=([.A365]-[.B365])^2" office:value-type="float" office:value="41.0108399847486" calcext:value-type="float">
            <text:p>41.0108399847</text:p>
          </table:table-cell>
          <table:table-cell table:formula="of:=([.C365]-[.D365])^2" office:value-type="float" office:value="79.6709655822754" calcext:value-type="float">
            <text:p>79.6709655823</text:p>
          </table:table-cell>
          <table:table-cell table:formula="of:=[.G365]-[.H365]" office:value-type="float" office:value="-38.6601255975268" calcext:value-type="float">
            <text:p>-38.6601255975</text:p>
          </table:table-cell>
          <table:table-cell table:formula="of:=([.A365]-(([.B365]+[.D365])/2))^2" office:value-type="float" office:value="58.7509220882172" calcext:value-type="float">
            <text:p>58.7509220882</text:p>
          </table:table-cell>
          <table:table-cell table:formula="of:=([.A365]-99.19)^2" office:value-type="float" office:value="5.5696" calcext:value-type="float">
            <text:p>5.5696</text:p>
          </table:table-cell>
        </table:table-row>
        <table:table-row table:style-name="ro1">
          <table:table-cell office:value-type="float" office:value="96.87" calcext:value-type="float">
            <text:p>96.87</text:p>
          </table:table-cell>
          <table:table-cell office:value-type="float" office:value="91.9329223632812" calcext:value-type="float">
            <text:p>91.9329223633</text:p>
          </table:table-cell>
          <table:table-cell office:value-type="float" office:value="96.87" calcext:value-type="float">
            <text:p>96.87</text:p>
          </table:table-cell>
          <table:table-cell office:value-type="float" office:value="93.1271057128906" calcext:value-type="float">
            <text:p>93.1271057129</text:p>
          </table:table-cell>
          <table:table-cell/>
          <table:table-cell table:formula="of:=[.A366]-[.C366]" office:value-type="float" office:value="0" calcext:value-type="float">
            <text:p>0</text:p>
          </table:table-cell>
          <table:table-cell table:formula="of:=([.A366]-[.B366])^2" office:value-type="float" office:value="24.3747355909884" calcext:value-type="float">
            <text:p>24.374735591</text:p>
          </table:table-cell>
          <table:table-cell table:formula="of:=([.C366]-[.D366])^2" office:value-type="float" office:value="14.009257644476" calcext:value-type="float">
            <text:p>14.0092576445</text:p>
          </table:table-cell>
          <table:table-cell table:formula="of:=[.G366]-[.H366]" office:value-type="float" office:value="10.3654779465124" calcext:value-type="float">
            <text:p>10.3654779465</text:p>
          </table:table-cell>
          <table:table-cell table:formula="of:=([.A366]-(([.B366]+[.D366])/2))^2" office:value-type="float" office:value="18.8354781496112" calcext:value-type="float">
            <text:p>18.8354781496</text:p>
          </table:table-cell>
          <table:table-cell table:formula="of:=([.A366]-99.19)^2" office:value-type="float" office:value="5.38239999999997" calcext:value-type="float">
            <text:p>5.3824</text:p>
          </table:table-cell>
        </table:table-row>
        <table:table-row table:style-name="ro1">
          <table:table-cell office:value-type="float" office:value="96.98" calcext:value-type="float">
            <text:p>96.98</text:p>
          </table:table-cell>
          <table:table-cell office:value-type="float" office:value="94.0703048706055" calcext:value-type="float">
            <text:p>94.0703048706</text:p>
          </table:table-cell>
          <table:table-cell office:value-type="float" office:value="96.98" calcext:value-type="float">
            <text:p>96.98</text:p>
          </table:table-cell>
          <table:table-cell office:value-type="float" office:value="97.8707427978516" calcext:value-type="float">
            <text:p>97.8707427979</text:p>
          </table:table-cell>
          <table:table-cell/>
          <table:table-cell table:formula="of:=[.A367]-[.C367]" office:value-type="float" office:value="0" calcext:value-type="float">
            <text:p>0</text:p>
          </table:table-cell>
          <table:table-cell table:formula="of:=([.A367]-[.B367])^2" office:value-type="float" office:value="8.46632574602228" calcext:value-type="float">
            <text:p>8.466325746</text:p>
          </table:table-cell>
          <table:table-cell table:formula="of:=([.C367]-[.D367])^2" office:value-type="float" office:value="0.793422731924423" calcext:value-type="float">
            <text:p>0.7934227319</text:p>
          </table:table-cell>
          <table:table-cell table:formula="of:=[.G367]-[.H367]" office:value-type="float" office:value="7.67290301409786" calcext:value-type="float">
            <text:p>7.6729030141</text:p>
          </table:table-cell>
          <table:table-cell table:formula="of:=([.A367]-(([.B367]+[.D367])/2))^2" office:value-type="float" office:value="1.01904212926071" calcext:value-type="float">
            <text:p>1.0190421293</text:p>
          </table:table-cell>
          <table:table-cell table:formula="of:=([.A367]-99.19)^2" office:value-type="float" office:value="4.88409999999997" calcext:value-type="float">
            <text:p>4.8841</text:p>
          </table:table-cell>
        </table:table-row>
        <table:table-row table:style-name="ro1">
          <table:table-cell office:value-type="float" office:value="97.0033333333333" calcext:value-type="float">
            <text:p>97.0033333333</text:p>
          </table:table-cell>
          <table:table-cell office:value-type="float" office:value="94.632568359375" calcext:value-type="float">
            <text:p>94.6325683594</text:p>
          </table:table-cell>
          <table:table-cell office:value-type="float" office:value="97.0033333333333" calcext:value-type="float">
            <text:p>97.0033333333</text:p>
          </table:table-cell>
          <table:table-cell office:value-type="float" office:value="94.2598342895508" calcext:value-type="float">
            <text:p>94.2598342896</text:p>
          </table:table-cell>
          <table:table-cell/>
          <table:table-cell table:formula="of:=[.A368]-[.C368]" office:value-type="float" office:value="0" calcext:value-type="float">
            <text:p>0</text:p>
          </table:table-cell>
          <table:table-cell table:formula="of:=([.A368]-[.B368])^2" office:value-type="float" office:value="5.62052656174764" calcext:value-type="float">
            <text:p>5.6205265617</text:p>
          </table:table-cell>
          <table:table-cell table:formula="of:=([.C368]-[.D368])^2" office:value-type="float" office:value="7.52678700323576" calcext:value-type="float">
            <text:p>7.5267870032</text:p>
          </table:table-cell>
          <table:table-cell table:formula="of:=[.G368]-[.H368]" office:value-type="float" office:value="-1.90626044148812" calcext:value-type="float">
            <text:p>-1.9062604415</text:p>
          </table:table-cell>
          <table:table-cell table:formula="of:=([.A368]-(([.B368]+[.D368])/2))^2" office:value-type="float" office:value="6.53892411078977" calcext:value-type="float">
            <text:p>6.5389241108</text:p>
          </table:table-cell>
          <table:table-cell table:formula="of:=([.A368]-99.19)^2" office:value-type="float" office:value="4.78151111111111" calcext:value-type="float">
            <text:p>4.7815111111</text:p>
          </table:table-cell>
        </table:table-row>
        <table:table-row table:style-name="ro1">
          <table:table-cell office:value-type="float" office:value="97.07" calcext:value-type="float">
            <text:p>97.07</text:p>
          </table:table-cell>
          <table:table-cell office:value-type="float" office:value="103.009132385254" calcext:value-type="float">
            <text:p>103.0091323853</text:p>
          </table:table-cell>
          <table:table-cell office:value-type="float" office:value="97.07" calcext:value-type="float">
            <text:p>97.07</text:p>
          </table:table-cell>
          <table:table-cell office:value-type="float" office:value="103.304191589355" calcext:value-type="float">
            <text:p>103.3041915894</text:p>
          </table:table-cell>
          <table:table-cell/>
          <table:table-cell table:formula="of:=[.A369]-[.C369]" office:value-type="float" office:value="0" calcext:value-type="float">
            <text:p>0</text:p>
          </table:table-cell>
          <table:table-cell table:formula="of:=([.A369]-[.B369])^2" office:value-type="float" office:value="35.2732934895718" calcext:value-type="float">
            <text:p>35.2732934896</text:p>
          </table:table-cell>
          <table:table-cell table:formula="of:=([.C369]-[.D369])^2" office:value-type="float" office:value="38.8651447727905" calcext:value-type="float">
            <text:p>38.8651447728</text:p>
          </table:table-cell>
          <table:table-cell table:formula="of:=[.G369]-[.H369]" office:value-type="float" office:value="-3.59185128321872" calcext:value-type="float">
            <text:p>-3.5918512832</text:p>
          </table:table-cell>
          <table:table-cell table:formula="of:=([.A369]-(([.B369]+[.D369])/2))^2" office:value-type="float" office:value="37.0474541476999" calcext:value-type="float">
            <text:p>37.0474541477</text:p>
          </table:table-cell>
          <table:table-cell table:formula="of:=([.A369]-99.19)^2" office:value-type="float" office:value="4.49440000000002" calcext:value-type="float">
            <text:p>4.4944</text:p>
          </table:table-cell>
        </table:table-row>
        <table:table-row table:style-name="ro1">
          <table:table-cell office:value-type="float" office:value="97.19" calcext:value-type="float">
            <text:p>97.19</text:p>
          </table:table-cell>
          <table:table-cell office:value-type="float" office:value="103.201713562012" calcext:value-type="float">
            <text:p>103.201713562</text:p>
          </table:table-cell>
          <table:table-cell office:value-type="float" office:value="97.19" calcext:value-type="float">
            <text:p>97.19</text:p>
          </table:table-cell>
          <table:table-cell office:value-type="float" office:value="102.994071960449" calcext:value-type="float">
            <text:p>102.9940719605</text:p>
          </table:table-cell>
          <table:table-cell/>
          <table:table-cell table:formula="of:=[.A370]-[.C370]" office:value-type="float" office:value="0" calcext:value-type="float">
            <text:p>0</text:p>
          </table:table-cell>
          <table:table-cell table:formula="of:=([.A370]-[.B370])^2" office:value-type="float" office:value="36.1406999516757" calcext:value-type="float">
            <text:p>36.1406999517</text:p>
          </table:table-cell>
          <table:table-cell table:formula="of:=([.C370]-[.D370])^2" office:value-type="float" office:value="33.6872513220729" calcext:value-type="float">
            <text:p>33.6872513221</text:p>
          </table:table-cell>
          <table:table-cell table:formula="of:=[.G370]-[.H370]" office:value-type="float" office:value="2.4534486296028" calcext:value-type="float">
            <text:p>2.4534486296</text:p>
          </table:table-cell>
          <table:table-cell table:formula="of:=([.A370]-(([.B370]+[.D370])/2))^2" office:value-type="float" office:value="34.9031968781994" calcext:value-type="float">
            <text:p>34.9031968782</text:p>
          </table:table-cell>
          <table:table-cell table:formula="of:=([.A370]-99.19)^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.26" calcext:value-type="float">
            <text:p>97.26</text:p>
          </table:table-cell>
          <table:table-cell office:value-type="float" office:value="92.9327926635742" calcext:value-type="float">
            <text:p>92.9327926636</text:p>
          </table:table-cell>
          <table:table-cell office:value-type="float" office:value="97.26" calcext:value-type="float">
            <text:p>97.26</text:p>
          </table:table-cell>
          <table:table-cell office:value-type="float" office:value="94.1895370483399" calcext:value-type="float">
            <text:p>94.1895370483</text:p>
          </table:table-cell>
          <table:table-cell/>
          <table:table-cell table:formula="of:=[.A371]-[.C371]" office:value-type="float" office:value="0" calcext:value-type="float">
            <text:p>0</text:p>
          </table:table-cell>
          <table:table-cell table:formula="of:=([.A371]-[.B371])^2" office:value-type="float" office:value="18.7247233324171" calcext:value-type="float">
            <text:p>18.7247233324</text:p>
          </table:table-cell>
          <table:table-cell table:formula="of:=([.C371]-[.D371])^2" office:value-type="float" office:value="9.42774273751763" calcext:value-type="float">
            <text:p>9.4277427375</text:p>
          </table:table-cell>
          <table:table-cell table:formula="of:=[.G371]-[.H371]" office:value-type="float" office:value="9.29698059489952" calcext:value-type="float">
            <text:p>9.2969805949</text:p>
          </table:table-cell>
          <table:table-cell table:formula="of:=([.A371]-(([.B371]+[.D371])/2))^2" office:value-type="float" office:value="13.6813814228074" calcext:value-type="float">
            <text:p>13.6813814228</text:p>
          </table:table-cell>
          <table:table-cell table:formula="of:=([.A371]-99.19)^2" office:value-type="float" office:value="3.72489999999997" calcext:value-type="float">
            <text:p>3.7249</text:p>
          </table:table-cell>
        </table:table-row>
        <table:table-row table:style-name="ro1">
          <table:table-cell office:value-type="float" office:value="97.29" calcext:value-type="float">
            <text:p>97.29</text:p>
          </table:table-cell>
          <table:table-cell office:value-type="float" office:value="94.6303634643555" calcext:value-type="float">
            <text:p>94.6303634644</text:p>
          </table:table-cell>
          <table:table-cell office:value-type="float" office:value="97.29" calcext:value-type="float">
            <text:p>97.29</text:p>
          </table:table-cell>
          <table:table-cell office:value-type="float" office:value="92.1247940063477" calcext:value-type="float">
            <text:p>92.1247940063</text:p>
          </table:table-cell>
          <table:table-cell/>
          <table:table-cell table:formula="of:=[.A372]-[.C372]" office:value-type="float" office:value="0" calcext:value-type="float">
            <text:p>0</text:p>
          </table:table-cell>
          <table:table-cell table:formula="of:=([.A372]-[.B372])^2" office:value-type="float" office:value="7.07366650173528" calcext:value-type="float">
            <text:p>7.0736665017</text:p>
          </table:table-cell>
          <table:table-cell table:formula="of:=([.C372]-[.D372])^2" office:value-type="float" office:value="26.6793529568622" calcext:value-type="float">
            <text:p>26.6793529569</text:p>
          </table:table-cell>
          <table:table-cell table:formula="of:=[.G372]-[.H372]" office:value-type="float" office:value="-19.6056864551269" calcext:value-type="float">
            <text:p>-19.6056864551</text:p>
          </table:table-cell>
          <table:table-cell table:formula="of:=([.A372]-(([.B372]+[.D372])/2))^2" office:value-type="float" office:value="15.3070401520733" calcext:value-type="float">
            <text:p>15.3070401521</text:p>
          </table:table-cell>
          <table:table-cell table:formula="of:=([.A372]-99.19)^2" office:value-type="float" office:value="3.60999999999997" calcext:value-type="float">
            <text:p>3.61</text:p>
          </table:table-cell>
        </table:table-row>
        <table:table-row table:style-name="ro1">
          <table:table-cell office:value-type="float" office:value="97.36" calcext:value-type="float">
            <text:p>97.36</text:p>
          </table:table-cell>
          <table:table-cell office:value-type="float" office:value="93.8453369140625" calcext:value-type="float">
            <text:p>93.8453369141</text:p>
          </table:table-cell>
          <table:table-cell office:value-type="float" office:value="97.36" calcext:value-type="float">
            <text:p>97.36</text:p>
          </table:table-cell>
          <table:table-cell office:value-type="float" office:value="96.3514633178711" calcext:value-type="float">
            <text:p>96.3514633179</text:p>
          </table:table-cell>
          <table:table-cell/>
          <table:table-cell table:formula="of:=[.A373]-[.C373]" office:value-type="float" office:value="0" calcext:value-type="float">
            <text:p>0</text:p>
          </table:table-cell>
          <table:table-cell table:formula="of:=([.A373]-[.B373])^2" office:value-type="float" office:value="12.3528566076517" calcext:value-type="float">
            <text:p>12.3528566077</text:p>
          </table:table-cell>
          <table:table-cell table:formula="of:=([.C373]-[.D373])^2" office:value-type="float" office:value="1.01714623919958" calcext:value-type="float">
            <text:p>1.0171462392</text:p>
          </table:table-cell>
          <table:table-cell table:formula="of:=[.G373]-[.H373]" office:value-type="float" office:value="11.3357103684521" calcext:value-type="float">
            <text:p>11.3357103685</text:p>
          </table:table-cell>
          <table:table-cell table:formula="of:=([.A373]-(([.B373]+[.D373])/2))^2" office:value-type="float" office:value="5.114834035459" calcext:value-type="float">
            <text:p>5.1148340355</text:p>
          </table:table-cell>
          <table:table-cell table:formula="of:=([.A373]-99.19)^2" office:value-type="float" office:value="3.34889999999999" calcext:value-type="float">
            <text:p>3.3489</text:p>
          </table:table-cell>
        </table:table-row>
        <table:table-row table:style-name="ro1">
          <table:table-cell office:value-type="float" office:value="97.36" calcext:value-type="float">
            <text:p>97.36</text:p>
          </table:table-cell>
          <table:table-cell office:value-type="float" office:value="93.4215927124023" calcext:value-type="float">
            <text:p>93.4215927124</text:p>
          </table:table-cell>
          <table:table-cell office:value-type="float" office:value="97.36" calcext:value-type="float">
            <text:p>97.36</text:p>
          </table:table-cell>
          <table:table-cell office:value-type="float" office:value="89.3473434448242" calcext:value-type="float">
            <text:p>89.3473434448</text:p>
          </table:table-cell>
          <table:table-cell/>
          <table:table-cell table:formula="of:=[.A374]-[.C374]" office:value-type="float" office:value="0" calcext:value-type="float">
            <text:p>0</text:p>
          </table:table-cell>
          <table:table-cell table:formula="of:=([.A374]-[.B374])^2" office:value-type="float" office:value="15.5110519630023" calcext:value-type="float">
            <text:p>15.511051963</text:p>
          </table:table-cell>
          <table:table-cell table:formula="of:=([.C374]-[.D374])^2" office:value-type="float" office:value="64.2026650712014" calcext:value-type="float">
            <text:p>64.2026650712</text:p>
          </table:table-cell>
          <table:table-cell table:formula="of:=[.G374]-[.H374]" office:value-type="float" office:value="-48.6916131081991" calcext:value-type="float">
            <text:p>-48.6916131082</text:p>
          </table:table-cell>
          <table:table-cell table:formula="of:=([.A374]-(([.B374]+[.D374])/2))^2" office:value-type="float" office:value="35.7069817435116" calcext:value-type="float">
            <text:p>35.7069817435</text:p>
          </table:table-cell>
          <table:table-cell table:formula="of:=([.A374]-99.19)^2" office:value-type="float" office:value="3.34889999999999" calcext:value-type="float">
            <text:p>3.3489</text:p>
          </table:table-cell>
        </table:table-row>
        <table:table-row table:style-name="ro1">
          <table:table-cell office:value-type="float" office:value="97.37" calcext:value-type="float">
            <text:p>97.37</text:p>
          </table:table-cell>
          <table:table-cell office:value-type="float" office:value="94.4997940063477" calcext:value-type="float">
            <text:p>94.4997940063</text:p>
          </table:table-cell>
          <table:table-cell office:value-type="float" office:value="97.37" calcext:value-type="float">
            <text:p>97.37</text:p>
          </table:table-cell>
          <table:table-cell office:value-type="float" office:value="96.1797027587891" calcext:value-type="float">
            <text:p>96.1797027588</text:p>
          </table:table-cell>
          <table:table-cell/>
          <table:table-cell table:formula="of:=[.A375]-[.C375]" office:value-type="float" office:value="0" calcext:value-type="float">
            <text:p>0</text:p>
          </table:table-cell>
          <table:table-cell table:formula="of:=([.A375]-[.B375])^2" office:value-type="float" office:value="8.23808244599787" calcext:value-type="float">
            <text:p>8.238082446</text:p>
          </table:table-cell>
          <table:table-cell table:formula="of:=([.C375]-[.D375])^2" office:value-type="float" office:value="1.41680752243438" calcext:value-type="float">
            <text:p>1.4168075224</text:p>
          </table:table-cell>
          <table:table-cell table:formula="of:=[.G375]-[.H375]" office:value-type="float" office:value="6.82127492356349" calcext:value-type="float">
            <text:p>6.8212749236</text:p>
          </table:table-cell>
          <table:table-cell table:formula="of:=([.A375]-(([.B375]+[.D375])/2))^2" office:value-type="float" office:value="4.12192163008381" calcext:value-type="float">
            <text:p>4.1219216301</text:p>
          </table:table-cell>
          <table:table-cell table:formula="of:=([.A375]-99.19)^2" office:value-type="float" office:value="3.31239999999998" calcext:value-type="float">
            <text:p>3.3124</text:p>
          </table:table-cell>
        </table:table-row>
        <table:table-row table:style-name="ro1">
          <table:table-cell office:value-type="float" office:value="97.47" calcext:value-type="float">
            <text:p>97.47</text:p>
          </table:table-cell>
          <table:table-cell office:value-type="float" office:value="93.7566909790039" calcext:value-type="float">
            <text:p>93.756690979</text:p>
          </table:table-cell>
          <table:table-cell office:value-type="float" office:value="97.47" calcext:value-type="float">
            <text:p>97.47</text:p>
          </table:table-cell>
          <table:table-cell office:value-type="float" office:value="95.3189163208008" calcext:value-type="float">
            <text:p>95.3189163208</text:p>
          </table:table-cell>
          <table:table-cell/>
          <table:table-cell table:formula="of:=[.A376]-[.C376]" office:value-type="float" office:value="0" calcext:value-type="float">
            <text:p>0</text:p>
          </table:table-cell>
          <table:table-cell table:formula="of:=([.A376]-[.B376])^2" office:value-type="float" office:value="13.788663885411" calcext:value-type="float">
            <text:p>13.7886638854</text:p>
          </table:table-cell>
          <table:table-cell table:formula="of:=([.C376]-[.D376])^2" office:value-type="float" office:value="4.62716099491724" calcext:value-type="float">
            <text:p>4.6271609949</text:p>
          </table:table-cell>
          <table:table-cell table:formula="of:=[.G376]-[.H376]" office:value-type="float" office:value="9.16150289049372" calcext:value-type="float">
            <text:p>9.1615028905</text:p>
          </table:table-cell>
          <table:table-cell table:formula="of:=([.A376]-(([.B376]+[.D376])/2))^2" office:value-type="float" office:value="8.59777543552601" calcext:value-type="float">
            <text:p>8.5977754355</text:p>
          </table:table-cell>
          <table:table-cell table:formula="of:=([.A376]-99.19)^2" office:value-type="float" office:value="2.9584" calcext:value-type="float">
            <text:p>2.9584</text:p>
          </table:table-cell>
        </table:table-row>
        <table:table-row table:style-name="ro1">
          <table:table-cell office:value-type="float" office:value="97.55" calcext:value-type="float">
            <text:p>97.55</text:p>
          </table:table-cell>
          <table:table-cell office:value-type="float" office:value="94.8447265625" calcext:value-type="float">
            <text:p>94.8447265625</text:p>
          </table:table-cell>
          <table:table-cell office:value-type="float" office:value="97.55" calcext:value-type="float">
            <text:p>97.55</text:p>
          </table:table-cell>
          <table:table-cell office:value-type="float" office:value="97.2861328125" calcext:value-type="float">
            <text:p>97.2861328125</text:p>
          </table:table-cell>
          <table:table-cell/>
          <table:table-cell table:formula="of:=[.A377]-[.C377]" office:value-type="float" office:value="0" calcext:value-type="float">
            <text:p>0</text:p>
          </table:table-cell>
          <table:table-cell table:formula="of:=([.A377]-[.B377])^2" office:value-type="float" office:value="7.31850437164305" calcext:value-type="float">
            <text:p>7.3185043716</text:p>
          </table:table-cell>
          <table:table-cell table:formula="of:=([.C377]-[.D377])^2" office:value-type="float" office:value="0.0696258926391586" calcext:value-type="float">
            <text:p>0.0696258926</text:p>
          </table:table-cell>
          <table:table-cell table:formula="of:=[.G377]-[.H377]" office:value-type="float" office:value="7.24887847900389" calcext:value-type="float">
            <text:p>7.248878479</text:p>
          </table:table-cell>
          <table:table-cell table:formula="of:=([.A377]-(([.B377]+[.D377])/2))^2" office:value-type="float" office:value="2.20394901275634" calcext:value-type="float">
            <text:p>2.2039490128</text:p>
          </table:table-cell>
          <table:table-cell table:formula="of:=([.A377]-99.19)^2" office:value-type="float" office:value="2.6896" calcext:value-type="float">
            <text:p>2.6896</text:p>
          </table:table-cell>
        </table:table-row>
        <table:table-row table:style-name="ro1">
          <table:table-cell office:value-type="float" office:value="97.72" calcext:value-type="float">
            <text:p>97.72</text:p>
          </table:table-cell>
          <table:table-cell office:value-type="float" office:value="92.9044570922852" calcext:value-type="float">
            <text:p>92.9044570923</text:p>
          </table:table-cell>
          <table:table-cell office:value-type="float" office:value="97.72" calcext:value-type="float">
            <text:p>97.72</text:p>
          </table:table-cell>
          <table:table-cell office:value-type="float" office:value="98.3222198486328" calcext:value-type="float">
            <text:p>98.3222198486</text:p>
          </table:table-cell>
          <table:table-cell/>
          <table:table-cell table:formula="of:=[.A378]-[.C378]" office:value-type="float" office:value="0" calcext:value-type="float">
            <text:p>0</text:p>
          </table:table-cell>
          <table:table-cell table:formula="of:=([.A378]-[.B378])^2" office:value-type="float" office:value="23.1894534960427" calcext:value-type="float">
            <text:p>23.189453496</text:p>
          </table:table-cell>
          <table:table-cell table:formula="of:=([.C378]-[.D378])^2" office:value-type="float" office:value="0.362668746087329" calcext:value-type="float">
            <text:p>0.3626687461</text:p>
          </table:table-cell>
          <table:table-cell table:formula="of:=[.G378]-[.H378]" office:value-type="float" office:value="22.8267847499554" calcext:value-type="float">
            <text:p>22.82678475</text:p>
          </table:table-cell>
          <table:table-cell table:formula="of:=([.A378]-(([.B378]+[.D378])/2))^2" office:value-type="float" office:value="4.43802280004809" calcext:value-type="float">
            <text:p>4.4380228</text:p>
          </table:table-cell>
          <table:table-cell table:formula="of:=([.A378]-99.19)^2" office:value-type="float" office:value="2.1609" calcext:value-type="float">
            <text:p>2.1609</text:p>
          </table:table-cell>
        </table:table-row>
        <table:table-row table:style-name="ro1">
          <table:table-cell office:value-type="float" office:value="97.74" calcext:value-type="float">
            <text:p>97.74</text:p>
          </table:table-cell>
          <table:table-cell office:value-type="float" office:value="101.774681091309" calcext:value-type="float">
            <text:p>101.7746810913</text:p>
          </table:table-cell>
          <table:table-cell office:value-type="float" office:value="97.74" calcext:value-type="float">
            <text:p>97.74</text:p>
          </table:table-cell>
          <table:table-cell office:value-type="float" office:value="103.090087890625" calcext:value-type="float">
            <text:p>103.0900878906</text:p>
          </table:table-cell>
          <table:table-cell/>
          <table:table-cell table:formula="of:=[.A379]-[.C379]" office:value-type="float" office:value="0" calcext:value-type="float">
            <text:p>0</text:p>
          </table:table-cell>
          <table:table-cell table:formula="of:=([.A379]-[.B379])^2" office:value-type="float" office:value="16.2786515085631" calcext:value-type="float">
            <text:p>16.2786515086</text:p>
          </table:table-cell>
          <table:table-cell table:formula="of:=([.C379]-[.D379])^2" office:value-type="float" office:value="28.6234404374123" calcext:value-type="float">
            <text:p>28.6234404374</text:p>
          </table:table-cell>
          <table:table-cell table:formula="of:=[.G379]-[.H379]" office:value-type="float" office:value="-12.3447889288492" calcext:value-type="float">
            <text:p>-12.3447889288</text:p>
          </table:table-cell>
          <table:table-cell table:formula="of:=([.A379]-(([.B379]+[.D379])/2))^2" office:value-type="float" office:value="22.0184722110658" calcext:value-type="float">
            <text:p>22.0184722111</text:p>
          </table:table-cell>
          <table:table-cell table:formula="of:=([.A379]-99.19)^2" office:value-type="float" office:value="2.10250000000001" calcext:value-type="float">
            <text:p>2.1025</text:p>
          </table:table-cell>
        </table:table-row>
        <table:table-row table:style-name="ro1">
          <table:table-cell office:value-type="float" office:value="97.84" calcext:value-type="float">
            <text:p>97.84</text:p>
          </table:table-cell>
          <table:table-cell office:value-type="float" office:value="93.5873489379883" calcext:value-type="float">
            <text:p>93.587348938</text:p>
          </table:table-cell>
          <table:table-cell office:value-type="float" office:value="97.84" calcext:value-type="float">
            <text:p>97.84</text:p>
          </table:table-cell>
          <table:table-cell office:value-type="float" office:value="93.4866714477539" calcext:value-type="float">
            <text:p>93.4866714478</text:p>
          </table:table-cell>
          <table:table-cell/>
          <table:table-cell table:formula="of:=[.A380]-[.C380]" office:value-type="float" office:value="0" calcext:value-type="float">
            <text:p>0</text:p>
          </table:table-cell>
          <table:table-cell table:formula="of:=([.A380]-[.B380])^2" office:value-type="float" office:value="18.0850410552294" calcext:value-type="float">
            <text:p>18.0850410552</text:p>
          </table:table-cell>
          <table:table-cell table:formula="of:=([.C380]-[.D380])^2" office:value-type="float" office:value="18.9514694838011" calcext:value-type="float">
            <text:p>18.9514694838</text:p>
          </table:table-cell>
          <table:table-cell table:formula="of:=[.G380]-[.H380]" office:value-type="float" office:value="-0.866428428571673" calcext:value-type="float">
            <text:p>-0.8664284286</text:p>
          </table:table-cell>
          <table:table-cell table:formula="of:=([.A380]-(([.B380]+[.D380])/2))^2" office:value-type="float" office:value="18.5157212802553" calcext:value-type="float">
            <text:p>18.5157212803</text:p>
          </table:table-cell>
          <table:table-cell table:formula="of:=([.A380]-99.19)^2" office:value-type="float" office:value="1.82249999999998" calcext:value-type="float">
            <text:p>1.8225</text:p>
          </table:table-cell>
        </table:table-row>
        <table:table-row table:style-name="ro1">
          <table:table-cell office:value-type="float" office:value="97.85" calcext:value-type="float">
            <text:p>97.85</text:p>
          </table:table-cell>
          <table:table-cell office:value-type="float" office:value="101.359512329102" calcext:value-type="float">
            <text:p>101.3595123291</text:p>
          </table:table-cell>
          <table:table-cell office:value-type="float" office:value="97.85" calcext:value-type="float">
            <text:p>97.85</text:p>
          </table:table-cell>
          <table:table-cell office:value-type="float" office:value="106.62467956543" calcext:value-type="float">
            <text:p>106.6246795654</text:p>
          </table:table-cell>
          <table:table-cell/>
          <table:table-cell table:formula="of:=[.A381]-[.C381]" office:value-type="float" office:value="0" calcext:value-type="float">
            <text:p>0</text:p>
          </table:table-cell>
          <table:table-cell table:formula="of:=([.A381]-[.B381])^2" office:value-type="float" office:value="12.3166767881159" calcext:value-type="float">
            <text:p>12.3166767881</text:p>
          </table:table-cell>
          <table:table-cell table:formula="of:=([.C381]-[.D381])^2" office:value-type="float" office:value="76.9950014759694" calcext:value-type="float">
            <text:p>76.995001476</text:p>
          </table:table-cell>
          <table:table-cell table:formula="of:=[.G381]-[.H381]" office:value-type="float" office:value="-64.6783246878535" calcext:value-type="float">
            <text:p>-64.6783246879</text:p>
          </table:table-cell>
          <table:table-cell table:formula="of:=([.A381]-(([.B381]+[.D381])/2))^2" office:value-type="float" office:value="37.7253426254169" calcext:value-type="float">
            <text:p>37.7253426254</text:p>
          </table:table-cell>
          <table:table-cell table:formula="of:=([.A381]-99.19)^2" office:value-type="float" office:value="1.79560000000001" calcext:value-type="float">
            <text:p>1.7956</text:p>
          </table:table-cell>
        </table:table-row>
        <table:table-row table:style-name="ro1">
          <table:table-cell office:value-type="float" office:value="97.86" calcext:value-type="float">
            <text:p>97.86</text:p>
          </table:table-cell>
          <table:table-cell office:value-type="float" office:value="93.3709945678711" calcext:value-type="float">
            <text:p>93.3709945679</text:p>
          </table:table-cell>
          <table:table-cell office:value-type="float" office:value="97.86" calcext:value-type="float">
            <text:p>97.86</text:p>
          </table:table-cell>
          <table:table-cell office:value-type="float" office:value="99.4254150390625" calcext:value-type="float">
            <text:p>99.4254150391</text:p>
          </table:table-cell>
          <table:table-cell/>
          <table:table-cell table:formula="of:=[.A382]-[.C382]" office:value-type="float" office:value="0" calcext:value-type="float">
            <text:p>0</text:p>
          </table:table-cell>
          <table:table-cell table:formula="of:=([.A382]-[.B382])^2" office:value-type="float" office:value="20.1511697696828" calcext:value-type="float">
            <text:p>20.1511697697</text:p>
          </table:table-cell>
          <table:table-cell table:formula="of:=([.C382]-[.D382])^2" office:value-type="float" office:value="2.45052424452305" calcext:value-type="float">
            <text:p>2.4505242445</text:p>
          </table:table-cell>
          <table:table-cell table:formula="of:=[.G382]-[.H382]" office:value-type="float" office:value="17.7006455251598" calcext:value-type="float">
            <text:p>17.7006455252</text:p>
          </table:table-cell>
          <table:table-cell table:formula="of:=([.A382]-(([.B382]+[.D382])/2))^2" office:value-type="float" office:value="2.13684519660754" calcext:value-type="float">
            <text:p>2.1368451966</text:p>
          </table:table-cell>
          <table:table-cell table:formula="of:=([.A382]-99.19)^2" office:value-type="float" office:value="1.7689" calcext:value-type="float">
            <text:p>1.7689</text:p>
          </table:table-cell>
        </table:table-row>
        <table:table-row table:style-name="ro1">
          <table:table-cell office:value-type="float" office:value="97.95" calcext:value-type="float">
            <text:p>97.95</text:p>
          </table:table-cell>
          <table:table-cell office:value-type="float" office:value="102.19393157959" calcext:value-type="float">
            <text:p>102.1939315796</text:p>
          </table:table-cell>
          <table:table-cell office:value-type="float" office:value="97.95" calcext:value-type="float">
            <text:p>97.95</text:p>
          </table:table-cell>
          <table:table-cell office:value-type="float" office:value="104.578643798828" calcext:value-type="float">
            <text:p>104.5786437988</text:p>
          </table:table-cell>
          <table:table-cell/>
          <table:table-cell table:formula="of:=[.A383]-[.C383]" office:value-type="float" office:value="0" calcext:value-type="float">
            <text:p>0</text:p>
          </table:table-cell>
          <table:table-cell table:formula="of:=([.A383]-[.B383])^2" office:value-type="float" office:value="18.0109552522399" calcext:value-type="float">
            <text:p>18.0109552522</text:p>
          </table:table-cell>
          <table:table-cell table:formula="of:=([.C383]-[.D383])^2" office:value-type="float" office:value="43.9389186117425" calcext:value-type="float">
            <text:p>43.9389186117</text:p>
          </table:table-cell>
          <table:table-cell table:formula="of:=[.G383]-[.H383]" office:value-type="float" office:value="-25.9279633595026" calcext:value-type="float">
            <text:p>-25.9279633595</text:p>
          </table:table-cell>
          <table:table-cell table:formula="of:=([.A383]-(([.B383]+[.D383])/2))^2" office:value-type="float" office:value="29.5532238398451" calcext:value-type="float">
            <text:p>29.5532238398</text:p>
          </table:table-cell>
          <table:table-cell table:formula="of:=([.A383]-99.19)^2" office:value-type="float" office:value="1.53759999999999" calcext:value-type="float">
            <text:p>1.5376</text:p>
          </table:table-cell>
        </table:table-row>
        <table:table-row table:style-name="ro1">
          <table:table-cell office:value-type="float" office:value="97.99" calcext:value-type="float">
            <text:p>97.99</text:p>
          </table:table-cell>
          <table:table-cell office:value-type="float" office:value="93.476432800293" calcext:value-type="float">
            <text:p>93.4764328003</text:p>
          </table:table-cell>
          <table:table-cell office:value-type="float" office:value="97.99" calcext:value-type="float">
            <text:p>97.99</text:p>
          </table:table-cell>
          <table:table-cell office:value-type="float" office:value="91.4600143432617" calcext:value-type="float">
            <text:p>91.4600143433</text:p>
          </table:table-cell>
          <table:table-cell/>
          <table:table-cell table:formula="of:=[.A384]-[.C384]" office:value-type="float" office:value="0" calcext:value-type="float">
            <text:p>0</text:p>
          </table:table-cell>
          <table:table-cell table:formula="of:=([.A384]-[.B384])^2" office:value-type="float" office:value="20.3722888662711" calcext:value-type="float">
            <text:p>20.3722888663</text:p>
          </table:table-cell>
          <table:table-cell table:formula="of:=([.C384]-[.D384])^2" office:value-type="float" office:value="42.6407126772076" calcext:value-type="float">
            <text:p>42.6407126772</text:p>
          </table:table-cell>
          <table:table-cell table:formula="of:=[.G384]-[.H384]" office:value-type="float" office:value="-22.2684238109365" calcext:value-type="float">
            <text:p>-22.2684238109</text:p>
          </table:table-cell>
          <table:table-cell table:formula="of:=([.A384]-(([.B384]+[.D384])/2))^2" office:value-type="float" office:value="30.4900149232753" calcext:value-type="float">
            <text:p>30.4900149233</text:p>
          </table:table-cell>
          <table:table-cell table:formula="of:=([.A384]-99.19)^2" office:value-type="float" office:value="1.44000000000001" calcext:value-type="float">
            <text:p>1.44</text:p>
          </table:table-cell>
        </table:table-row>
        <table:table-row table:style-name="ro1">
          <table:table-cell office:value-type="float" office:value="98.01" calcext:value-type="float">
            <text:p>98.01</text:p>
          </table:table-cell>
          <table:table-cell office:value-type="float" office:value="103.508285522461" calcext:value-type="float">
            <text:p>103.5082855225</text:p>
          </table:table-cell>
          <table:table-cell office:value-type="float" office:value="98.01" calcext:value-type="float">
            <text:p>98.01</text:p>
          </table:table-cell>
          <table:table-cell office:value-type="float" office:value="106.304817199707" calcext:value-type="float">
            <text:p>106.3048171997</text:p>
          </table:table-cell>
          <table:table-cell/>
          <table:table-cell table:formula="of:=[.A385]-[.C385]" office:value-type="float" office:value="0" calcext:value-type="float">
            <text:p>0</text:p>
          </table:table-cell>
          <table:table-cell table:formula="of:=([.A385]-[.B385])^2" office:value-type="float" office:value="30.2311436865035" calcext:value-type="float">
            <text:p>30.2311436865</text:p>
          </table:table-cell>
          <table:table-cell table:formula="of:=([.C385]-[.D385])^2" office:value-type="float" office:value="68.8039923765555" calcext:value-type="float">
            <text:p>68.8039923766</text:p>
          </table:table-cell>
          <table:table-cell table:formula="of:=[.G385]-[.H385]" office:value-type="float" office:value="-38.572848690052" calcext:value-type="float">
            <text:p>-38.5728486901</text:p>
          </table:table-cell>
          <table:table-cell table:formula="of:=([.A385]-(([.B385]+[.D385])/2))^2" office:value-type="float" office:value="47.5624206760693" calcext:value-type="float">
            <text:p>47.5624206761</text:p>
          </table:table-cell>
          <table:table-cell table:formula="of:=([.A385]-99.19)^2" office:value-type="float" office:value="1.39239999999998" calcext:value-type="float">
            <text:p>1.3924</text:p>
          </table:table-cell>
        </table:table-row>
        <table:table-row table:style-name="ro1">
          <table:table-cell office:value-type="float" office:value="98.01" calcext:value-type="float">
            <text:p>98.01</text:p>
          </table:table-cell>
          <table:table-cell office:value-type="float" office:value="94.4997940063477" calcext:value-type="float">
            <text:p>94.4997940063</text:p>
          </table:table-cell>
          <table:table-cell office:value-type="float" office:value="98.01" calcext:value-type="float">
            <text:p>98.01</text:p>
          </table:table-cell>
          <table:table-cell office:value-type="float" office:value="94.9839935302734" calcext:value-type="float">
            <text:p>94.9839935303</text:p>
          </table:table-cell>
          <table:table-cell/>
          <table:table-cell table:formula="of:=[.A386]-[.C386]" office:value-type="float" office:value="0" calcext:value-type="float">
            <text:p>0</text:p>
          </table:table-cell>
          <table:table-cell table:formula="of:=([.A386]-[.B386])^2" office:value-type="float" office:value="12.3215461178729" calcext:value-type="float">
            <text:p>12.3215461179</text:p>
          </table:table-cell>
          <table:table-cell table:formula="of:=([.C386]-[.D386])^2" office:value-type="float" office:value="9.15671515482704" calcext:value-type="float">
            <text:p>9.1567151548</text:p>
          </table:table-cell>
          <table:table-cell table:formula="of:=[.G386]-[.H386]" office:value-type="float" office:value="3.16483096304583" calcext:value-type="float">
            <text:p>3.164830963</text:p>
          </table:table-cell>
          <table:table-cell table:formula="of:=([.A386]-(([.B386]+[.D386])/2))^2" office:value-type="float" office:value="10.6805183416075" calcext:value-type="float">
            <text:p>10.6805183416</text:p>
          </table:table-cell>
          <table:table-cell table:formula="of:=([.A386]-99.19)^2" office:value-type="float" office:value="1.39239999999998" calcext:value-type="float">
            <text:p>1.3924</text:p>
          </table:table-cell>
        </table:table-row>
        <table:table-row table:style-name="ro1">
          <table:table-cell office:value-type="float" office:value="98.12" calcext:value-type="float">
            <text:p>98.12</text:p>
          </table:table-cell>
          <table:table-cell office:value-type="float" office:value="93.6140899658203" calcext:value-type="float">
            <text:p>93.6140899658</text:p>
          </table:table-cell>
          <table:table-cell office:value-type="float" office:value="98.12" calcext:value-type="float">
            <text:p>98.12</text:p>
          </table:table-cell>
          <table:table-cell office:value-type="float" office:value="93.8336486816406" calcext:value-type="float">
            <text:p>93.8336486816</text:p>
          </table:table-cell>
          <table:table-cell/>
          <table:table-cell table:formula="of:=[.A387]-[.C387]" office:value-type="float" office:value="0" calcext:value-type="float">
            <text:p>0</text:p>
          </table:table-cell>
          <table:table-cell table:formula="of:=([.A387]-[.B387])^2" office:value-type="float" office:value="20.3032252361212" calcext:value-type="float">
            <text:p>20.3032252361</text:p>
          </table:table-cell>
          <table:table-cell table:formula="of:=([.C387]-[.D387])^2" office:value-type="float" office:value="18.3728076244012" calcext:value-type="float">
            <text:p>18.3728076244</text:p>
          </table:table-cell>
          <table:table-cell table:formula="of:=[.G387]-[.H387]" office:value-type="float" office:value="1.93041761172004" calcext:value-type="float">
            <text:p>1.9304176117</text:p>
          </table:table-cell>
          <table:table-cell table:formula="of:=([.A387]-(([.B387]+[.D387])/2))^2" office:value-type="float" office:value="19.325964922838" calcext:value-type="float">
            <text:p>19.3259649228</text:p>
          </table:table-cell>
          <table:table-cell table:formula="of:=([.A387]-99.19)^2" office:value-type="float" office:value="1.14489999999999" calcext:value-type="float">
            <text:p>1.1449</text:p>
          </table:table-cell>
        </table:table-row>
        <table:table-row table:style-name="ro1">
          <table:table-cell office:value-type="float" office:value="98.125" calcext:value-type="float">
            <text:p>98.125</text:p>
          </table:table-cell>
          <table:table-cell office:value-type="float" office:value="93.8672714233399" calcext:value-type="float">
            <text:p>93.8672714233</text:p>
          </table:table-cell>
          <table:table-cell office:value-type="float" office:value="98.125" calcext:value-type="float">
            <text:p>98.125</text:p>
          </table:table-cell>
          <table:table-cell office:value-type="float" office:value="92.161018371582" calcext:value-type="float">
            <text:p>92.1610183716</text:p>
          </table:table-cell>
          <table:table-cell/>
          <table:table-cell table:formula="of:=[.A388]-[.C388]" office:value-type="float" office:value="0" calcext:value-type="float">
            <text:p>0</text:p>
          </table:table-cell>
          <table:table-cell table:formula="of:=([.A388]-[.B388])^2" office:value-type="float" office:value="18.1282526325085" calcext:value-type="float">
            <text:p>18.1282526325</text:p>
          </table:table-cell>
          <table:table-cell table:formula="of:=([.C388]-[.D388])^2" office:value-type="float" office:value="35.569076864107" calcext:value-type="float">
            <text:p>35.5690768641</text:p>
          </table:table-cell>
          <table:table-cell table:formula="of:=[.G388]-[.H388]" office:value-type="float" office:value="-17.4408242315985" calcext:value-type="float">
            <text:p>-17.4408242316</text:p>
          </table:table-cell>
          <table:table-cell table:formula="of:=([.A388]-(([.B388]+[.D388])/2))^2" office:value-type="float" office:value="26.1208398791496" calcext:value-type="float">
            <text:p>26.1208398791</text:p>
          </table:table-cell>
          <table:table-cell table:formula="of:=([.A388]-99.19)^2" office:value-type="float" office:value="1.134225" calcext:value-type="float">
            <text:p>1.134225</text:p>
          </table:table-cell>
        </table:table-row>
        <table:table-row table:style-name="ro1">
          <table:table-cell office:value-type="float" office:value="98.16" calcext:value-type="float">
            <text:p>98.16</text:p>
          </table:table-cell>
          <table:table-cell office:value-type="float" office:value="93.3567047119141" calcext:value-type="float">
            <text:p>93.3567047119</text:p>
          </table:table-cell>
          <table:table-cell office:value-type="float" office:value="98.16" calcext:value-type="float">
            <text:p>98.16</text:p>
          </table:table-cell>
          <table:table-cell office:value-type="float" office:value="91.9765777587891" calcext:value-type="float">
            <text:p>91.9765777588</text:p>
          </table:table-cell>
          <table:table-cell/>
          <table:table-cell table:formula="of:=[.A389]-[.C389]" office:value-type="float" office:value="0" calcext:value-type="float">
            <text:p>0</text:p>
          </table:table-cell>
          <table:table-cell table:formula="of:=([.A389]-[.B389])^2" office:value-type="float" office:value="23.0716456245485" calcext:value-type="float">
            <text:p>23.0716456245</text:p>
          </table:table-cell>
          <table:table-cell table:formula="of:=([.C389]-[.D389])^2" office:value-type="float" office:value="38.2347106131021" calcext:value-type="float">
            <text:p>38.2347106131</text:p>
          </table:table-cell>
          <table:table-cell table:formula="of:=[.G389]-[.H389]" office:value-type="float" office:value="-15.1630649885535" calcext:value-type="float">
            <text:p>-15.1630649886</text:p>
          </table:table-cell>
          <table:table-cell table:formula="of:=([.A389]-(([.B389]+[.D389])/2))^2" office:value-type="float" office:value="30.1769905171398" calcext:value-type="float">
            <text:p>30.1769905171</text:p>
          </table:table-cell>
          <table:table-cell table:formula="of:=([.A389]-99.19)^2" office:value-type="float" office:value="1.0609" calcext:value-type="float">
            <text:p>1.0609</text:p>
          </table:table-cell>
        </table:table-row>
        <table:table-row table:style-name="ro1">
          <table:table-cell office:value-type="float" office:value="98.24" calcext:value-type="float">
            <text:p>98.24</text:p>
          </table:table-cell>
          <table:table-cell office:value-type="float" office:value="93.9777755737305" calcext:value-type="float">
            <text:p>93.9777755737</text:p>
          </table:table-cell>
          <table:table-cell office:value-type="float" office:value="98.24" calcext:value-type="float">
            <text:p>98.24</text:p>
          </table:table-cell>
          <table:table-cell office:value-type="float" office:value="93.1152267456055" calcext:value-type="float">
            <text:p>93.1152267456</text:p>
          </table:table-cell>
          <table:table-cell/>
          <table:table-cell table:formula="of:=[.A390]-[.C390]" office:value-type="float" office:value="0" calcext:value-type="float">
            <text:p>0</text:p>
          </table:table-cell>
          <table:table-cell table:formula="of:=([.A390]-[.B390])^2" office:value-type="float" office:value="18.1665570598886" calcext:value-type="float">
            <text:p>18.1665570599</text:p>
          </table:table-cell>
          <table:table-cell table:formula="of:=([.C390]-[.D390])^2" office:value-type="float" office:value="26.2633009089575" calcext:value-type="float">
            <text:p>26.263300909</text:p>
          </table:table-cell>
          <table:table-cell table:formula="of:=[.G390]-[.H390]" office:value-type="float" office:value="-8.09674384906887" calcext:value-type="float">
            <text:p>-8.0967438491</text:p>
          </table:table-cell>
          <table:table-cell table:formula="of:=([.A390]-(([.B390]+[.D390])/2))^2" office:value-type="float" office:value="22.0289313641981" calcext:value-type="float">
            <text:p>22.0289313642</text:p>
          </table:table-cell>
          <table:table-cell table:formula="of:=([.A390]-99.19)^2" office:value-type="float" office:value="0.902500000000005" calcext:value-type="float">
            <text:p>0.9025</text:p>
          </table:table-cell>
        </table:table-row>
        <table:table-row table:style-name="ro1">
          <table:table-cell office:value-type="float" office:value="98.28" calcext:value-type="float">
            <text:p>98.28</text:p>
          </table:table-cell>
          <table:table-cell office:value-type="float" office:value="93.0005798339844" calcext:value-type="float">
            <text:p>93.000579834</text:p>
          </table:table-cell>
          <table:table-cell office:value-type="float" office:value="98.28" calcext:value-type="float">
            <text:p>98.28</text:p>
          </table:table-cell>
          <table:table-cell office:value-type="float" office:value="94.4517517089844" calcext:value-type="float">
            <text:p>94.451751709</text:p>
          </table:table-cell>
          <table:table-cell/>
          <table:table-cell table:formula="of:=[.A391]-[.C391]" office:value-type="float" office:value="0" calcext:value-type="float">
            <text:p>0</text:p>
          </table:table-cell>
          <table:table-cell table:formula="of:=([.A391]-[.B391])^2" office:value-type="float" office:value="27.8722772893325" calcext:value-type="float">
            <text:p>27.8722772893</text:p>
          </table:table-cell>
          <table:table-cell table:formula="of:=([.C391]-[.D391])^2" office:value-type="float" office:value="14.6554849776641" calcext:value-type="float">
            <text:p>14.6554849777</text:p>
          </table:table-cell>
          <table:table-cell table:formula="of:=[.G391]-[.H391]" office:value-type="float" office:value="13.2167923116684" calcext:value-type="float">
            <text:p>13.2167923117</text:p>
          </table:table-cell>
          <table:table-cell table:formula="of:=([.A391]-(([.B391]+[.D391])/2))^2" office:value-type="float" office:value="20.7374061808005" calcext:value-type="float">
            <text:p>20.7374061808</text:p>
          </table:table-cell>
          <table:table-cell table:formula="of:=([.A391]-99.19)^2" office:value-type="float" office:value="0.828099999999994" calcext:value-type="float">
            <text:p>0.8281</text:p>
          </table:table-cell>
        </table:table-row>
        <table:table-row table:style-name="ro1">
          <table:table-cell office:value-type="float" office:value="98.31" calcext:value-type="float">
            <text:p>98.31</text:p>
          </table:table-cell>
          <table:table-cell office:value-type="float" office:value="92.9931182861328" calcext:value-type="float">
            <text:p>92.9931182861</text:p>
          </table:table-cell>
          <table:table-cell office:value-type="float" office:value="98.31" calcext:value-type="float">
            <text:p>98.31</text:p>
          </table:table-cell>
          <table:table-cell office:value-type="float" office:value="93.6381301879883" calcext:value-type="float">
            <text:p>93.638130188</text:p>
          </table:table-cell>
          <table:table-cell/>
          <table:table-cell table:formula="of:=[.A392]-[.C392]" office:value-type="float" office:value="0" calcext:value-type="float">
            <text:p>0</text:p>
          </table:table-cell>
          <table:table-cell table:formula="of:=([.A392]-[.B392])^2" office:value-type="float" office:value="28.2692311592553" calcext:value-type="float">
            <text:p>28.2692311593</text:p>
          </table:table-cell>
          <table:table-cell table:formula="of:=([.C392]-[.D392])^2" office:value-type="float" office:value="21.8263675403864" calcext:value-type="float">
            <text:p>21.8263675404</text:p>
          </table:table-cell>
          <table:table-cell table:formula="of:=[.G392]-[.H392]" office:value-type="float" office:value="6.44286361886887" calcext:value-type="float">
            <text:p>6.4428636189</text:p>
          </table:table-cell>
          <table:table-cell table:formula="of:=([.A392]-(([.B392]+[.D392])/2))^2" office:value-type="float" office:value="24.9437892614371" calcext:value-type="float">
            <text:p>24.9437892614</text:p>
          </table:table-cell>
          <table:table-cell table:formula="of:=([.A392]-99.19)^2" office:value-type="float" office:value="0.774399999999992" calcext:value-type="float">
            <text:p>0.7744</text:p>
          </table:table-cell>
        </table:table-row>
        <table:table-row table:style-name="ro1">
          <table:table-cell office:value-type="float" office:value="98.32" calcext:value-type="float">
            <text:p>98.32</text:p>
          </table:table-cell>
          <table:table-cell office:value-type="float" office:value="102.949508666992" calcext:value-type="float">
            <text:p>102.949508667</text:p>
          </table:table-cell>
          <table:table-cell office:value-type="float" office:value="98.32" calcext:value-type="float">
            <text:p>98.32</text:p>
          </table:table-cell>
          <table:table-cell office:value-type="float" office:value="102.389747619629" calcext:value-type="float">
            <text:p>102.3897476196</text:p>
          </table:table-cell>
          <table:table-cell/>
          <table:table-cell table:formula="of:=[.A393]-[.C393]" office:value-type="float" office:value="0" calcext:value-type="float">
            <text:p>0</text:p>
          </table:table-cell>
          <table:table-cell table:formula="of:=([.A393]-[.B393])^2" office:value-type="float" office:value="21.4323504977558" calcext:value-type="float">
            <text:p>21.4323504978</text:p>
          </table:table-cell>
          <table:table-cell table:formula="of:=([.C393]-[.D393])^2" office:value-type="float" office:value="16.5628456874752" calcext:value-type="float">
            <text:p>16.5628456875</text:p>
          </table:table-cell>
          <table:table-cell table:formula="of:=[.G393]-[.H393]" office:value-type="float" office:value="4.86950481028064" calcext:value-type="float">
            <text:p>4.8695048103</text:p>
          </table:table-cell>
          <table:table-cell table:formula="of:=([.A393]-(([.B393]+[.D393])/2))^2" office:value-type="float" office:value="18.9192649850792" calcext:value-type="float">
            <text:p>18.9192649851</text:p>
          </table:table-cell>
          <table:table-cell table:formula="of:=([.A393]-99.19)^2" office:value-type="float" office:value="0.756900000000008" calcext:value-type="float">
            <text:p>0.7569</text:p>
          </table:table-cell>
        </table:table-row>
        <table:table-row table:style-name="ro1">
          <table:table-cell office:value-type="float" office:value="98.42" calcext:value-type="float">
            <text:p>98.42</text:p>
          </table:table-cell>
          <table:table-cell office:value-type="float" office:value="103.164947509766" calcext:value-type="float">
            <text:p>103.1649475098</text:p>
          </table:table-cell>
          <table:table-cell office:value-type="float" office:value="98.42" calcext:value-type="float">
            <text:p>98.42</text:p>
          </table:table-cell>
          <table:table-cell office:value-type="float" office:value="106.413566589355" calcext:value-type="float">
            <text:p>106.4135665894</text:p>
          </table:table-cell>
          <table:table-cell/>
          <table:table-cell table:formula="of:=[.A394]-[.C394]" office:value-type="float" office:value="0" calcext:value-type="float">
            <text:p>0</text:p>
          </table:table-cell>
          <table:table-cell table:formula="of:=([.A394]-[.B394])^2" office:value-type="float" office:value="22.514526870431" calcext:value-type="float">
            <text:p>22.5145268704</text:p>
          </table:table-cell>
          <table:table-cell table:formula="of:=([.C394]-[.D394])^2" office:value-type="float" office:value="63.89710681846" calcext:value-type="float">
            <text:p>63.8971068185</text:p>
          </table:table-cell>
          <table:table-cell table:formula="of:=[.G394]-[.H394]" office:value-type="float" office:value="-41.382579948029" calcext:value-type="float">
            <text:p>-41.382579948</text:p>
          </table:table-cell>
          <table:table-cell table:formula="of:=([.A394]-(([.B394]+[.D394])/2))^2" office:value-type="float" office:value="40.5674353633767" calcext:value-type="float">
            <text:p>40.5674353634</text:p>
          </table:table-cell>
          <table:table-cell table:formula="of:=([.A394]-99.19)^2" office:value-type="float" office:value="0.592899999999994" calcext:value-type="float">
            <text:p>0.5929</text:p>
          </table:table-cell>
        </table:table-row>
        <table:table-row table:style-name="ro1">
          <table:table-cell office:value-type="float" office:value="98.51" calcext:value-type="float">
            <text:p>98.51</text:p>
          </table:table-cell>
          <table:table-cell office:value-type="float" office:value="93.5490951538086" calcext:value-type="float">
            <text:p>93.5490951538</text:p>
          </table:table-cell>
          <table:table-cell office:value-type="float" office:value="98.51" calcext:value-type="float">
            <text:p>98.51</text:p>
          </table:table-cell>
          <table:table-cell office:value-type="float" office:value="98.1114654541016" calcext:value-type="float">
            <text:p>98.1114654541</text:p>
          </table:table-cell>
          <table:table-cell/>
          <table:table-cell table:formula="of:=[.A395]-[.C395]" office:value-type="float" office:value="0" calcext:value-type="float">
            <text:p>0</text:p>
          </table:table-cell>
          <table:table-cell table:formula="of:=([.A395]-[.B395])^2" office:value-type="float" office:value="24.6105768929654" calcext:value-type="float">
            <text:p>24.610576893</text:p>
          </table:table-cell>
          <table:table-cell table:formula="of:=([.C395]-[.D395])^2" office:value-type="float" office:value="0.158829784274478" calcext:value-type="float">
            <text:p>0.1588297843</text:p>
          </table:table-cell>
          <table:table-cell table:formula="of:=[.G395]-[.H395]" office:value-type="float" office:value="24.451747108691" calcext:value-type="float">
            <text:p>24.4517471087</text:p>
          </table:table-cell>
          <table:table-cell table:formula="of:=([.A395]-(([.B395]+[.D395])/2))^2" office:value-type="float" office:value="7.18089764937112" calcext:value-type="float">
            <text:p>7.1808976494</text:p>
          </table:table-cell>
          <table:table-cell table:formula="of:=([.A395]-99.19)^2" office:value-type="float" office:value="0.46239999999999" calcext:value-type="float">
            <text:p>0.4624</text:p>
          </table:table-cell>
        </table:table-row>
        <table:table-row table:style-name="ro1">
          <table:table-cell office:value-type="float" office:value="98.52" calcext:value-type="float">
            <text:p>98.52</text:p>
          </table:table-cell>
          <table:table-cell office:value-type="float" office:value="93.4982147216797" calcext:value-type="float">
            <text:p>93.4982147217</text:p>
          </table:table-cell>
          <table:table-cell office:value-type="float" office:value="98.52" calcext:value-type="float">
            <text:p>98.52</text:p>
          </table:table-cell>
          <table:table-cell office:value-type="float" office:value="91.6453094482422" calcext:value-type="float">
            <text:p>91.6453094482</text:p>
          </table:table-cell>
          <table:table-cell/>
          <table:table-cell table:formula="of:=[.A396]-[.C396]" office:value-type="float" office:value="0" calcext:value-type="float">
            <text:p>0</text:p>
          </table:table-cell>
          <table:table-cell table:formula="of:=([.A396]-[.B396])^2" office:value-type="float" office:value="25.2183273815546" calcext:value-type="float">
            <text:p>25.2183273816</text:p>
          </table:table-cell>
          <table:table-cell table:formula="of:=([.C396]-[.D396])^2" office:value-type="float" office:value="47.2613701824281" calcext:value-type="float">
            <text:p>47.2613701824</text:p>
          </table:table-cell>
          <table:table-cell table:formula="of:=[.G396]-[.H396]" office:value-type="float" office:value="-22.0430428008735" calcext:value-type="float">
            <text:p>-22.0430428009</text:p>
          </table:table-cell>
          <table:table-cell table:formula="of:=([.A396]-(([.B396]+[.D396])/2))^2" office:value-type="float" office:value="35.3815342939082" calcext:value-type="float">
            <text:p>35.3815342939</text:p>
          </table:table-cell>
          <table:table-cell table:formula="of:=([.A396]-99.19)^2" office:value-type="float" office:value="0.448900000000002" calcext:value-type="float">
            <text:p>0.4489</text:p>
          </table:table-cell>
        </table:table-row>
        <table:table-row table:style-name="ro1">
          <table:table-cell office:value-type="float" office:value="98.57" calcext:value-type="float">
            <text:p>98.57</text:p>
          </table:table-cell>
          <table:table-cell office:value-type="float" office:value="104.200744628906" calcext:value-type="float">
            <text:p>104.2007446289</text:p>
          </table:table-cell>
          <table:table-cell office:value-type="float" office:value="98.57" calcext:value-type="float">
            <text:p>98.57</text:p>
          </table:table-cell>
          <table:table-cell office:value-type="float" office:value="104.082336425781" calcext:value-type="float">
            <text:p>104.0823364258</text:p>
          </table:table-cell>
          <table:table-cell/>
          <table:table-cell table:formula="of:=[.A397]-[.C397]" office:value-type="float" office:value="0" calcext:value-type="float">
            <text:p>0</text:p>
          </table:table-cell>
          <table:table-cell table:formula="of:=([.A397]-[.B397])^2" office:value-type="float" office:value="31.7052850759567" calcext:value-type="float">
            <text:p>31.705285076</text:p>
          </table:table-cell>
          <table:table-cell table:formula="of:=([.C397]-[.D397])^2" office:value-type="float" office:value="30.3858528709949" calcext:value-type="float">
            <text:p>30.385852871</text:p>
          </table:table-cell>
          <table:table-cell table:formula="of:=[.G397]-[.H397]" office:value-type="float" office:value="1.31943220496178" calcext:value-type="float">
            <text:p>1.319432205</text:p>
          </table:table-cell>
          <table:table-cell table:formula="of:=([.A397]-(([.B397]+[.D397])/2))^2" office:value-type="float" office:value="31.0420638478339" calcext:value-type="float">
            <text:p>31.0420638478</text:p>
          </table:table-cell>
          <table:table-cell table:formula="of:=([.A397]-99.19)^2" office:value-type="float" office:value="0.384400000000006" calcext:value-type="float">
            <text:p>0.3844</text:p>
          </table:table-cell>
        </table:table-row>
        <table:table-row table:style-name="ro1">
          <table:table-cell office:value-type="float" office:value="98.59" calcext:value-type="float">
            <text:p>98.59</text:p>
          </table:table-cell>
          <table:table-cell office:value-type="float" office:value="93.8672714233399" calcext:value-type="float">
            <text:p>93.8672714233</text:p>
          </table:table-cell>
          <table:table-cell office:value-type="float" office:value="98.59" calcext:value-type="float">
            <text:p>98.59</text:p>
          </table:table-cell>
          <table:table-cell office:value-type="float" office:value="94.2332305908203" calcext:value-type="float">
            <text:p>94.2332305908</text:p>
          </table:table-cell>
          <table:table-cell/>
          <table:table-cell table:formula="of:=[.A398]-[.C398]" office:value-type="float" office:value="0" calcext:value-type="float">
            <text:p>0</text:p>
          </table:table-cell>
          <table:table-cell table:formula="of:=([.A398]-[.B398])^2" office:value-type="float" office:value="22.3041652088025" calcext:value-type="float">
            <text:p>22.3041652088</text:p>
          </table:table-cell>
          <table:table-cell table:formula="of:=([.C398]-[.D398])^2" office:value-type="float" office:value="18.981439684764" calcext:value-type="float">
            <text:p>18.9814396848</text:p>
          </table:table-cell>
          <table:table-cell table:formula="of:=[.G398]-[.H398]" office:value-type="float" office:value="3.32272552403855" calcext:value-type="float">
            <text:p>3.322725524</text:p>
          </table:table-cell>
          <table:table-cell table:formula="of:=([.A398]-(([.B398]+[.D398])/2))^2" office:value-type="float" office:value="20.6093209187175" calcext:value-type="float">
            <text:p>20.6093209187</text:p>
          </table:table-cell>
          <table:table-cell table:formula="of:=([.A398]-99.19)^2" office:value-type="float" office:value="0.359999999999993" calcext:value-type="float">
            <text:p>0.36</text:p>
          </table:table-cell>
        </table:table-row>
        <table:table-row table:style-name="ro1">
          <table:table-cell office:value-type="float" office:value="98.59" calcext:value-type="float">
            <text:p>98.59</text:p>
          </table:table-cell>
          <table:table-cell office:value-type="float" office:value="93.4982147216797" calcext:value-type="float">
            <text:p>93.4982147217</text:p>
          </table:table-cell>
          <table:table-cell office:value-type="float" office:value="98.59" calcext:value-type="float">
            <text:p>98.59</text:p>
          </table:table-cell>
          <table:table-cell office:value-type="float" office:value="94.4227294921875" calcext:value-type="float">
            <text:p>94.4227294922</text:p>
          </table:table-cell>
          <table:table-cell/>
          <table:table-cell table:formula="of:=[.A399]-[.C399]" office:value-type="float" office:value="0" calcext:value-type="float">
            <text:p>0</text:p>
          </table:table-cell>
          <table:table-cell table:formula="of:=([.A399]-[.B399])^2" office:value-type="float" office:value="25.9262773205195" calcext:value-type="float">
            <text:p>25.9262773205</text:p>
          </table:table-cell>
          <table:table-cell table:formula="of:=([.C399]-[.D399])^2" office:value-type="float" office:value="17.3661434852839" calcext:value-type="float">
            <text:p>17.3661434853</text:p>
          </table:table-cell>
          <table:table-cell table:formula="of:=[.G399]-[.H399]" office:value-type="float" office:value="8.56013383523561" calcext:value-type="float">
            <text:p>8.5601338352</text:p>
          </table:table-cell>
          <table:table-cell table:formula="of:=([.A399]-(([.B399]+[.D399])/2))^2" office:value-type="float" office:value="21.4325285126799" calcext:value-type="float">
            <text:p>21.4325285127</text:p>
          </table:table-cell>
          <table:table-cell table:formula="of:=([.A399]-99.19)^2" office:value-type="float" office:value="0.359999999999993" calcext:value-type="float">
            <text:p>0.36</text:p>
          </table:table-cell>
        </table:table-row>
        <table:table-row table:style-name="ro1">
          <table:table-cell office:value-type="float" office:value="98.61" calcext:value-type="float">
            <text:p>98.61</text:p>
          </table:table-cell>
          <table:table-cell office:value-type="float" office:value="102.667961120605" calcext:value-type="float">
            <text:p>102.6679611206</text:p>
          </table:table-cell>
          <table:table-cell office:value-type="float" office:value="98.61" calcext:value-type="float">
            <text:p>98.61</text:p>
          </table:table-cell>
          <table:table-cell office:value-type="float" office:value="102.195281982422" calcext:value-type="float">
            <text:p>102.1952819824</text:p>
          </table:table-cell>
          <table:table-cell/>
          <table:table-cell table:formula="of:=[.A400]-[.C400]" office:value-type="float" office:value="0" calcext:value-type="float">
            <text:p>0</text:p>
          </table:table-cell>
          <table:table-cell table:formula="of:=([.A400]-[.B400])^2" office:value-type="float" office:value="16.4670484563456" calcext:value-type="float">
            <text:p>16.4670484563</text:p>
          </table:table-cell>
          <table:table-cell table:formula="of:=([.C400]-[.D400])^2" office:value-type="float" office:value="12.8542468934789" calcext:value-type="float">
            <text:p>12.8542468935</text:p>
          </table:table-cell>
          <table:table-cell table:formula="of:=[.G400]-[.H400]" office:value-type="float" office:value="3.61280156286666" calcext:value-type="float">
            <text:p>3.6128015629</text:p>
          </table:table-cell>
          <table:table-cell table:formula="of:=([.A400]-(([.B400]+[.D400])/2))^2" office:value-type="float" office:value="14.6047912829938" calcext:value-type="float">
            <text:p>14.604791283</text:p>
          </table:table-cell>
          <table:table-cell table:formula="of:=([.A400]-99.19)^2" office:value-type="float" office:value="0.336399999999998" calcext:value-type="float">
            <text:p>0.3364</text:p>
          </table:table-cell>
        </table:table-row>
        <table:table-row table:style-name="ro1">
          <table:table-cell office:value-type="float" office:value="98.69" calcext:value-type="float">
            <text:p>98.69</text:p>
          </table:table-cell>
          <table:table-cell office:value-type="float" office:value="102.993858337402" calcext:value-type="float">
            <text:p>102.9938583374</text:p>
          </table:table-cell>
          <table:table-cell office:value-type="float" office:value="98.69" calcext:value-type="float">
            <text:p>98.69</text:p>
          </table:table-cell>
          <table:table-cell office:value-type="float" office:value="102.560691833496" calcext:value-type="float">
            <text:p>102.5606918335</text:p>
          </table:table-cell>
          <table:table-cell/>
          <table:table-cell table:formula="of:=[.A401]-[.C401]" office:value-type="float" office:value="0" calcext:value-type="float">
            <text:p>0</text:p>
          </table:table-cell>
          <table:table-cell table:formula="of:=([.A401]-[.B401])^2" office:value-type="float" office:value="18.5231965884277" calcext:value-type="float">
            <text:p>18.5231965884</text:p>
          </table:table-cell>
          <table:table-cell table:formula="of:=([.C401]-[.D401])^2" office:value-type="float" office:value="14.9822552698934" calcext:value-type="float">
            <text:p>14.9822552699</text:p>
          </table:table-cell>
          <table:table-cell table:formula="of:=[.G401]-[.H401]" office:value-type="float" office:value="3.54094131853432" calcext:value-type="float">
            <text:p>3.5409413185</text:p>
          </table:table-cell>
          <table:table-cell table:formula="of:=([.A401]-(([.B401]+[.D401])/2))^2" office:value-type="float" office:value="16.7058176241339" calcext:value-type="float">
            <text:p>16.7058176241</text:p>
          </table:table-cell>
          <table:table-cell table:formula="of:=([.A401]-99.19)^2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98.74" calcext:value-type="float">
            <text:p>98.74</text:p>
          </table:table-cell>
          <table:table-cell office:value-type="float" office:value="103.001243591309" calcext:value-type="float">
            <text:p>103.0012435913</text:p>
          </table:table-cell>
          <table:table-cell office:value-type="float" office:value="98.74" calcext:value-type="float">
            <text:p>98.74</text:p>
          </table:table-cell>
          <table:table-cell office:value-type="float" office:value="102.790740966797" calcext:value-type="float">
            <text:p>102.7907409668</text:p>
          </table:table-cell>
          <table:table-cell/>
          <table:table-cell table:formula="of:=[.A402]-[.C402]" office:value-type="float" office:value="0" calcext:value-type="float">
            <text:p>0</text:p>
          </table:table-cell>
          <table:table-cell table:formula="of:=([.A402]-[.B402])^2" office:value-type="float" office:value="18.1581969444686" calcext:value-type="float">
            <text:p>18.1581969445</text:p>
          </table:table-cell>
          <table:table-cell table:formula="of:=([.C402]-[.D402])^2" office:value-type="float" office:value="16.4085023800865" calcext:value-type="float">
            <text:p>16.4085023801</text:p>
          </table:table-cell>
          <table:table-cell table:formula="of:=[.G402]-[.H402]" office:value-type="float" office:value="1.74969456438208" calcext:value-type="float">
            <text:p>1.7496945644</text:p>
          </table:table-cell>
          <table:table-cell table:formula="of:=([.A402]-(([.B402]+[.D402])/2))^2" office:value-type="float" office:value="17.272271823546" calcext:value-type="float">
            <text:p>17.2722718235</text:p>
          </table:table-cell>
          <table:table-cell table:formula="of:=([.A402]-99.19)^2" office:value-type="float" office:value="0.202500000000003" calcext:value-type="float">
            <text:p>0.2025</text:p>
          </table:table-cell>
        </table:table-row>
        <table:table-row table:style-name="ro1">
          <table:table-cell office:value-type="float" office:value="98.75" calcext:value-type="float">
            <text:p>98.75</text:p>
          </table:table-cell>
          <table:table-cell office:value-type="float" office:value="102.710975646973" calcext:value-type="float">
            <text:p>102.710975647</text:p>
          </table:table-cell>
          <table:table-cell office:value-type="float" office:value="98.75" calcext:value-type="float">
            <text:p>98.75</text:p>
          </table:table-cell>
          <table:table-cell office:value-type="float" office:value="108.160110473633" calcext:value-type="float">
            <text:p>108.1601104736</text:p>
          </table:table-cell>
          <table:table-cell/>
          <table:table-cell table:formula="of:=[.A403]-[.C403]" office:value-type="float" office:value="0" calcext:value-type="float">
            <text:p>0</text:p>
          </table:table-cell>
          <table:table-cell table:formula="of:=([.A403]-[.B403])^2" office:value-type="float" office:value="15.6893280759105" calcext:value-type="float">
            <text:p>15.6893280759</text:p>
          </table:table-cell>
          <table:table-cell table:formula="of:=([.C403]-[.D403])^2" office:value-type="float" office:value="88.550179125974" calcext:value-type="float">
            <text:p>88.550179126</text:p>
          </table:table-cell>
          <table:table-cell table:formula="of:=[.G403]-[.H403]" office:value-type="float" office:value="-72.8608510500635" calcext:value-type="float">
            <text:p>-72.8608510501</text:p>
          </table:table-cell>
          <table:table-cell table:formula="of:=([.A403]-(([.B403]+[.D403])/2))^2" office:value-type="float" office:value="44.6964860111621" calcext:value-type="float">
            <text:p>44.6964860112</text:p>
          </table:table-cell>
          <table:table-cell table:formula="of:=([.A403]-99.19)^2" office:value-type="float" office:value="0.193599999999998" calcext:value-type="float">
            <text:p>0.1936</text:p>
          </table:table-cell>
        </table:table-row>
        <table:table-row table:style-name="ro1">
          <table:table-cell office:value-type="float" office:value="98.78" calcext:value-type="float">
            <text:p>98.78</text:p>
          </table:table-cell>
          <table:table-cell office:value-type="float" office:value="103.031173706055" calcext:value-type="float">
            <text:p>103.0311737061</text:p>
          </table:table-cell>
          <table:table-cell office:value-type="float" office:value="98.78" calcext:value-type="float">
            <text:p>98.78</text:p>
          </table:table-cell>
          <table:table-cell office:value-type="float" office:value="106.156929016113" calcext:value-type="float">
            <text:p>106.1569290161</text:p>
          </table:table-cell>
          <table:table-cell/>
          <table:table-cell table:formula="of:=[.A404]-[.C404]" office:value-type="float" office:value="0" calcext:value-type="float">
            <text:p>0</text:p>
          </table:table-cell>
          <table:table-cell table:formula="of:=([.A404]-[.B404])^2" office:value-type="float" office:value="18.0724778790507" calcext:value-type="float">
            <text:p>18.0724778791</text:p>
          </table:table-cell>
          <table:table-cell table:formula="of:=([.C404]-[.D404])^2" office:value-type="float" office:value="54.419081708774" calcext:value-type="float">
            <text:p>54.4190817088</text:p>
          </table:table-cell>
          <table:table-cell table:formula="of:=[.G404]-[.H404]" office:value-type="float" office:value="-36.3466038297233" calcext:value-type="float">
            <text:p>-36.3466038297</text:p>
          </table:table-cell>
          <table:table-cell table:formula="of:=([.A404]-(([.B404]+[.D404])/2))^2" office:value-type="float" office:value="33.8031932293225" calcext:value-type="float">
            <text:p>33.8031932293</text:p>
          </table:table-cell>
          <table:table-cell table:formula="of:=([.A404]-99.19)^2" office:value-type="float" office:value="0.168099999999997" calcext:value-type="float">
            <text:p>0.1681</text:p>
          </table:table-cell>
        </table:table-row>
        <table:table-row table:style-name="ro1">
          <table:table-cell office:value-type="float" office:value="98.84" calcext:value-type="float">
            <text:p>98.84</text:p>
          </table:table-cell>
          <table:table-cell office:value-type="float" office:value="103.008262634277" calcext:value-type="float">
            <text:p>103.0082626343</text:p>
          </table:table-cell>
          <table:table-cell office:value-type="float" office:value="98.84" calcext:value-type="float">
            <text:p>98.84</text:p>
          </table:table-cell>
          <table:table-cell office:value-type="float" office:value="101.406890869141" calcext:value-type="float">
            <text:p>101.4068908691</text:p>
          </table:table-cell>
          <table:table-cell/>
          <table:table-cell table:formula="of:=[.A405]-[.C405]" office:value-type="float" office:value="0" calcext:value-type="float">
            <text:p>0</text:p>
          </table:table-cell>
          <table:table-cell table:formula="of:=([.A405]-[.B405])^2" office:value-type="float" office:value="17.3744133883127" calcext:value-type="float">
            <text:p>17.3744133883</text:p>
          </table:table-cell>
          <table:table-cell table:formula="of:=([.C405]-[.D405])^2" office:value-type="float" office:value="6.5889287340775" calcext:value-type="float">
            <text:p>6.5889287341</text:p>
          </table:table-cell>
          <table:table-cell table:formula="of:=[.G405]-[.H405]" office:value-type="float" office:value="10.7854846542352" calcext:value-type="float">
            <text:p>10.7854846542</text:p>
          </table:table-cell>
          <table:table-cell table:formula="of:=([.A405]-(([.B405]+[.D405])/2))^2" office:value-type="float" office:value="11.3405731786508" calcext:value-type="float">
            <text:p>11.3405731787</text:p>
          </table:table-cell>
          <table:table-cell table:formula="of:=([.A405]-99.19)^2" office:value-type="float" office:value="0.122499999999996" calcext:value-type="float">
            <text:p>0.1225</text:p>
          </table:table-cell>
        </table:table-row>
        <table:table-row table:style-name="ro1">
          <table:table-cell office:value-type="float" office:value="98.9" calcext:value-type="float">
            <text:p>98.9</text:p>
          </table:table-cell>
          <table:table-cell office:value-type="float" office:value="102.762435913086" calcext:value-type="float">
            <text:p>102.7624359131</text:p>
          </table:table-cell>
          <table:table-cell office:value-type="float" office:value="98.9" calcext:value-type="float">
            <text:p>98.9</text:p>
          </table:table-cell>
          <table:table-cell office:value-type="float" office:value="103.569236755371" calcext:value-type="float">
            <text:p>103.5692367554</text:p>
          </table:table-cell>
          <table:table-cell/>
          <table:table-cell table:formula="of:=[.A406]-[.C406]" office:value-type="float" office:value="0" calcext:value-type="float">
            <text:p>0</text:p>
          </table:table-cell>
          <table:table-cell table:formula="of:=([.A406]-[.B406])^2" office:value-type="float" office:value="14.918411182696" calcext:value-type="float">
            <text:p>14.9184111827</text:p>
          </table:table-cell>
          <table:table-cell table:formula="of:=([.C406]-[.D406])^2" office:value-type="float" office:value="21.8017718777083" calcext:value-type="float">
            <text:p>21.8017718777</text:p>
          </table:table-cell>
          <table:table-cell table:formula="of:=[.G406]-[.H406]" office:value-type="float" office:value="-6.88336069501237" calcext:value-type="float">
            <text:p>-6.883360695</text:p>
          </table:table-cell>
          <table:table-cell table:formula="of:=([.A406]-(([.B406]+[.D406])/2))^2" office:value-type="float" office:value="18.1973596304241" calcext:value-type="float">
            <text:p>18.1973596304</text:p>
          </table:table-cell>
          <table:table-cell table:formula="of:=([.A406]-99.19)^2" office:value-type="float" office:value="0.0840999999999954" calcext:value-type="float">
            <text:p>0.0841</text:p>
          </table:table-cell>
        </table:table-row>
        <table:table-row table:style-name="ro1">
          <table:table-cell office:value-type="float" office:value="98.92" calcext:value-type="float">
            <text:p>98.92</text:p>
          </table:table-cell>
          <table:table-cell office:value-type="float" office:value="102.717163085938" calcext:value-type="float">
            <text:p>102.7171630859</text:p>
          </table:table-cell>
          <table:table-cell office:value-type="float" office:value="98.92" calcext:value-type="float">
            <text:p>98.92</text:p>
          </table:table-cell>
          <table:table-cell office:value-type="float" office:value="105.014625549316" calcext:value-type="float">
            <text:p>105.0146255493</text:p>
          </table:table-cell>
          <table:table-cell/>
          <table:table-cell table:formula="of:=[.A407]-[.C407]" office:value-type="float" office:value="0" calcext:value-type="float">
            <text:p>0</text:p>
          </table:table-cell>
          <table:table-cell table:formula="of:=([.A407]-[.B407])^2" office:value-type="float" office:value="14.4184475012064" calcext:value-type="float">
            <text:p>14.4184475012</text:p>
          </table:table-cell>
          <table:table-cell table:formula="of:=([.C407]-[.D407])^2" office:value-type="float" office:value="37.1444605863803" calcext:value-type="float">
            <text:p>37.1444605864</text:p>
          </table:table-cell>
          <table:table-cell table:formula="of:=[.G407]-[.H407]" office:value-type="float" office:value="-22.7260130851739" calcext:value-type="float">
            <text:p>-22.7260130852</text:p>
          </table:table-cell>
          <table:table-cell table:formula="of:=([.A407]-(([.B407]+[.D407])/2))^2" office:value-type="float" office:value="24.4618706011346" calcext:value-type="float">
            <text:p>24.4618706011</text:p>
          </table:table-cell>
          <table:table-cell table:formula="of:=([.A407]-99.19)^2" office:value-type="float" office:value="0.0728999999999979" calcext:value-type="float">
            <text:p>0.0729</text:p>
          </table:table-cell>
        </table:table-row>
        <table:table-row table:style-name="ro1">
          <table:table-cell office:value-type="float" office:value="98.94" calcext:value-type="float">
            <text:p>98.94</text:p>
          </table:table-cell>
          <table:table-cell office:value-type="float" office:value="102.23681640625" calcext:value-type="float">
            <text:p>102.2368164063</text:p>
          </table:table-cell>
          <table:table-cell office:value-type="float" office:value="98.94" calcext:value-type="float">
            <text:p>98.94</text:p>
          </table:table-cell>
          <table:table-cell office:value-type="float" office:value="100.494934082031" calcext:value-type="float">
            <text:p>100.494934082</text:p>
          </table:table-cell>
          <table:table-cell/>
          <table:table-cell table:formula="of:=[.A408]-[.C408]" office:value-type="float" office:value="0" calcext:value-type="float">
            <text:p>0</text:p>
          </table:table-cell>
          <table:table-cell table:formula="of:=([.A408]-[.B408])^2" office:value-type="float" office:value="10.8689984165192" calcext:value-type="float">
            <text:p>10.8689984165</text:p>
          </table:table-cell>
          <table:table-cell table:formula="of:=([.C408]-[.D408])^2" office:value-type="float" office:value="2.41781999946237" calcext:value-type="float">
            <text:p>2.4178199995</text:p>
          </table:table-cell>
          <table:table-cell table:formula="of:=[.G408]-[.H408]" office:value-type="float" office:value="8.45117841705681" calcext:value-type="float">
            <text:p>8.4511784171</text:p>
          </table:table-cell>
          <table:table-cell table:formula="of:=([.A408]-(([.B408]+[.D408])/2))^2" office:value-type="float" office:value="5.88487070013435" calcext:value-type="float">
            <text:p>5.8848707001</text:p>
          </table:table-cell>
          <table:table-cell table:formula="of:=([.A408]-99.19)^2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98.95" calcext:value-type="float">
            <text:p>98.95</text:p>
          </table:table-cell>
          <table:table-cell office:value-type="float" office:value="102.95036315918" calcext:value-type="float">
            <text:p>102.9503631592</text:p>
          </table:table-cell>
          <table:table-cell office:value-type="float" office:value="98.95" calcext:value-type="float">
            <text:p>98.95</text:p>
          </table:table-cell>
          <table:table-cell office:value-type="float" office:value="101.562942504883" calcext:value-type="float">
            <text:p>101.5629425049</text:p>
          </table:table-cell>
          <table:table-cell/>
          <table:table-cell table:formula="of:=[.A409]-[.C409]" office:value-type="float" office:value="0" calcext:value-type="float">
            <text:p>0</text:p>
          </table:table-cell>
          <table:table-cell table:formula="of:=([.A409]-[.B409])^2" office:value-type="float" office:value="16.0029054053221" calcext:value-type="float">
            <text:p>16.0029054053</text:p>
          </table:table-cell>
          <table:table-cell table:formula="of:=([.C409]-[.D409])^2" office:value-type="float" office:value="6.82746853382325" calcext:value-type="float">
            <text:p>6.8274685338</text:p>
          </table:table-cell>
          <table:table-cell table:formula="of:=[.G409]-[.H409]" office:value-type="float" office:value="9.17543687149882" calcext:value-type="float">
            <text:p>9.1754368715</text:p>
          </table:table-cell>
          <table:table-cell table:formula="of:=([.A409]-(([.B409]+[.D409])/2))^2" office:value-type="float" office:value="10.9339529515803" calcext:value-type="float">
            <text:p>10.9339529516</text:p>
          </table:table-cell>
          <table:table-cell table:formula="of:=([.A409]-99.19)^2" office:value-type="float" office:value="0.0575999999999975" calcext:value-type="float">
            <text:p>0.0576</text:p>
          </table:table-cell>
        </table:table-row>
        <table:table-row table:style-name="ro1">
          <table:table-cell office:value-type="float" office:value="98.97" calcext:value-type="float">
            <text:p>98.97</text:p>
          </table:table-cell>
          <table:table-cell office:value-type="float" office:value="93.466064453125" calcext:value-type="float">
            <text:p>93.4660644531</text:p>
          </table:table-cell>
          <table:table-cell office:value-type="float" office:value="98.97" calcext:value-type="float">
            <text:p>98.97</text:p>
          </table:table-cell>
          <table:table-cell office:value-type="float" office:value="93.647216796875" calcext:value-type="float">
            <text:p>93.6472167969</text:p>
          </table:table-cell>
          <table:table-cell/>
          <table:table-cell table:formula="of:=[.A410]-[.C410]" office:value-type="float" office:value="0" calcext:value-type="float">
            <text:p>0</text:p>
          </table:table-cell>
          <table:table-cell table:formula="of:=([.A410]-[.B410])^2" office:value-type="float" office:value="30.2933065041542" calcext:value-type="float">
            <text:p>30.2933065042</text:p>
          </table:table-cell>
          <table:table-cell table:formula="of:=([.C410]-[.D410])^2" office:value-type="float" office:value="28.3320210274696" calcext:value-type="float">
            <text:p>28.3320210275</text:p>
          </table:table-cell>
          <table:table-cell table:formula="of:=[.G410]-[.H410]" office:value-type="float" office:value="1.96128547668457" calcext:value-type="float">
            <text:p>1.9612854767</text:p>
          </table:table-cell>
          <table:table-cell table:formula="of:=([.A410]-(([.B410]+[.D410])/2))^2" office:value-type="float" office:value="29.3044597229004" calcext:value-type="float">
            <text:p>29.3044597229</text:p>
          </table:table-cell>
          <table:table-cell table:formula="of:=([.A410]-99.19)^2" office:value-type="float" office:value="0.0483999999999995" calcext:value-type="float">
            <text:p>0.0484</text:p>
          </table:table-cell>
        </table:table-row>
        <table:table-row table:style-name="ro1">
          <table:table-cell office:value-type="float" office:value="99.03" calcext:value-type="float">
            <text:p>99.03</text:p>
          </table:table-cell>
          <table:table-cell office:value-type="float" office:value="93.324951171875" calcext:value-type="float">
            <text:p>93.3249511719</text:p>
          </table:table-cell>
          <table:table-cell office:value-type="float" office:value="99.03" calcext:value-type="float">
            <text:p>99.03</text:p>
          </table:table-cell>
          <table:table-cell office:value-type="float" office:value="94.8547592163086" calcext:value-type="float">
            <text:p>94.8547592163</text:p>
          </table:table-cell>
          <table:table-cell/>
          <table:table-cell table:formula="of:=[.A411]-[.C411]" office:value-type="float" office:value="0" calcext:value-type="float">
            <text:p>0</text:p>
          </table:table-cell>
          <table:table-cell table:formula="of:=([.A411]-[.B411])^2" office:value-type="float" office:value="32.5475821312904" calcext:value-type="float">
            <text:p>32.5475821313</text:p>
          </table:table-cell>
          <table:table-cell table:formula="of:=([.C411]-[.D411])^2" office:value-type="float" office:value="17.4326356018" calcext:value-type="float">
            <text:p>17.4326356018</text:p>
          </table:table-cell>
          <table:table-cell table:formula="of:=[.G411]-[.H411]" office:value-type="float" office:value="15.1149465294904" calcext:value-type="float">
            <text:p>15.1149465295</text:p>
          </table:table-cell>
          <table:table-cell table:formula="of:=([.A411]-(([.B411]+[.D411])/2))^2" office:value-type="float" office:value="24.4050307033418" calcext:value-type="float">
            <text:p>24.4050307033</text:p>
          </table:table-cell>
          <table:table-cell table:formula="of:=([.A411]-99.19)^2" office:value-type="float" office:value="0.0255999999999989" calcext:value-type="float">
            <text:p>0.0256</text:p>
          </table:table-cell>
        </table:table-row>
        <table:table-row table:style-name="ro1">
          <table:table-cell office:value-type="float" office:value="99.13" calcext:value-type="float">
            <text:p>99.13</text:p>
          </table:table-cell>
          <table:table-cell office:value-type="float" office:value="103.087356567383" calcext:value-type="float">
            <text:p>103.0873565674</text:p>
          </table:table-cell>
          <table:table-cell office:value-type="float" office:value="99.13" calcext:value-type="float">
            <text:p>99.13</text:p>
          </table:table-cell>
          <table:table-cell office:value-type="float" office:value="101.65055847168" calcext:value-type="float">
            <text:p>101.6505584717</text:p>
          </table:table-cell>
          <table:table-cell/>
          <table:table-cell table:formula="of:=[.A412]-[.C412]" office:value-type="float" office:value="0" calcext:value-type="float">
            <text:p>0</text:p>
          </table:table-cell>
          <table:table-cell table:formula="of:=([.A412]-[.B412])^2" office:value-type="float" office:value="15.6606710014079" calcext:value-type="float">
            <text:p>15.6606710014</text:p>
          </table:table-cell>
          <table:table-cell table:formula="of:=([.C412]-[.D412])^2" office:value-type="float" office:value="6.35321500915627" calcext:value-type="float">
            <text:p>6.3532150092</text:p>
          </table:table-cell>
          <table:table-cell table:formula="of:=[.G412]-[.H412]" office:value-type="float" office:value="9.30745599225165" calcext:value-type="float">
            <text:p>9.3074559923</text:p>
          </table:table-cell>
          <table:table-cell table:formula="of:=([.A412]-(([.B412]+[.D412])/2))^2" office:value-type="float" office:value="10.4908458133281" calcext:value-type="float">
            <text:p>10.4908458133</text:p>
          </table:table-cell>
          <table:table-cell table:formula="of:=([.A412]-99.19)^2" office:value-type="float" office:value="0.00360000000000027" calcext:value-type="float">
            <text:p>0.0036</text:p>
          </table:table-cell>
        </table:table-row>
        <table:table-row table:style-name="ro1">
          <table:table-cell office:value-type="float" office:value="99.15" calcext:value-type="float">
            <text:p>99.15</text:p>
          </table:table-cell>
          <table:table-cell office:value-type="float" office:value="103.243103027344" calcext:value-type="float">
            <text:p>103.2431030273</text:p>
          </table:table-cell>
          <table:table-cell office:value-type="float" office:value="99.15" calcext:value-type="float">
            <text:p>99.15</text:p>
          </table:table-cell>
          <table:table-cell office:value-type="float" office:value="104.834259033203" calcext:value-type="float">
            <text:p>104.8342590332</text:p>
          </table:table-cell>
          <table:table-cell/>
          <table:table-cell table:formula="of:=[.A413]-[.C413]" office:value-type="float" office:value="0" calcext:value-type="float">
            <text:p>0</text:p>
          </table:table-cell>
          <table:table-cell table:formula="of:=([.A413]-[.B413])^2" office:value-type="float" office:value="16.7534923924505" calcext:value-type="float">
            <text:p>16.7534923925</text:p>
          </table:table-cell>
          <table:table-cell table:formula="of:=([.C413]-[.D413])^2" office:value-type="float" office:value="32.3108007565513" calcext:value-type="float">
            <text:p>32.3108007566</text:p>
          </table:table-cell>
          <table:table-cell table:formula="of:=[.G413]-[.H413]" office:value-type="float" office:value="-15.5573083641007" calcext:value-type="float">
            <text:p>-15.5573083641</text:p>
          </table:table-cell>
          <table:table-cell table:formula="of:=([.A413]-(([.B413]+[.D413])/2))^2" office:value-type="float" office:value="23.8992022157553" calcext:value-type="float">
            <text:p>23.8992022158</text:p>
          </table:table-cell>
          <table:table-cell table:formula="of:=([.A413]-99.19)^2" office:value-type="float" office:value="0.00159999999999936" calcext:value-type="float">
            <text:p>0.0016</text:p>
          </table:table-cell>
        </table:table-row>
        <table:table-row table:style-name="ro1">
          <table:table-cell office:value-type="float" office:value="99.16" calcext:value-type="float">
            <text:p>99.16</text:p>
          </table:table-cell>
          <table:table-cell office:value-type="float" office:value="103.078727722168" calcext:value-type="float">
            <text:p>103.0787277222</text:p>
          </table:table-cell>
          <table:table-cell office:value-type="float" office:value="99.16" calcext:value-type="float">
            <text:p>99.16</text:p>
          </table:table-cell>
          <table:table-cell office:value-type="float" office:value="96.9686584472656" calcext:value-type="float">
            <text:p>96.9686584473</text:p>
          </table:table-cell>
          <table:table-cell/>
          <table:table-cell table:formula="of:=[.A414]-[.C414]" office:value-type="float" office:value="0" calcext:value-type="float">
            <text:p>0</text:p>
          </table:table-cell>
          <table:table-cell table:formula="of:=([.A414]-[.B414])^2" office:value-type="float" office:value="15.3564269604878" calcext:value-type="float">
            <text:p>15.3564269605</text:p>
          </table:table-cell>
          <table:table-cell table:formula="of:=([.C414]-[.D414])^2" office:value-type="float" office:value="4.80197780074029" calcext:value-type="float">
            <text:p>4.8019778007</text:p>
          </table:table-cell>
          <table:table-cell table:formula="of:=[.G414]-[.H414]" office:value-type="float" office:value="10.5544491597475" calcext:value-type="float">
            <text:p>10.5544491597</text:p>
          </table:table-cell>
          <table:table-cell table:formula="of:=([.A414]-(([.B414]+[.D414])/2))^2" office:value-type="float" office:value="0.745965744587622" calcext:value-type="float">
            <text:p>0.7459657446</text:p>
          </table:table-cell>
          <table:table-cell table:formula="of:=([.A414]-99.19)^2" office:value-type="float" office:value="0.000900000000000068" calcext:value-type="float">
            <text:p>0.0009</text:p>
          </table:table-cell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103.854072570801" calcext:value-type="float">
            <text:p>103.8540725708</text:p>
          </table:table-cell>
          <table:table-cell office:value-type="float" office:value="99.2" calcext:value-type="float">
            <text:p>99.2</text:p>
          </table:table-cell>
          <table:table-cell office:value-type="float" office:value="106.389465332031" calcext:value-type="float">
            <text:p>106.389465332</text:p>
          </table:table-cell>
          <table:table-cell/>
          <table:table-cell table:formula="of:=[.A415]-[.C415]" office:value-type="float" office:value="0" calcext:value-type="float">
            <text:p>0</text:p>
          </table:table-cell>
          <table:table-cell table:formula="of:=([.A415]-[.B415])^2" office:value-type="float" office:value="21.6603914942802" calcext:value-type="float">
            <text:p>21.6603914943</text:p>
          </table:table-cell>
          <table:table-cell table:formula="of:=([.C415]-[.D415])^2" office:value-type="float" office:value="51.6884117604792" calcext:value-type="float">
            <text:p>51.6884117605</text:p>
          </table:table-cell>
          <table:table-cell table:formula="of:=[.G415]-[.H415]" office:value-type="float" office:value="-30.028020266199" calcext:value-type="float">
            <text:p>-30.0280202662</text:p>
          </table:table-cell>
          <table:table-cell table:formula="of:=([.A415]-(([.B415]+[.D415])/2))^2" office:value-type="float" office:value="35.0673475139547" calcext:value-type="float">
            <text:p>35.067347514</text:p>
          </table:table-cell>
          <table:table-cell table:formula="of:=([.A415]-99.19)^2" office:value-type="float" office:value="0.000100000000000102" calcext:value-type="float">
            <text:p>0.0001</text:p>
          </table:table-cell>
        </table:table-row>
        <table:table-row table:style-name="ro1">
          <table:table-cell office:value-type="float" office:value="99.22" calcext:value-type="float">
            <text:p>99.22</text:p>
          </table:table-cell>
          <table:table-cell office:value-type="float" office:value="94.0001678466797" calcext:value-type="float">
            <text:p>94.0001678467</text:p>
          </table:table-cell>
          <table:table-cell office:value-type="float" office:value="99.22" calcext:value-type="float">
            <text:p>99.22</text:p>
          </table:table-cell>
          <table:table-cell office:value-type="float" office:value="93.4088745117188" calcext:value-type="float">
            <text:p>93.4088745117</text:p>
          </table:table-cell>
          <table:table-cell/>
          <table:table-cell table:formula="of:=[.A416]-[.C416]" office:value-type="float" office:value="0" calcext:value-type="float">
            <text:p>0</text:p>
          </table:table-cell>
          <table:table-cell table:formula="of:=([.A416]-[.B416])^2" office:value-type="float" office:value="27.2466477088366" calcext:value-type="float">
            <text:p>27.2466477088</text:p>
          </table:table-cell>
          <table:table-cell table:formula="of:=([.C416]-[.D416])^2" office:value-type="float" office:value="33.769179440552" calcext:value-type="float">
            <text:p>33.7691794406</text:p>
          </table:table-cell>
          <table:table-cell table:formula="of:=[.G416]-[.H416]" office:value-type="float" office:value="-6.52253173171542" calcext:value-type="float">
            <text:p>-6.5225317317</text:p>
          </table:table-cell>
          <table:table-cell table:formula="of:=([.A416]-(([.B416]+[.D416])/2))^2" office:value-type="float" office:value="30.420506622702" calcext:value-type="float">
            <text:p>30.4205066227</text:p>
          </table:table-cell>
          <table:table-cell table:formula="of:=([.A416]-99.19)^2" office:value-type="float" office:value="0.000900000000000068" calcext:value-type="float">
            <text:p>0.0009</text:p>
          </table:table-cell>
        </table:table-row>
        <table:table-row table:style-name="ro1">
          <table:table-cell office:value-type="float" office:value="99.24" calcext:value-type="float">
            <text:p>99.24</text:p>
          </table:table-cell>
          <table:table-cell office:value-type="float" office:value="103.001243591309" calcext:value-type="float">
            <text:p>103.0012435913</text:p>
          </table:table-cell>
          <table:table-cell office:value-type="float" office:value="99.24" calcext:value-type="float">
            <text:p>99.24</text:p>
          </table:table-cell>
          <table:table-cell office:value-type="float" office:value="102.793769836426" calcext:value-type="float">
            <text:p>102.7937698364</text:p>
          </table:table-cell>
          <table:table-cell/>
          <table:table-cell table:formula="of:=[.A417]-[.C417]" office:value-type="float" office:value="0" calcext:value-type="float">
            <text:p>0</text:p>
          </table:table-cell>
          <table:table-cell table:formula="of:=([.A417]-[.B417])^2" office:value-type="float" office:value="14.14695335316" calcext:value-type="float">
            <text:p>14.1469533532</text:p>
          </table:table-cell>
          <table:table-cell table:formula="of:=([.C417]-[.D417])^2" office:value-type="float" office:value="12.6292800502898" calcext:value-type="float">
            <text:p>12.6292800503</text:p>
          </table:table-cell>
          <table:table-cell table:formula="of:=[.G417]-[.H417]" office:value-type="float" office:value="1.51767330287025" calcext:value-type="float">
            <text:p>1.5176733029</text:p>
          </table:table-cell>
          <table:table-cell table:formula="of:=([.A417]-(([.B417]+[.D417])/2))^2" office:value-type="float" office:value="13.3773553619836" calcext:value-type="float">
            <text:p>13.377355362</text:p>
          </table:table-cell>
          <table:table-cell table:formula="of:=([.A417]-99.19)^2" office:value-type="float" office:value="0.00249999999999972" calcext:value-type="float">
            <text:p>0.0025</text:p>
          </table:table-cell>
        </table:table-row>
        <table:table-row table:style-name="ro1">
          <table:table-cell office:value-type="float" office:value="99.46" calcext:value-type="float">
            <text:p>99.46</text:p>
          </table:table-cell>
          <table:table-cell office:value-type="float" office:value="103.508285522461" calcext:value-type="float">
            <text:p>103.5082855225</text:p>
          </table:table-cell>
          <table:table-cell office:value-type="float" office:value="99.46" calcext:value-type="float">
            <text:p>99.46</text:p>
          </table:table-cell>
          <table:table-cell office:value-type="float" office:value="108.27783203125" calcext:value-type="float">
            <text:p>108.2778320313</text:p>
          </table:table-cell>
          <table:table-cell/>
          <table:table-cell table:formula="of:=[.A418]-[.C418]" office:value-type="float" office:value="0" calcext:value-type="float">
            <text:p>0</text:p>
          </table:table-cell>
          <table:table-cell table:formula="of:=([.A418]-[.B418])^2" office:value-type="float" office:value="16.3886156713669" calcext:value-type="float">
            <text:p>16.3886156714</text:p>
          </table:table-cell>
          <table:table-cell table:formula="of:=([.C418]-[.D418])^2" office:value-type="float" office:value="77.7541617313386" calcext:value-type="float">
            <text:p>77.7541617313</text:p>
          </table:table-cell>
          <table:table-cell table:formula="of:=[.G418]-[.H418]" office:value-type="float" office:value="-61.3655460599717" calcext:value-type="float">
            <text:p>-61.36554606</text:p>
          </table:table-cell>
          <table:table-cell table:formula="of:=([.A418]-(([.B418]+[.D418])/2))^2" office:value-type="float" office:value="41.3842452264773" calcext:value-type="float">
            <text:p>41.3842452265</text:p>
          </table:table-cell>
          <table:table-cell table:formula="of:=([.A418]-99.19)^2" office:value-type="float" office:value="0.0728999999999979" calcext:value-type="float">
            <text:p>0.0729</text:p>
          </table:table-cell>
        </table:table-row>
        <table:table-row table:style-name="ro1">
          <table:table-cell office:value-type="float" office:value="99.48" calcext:value-type="float">
            <text:p>99.48</text:p>
          </table:table-cell>
          <table:table-cell office:value-type="float" office:value="93.8656311035156" calcext:value-type="float">
            <text:p>93.8656311035</text:p>
          </table:table-cell>
          <table:table-cell office:value-type="float" office:value="99.48" calcext:value-type="float">
            <text:p>99.48</text:p>
          </table:table-cell>
          <table:table-cell office:value-type="float" office:value="95.2553634643555" calcext:value-type="float">
            <text:p>95.2553634644</text:p>
          </table:table-cell>
          <table:table-cell/>
          <table:table-cell table:formula="of:=[.A419]-[.C419]" office:value-type="float" office:value="0" calcext:value-type="float">
            <text:p>0</text:p>
          </table:table-cell>
          <table:table-cell table:formula="of:=([.A419]-[.B419])^2" office:value-type="float" office:value="31.5211381058112" calcext:value-type="float">
            <text:p>31.5211381058</text:p>
          </table:table-cell>
          <table:table-cell table:formula="of:=([.C419]-[.D419])^2" office:value-type="float" office:value="17.8475538583027" calcext:value-type="float">
            <text:p>17.8475538583</text:p>
          </table:table-cell>
          <table:table-cell table:formula="of:=[.G419]-[.H419]" office:value-type="float" office:value="13.6735842475086" calcext:value-type="float">
            <text:p>13.6735842475</text:p>
          </table:table-cell>
          <table:table-cell table:formula="of:=([.A419]-(([.B419]+[.D419])/2))^2" office:value-type="float" office:value="24.2015069733656" calcext:value-type="float">
            <text:p>24.2015069734</text:p>
          </table:table-cell>
          <table:table-cell table:formula="of:=([.A419]-99.19)^2" office:value-type="float" office:value="0.0841000000000036" calcext:value-type="float">
            <text:p>0.0841</text:p>
          </table:table-cell>
        </table:table-row>
        <table:table-row table:style-name="ro1">
          <table:table-cell office:value-type="float" office:value="99.51" calcext:value-type="float">
            <text:p>99.51</text:p>
          </table:table-cell>
          <table:table-cell office:value-type="float" office:value="102.846092224121" calcext:value-type="float">
            <text:p>102.8460922241</text:p>
          </table:table-cell>
          <table:table-cell office:value-type="float" office:value="99.51" calcext:value-type="float">
            <text:p>99.51</text:p>
          </table:table-cell>
          <table:table-cell office:value-type="float" office:value="99.6181793212891" calcext:value-type="float">
            <text:p>99.6181793213</text:p>
          </table:table-cell>
          <table:table-cell/>
          <table:table-cell table:formula="of:=[.A420]-[.C420]" office:value-type="float" office:value="0" calcext:value-type="float">
            <text:p>0</text:p>
          </table:table-cell>
          <table:table-cell table:formula="of:=([.A420]-[.B420])^2" office:value-type="float" office:value="11.1295113278412" calcext:value-type="float">
            <text:p>11.1295113278</text:p>
          </table:table-cell>
          <table:table-cell table:formula="of:=([.C420]-[.D420])^2" office:value-type="float" office:value="0.0117027655545611" calcext:value-type="float">
            <text:p>0.0117027656</text:p>
          </table:table-cell>
          <table:table-cell table:formula="of:=[.G420]-[.H420]" office:value-type="float" office:value="11.1178085622866" calcext:value-type="float">
            <text:p>11.1178085623</text:p>
          </table:table-cell>
          <table:table-cell table:formula="of:=([.A420]-(([.B420]+[.D420])/2))^2" office:value-type="float" office:value="2.9657516196305" calcext:value-type="float">
            <text:p>2.9657516196</text:p>
          </table:table-cell>
          <table:table-cell table:formula="of:=([.A420]-99.19)^2" office:value-type="float" office:value="0.102400000000005" calcext:value-type="float">
            <text:p>0.1024</text:p>
          </table:table-cell>
        </table:table-row>
        <table:table-row table:style-name="ro1">
          <table:table-cell office:value-type="float" office:value="99.56" calcext:value-type="float">
            <text:p>99.56</text:p>
          </table:table-cell>
          <table:table-cell office:value-type="float" office:value="93.4730987548828" calcext:value-type="float">
            <text:p>93.4730987549</text:p>
          </table:table-cell>
          <table:table-cell office:value-type="float" office:value="99.56" calcext:value-type="float">
            <text:p>99.56</text:p>
          </table:table-cell>
          <table:table-cell office:value-type="float" office:value="91.0484008789063" calcext:value-type="float">
            <text:p>91.0484008789</text:p>
          </table:table-cell>
          <table:table-cell/>
          <table:table-cell table:formula="of:=[.A421]-[.C421]" office:value-type="float" office:value="0" calcext:value-type="float">
            <text:p>0</text:p>
          </table:table-cell>
          <table:table-cell table:formula="of:=([.A421]-[.B421])^2" office:value-type="float" office:value="37.0503667678092" calcext:value-type="float">
            <text:p>37.0503667678</text:p>
          </table:table-cell>
          <table:table-cell table:formula="of:=([.C421]-[.D421])^2" office:value-type="float" office:value="72.4473195982039" calcext:value-type="float">
            <text:p>72.4473195982</text:p>
          </table:table-cell>
          <table:table-cell table:formula="of:=[.G421]-[.H421]" office:value-type="float" office:value="-35.3969528303947" calcext:value-type="float">
            <text:p>-35.3969528304</text:p>
          </table:table-cell>
          <table:table-cell table:formula="of:=([.A421]-(([.B421]+[.D421])/2))^2" office:value-type="float" office:value="53.2790532355653" calcext:value-type="float">
            <text:p>53.2790532356</text:p>
          </table:table-cell>
          <table:table-cell table:formula="of:=([.A421]-99.19)^2" office:value-type="float" office:value="0.136900000000003" calcext:value-type="float">
            <text:p>0.1369</text:p>
          </table:table-cell>
        </table:table-row>
        <table:table-row table:style-name="ro1">
          <table:table-cell office:value-type="float" office:value="99.56" calcext:value-type="float">
            <text:p>99.56</text:p>
          </table:table-cell>
          <table:table-cell office:value-type="float" office:value="102.95036315918" calcext:value-type="float">
            <text:p>102.9503631592</text:p>
          </table:table-cell>
          <table:table-cell office:value-type="float" office:value="99.56" calcext:value-type="float">
            <text:p>99.56</text:p>
          </table:table-cell>
          <table:table-cell office:value-type="float" office:value="102.413780212402" calcext:value-type="float">
            <text:p>102.4137802124</text:p>
          </table:table-cell>
          <table:table-cell/>
          <table:table-cell table:formula="of:=[.A422]-[.C422]" office:value-type="float" office:value="0" calcext:value-type="float">
            <text:p>0</text:p>
          </table:table-cell>
          <table:table-cell table:formula="of:=([.A422]-[.B422])^2" office:value-type="float" office:value="11.4945623511229" calcext:value-type="float">
            <text:p>11.4945623511</text:p>
          </table:table-cell>
          <table:table-cell table:formula="of:=([.C422]-[.D422])^2" office:value-type="float" office:value="8.14406150069915" calcext:value-type="float">
            <text:p>8.1440615007</text:p>
          </table:table-cell>
          <table:table-cell table:formula="of:=[.G422]-[.H422]" office:value-type="float" office:value="3.3505008504237" calcext:value-type="float">
            <text:p>3.3505008504</text:p>
          </table:table-cell>
          <table:table-cell table:formula="of:=([.A422]-(([.B422]+[.D422])/2))^2" office:value-type="float" office:value="9.74733161121794" calcext:value-type="float">
            <text:p>9.7473316112</text:p>
          </table:table-cell>
          <table:table-cell table:formula="of:=([.A422]-99.19)^2" office:value-type="float" office:value="0.136900000000003" calcext:value-type="float">
            <text:p>0.1369</text:p>
          </table:table-cell>
        </table:table-row>
        <table:table-row table:style-name="ro1">
          <table:table-cell office:value-type="float" office:value="99.63" calcext:value-type="float">
            <text:p>99.63</text:p>
          </table:table-cell>
          <table:table-cell office:value-type="float" office:value="101.980018615723" calcext:value-type="float">
            <text:p>101.9800186157</text:p>
          </table:table-cell>
          <table:table-cell office:value-type="float" office:value="99.63" calcext:value-type="float">
            <text:p>99.63</text:p>
          </table:table-cell>
          <table:table-cell office:value-type="float" office:value="102.532974243164" calcext:value-type="float">
            <text:p>102.5329742432</text:p>
          </table:table-cell>
          <table:table-cell/>
          <table:table-cell table:formula="of:=[.A423]-[.C423]" office:value-type="float" office:value="0" calcext:value-type="float">
            <text:p>0</text:p>
          </table:table-cell>
          <table:table-cell table:formula="of:=([.A423]-[.B423])^2" office:value-type="float" office:value="5.52258749424305" calcext:value-type="float">
            <text:p>5.5225874942</text:p>
          </table:table-cell>
          <table:table-cell table:formula="of:=([.C423]-[.D423])^2" office:value-type="float" office:value="8.42725945647399" calcext:value-type="float">
            <text:p>8.4272594565</text:p>
          </table:table-cell>
          <table:table-cell table:formula="of:=[.G423]-[.H423]" office:value-type="float" office:value="-2.90467196223094" calcext:value-type="float">
            <text:p>-2.9046719622</text:p>
          </table:table-cell>
          <table:table-cell table:formula="of:=([.A423]-(([.B423]+[.D423])/2))^2" office:value-type="float" office:value="6.89848349387874" calcext:value-type="float">
            <text:p>6.8984834939</text:p>
          </table:table-cell>
          <table:table-cell table:formula="of:=([.A423]-99.19)^2" office:value-type="float" office:value="0.193599999999998" calcext:value-type="float">
            <text:p>0.1936</text:p>
          </table:table-cell>
        </table:table-row>
        <table:table-row table:style-name="ro1">
          <table:table-cell office:value-type="float" office:value="99.68" calcext:value-type="float">
            <text:p>99.68</text:p>
          </table:table-cell>
          <table:table-cell office:value-type="float" office:value="102.399841308594" calcext:value-type="float">
            <text:p>102.3998413086</text:p>
          </table:table-cell>
          <table:table-cell office:value-type="float" office:value="99.68" calcext:value-type="float">
            <text:p>99.68</text:p>
          </table:table-cell>
          <table:table-cell office:value-type="float" office:value="103.368980407715" calcext:value-type="float">
            <text:p>103.3689804077</text:p>
          </table:table-cell>
          <table:table-cell/>
          <table:table-cell table:formula="of:=[.A424]-[.C424]" office:value-type="float" office:value="0" calcext:value-type="float">
            <text:p>0</text:p>
          </table:table-cell>
          <table:table-cell table:formula="of:=([.A424]-[.B424])^2" office:value-type="float" office:value="7.39753674393293" calcext:value-type="float">
            <text:p>7.3975367439</text:p>
          </table:table-cell>
          <table:table-cell table:formula="of:=([.C424]-[.D424])^2" office:value-type="float" office:value="13.6085764485039" calcext:value-type="float">
            <text:p>13.6085764485</text:p>
          </table:table-cell>
          <table:table-cell table:formula="of:=[.G424]-[.H424]" office:value-type="float" office:value="-6.211039704571" calcext:value-type="float">
            <text:p>-6.2110397046</text:p>
          </table:table-cell>
          <table:table-cell table:formula="of:=([.A424]-(([.B424]+[.D424])/2))^2" office:value-type="float" office:value="10.2682489478571" calcext:value-type="float">
            <text:p>10.2682489479</text:p>
          </table:table-cell>
          <table:table-cell table:formula="of:=([.A424]-99.19)^2" office:value-type="float" office:value="0.240100000000009" calcext:value-type="float">
            <text:p>0.2401</text:p>
          </table:table-cell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102.610527038574" calcext:value-type="float">
            <text:p>102.6105270386</text:p>
          </table:table-cell>
          <table:table-cell office:value-type="float" office:value="99.8" calcext:value-type="float">
            <text:p>99.8</text:p>
          </table:table-cell>
          <table:table-cell office:value-type="float" office:value="104.472511291504" calcext:value-type="float">
            <text:p>104.4725112915</text:p>
          </table:table-cell>
          <table:table-cell/>
          <table:table-cell table:formula="of:=[.A425]-[.C425]" office:value-type="float" office:value="0" calcext:value-type="float">
            <text:p>0</text:p>
          </table:table-cell>
          <table:table-cell table:formula="of:=([.A425]-[.B425])^2" office:value-type="float" office:value="7.89906223455678" calcext:value-type="float">
            <text:p>7.8990622346</text:p>
          </table:table-cell>
          <table:table-cell table:formula="of:=([.C425]-[.D425])^2" office:value-type="float" office:value="21.8323617692315" calcext:value-type="float">
            <text:p>21.8323617692</text:p>
          </table:table-cell>
          <table:table-cell table:formula="of:=[.G425]-[.H425]" office:value-type="float" office:value="-13.9332995346747" calcext:value-type="float">
            <text:p>-13.9332995347</text:p>
          </table:table-cell>
          <table:table-cell table:formula="of:=([.A425]-(([.B425]+[.D425])/2))^2" office:value-type="float" office:value="13.9989656623546" calcext:value-type="float">
            <text:p>13.9989656624</text:p>
          </table:table-cell>
          <table:table-cell table:formula="of:=([.A425]-99.19)^2" office:value-type="float" office:value="0.372099999999999" calcext:value-type="float">
            <text:p>0.3721</text:p>
          </table:table-cell>
        </table:table-row>
        <table:table-row table:style-name="ro1">
          <table:table-cell office:value-type="float" office:value="99.84" calcext:value-type="float">
            <text:p>99.84</text:p>
          </table:table-cell>
          <table:table-cell office:value-type="float" office:value="93.0368118286133" calcext:value-type="float">
            <text:p>93.0368118286</text:p>
          </table:table-cell>
          <table:table-cell office:value-type="float" office:value="99.84" calcext:value-type="float">
            <text:p>99.84</text:p>
          </table:table-cell>
          <table:table-cell office:value-type="float" office:value="96.6266860961914" calcext:value-type="float">
            <text:p>96.6266860962</text:p>
          </table:table-cell>
          <table:table-cell/>
          <table:table-cell table:formula="of:=[.A426]-[.C426]" office:value-type="float" office:value="0" calcext:value-type="float">
            <text:p>0</text:p>
          </table:table-cell>
          <table:table-cell table:formula="of:=([.A426]-[.B426])^2" office:value-type="float" office:value="46.2833692952962" calcext:value-type="float">
            <text:p>46.2833692953</text:p>
          </table:table-cell>
          <table:table-cell table:formula="of:=([.C426]-[.D426])^2" office:value-type="float" office:value="10.3253862444096" calcext:value-type="float">
            <text:p>10.3253862444</text:p>
          </table:table-cell>
          <table:table-cell table:formula="of:=[.G426]-[.H426]" office:value-type="float" office:value="35.9579830508866" calcext:value-type="float">
            <text:p>35.9579830509</text:p>
          </table:table-cell>
          <table:table-cell table:formula="of:=([.A426]-(([.B426]+[.D426])/2))^2" office:value-type="float" office:value="25.082578455598" calcext:value-type="float">
            <text:p>25.0825784556</text:p>
          </table:table-cell>
          <table:table-cell table:formula="of:=([.A426]-99.19)^2" office:value-type="float" office:value="0.422500000000007" calcext:value-type="float">
            <text:p>0.4225</text:p>
          </table:table-cell>
        </table:table-row>
        <table:table-row table:style-name="ro1">
          <table:table-cell office:value-type="float" office:value="99.94" calcext:value-type="float">
            <text:p>99.94</text:p>
          </table:table-cell>
          <table:table-cell office:value-type="float" office:value="102.921752929688" calcext:value-type="float">
            <text:p>102.9217529297</text:p>
          </table:table-cell>
          <table:table-cell office:value-type="float" office:value="99.94" calcext:value-type="float">
            <text:p>99.94</text:p>
          </table:table-cell>
          <table:table-cell office:value-type="float" office:value="102.559898376465" calcext:value-type="float">
            <text:p>102.5598983765</text:p>
          </table:table-cell>
          <table:table-cell/>
          <table:table-cell table:formula="of:=[.A427]-[.C427]" office:value-type="float" office:value="0" calcext:value-type="float">
            <text:p>0</text:p>
          </table:table-cell>
          <table:table-cell table:formula="of:=([.A427]-[.B427])^2" office:value-type="float" office:value="8.8908505337" calcext:value-type="float">
            <text:p>8.8908505337</text:p>
          </table:table-cell>
          <table:table-cell table:formula="of:=([.C427]-[.D427])^2" office:value-type="float" office:value="6.86386750300314" calcext:value-type="float">
            <text:p>6.863867503</text:p>
          </table:table-cell>
          <table:table-cell table:formula="of:=[.G427]-[.H427]" office:value-type="float" office:value="2.02698303069687" calcext:value-type="float">
            <text:p>2.0269830307</text:p>
          </table:table-cell>
          <table:table-cell table:formula="of:=([.A427]-(([.B427]+[.D427])/2))^2" office:value-type="float" office:value="7.84462433892958" calcext:value-type="float">
            <text:p>7.8446243389</text:p>
          </table:table-cell>
          <table:table-cell table:formula="of:=([.A427]-99.19)^2"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99.98" calcext:value-type="float">
            <text:p>99.98</text:p>
          </table:table-cell>
          <table:table-cell office:value-type="float" office:value="93.8943786621094" calcext:value-type="float">
            <text:p>93.8943786621</text:p>
          </table:table-cell>
          <table:table-cell office:value-type="float" office:value="99.98" calcext:value-type="float">
            <text:p>99.98</text:p>
          </table:table-cell>
          <table:table-cell office:value-type="float" office:value="92.7939453125" calcext:value-type="float">
            <text:p>92.7939453125</text:p>
          </table:table-cell>
          <table:table-cell/>
          <table:table-cell table:formula="of:=[.A428]-[.C428]" office:value-type="float" office:value="0" calcext:value-type="float">
            <text:p>0</text:p>
          </table:table-cell>
          <table:table-cell table:formula="of:=([.A428]-[.B428])^2" office:value-type="float" office:value="37.0347870681897" calcext:value-type="float">
            <text:p>37.0347870682</text:p>
          </table:table-cell>
          <table:table-cell table:formula="of:=([.C428]-[.D428])^2" office:value-type="float" office:value="51.6393819717408" calcext:value-type="float">
            <text:p>51.6393819717</text:p>
          </table:table-cell>
          <table:table-cell table:formula="of:=[.G428]-[.H428]" office:value-type="float" office:value="-14.6045949035511" calcext:value-type="float">
            <text:p>-14.6045949036</text:p>
          </table:table-cell>
          <table:table-cell table:formula="of:=([.A428]-(([.B428]+[.D428])/2))^2" office:value-type="float" office:value="44.0343461307321" calcext:value-type="float">
            <text:p>44.0343461307</text:p>
          </table:table-cell>
          <table:table-cell table:formula="of:=([.A428]-99.19)^2" office:value-type="float" office:value="0.62410000000001" calcext:value-type="float">
            <text:p>0.6241</text:p>
          </table:table-cell>
        </table:table-row>
        <table:table-row table:style-name="ro1">
          <table:table-cell office:value-type="float" office:value="100.01" calcext:value-type="float">
            <text:p>100.01</text:p>
          </table:table-cell>
          <table:table-cell office:value-type="float" office:value="102.53784942627" calcext:value-type="float">
            <text:p>102.5378494263</text:p>
          </table:table-cell>
          <table:table-cell office:value-type="float" office:value="100.01" calcext:value-type="float">
            <text:p>100.01</text:p>
          </table:table-cell>
          <table:table-cell office:value-type="float" office:value="102.253540039063" calcext:value-type="float">
            <text:p>102.2535400391</text:p>
          </table:table-cell>
          <table:table-cell/>
          <table:table-cell table:formula="of:=[.A429]-[.C429]" office:value-type="float" office:value="0" calcext:value-type="float">
            <text:p>0</text:p>
          </table:table-cell>
          <table:table-cell table:formula="of:=([.A429]-[.B429])^2" office:value-type="float" office:value="6.39002272189117" calcext:value-type="float">
            <text:p>6.3900227219</text:p>
          </table:table-cell>
          <table:table-cell table:formula="of:=([.C429]-[.D429])^2" office:value-type="float" office:value="5.03347190687654" calcext:value-type="float">
            <text:p>5.0334719069</text:p>
          </table:table-cell>
          <table:table-cell table:formula="of:=[.G429]-[.H429]" office:value-type="float" office:value="1.35655081501463" calcext:value-type="float">
            <text:p>1.356550815</text:p>
          </table:table-cell>
          <table:table-cell table:formula="of:=([.A429]-(([.B429]+[.D429])/2))^2" office:value-type="float" office:value="5.69153935747035" calcext:value-type="float">
            <text:p>5.6915393575</text:p>
          </table:table-cell>
          <table:table-cell table:formula="of:=([.A429]-99.19)^2" office:value-type="float" office:value="0.672400000000012" calcext:value-type="float">
            <text:p>0.6724</text:p>
          </table:table-cell>
        </table:table-row>
        <table:table-row table:style-name="ro1">
          <table:table-cell office:value-type="float" office:value="100.05" calcext:value-type="float">
            <text:p>100.05</text:p>
          </table:table-cell>
          <table:table-cell office:value-type="float" office:value="105.709838867188" calcext:value-type="float">
            <text:p>105.7098388672</text:p>
          </table:table-cell>
          <table:table-cell office:value-type="float" office:value="100.05" calcext:value-type="float">
            <text:p>100.05</text:p>
          </table:table-cell>
          <table:table-cell office:value-type="float" office:value="104.329536437988" calcext:value-type="float">
            <text:p>104.329536438</text:p>
          </table:table-cell>
          <table:table-cell/>
          <table:table-cell table:formula="of:=[.A430]-[.C430]" office:value-type="float" office:value="0" calcext:value-type="float">
            <text:p>0</text:p>
          </table:table-cell>
          <table:table-cell table:formula="of:=([.A430]-[.B430])^2" office:value-type="float" office:value="32.0337760025263" calcext:value-type="float">
            <text:p>32.0337760025</text:p>
          </table:table-cell>
          <table:table-cell table:formula="of:=([.C430]-[.D430])^2" office:value-type="float" office:value="18.3144321240695" calcext:value-type="float">
            <text:p>18.3144321241</text:p>
          </table:table-cell>
          <table:table-cell table:formula="of:=[.G430]-[.H430]" office:value-type="float" office:value="13.7193438784569" calcext:value-type="float">
            <text:p>13.7193438785</text:p>
          </table:table-cell>
          <table:table-cell table:formula="of:=([.A430]-(([.B430]+[.D430])/2))^2" office:value-type="float" office:value="24.6977953642846" calcext:value-type="float">
            <text:p>24.6977953643</text:p>
          </table:table-cell>
          <table:table-cell table:formula="of:=([.A430]-99.19)^2" office:value-type="float" office:value="0.739599999999999" calcext:value-type="float">
            <text:p>0.7396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102.854339599609" calcext:value-type="float">
            <text:p>102.8543395996</text:p>
          </table:table-cell>
          <table:table-cell office:value-type="float" office:value="100.1" calcext:value-type="float">
            <text:p>100.1</text:p>
          </table:table-cell>
          <table:table-cell office:value-type="float" office:value="102.15567779541" calcext:value-type="float">
            <text:p>102.1556777954</text:p>
          </table:table-cell>
          <table:table-cell/>
          <table:table-cell table:formula="of:=[.A431]-[.C431]" office:value-type="float" office:value="0" calcext:value-type="float">
            <text:p>0</text:p>
          </table:table-cell>
          <table:table-cell table:formula="of:=([.A431]-[.B431])^2" office:value-type="float" office:value="7.58638662997636" calcext:value-type="float">
            <text:p>7.58638663</text:p>
          </table:table-cell>
          <table:table-cell table:formula="of:=([.C431]-[.D431])^2" office:value-type="float" office:value="4.22581119854238" calcext:value-type="float">
            <text:p>4.2258111985</text:p>
          </table:table-cell>
          <table:table-cell table:formula="of:=[.G431]-[.H431]" office:value-type="float" office:value="3.36057543143398" calcext:value-type="float">
            <text:p>3.3605754314</text:p>
          </table:table-cell>
          <table:table-cell table:formula="of:=([.A431]-(([.B431]+[.D431])/2))^2" office:value-type="float" office:value="5.78406683509765" calcext:value-type="float">
            <text:p>5.7840668351</text:p>
          </table:table-cell>
          <table:table-cell table:formula="of:=([.A431]-99.19)^2" office:value-type="float" office:value="0.828099999999994" calcext:value-type="float">
            <text:p>0.8281</text:p>
          </table:table-cell>
        </table:table-row>
        <table:table-row table:style-name="ro1">
          <table:table-cell office:value-type="float" office:value="100.12" calcext:value-type="float">
            <text:p>100.12</text:p>
          </table:table-cell>
          <table:table-cell office:value-type="float" office:value="93.2077331542969" calcext:value-type="float">
            <text:p>93.2077331543</text:p>
          </table:table-cell>
          <table:table-cell office:value-type="float" office:value="100.12" calcext:value-type="float">
            <text:p>100.12</text:p>
          </table:table-cell>
          <table:table-cell office:value-type="float" office:value="94.2421340942383" calcext:value-type="float">
            <text:p>94.2421340942</text:p>
          </table:table-cell>
          <table:table-cell/>
          <table:table-cell table:formula="of:=[.A432]-[.C432]" office:value-type="float" office:value="0" calcext:value-type="float">
            <text:p>0</text:p>
          </table:table-cell>
          <table:table-cell table:formula="of:=([.A432]-[.B432])^2" office:value-type="float" office:value="47.7794329462067" calcext:value-type="float">
            <text:p>47.7794329462</text:p>
          </table:table-cell>
          <table:table-cell table:formula="of:=([.C432]-[.D432])^2" office:value-type="float" office:value="34.5493076061161" calcext:value-type="float">
            <text:p>34.5493076061</text:p>
          </table:table-cell>
          <table:table-cell table:formula="of:=[.G432]-[.H432]" office:value-type="float" office:value="13.2301253400906" calcext:value-type="float">
            <text:p>13.2301253401</text:p>
          </table:table-cell>
          <table:table-cell table:formula="of:=([.A432]-(([.B432]+[.D432])/2))^2" office:value-type="float" office:value="40.8968739500235" calcext:value-type="float">
            <text:p>40.89687395</text:p>
          </table:table-cell>
          <table:table-cell table:formula="of:=([.A432]-99.19)^2" office:value-type="float" office:value="0.864900000000013" calcext:value-type="float">
            <text:p>0.8649</text:p>
          </table:table-cell>
        </table:table-row>
        <table:table-row table:style-name="ro1">
          <table:table-cell office:value-type="float" office:value="100.24" calcext:value-type="float">
            <text:p>100.24</text:p>
          </table:table-cell>
          <table:table-cell office:value-type="float" office:value="103.124229431152" calcext:value-type="float">
            <text:p>103.1242294312</text:p>
          </table:table-cell>
          <table:table-cell office:value-type="float" office:value="100.24" calcext:value-type="float">
            <text:p>100.24</text:p>
          </table:table-cell>
          <table:table-cell office:value-type="float" office:value="106.216064453125" calcext:value-type="float">
            <text:p>106.2160644531</text:p>
          </table:table-cell>
          <table:table-cell/>
          <table:table-cell table:formula="of:=[.A433]-[.C433]" office:value-type="float" office:value="0" calcext:value-type="float">
            <text:p>0</text:p>
          </table:table-cell>
          <table:table-cell table:formula="of:=([.A433]-[.B433])^2" office:value-type="float" office:value="8.3187794115254" calcext:value-type="float">
            <text:p>8.3187794115</text:p>
          </table:table-cell>
          <table:table-cell table:formula="of:=([.C433]-[.D433])^2" office:value-type="float" office:value="35.7133463479043" calcext:value-type="float">
            <text:p>35.7133463479</text:p>
          </table:table-cell>
          <table:table-cell table:formula="of:=[.G433]-[.H433]" office:value-type="float" office:value="-27.3945669363789" calcext:value-type="float">
            <text:p>-27.3945669364</text:p>
          </table:table-cell>
          <table:table-cell table:formula="of:=([.A433]-(([.B433]+[.D433])/2))^2" office:value-type="float" office:value="19.6262019289407" calcext:value-type="float">
            <text:p>19.6262019289</text:p>
          </table:table-cell>
          <table:table-cell table:formula="of:=([.A433]-99.19)^2" office:value-type="float" office:value="1.10249999999999" calcext:value-type="float">
            <text:p>1.1025</text:p>
          </table:table-cell>
        </table:table-row>
        <table:table-row table:style-name="ro1">
          <table:table-cell office:value-type="float" office:value="100.35" calcext:value-type="float">
            <text:p>100.35</text:p>
          </table:table-cell>
          <table:table-cell office:value-type="float" office:value="102.429557800293" calcext:value-type="float">
            <text:p>102.4295578003</text:p>
          </table:table-cell>
          <table:table-cell office:value-type="float" office:value="100.35" calcext:value-type="float">
            <text:p>100.35</text:p>
          </table:table-cell>
          <table:table-cell office:value-type="float" office:value="103.487098693848" calcext:value-type="float">
            <text:p>103.4870986938</text:p>
          </table:table-cell>
          <table:table-cell/>
          <table:table-cell table:formula="of:=[.A434]-[.C434]" office:value-type="float" office:value="0" calcext:value-type="float">
            <text:p>0</text:p>
          </table:table-cell>
          <table:table-cell table:formula="of:=([.A434]-[.B434])^2" office:value-type="float" office:value="4.32456064475935" calcext:value-type="float">
            <text:p>4.3245606448</text:p>
          </table:table-cell>
          <table:table-cell table:formula="of:=([.C434]-[.D434])^2" office:value-type="float" office:value="9.84138821494071" calcext:value-type="float">
            <text:p>9.8413882149</text:p>
          </table:table-cell>
          <table:table-cell table:formula="of:=[.G434]-[.H434]" office:value-type="float" office:value="-5.51682757018135" calcext:value-type="float">
            <text:p>-5.5168275702</text:p>
          </table:table-cell>
          <table:table-cell table:formula="of:=([.A434]-(([.B434]+[.D434])/2))^2" office:value-type="float" office:value="6.80337624446492" calcext:value-type="float">
            <text:p>6.8033762445</text:p>
          </table:table-cell>
          <table:table-cell table:formula="of:=([.A434]-99.19)^2" office:value-type="float" office:value="1.34559999999999" calcext:value-type="float">
            <text:p>1.3456</text:p>
          </table:table-cell>
        </table:table-row>
        <table:table-row table:style-name="ro1">
          <table:table-cell office:value-type="float" office:value="100.37" calcext:value-type="float">
            <text:p>100.37</text:p>
          </table:table-cell>
          <table:table-cell office:value-type="float" office:value="101.289581298828" calcext:value-type="float">
            <text:p>101.2895812988</text:p>
          </table:table-cell>
          <table:table-cell office:value-type="float" office:value="100.37" calcext:value-type="float">
            <text:p>100.37</text:p>
          </table:table-cell>
          <table:table-cell office:value-type="float" office:value="103.430572509766" calcext:value-type="float">
            <text:p>103.4305725098</text:p>
          </table:table-cell>
          <table:table-cell/>
          <table:table-cell table:formula="of:=[.A435]-[.C435]" office:value-type="float" office:value="0" calcext:value-type="float">
            <text:p>0</text:p>
          </table:table-cell>
          <table:table-cell table:formula="of:=([.A435]-[.B435])^2" office:value-type="float" office:value="0.845629765154413" calcext:value-type="float">
            <text:p>0.8456297652</text:p>
          </table:table-cell>
          <table:table-cell table:formula="of:=([.C435]-[.D435])^2" office:value-type="float" office:value="9.36710408753303" calcext:value-type="float">
            <text:p>9.3671040875</text:p>
          </table:table-cell>
          <table:table-cell table:formula="of:=[.G435]-[.H435]" office:value-type="float" office:value="-8.52147432237862" calcext:value-type="float">
            <text:p>-8.5214743224</text:p>
          </table:table-cell>
          <table:table-cell table:formula="of:=([.A435]-(([.B435]+[.D435])/2))^2" office:value-type="float" office:value="3.96040608501582" calcext:value-type="float">
            <text:p>3.960406085</text:p>
          </table:table-cell>
          <table:table-cell table:formula="of:=([.A435]-99.19)^2" office:value-type="float" office:value="1.39240000000002" calcext:value-type="float">
            <text:p>1.3924</text:p>
          </table:table-cell>
        </table:table-row>
        <table:table-row table:style-name="ro1">
          <table:table-cell office:value-type="float" office:value="100.57" calcext:value-type="float">
            <text:p>100.57</text:p>
          </table:table-cell>
          <table:table-cell office:value-type="float" office:value="94.0830154418945" calcext:value-type="float">
            <text:p>94.0830154419</text:p>
          </table:table-cell>
          <table:table-cell office:value-type="float" office:value="100.57" calcext:value-type="float">
            <text:p>100.57</text:p>
          </table:table-cell>
          <table:table-cell office:value-type="float" office:value="96.347053527832" calcext:value-type="float">
            <text:p>96.3470535278</text:p>
          </table:table-cell>
          <table:table-cell/>
          <table:table-cell table:formula="of:=[.A436]-[.C436]" office:value-type="float" office:value="0" calcext:value-type="float">
            <text:p>0</text:p>
          </table:table-cell>
          <table:table-cell table:formula="of:=([.A436]-[.B436])^2" office:value-type="float" office:value="42.0809686570987" calcext:value-type="float">
            <text:p>42.0809686571</text:p>
          </table:table-cell>
          <table:table-cell table:formula="of:=([.C436]-[.D436])^2" office:value-type="float" office:value="17.8332769067958" calcext:value-type="float">
            <text:p>17.8332769068</text:p>
          </table:table-cell>
          <table:table-cell table:formula="of:=[.G436]-[.H436]" office:value-type="float" office:value="24.2476917503029" calcext:value-type="float">
            <text:p>24.2476917503</text:p>
          </table:table-cell>
          <table:table-cell table:formula="of:=([.A436]-(([.B436]+[.D436])/2))^2" office:value-type="float" office:value="28.6756556683034" calcext:value-type="float">
            <text:p>28.6756556683</text:p>
          </table:table-cell>
          <table:table-cell table:formula="of:=([.A436]-99.19)^2" office:value-type="float" office:value="1.90439999999999" calcext:value-type="float">
            <text:p>1.9044</text:p>
          </table:table-cell>
        </table:table-row>
        <table:table-row table:style-name="ro1">
          <table:table-cell office:value-type="float" office:value="100.59" calcext:value-type="float">
            <text:p>100.59</text:p>
          </table:table-cell>
          <table:table-cell office:value-type="float" office:value="102.855194091797" calcext:value-type="float">
            <text:p>102.8551940918</text:p>
          </table:table-cell>
          <table:table-cell office:value-type="float" office:value="100.59" calcext:value-type="float">
            <text:p>100.59</text:p>
          </table:table-cell>
          <table:table-cell office:value-type="float" office:value="100.146377563477" calcext:value-type="float">
            <text:p>100.1463775635</text:p>
          </table:table-cell>
          <table:table-cell/>
          <table:table-cell table:formula="of:=[.A437]-[.C437]" office:value-type="float" office:value="0" calcext:value-type="float">
            <text:p>0</text:p>
          </table:table-cell>
          <table:table-cell table:formula="of:=([.A437]-[.B437])^2" office:value-type="float" office:value="5.13110427351145" calcext:value-type="float">
            <text:p>5.1311042735</text:p>
          </table:table-cell>
          <table:table-cell table:formula="of:=([.C437]-[.D437])^2" office:value-type="float" office:value="0.196800866186994" calcext:value-type="float">
            <text:p>0.1968008662</text:p>
          </table:table-cell>
          <table:table-cell table:formula="of:=[.G437]-[.H437]" office:value-type="float" office:value="4.93430340732446" calcext:value-type="float">
            <text:p>4.9343034073</text:p>
          </table:table-cell>
          <table:table-cell table:formula="of:=([.A437]-(([.B437]+[.D437])/2))^2" office:value-type="float" office:value="0.829530823823897" calcext:value-type="float">
            <text:p>0.8295308238</text:p>
          </table:table-cell>
          <table:table-cell table:formula="of:=([.A437]-99.19)^2" office:value-type="float" office:value="1.96000000000002" calcext:value-type="float">
            <text:p>1.96</text:p>
          </table:table-cell>
        </table:table-row>
        <table:table-row table:style-name="ro1">
          <table:table-cell office:value-type="float" office:value="100.77" calcext:value-type="float">
            <text:p>100.77</text:p>
          </table:table-cell>
          <table:table-cell office:value-type="float" office:value="102.391967773438" calcext:value-type="float">
            <text:p>102.3919677734</text:p>
          </table:table-cell>
          <table:table-cell office:value-type="float" office:value="100.77" calcext:value-type="float">
            <text:p>100.77</text:p>
          </table:table-cell>
          <table:table-cell office:value-type="float" office:value="102.257835388184" calcext:value-type="float">
            <text:p>102.2578353882</text:p>
          </table:table-cell>
          <table:table-cell/>
          <table:table-cell table:formula="of:=[.A438]-[.C438]" office:value-type="float" office:value="0" calcext:value-type="float">
            <text:p>0</text:p>
          </table:table-cell>
          <table:table-cell table:formula="of:=([.A438]-[.B438])^2" office:value-type="float" office:value="2.63077945806981" calcext:value-type="float">
            <text:p>2.6307794581</text:p>
          </table:table-cell>
          <table:table-cell table:formula="of:=([.C438]-[.D438])^2" office:value-type="float" office:value="2.21365414233144" calcext:value-type="float">
            <text:p>2.2136541423</text:p>
          </table:table-cell>
          <table:table-cell table:formula="of:=[.G438]-[.H438]" office:value-type="float" office:value="0.417125315738377" calcext:value-type="float">
            <text:p>0.4171253157</text:p>
          </table:table-cell>
          <table:table-cell table:formula="of:=([.A438]-(([.B438]+[.D438])/2))^2" office:value-type="float" office:value="2.41771892600715" calcext:value-type="float">
            <text:p>2.417718926</text:p>
          </table:table-cell>
          <table:table-cell table:formula="of:=([.A438]-99.19)^2" office:value-type="float" office:value="2.49639999999999" calcext:value-type="float">
            <text:p>2.4964</text:p>
          </table:table-cell>
        </table:table-row>
        <table:table-row table:style-name="ro1">
          <table:table-cell office:value-type="float" office:value="100.77" calcext:value-type="float">
            <text:p>100.77</text:p>
          </table:table-cell>
          <table:table-cell office:value-type="float" office:value="103.854072570801" calcext:value-type="float">
            <text:p>103.8540725708</text:p>
          </table:table-cell>
          <table:table-cell office:value-type="float" office:value="100.77" calcext:value-type="float">
            <text:p>100.77</text:p>
          </table:table-cell>
          <table:table-cell office:value-type="float" office:value="105.707366943359" calcext:value-type="float">
            <text:p>105.7073669434</text:p>
          </table:table-cell>
          <table:table-cell/>
          <table:table-cell table:formula="of:=[.A439]-[.C439]" office:value-type="float" office:value="0" calcext:value-type="float">
            <text:p>0</text:p>
          </table:table-cell>
          <table:table-cell table:formula="of:=([.A439]-[.B439])^2" office:value-type="float" office:value="9.51150362196576" calcext:value-type="float">
            <text:p>9.511503622</text:p>
          </table:table-cell>
          <table:table-cell table:formula="of:=([.C439]-[.D439])^2" office:value-type="float" office:value="24.3775923333779" calcext:value-type="float">
            <text:p>24.3775923334</text:p>
          </table:table-cell>
          <table:table-cell table:formula="of:=[.G439]-[.H439]" office:value-type="float" office:value="-14.8660887114122" calcext:value-type="float">
            <text:p>-14.8660887114</text:p>
          </table:table-cell>
          <table:table-cell table:formula="of:=([.A439]-(([.B439]+[.D439])/2))^2" office:value-type="float" office:value="16.0858729698325" calcext:value-type="float">
            <text:p>16.0858729698</text:p>
          </table:table-cell>
          <table:table-cell table:formula="of:=([.A439]-99.19)^2" office:value-type="float" office:value="2.49639999999999" calcext:value-type="float">
            <text:p>2.4964</text:p>
          </table:table-cell>
        </table:table-row>
        <table:table-row table:style-name="ro1">
          <table:table-cell office:value-type="float" office:value="100.85" calcext:value-type="float">
            <text:p>100.85</text:p>
          </table:table-cell>
          <table:table-cell office:value-type="float" office:value="102.95036315918" calcext:value-type="float">
            <text:p>102.9503631592</text:p>
          </table:table-cell>
          <table:table-cell office:value-type="float" office:value="100.85" calcext:value-type="float">
            <text:p>100.85</text:p>
          </table:table-cell>
          <table:table-cell office:value-type="float" office:value="102.102485656738" calcext:value-type="float">
            <text:p>102.1024856567</text:p>
          </table:table-cell>
          <table:table-cell/>
          <table:table-cell table:formula="of:=[.A440]-[.C440]" office:value-type="float" office:value="0" calcext:value-type="float">
            <text:p>0</text:p>
          </table:table-cell>
          <table:table-cell table:formula="of:=([.A440]-[.B440])^2" office:value-type="float" office:value="4.4115254004393" calcext:value-type="float">
            <text:p>4.4115254004</text:p>
          </table:table-cell>
          <table:table-cell table:formula="of:=([.C440]-[.D440])^2" office:value-type="float" office:value="1.56872032033514" calcext:value-type="float">
            <text:p>1.5687203203</text:p>
          </table:table-cell>
          <table:table-cell table:formula="of:=[.G440]-[.H440]" office:value-type="float" office:value="2.84280508010416" calcext:value-type="float">
            <text:p>2.8428050801</text:p>
          </table:table-cell>
          <table:table-cell table:formula="of:=([.A440]-(([.B440]+[.D440])/2))^2" office:value-type="float" office:value="2.81039879560065" calcext:value-type="float">
            <text:p>2.8103987956</text:p>
          </table:table-cell>
          <table:table-cell table:formula="of:=([.A440]-99.19)^2" office:value-type="float" office:value="2.75559999999999" calcext:value-type="float">
            <text:p>2.7556</text:p>
          </table:table-cell>
        </table:table-row>
        <table:table-row table:style-name="ro1">
          <table:table-cell office:value-type="float" office:value="100.87" calcext:value-type="float">
            <text:p>100.87</text:p>
          </table:table-cell>
          <table:table-cell office:value-type="float" office:value="93.6290893554687" calcext:value-type="float">
            <text:p>93.6290893555</text:p>
          </table:table-cell>
          <table:table-cell office:value-type="float" office:value="100.87" calcext:value-type="float">
            <text:p>100.87</text:p>
          </table:table-cell>
          <table:table-cell office:value-type="float" office:value="96.8763046264649" calcext:value-type="float">
            <text:p>96.8763046265</text:p>
          </table:table-cell>
          <table:table-cell/>
          <table:table-cell table:formula="of:=[.A441]-[.C441]" office:value-type="float" office:value="0" calcext:value-type="float">
            <text:p>0</text:p>
          </table:table-cell>
          <table:table-cell table:formula="of:=([.A441]-[.B441])^2" office:value-type="float" office:value="52.430786962086" calcext:value-type="float">
            <text:p>52.4307869621</text:p>
          </table:table-cell>
          <table:table-cell table:formula="of:=([.C441]-[.D441])^2" office:value-type="float" office:value="15.9496027365961" calcext:value-type="float">
            <text:p>15.9496027366</text:p>
          </table:table-cell>
          <table:table-cell table:formula="of:=[.G441]-[.H441]" office:value-type="float" office:value="36.4811842254899" calcext:value-type="float">
            <text:p>36.4811842255</text:p>
          </table:table-cell>
          <table:table-cell table:formula="of:=([.A441]-(([.B441]+[.D441])/2))^2" office:value-type="float" office:value="31.5540930952935" calcext:value-type="float">
            <text:p>31.5540930953</text:p>
          </table:table-cell>
          <table:table-cell table:formula="of:=([.A441]-99.19)^2" office:value-type="float" office:value="2.82240000000002" calcext:value-type="float">
            <text:p>2.8224</text:p>
          </table:table-cell>
        </table:table-row>
        <table:table-row table:style-name="ro1">
          <table:table-cell office:value-type="float" office:value="100.97" calcext:value-type="float">
            <text:p>100.97</text:p>
          </table:table-cell>
          <table:table-cell office:value-type="float" office:value="94.7128448486328" calcext:value-type="float">
            <text:p>94.7128448486</text:p>
          </table:table-cell>
          <table:table-cell office:value-type="float" office:value="100.97" calcext:value-type="float">
            <text:p>100.97</text:p>
          </table:table-cell>
          <table:table-cell office:value-type="float" office:value="95.9443511962891" calcext:value-type="float">
            <text:p>95.9443511963</text:p>
          </table:table-cell>
          <table:table-cell/>
          <table:table-cell table:formula="of:=[.A442]-[.C442]" office:value-type="float" office:value="0" calcext:value-type="float">
            <text:p>0</text:p>
          </table:table-cell>
          <table:table-cell table:formula="of:=([.A442]-[.B442])^2" office:value-type="float" office:value="39.1519905882809" calcext:value-type="float">
            <text:p>39.1519905883</text:p>
          </table:table-cell>
          <table:table-cell table:formula="of:=([.C442]-[.D442])^2" office:value-type="float" office:value="25.2571458982412" calcext:value-type="float">
            <text:p>25.2571458982</text:p>
          </table:table-cell>
          <table:table-cell table:formula="of:=[.G442]-[.H442]" office:value-type="float" office:value="13.8948446900398" calcext:value-type="float">
            <text:p>13.89484469</text:p>
          </table:table-cell>
          <table:table-cell table:formula="of:=([.A442]-(([.B442]+[.D442])/2))^2" office:value-type="float" office:value="31.8254162721816" calcext:value-type="float">
            <text:p>31.8254162722</text:p>
          </table:table-cell>
          <table:table-cell table:formula="of:=([.A442]-99.19)^2" office:value-type="float" office:value="3.1684" calcext:value-type="float">
            <text:p>3.1684</text:p>
          </table:table-cell>
        </table:table-row>
        <table:table-row table:style-name="ro1">
          <table:table-cell office:value-type="float" office:value="100.97" calcext:value-type="float">
            <text:p>100.97</text:p>
          </table:table-cell>
          <table:table-cell office:value-type="float" office:value="103.129379272461" calcext:value-type="float">
            <text:p>103.1293792725</text:p>
          </table:table-cell>
          <table:table-cell office:value-type="float" office:value="100.97" calcext:value-type="float">
            <text:p>100.97</text:p>
          </table:table-cell>
          <table:table-cell office:value-type="float" office:value="102.042869567871" calcext:value-type="float">
            <text:p>102.0428695679</text:p>
          </table:table-cell>
          <table:table-cell/>
          <table:table-cell table:formula="of:=[.A443]-[.C443]" office:value-type="float" office:value="0" calcext:value-type="float">
            <text:p>0</text:p>
          </table:table-cell>
          <table:table-cell table:formula="of:=([.A443]-[.B443])^2" office:value-type="float" office:value="4.66291884233393" calcext:value-type="float">
            <text:p>4.6629188423</text:p>
          </table:table-cell>
          <table:table-cell table:formula="of:=([.C443]-[.D443])^2" office:value-type="float" office:value="1.15104910966391" calcext:value-type="float">
            <text:p>1.1510491097</text:p>
          </table:table-cell>
          <table:table-cell table:formula="of:=[.G443]-[.H443]" office:value-type="float" office:value="3.51186973267002" calcext:value-type="float">
            <text:p>3.5118697327</text:p>
          </table:table-cell>
          <table:table-cell table:formula="of:=([.A443]-(([.B443]+[.D443])/2))^2" office:value-type="float" office:value="2.61185814145694" calcext:value-type="float">
            <text:p>2.6118581415</text:p>
          </table:table-cell>
          <table:table-cell table:formula="of:=([.A443]-99.19)^2" office:value-type="float" office:value="3.1684" calcext:value-type="float">
            <text:p>3.16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3.757453918457" calcext:value-type="float">
            <text:p>93.7574539185</text:p>
          </table:table-cell>
          <table:table-cell office:value-type="float" office:value="101" calcext:value-type="float">
            <text:p>101</text:p>
          </table:table-cell>
          <table:table-cell office:value-type="float" office:value="94.1818161010742" calcext:value-type="float">
            <text:p>94.1818161011</text:p>
          </table:table-cell>
          <table:table-cell/>
          <table:table-cell table:formula="of:=[.A444]-[.C444]" office:value-type="float" office:value="0" calcext:value-type="float">
            <text:p>0</text:p>
          </table:table-cell>
          <table:table-cell table:formula="of:=([.A444]-[.B444])^2" office:value-type="float" office:value="52.4544737432734" calcext:value-type="float">
            <text:p>52.4544737433</text:p>
          </table:table-cell>
          <table:table-cell table:formula="of:=([.C444]-[.D444])^2" office:value-type="float" office:value="46.4876316795708" calcext:value-type="float">
            <text:p>46.4876316796</text:p>
          </table:table-cell>
          <table:table-cell table:formula="of:=[.G444]-[.H444]" office:value-type="float" office:value="5.96684206370264" calcext:value-type="float">
            <text:p>5.9668420637</text:p>
          </table:table-cell>
          <table:table-cell table:formula="of:=([.A444]-(([.B444]+[.D444])/2))^2" office:value-type="float" office:value="49.4260318959132" calcext:value-type="float">
            <text:p>49.4260318959</text:p>
          </table:table-cell>
          <table:table-cell table:formula="of:=([.A444]-99.19)^2" office:value-type="float" office:value="3.27610000000001" calcext:value-type="float">
            <text:p>3.2761</text:p>
          </table:table-cell>
        </table:table-row>
        <table:table-row table:style-name="ro1">
          <table:table-cell office:value-type="float" office:value="101.07" calcext:value-type="float">
            <text:p>101.07</text:p>
          </table:table-cell>
          <table:table-cell office:value-type="float" office:value="103.112533569336" calcext:value-type="float">
            <text:p>103.1125335693</text:p>
          </table:table-cell>
          <table:table-cell office:value-type="float" office:value="101.07" calcext:value-type="float">
            <text:p>101.07</text:p>
          </table:table-cell>
          <table:table-cell office:value-type="float" office:value="107.322418212891" calcext:value-type="float">
            <text:p>107.3224182129</text:p>
          </table:table-cell>
          <table:table-cell/>
          <table:table-cell table:formula="of:=[.A445]-[.C445]" office:value-type="float" office:value="0" calcext:value-type="float">
            <text:p>0</text:p>
          </table:table-cell>
          <table:table-cell table:formula="of:=([.A445]-[.B445])^2" office:value-type="float" office:value="4.17194338186423" calcext:value-type="float">
            <text:p>4.1719433819</text:p>
          </table:table-cell>
          <table:table-cell table:formula="of:=([.C445]-[.D445])^2" office:value-type="float" office:value="39.0927335088865" calcext:value-type="float">
            <text:p>39.0927335089</text:p>
          </table:table-cell>
          <table:table-cell table:formula="of:=[.G445]-[.H445]" office:value-type="float" office:value="-34.9207901270222" calcext:value-type="float">
            <text:p>-34.920790127</text:p>
          </table:table-cell>
          <table:table-cell table:formula="of:=([.A445]-(([.B445]+[.D445])/2))^2" office:value-type="float" office:value="17.201556267366" calcext:value-type="float">
            <text:p>17.2015562674</text:p>
          </table:table-cell>
          <table:table-cell table:formula="of:=([.A445]-99.19)^2" office:value-type="float" office:value="3.53439999999998" calcext:value-type="float">
            <text:p>3.5344</text:p>
          </table:table-cell>
        </table:table-row>
        <table:table-row table:style-name="ro1">
          <table:table-cell office:value-type="float" office:value="101.13" calcext:value-type="float">
            <text:p>101.13</text:p>
          </table:table-cell>
          <table:table-cell office:value-type="float" office:value="103.578460693359" calcext:value-type="float">
            <text:p>103.5784606934</text:p>
          </table:table-cell>
          <table:table-cell office:value-type="float" office:value="101.13" calcext:value-type="float">
            <text:p>101.13</text:p>
          </table:table-cell>
          <table:table-cell office:value-type="float" office:value="102.788078308105" calcext:value-type="float">
            <text:p>102.7880783081</text:p>
          </table:table-cell>
          <table:table-cell/>
          <table:table-cell table:formula="of:=[.A446]-[.C446]" office:value-type="float" office:value="0" calcext:value-type="float">
            <text:p>0</text:p>
          </table:table-cell>
          <table:table-cell table:formula="of:=([.A446]-[.B446])^2" office:value-type="float" office:value="5.99495976692589" calcext:value-type="float">
            <text:p>5.9949597669</text:p>
          </table:table-cell>
          <table:table-cell table:formula="of:=([.C446]-[.D446])^2" office:value-type="float" office:value="2.74922367580991" calcext:value-type="float">
            <text:p>2.7492236758</text:p>
          </table:table-cell>
          <table:table-cell table:formula="of:=[.G446]-[.H446]" office:value-type="float" office:value="3.24573609111599" calcext:value-type="float">
            <text:p>3.2457360911</text:p>
          </table:table-cell>
          <table:table-cell table:formula="of:=([.A446]-(([.B446]+[.D446])/2))^2" office:value-type="float" office:value="4.21591564263799" calcext:value-type="float">
            <text:p>4.2159156426</text:p>
          </table:table-cell>
          <table:table-cell table:formula="of:=([.A446]-99.19)^2" office:value-type="float" office:value="3.76359999999999" calcext:value-type="float">
            <text:p>3.7636</text:p>
          </table:table-cell>
        </table:table-row>
        <table:table-row table:style-name="ro1">
          <table:table-cell office:value-type="float" office:value="101.18" calcext:value-type="float">
            <text:p>101.18</text:p>
          </table:table-cell>
          <table:table-cell office:value-type="float" office:value="100.873916625977" calcext:value-type="float">
            <text:p>100.873916626</text:p>
          </table:table-cell>
          <table:table-cell office:value-type="float" office:value="101.18" calcext:value-type="float">
            <text:p>101.18</text:p>
          </table:table-cell>
          <table:table-cell office:value-type="float" office:value="100.466133117676" calcext:value-type="float">
            <text:p>100.4661331177</text:p>
          </table:table-cell>
          <table:table-cell/>
          <table:table-cell table:formula="of:=[.A447]-[.C447]" office:value-type="float" office:value="0" calcext:value-type="float">
            <text:p>0</text:p>
          </table:table-cell>
          <table:table-cell table:formula="of:=([.A447]-[.B447])^2" office:value-type="float" office:value="0.0936870318535757" calcext:value-type="float">
            <text:p>0.0936870319</text:p>
          </table:table-cell>
          <table:table-cell table:formula="of:=([.C447]-[.D447])^2" office:value-type="float" office:value="0.50960592567931" calcext:value-type="float">
            <text:p>0.5096059257</text:p>
          </table:table-cell>
          <table:table-cell table:formula="of:=[.G447]-[.H447]" office:value-type="float" office:value="-0.415918893825734" calcext:value-type="float">
            <text:p>-0.4159188938</text:p>
          </table:table-cell>
          <table:table-cell table:formula="of:=([.A447]-(([.B447]+[.D447])/2))^2" office:value-type="float" office:value="0.260074631355919" calcext:value-type="float">
            <text:p>0.2600746314</text:p>
          </table:table-cell>
          <table:table-cell table:formula="of:=([.A447]-99.19)^2" office:value-type="float" office:value="3.96010000000004" calcext:value-type="float">
            <text:p>3.9601</text:p>
          </table:table-cell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102.870872497559" calcext:value-type="float">
            <text:p>102.8708724976</text:p>
          </table:table-cell>
          <table:table-cell office:value-type="float" office:value="101.3" calcext:value-type="float">
            <text:p>101.3</text:p>
          </table:table-cell>
          <table:table-cell office:value-type="float" office:value="104.058616638184" calcext:value-type="float">
            <text:p>104.0586166382</text:p>
          </table:table-cell>
          <table:table-cell/>
          <table:table-cell table:formula="of:=[.A448]-[.C448]" office:value-type="float" office:value="0" calcext:value-type="float">
            <text:p>0</text:p>
          </table:table-cell>
          <table:table-cell table:formula="of:=([.A448]-[.B448])^2" office:value-type="float" office:value="2.46764040358598" calcext:value-type="float">
            <text:p>2.4676404036</text:p>
          </table:table-cell>
          <table:table-cell table:formula="of:=([.C448]-[.D448])^2" office:value-type="float" office:value="7.60996575646337" calcext:value-type="float">
            <text:p>7.6099657565</text:p>
          </table:table-cell>
          <table:table-cell table:formula="of:=[.G448]-[.H448]" office:value-type="float" office:value="-5.14232535287739" calcext:value-type="float">
            <text:p>-5.1423253529</text:p>
          </table:table-cell>
          <table:table-cell table:formula="of:=([.A448]-(([.B448]+[.D448])/2))^2" office:value-type="float" office:value="4.68611904412742" calcext:value-type="float">
            <text:p>4.6861190441</text:p>
          </table:table-cell>
          <table:table-cell table:formula="of:=([.A448]-99.19)^2" office:value-type="float" office:value="4.4521" calcext:value-type="float">
            <text:p>4.4521</text:p>
          </table:table-cell>
        </table:table-row>
        <table:table-row table:style-name="ro1">
          <table:table-cell office:value-type="float" office:value="101.32" calcext:value-type="float">
            <text:p>101.32</text:p>
          </table:table-cell>
          <table:table-cell office:value-type="float" office:value="102.453552246094" calcext:value-type="float">
            <text:p>102.4535522461</text:p>
          </table:table-cell>
          <table:table-cell office:value-type="float" office:value="101.32" calcext:value-type="float">
            <text:p>101.32</text:p>
          </table:table-cell>
          <table:table-cell office:value-type="float" office:value="101.693031311035" calcext:value-type="float">
            <text:p>101.693031311</text:p>
          </table:table-cell>
          <table:table-cell/>
          <table:table-cell table:formula="of:=[.A449]-[.C449]" office:value-type="float" office:value="0" calcext:value-type="float">
            <text:p>0</text:p>
          </table:table-cell>
          <table:table-cell table:formula="of:=([.A449]-[.B449])^2" office:value-type="float" office:value="1.2849406946242" calcext:value-type="float">
            <text:p>1.2849406946</text:p>
          </table:table-cell>
          <table:table-cell table:formula="of:=([.C449]-[.D449])^2" office:value-type="float" office:value="0.139152359012613" calcext:value-type="float">
            <text:p>0.139152359</text:p>
          </table:table-cell>
          <table:table-cell table:formula="of:=[.G449]-[.H449]" office:value-type="float" office:value="1.14578833561159" calcext:value-type="float">
            <text:p>1.1457883356</text:p>
          </table:table-cell>
          <table:table-cell table:formula="of:=([.A449]-(([.B449]+[.D449])/2))^2" office:value-type="float" office:value="0.567448503652807" calcext:value-type="float">
            <text:p>0.5674485037</text:p>
          </table:table-cell>
          <table:table-cell table:formula="of:=([.A449]-99.19)^2" office:value-type="float" office:value="4.53689999999998" calcext:value-type="float">
            <text:p>4.5369</text:p>
          </table:table-cell>
        </table:table-row>
        <table:table-row table:style-name="ro1">
          <table:table-cell office:value-type="float" office:value="101.37" calcext:value-type="float">
            <text:p>101.37</text:p>
          </table:table-cell>
          <table:table-cell office:value-type="float" office:value="102.95036315918" calcext:value-type="float">
            <text:p>102.9503631592</text:p>
          </table:table-cell>
          <table:table-cell office:value-type="float" office:value="101.37" calcext:value-type="float">
            <text:p>101.37</text:p>
          </table:table-cell>
          <table:table-cell office:value-type="float" office:value="104.508407592773" calcext:value-type="float">
            <text:p>104.5084075928</text:p>
          </table:table-cell>
          <table:table-cell/>
          <table:table-cell table:formula="of:=[.A450]-[.C450]" office:value-type="float" office:value="0" calcext:value-type="float">
            <text:p>0</text:p>
          </table:table-cell>
          <table:table-cell table:formula="of:=([.A450]-[.B450])^2" office:value-type="float" office:value="2.49754771489239" calcext:value-type="float">
            <text:p>2.4975477149</text:p>
          </table:table-cell>
          <table:table-cell table:formula="of:=([.C450]-[.D450])^2" office:value-type="float" office:value="9.84960221837793" calcext:value-type="float">
            <text:p>9.8496022184</text:p>
          </table:table-cell>
          <table:table-cell table:formula="of:=[.G450]-[.H450]" office:value-type="float" office:value="-7.35205450348555" calcext:value-type="float">
            <text:p>-7.3520545035</text:p>
          </table:table-cell>
          <table:table-cell table:formula="of:=([.A450]-(([.B450]+[.D450])/2))^2" office:value-type="float" office:value="5.56669935237204" calcext:value-type="float">
            <text:p>5.5666993524</text:p>
          </table:table-cell>
          <table:table-cell table:formula="of:=([.A450]-99.19)^2" office:value-type="float" office:value="4.75240000000003" calcext:value-type="float">
            <text:p>4.7524</text:p>
          </table:table-cell>
        </table:table-row>
        <table:table-row table:style-name="ro1">
          <table:table-cell office:value-type="float" office:value="101.43" calcext:value-type="float">
            <text:p>101.43</text:p>
          </table:table-cell>
          <table:table-cell office:value-type="float" office:value="103.192222595215" calcext:value-type="float">
            <text:p>103.1922225952</text:p>
          </table:table-cell>
          <table:table-cell office:value-type="float" office:value="101.43" calcext:value-type="float">
            <text:p>101.43</text:p>
          </table:table-cell>
          <table:table-cell office:value-type="float" office:value="102.933174133301" calcext:value-type="float">
            <text:p>102.9331741333</text:p>
          </table:table-cell>
          <table:table-cell/>
          <table:table-cell table:formula="of:=[.A451]-[.C451]" office:value-type="float" office:value="0" calcext:value-type="float">
            <text:p>0</text:p>
          </table:table-cell>
          <table:table-cell table:formula="of:=([.A451]-[.B451])^2" office:value-type="float" office:value="3.10542847508571" calcext:value-type="float">
            <text:p>3.1054284751</text:p>
          </table:table-cell>
          <table:table-cell table:formula="of:=([.C451]-[.D451])^2" office:value-type="float" office:value="2.25953247502453" calcext:value-type="float">
            <text:p>2.259532475</text:p>
          </table:table-cell>
          <table:table-cell table:formula="of:=[.G451]-[.H451]" office:value-type="float" office:value="0.845896000061181" calcext:value-type="float">
            <text:p>0.8458960001</text:p>
          </table:table-cell>
          <table:table-cell table:formula="of:=([.A451]-(([.B451]+[.D451])/2))^2" office:value-type="float" office:value="2.66570394865011" calcext:value-type="float">
            <text:p>2.6657039487</text:p>
          </table:table-cell>
          <table:table-cell table:formula="of:=([.A451]-99.19)^2" office:value-type="float" office:value="5.01760000000004" calcext:value-type="float">
            <text:p>5.0176</text:p>
          </table:table-cell>
        </table:table-row>
        <table:table-row table:style-name="ro1">
          <table:table-cell office:value-type="float" office:value="101.49" calcext:value-type="float">
            <text:p>101.49</text:p>
          </table:table-cell>
          <table:table-cell office:value-type="float" office:value="94.1635513305664" calcext:value-type="float">
            <text:p>94.1635513306</text:p>
          </table:table-cell>
          <table:table-cell office:value-type="float" office:value="101.49" calcext:value-type="float">
            <text:p>101.49</text:p>
          </table:table-cell>
          <table:table-cell office:value-type="float" office:value="96.4109039306641" calcext:value-type="float">
            <text:p>96.4109039307</text:p>
          </table:table-cell>
          <table:table-cell/>
          <table:table-cell table:formula="of:=[.A452]-[.C452]" office:value-type="float" office:value="0" calcext:value-type="float">
            <text:p>0</text:p>
          </table:table-cell>
          <table:table-cell table:formula="of:=([.A452]-[.B452])^2" office:value-type="float" office:value="53.6768501058452" calcext:value-type="float">
            <text:p>53.6768501058</text:p>
          </table:table-cell>
          <table:table-cell table:formula="of:=([.C452]-[.D452])^2" office:value-type="float" office:value="25.7972168815437" calcext:value-type="float">
            <text:p>25.7972168815</text:p>
          </table:table-cell>
          <table:table-cell table:formula="of:=[.G452]-[.H452]" office:value-type="float" office:value="27.8796332243015" calcext:value-type="float">
            <text:p>27.8796332243</text:p>
          </table:table-cell>
          <table:table-cell table:formula="of:=([.A452]-(([.B452]+[.D452])/2))^2" office:value-type="float" office:value="38.474385066403" calcext:value-type="float">
            <text:p>38.4743850664</text:p>
          </table:table-cell>
          <table:table-cell table:formula="of:=([.A452]-99.19)^2" office:value-type="float" office:value="5.28999999999999" calcext:value-type="float">
            <text:p>5.29</text:p>
          </table:table-cell>
        </table:table-row>
        <table:table-row table:style-name="ro1">
          <table:table-cell office:value-type="float" office:value="101.59" calcext:value-type="float">
            <text:p>101.59</text:p>
          </table:table-cell>
          <table:table-cell office:value-type="float" office:value="93.7042465209961" calcext:value-type="float">
            <text:p>93.704246521</text:p>
          </table:table-cell>
          <table:table-cell office:value-type="float" office:value="101.59" calcext:value-type="float">
            <text:p>101.59</text:p>
          </table:table-cell>
          <table:table-cell office:value-type="float" office:value="95.1425933837891" calcext:value-type="float">
            <text:p>95.1425933838</text:p>
          </table:table-cell>
          <table:table-cell/>
          <table:table-cell table:formula="of:=[.A453]-[.C453]" office:value-type="float" office:value="0" calcext:value-type="float">
            <text:p>0</text:p>
          </table:table-cell>
          <table:table-cell table:formula="of:=([.A453]-[.B453])^2" office:value-type="float" office:value="62.1851079316223" calcext:value-type="float">
            <text:p>62.1851079316</text:p>
          </table:table-cell>
          <table:table-cell table:formula="of:=([.C453]-[.D453])^2" office:value-type="float" office:value="41.5690520747606" calcext:value-type="float">
            <text:p>41.5690520748</text:p>
          </table:table-cell>
          <table:table-cell table:formula="of:=[.G453]-[.H453]" office:value-type="float" office:value="20.6160558568616" calcext:value-type="float">
            <text:p>20.6160558569</text:p>
          </table:table-cell>
          <table:table-cell table:formula="of:=([.A453]-(([.B453]+[.D453])/2))^2" office:value-type="float" office:value="51.3598695787649" calcext:value-type="float">
            <text:p>51.3598695788</text:p>
          </table:table-cell>
          <table:table-cell table:formula="of:=([.A453]-99.19)^2" office:value-type="float" office:value="5.76000000000003" calcext:value-type="float">
            <text:p>5.76</text:p>
          </table:table-cell>
        </table:table-row>
        <table:table-row table:style-name="ro1">
          <table:table-cell office:value-type="float" office:value="101.66" calcext:value-type="float">
            <text:p>101.66</text:p>
          </table:table-cell>
          <table:table-cell office:value-type="float" office:value="102.95036315918" calcext:value-type="float">
            <text:p>102.9503631592</text:p>
          </table:table-cell>
          <table:table-cell office:value-type="float" office:value="101.66" calcext:value-type="float">
            <text:p>101.66</text:p>
          </table:table-cell>
          <table:table-cell office:value-type="float" office:value="101.422355651855" calcext:value-type="float">
            <text:p>101.4223556519</text:p>
          </table:table-cell>
          <table:table-cell/>
          <table:table-cell table:formula="of:=[.A454]-[.C454]" office:value-type="float" office:value="0" calcext:value-type="float">
            <text:p>0</text:p>
          </table:table-cell>
          <table:table-cell table:formula="of:=([.A454]-[.B454])^2" office:value-type="float" office:value="1.66503708256819" calcext:value-type="float">
            <text:p>1.6650370826</text:p>
          </table:table-cell>
          <table:table-cell table:formula="of:=([.C454]-[.D454])^2" office:value-type="float" office:value="0.0564748362050376" calcext:value-type="float">
            <text:p>0.0564748362</text:p>
          </table:table-cell>
          <table:table-cell table:formula="of:=[.G454]-[.H454]" office:value-type="float" office:value="1.60856224636315" calcext:value-type="float">
            <text:p>1.6085622464</text:p>
          </table:table-cell>
          <table:table-cell table:formula="of:=([.A454]-(([.B454]+[.D454])/2))^2" office:value-type="float" office:value="0.277054223776822" calcext:value-type="float">
            <text:p>0.2770542238</text:p>
          </table:table-cell>
          <table:table-cell table:formula="of:=([.A454]-99.19)^2" office:value-type="float" office:value="6.10089999999999" calcext:value-type="float">
            <text:p>6.1009</text:p>
          </table:table-cell>
        </table:table-row>
        <table:table-row table:style-name="ro1">
          <table:table-cell office:value-type="float" office:value="101.79" calcext:value-type="float">
            <text:p>101.79</text:p>
          </table:table-cell>
          <table:table-cell office:value-type="float" office:value="103.001243591309" calcext:value-type="float">
            <text:p>103.0012435913</text:p>
          </table:table-cell>
          <table:table-cell office:value-type="float" office:value="101.79" calcext:value-type="float">
            <text:p>101.79</text:p>
          </table:table-cell>
          <table:table-cell office:value-type="float" office:value="101.016151428223" calcext:value-type="float">
            <text:p>101.0161514282</text:p>
          </table:table-cell>
          <table:table-cell/>
          <table:table-cell table:formula="of:=[.A455]-[.C455]" office:value-type="float" office:value="0" calcext:value-type="float">
            <text:p>0</text:p>
          </table:table-cell>
          <table:table-cell table:formula="of:=([.A455]-[.B455])^2" office:value-type="float" office:value="1.46711103748612" calcext:value-type="float">
            <text:p>1.4671110375</text:p>
          </table:table-cell>
          <table:table-cell table:formula="of:=([.C455]-[.D455])^2" office:value-type="float" office:value="0.598841612041844" calcext:value-type="float">
            <text:p>0.598841612</text:p>
          </table:table-cell>
          <table:table-cell table:formula="of:=[.G455]-[.H455]" office:value-type="float" office:value="0.86826942544428" calcext:value-type="float">
            <text:p>0.8682694254</text:p>
          </table:table-cell>
          <table:table-cell table:formula="of:=([.A455]-(([.B455]+[.D455])/2))^2" office:value-type="float" office:value="0.0478286007776829" calcext:value-type="float">
            <text:p>0.0478286008</text:p>
          </table:table-cell>
          <table:table-cell table:formula="of:=([.A455]-99.19)^2" office:value-type="float" office:value="6.76000000000004" calcext:value-type="float">
            <text:p>6.76</text:p>
          </table:table-cell>
        </table:table-row>
        <table:table-row table:style-name="ro1">
          <table:table-cell office:value-type="float" office:value="101.875" calcext:value-type="float">
            <text:p>101.875</text:p>
          </table:table-cell>
          <table:table-cell office:value-type="float" office:value="103.250091552734" calcext:value-type="float">
            <text:p>103.2500915527</text:p>
          </table:table-cell>
          <table:table-cell office:value-type="float" office:value="101.875" calcext:value-type="float">
            <text:p>101.875</text:p>
          </table:table-cell>
          <table:table-cell office:value-type="float" office:value="105.43669128418" calcext:value-type="float">
            <text:p>105.4366912842</text:p>
          </table:table-cell>
          <table:table-cell/>
          <table:table-cell table:formula="of:=[.A456]-[.C456]" office:value-type="float" office:value="0" calcext:value-type="float">
            <text:p>0</text:p>
          </table:table-cell>
          <table:table-cell table:formula="of:=([.A456]-[.B456])^2" office:value-type="float" office:value="1.89087677840143" calcext:value-type="float">
            <text:p>1.8908767784</text:p>
          </table:table-cell>
          <table:table-cell table:formula="of:=([.C456]-[.D456])^2" office:value-type="float" office:value="12.6856448038016" calcext:value-type="float">
            <text:p>12.6856448038</text:p>
          </table:table-cell>
          <table:table-cell table:formula="of:=[.G456]-[.H456]" office:value-type="float" office:value="-10.7947680254001" calcext:value-type="float">
            <text:p>-10.7947680254</text:p>
          </table:table-cell>
          <table:table-cell table:formula="of:=([.A456]-(([.B456]+[.D456])/2))^2" office:value-type="float" office:value="6.09295619471232" calcext:value-type="float">
            <text:p>6.0929561947</text:p>
          </table:table-cell>
          <table:table-cell table:formula="of:=([.A456]-99.19)^2" office:value-type="float" office:value="7.20922500000001" calcext:value-type="float">
            <text:p>7.209225</text:p>
          </table:table-cell>
        </table:table-row>
        <table:table-row table:style-name="ro1">
          <table:table-cell office:value-type="float" office:value="101.89" calcext:value-type="float">
            <text:p>101.89</text:p>
          </table:table-cell>
          <table:table-cell office:value-type="float" office:value="94.632568359375" calcext:value-type="float">
            <text:p>94.6325683594</text:p>
          </table:table-cell>
          <table:table-cell office:value-type="float" office:value="101.89" calcext:value-type="float">
            <text:p>101.89</text:p>
          </table:table-cell>
          <table:table-cell office:value-type="float" office:value="93.8218307495117" calcext:value-type="float">
            <text:p>93.8218307495</text:p>
          </table:table-cell>
          <table:table-cell/>
          <table:table-cell table:formula="of:=[.A457]-[.C457]" office:value-type="float" office:value="0" calcext:value-type="float">
            <text:p>0</text:p>
          </table:table-cell>
          <table:table-cell table:formula="of:=([.A457]-[.B457])^2" office:value-type="float" office:value="52.6703140183449" calcext:value-type="float">
            <text:p>52.6703140183</text:p>
          </table:table-cell>
          <table:table-cell table:formula="of:=([.C457]-[.D457])^2" office:value-type="float" office:value="65.0953550545246" calcext:value-type="float">
            <text:p>65.0953550545</text:p>
          </table:table-cell>
          <table:table-cell table:formula="of:=[.G457]-[.H457]" office:value-type="float" office:value="-12.4250410361798" calcext:value-type="float">
            <text:p>-12.4250410362</text:p>
          </table:table-cell>
          <table:table-cell table:formula="of:=([.A457]-(([.B457]+[.D457])/2))^2" office:value-type="float" office:value="58.7185106684231" calcext:value-type="float">
            <text:p>58.7185106684</text:p>
          </table:table-cell>
          <table:table-cell table:formula="of:=([.A457]-99.19)^2" office:value-type="float" office:value="7.29000000000002" calcext:value-type="float">
            <text:p>7.29</text:p>
          </table:table-cell>
        </table:table-row>
        <table:table-row table:style-name="ro1">
          <table:table-cell office:value-type="float" office:value="101.96" calcext:value-type="float">
            <text:p>101.96</text:p>
          </table:table-cell>
          <table:table-cell office:value-type="float" office:value="103.145317077637" calcext:value-type="float">
            <text:p>103.1453170776</text:p>
          </table:table-cell>
          <table:table-cell office:value-type="float" office:value="101.96" calcext:value-type="float">
            <text:p>101.96</text:p>
          </table:table-cell>
          <table:table-cell office:value-type="float" office:value="104.351081848145" calcext:value-type="float">
            <text:p>104.3510818481</text:p>
          </table:table-cell>
          <table:table-cell/>
          <table:table-cell table:formula="of:=[.A458]-[.C458]" office:value-type="float" office:value="0" calcext:value-type="float">
            <text:p>0</text:p>
          </table:table-cell>
          <table:table-cell table:formula="of:=([.A458]-[.B458])^2" office:value-type="float" office:value="1.40497657453727" calcext:value-type="float">
            <text:p>1.4049765745</text:p>
          </table:table-cell>
          <table:table-cell table:formula="of:=([.C458]-[.D458])^2" office:value-type="float" office:value="5.7172724045263" calcext:value-type="float">
            <text:p>5.7172724045</text:p>
          </table:table-cell>
          <table:table-cell table:formula="of:=[.G458]-[.H458]" office:value-type="float" office:value="-4.31229582998903" calcext:value-type="float">
            <text:p>-4.31229583</text:p>
          </table:table-cell>
          <table:table-cell table:formula="of:=([.A458]-(([.B458]+[.D458])/2))^2" office:value-type="float" office:value="3.19765731908234" calcext:value-type="float">
            <text:p>3.1976573191</text:p>
          </table:table-cell>
          <table:table-cell table:formula="of:=([.A458]-99.19)^2" office:value-type="float" office:value="7.67289999999998" calcext:value-type="float">
            <text:p>7.6729</text:p>
          </table:table-cell>
        </table:table-row>
        <table:table-row table:style-name="ro1">
          <table:table-cell office:value-type="float" office:value="101.96" calcext:value-type="float">
            <text:p>101.96</text:p>
          </table:table-cell>
          <table:table-cell office:value-type="float" office:value="103.086616516113" calcext:value-type="float">
            <text:p>103.0866165161</text:p>
          </table:table-cell>
          <table:table-cell office:value-type="float" office:value="101.96" calcext:value-type="float">
            <text:p>101.96</text:p>
          </table:table-cell>
          <table:table-cell office:value-type="float" office:value="100.417343139648" calcext:value-type="float">
            <text:p>100.4173431396</text:p>
          </table:table-cell>
          <table:table-cell/>
          <table:table-cell table:formula="of:=[.A459]-[.C459]" office:value-type="float" office:value="0" calcext:value-type="float">
            <text:p>0</text:p>
          </table:table-cell>
          <table:table-cell table:formula="of:=([.A459]-[.B459])^2" office:value-type="float" office:value="1.26926477437924" calcext:value-type="float">
            <text:p>1.2692647744</text:p>
          </table:table-cell>
          <table:table-cell table:formula="of:=([.C459]-[.D459])^2" office:value-type="float" office:value="2.37979018878972" calcext:value-type="float">
            <text:p>2.3797901888</text:p>
          </table:table-cell>
          <table:table-cell table:formula="of:=[.G459]-[.H459]" office:value-type="float" office:value="-1.11052541441048" calcext:value-type="float">
            <text:p>-1.1105254144</text:p>
          </table:table-cell>
          <table:table-cell table:formula="of:=([.A459]-(([.B459]+[.D459])/2))^2" office:value-type="float" office:value="0.0432723920084743" calcext:value-type="float">
            <text:p>0.043272392</text:p>
          </table:table-cell>
          <table:table-cell table:formula="of:=([.A459]-99.19)^2" office:value-type="float" office:value="7.67289999999998" calcext:value-type="float">
            <text:p>7.6729</text:p>
          </table:table-cell>
        </table:table-row>
        <table:table-row table:style-name="ro1">
          <table:table-cell office:value-type="float" office:value="101.98" calcext:value-type="float">
            <text:p>101.98</text:p>
          </table:table-cell>
          <table:table-cell office:value-type="float" office:value="94.0083618164062" calcext:value-type="float">
            <text:p>94.0083618164</text:p>
          </table:table-cell>
          <table:table-cell office:value-type="float" office:value="101.98" calcext:value-type="float">
            <text:p>101.98</text:p>
          </table:table-cell>
          <table:table-cell office:value-type="float" office:value="93.9614105224609" calcext:value-type="float">
            <text:p>93.9614105225</text:p>
          </table:table-cell>
          <table:table-cell/>
          <table:table-cell table:formula="of:=[.A460]-[.C460]" office:value-type="float" office:value="0" calcext:value-type="float">
            <text:p>0</text:p>
          </table:table-cell>
          <table:table-cell table:formula="of:=([.A460]-[.B460])^2" office:value-type="float" office:value="63.5470153301299" calcext:value-type="float">
            <text:p>63.5470153301</text:p>
          </table:table-cell>
          <table:table-cell table:formula="of:=([.C460]-[.D460])^2" office:value-type="float" office:value="64.2977772093002" calcext:value-type="float">
            <text:p>64.2977772093</text:p>
          </table:table-cell>
          <table:table-cell table:formula="of:=[.G460]-[.H460]" office:value-type="float" office:value="-0.750761879170312" calcext:value-type="float">
            <text:p>-0.7507618792</text:p>
          </table:table-cell>
          <table:table-cell table:formula="of:=([.A460]-(([.B460]+[.D460])/2))^2" office:value-type="float" office:value="63.9218451637143" calcext:value-type="float">
            <text:p>63.9218451637</text:p>
          </table:table-cell>
          <table:table-cell table:formula="of:=([.A460]-99.19)^2" office:value-type="float" office:value="7.78410000000004" calcext:value-type="float">
            <text:p>7.7841</text:p>
          </table:table-cell>
        </table:table-row>
        <table:table-row table:style-name="ro1">
          <table:table-cell office:value-type="float" office:value="102.08" calcext:value-type="float">
            <text:p>102.08</text:p>
          </table:table-cell>
          <table:table-cell office:value-type="float" office:value="94.6081771850586" calcext:value-type="float">
            <text:p>94.6081771851</text:p>
          </table:table-cell>
          <table:table-cell office:value-type="float" office:value="102.08" calcext:value-type="float">
            <text:p>102.08</text:p>
          </table:table-cell>
          <table:table-cell office:value-type="float" office:value="97.1370086669922" calcext:value-type="float">
            <text:p>97.137008667</text:p>
          </table:table-cell>
          <table:table-cell/>
          <table:table-cell table:formula="of:=[.A461]-[.C461]" office:value-type="float" office:value="0" calcext:value-type="float">
            <text:p>0</text:p>
          </table:table-cell>
          <table:table-cell table:formula="of:=([.A461]-[.B461])^2" office:value-type="float" office:value="55.8281361778789" calcext:value-type="float">
            <text:p>55.8281361779</text:p>
          </table:table-cell>
          <table:table-cell table:formula="of:=([.C461]-[.D461])^2" office:value-type="float" office:value="24.4331633181903" calcext:value-type="float">
            <text:p>24.4331633182</text:p>
          </table:table-cell>
          <table:table-cell table:formula="of:=[.G461]-[.H461]" office:value-type="float" office:value="31.3949728596886" calcext:value-type="float">
            <text:p>31.3949728597</text:p>
          </table:table-cell>
          <table:table-cell table:formula="of:=([.A461]-(([.B461]+[.D461])/2))^2" office:value-type="float" office:value="38.53190258203" calcext:value-type="float">
            <text:p>38.531902582</text:p>
          </table:table-cell>
          <table:table-cell table:formula="of:=([.A461]-99.19)^2" office:value-type="float" office:value="8.3521" calcext:value-type="float">
            <text:p>8.3521</text:p>
          </table:table-cell>
        </table:table-row>
        <table:table-row table:style-name="ro1">
          <table:table-cell office:value-type="float" office:value="102.14" calcext:value-type="float">
            <text:p>102.14</text:p>
          </table:table-cell>
          <table:table-cell office:value-type="float" office:value="103.183090209961" calcext:value-type="float">
            <text:p>103.18309021</text:p>
          </table:table-cell>
          <table:table-cell office:value-type="float" office:value="102.14" calcext:value-type="float">
            <text:p>102.14</text:p>
          </table:table-cell>
          <table:table-cell office:value-type="float" office:value="101.533149719238" calcext:value-type="float">
            <text:p>101.5331497192</text:p>
          </table:table-cell>
          <table:table-cell/>
          <table:table-cell table:formula="of:=[.A462]-[.C462]" office:value-type="float" office:value="0" calcext:value-type="float">
            <text:p>0</text:p>
          </table:table-cell>
          <table:table-cell table:formula="of:=([.A462]-[.B462])^2" office:value-type="float" office:value="1.08803718611635" calcext:value-type="float">
            <text:p>1.0880371861</text:p>
          </table:table-cell>
          <table:table-cell table:formula="of:=([.C462]-[.D462])^2" office:value-type="float" office:value="0.368267263260578" calcext:value-type="float">
            <text:p>0.3682672633</text:p>
          </table:table-cell>
          <table:table-cell table:formula="of:=[.G462]-[.H462]" office:value-type="float" office:value="0.719769922855774" calcext:value-type="float">
            <text:p>0.7197699229</text:p>
          </table:table-cell>
          <table:table-cell table:formula="of:=([.A462]-(([.B462]+[.D462])/2))^2" office:value-type="float" office:value="0.0475763189569346" calcext:value-type="float">
            <text:p>0.047576319</text:p>
          </table:table-cell>
          <table:table-cell table:formula="of:=([.A462]-99.19)^2" office:value-type="float" office:value="8.70250000000002" calcext:value-type="float">
            <text:p>8.7025</text:p>
          </table:table-cell>
        </table:table-row>
        <table:table-row table:style-name="ro1">
          <table:table-cell office:value-type="float" office:value="102.25" calcext:value-type="float">
            <text:p>102.25</text:p>
          </table:table-cell>
          <table:table-cell office:value-type="float" office:value="103.122222900391" calcext:value-type="float">
            <text:p>103.1222229004</text:p>
          </table:table-cell>
          <table:table-cell office:value-type="float" office:value="102.25" calcext:value-type="float">
            <text:p>102.25</text:p>
          </table:table-cell>
          <table:table-cell office:value-type="float" office:value="104.550872802734" calcext:value-type="float">
            <text:p>104.5508728027</text:p>
          </table:table-cell>
          <table:table-cell/>
          <table:table-cell table:formula="of:=[.A463]-[.C463]" office:value-type="float" office:value="0" calcext:value-type="float">
            <text:p>0</text:p>
          </table:table-cell>
          <table:table-cell table:formula="of:=([.A463]-[.B463])^2" office:value-type="float" office:value="0.760772787965834" calcext:value-type="float">
            <text:p>0.760772788</text:p>
          </table:table-cell>
          <table:table-cell table:formula="of:=([.C463]-[.D463])^2" office:value-type="float" office:value="5.29401565436274" calcext:value-type="float">
            <text:p>5.2940156544</text:p>
          </table:table-cell>
          <table:table-cell table:formula="of:=[.G463]-[.H463]" office:value-type="float" office:value="-4.5332428663969" calcext:value-type="float">
            <text:p>-4.5332428664</text:p>
          </table:table-cell>
          <table:table-cell table:formula="of:=([.A463]-(([.B463]+[.D463])/2))^2" office:value-type="float" office:value="2.51713408529758" calcext:value-type="float">
            <text:p>2.5171340853</text:p>
          </table:table-cell>
          <table:table-cell table:formula="of:=([.A463]-99.19)^2" office:value-type="float" office:value="9.36360000000001" calcext:value-type="float">
            <text:p>9.3636</text:p>
          </table:table-cell>
        </table:table-row>
        <table:table-row table:style-name="ro1">
          <table:table-cell office:value-type="float" office:value="102.29" calcext:value-type="float">
            <text:p>102.29</text:p>
          </table:table-cell>
          <table:table-cell office:value-type="float" office:value="109.139091491699" calcext:value-type="float">
            <text:p>109.1390914917</text:p>
          </table:table-cell>
          <table:table-cell office:value-type="float" office:value="102.29" calcext:value-type="float">
            <text:p>102.29</text:p>
          </table:table-cell>
          <table:table-cell office:value-type="float" office:value="108.728820800781" calcext:value-type="float">
            <text:p>108.7288208008</text:p>
          </table:table-cell>
          <table:table-cell/>
          <table:table-cell table:formula="of:=[.A464]-[.C464]" office:value-type="float" office:value="0" calcext:value-type="float">
            <text:p>0</text:p>
          </table:table-cell>
          <table:table-cell table:formula="of:=([.A464]-[.B464])^2" office:value-type="float" office:value="46.9100542616665" calcext:value-type="float">
            <text:p>46.9100542617</text:p>
          </table:table-cell>
          <table:table-cell table:formula="of:=([.C464]-[.D464])^2" office:value-type="float" office:value="41.4584133045732" calcext:value-type="float">
            <text:p>41.4584133046</text:p>
          </table:table-cell>
          <table:table-cell table:formula="of:=[.G464]-[.H464]" office:value-type="float" office:value="5.45164095709333" calcext:value-type="float">
            <text:p>5.4516409571</text:p>
          </table:table-cell>
          <table:table-cell table:formula="of:=([.A464]-(([.B464]+[.D464])/2))^2" office:value-type="float" office:value="44.1421532731633" calcext:value-type="float">
            <text:p>44.1421532732</text:p>
          </table:table-cell>
          <table:table-cell table:formula="of:=([.A464]-99.19)^2" office:value-type="float" office:value="9.61000000000005" calcext:value-type="float">
            <text:p>9.61</text:p>
          </table:table-cell>
        </table:table-row>
        <table:table-row table:style-name="ro1">
          <table:table-cell office:value-type="float" office:value="102.31" calcext:value-type="float">
            <text:p>102.31</text:p>
          </table:table-cell>
          <table:table-cell office:value-type="float" office:value="102.555847167969" calcext:value-type="float">
            <text:p>102.555847168</text:p>
          </table:table-cell>
          <table:table-cell office:value-type="float" office:value="102.31" calcext:value-type="float">
            <text:p>102.31</text:p>
          </table:table-cell>
          <table:table-cell office:value-type="float" office:value="102.940093994141" calcext:value-type="float">
            <text:p>102.9400939941</text:p>
          </table:table-cell>
          <table:table-cell/>
          <table:table-cell table:formula="of:=[.A465]-[.C465]" office:value-type="float" office:value="0" calcext:value-type="float">
            <text:p>0</text:p>
          </table:table-cell>
          <table:table-cell table:formula="of:=([.A465]-[.B465])^2" office:value-type="float" office:value="0.0604408299982537" calcext:value-type="float">
            <text:p>0.06044083</text:p>
          </table:table-cell>
          <table:table-cell table:formula="of:=([.C465]-[.D465])^2" office:value-type="float" office:value="0.397018441452083" calcext:value-type="float">
            <text:p>0.3970184415</text:p>
          </table:table-cell>
          <table:table-cell table:formula="of:=[.G465]-[.H465]" office:value-type="float" office:value="-0.336577611453829" calcext:value-type="float">
            <text:p>-0.3365776115</text:p>
          </table:table-cell>
          <table:table-cell table:formula="of:=([.A465]-(([.B465]+[.D465])/2))^2" office:value-type="float" office:value="0.191818229869379" calcext:value-type="float">
            <text:p>0.1918182299</text:p>
          </table:table-cell>
          <table:table-cell table:formula="of:=([.A465]-99.19)^2" office:value-type="float" office:value="9.73440000000003" calcext:value-type="float">
            <text:p>9.7344</text:p>
          </table:table-cell>
        </table:table-row>
        <table:table-row table:style-name="ro1">
          <table:table-cell office:value-type="float" office:value="102.31" calcext:value-type="float">
            <text:p>102.31</text:p>
          </table:table-cell>
          <table:table-cell office:value-type="float" office:value="102.949508666992" calcext:value-type="float">
            <text:p>102.949508667</text:p>
          </table:table-cell>
          <table:table-cell office:value-type="float" office:value="102.31" calcext:value-type="float">
            <text:p>102.31</text:p>
          </table:table-cell>
          <table:table-cell office:value-type="float" office:value="103.619979858398" calcext:value-type="float">
            <text:p>103.6199798584</text:p>
          </table:table-cell>
          <table:table-cell/>
          <table:table-cell table:formula="of:=[.A466]-[.C466]" office:value-type="float" office:value="0" calcext:value-type="float">
            <text:p>0</text:p>
          </table:table-cell>
          <table:table-cell table:formula="of:=([.A466]-[.B466])^2" office:value-type="float" office:value="0.408971335158122" calcext:value-type="float">
            <text:p>0.4089713352</text:p>
          </table:table-cell>
          <table:table-cell table:formula="of:=([.C466]-[.D466])^2" office:value-type="float" office:value="1.71604722940958" calcext:value-type="float">
            <text:p>1.7160472294</text:p>
          </table:table-cell>
          <table:table-cell table:formula="of:=[.G466]-[.H466]" office:value-type="float" office:value="-1.30707589425146" calcext:value-type="float">
            <text:p>-1.3070758943</text:p>
          </table:table-cell>
          <table:table-cell table:formula="of:=([.A466]-(([.B466]+[.D466])/2))^2" office:value-type="float" office:value="0.950126377657424" calcext:value-type="float">
            <text:p>0.9501263777</text:p>
          </table:table-cell>
          <table:table-cell table:formula="of:=([.A466]-99.19)^2" office:value-type="float" office:value="9.73440000000003" calcext:value-type="float">
            <text:p>9.7344</text:p>
          </table:table-cell>
        </table:table-row>
        <table:table-row table:style-name="ro1">
          <table:table-cell office:value-type="float" office:value="102.365" calcext:value-type="float">
            <text:p>102.365</text:p>
          </table:table-cell>
          <table:table-cell office:value-type="float" office:value="103.430625915527" calcext:value-type="float">
            <text:p>103.4306259155</text:p>
          </table:table-cell>
          <table:table-cell office:value-type="float" office:value="102.365" calcext:value-type="float">
            <text:p>102.365</text:p>
          </table:table-cell>
          <table:table-cell office:value-type="float" office:value="103.701385498047" calcext:value-type="float">
            <text:p>103.701385498</text:p>
          </table:table-cell>
          <table:table-cell/>
          <table:table-cell table:formula="of:=[.A467]-[.C467]" office:value-type="float" office:value="0" calcext:value-type="float">
            <text:p>0</text:p>
          </table:table-cell>
          <table:table-cell table:formula="of:=([.A467]-[.B467])^2" office:value-type="float" office:value="1.13555859184347" calcext:value-type="float">
            <text:p>1.1355585918</text:p>
          </table:table-cell>
          <table:table-cell table:formula="of:=([.C467]-[.D467])^2" office:value-type="float" office:value="1.78592619938997" calcext:value-type="float">
            <text:p>1.7859261994</text:p>
          </table:table-cell>
          <table:table-cell table:formula="of:=[.G467]-[.H467]" office:value-type="float" office:value="-0.6503676075465" calcext:value-type="float">
            <text:p>-0.6503676075</text:p>
          </table:table-cell>
          <table:table-cell table:formula="of:=([.A467]-(([.B467]+[.D467])/2))^2" office:value-type="float" office:value="1.44241470773518" calcext:value-type="float">
            <text:p>1.4424147077</text:p>
          </table:table-cell>
          <table:table-cell table:formula="of:=([.A467]-99.19)^2" office:value-type="float" office:value="10.0806250000001" calcext:value-type="float">
            <text:p>10.080625</text:p>
          </table:table-cell>
        </table:table-row>
        <table:table-row table:style-name="ro1">
          <table:table-cell office:value-type="float" office:value="102.49" calcext:value-type="float">
            <text:p>102.49</text:p>
          </table:table-cell>
          <table:table-cell office:value-type="float" office:value="94.3438034057617" calcext:value-type="float">
            <text:p>94.3438034058</text:p>
          </table:table-cell>
          <table:table-cell office:value-type="float" office:value="102.49" calcext:value-type="float">
            <text:p>102.49</text:p>
          </table:table-cell>
          <table:table-cell office:value-type="float" office:value="96.6159057617188" calcext:value-type="float">
            <text:p>96.6159057617</text:p>
          </table:table-cell>
          <table:table-cell/>
          <table:table-cell table:formula="of:=[.A468]-[.C468]" office:value-type="float" office:value="0" calcext:value-type="float">
            <text:p>0</text:p>
          </table:table-cell>
          <table:table-cell table:formula="of:=([.A468]-[.B468])^2" office:value-type="float" office:value="66.3605189519793" calcext:value-type="float">
            <text:p>66.360518952</text:p>
          </table:table-cell>
          <table:table-cell table:formula="of:=([.C468]-[.D468])^2" office:value-type="float" office:value="34.5049831202089" calcext:value-type="float">
            <text:p>34.5049831202</text:p>
          </table:table-cell>
          <table:table-cell table:formula="of:=[.G468]-[.H468]" office:value-type="float" office:value="31.8555358317704" calcext:value-type="float">
            <text:p>31.8555358318</text:p>
          </table:table-cell>
          <table:table-cell table:formula="of:=([.A468]-(([.B468]+[.D468])/2))^2" office:value-type="float" office:value="49.1421387571077" calcext:value-type="float">
            <text:p>49.1421387571</text:p>
          </table:table-cell>
          <table:table-cell table:formula="of:=([.A468]-99.19)^2" office:value-type="float" office:value="10.89" calcext:value-type="float">
            <text:p>10.89</text:p>
          </table:table-cell>
        </table:table-row>
        <table:table-row table:style-name="ro1">
          <table:table-cell office:value-type="float" office:value="102.51" calcext:value-type="float">
            <text:p>102.51</text:p>
          </table:table-cell>
          <table:table-cell office:value-type="float" office:value="109.988975524902" calcext:value-type="float">
            <text:p>109.9889755249</text:p>
          </table:table-cell>
          <table:table-cell office:value-type="float" office:value="102.51" calcext:value-type="float">
            <text:p>102.51</text:p>
          </table:table-cell>
          <table:table-cell office:value-type="float" office:value="108.875259399414" calcext:value-type="float">
            <text:p>108.8752593994</text:p>
          </table:table-cell>
          <table:table-cell/>
          <table:table-cell table:formula="of:=[.A469]-[.C469]" office:value-type="float" office:value="0" calcext:value-type="float">
            <text:p>0</text:p>
          </table:table-cell>
          <table:table-cell table:formula="of:=([.A469]-[.B469])^2" office:value-type="float" office:value="55.9350749020882" calcext:value-type="float">
            <text:p>55.9350749021</text:p>
          </table:table-cell>
          <table:table-cell table:formula="of:=([.C469]-[.D469])^2" office:value-type="float" office:value="40.516527221829" calcext:value-type="float">
            <text:p>40.5165272218</text:p>
          </table:table-cell>
          <table:table-cell table:formula="of:=[.G469]-[.H469]" office:value-type="float" office:value="15.4185476802592" calcext:value-type="float">
            <text:p>15.4185476803</text:p>
          </table:table-cell>
          <table:table-cell table:formula="of:=([.A469]-(([.B469]+[.D469])/2))^2" office:value-type="float" office:value="47.9157101599155" calcext:value-type="float">
            <text:p>47.9157101599</text:p>
          </table:table-cell>
          <table:table-cell table:formula="of:=([.A469]-99.19)^2" office:value-type="float" office:value="11.0224000000001" calcext:value-type="float">
            <text:p>11.0224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93.3447418212891" calcext:value-type="float">
            <text:p>93.3447418213</text:p>
          </table:table-cell>
          <table:table-cell office:value-type="float" office:value="102.6" calcext:value-type="float">
            <text:p>102.6</text:p>
          </table:table-cell>
          <table:table-cell office:value-type="float" office:value="91.6405563354492" calcext:value-type="float">
            <text:p>91.6405563354</text:p>
          </table:table-cell>
          <table:table-cell/>
          <table:table-cell table:formula="of:=[.A470]-[.C470]" office:value-type="float" office:value="0" calcext:value-type="float">
            <text:p>0</text:p>
          </table:table-cell>
          <table:table-cell table:formula="of:=([.A470]-[.B470])^2" office:value-type="float" office:value="85.6598039545956" calcext:value-type="float">
            <text:p>85.6598039546</text:p>
          </table:table-cell>
          <table:table-cell table:formula="of:=([.C470]-[.D470])^2" office:value-type="float" office:value="120.109405436462" calcext:value-type="float">
            <text:p>120.1094054365</text:p>
          </table:table-cell>
          <table:table-cell table:formula="of:=[.G470]-[.H470]" office:value-type="float" office:value="-34.4496014818665" calcext:value-type="float">
            <text:p>-34.4496014819</text:p>
          </table:table-cell>
          <table:table-cell table:formula="of:=([.A470]-(([.B470]+[.D470])/2))^2" office:value-type="float" office:value="102.158542652992" calcext:value-type="float">
            <text:p>102.158542653</text:p>
          </table:table-cell>
          <table:table-cell table:formula="of:=([.A470]-99.19)^2" office:value-type="float" office:value="11.6281" calcext:value-type="float">
            <text:p>11.6281</text:p>
          </table:table-cell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102.60587310791" calcext:value-type="float">
            <text:p>102.6058731079</text:p>
          </table:table-cell>
          <table:table-cell office:value-type="float" office:value="102.7" calcext:value-type="float">
            <text:p>102.7</text:p>
          </table:table-cell>
          <table:table-cell office:value-type="float" office:value="107.169464111328" calcext:value-type="float">
            <text:p>107.1694641113</text:p>
          </table:table-cell>
          <table:table-cell/>
          <table:table-cell table:formula="of:=[.A471]-[.C471]" office:value-type="float" office:value="0" calcext:value-type="float">
            <text:p>0</text:p>
          </table:table-cell>
          <table:table-cell table:formula="of:=([.A471]-[.B471])^2" office:value-type="float" office:value="0.00885987181449362" calcext:value-type="float">
            <text:p>0.0088598718</text:p>
          </table:table-cell>
          <table:table-cell table:formula="of:=([.C471]-[.D471])^2" office:value-type="float" office:value="19.9761094424501" calcext:value-type="float">
            <text:p>19.9761094425</text:p>
          </table:table-cell>
          <table:table-cell table:formula="of:=[.G471]-[.H471]" office:value-type="float" office:value="-19.9672495706356" calcext:value-type="float">
            <text:p>-19.9672495706</text:p>
          </table:table-cell>
          <table:table-cell table:formula="of:=([.A471]-(([.B471]+[.D471])/2))^2" office:value-type="float" office:value="4.78589394551293" calcext:value-type="float">
            <text:p>4.7858939455</text:p>
          </table:table-cell>
          <table:table-cell table:formula="of:=([.A471]-99.19)^2" office:value-type="float" office:value="12.3201" calcext:value-type="float">
            <text:p>12.3201</text:p>
          </table:table-cell>
        </table:table-row>
        <table:table-row table:style-name="ro1">
          <table:table-cell office:value-type="float" office:value="102.97" calcext:value-type="float">
            <text:p>102.97</text:p>
          </table:table-cell>
          <table:table-cell office:value-type="float" office:value="93.8656311035156" calcext:value-type="float">
            <text:p>93.8656311035</text:p>
          </table:table-cell>
          <table:table-cell office:value-type="float" office:value="102.97" calcext:value-type="float">
            <text:p>102.97</text:p>
          </table:table-cell>
          <table:table-cell office:value-type="float" office:value="93.9061660766602" calcext:value-type="float">
            <text:p>93.9061660767</text:p>
          </table:table-cell>
          <table:table-cell/>
          <table:table-cell table:formula="of:=[.A472]-[.C472]" office:value-type="float" office:value="0" calcext:value-type="float">
            <text:p>0</text:p>
          </table:table-cell>
          <table:table-cell table:formula="of:=([.A472]-[.B472])^2" office:value-type="float" office:value="82.8895330032721" calcext:value-type="float">
            <text:p>82.8895330033</text:p>
          </table:table-cell>
          <table:table-cell table:formula="of:=([.C472]-[.D472])^2" office:value-type="float" office:value="82.1530853898861" calcext:value-type="float">
            <text:p>82.1530853899</text:p>
          </table:table-cell>
          <table:table-cell table:formula="of:=[.G472]-[.H472]" office:value-type="float" office:value="0.736447613385963" calcext:value-type="float">
            <text:p>0.7364476134</text:p>
          </table:table-cell>
          <table:table-cell table:formula="of:=([.A472]-(([.B472]+[.D472])/2))^2" office:value-type="float" office:value="82.5208984255672" calcext:value-type="float">
            <text:p>82.5208984256</text:p>
          </table:table-cell>
          <table:table-cell table:formula="of:=([.A472]-99.19)^2" office:value-type="float" office:value="14.2884" calcext:value-type="float">
            <text:p>14.2884</text:p>
          </table:table-cell>
        </table:table-row>
        <table:table-row table:style-name="ro1">
          <table:table-cell office:value-type="float" office:value="103.03" calcext:value-type="float">
            <text:p>103.03</text:p>
          </table:table-cell>
          <table:table-cell office:value-type="float" office:value="101.825561523438" calcext:value-type="float">
            <text:p>101.8255615234</text:p>
          </table:table-cell>
          <table:table-cell office:value-type="float" office:value="103.03" calcext:value-type="float">
            <text:p>103.03</text:p>
          </table:table-cell>
          <table:table-cell office:value-type="float" office:value="102.236343383789" calcext:value-type="float">
            <text:p>102.2363433838</text:p>
          </table:table-cell>
          <table:table-cell/>
          <table:table-cell table:formula="of:=[.A473]-[.C473]" office:value-type="float" office:value="0" calcext:value-type="float">
            <text:p>0</text:p>
          </table:table-cell>
          <table:table-cell table:formula="of:=([.A473]-[.B473])^2" office:value-type="float" office:value="1.4506720438242" calcext:value-type="float">
            <text:p>1.4506720438</text:p>
          </table:table-cell>
          <table:table-cell table:formula="of:=([.C473]-[.D473])^2" office:value-type="float" office:value="0.629890824455397" calcext:value-type="float">
            <text:p>0.6298908245</text:p>
          </table:table-cell>
          <table:table-cell table:formula="of:=[.G473]-[.H473]" office:value-type="float" office:value="0.820781219368802" calcext:value-type="float">
            <text:p>0.8207812194</text:p>
          </table:table-cell>
          <table:table-cell table:formula="of:=([.A473]-(([.B473]+[.D473])/2))^2" office:value-type="float" office:value="0.998095999941325" calcext:value-type="float">
            <text:p>0.9980959999</text:p>
          </table:table-cell>
          <table:table-cell table:formula="of:=([.A473]-99.19)^2" office:value-type="float" office:value="14.7456" calcext:value-type="float">
            <text:p>14.7456</text:p>
          </table:table-cell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110.830436706543" calcext:value-type="float">
            <text:p>110.8304367065</text:p>
          </table:table-cell>
          <table:table-cell office:value-type="float" office:value="103.2" calcext:value-type="float">
            <text:p>103.2</text:p>
          </table:table-cell>
          <table:table-cell office:value-type="float" office:value="111.599647521973" calcext:value-type="float">
            <text:p>111.599647522</text:p>
          </table:table-cell>
          <table:table-cell/>
          <table:table-cell table:formula="of:=[.A474]-[.C474]" office:value-type="float" office:value="0" calcext:value-type="float">
            <text:p>0</text:p>
          </table:table-cell>
          <table:table-cell table:formula="of:=([.A474]-[.B474])^2" office:value-type="float" office:value="58.2235643325583" calcext:value-type="float">
            <text:p>58.2235643326</text:p>
          </table:table-cell>
          <table:table-cell table:formula="of:=([.C474]-[.D474])^2" office:value-type="float" office:value="70.5540784933813" calcext:value-type="float">
            <text:p>70.5540784934</text:p>
          </table:table-cell>
          <table:table-cell table:formula="of:=[.G474]-[.H474]" office:value-type="float" office:value="-12.3305141608231" calcext:value-type="float">
            <text:p>-12.3305141608</text:p>
          </table:table-cell>
          <table:table-cell table:formula="of:=([.A474]-(([.B474]+[.D474])/2))^2" office:value-type="float" office:value="64.2409000933263" calcext:value-type="float">
            <text:p>64.2409000933</text:p>
          </table:table-cell>
          <table:table-cell table:formula="of:=([.A474]-99.19)^2" office:value-type="float" office:value="16.0801" calcext:value-type="float">
            <text:p>16.0801</text:p>
          </table:table-cell>
        </table:table-row>
        <table:table-row table:style-name="ro1">
          <table:table-cell office:value-type="float" office:value="103.57" calcext:value-type="float">
            <text:p>103.57</text:p>
          </table:table-cell>
          <table:table-cell office:value-type="float" office:value="108.31485748291" calcext:value-type="float">
            <text:p>108.3148574829</text:p>
          </table:table-cell>
          <table:table-cell office:value-type="float" office:value="103.57" calcext:value-type="float">
            <text:p>103.57</text:p>
          </table:table-cell>
          <table:table-cell office:value-type="float" office:value="103.316017150879" calcext:value-type="float">
            <text:p>103.3160171509</text:p>
          </table:table-cell>
          <table:table-cell/>
          <table:table-cell table:formula="of:=[.A475]-[.C475]" office:value-type="float" office:value="0" calcext:value-type="float">
            <text:p>0</text:p>
          </table:table-cell>
          <table:table-cell table:formula="of:=([.A475]-[.B475])^2" office:value-type="float" office:value="22.5136725331286" calcext:value-type="float">
            <text:p>22.5136725331</text:p>
          </table:table-cell>
          <table:table-cell table:formula="of:=([.C475]-[.D475])^2" office:value-type="float" office:value="0.0645072876476648" calcext:value-type="float">
            <text:p>0.0645072876</text:p>
          </table:table-cell>
          <table:table-cell table:formula="of:=[.G475]-[.H475]" office:value-type="float" office:value="22.4491652454809" calcext:value-type="float">
            <text:p>22.4491652455</text:p>
          </table:table-cell>
          <table:table-cell table:formula="of:=([.A475]-(([.B475]+[.D475])/2))^2" office:value-type="float" office:value="5.04198874410254" calcext:value-type="float">
            <text:p>5.0419887441</text:p>
          </table:table-cell>
          <table:table-cell table:formula="of:=([.A475]-99.19)^2" office:value-type="float" office:value="19.1844" calcext:value-type="float">
            <text:p>19.1844</text:p>
          </table:table-cell>
        </table:table-row>
        <table:table-row table:style-name="ro1">
          <table:table-cell office:value-type="float" office:value="103.63" calcext:value-type="float">
            <text:p>103.63</text:p>
          </table:table-cell>
          <table:table-cell office:value-type="float" office:value="102.334869384766" calcext:value-type="float">
            <text:p>102.3348693848</text:p>
          </table:table-cell>
          <table:table-cell office:value-type="float" office:value="103.63" calcext:value-type="float">
            <text:p>103.63</text:p>
          </table:table-cell>
          <table:table-cell office:value-type="float" office:value="102.18465423584" calcext:value-type="float">
            <text:p>102.1846542358</text:p>
          </table:table-cell>
          <table:table-cell/>
          <table:table-cell table:formula="of:=[.A476]-[.C476]" office:value-type="float" office:value="0" calcext:value-type="float">
            <text:p>0</text:p>
          </table:table-cell>
          <table:table-cell table:formula="of:=([.A476]-[.B476])^2" office:value-type="float" office:value="1.67736331051736" calcext:value-type="float">
            <text:p>1.6773633105</text:p>
          </table:table-cell>
          <table:table-cell table:formula="of:=([.C476]-[.D476])^2" office:value-type="float" office:value="2.08902437797569" calcext:value-type="float">
            <text:p>2.089024378</text:p>
          </table:table-cell>
          <table:table-cell table:formula="of:=[.G476]-[.H476]" office:value-type="float" office:value="-0.411661067458334" calcext:value-type="float">
            <text:p>-0.4116610675</text:p>
          </table:table-cell>
          <table:table-cell table:formula="of:=([.A476]-(([.B476]+[.D476])/2))^2" office:value-type="float" office:value="1.87755269650483" calcext:value-type="float">
            <text:p>1.8775526965</text:p>
          </table:table-cell>
          <table:table-cell table:formula="of:=([.A476]-99.19)^2" office:value-type="float" office:value="19.7136" calcext:value-type="float">
            <text:p>19.7136</text:p>
          </table:table-cell>
        </table:table-row>
        <table:table-row table:style-name="ro1">
          <table:table-cell office:value-type="float" office:value="103.85" calcext:value-type="float">
            <text:p>103.85</text:p>
          </table:table-cell>
          <table:table-cell office:value-type="float" office:value="102.468460083008" calcext:value-type="float">
            <text:p>102.468460083</text:p>
          </table:table-cell>
          <table:table-cell office:value-type="float" office:value="103.85" calcext:value-type="float">
            <text:p>103.85</text:p>
          </table:table-cell>
          <table:table-cell office:value-type="float" office:value="102.646041870117" calcext:value-type="float">
            <text:p>102.6460418701</text:p>
          </table:table-cell>
          <table:table-cell/>
          <table:table-cell table:formula="of:=[.A477]-[.C477]" office:value-type="float" office:value="0" calcext:value-type="float">
            <text:p>0</text:p>
          </table:table-cell>
          <table:table-cell table:formula="of:=([.A477]-[.B477])^2" office:value-type="float" office:value="1.90865254224276" calcext:value-type="float">
            <text:p>1.9086525422</text:p>
          </table:table-cell>
          <table:table-cell table:formula="of:=([.C477]-[.D477])^2" office:value-type="float" office:value="1.44951517851091" calcext:value-type="float">
            <text:p>1.4495151785</text:p>
          </table:table-cell>
          <table:table-cell table:formula="of:=[.G477]-[.H477]" office:value-type="float" office:value="0.459137363731859" calcext:value-type="float">
            <text:p>0.4591373637</text:p>
          </table:table-cell>
          <table:table-cell table:formula="of:=([.A477]-(([.B477]+[.D477])/2))^2" office:value-type="float" office:value="1.6712000375986" calcext:value-type="float">
            <text:p>1.6712000376</text:p>
          </table:table-cell>
          <table:table-cell table:formula="of:=([.A477]-99.19)^2" office:value-type="float" office:value="21.7156" calcext:value-type="float">
            <text:p>21.7156</text:p>
          </table:table-cell>
        </table:table-row>
        <table:table-row table:style-name="ro1">
          <table:table-cell office:value-type="float" office:value="103.91" calcext:value-type="float">
            <text:p>103.91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03.91" calcext:value-type="float">
            <text:p>103.91</text:p>
          </table:table-cell>
          <table:table-cell office:value-type="float" office:value="111.279312133789" calcext:value-type="float">
            <text:p>111.2793121338</text:p>
          </table:table-cell>
          <table:table-cell/>
          <table:table-cell table:formula="of:=[.A478]-[.C478]" office:value-type="float" office:value="0" calcext:value-type="float">
            <text:p>0</text:p>
          </table:table-cell>
          <table:table-cell table:formula="of:=([.A478]-[.B478])^2" office:value-type="float" office:value="44.9698883559154" calcext:value-type="float">
            <text:p>44.9698883559</text:p>
          </table:table-cell>
          <table:table-cell table:formula="of:=([.C478]-[.D478])^2" office:value-type="float" office:value="54.3067613252108" calcext:value-type="float">
            <text:p>54.3067613252</text:p>
          </table:table-cell>
          <table:table-cell table:formula="of:=[.G478]-[.H478]" office:value-type="float" office:value="-9.33687296929537" calcext:value-type="float">
            <text:p>-9.3368729693</text:p>
          </table:table-cell>
          <table:table-cell table:formula="of:=([.A478]-(([.B478]+[.D478])/2))^2" office:value-type="float" office:value="49.5283155510855" calcext:value-type="float">
            <text:p>49.5283155511</text:p>
          </table:table-cell>
          <table:table-cell table:formula="of:=([.A478]-99.19)^2" office:value-type="float" office:value="22.2784" calcext:value-type="float">
            <text:p>22.2784</text:p>
          </table:table-cell>
        </table:table-row>
        <table:table-row table:style-name="ro1">
          <table:table-cell office:value-type="float" office:value="104.28" calcext:value-type="float">
            <text:p>104.28</text:p>
          </table:table-cell>
          <table:table-cell office:value-type="float" office:value="111.755859375" calcext:value-type="float">
            <text:p>111.755859375</text:p>
          </table:table-cell>
          <table:table-cell office:value-type="float" office:value="104.28" calcext:value-type="float">
            <text:p>104.28</text:p>
          </table:table-cell>
          <table:table-cell office:value-type="float" office:value="109.158973693848" calcext:value-type="float">
            <text:p>109.1589736938</text:p>
          </table:table-cell>
          <table:table-cell/>
          <table:table-cell table:formula="of:=[.A479]-[.C479]" office:value-type="float" office:value="0" calcext:value-type="float">
            <text:p>0</text:p>
          </table:table-cell>
          <table:table-cell table:formula="of:=([.A479]-[.B479])^2" office:value-type="float" office:value="55.8884733947754" calcext:value-type="float">
            <text:p>55.8884733948</text:p>
          </table:table-cell>
          <table:table-cell table:formula="of:=([.C479]-[.D479])^2" office:value-type="float" office:value="23.8043843052574" calcext:value-type="float">
            <text:p>23.8043843053</text:p>
          </table:table-cell>
          <table:table-cell table:formula="of:=[.G479]-[.H479]" office:value-type="float" office:value="32.0840890895179" calcext:value-type="float">
            <text:p>32.0840890895</text:p>
          </table:table-cell>
          <table:table-cell table:formula="of:=([.A479]-(([.B479]+[.D479])/2))^2" office:value-type="float" office:value="38.1604750397729" calcext:value-type="float">
            <text:p>38.1604750398</text:p>
          </table:table-cell>
          <table:table-cell table:formula="of:=([.A479]-99.19)^2" office:value-type="float" office:value="25.9081" calcext:value-type="float">
            <text:p>25.9081</text:p>
          </table:table-cell>
        </table:table-row>
        <table:table-row table:style-name="ro1">
          <table:table-cell office:value-type="float" office:value="104.45" calcext:value-type="float">
            <text:p>104.45</text:p>
          </table:table-cell>
          <table:table-cell office:value-type="float" office:value="110.452934265137" calcext:value-type="float">
            <text:p>110.4529342651</text:p>
          </table:table-cell>
          <table:table-cell office:value-type="float" office:value="104.45" calcext:value-type="float">
            <text:p>104.45</text:p>
          </table:table-cell>
          <table:table-cell office:value-type="float" office:value="107.456756591797" calcext:value-type="float">
            <text:p>107.4567565918</text:p>
          </table:table-cell>
          <table:table-cell/>
          <table:table-cell table:formula="of:=[.A480]-[.C480]" office:value-type="float" office:value="0" calcext:value-type="float">
            <text:p>0</text:p>
          </table:table-cell>
          <table:table-cell table:formula="of:=([.A480]-[.B480])^2" office:value-type="float" office:value="36.0352197915525" calcext:value-type="float">
            <text:p>36.0352197916</text:p>
          </table:table-cell>
          <table:table-cell table:formula="of:=([.C480]-[.D480])^2" office:value-type="float" office:value="9.04058520231394" calcext:value-type="float">
            <text:p>9.0405852023</text:p>
          </table:table-cell>
          <table:table-cell table:formula="of:=[.G480]-[.H480]" office:value-type="float" office:value="26.9946345892385" calcext:value-type="float">
            <text:p>26.9946345892</text:p>
          </table:table-cell>
          <table:table-cell table:formula="of:=([.A480]-(([.B480]+[.D480])/2))^2" office:value-type="float" office:value="20.2936323343782" calcext:value-type="float">
            <text:p>20.2936323344</text:p>
          </table:table-cell>
          <table:table-cell table:formula="of:=([.A480]-99.19)^2" office:value-type="float" office:value="27.6676000000001" calcext:value-type="float">
            <text:p>27.6676</text:p>
          </table:table-cell>
        </table:table-row>
        <table:table-row table:style-name="ro1">
          <table:table-cell office:value-type="float" office:value="104.49" calcext:value-type="float">
            <text:p>104.49</text:p>
          </table:table-cell>
          <table:table-cell office:value-type="float" office:value="102.554992675781" calcext:value-type="float">
            <text:p>102.5549926758</text:p>
          </table:table-cell>
          <table:table-cell office:value-type="float" office:value="104.49" calcext:value-type="float">
            <text:p>104.49</text:p>
          </table:table-cell>
          <table:table-cell office:value-type="float" office:value="101.203262329102" calcext:value-type="float">
            <text:p>101.2032623291</text:p>
          </table:table-cell>
          <table:table-cell/>
          <table:table-cell table:formula="of:=[.A481]-[.C481]" office:value-type="float" office:value="0" calcext:value-type="float">
            <text:p>0</text:p>
          </table:table-cell>
          <table:table-cell table:formula="of:=([.A481]-[.B481])^2" office:value-type="float" office:value="3.74425334478019" calcext:value-type="float">
            <text:p>3.7442533448</text:p>
          </table:table-cell>
          <table:table-cell table:formula="of:=([.C481]-[.D481])^2" office:value-type="float" office:value="10.8026445173029" calcext:value-type="float">
            <text:p>10.8026445173</text:p>
          </table:table-cell>
          <table:table-cell table:formula="of:=[.G481]-[.H481]" office:value-type="float" office:value="-7.05839117252267" calcext:value-type="float">
            <text:p>-7.0583911725</text:p>
          </table:table-cell>
          <table:table-cell table:formula="of:=([.A481]-(([.B481]+[.D481])/2))^2" office:value-type="float" office:value="6.81665519850782" calcext:value-type="float">
            <text:p>6.8166551985</text:p>
          </table:table-cell>
          <table:table-cell table:formula="of:=([.A481]-99.19)^2" office:value-type="float" office:value="28.09" calcext:value-type="float">
            <text:p>28.09</text:p>
          </table:table-cell>
        </table:table-row>
        <table:table-row table:style-name="ro1">
          <table:table-cell office:value-type="float" office:value="104.52" calcext:value-type="float">
            <text:p>104.52</text:p>
          </table:table-cell>
          <table:table-cell office:value-type="float" office:value="100.856628417969" calcext:value-type="float">
            <text:p>100.856628418</text:p>
          </table:table-cell>
          <table:table-cell office:value-type="float" office:value="104.52" calcext:value-type="float">
            <text:p>104.52</text:p>
          </table:table-cell>
          <table:table-cell office:value-type="float" office:value="97.0844116210938" calcext:value-type="float">
            <text:p>97.0844116211</text:p>
          </table:table-cell>
          <table:table-cell/>
          <table:table-cell table:formula="of:=[.A482]-[.C482]" office:value-type="float" office:value="0" calcext:value-type="float">
            <text:p>0</text:p>
          </table:table-cell>
          <table:table-cell table:formula="of:=([.A482]-[.B482])^2" office:value-type="float" office:value="13.4202913480341" calcext:value-type="float">
            <text:p>13.420291348</text:p>
          </table:table-cell>
          <table:table-cell table:formula="of:=([.C482]-[.D482])^2" office:value-type="float" office:value="55.2879745405256" calcext:value-type="float">
            <text:p>55.2879745405</text:p>
          </table:table-cell>
          <table:table-cell table:formula="of:=[.G482]-[.H482]" office:value-type="float" office:value="-41.8676831924915" calcext:value-type="float">
            <text:p>-41.8676831925</text:p>
          </table:table-cell>
          <table:table-cell table:formula="of:=([.A482]-(([.B482]+[.D482])/2))^2" office:value-type="float" office:value="30.7967280536234" calcext:value-type="float">
            <text:p>30.7967280536</text:p>
          </table:table-cell>
          <table:table-cell table:formula="of:=([.A482]-99.19)^2" office:value-type="float" office:value="28.4089" calcext:value-type="float">
            <text:p>28.4089</text:p>
          </table:table-cell>
        </table:table-row>
        <table:table-row table:style-name="ro1">
          <table:table-cell office:value-type="float" office:value="104.55" calcext:value-type="float">
            <text:p>104.55</text:p>
          </table:table-cell>
          <table:table-cell office:value-type="float" office:value="110.441497802734" calcext:value-type="float">
            <text:p>110.4414978027</text:p>
          </table:table-cell>
          <table:table-cell office:value-type="float" office:value="104.55" calcext:value-type="float">
            <text:p>104.55</text:p>
          </table:table-cell>
          <table:table-cell office:value-type="float" office:value="109.170227050781" calcext:value-type="float">
            <text:p>109.1702270508</text:p>
          </table:table-cell>
          <table:table-cell/>
          <table:table-cell table:formula="of:=[.A483]-[.C483]" office:value-type="float" office:value="0" calcext:value-type="float">
            <text:p>0</text:p>
          </table:table-cell>
          <table:table-cell table:formula="of:=([.A483]-[.B483])^2" office:value-type="float" office:value="34.709746359624" calcext:value-type="float">
            <text:p>34.7097463596</text:p>
          </table:table-cell>
          <table:table-cell table:formula="of:=([.C483]-[.D483])^2" office:value-type="float" office:value="21.3464980007708" calcext:value-type="float">
            <text:p>21.3464980008</text:p>
          </table:table-cell>
          <table:table-cell table:formula="of:=[.G483]-[.H483]" office:value-type="float" office:value="13.3632483588532" calcext:value-type="float">
            <text:p>13.3632483589</text:p>
          </table:table-cell>
          <table:table-cell table:formula="of:=([.A483]-(([.B483]+[.D483])/2))^2" office:value-type="float" office:value="27.6240898490046" calcext:value-type="float">
            <text:p>27.624089849</text:p>
          </table:table-cell>
          <table:table-cell table:formula="of:=([.A483]-99.19)^2" office:value-type="float" office:value="28.7296" calcext:value-type="float">
            <text:p>28.7296</text:p>
          </table:table-cell>
        </table:table-row>
        <table:table-row table:style-name="ro1">
          <table:table-cell office:value-type="float" office:value="104.61" calcext:value-type="float">
            <text:p>104.61</text:p>
          </table:table-cell>
          <table:table-cell office:value-type="float" office:value="102.744132995605" calcext:value-type="float">
            <text:p>102.7441329956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4.257049560547" calcext:value-type="float">
            <text:p>104.2570495605</text:p>
          </table:table-cell>
          <table:table-cell/>
          <table:table-cell table:formula="of:=[.A484]-[.C484]" office:value-type="float" office:value="0" calcext:value-type="float">
            <text:p>0</text:p>
          </table:table-cell>
          <table:table-cell table:formula="of:=([.A484]-[.B484])^2" office:value-type="float" office:value="3.48145967808822" calcext:value-type="float">
            <text:p>3.4814596781</text:p>
          </table:table-cell>
          <table:table-cell table:formula="of:=([.C484]-[.D484])^2" office:value-type="float" office:value="0.124574012710154" calcext:value-type="float">
            <text:p>0.1245740127</text:p>
          </table:table-cell>
          <table:table-cell table:formula="of:=[.G484]-[.H484]" office:value-type="float" office:value="3.35688566537807" calcext:value-type="float">
            <text:p>3.3568856654</text:p>
          </table:table-cell>
          <table:table-cell table:formula="of:=([.A484]-(([.B484]+[.D484])/2))^2" office:value-type="float" office:value="1.23078771228066" calcext:value-type="float">
            <text:p>1.2307877123</text:p>
          </table:table-cell>
          <table:table-cell table:formula="of:=([.A484]-99.19)^2" office:value-type="float" office:value="29.3764" calcext:value-type="float">
            <text:p>29.3764</text:p>
          </table:table-cell>
        </table:table-row>
        <table:table-row table:style-name="ro1">
          <table:table-cell office:value-type="float" office:value="104.73" calcext:value-type="float">
            <text:p>104.73</text:p>
          </table:table-cell>
          <table:table-cell office:value-type="float" office:value="103.078727722168" calcext:value-type="float">
            <text:p>103.0787277222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3.81982421875" calcext:value-type="float">
            <text:p>103.8198242188</text:p>
          </table:table-cell>
          <table:table-cell/>
          <table:table-cell table:formula="of:=[.A485]-[.C485]" office:value-type="float" office:value="0" calcext:value-type="float">
            <text:p>0</text:p>
          </table:table-cell>
          <table:table-cell table:formula="of:=([.A485]-[.B485])^2" office:value-type="float" office:value="2.7267001355366" calcext:value-type="float">
            <text:p>2.7267001355</text:p>
          </table:table-cell>
          <table:table-cell table:formula="of:=([.C485]-[.D485])^2" office:value-type="float" office:value="0.828419952774055" calcext:value-type="float">
            <text:p>0.8284199528</text:p>
          </table:table-cell>
          <table:table-cell table:formula="of:=[.G485]-[.H485]" office:value-type="float" office:value="1.89828018276254" calcext:value-type="float">
            <text:p>1.8982801828</text:p>
          </table:table-cell>
          <table:table-cell table:formula="of:=([.A485]-(([.B485]+[.D485])/2))^2" office:value-type="float" office:value="1.64025403984379" calcext:value-type="float">
            <text:p>1.6402540398</text:p>
          </table:table-cell>
          <table:table-cell table:formula="of:=([.A485]-99.19)^2" office:value-type="float" office:value="30.6916000000001" calcext:value-type="float">
            <text:p>30.6916</text:p>
          </table:table-cell>
        </table:table-row>
        <table:table-row table:style-name="ro1">
          <table:table-cell office:value-type="float" office:value="104.76" calcext:value-type="float">
            <text:p>104.76</text:p>
          </table:table-cell>
          <table:table-cell office:value-type="float" office:value="102.644332885742" calcext:value-type="float">
            <text:p>102.6443328857</text:p>
          </table:table-cell>
          <table:table-cell office:value-type="float" office:value="104.76" calcext:value-type="float">
            <text:p>104.76</text:p>
          </table:table-cell>
          <table:table-cell office:value-type="float" office:value="102.749671936035" calcext:value-type="float">
            <text:p>102.749671936</text:p>
          </table:table-cell>
          <table:table-cell/>
          <table:table-cell table:formula="of:=[.A486]-[.C486]" office:value-type="float" office:value="0" calcext:value-type="float">
            <text:p>0</text:p>
          </table:table-cell>
          <table:table-cell table:formula="of:=([.A486]-[.B486])^2" office:value-type="float" office:value="4.476047338352" calcext:value-type="float">
            <text:p>4.4760473384</text:p>
          </table:table-cell>
          <table:table-cell table:formula="of:=([.C486]-[.D486])^2" office:value-type="float" office:value="4.04141892476466" calcext:value-type="float">
            <text:p>4.0414189248</text:p>
          </table:table-cell>
          <table:table-cell table:formula="of:=[.G486]-[.H486]" office:value-type="float" office:value="0.434628413587344" calcext:value-type="float">
            <text:p>0.4346284136</text:p>
          </table:table-cell>
          <table:table-cell table:formula="of:=([.A486]-(([.B486]+[.D486])/2))^2" office:value-type="float" office:value="4.25595905267917" calcext:value-type="float">
            <text:p>4.2559590527</text:p>
          </table:table-cell>
          <table:table-cell table:formula="of:=([.A486]-99.19)^2" office:value-type="float" office:value="31.0249000000001" calcext:value-type="float">
            <text:p>31.0249</text:p>
          </table:table-cell>
        </table:table-row>
        <table:table-row table:style-name="ro1">
          <table:table-cell office:value-type="float" office:value="104.77" calcext:value-type="float">
            <text:p>104.77</text:p>
          </table:table-cell>
          <table:table-cell office:value-type="float" office:value="102.949508666992" calcext:value-type="float">
            <text:p>102.949508667</text:p>
          </table:table-cell>
          <table:table-cell office:value-type="float" office:value="104.77" calcext:value-type="float">
            <text:p>104.77</text:p>
          </table:table-cell>
          <table:table-cell office:value-type="float" office:value="102.427711486816" calcext:value-type="float">
            <text:p>102.4277114868</text:p>
          </table:table-cell>
          <table:table-cell/>
          <table:table-cell table:formula="of:=[.A487]-[.C487]" office:value-type="float" office:value="0" calcext:value-type="float">
            <text:p>0</text:p>
          </table:table-cell>
          <table:table-cell table:formula="of:=([.A487]-[.B487])^2" office:value-type="float" office:value="3.31418869355655" calcext:value-type="float">
            <text:p>3.3141886936</text:p>
          </table:table-cell>
          <table:table-cell table:formula="of:=([.C487]-[.D487])^2" office:value-type="float" office:value="5.48631547899179" calcext:value-type="float">
            <text:p>5.486315479</text:p>
          </table:table-cell>
          <table:table-cell table:formula="of:=[.G487]-[.H487]" office:value-type="float" office:value="-2.17212678543524" calcext:value-type="float">
            <text:p>-2.1721267854</text:p>
          </table:table-cell>
          <table:table-cell table:formula="of:=([.A487]-(([.B487]+[.D487])/2))^2" office:value-type="float" office:value="4.33218401196432" calcext:value-type="float">
            <text:p>4.332184012</text:p>
          </table:table-cell>
          <table:table-cell table:formula="of:=([.A487]-99.19)^2" office:value-type="float" office:value="31.1364" calcext:value-type="float">
            <text:p>31.1364</text:p>
          </table:table-cell>
        </table:table-row>
        <table:table-row table:style-name="ro1">
          <table:table-cell office:value-type="float" office:value="104.97" calcext:value-type="float">
            <text:p>104.97</text:p>
          </table:table-cell>
          <table:table-cell office:value-type="float" office:value="110.534660339355" calcext:value-type="float">
            <text:p>110.5346603394</text:p>
          </table:table-cell>
          <table:table-cell office:value-type="float" office:value="104.97" calcext:value-type="float">
            <text:p>104.97</text:p>
          </table:table-cell>
          <table:table-cell office:value-type="float" office:value="110.396858215332" calcext:value-type="float">
            <text:p>110.3968582153</text:p>
          </table:table-cell>
          <table:table-cell/>
          <table:table-cell table:formula="of:=[.A488]-[.C488]" office:value-type="float" office:value="0" calcext:value-type="float">
            <text:p>0</text:p>
          </table:table-cell>
          <table:table-cell table:formula="of:=([.A488]-[.B488])^2" office:value-type="float" office:value="30.9654446923957" calcext:value-type="float">
            <text:p>30.9654446924</text:p>
          </table:table-cell>
          <table:table-cell table:formula="of:=([.C488]-[.D488])^2" office:value-type="float" office:value="29.4507900893168" calcext:value-type="float">
            <text:p>29.4507900893</text:p>
          </table:table-cell>
          <table:table-cell table:formula="of:=[.G488]-[.H488]" office:value-type="float" office:value="1.51465460307896" calcext:value-type="float">
            <text:p>1.5146546031</text:p>
          </table:table-cell>
          <table:table-cell table:formula="of:=([.A488]-(([.B488]+[.D488])/2))^2" office:value-type="float" office:value="30.2033700345099" calcext:value-type="float">
            <text:p>30.2033700345</text:p>
          </table:table-cell>
          <table:table-cell table:formula="of:=([.A488]-99.19)^2" office:value-type="float" office:value="33.4084" calcext:value-type="float">
            <text:p>33.4084</text:p>
          </table:table-cell>
        </table:table-row>
        <table:table-row table:style-name="ro1">
          <table:table-cell office:value-type="float" office:value="105.17" calcext:value-type="float">
            <text:p>105.17</text:p>
          </table:table-cell>
          <table:table-cell office:value-type="float" office:value="100.446830749512" calcext:value-type="float">
            <text:p>100.4468307495</text:p>
          </table:table-cell>
          <table:table-cell office:value-type="float" office:value="105.17" calcext:value-type="float">
            <text:p>105.17</text:p>
          </table:table-cell>
          <table:table-cell office:value-type="float" office:value="96.3828811645508" calcext:value-type="float">
            <text:p>96.3828811646</text:p>
          </table:table-cell>
          <table:table-cell/>
          <table:table-cell table:formula="of:=[.A489]-[.C489]" office:value-type="float" office:value="0" calcext:value-type="float">
            <text:p>0</text:p>
          </table:table-cell>
          <table:table-cell table:formula="of:=([.A489]-[.B489])^2" office:value-type="float" office:value="22.308327768758" calcext:value-type="float">
            <text:p>22.3083277688</text:p>
          </table:table-cell>
          <table:table-cell table:formula="of:=([.C489]-[.D489])^2" office:value-type="float" office:value="77.2134574283065" calcext:value-type="float">
            <text:p>77.2134574283</text:p>
          </table:table-cell>
          <table:table-cell table:formula="of:=[.G489]-[.H489]" office:value-type="float" office:value="-54.9051296595484" calcext:value-type="float">
            <text:p>-54.9051296595</text:p>
          </table:table-cell>
          <table:table-cell table:formula="of:=([.A489]-(([.B489]+[.D489])/2))^2" office:value-type="float" office:value="45.6319710412562" calcext:value-type="float">
            <text:p>45.6319710413</text:p>
          </table:table-cell>
          <table:table-cell table:formula="of:=([.A489]-99.19)^2" office:value-type="float" office:value="35.7604" calcext:value-type="float">
            <text:p>35.7604</text:p>
          </table:table-cell>
        </table:table-row>
        <table:table-row table:style-name="ro1">
          <table:table-cell office:value-type="float" office:value="105.28" calcext:value-type="float">
            <text:p>105.28</text:p>
          </table:table-cell>
          <table:table-cell office:value-type="float" office:value="101.603164672852" calcext:value-type="float">
            <text:p>101.6031646729</text:p>
          </table:table-cell>
          <table:table-cell office:value-type="float" office:value="105.28" calcext:value-type="float">
            <text:p>105.28</text:p>
          </table:table-cell>
          <table:table-cell office:value-type="float" office:value="103.321464538574" calcext:value-type="float">
            <text:p>103.3214645386</text:p>
          </table:table-cell>
          <table:table-cell/>
          <table:table-cell table:formula="of:=[.A490]-[.C490]" office:value-type="float" office:value="0" calcext:value-type="float">
            <text:p>0</text:p>
          </table:table-cell>
          <table:table-cell table:formula="of:=([.A490]-[.B490])^2" office:value-type="float" office:value="13.5191180229668" calcext:value-type="float">
            <text:p>13.519118023</text:p>
          </table:table-cell>
          <table:table-cell table:formula="of:=([.C490]-[.D490])^2" office:value-type="float" office:value="3.8358611536623" calcext:value-type="float">
            <text:p>3.8358611537</text:p>
          </table:table-cell>
          <table:table-cell table:formula="of:=[.G490]-[.H490]" office:value-type="float" office:value="9.68325686930446" calcext:value-type="float">
            <text:p>9.6832568693</text:p>
          </table:table-cell>
          <table:table-cell table:formula="of:=([.A490]-(([.B490]+[.D490])/2))^2" office:value-type="float" office:value="7.93935098117891" calcext:value-type="float">
            <text:p>7.9393509812</text:p>
          </table:table-cell>
          <table:table-cell table:formula="of:=([.A490]-99.19)^2" office:value-type="float" office:value="37.0881" calcext:value-type="float">
            <text:p>37.0881</text:p>
          </table:table-cell>
        </table:table-row>
        <table:table-row table:style-name="ro1">
          <table:table-cell office:value-type="float" office:value="105.31" calcext:value-type="float">
            <text:p>105.31</text:p>
          </table:table-cell>
          <table:table-cell office:value-type="float" office:value="103.762191772461" calcext:value-type="float">
            <text:p>103.7621917725</text:p>
          </table:table-cell>
          <table:table-cell office:value-type="float" office:value="105.31" calcext:value-type="float">
            <text:p>105.31</text:p>
          </table:table-cell>
          <table:table-cell office:value-type="float" office:value="102.541282653809" calcext:value-type="float">
            <text:p>102.5412826538</text:p>
          </table:table-cell>
          <table:table-cell/>
          <table:table-cell table:formula="of:=[.A491]-[.C491]" office:value-type="float" office:value="0" calcext:value-type="float">
            <text:p>0</text:p>
          </table:table-cell>
          <table:table-cell table:formula="of:=([.A491]-[.B491])^2" office:value-type="float" office:value="2.39571030923762" calcext:value-type="float">
            <text:p>2.3957103092</text:p>
          </table:table-cell>
          <table:table-cell table:formula="of:=([.C491]-[.D491])^2" office:value-type="float" office:value="7.6657957431012" calcext:value-type="float">
            <text:p>7.6657957431</text:p>
          </table:table-cell>
          <table:table-cell table:formula="of:=[.G491]-[.H491]" office:value-type="float" office:value="-5.27008543386357" calcext:value-type="float">
            <text:p>-5.2700854339</text:p>
          </table:table-cell>
          <table:table-cell table:formula="of:=([.A491]-(([.B491]+[.D491])/2))^2" office:value-type="float" office:value="4.6580982571673" calcext:value-type="float">
            <text:p>4.6580982572</text:p>
          </table:table-cell>
          <table:table-cell table:formula="of:=([.A491]-99.19)^2" office:value-type="float" office:value="37.4544000000001" calcext:value-type="float">
            <text:p>37.4544</text:p>
          </table:table-cell>
        </table:table-row>
        <table:table-row table:style-name="ro1">
          <table:table-cell office:value-type="float" office:value="105.46" calcext:value-type="float">
            <text:p>105.46</text:p>
          </table:table-cell>
          <table:table-cell office:value-type="float" office:value="111.724563598633" calcext:value-type="float">
            <text:p>111.7245635986</text:p>
          </table:table-cell>
          <table:table-cell office:value-type="float" office:value="105.46" calcext:value-type="float">
            <text:p>105.46</text:p>
          </table:table-cell>
          <table:table-cell office:value-type="float" office:value="113.863159179688" calcext:value-type="float">
            <text:p>113.8631591797</text:p>
          </table:table-cell>
          <table:table-cell/>
          <table:table-cell table:formula="of:=[.A492]-[.C492]" office:value-type="float" office:value="0" calcext:value-type="float">
            <text:p>0</text:p>
          </table:table-cell>
          <table:table-cell table:formula="of:=([.A492]-[.B492])^2" office:value-type="float" office:value="39.2447570813154" calcext:value-type="float">
            <text:p>39.2447570813</text:p>
          </table:table-cell>
          <table:table-cell table:formula="of:=([.C492]-[.D492])^2" office:value-type="float" office:value="70.6130841991664" calcext:value-type="float">
            <text:p>70.6130841992</text:p>
          </table:table-cell>
          <table:table-cell table:formula="of:=[.G492]-[.H492]" office:value-type="float" office:value="-31.368327117851" calcext:value-type="float">
            <text:p>-31.3683271179</text:p>
          </table:table-cell>
          <table:table-cell table:formula="of:=([.A492]-(([.B492]+[.D492])/2))^2" office:value-type="float" office:value="53.7855228754142" calcext:value-type="float">
            <text:p>53.7855228754</text:p>
          </table:table-cell>
          <table:table-cell table:formula="of:=([.A492]-99.19)^2" office:value-type="float" office:value="39.3128999999999" calcext:value-type="float">
            <text:p>39.3129</text:p>
          </table:table-cell>
        </table:table-row>
        <table:table-row table:style-name="ro1">
          <table:table-cell office:value-type="float" office:value="105.64" calcext:value-type="float">
            <text:p>105.64</text:p>
          </table:table-cell>
          <table:table-cell office:value-type="float" office:value="110.311126708984" calcext:value-type="float">
            <text:p>110.311126709</text:p>
          </table:table-cell>
          <table:table-cell office:value-type="float" office:value="105.64" calcext:value-type="float">
            <text:p>105.64</text:p>
          </table:table-cell>
          <table:table-cell office:value-type="float" office:value="107.247367858887" calcext:value-type="float">
            <text:p>107.2473678589</text:p>
          </table:table-cell>
          <table:table-cell/>
          <table:table-cell table:formula="of:=[.A493]-[.C493]" office:value-type="float" office:value="0" calcext:value-type="float">
            <text:p>0</text:p>
          </table:table-cell>
          <table:table-cell table:formula="of:=([.A493]-[.B493])^2" office:value-type="float" office:value="21.8194247313872" calcext:value-type="float">
            <text:p>21.8194247314</text:p>
          </table:table-cell>
          <table:table-cell table:formula="of:=([.C493]-[.D493])^2" office:value-type="float" office:value="2.58363143378207" calcext:value-type="float">
            <text:p>2.5836314338</text:p>
          </table:table-cell>
          <table:table-cell table:formula="of:=[.G493]-[.H493]" office:value-type="float" office:value="19.2357932976051" calcext:value-type="float">
            <text:p>19.2357932976</text:p>
          </table:table-cell>
          <table:table-cell table:formula="of:=([.A493]-(([.B493]+[.D493])/2))^2" office:value-type="float" office:value="9.8548735096967" calcext:value-type="float">
            <text:p>9.8548735097</text:p>
          </table:table-cell>
          <table:table-cell table:formula="of:=([.A493]-99.19)^2" office:value-type="float" office:value="41.6025" calcext:value-type="float">
            <text:p>41.6025</text:p>
          </table:table-cell>
        </table:table-row>
        <table:table-row table:style-name="ro1">
          <table:table-cell office:value-type="float" office:value="105.66" calcext:value-type="float">
            <text:p>105.66</text:p>
          </table:table-cell>
          <table:table-cell office:value-type="float" office:value="110.544555664063" calcext:value-type="float">
            <text:p>110.5445556641</text:p>
          </table:table-cell>
          <table:table-cell office:value-type="float" office:value="105.66" calcext:value-type="float">
            <text:p>105.66</text:p>
          </table:table-cell>
          <table:table-cell office:value-type="float" office:value="109.229362487793" calcext:value-type="float">
            <text:p>109.2293624878</text:p>
          </table:table-cell>
          <table:table-cell/>
          <table:table-cell table:formula="of:=[.A494]-[.C494]" office:value-type="float" office:value="0" calcext:value-type="float">
            <text:p>0</text:p>
          </table:table-cell>
          <table:table-cell table:formula="of:=([.A494]-[.B494])^2" office:value-type="float" office:value="23.8588840353251" calcext:value-type="float">
            <text:p>23.8588840353</text:p>
          </table:table-cell>
          <table:table-cell table:formula="of:=([.C494]-[.D494])^2" office:value-type="float" office:value="12.7403485692636" calcext:value-type="float">
            <text:p>12.7403485693</text:p>
          </table:table-cell>
          <table:table-cell table:formula="of:=[.G494]-[.H494]" office:value-type="float" office:value="11.1185354660614" calcext:value-type="float">
            <text:p>11.1185354661</text:p>
          </table:table-cell>
          <table:table-cell table:formula="of:=([.A494]-(([.B494]+[.D494])/2))^2" office:value-type="float" office:value="17.8671830295679" calcext:value-type="float">
            <text:p>17.8671830296</text:p>
          </table:table-cell>
          <table:table-cell table:formula="of:=([.A494]-99.19)^2" office:value-type="float" office:value="41.8609" calcext:value-type="float">
            <text:p>41.8609</text:p>
          </table:table-cell>
        </table:table-row>
        <table:table-row table:style-name="ro1">
          <table:table-cell office:value-type="float" office:value="105.81" calcext:value-type="float">
            <text:p>105.81</text:p>
          </table:table-cell>
          <table:table-cell office:value-type="float" office:value="110.098167419434" calcext:value-type="float">
            <text:p>110.0981674194</text:p>
          </table:table-cell>
          <table:table-cell office:value-type="float" office:value="105.81" calcext:value-type="float">
            <text:p>105.81</text:p>
          </table:table-cell>
          <table:table-cell office:value-type="float" office:value="107.287559509277" calcext:value-type="float">
            <text:p>107.2875595093</text:p>
          </table:table-cell>
          <table:table-cell/>
          <table:table-cell table:formula="of:=[.A495]-[.C495]" office:value-type="float" office:value="0" calcext:value-type="float">
            <text:p>0</text:p>
          </table:table-cell>
          <table:table-cell table:formula="of:=([.A495]-[.B495])^2" office:value-type="float" office:value="18.3883798170917" calcext:value-type="float">
            <text:p>18.3883798171</text:p>
          </table:table-cell>
          <table:table-cell table:formula="of:=([.C495]-[.D495])^2" office:value-type="float" office:value="2.1831821034559" calcext:value-type="float">
            <text:p>2.1831821035</text:p>
          </table:table-cell>
          <table:table-cell table:formula="of:=[.G495]-[.H495]" office:value-type="float" office:value="16.2051977136358" calcext:value-type="float">
            <text:p>16.2051977136</text:p>
          </table:table-cell>
          <table:table-cell table:formula="of:=([.A495]-(([.B495]+[.D495])/2))^2" office:value-type="float" office:value="8.3109017541156" calcext:value-type="float">
            <text:p>8.3109017541</text:p>
          </table:table-cell>
          <table:table-cell table:formula="of:=([.A495]-99.19)^2" office:value-type="float" office:value="43.8244000000001" calcext:value-type="float">
            <text:p>43.8244</text:p>
          </table:table-cell>
        </table:table-row>
        <table:table-row table:style-name="ro1">
          <table:table-cell office:value-type="float" office:value="105.88" calcext:value-type="float">
            <text:p>105.88</text:p>
          </table:table-cell>
          <table:table-cell office:value-type="float" office:value="110.168441772461" calcext:value-type="float">
            <text:p>110.1684417725</text:p>
          </table:table-cell>
          <table:table-cell office:value-type="float" office:value="105.88" calcext:value-type="float">
            <text:p>105.88</text:p>
          </table:table-cell>
          <table:table-cell office:value-type="float" office:value="107.966133117676" calcext:value-type="float">
            <text:p>107.9661331177</text:p>
          </table:table-cell>
          <table:table-cell/>
          <table:table-cell table:formula="of:=[.A496]-[.C496]" office:value-type="float" office:value="0" calcext:value-type="float">
            <text:p>0</text:p>
          </table:table-cell>
          <table:table-cell table:formula="of:=([.A496]-[.B496])^2" office:value-type="float" office:value="18.3907328357879" calcext:value-type="float">
            <text:p>18.3907328358</text:p>
          </table:table-cell>
          <table:table-cell table:formula="of:=([.C496]-[.D496])^2" office:value-type="float" office:value="4.35195138466369" calcext:value-type="float">
            <text:p>4.3519513847</text:p>
          </table:table-cell>
          <table:table-cell table:formula="of:=[.G496]-[.H496]" office:value-type="float" office:value="14.0387814511243" calcext:value-type="float">
            <text:p>14.0387814511</text:p>
          </table:table-cell>
          <table:table-cell table:formula="of:=([.A496]-(([.B496]+[.D496])/2))^2" office:value-type="float" office:value="10.1588012574904" calcext:value-type="float">
            <text:p>10.1588012575</text:p>
          </table:table-cell>
          <table:table-cell table:formula="of:=([.A496]-99.19)^2" office:value-type="float" office:value="44.7561" calcext:value-type="float">
            <text:p>44.7561</text:p>
          </table:table-cell>
        </table:table-row>
        <table:table-row table:style-name="ro1">
          <table:table-cell office:value-type="float" office:value="105.89" calcext:value-type="float">
            <text:p>105.89</text:p>
          </table:table-cell>
          <table:table-cell office:value-type="float" office:value="103.611198425293" calcext:value-type="float">
            <text:p>103.6111984253</text:p>
          </table:table-cell>
          <table:table-cell office:value-type="float" office:value="105.89" calcext:value-type="float">
            <text:p>105.89</text:p>
          </table:table-cell>
          <table:table-cell office:value-type="float" office:value="103.602523803711" calcext:value-type="float">
            <text:p>103.6025238037</text:p>
          </table:table-cell>
          <table:table-cell/>
          <table:table-cell table:formula="of:=[.A497]-[.C497]" office:value-type="float" office:value="0" calcext:value-type="float">
            <text:p>0</text:p>
          </table:table-cell>
          <table:table-cell table:formula="of:=([.A497]-[.B497])^2" office:value-type="float" office:value="5.19293661688725" calcext:value-type="float">
            <text:p>5.1929366169</text:p>
          </table:table-cell>
          <table:table-cell table:formula="of:=([.C497]-[.D497])^2" office:value-type="float" office:value="5.23254734858908" calcext:value-type="float">
            <text:p>5.2325473486</text:p>
          </table:table-cell>
          <table:table-cell table:formula="of:=[.G497]-[.H497]" office:value-type="float" office:value="-0.039610731701833" calcext:value-type="float">
            <text:p>-0.0396107317</text:p>
          </table:table-cell>
          <table:table-cell table:formula="of:=([.A497]-(([.B497]+[.D497])/2))^2" office:value-type="float" office:value="5.21272317047327" calcext:value-type="float">
            <text:p>5.2127231705</text:p>
          </table:table-cell>
          <table:table-cell table:formula="of:=([.A497]-99.19)^2" office:value-type="float" office:value="44.89" calcext:value-type="float">
            <text:p>44.89</text:p>
          </table:table-cell>
        </table:table-row>
        <table:table-row table:style-name="ro1">
          <table:table-cell office:value-type="float" office:value="105.97" calcext:value-type="float">
            <text:p>105.97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05.97" calcext:value-type="float">
            <text:p>105.97</text:p>
          </table:table-cell>
          <table:table-cell office:value-type="float" office:value="111.094764709473" calcext:value-type="float">
            <text:p>111.0947647095</text:p>
          </table:table-cell>
          <table:table-cell/>
          <table:table-cell table:formula="of:=[.A498]-[.C498]" office:value-type="float" office:value="0" calcext:value-type="float">
            <text:p>0</text:p>
          </table:table-cell>
          <table:table-cell table:formula="of:=([.A498]-[.B498])^2" office:value-type="float" office:value="21.5849365858958" calcext:value-type="float">
            <text:p>21.5849365859</text:p>
          </table:table-cell>
          <table:table-cell table:formula="of:=([.C498]-[.D498])^2" office:value-type="float" office:value="26.2632133274564" calcext:value-type="float">
            <text:p>26.2632133275</text:p>
          </table:table-cell>
          <table:table-cell table:formula="of:=[.G498]-[.H498]" office:value-type="float" office:value="-4.67827674156055" calcext:value-type="float">
            <text:p>-4.6782767416</text:p>
          </table:table-cell>
          <table:table-cell table:formula="of:=([.A498]-(([.B498]+[.D498])/2))^2" office:value-type="float" office:value="23.8667612699155" calcext:value-type="float">
            <text:p>23.8667612699</text:p>
          </table:table-cell>
          <table:table-cell table:formula="of:=([.A498]-99.19)^2" office:value-type="float" office:value="45.9684" calcext:value-type="float">
            <text:p>45.9684</text:p>
          </table:table-cell>
        </table:table-row>
        <table:table-row table:style-name="ro1">
          <table:table-cell office:value-type="float" office:value="106.02" calcext:value-type="float">
            <text:p>106.02</text:p>
          </table:table-cell>
          <table:table-cell office:value-type="float" office:value="109.140586853027" calcext:value-type="float">
            <text:p>109.140586853</text:p>
          </table:table-cell>
          <table:table-cell office:value-type="float" office:value="106.02" calcext:value-type="float">
            <text:p>106.02</text:p>
          </table:table-cell>
          <table:table-cell office:value-type="float" office:value="108.383399963379" calcext:value-type="float">
            <text:p>108.3833999634</text:p>
          </table:table-cell>
          <table:table-cell/>
          <table:table-cell table:formula="of:=[.A499]-[.C499]" office:value-type="float" office:value="0" calcext:value-type="float">
            <text:p>0</text:p>
          </table:table-cell>
          <table:table-cell table:formula="of:=([.A499]-[.B499])^2" office:value-type="float" office:value="9.73806230728713" calcext:value-type="float">
            <text:p>9.7380623073</text:p>
          </table:table-cell>
          <table:table-cell table:formula="of:=([.C499]-[.D499])^2" office:value-type="float" office:value="5.58565938689943" calcext:value-type="float">
            <text:p>5.5856593869</text:p>
          </table:table-cell>
          <table:table-cell table:formula="of:=[.G499]-[.H499]" office:value-type="float" office:value="4.15240292038769" calcext:value-type="float">
            <text:p>4.1524029204</text:p>
          </table:table-cell>
          <table:table-cell table:formula="of:=([.A499]-(([.B499]+[.D499])/2))^2" office:value-type="float" office:value="7.51852785062941" calcext:value-type="float">
            <text:p>7.5185278506</text:p>
          </table:table-cell>
          <table:table-cell table:formula="of:=([.A499]-99.19)^2" office:value-type="float" office:value="46.6489" calcext:value-type="float">
            <text:p>46.6489</text:p>
          </table:table-cell>
        </table:table-row>
        <table:table-row table:style-name="ro1">
          <table:table-cell office:value-type="float" office:value="106.19" calcext:value-type="float">
            <text:p>106.19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06.19" calcext:value-type="float">
            <text:p>106.19</text:p>
          </table:table-cell>
          <table:table-cell office:value-type="float" office:value="110.72827911377" calcext:value-type="float">
            <text:p>110.7282791138</text:p>
          </table:table-cell>
          <table:table-cell/>
          <table:table-cell table:formula="of:=[.A500]-[.C500]" office:value-type="float" office:value="0" calcext:value-type="float">
            <text:p>0</text:p>
          </table:table-cell>
          <table:table-cell table:formula="of:=([.A500]-[.B500])^2" office:value-type="float" office:value="19.5891145522044" calcext:value-type="float">
            <text:p>19.5891145522</text:p>
          </table:table-cell>
          <table:table-cell table:formula="of:=([.C500]-[.D500])^2" office:value-type="float" office:value="20.5959773144768" calcext:value-type="float">
            <text:p>20.5959773145</text:p>
          </table:table-cell>
          <table:table-cell table:formula="of:=[.G500]-[.H500]" office:value-type="float" office:value="-1.00686276227236" calcext:value-type="float">
            <text:p>-1.0068627623</text:p>
          </table:table-cell>
          <table:table-cell table:formula="of:=([.A500]-(([.B500]+[.D500])/2))^2" office:value-type="float" office:value="20.089391990757" calcext:value-type="float">
            <text:p>20.0893919908</text:p>
          </table:table-cell>
          <table:table-cell table:formula="of:=([.A500]-99.19)^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6.21" calcext:value-type="float">
            <text:p>106.21</text:p>
          </table:table-cell>
          <table:table-cell office:value-type="float" office:value="102.949508666992" calcext:value-type="float">
            <text:p>102.949508667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3.586402893066" calcext:value-type="float">
            <text:p>103.5864028931</text:p>
          </table:table-cell>
          <table:table-cell/>
          <table:table-cell table:formula="of:=[.A501]-[.C501]" office:value-type="float" office:value="0" calcext:value-type="float">
            <text:p>0</text:p>
          </table:table-cell>
          <table:table-cell table:formula="of:=([.A501]-[.B501])^2" office:value-type="float" office:value="10.6308037326191" calcext:value-type="float">
            <text:p>10.6308037326</text:p>
          </table:table-cell>
          <table:table-cell table:formula="of:=([.C501]-[.D501])^2" office:value-type="float" office:value="6.88326177951037" calcext:value-type="float">
            <text:p>6.8832617795</text:p>
          </table:table-cell>
          <table:table-cell table:formula="of:=[.G501]-[.H501]" office:value-type="float" office:value="3.74754195310875" calcext:value-type="float">
            <text:p>3.7475419531</text:p>
          </table:table-cell>
          <table:table-cell table:formula="of:=([.A501]-(([.B501]+[.D501])/2))^2" office:value-type="float" office:value="8.65562419226307" calcext:value-type="float">
            <text:p>8.6556241923</text:p>
          </table:table-cell>
          <table:table-cell table:formula="of:=([.A501]-99.19)^2" office:value-type="float" office:value="49.2804000000001" calcext:value-type="float">
            <text:p>49.2804</text:p>
          </table:table-cell>
        </table:table-row>
        <table:table-row table:style-name="ro1">
          <table:table-cell office:value-type="float" office:value="106.23" calcext:value-type="float">
            <text:p>106.23</text:p>
          </table:table-cell>
          <table:table-cell office:value-type="float" office:value="110.534660339355" calcext:value-type="float">
            <text:p>110.5346603394</text:p>
          </table:table-cell>
          <table:table-cell office:value-type="float" office:value="106.23" calcext:value-type="float">
            <text:p>106.23</text:p>
          </table:table-cell>
          <table:table-cell office:value-type="float" office:value="111.295349121094" calcext:value-type="float">
            <text:p>111.2953491211</text:p>
          </table:table-cell>
          <table:table-cell/>
          <table:table-cell table:formula="of:=[.A502]-[.C502]" office:value-type="float" office:value="0" calcext:value-type="float">
            <text:p>0</text:p>
          </table:table-cell>
          <table:table-cell table:formula="of:=([.A502]-[.B502])^2" office:value-type="float" office:value="18.5301006372199" calcext:value-type="float">
            <text:p>18.5301006372</text:p>
          </table:table-cell>
          <table:table-cell table:formula="of:=([.C502]-[.D502])^2" office:value-type="float" office:value="25.6577617185652" calcext:value-type="float">
            <text:p>25.6577617186</text:p>
          </table:table-cell>
          <table:table-cell table:formula="of:=[.G502]-[.H502]" office:value-type="float" office:value="-7.12766108134528" calcext:value-type="float">
            <text:p>-7.1276610813</text:p>
          </table:table-cell>
          <table:table-cell table:formula="of:=([.A502]-(([.B502]+[.D502])/2))^2" office:value-type="float" office:value="21.9492693222269" calcext:value-type="float">
            <text:p>21.9492693222</text:p>
          </table:table-cell>
          <table:table-cell table:formula="of:=([.A502]-99.19)^2" office:value-type="float" office:value="49.5616000000001" calcext:value-type="float">
            <text:p>49.5616</text:p>
          </table:table-cell>
        </table:table-row>
        <table:table-row table:style-name="ro1">
          <table:table-cell office:value-type="float" office:value="106.27" calcext:value-type="float">
            <text:p>106.27</text:p>
          </table:table-cell>
          <table:table-cell office:value-type="float" office:value="110.69344329834" calcext:value-type="float">
            <text:p>110.6934432983</text:p>
          </table:table-cell>
          <table:table-cell office:value-type="float" office:value="106.27" calcext:value-type="float">
            <text:p>106.27</text:p>
          </table:table-cell>
          <table:table-cell office:value-type="float" office:value="113.755783081055" calcext:value-type="float">
            <text:p>113.7557830811</text:p>
          </table:table-cell>
          <table:table-cell/>
          <table:table-cell table:formula="of:=[.A503]-[.C503]" office:value-type="float" office:value="0" calcext:value-type="float">
            <text:p>0</text:p>
          </table:table-cell>
          <table:table-cell table:formula="of:=([.A503]-[.B503])^2" office:value-type="float" office:value="19.5668506136277" calcext:value-type="float">
            <text:p>19.5668506136</text:p>
          </table:table-cell>
          <table:table-cell table:formula="of:=([.C503]-[.D503])^2" office:value-type="float" office:value="56.0369483366047" calcext:value-type="float">
            <text:p>56.0369483366</text:p>
          </table:table-cell>
          <table:table-cell table:formula="of:=[.G503]-[.H503]" office:value-type="float" office:value="-36.470097722977" calcext:value-type="float">
            <text:p>-36.470097723</text:p>
          </table:table-cell>
          <table:table-cell table:formula="of:=([.A503]-(([.B503]+[.D503])/2))^2" office:value-type="float" office:value="35.4574182389167" calcext:value-type="float">
            <text:p>35.4574182389</text:p>
          </table:table-cell>
          <table:table-cell table:formula="of:=([.A503]-99.19)^2" office:value-type="float" office:value="50.1264" calcext:value-type="float">
            <text:p>50.1264</text:p>
          </table:table-cell>
        </table:table-row>
        <table:table-row table:style-name="ro1">
          <table:table-cell office:value-type="float" office:value="106.31" calcext:value-type="float">
            <text:p>106.31</text:p>
          </table:table-cell>
          <table:table-cell office:value-type="float" office:value="110.760032653809" calcext:value-type="float">
            <text:p>110.7600326538</text:p>
          </table:table-cell>
          <table:table-cell office:value-type="float" office:value="106.31" calcext:value-type="float">
            <text:p>106.31</text:p>
          </table:table-cell>
          <table:table-cell office:value-type="float" office:value="109.231369018555" calcext:value-type="float">
            <text:p>109.2313690186</text:p>
          </table:table-cell>
          <table:table-cell/>
          <table:table-cell table:formula="of:=[.A504]-[.C504]" office:value-type="float" office:value="0" calcext:value-type="float">
            <text:p>0</text:p>
          </table:table-cell>
          <table:table-cell table:formula="of:=([.A504]-[.B504])^2" office:value-type="float" office:value="19.8027906199627" calcext:value-type="float">
            <text:p>19.80279062</text:p>
          </table:table-cell>
          <table:table-cell table:formula="of:=([.C504]-[.D504])^2" office:value-type="float" office:value="8.53439694257117" calcext:value-type="float">
            <text:p>8.5343969426</text:p>
          </table:table-cell>
          <table:table-cell table:formula="of:=[.G504]-[.H504]" office:value-type="float" office:value="11.2683936773916" calcext:value-type="float">
            <text:p>11.2683936774</text:p>
          </table:table-cell>
          <table:table-cell table:formula="of:=([.A504]-(([.B504]+[.D504])/2))^2" office:value-type="float" office:value="13.58439065383" calcext:value-type="float">
            <text:p>13.5843906538</text:p>
          </table:table-cell>
          <table:table-cell table:formula="of:=([.A504]-99.19)^2" office:value-type="float" office:value="50.6944000000001" calcext:value-type="float">
            <text:p>50.6944</text:p>
          </table:table-cell>
        </table:table-row>
        <table:table-row table:style-name="ro1">
          <table:table-cell office:value-type="float" office:value="106.32" calcext:value-type="float">
            <text:p>106.32</text:p>
          </table:table-cell>
          <table:table-cell office:value-type="float" office:value="104.390724182129" calcext:value-type="float">
            <text:p>104.3907241821</text:p>
          </table:table-cell>
          <table:table-cell office:value-type="float" office:value="106.32" calcext:value-type="float">
            <text:p>106.32</text:p>
          </table:table-cell>
          <table:table-cell office:value-type="float" office:value="104.186172485352" calcext:value-type="float">
            <text:p>104.1861724854</text:p>
          </table:table-cell>
          <table:table-cell/>
          <table:table-cell table:formula="of:=[.A505]-[.C505]" office:value-type="float" office:value="0" calcext:value-type="float">
            <text:p>0</text:p>
          </table:table-cell>
          <table:table-cell table:formula="of:=([.A505]-[.B505])^2" office:value-type="float" office:value="3.72210518142215" calcext:value-type="float">
            <text:p>3.7221051814</text:p>
          </table:table-cell>
          <table:table-cell table:formula="of:=([.C505]-[.D505])^2" office:value-type="float" office:value="4.5532198622707" calcext:value-type="float">
            <text:p>4.5532198623</text:p>
          </table:table-cell>
          <table:table-cell table:formula="of:=[.G505]-[.H505]" office:value-type="float" office:value="-0.831114680848547" calcext:value-type="float">
            <text:p>-0.8311146808</text:p>
          </table:table-cell>
          <table:table-cell table:formula="of:=([.A505]-(([.B505]+[.D505])/2))^2" office:value-type="float" office:value="4.1272021726828" calcext:value-type="float">
            <text:p>4.1272021727</text:p>
          </table:table-cell>
          <table:table-cell table:formula="of:=([.A505]-99.19)^2" office:value-type="float" office:value="50.8368999999999" calcext:value-type="float">
            <text:p>50.8369</text:p>
          </table:table-cell>
        </table:table-row>
        <table:table-row table:style-name="ro1">
          <table:table-cell office:value-type="float" office:value="106.35" calcext:value-type="float">
            <text:p>106.35</text:p>
          </table:table-cell>
          <table:table-cell office:value-type="float" office:value="110.54328918457" calcext:value-type="float">
            <text:p>110.5432891846</text:p>
          </table:table-cell>
          <table:table-cell office:value-type="float" office:value="106.35" calcext:value-type="float">
            <text:p>106.35</text:p>
          </table:table-cell>
          <table:table-cell office:value-type="float" office:value="108.485244750977" calcext:value-type="float">
            <text:p>108.485244751</text:p>
          </table:table-cell>
          <table:table-cell/>
          <table:table-cell table:formula="of:=[.A506]-[.C506]" office:value-type="float" office:value="0" calcext:value-type="float">
            <text:p>0</text:p>
          </table:table-cell>
          <table:table-cell table:formula="of:=([.A506]-[.B506])^2" office:value-type="float" office:value="17.5836741854344" calcext:value-type="float">
            <text:p>17.5836741854</text:p>
          </table:table-cell>
          <table:table-cell table:formula="of:=([.C506]-[.D506])^2" office:value-type="float" office:value="4.55927014657299" calcext:value-type="float">
            <text:p>4.5592701466</text:p>
          </table:table-cell>
          <table:table-cell table:formula="of:=[.G506]-[.H506]" office:value-type="float" office:value="13.0244040388614" calcext:value-type="float">
            <text:p>13.0244040389</text:p>
          </table:table-cell>
          <table:table-cell table:formula="of:=([.A506]-(([.B506]+[.D506])/2))^2" office:value-type="float" office:value="10.0125854433421" calcext:value-type="float">
            <text:p>10.0125854433</text:p>
          </table:table-cell>
          <table:table-cell table:formula="of:=([.A506]-99.19)^2" office:value-type="float" office:value="51.2656" calcext:value-type="float">
            <text:p>51.2656</text:p>
          </table:table-cell>
        </table:table-row>
        <table:table-row table:style-name="ro1">
          <table:table-cell office:value-type="float" office:value="106.37" calcext:value-type="float">
            <text:p>106.37</text:p>
          </table:table-cell>
          <table:table-cell office:value-type="float" office:value="102.921752929688" calcext:value-type="float">
            <text:p>102.9217529297</text:p>
          </table:table-cell>
          <table:table-cell office:value-type="float" office:value="106.37" calcext:value-type="float">
            <text:p>106.37</text:p>
          </table:table-cell>
          <table:table-cell office:value-type="float" office:value="101.396362304688" calcext:value-type="float">
            <text:p>101.3963623047</text:p>
          </table:table-cell>
          <table:table-cell/>
          <table:table-cell table:formula="of:=[.A507]-[.C507]" office:value-type="float" office:value="0" calcext:value-type="float">
            <text:p>0</text:p>
          </table:table-cell>
          <table:table-cell table:formula="of:=([.A507]-[.B507])^2" office:value-type="float" office:value="11.8904078579188" calcext:value-type="float">
            <text:p>11.8904078579</text:p>
          </table:table-cell>
          <table:table-cell table:formula="of:=([.C507]-[.D507])^2" office:value-type="float" office:value="24.7370719242335" calcext:value-type="float">
            <text:p>24.7370719242</text:p>
          </table:table-cell>
          <table:table-cell table:formula="of:=[.G507]-[.H507]" office:value-type="float" office:value="-12.8466640663147" calcext:value-type="float">
            <text:p>-12.8466640663</text:p>
          </table:table-cell>
          <table:table-cell table:formula="of:=([.A507]-(([.B507]+[.D507])/2))^2" office:value-type="float" office:value="17.7320357513667" calcext:value-type="float">
            <text:p>17.7320357514</text:p>
          </table:table-cell>
          <table:table-cell table:formula="of:=([.A507]-99.19)^2" office:value-type="float" office:value="51.5524000000001" calcext:value-type="float">
            <text:p>51.5524</text:p>
          </table:table-cell>
        </table:table-row>
        <table:table-row table:style-name="ro1">
          <table:table-cell office:value-type="float" office:value="106.38" calcext:value-type="float">
            <text:p>106.38</text:p>
          </table:table-cell>
          <table:table-cell office:value-type="float" office:value="109.438468933105" calcext:value-type="float">
            <text:p>109.4384689331</text:p>
          </table:table-cell>
          <table:table-cell office:value-type="float" office:value="106.38" calcext:value-type="float">
            <text:p>106.38</text:p>
          </table:table-cell>
          <table:table-cell office:value-type="float" office:value="109.667900085449" calcext:value-type="float">
            <text:p>109.6679000855</text:p>
          </table:table-cell>
          <table:table-cell/>
          <table:table-cell table:formula="of:=[.A508]-[.C508]" office:value-type="float" office:value="0" calcext:value-type="float">
            <text:p>0</text:p>
          </table:table-cell>
          <table:table-cell table:formula="of:=([.A508]-[.B508])^2" office:value-type="float" office:value="9.35423221477133" calcext:value-type="float">
            <text:p>9.3542322148</text:p>
          </table:table-cell>
          <table:table-cell table:formula="of:=([.C508]-[.D508])^2" office:value-type="float" office:value="10.810286971897" calcext:value-type="float">
            <text:p>10.8102869719</text:p>
          </table:table-cell>
          <table:table-cell table:formula="of:=[.G508]-[.H508]" office:value-type="float" office:value="-1.45605475712568" calcext:value-type="float">
            <text:p>-1.4560547571</text:p>
          </table:table-cell>
          <table:table-cell table:formula="of:=([.A508]-(([.B508]+[.D508])/2))^2" office:value-type="float" office:value="10.0690999299177" calcext:value-type="float">
            <text:p>10.0690999299</text:p>
          </table:table-cell>
          <table:table-cell table:formula="of:=([.A508]-99.19)^2" office:value-type="float" office:value="51.6961" calcext:value-type="float">
            <text:p>51.6961</text:p>
          </table:table-cell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111.568634033203" calcext:value-type="float">
            <text:p>111.5686340332</text:p>
          </table:table-cell>
          <table:table-cell office:value-type="float" office:value="106.4" calcext:value-type="float">
            <text:p>106.4</text:p>
          </table:table-cell>
          <table:table-cell office:value-type="float" office:value="111.689414978027" calcext:value-type="float">
            <text:p>111.689414978</text:p>
          </table:table-cell>
          <table:table-cell/>
          <table:table-cell table:formula="of:=[.A509]-[.C509]" office:value-type="float" office:value="0" calcext:value-type="float">
            <text:p>0</text:p>
          </table:table-cell>
          <table:table-cell table:formula="of:=([.A509]-[.B509])^2" office:value-type="float" office:value="26.7147777691855" calcext:value-type="float">
            <text:p>26.7147777692</text:p>
          </table:table-cell>
          <table:table-cell table:formula="of:=([.C509]-[.D509])^2" office:value-type="float" office:value="27.9779108097799" calcext:value-type="float">
            <text:p>27.9779108098</text:p>
          </table:table-cell>
          <table:table-cell table:formula="of:=[.G509]-[.H509]" office:value-type="float" office:value="-1.2631330405944" calcext:value-type="float">
            <text:p>-1.2631330406</text:p>
          </table:table-cell>
          <table:table-cell table:formula="of:=([.A509]-(([.B509]+[.D509])/2))^2" office:value-type="float" office:value="27.3426972803246" calcext:value-type="float">
            <text:p>27.3426972803</text:p>
          </table:table-cell>
          <table:table-cell table:formula="of:=([.A509]-99.19)^2" office:value-type="float" office:value="51.9841000000001" calcext:value-type="float">
            <text:p>51.9841</text:p>
          </table:table-cell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103.078727722168" calcext:value-type="float">
            <text:p>103.0787277222</text:p>
          </table:table-cell>
          <table:table-cell office:value-type="float" office:value="106.4" calcext:value-type="float">
            <text:p>106.4</text:p>
          </table:table-cell>
          <table:table-cell office:value-type="float" office:value="103.070350646973" calcext:value-type="float">
            <text:p>103.070350647</text:p>
          </table:table-cell>
          <table:table-cell/>
          <table:table-cell table:formula="of:=[.A510]-[.C510]" office:value-type="float" office:value="0" calcext:value-type="float">
            <text:p>0</text:p>
          </table:table-cell>
          <table:table-cell table:formula="of:=([.A510]-[.B510])^2" office:value-type="float" office:value="11.0308495434956" calcext:value-type="float">
            <text:p>11.0308495435</text:p>
          </table:table-cell>
          <table:table-cell table:formula="of:=([.C510]-[.D510])^2" office:value-type="float" office:value="11.0865648141154" calcext:value-type="float">
            <text:p>11.0865648141</text:p>
          </table:table-cell>
          <table:table-cell table:formula="of:=[.G510]-[.H510]" office:value-type="float" office:value="-0.0557152706198387" calcext:value-type="float">
            <text:p>-0.0557152706</text:p>
          </table:table-cell>
          <table:table-cell table:formula="of:=([.A510]-(([.B510]+[.D510])/2))^2" office:value-type="float" office:value="11.0586896349583" calcext:value-type="float">
            <text:p>11.058689635</text:p>
          </table:table-cell>
          <table:table-cell table:formula="of:=([.A510]-99.19)^2" office:value-type="float" office:value="51.9841000000001" calcext:value-type="float">
            <text:p>51.9841</text:p>
          </table:table-cell>
        </table:table-row>
        <table:table-row table:style-name="ro1">
          <table:table-cell office:value-type="float" office:value="106.44" calcext:value-type="float">
            <text:p>106.44</text:p>
          </table:table-cell>
          <table:table-cell office:value-type="float" office:value="94.3975524902344" calcext:value-type="float">
            <text:p>94.3975524902</text:p>
          </table:table-cell>
          <table:table-cell office:value-type="float" office:value="106.44" calcext:value-type="float">
            <text:p>106.44</text:p>
          </table:table-cell>
          <table:table-cell office:value-type="float" office:value="94.769645690918" calcext:value-type="float">
            <text:p>94.7696456909</text:p>
          </table:table-cell>
          <table:table-cell/>
          <table:table-cell table:formula="of:=[.A511]-[.C511]" office:value-type="float" office:value="0" calcext:value-type="float">
            <text:p>0</text:p>
          </table:table-cell>
          <table:table-cell table:formula="of:=([.A511]-[.B511])^2" office:value-type="float" office:value="145.02054202546" calcext:value-type="float">
            <text:p>145.0205420255</text:p>
          </table:table-cell>
          <table:table-cell table:formula="of:=([.C511]-[.D511])^2" office:value-type="float" office:value="136.197169699509" calcext:value-type="float">
            <text:p>136.1971696995</text:p>
          </table:table-cell>
          <table:table-cell table:formula="of:=[.G511]-[.H511]" office:value-type="float" office:value="8.82337232595077" calcext:value-type="float">
            <text:p>8.823372326</text:p>
          </table:table-cell>
          <table:table-cell table:formula="of:=([.A511]-(([.B511]+[.D511])/2))^2" office:value-type="float" office:value="140.574242524986" calcext:value-type="float">
            <text:p>140.574242525</text:p>
          </table:table-cell>
          <table:table-cell table:formula="of:=([.A511]-99.19)^2" office:value-type="float" office:value="52.5625" calcext:value-type="float">
            <text:p>52.5625</text:p>
          </table:table-cell>
        </table:table-row>
        <table:table-row table:style-name="ro1">
          <table:table-cell office:value-type="float" office:value="106.66" calcext:value-type="float">
            <text:p>106.66</text:p>
          </table:table-cell>
          <table:table-cell office:value-type="float" office:value="103.637229919434" calcext:value-type="float">
            <text:p>103.6372299194</text:p>
          </table:table-cell>
          <table:table-cell office:value-type="float" office:value="106.66" calcext:value-type="float">
            <text:p>106.66</text:p>
          </table:table-cell>
          <table:table-cell office:value-type="float" office:value="101.801940917969" calcext:value-type="float">
            <text:p>101.801940918</text:p>
          </table:table-cell>
          <table:table-cell/>
          <table:table-cell table:formula="of:=[.A512]-[.C512]" office:value-type="float" office:value="0" calcext:value-type="float">
            <text:p>0</text:p>
          </table:table-cell>
          <table:table-cell table:formula="of:=([.A512]-[.B512])^2" office:value-type="float" office:value="9.13713895996742" calcext:value-type="float">
            <text:p>9.13713896</text:p>
          </table:table-cell>
          <table:table-cell table:formula="of:=([.C512]-[.D512])^2" office:value-type="float" office:value="23.6007380445063" calcext:value-type="float">
            <text:p>23.6007380445</text:p>
          </table:table-cell>
          <table:table-cell table:formula="of:=[.G512]-[.H512]" office:value-type="float" office:value="-14.4635990845389" calcext:value-type="float">
            <text:p>-14.4635990845</text:p>
          </table:table-cell>
          <table:table-cell table:formula="of:=([.A512]-(([.B512]+[.D512])/2))^2" office:value-type="float" office:value="15.5268670725124" calcext:value-type="float">
            <text:p>15.5268670725</text:p>
          </table:table-cell>
          <table:table-cell table:formula="of:=([.A512]-99.19)^2" office:value-type="float" office:value="55.8009" calcext:value-type="float">
            <text:p>55.8009</text:p>
          </table:table-cell>
        </table:table-row>
        <table:table-row table:style-name="ro1">
          <table:table-cell office:value-type="float" office:value="106.72" calcext:value-type="float">
            <text:p>106.72</text:p>
          </table:table-cell>
          <table:table-cell office:value-type="float" office:value="110.245834350586" calcext:value-type="float">
            <text:p>110.2458343506</text:p>
          </table:table-cell>
          <table:table-cell office:value-type="float" office:value="106.72" calcext:value-type="float">
            <text:p>106.72</text:p>
          </table:table-cell>
          <table:table-cell office:value-type="float" office:value="110.191062927246" calcext:value-type="float">
            <text:p>110.1910629272</text:p>
          </table:table-cell>
          <table:table-cell/>
          <table:table-cell table:formula="of:=[.A513]-[.C513]" office:value-type="float" office:value="0" calcext:value-type="float">
            <text:p>0</text:p>
          </table:table-cell>
          <table:table-cell table:formula="of:=([.A513]-[.B513])^2" office:value-type="float" office:value="12.4315078677718" calcext:value-type="float">
            <text:p>12.4315078678</text:p>
          </table:table-cell>
          <table:table-cell table:formula="of:=([.C513]-[.D513])^2" office:value-type="float" office:value="12.0482778449022" calcext:value-type="float">
            <text:p>12.0482778449</text:p>
          </table:table-cell>
          <table:table-cell table:formula="of:=[.G513]-[.H513]" office:value-type="float" office:value="0.383230022869538" calcext:value-type="float">
            <text:p>0.3832300229</text:p>
          </table:table-cell>
          <table:table-cell table:formula="of:=([.A513]-(([.B513]+[.D513])/2))^2" office:value-type="float" office:value="12.2391428791333" calcext:value-type="float">
            <text:p>12.2391428791</text:p>
          </table:table-cell>
          <table:table-cell table:formula="of:=([.A513]-99.19)^2" office:value-type="float" office:value="56.7009" calcext:value-type="float">
            <text:p>56.7009</text:p>
          </table:table-cell>
        </table:table-row>
        <table:table-row table:style-name="ro1">
          <table:table-cell office:value-type="float" office:value="106.72" calcext:value-type="float">
            <text:p>106.72</text:p>
          </table:table-cell>
          <table:table-cell office:value-type="float" office:value="112.290878295898" calcext:value-type="float">
            <text:p>112.2908782959</text:p>
          </table:table-cell>
          <table:table-cell office:value-type="float" office:value="106.72" calcext:value-type="float">
            <text:p>106.72</text:p>
          </table:table-cell>
          <table:table-cell office:value-type="float" office:value="109.953056335449" calcext:value-type="float">
            <text:p>109.9530563355</text:p>
          </table:table-cell>
          <table:table-cell/>
          <table:table-cell table:formula="of:=[.A514]-[.C514]" office:value-type="float" office:value="0" calcext:value-type="float">
            <text:p>0</text:p>
          </table:table-cell>
          <table:table-cell table:formula="of:=([.A514]-[.B514])^2" office:value-type="float" office:value="31.0346849877123" calcext:value-type="float">
            <text:p>31.0346849877</text:p>
          </table:table-cell>
          <table:table-cell table:formula="of:=([.C514]-[.D514])^2" office:value-type="float" office:value="10.4526532681883" calcext:value-type="float">
            <text:p>10.4526532682</text:p>
          </table:table-cell>
          <table:table-cell table:formula="of:=[.G514]-[.H514]" office:value-type="float" office:value="20.582031719524" calcext:value-type="float">
            <text:p>20.5820317195</text:p>
          </table:table-cell>
          <table:table-cell table:formula="of:=([.A514]-(([.B514]+[.D514])/2))^2" office:value-type="float" office:value="19.3773162482607" calcext:value-type="float">
            <text:p>19.3773162483</text:p>
          </table:table-cell>
          <table:table-cell table:formula="of:=([.A514]-99.19)^2" office:value-type="float" office:value="56.7009" calcext:value-type="float">
            <text:p>56.7009</text:p>
          </table:table-cell>
        </table:table-row>
        <table:table-row table:style-name="ro1">
          <table:table-cell office:value-type="float" office:value="106.79" calcext:value-type="float">
            <text:p>106.79</text:p>
          </table:table-cell>
          <table:table-cell office:value-type="float" office:value="109.915077209473" calcext:value-type="float">
            <text:p>109.9150772095</text:p>
          </table:table-cell>
          <table:table-cell office:value-type="float" office:value="106.79" calcext:value-type="float">
            <text:p>106.79</text:p>
          </table:table-cell>
          <table:table-cell office:value-type="float" office:value="106.634063720703" calcext:value-type="float">
            <text:p>106.6340637207</text:p>
          </table:table-cell>
          <table:table-cell/>
          <table:table-cell table:formula="of:=[.A515]-[.C515]" office:value-type="float" office:value="0" calcext:value-type="float">
            <text:p>0</text:p>
          </table:table-cell>
          <table:table-cell table:formula="of:=([.A515]-[.B515])^2" office:value-type="float" office:value="9.76610756516537" calcext:value-type="float">
            <text:p>9.7661075652</text:p>
          </table:table-cell>
          <table:table-cell table:formula="of:=([.C515]-[.D515])^2" office:value-type="float" office:value="0.024316123200955" calcext:value-type="float">
            <text:p>0.0243161232</text:p>
          </table:table-cell>
          <table:table-cell table:formula="of:=[.G515]-[.H515]" office:value-type="float" office:value="9.74179144196441" calcext:value-type="float">
            <text:p>9.741791442</text:p>
          </table:table-cell>
          <table:table-cell table:formula="of:=([.A515]-(([.B515]+[.D515])/2))^2" office:value-type="float" office:value="2.20394946581126" calcext:value-type="float">
            <text:p>2.2039494658</text:p>
          </table:table-cell>
          <table:table-cell table:formula="of:=([.A515]-99.19)^2" office:value-type="float" office:value="57.7600000000001" calcext:value-type="float">
            <text:p>57.76</text:p>
          </table:table-cell>
        </table:table-row>
        <table:table-row table:style-name="ro1">
          <table:table-cell office:value-type="float" office:value="106.81" calcext:value-type="float">
            <text:p>106.81</text:p>
          </table:table-cell>
          <table:table-cell office:value-type="float" office:value="110.613952636719" calcext:value-type="float">
            <text:p>110.6139526367</text:p>
          </table:table-cell>
          <table:table-cell office:value-type="float" office:value="106.81" calcext:value-type="float">
            <text:p>106.81</text:p>
          </table:table-cell>
          <table:table-cell office:value-type="float" office:value="109.4150390625" calcext:value-type="float">
            <text:p>109.4150390625</text:p>
          </table:table-cell>
          <table:table-cell/>
          <table:table-cell table:formula="of:=[.A516]-[.C516]" office:value-type="float" office:value="0" calcext:value-type="float">
            <text:p>0</text:p>
          </table:table-cell>
          <table:table-cell table:formula="of:=([.A516]-[.B516])^2" office:value-type="float" office:value="14.4700556623995" calcext:value-type="float">
            <text:p>14.4700556624</text:p>
          </table:table-cell>
          <table:table-cell table:formula="of:=([.C516]-[.D516])^2" office:value-type="float" office:value="6.78622851715087" calcext:value-type="float">
            <text:p>6.7862285172</text:p>
          </table:table-cell>
          <table:table-cell table:formula="of:=[.G516]-[.H516]" office:value-type="float" office:value="7.68382714524865" calcext:value-type="float">
            <text:p>7.6838271452</text:p>
          </table:table-cell>
          <table:table-cell table:formula="of:=([.A516]-(([.B516]+[.D516])/2))^2" office:value-type="float" office:value="10.2687936501637" calcext:value-type="float">
            <text:p>10.2687936502</text:p>
          </table:table-cell>
          <table:table-cell table:formula="of:=([.A516]-99.19)^2" office:value-type="float" office:value="58.0644000000001" calcext:value-type="float">
            <text:p>58.0644</text:p>
          </table:table-cell>
        </table:table-row>
        <table:table-row table:style-name="ro1">
          <table:table-cell office:value-type="float" office:value="106.82" calcext:value-type="float">
            <text:p>106.82</text:p>
          </table:table-cell>
          <table:table-cell office:value-type="float" office:value="110.855613708496" calcext:value-type="float">
            <text:p>110.8556137085</text:p>
          </table:table-cell>
          <table:table-cell office:value-type="float" office:value="106.82" calcext:value-type="float">
            <text:p>106.82</text:p>
          </table:table-cell>
          <table:table-cell office:value-type="float" office:value="111.822883605957" calcext:value-type="float">
            <text:p>111.822883606</text:p>
          </table:table-cell>
          <table:table-cell/>
          <table:table-cell table:formula="of:=[.A517]-[.C517]" office:value-type="float" office:value="0" calcext:value-type="float">
            <text:p>0</text:p>
          </table:table-cell>
          <table:table-cell table:formula="of:=([.A517]-[.B517])^2" office:value-type="float" office:value="16.2861780042016" calcext:value-type="float">
            <text:p>16.2861780042</text:p>
          </table:table-cell>
          <table:table-cell table:formula="of:=([.C517]-[.D517])^2" office:value-type="float" office:value="25.0288443747537" calcext:value-type="float">
            <text:p>25.0288443748</text:p>
          </table:table-cell>
          <table:table-cell table:formula="of:=[.G517]-[.H517]" office:value-type="float" office:value="-8.74266637055205" calcext:value-type="float">
            <text:p>-8.7426663706</text:p>
          </table:table-cell>
          <table:table-cell table:formula="of:=([.A517]-(([.B517]+[.D517])/2))^2" office:value-type="float" office:value="20.4236084258441" calcext:value-type="float">
            <text:p>20.4236084258</text:p>
          </table:table-cell>
          <table:table-cell table:formula="of:=([.A517]-99.19)^2" office:value-type="float" office:value="58.2168999999999" calcext:value-type="float">
            <text:p>58.2169</text:p>
          </table:table-cell>
        </table:table-row>
        <table:table-row table:style-name="ro1">
          <table:table-cell office:value-type="float" office:value="106.82" calcext:value-type="float">
            <text:p>106.82</text:p>
          </table:table-cell>
          <table:table-cell office:value-type="float" office:value="110.362518310547" calcext:value-type="float">
            <text:p>110.3625183105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6.921379089355" calcext:value-type="float">
            <text:p>106.9213790894</text:p>
          </table:table-cell>
          <table:table-cell/>
          <table:table-cell table:formula="of:=[.A518]-[.C518]" office:value-type="float" office:value="0" calcext:value-type="float">
            <text:p>0</text:p>
          </table:table-cell>
          <table:table-cell table:formula="of:=([.A518]-[.B518])^2" office:value-type="float" office:value="12.5494359805599" calcext:value-type="float">
            <text:p>12.5494359806</text:p>
          </table:table-cell>
          <table:table-cell table:formula="of:=([.C518]-[.D518])^2" office:value-type="float" office:value="0.0102777197585455" calcext:value-type="float">
            <text:p>0.0102777198</text:p>
          </table:table-cell>
          <table:table-cell table:formula="of:=[.G518]-[.H518]" office:value-type="float" office:value="12.5391582608014" calcext:value-type="float">
            <text:p>12.5391582608</text:p>
          </table:table-cell>
          <table:table-cell table:formula="of:=([.A518]-(([.B518]+[.D518])/2))^2" office:value-type="float" office:value="3.31949706525379" calcext:value-type="float">
            <text:p>3.3194970653</text:p>
          </table:table-cell>
          <table:table-cell table:formula="of:=([.A518]-99.19)^2" office:value-type="float" office:value="58.2168999999999" calcext:value-type="float">
            <text:p>58.2169</text:p>
          </table:table-cell>
        </table:table-row>
        <table:table-row table:style-name="ro1">
          <table:table-cell office:value-type="float" office:value="106.84" calcext:value-type="float">
            <text:p>106.84</text:p>
          </table:table-cell>
          <table:table-cell office:value-type="float" office:value="109.879600524902" calcext:value-type="float">
            <text:p>109.8796005249</text:p>
          </table:table-cell>
          <table:table-cell office:value-type="float" office:value="106.84" calcext:value-type="float">
            <text:p>106.84</text:p>
          </table:table-cell>
          <table:table-cell office:value-type="float" office:value="107.19221496582" calcext:value-type="float">
            <text:p>107.1922149658</text:p>
          </table:table-cell>
          <table:table-cell/>
          <table:table-cell table:formula="of:=[.A519]-[.C519]" office:value-type="float" office:value="0" calcext:value-type="float">
            <text:p>0</text:p>
          </table:table-cell>
          <table:table-cell table:formula="of:=([.A519]-[.B519])^2" office:value-type="float" office:value="9.23917135098658" calcext:value-type="float">
            <text:p>9.239171351</text:p>
          </table:table-cell>
          <table:table-cell table:formula="of:=([.C519]-[.D519])^2" office:value-type="float" office:value="0.124055382147802" calcext:value-type="float">
            <text:p>0.1240553821</text:p>
          </table:table-cell>
          <table:table-cell table:formula="of:=[.G519]-[.H519]" office:value-type="float" office:value="9.11511596883878" calcext:value-type="float">
            <text:p>9.1151159688</text:p>
          </table:table-cell>
          <table:table-cell table:formula="of:=([.A519]-(([.B519]+[.D519])/2))^2" office:value-type="float" office:value="2.87610308077653" calcext:value-type="float">
            <text:p>2.8761030808</text:p>
          </table:table-cell>
          <table:table-cell table:formula="of:=([.A519]-99.19)^2" office:value-type="float" office:value="58.5225000000001" calcext:value-type="float">
            <text:p>58.5225</text:p>
          </table:table-cell>
        </table:table-row>
        <table:table-row table:style-name="ro1">
          <table:table-cell office:value-type="float" office:value="106.91" calcext:value-type="float">
            <text:p>106.91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06.91" calcext:value-type="float">
            <text:p>106.91</text:p>
          </table:table-cell>
          <table:table-cell office:value-type="float" office:value="109.826042175293" calcext:value-type="float">
            <text:p>109.8260421753</text:p>
          </table:table-cell>
          <table:table-cell/>
          <table:table-cell table:formula="of:=[.A520]-[.C520]" office:value-type="float" office:value="0" calcext:value-type="float">
            <text:p>0</text:p>
          </table:table-cell>
          <table:table-cell table:formula="of:=([.A520]-[.B520])^2" office:value-type="float" office:value="13.7341333510326" calcext:value-type="float">
            <text:p>13.734133351</text:p>
          </table:table-cell>
          <table:table-cell table:formula="of:=([.C520]-[.D520])^2" office:value-type="float" office:value="8.50330196808737" calcext:value-type="float">
            <text:p>8.5033019681</text:p>
          </table:table-cell>
          <table:table-cell table:formula="of:=[.G520]-[.H520]" office:value-type="float" office:value="5.23083138294519" calcext:value-type="float">
            <text:p>5.2308313829</text:p>
          </table:table-cell>
          <table:table-cell table:formula="of:=([.A520]-(([.B520]+[.D520])/2))^2" office:value-type="float" office:value="10.9627254459233" calcext:value-type="float">
            <text:p>10.9627254459</text:p>
          </table:table-cell>
          <table:table-cell table:formula="of:=([.A520]-99.19)^2" office:value-type="float" office:value="59.5984" calcext:value-type="float">
            <text:p>59.5984</text:p>
          </table:table-cell>
        </table:table-row>
        <table:table-row table:style-name="ro1">
          <table:table-cell office:value-type="float" office:value="106.95" calcext:value-type="float">
            <text:p>106.95</text:p>
          </table:table-cell>
          <table:table-cell office:value-type="float" office:value="110.54328918457" calcext:value-type="float">
            <text:p>110.5432891846</text:p>
          </table:table-cell>
          <table:table-cell office:value-type="float" office:value="106.95" calcext:value-type="float">
            <text:p>106.95</text:p>
          </table:table-cell>
          <table:table-cell office:value-type="float" office:value="105.846160888672" calcext:value-type="float">
            <text:p>105.8461608887</text:p>
          </table:table-cell>
          <table:table-cell/>
          <table:table-cell table:formula="of:=[.A521]-[.C521]" office:value-type="float" office:value="0" calcext:value-type="float">
            <text:p>0</text:p>
          </table:table-cell>
          <table:table-cell table:formula="of:=([.A521]-[.B521])^2" office:value-type="float" office:value="12.91172716395" calcext:value-type="float">
            <text:p>12.911727164</text:p>
          </table:table-cell>
          <table:table-cell table:formula="of:=([.C521]-[.D521])^2" office:value-type="float" office:value="1.21846078369767" calcext:value-type="float">
            <text:p>1.2184607837</text:p>
          </table:table-cell>
          <table:table-cell table:formula="of:=[.G521]-[.H521]" office:value-type="float" office:value="11.6932663802523" calcext:value-type="float">
            <text:p>11.6932663803</text:p>
          </table:table-cell>
          <table:table-cell table:formula="of:=([.A521]-(([.B521]+[.D521])/2))^2" office:value-type="float" office:value="1.54934041679138" calcext:value-type="float">
            <text:p>1.5493404168</text:p>
          </table:table-cell>
          <table:table-cell table:formula="of:=([.A521]-99.19)^2" office:value-type="float" office:value="60.2176000000001" calcext:value-type="float">
            <text:p>60.2176</text:p>
          </table:table-cell>
        </table:table-row>
        <table:table-row table:style-name="ro1">
          <table:table-cell office:value-type="float" office:value="106.97" calcext:value-type="float">
            <text:p>106.97</text:p>
          </table:table-cell>
          <table:table-cell office:value-type="float" office:value="110.179756164551" calcext:value-type="float">
            <text:p>110.1797561646</text:p>
          </table:table-cell>
          <table:table-cell office:value-type="float" office:value="106.97" calcext:value-type="float">
            <text:p>106.97</text:p>
          </table:table-cell>
          <table:table-cell office:value-type="float" office:value="109.594665527344" calcext:value-type="float">
            <text:p>109.5946655273</text:p>
          </table:table-cell>
          <table:table-cell/>
          <table:table-cell table:formula="of:=[.A522]-[.C522]" office:value-type="float" office:value="0" calcext:value-type="float">
            <text:p>0</text:p>
          </table:table-cell>
          <table:table-cell table:formula="of:=([.A522]-[.B522])^2" office:value-type="float" office:value="10.3025346358718" calcext:value-type="float">
            <text:p>10.3025346359</text:p>
          </table:table-cell>
          <table:table-cell table:formula="of:=([.C522]-[.D522])^2" office:value-type="float" office:value="6.88886913042665" calcext:value-type="float">
            <text:p>6.8888691304</text:p>
          </table:table-cell>
          <table:table-cell table:formula="of:=[.G522]-[.H522]" office:value-type="float" office:value="3.4136655054451" calcext:value-type="float">
            <text:p>3.4136655054</text:p>
          </table:table-cell>
          <table:table-cell table:formula="of:=([.A522]-(([.B522]+[.D522])/2))^2" office:value-type="float" office:value="8.51011911971237" calcext:value-type="float">
            <text:p>8.5101191197</text:p>
          </table:table-cell>
          <table:table-cell table:formula="of:=([.A522]-99.19)^2" office:value-type="float" office:value="60.5284" calcext:value-type="float">
            <text:p>60.5284</text:p>
          </table:table-cell>
        </table:table-row>
        <table:table-row table:style-name="ro1">
          <table:table-cell office:value-type="float" office:value="107.05" calcext:value-type="float">
            <text:p>107.05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07.05" calcext:value-type="float">
            <text:p>107.05</text:p>
          </table:table-cell>
          <table:table-cell office:value-type="float" office:value="110.201683044434" calcext:value-type="float">
            <text:p>110.2016830444</text:p>
          </table:table-cell>
          <table:table-cell/>
          <table:table-cell table:formula="of:=[.A523]-[.C523]" office:value-type="float" office:value="0" calcext:value-type="float">
            <text:p>0</text:p>
          </table:table-cell>
          <table:table-cell table:formula="of:=([.A523]-[.B523])^2" office:value-type="float" office:value="12.716064784138" calcext:value-type="float">
            <text:p>12.7160647841</text:p>
          </table:table-cell>
          <table:table-cell table:formula="of:=([.C523]-[.D523])^2" office:value-type="float" office:value="9.93310601257022" calcext:value-type="float">
            <text:p>9.9331060126</text:p>
          </table:table-cell>
          <table:table-cell table:formula="of:=[.G523]-[.H523]" office:value-type="float" office:value="2.78295877156779" calcext:value-type="float">
            <text:p>2.7829587716</text:p>
          </table:table-cell>
          <table:table-cell table:formula="of:=([.A523]-(([.B523]+[.D523])/2))^2" office:value-type="float" office:value="11.2816792218224" calcext:value-type="float">
            <text:p>11.2816792218</text:p>
          </table:table-cell>
          <table:table-cell table:formula="of:=([.A523]-99.19)^2" office:value-type="float" office:value="61.7796" calcext:value-type="float">
            <text:p>61.7796</text:p>
          </table:table-cell>
        </table:table-row>
        <table:table-row table:style-name="ro1">
          <table:table-cell office:value-type="float" office:value="107.13" calcext:value-type="float">
            <text:p>107.13</text:p>
          </table:table-cell>
          <table:table-cell office:value-type="float" office:value="110.091636657715" calcext:value-type="float">
            <text:p>110.0916366577</text:p>
          </table:table-cell>
          <table:table-cell office:value-type="float" office:value="107.13" calcext:value-type="float">
            <text:p>107.13</text:p>
          </table:table-cell>
          <table:table-cell office:value-type="float" office:value="110.949592590332" calcext:value-type="float">
            <text:p>110.9495925903</text:p>
          </table:table-cell>
          <table:table-cell/>
          <table:table-cell table:formula="of:=[.A524]-[.C524]" office:value-type="float" office:value="0" calcext:value-type="float">
            <text:p>0</text:p>
          </table:table-cell>
          <table:table-cell table:formula="of:=([.A524]-[.B524])^2" office:value-type="float" office:value="8.77129169232038" calcext:value-type="float">
            <text:p>8.7712916923</text:p>
          </table:table-cell>
          <table:table-cell table:formula="of:=([.C524]-[.D524])^2" office:value-type="float" office:value="14.5892875561194" calcext:value-type="float">
            <text:p>14.5892875561</text:p>
          </table:table-cell>
          <table:table-cell table:formula="of:=[.G524]-[.H524]" office:value-type="float" office:value="-5.81799586379901" calcext:value-type="float">
            <text:p>-5.8179958638</text:p>
          </table:table-cell>
          <table:table-cell table:formula="of:=([.A524]-(([.B524]+[.D524])/2))^2" office:value-type="float" office:value="11.4962675286416" calcext:value-type="float">
            <text:p>11.4962675286</text:p>
          </table:table-cell>
          <table:table-cell table:formula="of:=([.A524]-99.19)^2" office:value-type="float" office:value="63.0436" calcext:value-type="float">
            <text:p>63.0436</text:p>
          </table:table-cell>
        </table:table-row>
        <table:table-row table:style-name="ro1">
          <table:table-cell office:value-type="float" office:value="107.13" calcext:value-type="float">
            <text:p>107.13</text:p>
          </table:table-cell>
          <table:table-cell office:value-type="float" office:value="109.738655090332" calcext:value-type="float">
            <text:p>109.7386550903</text:p>
          </table:table-cell>
          <table:table-cell office:value-type="float" office:value="107.13" calcext:value-type="float">
            <text:p>107.13</text:p>
          </table:table-cell>
          <table:table-cell office:value-type="float" office:value="110.066162109375" calcext:value-type="float">
            <text:p>110.0661621094</text:p>
          </table:table-cell>
          <table:table-cell/>
          <table:table-cell table:formula="of:=[.A525]-[.C525]" office:value-type="float" office:value="0" calcext:value-type="float">
            <text:p>0</text:p>
          </table:table-cell>
          <table:table-cell table:formula="of:=([.A525]-[.B525])^2" office:value-type="float" office:value="6.80508138031524" calcext:value-type="float">
            <text:p>6.8050813803</text:p>
          </table:table-cell>
          <table:table-cell table:formula="of:=([.C525]-[.D525])^2" office:value-type="float" office:value="8.62104793252948" calcext:value-type="float">
            <text:p>8.6210479325</text:p>
          </table:table-cell>
          <table:table-cell table:formula="of:=[.G525]-[.H525]" office:value-type="float" office:value="-1.81596655221423" calcext:value-type="float">
            <text:p>-1.8159665522</text:p>
          </table:table-cell>
          <table:table-cell table:formula="of:=([.A525]-(([.B525]+[.D525])/2))^2" office:value-type="float" office:value="7.68624944454176" calcext:value-type="float">
            <text:p>7.6862494445</text:p>
          </table:table-cell>
          <table:table-cell table:formula="of:=([.A525]-99.19)^2" office:value-type="float" office:value="63.0436" calcext:value-type="float">
            <text:p>63.0436</text:p>
          </table:table-cell>
        </table:table-row>
        <table:table-row table:style-name="ro1">
          <table:table-cell office:value-type="float" office:value="107.16" calcext:value-type="float">
            <text:p>107.16</text:p>
          </table:table-cell>
          <table:table-cell office:value-type="float" office:value="102.949508666992" calcext:value-type="float">
            <text:p>102.949508667</text:p>
          </table:table-cell>
          <table:table-cell office:value-type="float" office:value="107.16" calcext:value-type="float">
            <text:p>107.16</text:p>
          </table:table-cell>
          <table:table-cell office:value-type="float" office:value="103.765785217285" calcext:value-type="float">
            <text:p>103.7657852173</text:p>
          </table:table-cell>
          <table:table-cell/>
          <table:table-cell table:formula="of:=[.A526]-[.C526]" office:value-type="float" office:value="0" calcext:value-type="float">
            <text:p>0</text:p>
          </table:table-cell>
          <table:table-cell table:formula="of:=([.A526]-[.B526])^2" office:value-type="float" office:value="17.7282372653339" calcext:value-type="float">
            <text:p>17.7282372653</text:p>
          </table:table-cell>
          <table:table-cell table:formula="of:=([.C526]-[.D526])^2" office:value-type="float" office:value="11.5206939912" calcext:value-type="float">
            <text:p>11.5206939912</text:p>
          </table:table-cell>
          <table:table-cell table:formula="of:=[.G526]-[.H526]" office:value-type="float" office:value="6.20754327413393" calcext:value-type="float">
            <text:p>6.2075432741</text:p>
          </table:table-cell>
          <table:table-cell table:formula="of:=([.A526]-(([.B526]+[.D526])/2))^2" office:value-type="float" office:value="14.4578887766274" calcext:value-type="float">
            <text:p>14.4578887766</text:p>
          </table:table-cell>
          <table:table-cell table:formula="of:=([.A526]-99.19)^2" office:value-type="float" office:value="63.5209" calcext:value-type="float">
            <text:p>63.5209</text:p>
          </table:table-cell>
        </table:table-row>
        <table:table-row table:style-name="ro1">
          <table:table-cell office:value-type="float" office:value="107.225" calcext:value-type="float">
            <text:p>107.225</text:p>
          </table:table-cell>
          <table:table-cell office:value-type="float" office:value="109.232200622559" calcext:value-type="float">
            <text:p>109.2322006226</text:p>
          </table:table-cell>
          <table:table-cell office:value-type="float" office:value="107.225" calcext:value-type="float">
            <text:p>107.225</text:p>
          </table:table-cell>
          <table:table-cell office:value-type="float" office:value="109.363403320313" calcext:value-type="float">
            <text:p>109.3634033203</text:p>
          </table:table-cell>
          <table:table-cell/>
          <table:table-cell table:formula="of:=[.A527]-[.C527]" office:value-type="float" office:value="0" calcext:value-type="float">
            <text:p>0</text:p>
          </table:table-cell>
          <table:table-cell table:formula="of:=([.A527]-[.B527])^2" office:value-type="float" office:value="4.02885433919963" calcext:value-type="float">
            <text:p>4.0288543392</text:p>
          </table:table-cell>
          <table:table-cell table:formula="of:=([.C527]-[.D527])^2" office:value-type="float" office:value="4.57276876032355" calcext:value-type="float">
            <text:p>4.5727687603</text:p>
          </table:table-cell>
          <table:table-cell table:formula="of:=[.G527]-[.H527]" office:value-type="float" office:value="-0.54391442112392" calcext:value-type="float">
            <text:p>-0.5439144211</text:p>
          </table:table-cell>
          <table:table-cell table:formula="of:=([.A527]-(([.B527]+[.D527])/2))^2" office:value-type="float" office:value="4.29650801278711" calcext:value-type="float">
            <text:p>4.2965080128</text:p>
          </table:table-cell>
          <table:table-cell table:formula="of:=([.A527]-99.19)^2" office:value-type="float" office:value="64.561225" calcext:value-type="float">
            <text:p>64.561225</text:p>
          </table:table-cell>
        </table:table-row>
        <table:table-row table:style-name="ro1">
          <table:table-cell office:value-type="float" office:value="107.28" calcext:value-type="float">
            <text:p>107.28</text:p>
          </table:table-cell>
          <table:table-cell office:value-type="float" office:value="110.406295776367" calcext:value-type="float">
            <text:p>110.4062957764</text:p>
          </table:table-cell>
          <table:table-cell office:value-type="float" office:value="107.28" calcext:value-type="float">
            <text:p>107.28</text:p>
          </table:table-cell>
          <table:table-cell office:value-type="float" office:value="108.26244354248" calcext:value-type="float">
            <text:p>108.2624435425</text:p>
          </table:table-cell>
          <table:table-cell/>
          <table:table-cell table:formula="of:=[.A528]-[.C528]" office:value-type="float" office:value="0" calcext:value-type="float">
            <text:p>0</text:p>
          </table:table-cell>
          <table:table-cell table:formula="of:=([.A528]-[.B528])^2" office:value-type="float" office:value="9.77372528133131" calcext:value-type="float">
            <text:p>9.7737252813</text:p>
          </table:table-cell>
          <table:table-cell table:formula="of:=([.C528]-[.D528])^2" office:value-type="float" office:value="0.96519531416157" calcext:value-type="float">
            <text:p>0.9651953142</text:p>
          </table:table-cell>
          <table:table-cell table:formula="of:=[.G528]-[.H528]" office:value-type="float" office:value="8.80852996716974" calcext:value-type="float">
            <text:p>8.8085299672</text:p>
          </table:table-cell>
          <table:table-cell table:formula="of:=([.A528]-(([.B528]+[.D528])/2))^2" office:value-type="float" office:value="4.22043469756117" calcext:value-type="float">
            <text:p>4.2204346976</text:p>
          </table:table-cell>
          <table:table-cell table:formula="of:=([.A528]-99.19)^2" office:value-type="float" office:value="65.4481000000001" calcext:value-type="float">
            <text:p>65.4481</text:p>
          </table:table-cell>
        </table:table-row>
        <table:table-row table:style-name="ro1">
          <table:table-cell office:value-type="float" office:value="107.37" calcext:value-type="float">
            <text:p>107.37</text:p>
          </table:table-cell>
          <table:table-cell office:value-type="float" office:value="109.98624420166" calcext:value-type="float">
            <text:p>109.9862442017</text:p>
          </table:table-cell>
          <table:table-cell office:value-type="float" office:value="107.37" calcext:value-type="float">
            <text:p>107.37</text:p>
          </table:table-cell>
          <table:table-cell office:value-type="float" office:value="113.173072814941" calcext:value-type="float">
            <text:p>113.1730728149</text:p>
          </table:table-cell>
          <table:table-cell/>
          <table:table-cell table:formula="of:=[.A529]-[.C529]" office:value-type="float" office:value="0" calcext:value-type="float">
            <text:p>0</text:p>
          </table:table-cell>
          <table:table-cell table:formula="of:=([.A529]-[.B529])^2" office:value-type="float" office:value="6.84473372272036" calcext:value-type="float">
            <text:p>6.8447337227</text:p>
          </table:table-cell>
          <table:table-cell table:formula="of:=([.C529]-[.D529])^2" office:value-type="float" office:value="33.6756540955119" calcext:value-type="float">
            <text:p>33.6756540955</text:p>
          </table:table-cell>
          <table:table-cell table:formula="of:=[.G529]-[.H529]" office:value-type="float" office:value="-26.8309203727916" calcext:value-type="float">
            <text:p>-26.8309203728</text:p>
          </table:table-cell>
          <table:table-cell table:formula="of:=([.A529]-(([.B529]+[.D529])/2))^2" office:value-type="float" office:value="17.7212247565091" calcext:value-type="float">
            <text:p>17.7212247565</text:p>
          </table:table-cell>
          <table:table-cell table:formula="of:=([.A529]-99.19)^2" office:value-type="float" office:value="66.9124000000001" calcext:value-type="float">
            <text:p>66.9124</text:p>
          </table:table-cell>
        </table:table-row>
        <table:table-row table:style-name="ro1">
          <table:table-cell office:value-type="float" office:value="107.37" calcext:value-type="float">
            <text:p>107.37</text:p>
          </table:table-cell>
          <table:table-cell office:value-type="float" office:value="110.536468505859" calcext:value-type="float">
            <text:p>110.5364685059</text:p>
          </table:table-cell>
          <table:table-cell office:value-type="float" office:value="107.37" calcext:value-type="float">
            <text:p>107.37</text:p>
          </table:table-cell>
          <table:table-cell office:value-type="float" office:value="111.177360534668" calcext:value-type="float">
            <text:p>111.1773605347</text:p>
          </table:table-cell>
          <table:table-cell/>
          <table:table-cell table:formula="of:=[.A530]-[.C530]" office:value-type="float" office:value="0" calcext:value-type="float">
            <text:p>0</text:p>
          </table:table-cell>
          <table:table-cell table:formula="of:=([.A530]-[.B530])^2" office:value-type="float" office:value="10.0265227985993" calcext:value-type="float">
            <text:p>10.0265227986</text:p>
          </table:table-cell>
          <table:table-cell table:formula="of:=([.C530]-[.D530])^2" office:value-type="float" office:value="14.4959942409471" calcext:value-type="float">
            <text:p>14.4959942409</text:p>
          </table:table-cell>
          <table:table-cell table:formula="of:=[.G530]-[.H530]" office:value-type="float" office:value="-4.46947144234785" calcext:value-type="float">
            <text:p>-4.4694714423</text:p>
          </table:table-cell>
          <table:table-cell table:formula="of:=([.A530]-(([.B530]+[.D530])/2))^2" office:value-type="float" office:value="12.1585728716256" calcext:value-type="float">
            <text:p>12.1585728716</text:p>
          </table:table-cell>
          <table:table-cell table:formula="of:=([.A530]-99.19)^2" office:value-type="float" office:value="66.9124000000001" calcext:value-type="float">
            <text:p>66.9124</text:p>
          </table:table-cell>
        </table:table-row>
        <table:table-row table:style-name="ro1">
          <table:table-cell office:value-type="float" office:value="107.38" calcext:value-type="float">
            <text:p>107.38</text:p>
          </table:table-cell>
          <table:table-cell office:value-type="float" office:value="110.520790100098" calcext:value-type="float">
            <text:p>110.5207901001</text:p>
          </table:table-cell>
          <table:table-cell office:value-type="float" office:value="107.38" calcext:value-type="float">
            <text:p>107.38</text:p>
          </table:table-cell>
          <table:table-cell office:value-type="float" office:value="110.932006835938" calcext:value-type="float">
            <text:p>110.9320068359</text:p>
          </table:table-cell>
          <table:table-cell/>
          <table:table-cell table:formula="of:=[.A531]-[.C531]" office:value-type="float" office:value="0" calcext:value-type="float">
            <text:p>0</text:p>
          </table:table-cell>
          <table:table-cell table:formula="of:=([.A531]-[.B531])^2" office:value-type="float" office:value="9.86456245287148" calcext:value-type="float">
            <text:p>9.8645624529</text:p>
          </table:table-cell>
          <table:table-cell table:formula="of:=([.C531]-[.D531])^2" office:value-type="float" office:value="12.6167525625468" calcext:value-type="float">
            <text:p>12.6167525625</text:p>
          </table:table-cell>
          <table:table-cell table:formula="of:=[.G531]-[.H531]" office:value-type="float" office:value="-2.75219010967529" calcext:value-type="float">
            <text:p>-2.7521901097</text:p>
          </table:table-cell>
          <table:table-cell table:formula="of:=([.A531]-(([.B531]+[.D531])/2))^2" office:value-type="float" office:value="11.1983827067504" calcext:value-type="float">
            <text:p>11.1983827068</text:p>
          </table:table-cell>
          <table:table-cell table:formula="of:=([.A531]-99.19)^2" office:value-type="float" office:value="67.0761" calcext:value-type="float">
            <text:p>67.0761</text:p>
          </table:table-cell>
        </table:table-row>
        <table:table-row table:style-name="ro1">
          <table:table-cell office:value-type="float" office:value="107.39" calcext:value-type="float">
            <text:p>107.39</text:p>
          </table:table-cell>
          <table:table-cell office:value-type="float" office:value="109.82470703125" calcext:value-type="float">
            <text:p>109.8247070313</text:p>
          </table:table-cell>
          <table:table-cell office:value-type="float" office:value="107.39" calcext:value-type="float">
            <text:p>107.39</text:p>
          </table:table-cell>
          <table:table-cell office:value-type="float" office:value="105.460624694824" calcext:value-type="float">
            <text:p>105.4606246948</text:p>
          </table:table-cell>
          <table:table-cell/>
          <table:table-cell table:formula="of:=[.A532]-[.C532]" office:value-type="float" office:value="0" calcext:value-type="float">
            <text:p>0</text:p>
          </table:table-cell>
          <table:table-cell table:formula="of:=([.A532]-[.B532])^2" office:value-type="float" office:value="5.92779832801819" calcext:value-type="float">
            <text:p>5.927798328</text:p>
          </table:table-cell>
          <table:table-cell table:formula="of:=([.C532]-[.D532])^2" office:value-type="float" office:value="3.72248906822214" calcext:value-type="float">
            <text:p>3.7224890682</text:p>
          </table:table-cell>
          <table:table-cell table:formula="of:=[.G532]-[.H532]" office:value-type="float" office:value="2.20530925979604" calcext:value-type="float">
            <text:p>2.2053092598</text:p>
          </table:table-cell>
          <table:table-cell table:formula="of:=([.A532]-(([.B532]+[.D532])/2))^2" office:value-type="float" office:value="0.063840038344287" calcext:value-type="float">
            <text:p>0.0638400383</text:p>
          </table:table-cell>
          <table:table-cell table:formula="of:=([.A532]-99.19)^2" office:value-type="float" office:value="67.2400000000001" calcext:value-type="float">
            <text:p>67.24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110.698837280273" calcext:value-type="float">
            <text:p>110.6988372803</text:p>
          </table:table-cell>
          <table:table-cell office:value-type="float" office:value="107.4" calcext:value-type="float">
            <text:p>107.4</text:p>
          </table:table-cell>
          <table:table-cell office:value-type="float" office:value="109.041641235352" calcext:value-type="float">
            <text:p>109.0416412354</text:p>
          </table:table-cell>
          <table:table-cell/>
          <table:table-cell table:formula="of:=[.A533]-[.C533]" office:value-type="float" office:value="0" calcext:value-type="float">
            <text:p>0</text:p>
          </table:table-cell>
          <table:table-cell table:formula="of:=([.A533]-[.B533])^2" office:value-type="float" office:value="10.8823274017218" calcext:value-type="float">
            <text:p>10.8823274017</text:p>
          </table:table-cell>
          <table:table-cell table:formula="of:=([.C533]-[.D533])^2" office:value-type="float" office:value="2.69498594560659" calcext:value-type="float">
            <text:p>2.6949859456</text:p>
          </table:table-cell>
          <table:table-cell table:formula="of:=[.G533]-[.H533]" office:value-type="float" office:value="8.18734145611523" calcext:value-type="float">
            <text:p>8.1873414561</text:p>
          </table:table-cell>
          <table:table-cell table:formula="of:=([.A533]-(([.B533]+[.D533])/2))^2" office:value-type="float" office:value="6.10208199083802" calcext:value-type="float">
            <text:p>6.1020819908</text:p>
          </table:table-cell>
          <table:table-cell table:formula="of:=([.A533]-99.19)^2" office:value-type="float" office:value="67.4041000000001" calcext:value-type="float">
            <text:p>67.4041</text:p>
          </table:table-cell>
        </table:table-row>
        <table:table-row table:style-name="ro1">
          <table:table-cell office:value-type="float" office:value="107.43" calcext:value-type="float">
            <text:p>107.43</text:p>
          </table:table-cell>
          <table:table-cell office:value-type="float" office:value="112.228675842285" calcext:value-type="float">
            <text:p>112.2286758423</text:p>
          </table:table-cell>
          <table:table-cell office:value-type="float" office:value="107.43" calcext:value-type="float">
            <text:p>107.43</text:p>
          </table:table-cell>
          <table:table-cell office:value-type="float" office:value="110.555976867676" calcext:value-type="float">
            <text:p>110.5559768677</text:p>
          </table:table-cell>
          <table:table-cell/>
          <table:table-cell table:formula="of:=[.A534]-[.C534]" office:value-type="float" office:value="0" calcext:value-type="float">
            <text:p>0</text:p>
          </table:table-cell>
          <table:table-cell table:formula="of:=([.A534]-[.B534])^2" office:value-type="float" office:value="23.0272898393311" calcext:value-type="float">
            <text:p>23.0272898393</text:p>
          </table:table-cell>
          <table:table-cell table:formula="of:=([.C534]-[.D534])^2" office:value-type="float" office:value="9.77173137724405" calcext:value-type="float">
            <text:p>9.7717313772</text:p>
          </table:table-cell>
          <table:table-cell table:formula="of:=[.G534]-[.H534]" office:value-type="float" office:value="13.255558462087" calcext:value-type="float">
            <text:p>13.2555584621</text:p>
          </table:table-cell>
          <table:table-cell table:formula="of:=([.A534]-(([.B534]+[.D534])/2))^2" office:value-type="float" office:value="15.7000301433728" calcext:value-type="float">
            <text:p>15.7000301434</text:p>
          </table:table-cell>
          <table:table-cell table:formula="of:=([.A534]-99.19)^2" office:value-type="float" office:value="67.8976000000002" calcext:value-type="float">
            <text:p>67.8976</text:p>
          </table:table-cell>
        </table:table-row>
        <table:table-row table:style-name="ro1">
          <table:table-cell office:value-type="float" office:value="107.44" calcext:value-type="float">
            <text:p>107.44</text:p>
          </table:table-cell>
          <table:table-cell office:value-type="float" office:value="114.751960754395" calcext:value-type="float">
            <text:p>114.7519607544</text:p>
          </table:table-cell>
          <table:table-cell office:value-type="float" office:value="107.44" calcext:value-type="float">
            <text:p>107.44</text:p>
          </table:table-cell>
          <table:table-cell office:value-type="float" office:value="116.017196655273" calcext:value-type="float">
            <text:p>116.0171966553</text:p>
          </table:table-cell>
          <table:table-cell/>
          <table:table-cell table:formula="of:=[.A535]-[.C535]" office:value-type="float" office:value="0" calcext:value-type="float">
            <text:p>0</text:p>
          </table:table-cell>
          <table:table-cell table:formula="of:=([.A535]-[.B535])^2" office:value-type="float" office:value="53.4647700738059" calcext:value-type="float">
            <text:p>53.4647700738</text:p>
          </table:table-cell>
          <table:table-cell table:formula="of:=([.C535]-[.D535])^2" office:value-type="float" office:value="73.5683024632339" calcext:value-type="float">
            <text:p>73.5683024632</text:p>
          </table:table-cell>
          <table:table-cell table:formula="of:=[.G535]-[.H535]" office:value-type="float" office:value="-20.103532389428" calcext:value-type="float">
            <text:p>-20.1035323894</text:p>
          </table:table-cell>
          <table:table-cell table:formula="of:=([.A535]-(([.B535]+[.D535])/2))^2" office:value-type="float" office:value="63.1163307973017" calcext:value-type="float">
            <text:p>63.1163307973</text:p>
          </table:table-cell>
          <table:table-cell table:formula="of:=([.A535]-99.19)^2" office:value-type="float" office:value="68.0625" calcext:value-type="float">
            <text:p>68.0625</text:p>
          </table:table-cell>
        </table:table-row>
        <table:table-row table:style-name="ro1">
          <table:table-cell office:value-type="float" office:value="107.48" calcext:value-type="float">
            <text:p>107.48</text:p>
          </table:table-cell>
          <table:table-cell office:value-type="float" office:value="109.918121337891" calcext:value-type="float">
            <text:p>109.9181213379</text:p>
          </table:table-cell>
          <table:table-cell office:value-type="float" office:value="107.48" calcext:value-type="float">
            <text:p>107.48</text:p>
          </table:table-cell>
          <table:table-cell office:value-type="float" office:value="109.080627441406" calcext:value-type="float">
            <text:p>109.0806274414</text:p>
          </table:table-cell>
          <table:table-cell/>
          <table:table-cell table:formula="of:=[.A536]-[.C536]" office:value-type="float" office:value="0" calcext:value-type="float">
            <text:p>0</text:p>
          </table:table-cell>
          <table:table-cell table:formula="of:=([.A536]-[.B536])^2" office:value-type="float" office:value="5.94443565827755" calcext:value-type="float">
            <text:p>5.9444356583</text:p>
          </table:table-cell>
          <table:table-cell table:formula="of:=([.C536]-[.D536])^2" office:value-type="float" office:value="2.56200820618271" calcext:value-type="float">
            <text:p>2.5620082062</text:p>
          </table:table-cell>
          <table:table-cell table:formula="of:=[.G536]-[.H536]" office:value-type="float" office:value="3.38242745209485" calcext:value-type="float">
            <text:p>3.3824274521</text:p>
          </table:table-cell>
          <table:table-cell table:formula="of:=([.A536]-(([.B536]+[.D536])/2))^2" office:value-type="float" office:value="4.07787292556798" calcext:value-type="float">
            <text:p>4.0778729256</text:p>
          </table:table-cell>
          <table:table-cell table:formula="of:=([.A536]-99.19)^2" office:value-type="float" office:value="68.7241000000001" calcext:value-type="float">
            <text:p>68.7241</text:p>
          </table:table-cell>
        </table:table-row>
        <table:table-row table:style-name="ro1">
          <table:table-cell office:value-type="float" office:value="107.48" calcext:value-type="float">
            <text:p>107.48</text:p>
          </table:table-cell>
          <table:table-cell office:value-type="float" office:value="112.192749023438" calcext:value-type="float">
            <text:p>112.1927490234</text:p>
          </table:table-cell>
          <table:table-cell office:value-type="float" office:value="107.48" calcext:value-type="float">
            <text:p>107.48</text:p>
          </table:table-cell>
          <table:table-cell office:value-type="float" office:value="113.438316345215" calcext:value-type="float">
            <text:p>113.4383163452</text:p>
          </table:table-cell>
          <table:table-cell/>
          <table:table-cell table:formula="of:=[.A537]-[.C537]" office:value-type="float" office:value="0" calcext:value-type="float">
            <text:p>0</text:p>
          </table:table-cell>
          <table:table-cell table:formula="of:=([.A537]-[.B537])^2" office:value-type="float" office:value="22.2100033579111" calcext:value-type="float">
            <text:p>22.2100033579</text:p>
          </table:table-cell>
          <table:table-cell table:formula="of:=([.C537]-[.D537])^2" office:value-type="float" office:value="35.5015336696543" calcext:value-type="float">
            <text:p>35.5015336697</text:p>
          </table:table-cell>
          <table:table-cell table:formula="of:=[.G537]-[.H537]" office:value-type="float" office:value="-13.2915303117433" calcext:value-type="float">
            <text:p>-13.2915303117</text:p>
          </table:table-cell>
          <table:table-cell table:formula="of:=([.A537]-(([.B537]+[.D537])/2))^2" office:value-type="float" office:value="28.4679090255128" calcext:value-type="float">
            <text:p>28.4679090255</text:p>
          </table:table-cell>
          <table:table-cell table:formula="of:=([.A537]-99.19)^2" office:value-type="float" office:value="68.7241000000001" calcext:value-type="float">
            <text:p>68.7241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110.881011962891" calcext:value-type="float">
            <text:p>110.8810119629</text:p>
          </table:table-cell>
          <table:table-cell office:value-type="float" office:value="107.5" calcext:value-type="float">
            <text:p>107.5</text:p>
          </table:table-cell>
          <table:table-cell office:value-type="float" office:value="111.447601318359" calcext:value-type="float">
            <text:p>111.4476013184</text:p>
          </table:table-cell>
          <table:table-cell/>
          <table:table-cell table:formula="of:=[.A538]-[.C538]" office:value-type="float" office:value="0" calcext:value-type="float">
            <text:p>0</text:p>
          </table:table-cell>
          <table:table-cell table:formula="of:=([.A538]-[.B538])^2" office:value-type="float" office:value="11.4312418932095" calcext:value-type="float">
            <text:p>11.4312418932</text:p>
          </table:table-cell>
          <table:table-cell table:formula="of:=([.C538]-[.D538])^2" office:value-type="float" office:value="15.5835561687127" calcext:value-type="float">
            <text:p>15.5835561687</text:p>
          </table:table-cell>
          <table:table-cell table:formula="of:=[.G538]-[.H538]" office:value-type="float" office:value="-4.15231427550316" calcext:value-type="float">
            <text:p>-4.1523142755</text:p>
          </table:table-cell>
          <table:table-cell table:formula="of:=([.A538]-(([.B538]+[.D538])/2))^2" office:value-type="float" office:value="13.4271431565285" calcext:value-type="float">
            <text:p>13.4271431565</text:p>
          </table:table-cell>
          <table:table-cell table:formula="of:=([.A538]-99.19)^2" office:value-type="float" office:value="69.0561000000001" calcext:value-type="float">
            <text:p>69.0561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110.284339904785" calcext:value-type="float">
            <text:p>110.2843399048</text:p>
          </table:table-cell>
          <table:table-cell office:value-type="float" office:value="107.5" calcext:value-type="float">
            <text:p>107.5</text:p>
          </table:table-cell>
          <table:table-cell office:value-type="float" office:value="107.250030517578" calcext:value-type="float">
            <text:p>107.2500305176</text:p>
          </table:table-cell>
          <table:table-cell/>
          <table:table-cell table:formula="of:=[.A539]-[.C539]" office:value-type="float" office:value="0" calcext:value-type="float">
            <text:p>0</text:p>
          </table:table-cell>
          <table:table-cell table:formula="of:=([.A539]-[.B539])^2" office:value-type="float" office:value="7.75254870537901" calcext:value-type="float">
            <text:p>7.7525487054</text:p>
          </table:table-cell>
          <table:table-cell table:formula="of:=([.C539]-[.D539])^2" office:value-type="float" office:value="0.0624847421422601" calcext:value-type="float">
            <text:p>0.0624847421</text:p>
          </table:table-cell>
          <table:table-cell table:formula="of:=[.G539]-[.H539]" office:value-type="float" office:value="7.69006396323675" calcext:value-type="float">
            <text:p>7.6900639632</text:p>
          </table:table-cell>
          <table:table-cell table:formula="of:=([.A539]-(([.B539]+[.D539])/2))^2" office:value-type="float" office:value="1.60575835943746" calcext:value-type="float">
            <text:p>1.6057583594</text:p>
          </table:table-cell>
          <table:table-cell table:formula="of:=([.A539]-99.19)^2" office:value-type="float" office:value="69.0561000000001" calcext:value-type="float">
            <text:p>69.0561</text:p>
          </table:table-cell>
        </table:table-row>
        <table:table-row table:style-name="ro1">
          <table:table-cell office:value-type="float" office:value="107.54" calcext:value-type="float">
            <text:p>107.54</text:p>
          </table:table-cell>
          <table:table-cell office:value-type="float" office:value="110.563270568848" calcext:value-type="float">
            <text:p>110.5632705688</text:p>
          </table:table-cell>
          <table:table-cell office:value-type="float" office:value="107.54" calcext:value-type="float">
            <text:p>107.54</text:p>
          </table:table-cell>
          <table:table-cell office:value-type="float" office:value="106.408828735352" calcext:value-type="float">
            <text:p>106.4088287354</text:p>
          </table:table-cell>
          <table:table-cell/>
          <table:table-cell table:formula="of:=[.A540]-[.C540]" office:value-type="float" office:value="0" calcext:value-type="float">
            <text:p>0</text:p>
          </table:table-cell>
          <table:table-cell table:formula="of:=([.A540]-[.B540])^2" office:value-type="float" office:value="9.14016493246039" calcext:value-type="float">
            <text:p>9.1401649325</text:p>
          </table:table-cell>
          <table:table-cell table:formula="of:=([.C540]-[.D540])^2" office:value-type="float" office:value="1.27954842996636" calcext:value-type="float">
            <text:p>1.27954843</text:p>
          </table:table-cell>
          <table:table-cell table:formula="of:=[.G540]-[.H540]" office:value-type="float" office:value="7.86061650249403" calcext:value-type="float">
            <text:p>7.8606165025</text:p>
          </table:table-cell>
          <table:table-cell table:formula="of:=([.A540]-(([.B540]+[.D540])/2))^2" office:value-type="float" office:value="0.89500994423778" calcext:value-type="float">
            <text:p>0.8950099442</text:p>
          </table:table-cell>
          <table:table-cell table:formula="of:=([.A540]-99.19)^2" office:value-type="float" office:value="69.7225000000001" calcext:value-type="float">
            <text:p>69.7225</text:p>
          </table:table-cell>
        </table:table-row>
        <table:table-row table:style-name="ro1">
          <table:table-cell office:value-type="float" office:value="107.61" calcext:value-type="float">
            <text:p>107.61</text:p>
          </table:table-cell>
          <table:table-cell office:value-type="float" office:value="110.536666870117" calcext:value-type="float">
            <text:p>110.5366668701</text:p>
          </table:table-cell>
          <table:table-cell office:value-type="float" office:value="107.61" calcext:value-type="float">
            <text:p>107.61</text:p>
          </table:table-cell>
          <table:table-cell office:value-type="float" office:value="106.399223327637" calcext:value-type="float">
            <text:p>106.3992233276</text:p>
          </table:table-cell>
          <table:table-cell/>
          <table:table-cell table:formula="of:=[.A541]-[.C541]" office:value-type="float" office:value="0" calcext:value-type="float">
            <text:p>0</text:p>
          </table:table-cell>
          <table:table-cell table:formula="of:=([.A541]-[.B541])^2" office:value-type="float" office:value="8.56537896864154" calcext:value-type="float">
            <text:p>8.5653789686</text:p>
          </table:table-cell>
          <table:table-cell table:formula="of:=([.C541]-[.D541])^2" office:value-type="float" office:value="1.4659801503391" calcext:value-type="float">
            <text:p>1.4659801503</text:p>
          </table:table-cell>
          <table:table-cell table:formula="of:=[.G541]-[.H541]" office:value-type="float" office:value="7.09939881830244" calcext:value-type="float">
            <text:p>7.0993988183</text:p>
          </table:table-cell>
          <table:table-cell table:formula="of:=([.A541]-(([.B541]+[.D541])/2))^2" office:value-type="float" office:value="0.736069792686986" calcext:value-type="float">
            <text:p>0.7360697927</text:p>
          </table:table-cell>
          <table:table-cell table:formula="of:=([.A541]-99.19)^2" office:value-type="float" office:value="70.8964" calcext:value-type="float">
            <text:p>70.8964</text:p>
          </table:table-cell>
        </table:table-row>
        <table:table-row table:style-name="ro1">
          <table:table-cell office:value-type="float" office:value="107.61" calcext:value-type="float">
            <text:p>107.61</text:p>
          </table:table-cell>
          <table:table-cell office:value-type="float" office:value="110.566596984863" calcext:value-type="float">
            <text:p>110.5665969849</text:p>
          </table:table-cell>
          <table:table-cell office:value-type="float" office:value="107.61" calcext:value-type="float">
            <text:p>107.61</text:p>
          </table:table-cell>
          <table:table-cell office:value-type="float" office:value="107.137542724609" calcext:value-type="float">
            <text:p>107.1375427246</text:p>
          </table:table-cell>
          <table:table-cell/>
          <table:table-cell table:formula="of:=[.A542]-[.C542]" office:value-type="float" office:value="0" calcext:value-type="float">
            <text:p>0</text:p>
          </table:table-cell>
          <table:table-cell table:formula="of:=([.A542]-[.B542])^2" office:value-type="float" office:value="8.74146573090265" calcext:value-type="float">
            <text:p>8.7414657309</text:p>
          </table:table-cell>
          <table:table-cell table:formula="of:=([.C542]-[.D542])^2" office:value-type="float" office:value="0.223215877069532" calcext:value-type="float">
            <text:p>0.2232158771</text:p>
          </table:table-cell>
          <table:table-cell table:formula="of:=[.G542]-[.H542]" office:value-type="float" office:value="8.51824985383312" calcext:value-type="float">
            <text:p>8.5182498538</text:p>
          </table:table-cell>
          <table:table-cell table:formula="of:=([.A542]-(([.B542]+[.D542])/2))^2" office:value-type="float" office:value="1.54273752404472" calcext:value-type="float">
            <text:p>1.542737524</text:p>
          </table:table-cell>
          <table:table-cell table:formula="of:=([.A542]-99.19)^2" office:value-type="float" office:value="70.8964" calcext:value-type="float">
            <text:p>70.8964</text:p>
          </table:table-cell>
        </table:table-row>
        <table:table-row table:style-name="ro1">
          <table:table-cell office:value-type="float" office:value="107.63" calcext:value-type="float">
            <text:p>107.63</text:p>
          </table:table-cell>
          <table:table-cell office:value-type="float" office:value="102.481307983398" calcext:value-type="float">
            <text:p>102.481307983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4.018562316895" calcext:value-type="float">
            <text:p>104.0185623169</text:p>
          </table:table-cell>
          <table:table-cell/>
          <table:table-cell table:formula="of:=[.A543]-[.C543]" office:value-type="float" office:value="0" calcext:value-type="float">
            <text:p>0</text:p>
          </table:table-cell>
          <table:table-cell table:formula="of:=([.A543]-[.B543])^2" office:value-type="float" office:value="26.5090294818166" calcext:value-type="float">
            <text:p>26.5090294818</text:p>
          </table:table-cell>
          <table:table-cell table:formula="of:=([.C543]-[.D543])^2" office:value-type="float" office:value="13.0424821389542" calcext:value-type="float">
            <text:p>13.042482139</text:p>
          </table:table-cell>
          <table:table-cell table:formula="of:=[.G543]-[.H543]" office:value-type="float" office:value="13.4665473428625" calcext:value-type="float">
            <text:p>13.4665473429</text:p>
          </table:table-cell>
          <table:table-cell table:formula="of:=([.A543]-(([.B543]+[.D543])/2))^2" office:value-type="float" office:value="19.1849680889223" calcext:value-type="float">
            <text:p>19.1849680889</text:p>
          </table:table-cell>
          <table:table-cell table:formula="of:=([.A543]-99.19)^2" office:value-type="float" office:value="71.2336" calcext:value-type="float">
            <text:p>71.2336</text:p>
          </table:table-cell>
        </table:table-row>
        <table:table-row table:style-name="ro1">
          <table:table-cell office:value-type="float" office:value="107.66" calcext:value-type="float">
            <text:p>107.66</text:p>
          </table:table-cell>
          <table:table-cell office:value-type="float" office:value="110.594169616699" calcext:value-type="float">
            <text:p>110.5941696167</text:p>
          </table:table-cell>
          <table:table-cell office:value-type="float" office:value="107.66" calcext:value-type="float">
            <text:p>107.66</text:p>
          </table:table-cell>
          <table:table-cell office:value-type="float" office:value="105.219421386719" calcext:value-type="float">
            <text:p>105.2194213867</text:p>
          </table:table-cell>
          <table:table-cell/>
          <table:table-cell table:formula="of:=[.A544]-[.C544]" office:value-type="float" office:value="0" calcext:value-type="float">
            <text:p>0</text:p>
          </table:table-cell>
          <table:table-cell table:formula="of:=([.A544]-[.B544])^2" office:value-type="float" office:value="8.60935133956086" calcext:value-type="float">
            <text:p>8.6093513396</text:p>
          </table:table-cell>
          <table:table-cell table:formula="of:=([.C544]-[.D544])^2" office:value-type="float" office:value="5.95642396760581" calcext:value-type="float">
            <text:p>5.9564239676</text:p>
          </table:table-cell>
          <table:table-cell table:formula="of:=[.G544]-[.H544]" office:value-type="float" office:value="2.65292737195505" calcext:value-type="float">
            <text:p>2.652927372</text:p>
          </table:table-cell>
          <table:table-cell table:formula="of:=([.A544]-(([.B544]+[.D544])/2))^2" office:value-type="float" office:value="0.060908019663791" calcext:value-type="float">
            <text:p>0.0609080197</text:p>
          </table:table-cell>
          <table:table-cell table:formula="of:=([.A544]-99.19)^2" office:value-type="float" office:value="71.7409" calcext:value-type="float">
            <text:p>71.7409</text:p>
          </table:table-cell>
        </table:table-row>
        <table:table-row table:style-name="ro1">
          <table:table-cell office:value-type="float" office:value="107.68" calcext:value-type="float">
            <text:p>107.68</text:p>
          </table:table-cell>
          <table:table-cell office:value-type="float" office:value="110.567565917969" calcext:value-type="float">
            <text:p>110.567565918</text:p>
          </table:table-cell>
          <table:table-cell office:value-type="float" office:value="107.68" calcext:value-type="float">
            <text:p>107.68</text:p>
          </table:table-cell>
          <table:table-cell office:value-type="float" office:value="109.411727905273" calcext:value-type="float">
            <text:p>109.4117279053</text:p>
          </table:table-cell>
          <table:table-cell/>
          <table:table-cell table:formula="of:=[.A545]-[.C545]" office:value-type="float" office:value="0" calcext:value-type="float">
            <text:p>0</text:p>
          </table:table-cell>
          <table:table-cell table:formula="of:=([.A545]-[.B545])^2" office:value-type="float" office:value="8.33803693061467" calcext:value-type="float">
            <text:p>8.3380369306</text:p>
          </table:table-cell>
          <table:table-cell table:formula="of:=([.C545]-[.D545])^2" office:value-type="float" office:value="2.9988815379027" calcext:value-type="float">
            <text:p>2.9988815379</text:p>
          </table:table-cell>
          <table:table-cell table:formula="of:=[.G545]-[.H545]" office:value-type="float" office:value="5.33915539271197" calcext:value-type="float">
            <text:p>5.3391553927</text:p>
          </table:table-cell>
          <table:table-cell table:formula="of:=([.A545]-(([.B545]+[.D545])/2))^2" office:value-type="float" office:value="5.33446885636083" calcext:value-type="float">
            <text:p>5.3344688564</text:p>
          </table:table-cell>
          <table:table-cell table:formula="of:=([.A545]-99.19)^2" office:value-type="float" office:value="72.0801000000002" calcext:value-type="float">
            <text:p>72.0801</text:p>
          </table:table-cell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103.112533569336" calcext:value-type="float">
            <text:p>103.1125335693</text:p>
          </table:table-cell>
          <table:table-cell office:value-type="float" office:value="107.7" calcext:value-type="float">
            <text:p>107.7</text:p>
          </table:table-cell>
          <table:table-cell office:value-type="float" office:value="104.303298950195" calcext:value-type="float">
            <text:p>104.3032989502</text:p>
          </table:table-cell>
          <table:table-cell/>
          <table:table-cell table:formula="of:=[.A546]-[.C546]" office:value-type="float" office:value="0" calcext:value-type="float">
            <text:p>0</text:p>
          </table:table-cell>
          <table:table-cell table:formula="of:=([.A546]-[.B546])^2" office:value-type="float" office:value="21.0448482524697" calcext:value-type="float">
            <text:p>21.0448482525</text:p>
          </table:table-cell>
          <table:table-cell table:formula="of:=([.C546]-[.D546])^2" office:value-type="float" office:value="11.5375780217443" calcext:value-type="float">
            <text:p>11.5375780217</text:p>
          </table:table-cell>
          <table:table-cell table:formula="of:=[.G546]-[.H546]" office:value-type="float" office:value="9.50727023072541" calcext:value-type="float">
            <text:p>9.5072702307</text:p>
          </table:table-cell>
          <table:table-cell table:formula="of:=([.A546]-(([.B546]+[.D546])/2))^2" office:value-type="float" office:value="15.9367325890437" calcext:value-type="float">
            <text:p>15.936732589</text:p>
          </table:table-cell>
          <table:table-cell table:formula="of:=([.A546]-99.19)^2" office:value-type="float" office:value="72.4201000000001" calcext:value-type="float">
            <text:p>72.4201</text:p>
          </table:table-cell>
        </table:table-row>
        <table:table-row table:style-name="ro1">
          <table:table-cell office:value-type="float" office:value="107.71" calcext:value-type="float">
            <text:p>107.71</text:p>
          </table:table-cell>
          <table:table-cell office:value-type="float" office:value="103.983345031738" calcext:value-type="float">
            <text:p>103.9833450317</text:p>
          </table:table-cell>
          <table:table-cell office:value-type="float" office:value="107.71" calcext:value-type="float">
            <text:p>107.71</text:p>
          </table:table-cell>
          <table:table-cell office:value-type="float" office:value="104.424423217773" calcext:value-type="float">
            <text:p>104.4244232178</text:p>
          </table:table-cell>
          <table:table-cell/>
          <table:table-cell table:formula="of:=[.A547]-[.C547]" office:value-type="float" office:value="0" calcext:value-type="float">
            <text:p>0</text:p>
          </table:table-cell>
          <table:table-cell table:formula="of:=([.A547]-[.B547])^2" office:value-type="float" office:value="13.8879572524697" calcext:value-type="float">
            <text:p>13.8879572525</text:p>
          </table:table-cell>
          <table:table-cell table:formula="of:=([.C547]-[.D547])^2" office:value-type="float" office:value="10.7950147919062" calcext:value-type="float">
            <text:p>10.7950147919</text:p>
          </table:table-cell>
          <table:table-cell table:formula="of:=[.G547]-[.H547]" office:value-type="float" office:value="3.09294246056349" calcext:value-type="float">
            <text:p>3.0929424606</text:p>
          </table:table-cell>
          <table:table-cell table:formula="of:=([.A547]-(([.B547]+[.D547])/2))^2" office:value-type="float" office:value="12.2928485306389" calcext:value-type="float">
            <text:p>12.2928485306</text:p>
          </table:table-cell>
          <table:table-cell table:formula="of:=([.A547]-99.19)^2" office:value-type="float" office:value="72.5903999999999" calcext:value-type="float">
            <text:p>72.5904</text:p>
          </table:table-cell>
        </table:table-row>
        <table:table-row table:style-name="ro1">
          <table:table-cell office:value-type="float" office:value="107.74" calcext:value-type="float">
            <text:p>107.74</text:p>
          </table:table-cell>
          <table:table-cell office:value-type="float" office:value="110.601249694824" calcext:value-type="float">
            <text:p>110.6012496948</text:p>
          </table:table-cell>
          <table:table-cell office:value-type="float" office:value="107.74" calcext:value-type="float">
            <text:p>107.74</text:p>
          </table:table-cell>
          <table:table-cell office:value-type="float" office:value="109.970146179199" calcext:value-type="float">
            <text:p>109.9701461792</text:p>
          </table:table-cell>
          <table:table-cell/>
          <table:table-cell table:formula="of:=[.A548]-[.C548]" office:value-type="float" office:value="0" calcext:value-type="float">
            <text:p>0</text:p>
          </table:table-cell>
          <table:table-cell table:formula="of:=([.A548]-[.B548])^2" office:value-type="float" office:value="8.18674981613171" calcext:value-type="float">
            <text:p>8.1867498161</text:p>
          </table:table-cell>
          <table:table-cell table:formula="of:=([.C548]-[.D548])^2" office:value-type="float" office:value="4.9735519805969" calcext:value-type="float">
            <text:p>4.9735519806</text:p>
          </table:table-cell>
          <table:table-cell table:formula="of:=[.G548]-[.H548]" office:value-type="float" office:value="3.21319783553482" calcext:value-type="float">
            <text:p>3.2131978355</text:p>
          </table:table-cell>
          <table:table-cell table:formula="of:=([.A548]-(([.B548]+[.D548])/2))^2" office:value-type="float" office:value="6.48057798650575" calcext:value-type="float">
            <text:p>6.4805779865</text:p>
          </table:table-cell>
          <table:table-cell table:formula="of:=([.A548]-99.19)^2" office:value-type="float" office:value="73.1024999999999" calcext:value-type="float">
            <text:p>73.1025</text:p>
          </table:table-cell>
        </table:table-row>
        <table:table-row table:style-name="ro1">
          <table:table-cell office:value-type="float" office:value="107.77" calcext:value-type="float">
            <text:p>107.77</text:p>
          </table:table-cell>
          <table:table-cell office:value-type="float" office:value="110.09107208252" calcext:value-type="float">
            <text:p>110.0910720825</text:p>
          </table:table-cell>
          <table:table-cell office:value-type="float" office:value="107.77" calcext:value-type="float">
            <text:p>107.77</text:p>
          </table:table-cell>
          <table:table-cell office:value-type="float" office:value="111.871086120605" calcext:value-type="float">
            <text:p>111.8710861206</text:p>
          </table:table-cell>
          <table:table-cell/>
          <table:table-cell table:formula="of:=[.A549]-[.C549]" office:value-type="float" office:value="0" calcext:value-type="float">
            <text:p>0</text:p>
          </table:table-cell>
          <table:table-cell table:formula="of:=([.A549]-[.B549])^2" office:value-type="float" office:value="5.38737561225157" calcext:value-type="float">
            <text:p>5.3873756123</text:p>
          </table:table-cell>
          <table:table-cell table:formula="of:=([.C549]-[.D549])^2" office:value-type="float" office:value="16.8189073686228" calcext:value-type="float">
            <text:p>16.8189073686</text:p>
          </table:table-cell>
          <table:table-cell table:formula="of:=[.G549]-[.H549]" office:value-type="float" office:value="-11.4315317563713" calcext:value-type="float">
            <text:p>-11.4315317564</text:p>
          </table:table-cell>
          <table:table-cell table:formula="of:=([.A549]-(([.B549]+[.D549])/2))^2" office:value-type="float" office:value="10.3110289964915" calcext:value-type="float">
            <text:p>10.3110289965</text:p>
          </table:table-cell>
          <table:table-cell table:formula="of:=([.A549]-99.19)^2" office:value-type="float" office:value="73.6164" calcext:value-type="float">
            <text:p>73.6164</text:p>
          </table:table-cell>
        </table:table-row>
        <table:table-row table:style-name="ro1">
          <table:table-cell office:value-type="float" office:value="107.78" calcext:value-type="float">
            <text:p>107.78</text:p>
          </table:table-cell>
          <table:table-cell office:value-type="float" office:value="93.3856658935547" calcext:value-type="float">
            <text:p>93.3856658936</text:p>
          </table:table-cell>
          <table:table-cell office:value-type="float" office:value="107.78" calcext:value-type="float">
            <text:p>107.78</text:p>
          </table:table-cell>
          <table:table-cell office:value-type="float" office:value="94.1615905761719" calcext:value-type="float">
            <text:p>94.1615905762</text:p>
          </table:table-cell>
          <table:table-cell/>
          <table:table-cell table:formula="of:=[.A550]-[.C550]" office:value-type="float" office:value="0" calcext:value-type="float">
            <text:p>0</text:p>
          </table:table-cell>
          <table:table-cell table:formula="of:=([.A550]-[.B550])^2" office:value-type="float" office:value="207.196854367975" calcext:value-type="float">
            <text:p>207.196854368</text:p>
          </table:table-cell>
          <table:table-cell table:formula="of:=([.C550]-[.D550])^2" office:value-type="float" office:value="185.461075235011" calcext:value-type="float">
            <text:p>185.461075235</text:p>
          </table:table-cell>
          <table:table-cell table:formula="of:=[.G550]-[.H550]" office:value-type="float" office:value="21.7357791329641" calcext:value-type="float">
            <text:p>21.735779133</text:p>
          </table:table-cell>
          <table:table-cell table:formula="of:=([.A550]-(([.B550]+[.D550])/2))^2" office:value-type="float" office:value="196.178450023219" calcext:value-type="float">
            <text:p>196.1784500232</text:p>
          </table:table-cell>
          <table:table-cell table:formula="of:=([.A550]-99.19)^2" office:value-type="float" office:value="73.7881000000001" calcext:value-type="float">
            <text:p>73.7881</text:p>
          </table:table-cell>
        </table:table-row>
        <table:table-row table:style-name="ro1">
          <table:table-cell office:value-type="float" office:value="107.81" calcext:value-type="float">
            <text:p>107.81</text:p>
          </table:table-cell>
          <table:table-cell office:value-type="float" office:value="111.400085449219" calcext:value-type="float">
            <text:p>111.4000854492</text:p>
          </table:table-cell>
          <table:table-cell office:value-type="float" office:value="107.81" calcext:value-type="float">
            <text:p>107.81</text:p>
          </table:table-cell>
          <table:table-cell office:value-type="float" office:value="109.461730957031" calcext:value-type="float">
            <text:p>109.461730957</text:p>
          </table:table-cell>
          <table:table-cell/>
          <table:table-cell table:formula="of:=[.A551]-[.C551]" office:value-type="float" office:value="0" calcext:value-type="float">
            <text:p>0</text:p>
          </table:table-cell>
          <table:table-cell table:formula="of:=([.A551]-[.B551])^2" office:value-type="float" office:value="12.8887135326922" calcext:value-type="float">
            <text:p>12.8887135327</text:p>
          </table:table-cell>
          <table:table-cell table:formula="of:=([.C551]-[.D551])^2" office:value-type="float" office:value="2.72821515441536" calcext:value-type="float">
            <text:p>2.7282151544</text:p>
          </table:table-cell>
          <table:table-cell table:formula="of:=[.G551]-[.H551]" office:value-type="float" office:value="10.1604983782768" calcext:value-type="float">
            <text:p>10.1604983783</text:p>
          </table:table-cell>
          <table:table-cell table:formula="of:=([.A551]-(([.B551]+[.D551])/2))^2" office:value-type="float" office:value="6.8691598092079" calcext:value-type="float">
            <text:p>6.8691598092</text:p>
          </table:table-cell>
          <table:table-cell table:formula="of:=([.A551]-99.19)^2" office:value-type="float" office:value="74.3044000000001" calcext:value-type="float">
            <text:p>74.3044</text:p>
          </table:table-cell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110.25114440918" calcext:value-type="float">
            <text:p>110.2511444092</text:p>
          </table:table-cell>
          <table:table-cell office:value-type="float" office:value="107.9" calcext:value-type="float">
            <text:p>107.9</text:p>
          </table:table-cell>
          <table:table-cell office:value-type="float" office:value="109.591094970703" calcext:value-type="float">
            <text:p>109.5910949707</text:p>
          </table:table-cell>
          <table:table-cell/>
          <table:table-cell table:formula="of:=[.A552]-[.C552]" office:value-type="float" office:value="0" calcext:value-type="float">
            <text:p>0</text:p>
          </table:table-cell>
          <table:table-cell table:formula="of:=([.A552]-[.B552])^2" office:value-type="float" office:value="5.52788003281688" calcext:value-type="float">
            <text:p>5.5278800328</text:p>
          </table:table-cell>
          <table:table-cell table:formula="of:=([.C552]-[.D552])^2" office:value-type="float" office:value="2.85980219993738" calcext:value-type="float">
            <text:p>2.8598021999</text:p>
          </table:table-cell>
          <table:table-cell table:formula="of:=[.G552]-[.H552]" office:value-type="float" office:value="2.66807783287949" calcext:value-type="float">
            <text:p>2.6680778329</text:p>
          </table:table-cell>
          <table:table-cell table:formula="of:=([.A552]-(([.B552]+[.D552])/2))^2" office:value-type="float" office:value="4.08492480106882" calcext:value-type="float">
            <text:p>4.0849248011</text:p>
          </table:table-cell>
          <table:table-cell table:formula="of:=([.A552]-99.19)^2" office:value-type="float" office:value="75.8641000000001" calcext:value-type="float">
            <text:p>75.8641</text:p>
          </table:table-cell>
        </table:table-row>
        <table:table-row table:style-name="ro1">
          <table:table-cell office:value-type="float" office:value="107.94" calcext:value-type="float">
            <text:p>107.94</text:p>
          </table:table-cell>
          <table:table-cell office:value-type="float" office:value="110.441299438477" calcext:value-type="float">
            <text:p>110.4412994385</text:p>
          </table:table-cell>
          <table:table-cell office:value-type="float" office:value="107.94" calcext:value-type="float">
            <text:p>107.94</text:p>
          </table:table-cell>
          <table:table-cell office:value-type="float" office:value="107.788726806641" calcext:value-type="float">
            <text:p>107.7887268066</text:p>
          </table:table-cell>
          <table:table-cell/>
          <table:table-cell table:formula="of:=[.A553]-[.C553]" office:value-type="float" office:value="0" calcext:value-type="float">
            <text:p>0</text:p>
          </table:table-cell>
          <table:table-cell table:formula="of:=([.A553]-[.B553])^2" office:value-type="float" office:value="6.25649888092318" calcext:value-type="float">
            <text:p>6.2564988809</text:p>
          </table:table-cell>
          <table:table-cell table:formula="of:=([.C553]-[.D553])^2" office:value-type="float" office:value="0.0228835790291422" calcext:value-type="float">
            <text:p>0.022883579</text:p>
          </table:table-cell>
          <table:table-cell table:formula="of:=[.G553]-[.H553]" office:value-type="float" office:value="6.23361530189404" calcext:value-type="float">
            <text:p>6.2336153019</text:p>
          </table:table-cell>
          <table:table-cell table:formula="of:=([.A553]-(([.B553]+[.D553])/2))^2" office:value-type="float" office:value="1.3806558381849" calcext:value-type="float">
            <text:p>1.3806558382</text:p>
          </table:table-cell>
          <table:table-cell table:formula="of:=([.A553]-99.19)^2" office:value-type="float" office:value="76.5625" calcext:value-type="float">
            <text:p>76.5625</text:p>
          </table:table-cell>
        </table:table-row>
        <table:table-row table:style-name="ro1">
          <table:table-cell office:value-type="float" office:value="107.965" calcext:value-type="float">
            <text:p>107.965</text:p>
          </table:table-cell>
          <table:table-cell office:value-type="float" office:value="111.011405944824" calcext:value-type="float">
            <text:p>111.0114059448</text:p>
          </table:table-cell>
          <table:table-cell office:value-type="float" office:value="107.965" calcext:value-type="float">
            <text:p>107.965</text:p>
          </table:table-cell>
          <table:table-cell office:value-type="float" office:value="108.549812316895" calcext:value-type="float">
            <text:p>108.5498123169</text:p>
          </table:table-cell>
          <table:table-cell/>
          <table:table-cell table:formula="of:=[.A554]-[.C554]" office:value-type="float" office:value="0" calcext:value-type="float">
            <text:p>0</text:p>
          </table:table-cell>
          <table:table-cell table:formula="of:=([.A554]-[.B554])^2" office:value-type="float" office:value="9.28058918066032" calcext:value-type="float">
            <text:p>9.2805891807</text:p>
          </table:table-cell>
          <table:table-cell table:formula="of:=([.C554]-[.D554])^2" office:value-type="float" office:value="0.342005445991546" calcext:value-type="float">
            <text:p>0.342005446</text:p>
          </table:table-cell>
          <table:table-cell table:formula="of:=[.G554]-[.H554]" office:value-type="float" office:value="8.93858373466877" calcext:value-type="float">
            <text:p>8.9385837347</text:p>
          </table:table-cell>
          <table:table-cell table:formula="of:=([.A554]-(([.B554]+[.D554])/2))^2" office:value-type="float" office:value="3.29643651605992" calcext:value-type="float">
            <text:p>3.2964365161</text:p>
          </table:table-cell>
          <table:table-cell table:formula="of:=([.A554]-99.19)^2" office:value-type="float" office:value="77.0006250000001" calcext:value-type="float">
            <text:p>77.000625</text:p>
          </table:table-cell>
        </table:table-row>
        <table:table-row table:style-name="ro1">
          <table:table-cell office:value-type="float" office:value="108.01" calcext:value-type="float">
            <text:p>108.01</text:p>
          </table:table-cell>
          <table:table-cell office:value-type="float" office:value="94.1496047973633" calcext:value-type="float">
            <text:p>94.1496047974</text:p>
          </table:table-cell>
          <table:table-cell office:value-type="float" office:value="108.01" calcext:value-type="float">
            <text:p>108.01</text:p>
          </table:table-cell>
          <table:table-cell office:value-type="float" office:value="94.4069442749023" calcext:value-type="float">
            <text:p>94.4069442749</text:p>
          </table:table-cell>
          <table:table-cell/>
          <table:table-cell table:formula="of:=[.A555]-[.C555]" office:value-type="float" office:value="0" calcext:value-type="float">
            <text:p>0</text:p>
          </table:table-cell>
          <table:table-cell table:formula="of:=([.A555]-[.B555])^2" office:value-type="float" office:value="192.110555173275" calcext:value-type="float">
            <text:p>192.1105551733</text:p>
          </table:table-cell>
          <table:table-cell table:formula="of:=([.C555]-[.D555])^2" office:value-type="float" office:value="185.043125060112" calcext:value-type="float">
            <text:p>185.0431250601</text:p>
          </table:table-cell>
          <table:table-cell table:formula="of:=[.G555]-[.H555]" office:value-type="float" office:value="7.06743011316286" calcext:value-type="float">
            <text:p>7.0674301132</text:p>
          </table:table-cell>
          <table:table-cell table:formula="of:=([.A555]-(([.B555]+[.D555])/2))^2" office:value-type="float" office:value="188.560284215019" calcext:value-type="float">
            <text:p>188.560284215</text:p>
          </table:table-cell>
          <table:table-cell table:formula="of:=([.A555]-99.19)^2" office:value-type="float" office:value="77.7924000000001" calcext:value-type="float">
            <text:p>77.7924</text:p>
          </table:table-cell>
        </table:table-row>
        <table:table-row table:style-name="ro1">
          <table:table-cell office:value-type="float" office:value="108.06" calcext:value-type="float">
            <text:p>108.06</text:p>
          </table:table-cell>
          <table:table-cell office:value-type="float" office:value="110.408958435059" calcext:value-type="float">
            <text:p>110.4089584351</text:p>
          </table:table-cell>
          <table:table-cell office:value-type="float" office:value="108.06" calcext:value-type="float">
            <text:p>108.06</text:p>
          </table:table-cell>
          <table:table-cell office:value-type="float" office:value="111.193801879883" calcext:value-type="float">
            <text:p>111.1938018799</text:p>
          </table:table-cell>
          <table:table-cell/>
          <table:table-cell table:formula="of:=[.A556]-[.C556]" office:value-type="float" office:value="0" calcext:value-type="float">
            <text:p>0</text:p>
          </table:table-cell>
          <table:table-cell table:formula="of:=([.A556]-[.B556])^2" office:value-type="float" office:value="5.51760572963291" calcext:value-type="float">
            <text:p>5.5176057296</text:p>
          </table:table-cell>
          <table:table-cell table:formula="of:=([.C556]-[.D556])^2" office:value-type="float" office:value="9.82071422235704" calcext:value-type="float">
            <text:p>9.8207142224</text:p>
          </table:table-cell>
          <table:table-cell table:formula="of:=[.G556]-[.H556]" office:value-type="float" office:value="-4.30310849272413" calcext:value-type="float">
            <text:p>-4.3031084927</text:p>
          </table:table-cell>
          <table:table-cell table:formula="of:=([.A556]-(([.B556]+[.D556])/2))^2" office:value-type="float" office:value="7.51516516777409" calcext:value-type="float">
            <text:p>7.5151651678</text:p>
          </table:table-cell>
          <table:table-cell table:formula="of:=([.A556]-99.19)^2" office:value-type="float" office:value="78.6769000000001" calcext:value-type="float">
            <text:p>78.6769</text:p>
          </table:table-cell>
        </table:table-row>
        <table:table-row table:style-name="ro1">
          <table:table-cell office:value-type="float" office:value="108.09" calcext:value-type="float">
            <text:p>108.09</text:p>
          </table:table-cell>
          <table:table-cell office:value-type="float" office:value="93.2076873779297" calcext:value-type="float">
            <text:p>93.2076873779</text:p>
          </table:table-cell>
          <table:table-cell office:value-type="float" office:value="108.09" calcext:value-type="float">
            <text:p>108.09</text:p>
          </table:table-cell>
          <table:table-cell office:value-type="float" office:value="92.1147842407227" calcext:value-type="float">
            <text:p>92.1147842407</text:p>
          </table:table-cell>
          <table:table-cell/>
          <table:table-cell table:formula="of:=[.A557]-[.C557]" office:value-type="float" office:value="0" calcext:value-type="float">
            <text:p>0</text:p>
          </table:table-cell>
          <table:table-cell table:formula="of:=([.A557]-[.B557])^2" office:value-type="float" office:value="221.483228981033" calcext:value-type="float">
            <text:p>221.483228981</text:p>
          </table:table-cell>
          <table:table-cell table:formula="of:=([.C557]-[.D557])^2" office:value-type="float" office:value="255.207518555463" calcext:value-type="float">
            <text:p>255.2075185555</text:p>
          </table:table-cell>
          <table:table-cell table:formula="of:=[.G557]-[.H557]" office:value-type="float" office:value="-33.7242895744299" calcext:value-type="float">
            <text:p>-33.7242895744</text:p>
          </table:table-cell>
          <table:table-cell table:formula="of:=([.A557]-(([.B557]+[.D557])/2))^2" office:value-type="float" office:value="238.046764451419" calcext:value-type="float">
            <text:p>238.0467644514</text:p>
          </table:table-cell>
          <table:table-cell table:formula="of:=([.A557]-99.19)^2" office:value-type="float" office:value="79.2100000000001" calcext:value-type="float">
            <text:p>79.21</text:p>
          </table:table-cell>
        </table:table-row>
        <table:table-row table:style-name="ro1">
          <table:table-cell office:value-type="float" office:value="108.12" calcext:value-type="float">
            <text:p>108.12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08.12" calcext:value-type="float">
            <text:p>108.12</text:p>
          </table:table-cell>
          <table:table-cell office:value-type="float" office:value="109.955741882324" calcext:value-type="float">
            <text:p>109.9557418823</text:p>
          </table:table-cell>
          <table:table-cell/>
          <table:table-cell table:formula="of:=[.A558]-[.C558]" office:value-type="float" office:value="0" calcext:value-type="float">
            <text:p>0</text:p>
          </table:table-cell>
          <table:table-cell table:formula="of:=([.A558]-[.B558])^2" office:value-type="float" office:value="6.22981216572977" calcext:value-type="float">
            <text:p>6.2298121657</text:p>
          </table:table-cell>
          <table:table-cell table:formula="of:=([.C558]-[.D558])^2" office:value-type="float" office:value="3.36994825851925" calcext:value-type="float">
            <text:p>3.3699482585</text:p>
          </table:table-cell>
          <table:table-cell table:formula="of:=[.G558]-[.H558]" office:value-type="float" office:value="2.85986390721052" calcext:value-type="float">
            <text:p>2.8598639072</text:p>
          </table:table-cell>
          <table:table-cell table:formula="of:=([.A558]-(([.B558]+[.D558])/2))^2" office:value-type="float" office:value="4.69090849621974" calcext:value-type="float">
            <text:p>4.6909084962</text:p>
          </table:table-cell>
          <table:table-cell table:formula="of:=([.A558]-99.19)^2" office:value-type="float" office:value="79.7449000000001" calcext:value-type="float">
            <text:p>79.7449</text:p>
          </table:table-cell>
        </table:table-row>
        <table:table-row table:style-name="ro1">
          <table:table-cell office:value-type="float" office:value="108.14" calcext:value-type="float">
            <text:p>108.14</text:p>
          </table:table-cell>
          <table:table-cell office:value-type="float" office:value="111.617599487305" calcext:value-type="float">
            <text:p>111.6175994873</text:p>
          </table:table-cell>
          <table:table-cell office:value-type="float" office:value="108.14" calcext:value-type="float">
            <text:p>108.14</text:p>
          </table:table-cell>
          <table:table-cell office:value-type="float" office:value="105.828308105469" calcext:value-type="float">
            <text:p>105.8283081055</text:p>
          </table:table-cell>
          <table:table-cell/>
          <table:table-cell table:formula="of:=[.A559]-[.C559]" office:value-type="float" office:value="0" calcext:value-type="float">
            <text:p>0</text:p>
          </table:table-cell>
          <table:table-cell table:formula="of:=([.A559]-[.B559])^2" office:value-type="float" office:value="12.0936981941018" calcext:value-type="float">
            <text:p>12.0936981941</text:p>
          </table:table-cell>
          <table:table-cell table:formula="of:=([.C559]-[.D559])^2" office:value-type="float" office:value="5.34391941524148" calcext:value-type="float">
            <text:p>5.3439194152</text:p>
          </table:table-cell>
          <table:table-cell table:formula="of:=[.G559]-[.H559]" office:value-type="float" office:value="6.74977877886034" calcext:value-type="float">
            <text:p>6.7497787789</text:p>
          </table:table-cell>
          <table:table-cell table:formula="of:=([.A559]-(([.B559]+[.D559])/2))^2" office:value-type="float" office:value="0.339835128721687" calcext:value-type="float">
            <text:p>0.3398351287</text:p>
          </table:table-cell>
          <table:table-cell table:formula="of:=([.A559]-99.19)^2" office:value-type="float" office:value="80.1025" calcext:value-type="float">
            <text:p>80.1025</text:p>
          </table:table-cell>
        </table:table-row>
        <table:table-row table:style-name="ro1">
          <table:table-cell office:value-type="float" office:value="108.19" calcext:value-type="float">
            <text:p>108.19</text:p>
          </table:table-cell>
          <table:table-cell office:value-type="float" office:value="93.836181640625" calcext:value-type="float">
            <text:p>93.8361816406</text:p>
          </table:table-cell>
          <table:table-cell office:value-type="float" office:value="108.19" calcext:value-type="float">
            <text:p>108.19</text:p>
          </table:table-cell>
          <table:table-cell office:value-type="float" office:value="95.28466796875" calcext:value-type="float">
            <text:p>95.2846679688</text:p>
          </table:table-cell>
          <table:table-cell/>
          <table:table-cell table:formula="of:=[.A560]-[.C560]" office:value-type="float" office:value="0" calcext:value-type="float">
            <text:p>0</text:p>
          </table:table-cell>
          <table:table-cell table:formula="of:=([.A560]-[.B560])^2" office:value-type="float" office:value="206.032101493931" calcext:value-type="float">
            <text:p>206.0321014939</text:p>
          </table:table-cell>
          <table:table-cell table:formula="of:=([.C560]-[.D560])^2" office:value-type="float" office:value="166.547594836807" calcext:value-type="float">
            <text:p>166.5475948368</text:p>
          </table:table-cell>
          <table:table-cell table:formula="of:=[.G560]-[.H560]" office:value-type="float" office:value="39.4845066571236" calcext:value-type="float">
            <text:p>39.4845066571</text:p>
          </table:table-cell>
          <table:table-cell table:formula="of:=([.A560]-(([.B560]+[.D560])/2))^2" office:value-type="float" office:value="185.765320004678" calcext:value-type="float">
            <text:p>185.7653200047</text:p>
          </table:table-cell>
          <table:table-cell table:formula="of:=([.A560]-99.19)^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110.066459655762" calcext:value-type="float">
            <text:p>110.0664596558</text:p>
          </table:table-cell>
          <table:table-cell office:value-type="float" office:value="108.2" calcext:value-type="float">
            <text:p>108.2</text:p>
          </table:table-cell>
          <table:table-cell office:value-type="float" office:value="105.90259552002" calcext:value-type="float">
            <text:p>105.90259552</text:p>
          </table:table-cell>
          <table:table-cell/>
          <table:table-cell table:formula="of:=[.A561]-[.C561]" office:value-type="float" office:value="0" calcext:value-type="float">
            <text:p>0</text:p>
          </table:table-cell>
          <table:table-cell table:formula="of:=([.A561]-[.B561])^2" office:value-type="float" office:value="3.48367164658614" calcext:value-type="float">
            <text:p>3.4836716466</text:p>
          </table:table-cell>
          <table:table-cell table:formula="of:=([.C561]-[.D561])^2" office:value-type="float" office:value="5.27806734463434" calcext:value-type="float">
            <text:p>5.2780673446</text:p>
          </table:table-cell>
          <table:table-cell table:formula="of:=[.G561]-[.H561]" office:value-type="float" office:value="-1.7943956980482" calcext:value-type="float">
            <text:p>-1.794395698</text:p>
          </table:table-cell>
          <table:table-cell table:formula="of:=([.A561]-(([.B561]+[.D561])/2))^2" office:value-type="float" office:value="0.0464283603802336" calcext:value-type="float">
            <text:p>0.0464283604</text:p>
          </table:table-cell>
          <table:table-cell table:formula="of:=([.A561]-99.19)^2" office:value-type="float" office:value="81.1801000000001" calcext:value-type="float">
            <text:p>81.1801</text:p>
          </table:table-cell>
        </table:table-row>
        <table:table-row table:style-name="ro1">
          <table:table-cell office:value-type="float" office:value="108.21" calcext:value-type="float">
            <text:p>108.21</text:p>
          </table:table-cell>
          <table:table-cell office:value-type="float" office:value="110.802864074707" calcext:value-type="float">
            <text:p>110.8028640747</text:p>
          </table:table-cell>
          <table:table-cell office:value-type="float" office:value="108.21" calcext:value-type="float">
            <text:p>108.21</text:p>
          </table:table-cell>
          <table:table-cell office:value-type="float" office:value="109.509742736816" calcext:value-type="float">
            <text:p>109.5097427368</text:p>
          </table:table-cell>
          <table:table-cell/>
          <table:table-cell table:formula="of:=[.A562]-[.C562]" office:value-type="float" office:value="0" calcext:value-type="float">
            <text:p>0</text:p>
          </table:table-cell>
          <table:table-cell table:formula="of:=([.A562]-[.B562])^2" office:value-type="float" office:value="6.72294410990638" calcext:value-type="float">
            <text:p>6.7229441099</text:p>
          </table:table-cell>
          <table:table-cell table:formula="of:=([.C562]-[.D562])^2" office:value-type="float" office:value="1.68933118190702" calcext:value-type="float">
            <text:p>1.6893311819</text:p>
          </table:table-cell>
          <table:table-cell table:formula="of:=[.G562]-[.H562]" office:value-type="float" office:value="5.03361292799936" calcext:value-type="float">
            <text:p>5.033612928</text:p>
          </table:table-cell>
          <table:table-cell table:formula="of:=([.A562]-(([.B562]+[.D562])/2))^2" office:value-type="float" office:value="3.78809694727969" calcext:value-type="float">
            <text:p>3.7880969473</text:p>
          </table:table-cell>
          <table:table-cell table:formula="of:=([.A562]-99.19)^2" office:value-type="float" office:value="81.3603999999999" calcext:value-type="float">
            <text:p>81.3604</text:p>
          </table:table-cell>
        </table:table-row>
        <table:table-row table:style-name="ro1">
          <table:table-cell office:value-type="float" office:value="108.21" calcext:value-type="float">
            <text:p>108.21</text:p>
          </table:table-cell>
          <table:table-cell office:value-type="float" office:value="110.698638916016" calcext:value-type="float">
            <text:p>110.698638916</text:p>
          </table:table-cell>
          <table:table-cell office:value-type="float" office:value="108.21" calcext:value-type="float">
            <text:p>108.21</text:p>
          </table:table-cell>
          <table:table-cell office:value-type="float" office:value="108.262077331543" calcext:value-type="float">
            <text:p>108.2620773315</text:p>
          </table:table-cell>
          <table:table-cell/>
          <table:table-cell table:formula="of:=[.A563]-[.C563]" office:value-type="float" office:value="0" calcext:value-type="float">
            <text:p>0</text:p>
          </table:table-cell>
          <table:table-cell table:formula="of:=([.A563]-[.B563])^2" office:value-type="float" office:value="6.19332365430746" calcext:value-type="float">
            <text:p>6.1933236543</text:p>
          </table:table-cell>
          <table:table-cell table:formula="of:=([.C563]-[.D563])^2" office:value-type="float" office:value="0.00271204846063694" calcext:value-type="float">
            <text:p>0.0027120485</text:p>
          </table:table-cell>
          <table:table-cell table:formula="of:=[.G563]-[.H563]" office:value-type="float" office:value="6.19061160584682" calcext:value-type="float">
            <text:p>6.1906116058</text:p>
          </table:table-cell>
          <table:table-cell table:formula="of:=([.A563]-(([.B563]+[.D563])/2))^2" office:value-type="float" office:value="1.61380976265207" calcext:value-type="float">
            <text:p>1.6138097627</text:p>
          </table:table-cell>
          <table:table-cell table:formula="of:=([.A563]-99.19)^2" office:value-type="float" office:value="81.3603999999999" calcext:value-type="float">
            <text:p>81.3604</text:p>
          </table:table-cell>
        </table:table-row>
        <table:table-row table:style-name="ro1">
          <table:table-cell office:value-type="float" office:value="108.24" calcext:value-type="float">
            <text:p>108.24</text:p>
          </table:table-cell>
          <table:table-cell office:value-type="float" office:value="110.698638916016" calcext:value-type="float">
            <text:p>110.698638916</text:p>
          </table:table-cell>
          <table:table-cell office:value-type="float" office:value="108.24" calcext:value-type="float">
            <text:p>108.24</text:p>
          </table:table-cell>
          <table:table-cell office:value-type="float" office:value="108.589248657227" calcext:value-type="float">
            <text:p>108.5892486572</text:p>
          </table:table-cell>
          <table:table-cell/>
          <table:table-cell table:formula="of:=[.A564]-[.C564]" office:value-type="float" office:value="0" calcext:value-type="float">
            <text:p>0</text:p>
          </table:table-cell>
          <table:table-cell table:formula="of:=([.A564]-[.B564])^2" office:value-type="float" office:value="6.04490531934651" calcext:value-type="float">
            <text:p>6.0449053193</text:p>
          </table:table-cell>
          <table:table-cell table:formula="of:=([.C564]-[.D564])^2" office:value-type="float" office:value="0.121974624574561" calcext:value-type="float">
            <text:p>0.1219746246</text:p>
          </table:table-cell>
          <table:table-cell table:formula="of:=[.G564]-[.H564]" office:value-type="float" office:value="5.92293069477195" calcext:value-type="float">
            <text:p>5.9229306948</text:p>
          </table:table-cell>
          <table:table-cell table:formula="of:=([.A564]-(([.B564]+[.D564])/2))^2" office:value-type="float" office:value="1.97105815599199" calcext:value-type="float">
            <text:p>1.971058156</text:p>
          </table:table-cell>
          <table:table-cell table:formula="of:=([.A564]-99.19)^2" office:value-type="float" office:value="81.9025" calcext:value-type="float">
            <text:p>81.9025</text:p>
          </table:table-cell>
        </table:table-row>
        <table:table-row table:style-name="ro1">
          <table:table-cell office:value-type="float" office:value="108.25" calcext:value-type="float">
            <text:p>108.25</text:p>
          </table:table-cell>
          <table:table-cell office:value-type="float" office:value="111.047828674316" calcext:value-type="float">
            <text:p>111.0478286743</text:p>
          </table:table-cell>
          <table:table-cell office:value-type="float" office:value="108.25" calcext:value-type="float">
            <text:p>108.25</text:p>
          </table:table-cell>
          <table:table-cell office:value-type="float" office:value="114.162071228027" calcext:value-type="float">
            <text:p>114.162071228</text:p>
          </table:table-cell>
          <table:table-cell/>
          <table:table-cell table:formula="of:=[.A565]-[.C565]" office:value-type="float" office:value="0" calcext:value-type="float">
            <text:p>0</text:p>
          </table:table-cell>
          <table:table-cell table:formula="of:=([.A565]-[.B565])^2" office:value-type="float" office:value="7.8278452908271" calcext:value-type="float">
            <text:p>7.8278452908</text:p>
          </table:table-cell>
          <table:table-cell table:formula="of:=([.C565]-[.D565])^2" office:value-type="float" office:value="34.9525862052687" calcext:value-type="float">
            <text:p>34.9525862053</text:p>
          </table:table-cell>
          <table:table-cell table:formula="of:=[.G565]-[.H565]" office:value-type="float" office:value="-27.1247409144416" calcext:value-type="float">
            <text:p>-27.1247409144</text:p>
          </table:table-cell>
          <table:table-cell table:formula="of:=([.A565]-(([.B565]+[.D565])/2))^2" office:value-type="float" office:value="18.9655890772119" calcext:value-type="float">
            <text:p>18.9655890772</text:p>
          </table:table-cell>
          <table:table-cell table:formula="of:=([.A565]-99.19)^2" office:value-type="float" office:value="82.0836" calcext:value-type="float">
            <text:p>82.0836</text:p>
          </table:table-cell>
        </table:table-row>
        <table:table-row table:style-name="ro1">
          <table:table-cell office:value-type="float" office:value="108.25" calcext:value-type="float">
            <text:p>108.25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08.25" calcext:value-type="float">
            <text:p>108.25</text:p>
          </table:table-cell>
          <table:table-cell office:value-type="float" office:value="109.320594787598" calcext:value-type="float">
            <text:p>109.3205947876</text:p>
          </table:table-cell>
          <table:table-cell/>
          <table:table-cell table:formula="of:=[.A566]-[.C566]" office:value-type="float" office:value="0" calcext:value-type="float">
            <text:p>0</text:p>
          </table:table-cell>
          <table:table-cell table:formula="of:=([.A566]-[.B566])^2" office:value-type="float" office:value="5.59776278218487" calcext:value-type="float">
            <text:p>5.5977627822</text:p>
          </table:table-cell>
          <table:table-cell table:formula="of:=([.C566]-[.D566])^2" office:value-type="float" office:value="1.14617319923127" calcext:value-type="float">
            <text:p>1.1461731992</text:p>
          </table:table-cell>
          <table:table-cell table:formula="of:=[.G566]-[.H566]" office:value-type="float" office:value="4.4515895829536" calcext:value-type="float">
            <text:p>4.451589583</text:p>
          </table:table-cell>
          <table:table-cell table:formula="of:=([.A566]-(([.B566]+[.D566])/2))^2" office:value-type="float" office:value="2.95247577154078" calcext:value-type="float">
            <text:p>2.9524757715</text:p>
          </table:table-cell>
          <table:table-cell table:formula="of:=([.A566]-99.19)^2" office:value-type="float" office:value="82.0836" calcext:value-type="float">
            <text:p>82.0836</text:p>
          </table:table-cell>
        </table:table-row>
        <table:table-row table:style-name="ro1">
          <table:table-cell office:value-type="float" office:value="108.26" calcext:value-type="float">
            <text:p>108.26</text:p>
          </table:table-cell>
          <table:table-cell office:value-type="float" office:value="110.168441772461" calcext:value-type="float">
            <text:p>110.1684417725</text:p>
          </table:table-cell>
          <table:table-cell office:value-type="float" office:value="108.26" calcext:value-type="float">
            <text:p>108.26</text:p>
          </table:table-cell>
          <table:table-cell office:value-type="float" office:value="110.973754882813" calcext:value-type="float">
            <text:p>110.9737548828</text:p>
          </table:table-cell>
          <table:table-cell/>
          <table:table-cell table:formula="of:=[.A567]-[.C567]" office:value-type="float" office:value="0" calcext:value-type="float">
            <text:p>0</text:p>
          </table:table-cell>
          <table:table-cell table:formula="of:=([.A567]-[.B567])^2" office:value-type="float" office:value="3.64214999887388" calcext:value-type="float">
            <text:p>3.6421499989</text:p>
          </table:table-cell>
          <table:table-cell table:formula="of:=([.C567]-[.D567])^2" office:value-type="float" office:value="7.36446556398874" calcext:value-type="float">
            <text:p>7.364465564</text:p>
          </table:table-cell>
          <table:table-cell table:formula="of:=[.G567]-[.H567]" office:value-type="float" office:value="-3.72231556511486" calcext:value-type="float">
            <text:p>-3.7223155651</text:p>
          </table:table-cell>
          <table:table-cell table:formula="of:=([.A567]-(([.B567]+[.D567])/2))^2" office:value-type="float" office:value="5.34117548000528" calcext:value-type="float">
            <text:p>5.34117548</text:p>
          </table:table-cell>
          <table:table-cell table:formula="of:=([.A567]-99.19)^2" office:value-type="float" office:value="82.2648999999999" calcext:value-type="float">
            <text:p>82.2649</text:p>
          </table:table-cell>
        </table:table-row>
        <table:table-row table:style-name="ro1">
          <table:table-cell office:value-type="float" office:value="108.28" calcext:value-type="float">
            <text:p>108.28</text:p>
          </table:table-cell>
          <table:table-cell office:value-type="float" office:value="110.536666870117" calcext:value-type="float">
            <text:p>110.5366668701</text:p>
          </table:table-cell>
          <table:table-cell office:value-type="float" office:value="108.28" calcext:value-type="float">
            <text:p>108.28</text:p>
          </table:table-cell>
          <table:table-cell office:value-type="float" office:value="107.651718139648" calcext:value-type="float">
            <text:p>107.6517181396</text:p>
          </table:table-cell>
          <table:table-cell/>
          <table:table-cell table:formula="of:=[.A568]-[.C568]" office:value-type="float" office:value="0" calcext:value-type="float">
            <text:p>0</text:p>
          </table:table-cell>
          <table:table-cell table:formula="of:=([.A568]-[.B568])^2" office:value-type="float" office:value="5.0925453626845" calcext:value-type="float">
            <text:p>5.0925453627</text:p>
          </table:table-cell>
          <table:table-cell table:formula="of:=([.C568]-[.D568])^2" office:value-type="float" office:value="0.394738096046822" calcext:value-type="float">
            <text:p>0.394738096</text:p>
          </table:table-cell>
          <table:table-cell table:formula="of:=[.G568]-[.H568]" office:value-type="float" office:value="4.69780726663768" calcext:value-type="float">
            <text:p>4.6978072666</text:p>
          </table:table-cell>
          <table:table-cell table:formula="of:=([.A568]-(([.B568]+[.D568])/2))^2" office:value-type="float" office:value="0.662909435007347" calcext:value-type="float">
            <text:p>0.662909435</text:p>
          </table:table-cell>
          <table:table-cell table:formula="of:=([.A568]-99.19)^2" office:value-type="float" office:value="82.6281000000001" calcext:value-type="float">
            <text:p>82.6281</text:p>
          </table:table-cell>
        </table:table-row>
        <table:table-row table:style-name="ro1">
          <table:table-cell office:value-type="float" office:value="108.33" calcext:value-type="float">
            <text:p>108.33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08.33" calcext:value-type="float">
            <text:p>108.33</text:p>
          </table:table-cell>
          <table:table-cell office:value-type="float" office:value="111.013214111328" calcext:value-type="float">
            <text:p>111.0132141113</text:p>
          </table:table-cell>
          <table:table-cell/>
          <table:table-cell table:formula="of:=[.A569]-[.C569]" office:value-type="float" office:value="0" calcext:value-type="float">
            <text:p>0</text:p>
          </table:table-cell>
          <table:table-cell table:formula="of:=([.A569]-[.B569])^2" office:value-type="float" office:value="5.22560931538801" calcext:value-type="float">
            <text:p>5.2256093154</text:p>
          </table:table-cell>
          <table:table-cell table:formula="of:=([.C569]-[.D569])^2" office:value-type="float" office:value="7.19963796723039" calcext:value-type="float">
            <text:p>7.1996379672</text:p>
          </table:table-cell>
          <table:table-cell table:formula="of:=[.G569]-[.H569]" office:value-type="float" office:value="-1.97402865184238" calcext:value-type="float">
            <text:p>-1.9740286518</text:p>
          </table:table-cell>
          <table:table-cell table:formula="of:=([.A569]-(([.B569]+[.D569])/2))^2" office:value-type="float" office:value="6.17317076870635" calcext:value-type="float">
            <text:p>6.1731707687</text:p>
          </table:table-cell>
          <table:table-cell table:formula="of:=([.A569]-99.19)^2" office:value-type="float" office:value="83.5396" calcext:value-type="float">
            <text:p>83.5396</text:p>
          </table:table-cell>
        </table:table-row>
        <table:table-row table:style-name="ro1">
          <table:table-cell office:value-type="float" office:value="108.33" calcext:value-type="float">
            <text:p>108.33</text:p>
          </table:table-cell>
          <table:table-cell office:value-type="float" office:value="110.536666870117" calcext:value-type="float">
            <text:p>110.5366668701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9.961090087891" calcext:value-type="float">
            <text:p>109.9610900879</text:p>
          </table:table-cell>
          <table:table-cell/>
          <table:table-cell table:formula="of:=[.A570]-[.C570]" office:value-type="float" office:value="0" calcext:value-type="float">
            <text:p>0</text:p>
          </table:table-cell>
          <table:table-cell table:formula="of:=([.A570]-[.B570])^2" office:value-type="float" office:value="4.86937867567279" calcext:value-type="float">
            <text:p>4.8693786757</text:p>
          </table:table-cell>
          <table:table-cell table:formula="of:=([.C570]-[.D570])^2" office:value-type="float" office:value="2.66045487481505" calcext:value-type="float">
            <text:p>2.6604548748</text:p>
          </table:table-cell>
          <table:table-cell table:formula="of:=[.G570]-[.H570]" office:value-type="float" office:value="2.20892380085774" calcext:value-type="float">
            <text:p>2.2089238009</text:p>
          </table:table-cell>
          <table:table-cell table:formula="of:=([.A570]-(([.B570]+[.D570])/2))^2" office:value-type="float" office:value="3.68209461718435" calcext:value-type="float">
            <text:p>3.6820946172</text:p>
          </table:table-cell>
          <table:table-cell table:formula="of:=([.A570]-99.19)^2" office:value-type="float" office:value="83.5396" calcext:value-type="float">
            <text:p>83.5396</text:p>
          </table:table-cell>
        </table:table-row>
        <table:table-row table:style-name="ro1">
          <table:table-cell office:value-type="float" office:value="108.34" calcext:value-type="float">
            <text:p>108.34</text:p>
          </table:table-cell>
          <table:table-cell office:value-type="float" office:value="110.624046325684" calcext:value-type="float">
            <text:p>110.6240463257</text:p>
          </table:table-cell>
          <table:table-cell office:value-type="float" office:value="108.34" calcext:value-type="float">
            <text:p>108.34</text:p>
          </table:table-cell>
          <table:table-cell office:value-type="float" office:value="108.824851989746" calcext:value-type="float">
            <text:p>108.8248519897</text:p>
          </table:table-cell>
          <table:table-cell/>
          <table:table-cell table:formula="of:=[.A571]-[.C571]" office:value-type="float" office:value="0" calcext:value-type="float">
            <text:p>0</text:p>
          </table:table-cell>
          <table:table-cell table:formula="of:=([.A571]-[.B571])^2" office:value-type="float" office:value="5.21686761786871" calcext:value-type="float">
            <text:p>5.2168676179</text:p>
          </table:table-cell>
          <table:table-cell table:formula="of:=([.C571]-[.D571])^2" office:value-type="float" office:value="0.235081451960743" calcext:value-type="float">
            <text:p>0.235081452</text:p>
          </table:table-cell>
          <table:table-cell table:formula="of:=[.G571]-[.H571]" office:value-type="float" office:value="4.98178616590797" calcext:value-type="float">
            <text:p>4.9817861659</text:p>
          </table:table-cell>
          <table:table-cell table:formula="of:=([.A571]-(([.B571]+[.D571])/2))^2" office:value-type="float" office:value="1.91669947029733" calcext:value-type="float">
            <text:p>1.9166994703</text:p>
          </table:table-cell>
          <table:table-cell table:formula="of:=([.A571]-99.19)^2" office:value-type="float" office:value="83.7225000000001" calcext:value-type="float">
            <text:p>83.7225</text:p>
          </table:table-cell>
        </table:table-row>
        <table:table-row table:style-name="ro1">
          <table:table-cell office:value-type="float" office:value="108.34" calcext:value-type="float">
            <text:p>108.34</text:p>
          </table:table-cell>
          <table:table-cell office:value-type="float" office:value="111.873992919922" calcext:value-type="float">
            <text:p>111.8739929199</text:p>
          </table:table-cell>
          <table:table-cell office:value-type="float" office:value="108.34" calcext:value-type="float">
            <text:p>108.34</text:p>
          </table:table-cell>
          <table:table-cell office:value-type="float" office:value="106.539329528809" calcext:value-type="float">
            <text:p>106.5393295288</text:p>
          </table:table-cell>
          <table:table-cell/>
          <table:table-cell table:formula="of:=[.A572]-[.C572]" office:value-type="float" office:value="0" calcext:value-type="float">
            <text:p>0</text:p>
          </table:table-cell>
          <table:table-cell table:formula="of:=([.A572]-[.B572])^2" office:value-type="float" office:value="12.4891059580579" calcext:value-type="float">
            <text:p>12.4891059581</text:p>
          </table:table-cell>
          <table:table-cell table:formula="of:=([.C572]-[.D572])^2" office:value-type="float" office:value="3.24241414582069" calcext:value-type="float">
            <text:p>3.2424141458</text:p>
          </table:table-cell>
          <table:table-cell table:formula="of:=[.G572]-[.H572]" office:value-type="float" office:value="9.24669181223722" calcext:value-type="float">
            <text:p>9.2466918122</text:p>
          </table:table-cell>
          <table:table-cell table:formula="of:=([.A572]-(([.B572]+[.D572])/2))^2" office:value-type="float" office:value="0.751101677818241" calcext:value-type="float">
            <text:p>0.7511016778</text:p>
          </table:table-cell>
          <table:table-cell table:formula="of:=([.A572]-99.19)^2" office:value-type="float" office:value="83.7225000000001" calcext:value-type="float">
            <text:p>83.7225</text:p>
          </table:table-cell>
        </table:table-row>
        <table:table-row table:style-name="ro1">
          <table:table-cell office:value-type="float" office:value="108.37" calcext:value-type="float">
            <text:p>108.37</text:p>
          </table:table-cell>
          <table:table-cell office:value-type="float" office:value="110.330635070801" calcext:value-type="float">
            <text:p>110.3306350708</text:p>
          </table:table-cell>
          <table:table-cell office:value-type="float" office:value="108.37" calcext:value-type="float">
            <text:p>108.37</text:p>
          </table:table-cell>
          <table:table-cell office:value-type="float" office:value="109.994148254395" calcext:value-type="float">
            <text:p>109.9941482544</text:p>
          </table:table-cell>
          <table:table-cell/>
          <table:table-cell table:formula="of:=[.A573]-[.C573]" office:value-type="float" office:value="0" calcext:value-type="float">
            <text:p>0</text:p>
          </table:table-cell>
          <table:table-cell table:formula="of:=([.A573]-[.B573])^2" office:value-type="float" office:value="3.84408988085397" calcext:value-type="float">
            <text:p>3.8440898809</text:p>
          </table:table-cell>
          <table:table-cell table:formula="of:=([.C573]-[.D573])^2" office:value-type="float" office:value="2.63785755225279" calcext:value-type="float">
            <text:p>2.6378575523</text:p>
          </table:table-cell>
          <table:table-cell table:formula="of:=[.G573]-[.H573]" office:value-type="float" office:value="1.20623232860118" calcext:value-type="float">
            <text:p>1.2062323286</text:p>
          </table:table-cell>
          <table:table-cell table:formula="of:=([.A573]-(([.B573]+[.D573])/2))^2" office:value-type="float" office:value="3.21266787214957" calcext:value-type="float">
            <text:p>3.2126678721</text:p>
          </table:table-cell>
          <table:table-cell table:formula="of:=([.A573]-99.19)^2" office:value-type="float" office:value="84.2724000000001" calcext:value-type="float">
            <text:p>84.2724</text:p>
          </table:table-cell>
        </table:table-row>
        <table:table-row table:style-name="ro1">
          <table:table-cell office:value-type="float" office:value="108.37" calcext:value-type="float">
            <text:p>108.37</text:p>
          </table:table-cell>
          <table:table-cell office:value-type="float" office:value="110.353660583496" calcext:value-type="float">
            <text:p>110.3536605835</text:p>
          </table:table-cell>
          <table:table-cell office:value-type="float" office:value="108.37" calcext:value-type="float">
            <text:p>108.37</text:p>
          </table:table-cell>
          <table:table-cell office:value-type="float" office:value="109.138549804688" calcext:value-type="float">
            <text:p>109.1385498047</text:p>
          </table:table-cell>
          <table:table-cell/>
          <table:table-cell table:formula="of:=[.A574]-[.C574]" office:value-type="float" office:value="0" calcext:value-type="float">
            <text:p>0</text:p>
          </table:table-cell>
          <table:table-cell table:formula="of:=([.A574]-[.B574])^2" office:value-type="float" office:value="3.93490931051604" calcext:value-type="float">
            <text:p>3.9349093105</text:p>
          </table:table-cell>
          <table:table-cell table:formula="of:=([.C574]-[.D574])^2" office:value-type="float" office:value="0.590668802285187" calcext:value-type="float">
            <text:p>0.5906688023</text:p>
          </table:table-cell>
          <table:table-cell table:formula="of:=[.G574]-[.H574]" office:value-type="float" office:value="3.34424050823086" calcext:value-type="float">
            <text:p>3.3442405082</text:p>
          </table:table-cell>
          <table:table-cell table:formula="of:=([.A574]-(([.B574]+[.D574])/2))^2" office:value-type="float" office:value="1.89366550520641" calcext:value-type="float">
            <text:p>1.8936655052</text:p>
          </table:table-cell>
          <table:table-cell table:formula="of:=([.A574]-99.19)^2" office:value-type="float" office:value="84.2724000000001" calcext:value-type="float">
            <text:p>84.2724</text:p>
          </table:table-cell>
        </table:table-row>
        <table:table-row table:style-name="ro1">
          <table:table-cell office:value-type="float" office:value="108.42" calcext:value-type="float">
            <text:p>108.42</text:p>
          </table:table-cell>
          <table:table-cell office:value-type="float" office:value="110.064170837402" calcext:value-type="float">
            <text:p>110.0641708374</text:p>
          </table:table-cell>
          <table:table-cell office:value-type="float" office:value="108.42" calcext:value-type="float">
            <text:p>108.42</text:p>
          </table:table-cell>
          <table:table-cell office:value-type="float" office:value="110.424934387207" calcext:value-type="float">
            <text:p>110.4249343872</text:p>
          </table:table-cell>
          <table:table-cell/>
          <table:table-cell table:formula="of:=[.A575]-[.C575]" office:value-type="float" office:value="0" calcext:value-type="float">
            <text:p>0</text:p>
          </table:table-cell>
          <table:table-cell table:formula="of:=([.A575]-[.B575])^2" office:value-type="float" office:value="2.70329774256432" calcext:value-type="float">
            <text:p>2.7032977426</text:p>
          </table:table-cell>
          <table:table-cell table:formula="of:=([.C575]-[.D575])^2" office:value-type="float" office:value="4.01976189700523" calcext:value-type="float">
            <text:p>4.019761897</text:p>
          </table:table-cell>
          <table:table-cell table:formula="of:=[.G575]-[.H575]" office:value-type="float" office:value="-1.31646415444091" calcext:value-type="float">
            <text:p>-1.3164641544</text:p>
          </table:table-cell>
          <table:table-cell table:formula="of:=([.A575]-(([.B575]+[.D575])/2))^2" office:value-type="float" office:value="3.32899223506785" calcext:value-type="float">
            <text:p>3.3289922351</text:p>
          </table:table-cell>
          <table:table-cell table:formula="of:=([.A575]-99.19)^2" office:value-type="float" office:value="85.1929000000001" calcext:value-type="float">
            <text:p>85.1929</text:p>
          </table:table-cell>
        </table:table-row>
        <table:table-row table:style-name="ro1">
          <table:table-cell office:value-type="float" office:value="108.42" calcext:value-type="float">
            <text:p>108.42</text:p>
          </table:table-cell>
          <table:table-cell office:value-type="float" office:value="110.536468505859" calcext:value-type="float">
            <text:p>110.5364685059</text:p>
          </table:table-cell>
          <table:table-cell office:value-type="float" office:value="108.42" calcext:value-type="float">
            <text:p>108.42</text:p>
          </table:table-cell>
          <table:table-cell office:value-type="float" office:value="111.24584197998" calcext:value-type="float">
            <text:p>111.24584198</text:p>
          </table:table-cell>
          <table:table-cell/>
          <table:table-cell table:formula="of:=[.A576]-[.C576]" office:value-type="float" office:value="0" calcext:value-type="float">
            <text:p>0</text:p>
          </table:table-cell>
          <table:table-cell table:formula="of:=([.A576]-[.B576])^2" office:value-type="float" office:value="4.47943893629461" calcext:value-type="float">
            <text:p>4.4794389363</text:p>
          </table:table-cell>
          <table:table-cell table:formula="of:=([.C576]-[.D576])^2" office:value-type="float" office:value="7.98538289581993" calcext:value-type="float">
            <text:p>7.9853828958</text:p>
          </table:table-cell>
          <table:table-cell table:formula="of:=[.G576]-[.H576]" office:value-type="float" office:value="-3.50594395952532" calcext:value-type="float">
            <text:p>-3.5059439595</text:p>
          </table:table-cell>
          <table:table-cell table:formula="of:=([.A576]-(([.B576]+[.D576])/2))^2" office:value-type="float" office:value="6.10660823461061" calcext:value-type="float">
            <text:p>6.1066082346</text:p>
          </table:table-cell>
          <table:table-cell table:formula="of:=([.A576]-99.19)^2" office:value-type="float" office:value="85.1929000000001" calcext:value-type="float">
            <text:p>85.1929</text:p>
          </table:table-cell>
        </table:table-row>
        <table:table-row table:style-name="ro1">
          <table:table-cell office:value-type="float" office:value="108.47" calcext:value-type="float">
            <text:p>108.47</text:p>
          </table:table-cell>
          <table:table-cell office:value-type="float" office:value="110.534660339355" calcext:value-type="float">
            <text:p>110.5346603394</text:p>
          </table:table-cell>
          <table:table-cell office:value-type="float" office:value="108.47" calcext:value-type="float">
            <text:p>108.47</text:p>
          </table:table-cell>
          <table:table-cell office:value-type="float" office:value="105.657684326172" calcext:value-type="float">
            <text:p>105.6576843262</text:p>
          </table:table-cell>
          <table:table-cell/>
          <table:table-cell table:formula="of:=[.A577]-[.C577]" office:value-type="float" office:value="0" calcext:value-type="float">
            <text:p>0</text:p>
          </table:table-cell>
          <table:table-cell table:formula="of:=([.A577]-[.B577])^2" office:value-type="float" office:value="4.26282231690744" calcext:value-type="float">
            <text:p>4.2628223169</text:p>
          </table:table-cell>
          <table:table-cell table:formula="of:=([.C577]-[.D577])^2" office:value-type="float" office:value="7.90911944925933" calcext:value-type="float">
            <text:p>7.9091194493</text:p>
          </table:table-cell>
          <table:table-cell table:formula="of:=[.G577]-[.H577]" office:value-type="float" office:value="-3.64629713235189" calcext:value-type="float">
            <text:p>-3.6462971324</text:p>
          </table:table-cell>
          <table:table-cell table:formula="of:=([.A577]-(([.B577]+[.D577])/2))^2" office:value-type="float" office:value="0.139747124791354" calcext:value-type="float">
            <text:p>0.1397471248</text:p>
          </table:table-cell>
          <table:table-cell table:formula="of:=([.A577]-99.19)^2" office:value-type="float" office:value="86.1184" calcext:value-type="float">
            <text:p>86.1184</text:p>
          </table:table-cell>
        </table:table-row>
        <table:table-row table:style-name="ro1">
          <table:table-cell office:value-type="float" office:value="108.51" calcext:value-type="float">
            <text:p>108.51</text:p>
          </table:table-cell>
          <table:table-cell office:value-type="float" office:value="110.330635070801" calcext:value-type="float">
            <text:p>110.3306350708</text:p>
          </table:table-cell>
          <table:table-cell office:value-type="float" office:value="108.51" calcext:value-type="float">
            <text:p>108.51</text:p>
          </table:table-cell>
          <table:table-cell office:value-type="float" office:value="109.547012329102" calcext:value-type="float">
            <text:p>109.5470123291</text:p>
          </table:table-cell>
          <table:table-cell/>
          <table:table-cell table:formula="of:=[.A578]-[.C578]" office:value-type="float" office:value="0" calcext:value-type="float">
            <text:p>0</text:p>
          </table:table-cell>
          <table:table-cell table:formula="of:=([.A578]-[.B578])^2" office:value-type="float" office:value="3.31471206102975" calcext:value-type="float">
            <text:p>3.314712061</text:p>
          </table:table-cell>
          <table:table-cell table:formula="of:=([.C578]-[.D578])^2" office:value-type="float" office:value="1.07539457070864" calcext:value-type="float">
            <text:p>1.0753945707</text:p>
          </table:table-cell>
          <table:table-cell table:formula="of:=[.G578]-[.H578]" office:value-type="float" office:value="2.23931749032111" calcext:value-type="float">
            <text:p>2.2393174903</text:p>
          </table:table-cell>
          <table:table-cell table:formula="of:=([.A578]-(([.B578]+[.D578])/2))^2" office:value-type="float" office:value="2.04153716554214" calcext:value-type="float">
            <text:p>2.0415371655</text:p>
          </table:table-cell>
          <table:table-cell table:formula="of:=([.A578]-99.19)^2" office:value-type="float" office:value="86.8624000000001" calcext:value-type="float">
            <text:p>86.8624</text:p>
          </table:table-cell>
        </table:table-row>
        <table:table-row table:style-name="ro1">
          <table:table-cell office:value-type="float" office:value="108.52" calcext:value-type="float">
            <text:p>108.52</text:p>
          </table:table-cell>
          <table:table-cell office:value-type="float" office:value="110.805114746094" calcext:value-type="float">
            <text:p>110.8051147461</text:p>
          </table:table-cell>
          <table:table-cell office:value-type="float" office:value="108.52" calcext:value-type="float">
            <text:p>108.52</text:p>
          </table:table-cell>
          <table:table-cell office:value-type="float" office:value="114.502754211426" calcext:value-type="float">
            <text:p>114.5027542114</text:p>
          </table:table-cell>
          <table:table-cell/>
          <table:table-cell table:formula="of:=[.A579]-[.C579]" office:value-type="float" office:value="0" calcext:value-type="float">
            <text:p>0</text:p>
          </table:table-cell>
          <table:table-cell table:formula="of:=([.A579]-[.B579])^2" office:value-type="float" office:value="5.22174940281512" calcext:value-type="float">
            <text:p>5.2217494028</text:p>
          </table:table-cell>
          <table:table-cell table:formula="of:=([.C579]-[.D579])^2" office:value-type="float" office:value="35.793347954333" calcext:value-type="float">
            <text:p>35.7933479543</text:p>
          </table:table-cell>
          <table:table-cell table:formula="of:=[.G579]-[.H579]" office:value-type="float" office:value="-30.5715985515179" calcext:value-type="float">
            <text:p>-30.5715985515</text:p>
          </table:table-cell>
          <table:table-cell table:formula="of:=([.A579]-(([.B579]+[.D579])/2))^2" office:value-type="float" office:value="17.0894142746788" calcext:value-type="float">
            <text:p>17.0894142747</text:p>
          </table:table-cell>
          <table:table-cell table:formula="of:=([.A579]-99.19)^2" office:value-type="float" office:value="87.0489" calcext:value-type="float">
            <text:p>87.0489</text:p>
          </table:table-cell>
        </table:table-row>
        <table:table-row table:style-name="ro1">
          <table:table-cell office:value-type="float" office:value="108.53" calcext:value-type="float">
            <text:p>108.53</text:p>
          </table:table-cell>
          <table:table-cell office:value-type="float" office:value="110.277862548828" calcext:value-type="float">
            <text:p>110.2778625488</text:p>
          </table:table-cell>
          <table:table-cell office:value-type="float" office:value="108.53" calcext:value-type="float">
            <text:p>108.53</text:p>
          </table:table-cell>
          <table:table-cell office:value-type="float" office:value="107.961936950684" calcext:value-type="float">
            <text:p>107.9619369507</text:p>
          </table:table-cell>
          <table:table-cell/>
          <table:table-cell table:formula="of:=[.A580]-[.C580]" office:value-type="float" office:value="0" calcext:value-type="float">
            <text:p>0</text:p>
          </table:table-cell>
          <table:table-cell table:formula="of:=([.A580]-[.B580])^2" office:value-type="float" office:value="3.05502348959595" calcext:value-type="float">
            <text:p>3.0550234896</text:p>
          </table:table-cell>
          <table:table-cell table:formula="of:=([.C580]-[.D580])^2" office:value-type="float" office:value="0.322695627998655" calcext:value-type="float">
            <text:p>0.322695628</text:p>
          </table:table-cell>
          <table:table-cell table:formula="of:=[.G580]-[.H580]" office:value-type="float" office:value="2.73232786159729" calcext:value-type="float">
            <text:p>2.7323278616</text:p>
          </table:table-cell>
          <table:table-cell table:formula="of:=([.A580]-(([.B580]+[.D580])/2))^2" office:value-type="float" office:value="0.347981714762024" calcext:value-type="float">
            <text:p>0.3479817148</text:p>
          </table:table-cell>
          <table:table-cell table:formula="of:=([.A580]-99.19)^2" office:value-type="float" office:value="87.2356000000001" calcext:value-type="float">
            <text:p>87.2356</text:p>
          </table:table-cell>
        </table:table-row>
        <table:table-row table:style-name="ro1">
          <table:table-cell office:value-type="float" office:value="108.53" calcext:value-type="float">
            <text:p>108.53</text:p>
          </table:table-cell>
          <table:table-cell office:value-type="float" office:value="110.536666870117" calcext:value-type="float">
            <text:p>110.5366668701</text:p>
          </table:table-cell>
          <table:table-cell office:value-type="float" office:value="108.53" calcext:value-type="float">
            <text:p>108.53</text:p>
          </table:table-cell>
          <table:table-cell office:value-type="float" office:value="110.797401428223" calcext:value-type="float">
            <text:p>110.7974014282</text:p>
          </table:table-cell>
          <table:table-cell/>
          <table:table-cell table:formula="of:=[.A581]-[.C581]" office:value-type="float" office:value="0" calcext:value-type="float">
            <text:p>0</text:p>
          </table:table-cell>
          <table:table-cell table:formula="of:=([.A581]-[.B581])^2" office:value-type="float" office:value="4.02671192762591" calcext:value-type="float">
            <text:p>4.0267119276</text:p>
          </table:table-cell>
          <table:table-cell table:formula="of:=([.C581]-[.D581])^2" office:value-type="float" office:value="5.14110923670614" calcext:value-type="float">
            <text:p>5.1411092367</text:p>
          </table:table-cell>
          <table:table-cell table:formula="of:=[.G581]-[.H581]" office:value-type="float" office:value="-1.11439730908023" calcext:value-type="float">
            <text:p>-1.1143973091</text:p>
          </table:table-cell>
          <table:table-cell table:formula="of:=([.A581]-(([.B581]+[.D581])/2))^2" office:value-type="float" office:value="4.56691495471841" calcext:value-type="float">
            <text:p>4.5669149547</text:p>
          </table:table-cell>
          <table:table-cell table:formula="of:=([.A581]-99.19)^2" office:value-type="float" office:value="87.2356000000001" calcext:value-type="float">
            <text:p>87.2356</text:p>
          </table:table-cell>
        </table:table-row>
        <table:table-row table:style-name="ro1">
          <table:table-cell office:value-type="float" office:value="108.54" calcext:value-type="float">
            <text:p>108.54</text:p>
          </table:table-cell>
          <table:table-cell office:value-type="float" office:value="103.821563720703" calcext:value-type="float">
            <text:p>103.8215637207</text:p>
          </table:table-cell>
          <table:table-cell office:value-type="float" office:value="108.54" calcext:value-type="float">
            <text:p>108.54</text:p>
          </table:table-cell>
          <table:table-cell office:value-type="float" office:value="102.678977966309" calcext:value-type="float">
            <text:p>102.6789779663</text:p>
          </table:table-cell>
          <table:table-cell/>
          <table:table-cell table:formula="of:=[.A582]-[.C582]" office:value-type="float" office:value="0" calcext:value-type="float">
            <text:p>0</text:p>
          </table:table-cell>
          <table:table-cell table:formula="of:=([.A582]-[.B582])^2" office:value-type="float" office:value="22.263640921785" calcext:value-type="float">
            <text:p>22.2636409218</text:p>
          </table:table-cell>
          <table:table-cell table:formula="of:=([.C582]-[.D582])^2" office:value-type="float" office:value="34.3515792794162" calcext:value-type="float">
            <text:p>34.3515792794</text:p>
          </table:table-cell>
          <table:table-cell table:formula="of:=[.G582]-[.H582]" office:value-type="float" office:value="-12.0879383576312" calcext:value-type="float">
            <text:p>-12.0879383576</text:p>
          </table:table-cell>
          <table:table-cell table:formula="of:=([.A582]-(([.B582]+[.D582])/2))^2" office:value-type="float" office:value="27.9812345490643" calcext:value-type="float">
            <text:p>27.9812345491</text:p>
          </table:table-cell>
          <table:table-cell table:formula="of:=([.A582]-99.19)^2" office:value-type="float" office:value="87.4225000000002" calcext:value-type="float">
            <text:p>87.4225</text:p>
          </table:table-cell>
        </table:table-row>
        <table:table-row table:style-name="ro1">
          <table:table-cell office:value-type="float" office:value="108.57" calcext:value-type="float">
            <text:p>108.57</text:p>
          </table:table-cell>
          <table:table-cell office:value-type="float" office:value="110.457176208496" calcext:value-type="float">
            <text:p>110.4571762085</text:p>
          </table:table-cell>
          <table:table-cell office:value-type="float" office:value="108.57" calcext:value-type="float">
            <text:p>108.57</text:p>
          </table:table-cell>
          <table:table-cell office:value-type="float" office:value="108.197448730469" calcext:value-type="float">
            <text:p>108.1974487305</text:p>
          </table:table-cell>
          <table:table-cell/>
          <table:table-cell table:formula="of:=[.A583]-[.C583]" office:value-type="float" office:value="0" calcext:value-type="float">
            <text:p>0</text:p>
          </table:table-cell>
          <table:table-cell table:formula="of:=([.A583]-[.B583])^2" office:value-type="float" office:value="3.56143404191372" calcext:value-type="float">
            <text:p>3.5614340419</text:p>
          </table:table-cell>
          <table:table-cell table:formula="of:=([.C583]-[.D583])^2" office:value-type="float" office:value="0.138794448429341" calcext:value-type="float">
            <text:p>0.1387944484</text:p>
          </table:table-cell>
          <table:table-cell table:formula="of:=[.G583]-[.H583]" office:value-type="float" office:value="3.42263959348438" calcext:value-type="float">
            <text:p>3.4226395935</text:p>
          </table:table-cell>
          <table:table-cell table:formula="of:=([.A583]-(([.B583]+[.D583])/2))^2" office:value-type="float" office:value="0.573522176433575" calcext:value-type="float">
            <text:p>0.5735221764</text:p>
          </table:table-cell>
          <table:table-cell table:formula="of:=([.A583]-99.19)^2" office:value-type="float" office:value="87.9843999999999" calcext:value-type="float">
            <text:p>87.9844</text:p>
          </table:table-cell>
        </table:table-row>
        <table:table-row table:style-name="ro1">
          <table:table-cell office:value-type="float" office:value="108.57" calcext:value-type="float">
            <text:p>108.57</text:p>
          </table:table-cell>
          <table:table-cell office:value-type="float" office:value="108.927223205566" calcext:value-type="float">
            <text:p>108.9272232056</text:p>
          </table:table-cell>
          <table:table-cell office:value-type="float" office:value="108.57" calcext:value-type="float">
            <text:p>108.57</text:p>
          </table:table-cell>
          <table:table-cell office:value-type="float" office:value="102.857872009277" calcext:value-type="float">
            <text:p>102.8578720093</text:p>
          </table:table-cell>
          <table:table-cell/>
          <table:table-cell table:formula="of:=[.A584]-[.C584]" office:value-type="float" office:value="0" calcext:value-type="float">
            <text:p>0</text:p>
          </table:table-cell>
          <table:table-cell table:formula="of:=([.A584]-[.B584])^2" office:value-type="float" office:value="0.127608418595144" calcext:value-type="float">
            <text:p>0.1276084186</text:p>
          </table:table-cell>
          <table:table-cell table:formula="of:=([.C584]-[.D584])^2" office:value-type="float" office:value="32.6284061823972" calcext:value-type="float">
            <text:p>32.6284061824</text:p>
          </table:table-cell>
          <table:table-cell table:formula="of:=[.G584]-[.H584]" office:value-type="float" office:value="-32.500797763802" calcext:value-type="float">
            <text:p>-32.5007977638</text:p>
          </table:table-cell>
          <table:table-cell table:formula="of:=([.A584]-(([.B584]+[.D584])/2))^2" office:value-type="float" office:value="7.16875131452229" calcext:value-type="float">
            <text:p>7.1687513145</text:p>
          </table:table-cell>
          <table:table-cell table:formula="of:=([.A584]-99.19)^2" office:value-type="float" office:value="87.9843999999999" calcext:value-type="float">
            <text:p>87.9844</text:p>
          </table:table-cell>
        </table:table-row>
        <table:table-row table:style-name="ro1">
          <table:table-cell office:value-type="float" office:value="108.58" calcext:value-type="float">
            <text:p>108.58</text:p>
          </table:table-cell>
          <table:table-cell office:value-type="float" office:value="110.10026550293" calcext:value-type="float">
            <text:p>110.1002655029</text:p>
          </table:table-cell>
          <table:table-cell office:value-type="float" office:value="108.58" calcext:value-type="float">
            <text:p>108.58</text:p>
          </table:table-cell>
          <table:table-cell office:value-type="float" office:value="109.628753662109" calcext:value-type="float">
            <text:p>109.6287536621</text:p>
          </table:table-cell>
          <table:table-cell/>
          <table:table-cell table:formula="of:=[.A585]-[.C585]" office:value-type="float" office:value="0" calcext:value-type="float">
            <text:p>0</text:p>
          </table:table-cell>
          <table:table-cell table:formula="of:=([.A585]-[.B585])^2" office:value-type="float" office:value="2.31120719939806" calcext:value-type="float">
            <text:p>2.3112071994</text:p>
          </table:table-cell>
          <table:table-cell table:formula="of:=([.C585]-[.D585])^2" office:value-type="float" office:value="1.09988424378783" calcext:value-type="float">
            <text:p>1.0998842438</text:p>
          </table:table-cell>
          <table:table-cell table:formula="of:=[.G585]-[.H585]" office:value-type="float" office:value="1.21132295561023" calcext:value-type="float">
            <text:p>1.2113229556</text:p>
          </table:table-cell>
          <table:table-cell table:formula="of:=([.A585]-(([.B585]+[.D585])/2))^2" office:value-type="float" office:value="1.6499648675845" calcext:value-type="float">
            <text:p>1.6499648676</text:p>
          </table:table-cell>
          <table:table-cell table:formula="of:=([.A585]-99.19)^2" office:value-type="float" office:value="88.1721" calcext:value-type="float">
            <text:p>88.1721</text:p>
          </table:table-cell>
        </table:table-row>
        <table:table-row table:style-name="ro1">
          <table:table-cell office:value-type="float" office:value="108.64" calcext:value-type="float">
            <text:p>108.64</text:p>
          </table:table-cell>
          <table:table-cell office:value-type="float" office:value="93.2663726806641" calcext:value-type="float">
            <text:p>93.2663726807</text:p>
          </table:table-cell>
          <table:table-cell office:value-type="float" office:value="108.64" calcext:value-type="float">
            <text:p>108.64</text:p>
          </table:table-cell>
          <table:table-cell office:value-type="float" office:value="94.9034881591797" calcext:value-type="float">
            <text:p>94.9034881592</text:p>
          </table:table-cell>
          <table:table-cell/>
          <table:table-cell table:formula="of:=[.A586]-[.C586]" office:value-type="float" office:value="0" calcext:value-type="float">
            <text:p>0</text:p>
          </table:table-cell>
          <table:table-cell table:formula="of:=([.A586]-[.B586])^2" office:value-type="float" office:value="236.348416953832" calcext:value-type="float">
            <text:p>236.3484169538</text:p>
          </table:table-cell>
          <table:table-cell table:formula="of:=([.C586]-[.D586])^2" office:value-type="float" office:value="188.691757552997" calcext:value-type="float">
            <text:p>188.691757553</text:p>
          </table:table-cell>
          <table:table-cell table:formula="of:=[.G586]-[.H586]" office:value-type="float" office:value="47.6566594008356" calcext:value-type="float">
            <text:p>47.6566594008</text:p>
          </table:table-cell>
          <table:table-cell table:formula="of:=([.A586]-(([.B586]+[.D586])/2))^2" office:value-type="float" office:value="211.850050480916" calcext:value-type="float">
            <text:p>211.8500504809</text:p>
          </table:table-cell>
          <table:table-cell table:formula="of:=([.A586]-99.19)^2" office:value-type="float" office:value="89.3025" calcext:value-type="float">
            <text:p>89.3025</text:p>
          </table:table-cell>
        </table:table-row>
        <table:table-row table:style-name="ro1">
          <table:table-cell office:value-type="float" office:value="108.71" calcext:value-type="float">
            <text:p>108.71</text:p>
          </table:table-cell>
          <table:table-cell office:value-type="float" office:value="109.941932678223" calcext:value-type="float">
            <text:p>109.9419326782</text:p>
          </table:table-cell>
          <table:table-cell office:value-type="float" office:value="108.71" calcext:value-type="float">
            <text:p>108.71</text:p>
          </table:table-cell>
          <table:table-cell office:value-type="float" office:value="103.614776611328" calcext:value-type="float">
            <text:p>103.6147766113</text:p>
          </table:table-cell>
          <table:table-cell/>
          <table:table-cell table:formula="of:=[.A587]-[.C587]" office:value-type="float" office:value="0" calcext:value-type="float">
            <text:p>0</text:p>
          </table:table-cell>
          <table:table-cell table:formula="of:=([.A587]-[.B587])^2" office:value-type="float" office:value="1.51765812367286" calcext:value-type="float">
            <text:p>1.5176581237</text:p>
          </table:table-cell>
          <table:table-cell table:formula="of:=([.C587]-[.D587])^2" office:value-type="float" office:value="25.9613013804688" calcext:value-type="float">
            <text:p>25.9613013805</text:p>
          </table:table-cell>
          <table:table-cell table:formula="of:=[.G587]-[.H587]" office:value-type="float" office:value="-24.443643256796" calcext:value-type="float">
            <text:p>-24.4436432568</text:p>
          </table:table-cell>
          <table:table-cell table:formula="of:=([.A587]-(([.B587]+[.D587])/2))^2" office:value-type="float" office:value="3.73125377836078" calcext:value-type="float">
            <text:p>3.7312537784</text:p>
          </table:table-cell>
          <table:table-cell table:formula="of:=([.A587]-99.19)^2" office:value-type="float" office:value="90.6303999999999" calcext:value-type="float">
            <text:p>90.6304</text:p>
          </table:table-cell>
        </table:table-row>
        <table:table-row table:style-name="ro1">
          <table:table-cell office:value-type="float" office:value="108.77" calcext:value-type="float">
            <text:p>108.77</text:p>
          </table:table-cell>
          <table:table-cell office:value-type="float" office:value="108.999565124512" calcext:value-type="float">
            <text:p>108.9995651245</text:p>
          </table:table-cell>
          <table:table-cell office:value-type="float" office:value="108.77" calcext:value-type="float">
            <text:p>108.77</text:p>
          </table:table-cell>
          <table:table-cell office:value-type="float" office:value="110.950912475586" calcext:value-type="float">
            <text:p>110.9509124756</text:p>
          </table:table-cell>
          <table:table-cell/>
          <table:table-cell table:formula="of:=[.A588]-[.C588]" office:value-type="float" office:value="0" calcext:value-type="float">
            <text:p>0</text:p>
          </table:table-cell>
          <table:table-cell table:formula="of:=([.A588]-[.B588])^2" office:value-type="float" office:value="0.0527001463920828" calcext:value-type="float">
            <text:p>0.0527001464</text:p>
          </table:table-cell>
          <table:table-cell table:formula="of:=([.C588]-[.D588])^2" office:value-type="float" office:value="4.7563792261664" calcext:value-type="float">
            <text:p>4.7563792262</text:p>
          </table:table-cell>
          <table:table-cell table:formula="of:=[.G588]-[.H588]" office:value-type="float" office:value="-4.70367907977432" calcext:value-type="float">
            <text:p>-4.7036790798</text:p>
          </table:table-cell>
          <table:table-cell table:formula="of:=([.A588]-(([.B588]+[.D588])/2))^2" office:value-type="float" office:value="1.45260056514315" calcext:value-type="float">
            <text:p>1.4526005651</text:p>
          </table:table-cell>
          <table:table-cell table:formula="of:=([.A588]-99.19)^2" office:value-type="float" office:value="91.7764" calcext:value-type="float">
            <text:p>91.7764</text:p>
          </table:table-cell>
        </table:table-row>
        <table:table-row table:style-name="ro1">
          <table:table-cell office:value-type="float" office:value="108.79" calcext:value-type="float">
            <text:p>108.79</text:p>
          </table:table-cell>
          <table:table-cell office:value-type="float" office:value="93.0706939697266" calcext:value-type="float">
            <text:p>93.0706939697</text:p>
          </table:table-cell>
          <table:table-cell office:value-type="float" office:value="108.79" calcext:value-type="float">
            <text:p>108.79</text:p>
          </table:table-cell>
          <table:table-cell office:value-type="float" office:value="92.458610534668" calcext:value-type="float">
            <text:p>92.4586105347</text:p>
          </table:table-cell>
          <table:table-cell/>
          <table:table-cell table:formula="of:=[.A589]-[.C589]" office:value-type="float" office:value="0" calcext:value-type="float">
            <text:p>0</text:p>
          </table:table-cell>
          <table:table-cell table:formula="of:=([.A589]-[.B589])^2" office:value-type="float" office:value="247.096582073391" calcext:value-type="float">
            <text:p>247.0965820734</text:p>
          </table:table-cell>
          <table:table-cell table:formula="of:=([.C589]-[.D589])^2" office:value-type="float" office:value="266.714281868358" calcext:value-type="float">
            <text:p>266.7142818684</text:p>
          </table:table-cell>
          <table:table-cell table:formula="of:=[.G589]-[.H589]" office:value-type="float" office:value="-19.6176997949672" calcext:value-type="float">
            <text:p>-19.617699795</text:p>
          </table:table-cell>
          <table:table-cell table:formula="of:=([.A589]-(([.B589]+[.D589])/2))^2" office:value-type="float" office:value="256.811770438006" calcext:value-type="float">
            <text:p>256.811770438</text:p>
          </table:table-cell>
          <table:table-cell table:formula="of:=([.A589]-99.19)^2" office:value-type="float" office:value="92.1600000000002" calcext:value-type="float">
            <text:p>92.16</text:p>
          </table:table-cell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110.613952636719" calcext:value-type="float">
            <text:p>110.6139526367</text:p>
          </table:table-cell>
          <table:table-cell office:value-type="float" office:value="108.8" calcext:value-type="float">
            <text:p>108.8</text:p>
          </table:table-cell>
          <table:table-cell office:value-type="float" office:value="108.064224243164" calcext:value-type="float">
            <text:p>108.0642242432</text:p>
          </table:table-cell>
          <table:table-cell/>
          <table:table-cell table:formula="of:=[.A590]-[.C590]" office:value-type="float" office:value="0" calcext:value-type="float">
            <text:p>0</text:p>
          </table:table-cell>
          <table:table-cell table:formula="of:=([.A590]-[.B590])^2" office:value-type="float" office:value="3.29042416825892" calcext:value-type="float">
            <text:p>3.2904241683</text:p>
          </table:table-cell>
          <table:table-cell table:formula="of:=([.C590]-[.D590])^2" office:value-type="float" office:value="0.541365964347492" calcext:value-type="float">
            <text:p>0.5413659643</text:p>
          </table:table-cell>
          <table:table-cell table:formula="of:=[.G590]-[.H590]" office:value-type="float" office:value="2.74905820391142" calcext:value-type="float">
            <text:p>2.7490582039</text:p>
          </table:table-cell>
          <table:table-cell table:formula="of:=([.A590]-(([.B590]+[.D590])/2))^2" office:value-type="float" office:value="0.290616346078462" calcext:value-type="float">
            <text:p>0.2906163461</text:p>
          </table:table-cell>
          <table:table-cell table:formula="of:=([.A590]-99.19)^2" office:value-type="float" office:value="92.3521" calcext:value-type="float">
            <text:p>92.3521</text:p>
          </table:table-cell>
        </table:table-row>
        <table:table-row table:style-name="ro1">
          <table:table-cell office:value-type="float" office:value="108.85" calcext:value-type="float">
            <text:p>108.85</text:p>
          </table:table-cell>
          <table:table-cell office:value-type="float" office:value="110.647956848145" calcext:value-type="float">
            <text:p>110.6479568481</text:p>
          </table:table-cell>
          <table:table-cell office:value-type="float" office:value="108.85" calcext:value-type="float">
            <text:p>108.85</text:p>
          </table:table-cell>
          <table:table-cell office:value-type="float" office:value="107.50341796875" calcext:value-type="float">
            <text:p>107.5034179688</text:p>
          </table:table-cell>
          <table:table-cell/>
          <table:table-cell table:formula="of:=[.A591]-[.C591]" office:value-type="float" office:value="0" calcext:value-type="float">
            <text:p>0</text:p>
          </table:table-cell>
          <table:table-cell table:formula="of:=([.A591]-[.B591])^2" office:value-type="float" office:value="3.23264882778984" calcext:value-type="float">
            <text:p>3.2326488278</text:p>
          </table:table-cell>
          <table:table-cell table:formula="of:=([.C591]-[.D591])^2" office:value-type="float" office:value="1.81328316688536" calcext:value-type="float">
            <text:p>1.8132831669</text:p>
          </table:table-cell>
          <table:table-cell table:formula="of:=[.G591]-[.H591]" office:value-type="float" office:value="1.41936566090448" calcext:value-type="float">
            <text:p>1.4193656609</text:p>
          </table:table-cell>
          <table:table-cell table:formula="of:=([.A591]-(([.B591]+[.D591])/2))^2" office:value-type="float" office:value="0.0509348063316455" calcext:value-type="float">
            <text:p>0.0509348063</text:p>
          </table:table-cell>
          <table:table-cell table:formula="of:=([.A591]-99.19)^2" office:value-type="float" office:value="93.3155999999999" calcext:value-type="float">
            <text:p>93.3156</text:p>
          </table:table-cell>
        </table:table-row>
        <table:table-row table:style-name="ro1">
          <table:table-cell office:value-type="float" office:value="108.85" calcext:value-type="float">
            <text:p>108.85</text:p>
          </table:table-cell>
          <table:table-cell office:value-type="float" office:value="110.618560791016" calcext:value-type="float">
            <text:p>110.618560791</text:p>
          </table:table-cell>
          <table:table-cell office:value-type="float" office:value="108.85" calcext:value-type="float">
            <text:p>108.85</text:p>
          </table:table-cell>
          <table:table-cell office:value-type="float" office:value="108.706024169922" calcext:value-type="float">
            <text:p>108.7060241699</text:p>
          </table:table-cell>
          <table:table-cell/>
          <table:table-cell table:formula="of:=[.A592]-[.C592]" office:value-type="float" office:value="0" calcext:value-type="float">
            <text:p>0</text:p>
          </table:table-cell>
          <table:table-cell table:formula="of:=([.A592]-[.B592])^2" office:value-type="float" office:value="3.12780727151783" calcext:value-type="float">
            <text:p>3.1278072715</text:p>
          </table:table-cell>
          <table:table-cell table:formula="of:=([.C592]-[.D592])^2" office:value-type="float" office:value="0.0207290396466835" calcext:value-type="float">
            <text:p>0.0207290396</text:p>
          </table:table-cell>
          <table:table-cell table:formula="of:=[.G592]-[.H592]" office:value-type="float" office:value="3.10707823187115" calcext:value-type="float">
            <text:p>3.1070782319</text:p>
          </table:table-cell>
          <table:table-cell table:formula="of:=([.A592]-(([.B592]+[.D592])/2))^2" office:value-type="float" office:value="0.659819073826084" calcext:value-type="float">
            <text:p>0.6598190738</text:p>
          </table:table-cell>
          <table:table-cell table:formula="of:=([.A592]-99.19)^2" office:value-type="float" office:value="93.3155999999999" calcext:value-type="float">
            <text:p>93.3156</text:p>
          </table:table-cell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110.728500366211" calcext:value-type="float">
            <text:p>110.7285003662</text:p>
          </table:table-cell>
          <table:table-cell office:value-type="float" office:value="108.9" calcext:value-type="float">
            <text:p>108.9</text:p>
          </table:table-cell>
          <table:table-cell office:value-type="float" office:value="109.034660339355" calcext:value-type="float">
            <text:p>109.0346603394</text:p>
          </table:table-cell>
          <table:table-cell/>
          <table:table-cell table:formula="of:=[.A593]-[.C593]" office:value-type="float" office:value="0" calcext:value-type="float">
            <text:p>0</text:p>
          </table:table-cell>
          <table:table-cell table:formula="of:=([.A593]-[.B593])^2" office:value-type="float" office:value="3.34341358923351" calcext:value-type="float">
            <text:p>3.3434135892</text:p>
          </table:table-cell>
          <table:table-cell table:formula="of:=([.C593]-[.D593])^2" office:value-type="float" office:value="0.0181334069953285" calcext:value-type="float">
            <text:p>0.018133407</text:p>
          </table:table-cell>
          <table:table-cell table:formula="of:=[.G593]-[.H593]" office:value-type="float" office:value="3.32528018223818" calcext:value-type="float">
            <text:p>3.3252801822</text:p>
          </table:table-cell>
          <table:table-cell table:formula="of:=([.A593]-(([.B593]+[.D593])/2))^2" office:value-type="float" office:value="0.963499988969986" calcext:value-type="float">
            <text:p>0.963499989</text:p>
          </table:table-cell>
          <table:table-cell table:formula="of:=([.A593]-99.19)^2" office:value-type="float" office:value="94.2841000000002" calcext:value-type="float">
            <text:p>94.2841</text:p>
          </table:table-cell>
        </table:table-row>
        <table:table-row table:style-name="ro1">
          <table:table-cell office:value-type="float" office:value="108.94" calcext:value-type="float">
            <text:p>108.94</text:p>
          </table:table-cell>
          <table:table-cell office:value-type="float" office:value="110.536468505859" calcext:value-type="float">
            <text:p>110.5364685059</text:p>
          </table:table-cell>
          <table:table-cell office:value-type="float" office:value="108.94" calcext:value-type="float">
            <text:p>108.94</text:p>
          </table:table-cell>
          <table:table-cell office:value-type="float" office:value="111.337593078613" calcext:value-type="float">
            <text:p>111.3375930786</text:p>
          </table:table-cell>
          <table:table-cell/>
          <table:table-cell table:formula="of:=[.A594]-[.C594]" office:value-type="float" office:value="0" calcext:value-type="float">
            <text:p>0</text:p>
          </table:table-cell>
          <table:table-cell table:formula="of:=([.A594]-[.B594])^2" office:value-type="float" office:value="2.54871169020087" calcext:value-type="float">
            <text:p>2.5487116902</text:p>
          </table:table-cell>
          <table:table-cell table:formula="of:=([.C594]-[.D594])^2" office:value-type="float" office:value="5.74845257061432" calcext:value-type="float">
            <text:p>5.7484525706</text:p>
          </table:table-cell>
          <table:table-cell table:formula="of:=[.G594]-[.H594]" office:value-type="float" office:value="-3.19974088041345" calcext:value-type="float">
            <text:p>-3.1997408804</text:p>
          </table:table-cell>
          <table:table-cell table:formula="of:=([.A594]-(([.B594]+[.D594])/2))^2" office:value-type="float" office:value="3.98813198514007" calcext:value-type="float">
            <text:p>3.9881319851</text:p>
          </table:table-cell>
          <table:table-cell table:formula="of:=([.A594]-99.19)^2" office:value-type="float" office:value="95.0625" calcext:value-type="float">
            <text:p>95.0625</text:p>
          </table:table-cell>
        </table:table-row>
        <table:table-row table:style-name="ro1">
          <table:table-cell office:value-type="float" office:value="109.01" calcext:value-type="float">
            <text:p>109.01</text:p>
          </table:table-cell>
          <table:table-cell office:value-type="float" office:value="110.492805480957" calcext:value-type="float">
            <text:p>110.492805481</text:p>
          </table:table-cell>
          <table:table-cell office:value-type="float" office:value="109.01" calcext:value-type="float">
            <text:p>109.01</text:p>
          </table:table-cell>
          <table:table-cell office:value-type="float" office:value="107.056015014648" calcext:value-type="float">
            <text:p>107.0560150146</text:p>
          </table:table-cell>
          <table:table-cell/>
          <table:table-cell table:formula="of:=[.A595]-[.C595]" office:value-type="float" office:value="0" calcext:value-type="float">
            <text:p>0</text:p>
          </table:table-cell>
          <table:table-cell table:formula="of:=([.A595]-[.B595])^2" office:value-type="float" office:value="2.1987120943562" calcext:value-type="float">
            <text:p>2.1987120944</text:p>
          </table:table-cell>
          <table:table-cell table:formula="of:=([.C595]-[.D595])^2" office:value-type="float" office:value="3.81805732297937" calcext:value-type="float">
            <text:p>3.818057323</text:p>
          </table:table-cell>
          <table:table-cell table:formula="of:=[.G595]-[.H595]" office:value-type="float" office:value="-1.61934522862317" calcext:value-type="float">
            <text:p>-1.6193452286</text:p>
          </table:table-cell>
          <table:table-cell table:formula="of:=([.A595]-(([.B595]+[.D595])/2))^2" office:value-type="float" office:value="0.0555025313403714" calcext:value-type="float">
            <text:p>0.0555025313</text:p>
          </table:table-cell>
          <table:table-cell table:formula="of:=([.A595]-99.19)^2" office:value-type="float" office:value="96.4324000000002" calcext:value-type="float">
            <text:p>96.4324</text:p>
          </table:table-cell>
        </table:table-row>
        <table:table-row table:style-name="ro1">
          <table:table-cell office:value-type="float" office:value="109.02" calcext:value-type="float">
            <text:p>109.02</text:p>
          </table:table-cell>
          <table:table-cell office:value-type="float" office:value="110.147354125977" calcext:value-type="float">
            <text:p>110.147354126</text:p>
          </table:table-cell>
          <table:table-cell office:value-type="float" office:value="109.02" calcext:value-type="float">
            <text:p>109.02</text:p>
          </table:table-cell>
          <table:table-cell office:value-type="float" office:value="103.205718994141" calcext:value-type="float">
            <text:p>103.2057189941</text:p>
          </table:table-cell>
          <table:table-cell/>
          <table:table-cell table:formula="of:=[.A596]-[.C596]" office:value-type="float" office:value="0" calcext:value-type="float">
            <text:p>0</text:p>
          </table:table-cell>
          <table:table-cell table:formula="of:=([.A596]-[.B596])^2" office:value-type="float" office:value="1.27092732535639" calcext:value-type="float">
            <text:p>1.2709273254</text:p>
          </table:table-cell>
          <table:table-cell table:formula="of:=([.C596]-[.D596])^2" office:value-type="float" office:value="33.8058636150971" calcext:value-type="float">
            <text:p>33.8058636151</text:p>
          </table:table-cell>
          <table:table-cell table:formula="of:=[.G596]-[.H596]" office:value-type="float" office:value="-32.5349362897407" calcext:value-type="float">
            <text:p>-32.5349362897</text:p>
          </table:table-cell>
          <table:table-cell table:formula="of:=([.A596]-(([.B596]+[.D596])/2))^2" office:value-type="float" office:value="5.49182089434199" calcext:value-type="float">
            <text:p>5.4918208943</text:p>
          </table:table-cell>
          <table:table-cell table:formula="of:=([.A596]-99.19)^2" office:value-type="float" office:value="96.6289" calcext:value-type="float">
            <text:p>96.6289</text:p>
          </table:table-cell>
        </table:table-row>
        <table:table-row table:style-name="ro1">
          <table:table-cell office:value-type="float" office:value="109.03" calcext:value-type="float">
            <text:p>109.03</text:p>
          </table:table-cell>
          <table:table-cell office:value-type="float" office:value="110.647956848145" calcext:value-type="float">
            <text:p>110.6479568481</text:p>
          </table:table-cell>
          <table:table-cell office:value-type="float" office:value="109.03" calcext:value-type="float">
            <text:p>109.03</text:p>
          </table:table-cell>
          <table:table-cell office:value-type="float" office:value="109.244934082031" calcext:value-type="float">
            <text:p>109.244934082</text:p>
          </table:table-cell>
          <table:table-cell/>
          <table:table-cell table:formula="of:=[.A597]-[.C597]" office:value-type="float" office:value="0" calcext:value-type="float">
            <text:p>0</text:p>
          </table:table-cell>
          <table:table-cell table:formula="of:=([.A597]-[.B597])^2" office:value-type="float" office:value="2.61778436245778" calcext:value-type="float">
            <text:p>2.6177843625</text:p>
          </table:table-cell>
          <table:table-cell table:formula="of:=([.C597]-[.D597])^2" office:value-type="float" office:value="0.0461966596186156" calcext:value-type="float">
            <text:p>0.0461966596</text:p>
          </table:table-cell>
          <table:table-cell table:formula="of:=[.G597]-[.H597]" office:value-type="float" office:value="2.57158770283917" calcext:value-type="float">
            <text:p>2.5715877028</text:p>
          </table:table-cell>
          <table:table-cell table:formula="of:=([.A597]-(([.B597]+[.D597])/2))^2" office:value-type="float" office:value="0.839872290480158" calcext:value-type="float">
            <text:p>0.8398722905</text:p>
          </table:table-cell>
          <table:table-cell table:formula="of:=([.A597]-99.19)^2" office:value-type="float" office:value="96.8256000000001" calcext:value-type="float">
            <text:p>96.8256</text:p>
          </table:table-cell>
        </table:table-row>
        <table:table-row table:style-name="ro1">
          <table:table-cell office:value-type="float" office:value="109.05" calcext:value-type="float">
            <text:p>109.05</text:p>
          </table:table-cell>
          <table:table-cell office:value-type="float" office:value="110.536468505859" calcext:value-type="float">
            <text:p>110.5364685059</text:p>
          </table:table-cell>
          <table:table-cell office:value-type="float" office:value="109.05" calcext:value-type="float">
            <text:p>109.05</text:p>
          </table:table-cell>
          <table:table-cell office:value-type="float" office:value="111.158340454102" calcext:value-type="float">
            <text:p>111.1583404541</text:p>
          </table:table-cell>
          <table:table-cell/>
          <table:table-cell table:formula="of:=[.A598]-[.C598]" office:value-type="float" office:value="0" calcext:value-type="float">
            <text:p>0</text:p>
          </table:table-cell>
          <table:table-cell table:formula="of:=([.A598]-[.B598])^2" office:value-type="float" office:value="2.20958861891181" calcext:value-type="float">
            <text:p>2.2095886189</text:p>
          </table:table-cell>
          <table:table-cell table:formula="of:=([.C598]-[.D598])^2" office:value-type="float" office:value="4.44509947040119" calcext:value-type="float">
            <text:p>4.4450994704</text:p>
          </table:table-cell>
          <table:table-cell table:formula="of:=[.G598]-[.H598]" office:value-type="float" office:value="-2.23551085148938" calcext:value-type="float">
            <text:p>-2.2355108515</text:p>
          </table:table-cell>
          <table:table-cell table:formula="of:=([.A598]-(([.B598]+[.D598])/2))^2" office:value-type="float" office:value="3.23066286465387" calcext:value-type="float">
            <text:p>3.2306628647</text:p>
          </table:table-cell>
          <table:table-cell table:formula="of:=([.A598]-99.19)^2" office:value-type="float" office:value="97.2196" calcext:value-type="float">
            <text:p>97.2196</text:p>
          </table:table-cell>
        </table:table-row>
        <table:table-row table:style-name="ro1">
          <table:table-cell office:value-type="float" office:value="109.11" calcext:value-type="float">
            <text:p>109.11</text:p>
          </table:table-cell>
          <table:table-cell office:value-type="float" office:value="115.115409851074" calcext:value-type="float">
            <text:p>115.1154098511</text:p>
          </table:table-cell>
          <table:table-cell office:value-type="float" office:value="109.11" calcext:value-type="float">
            <text:p>109.11</text:p>
          </table:table-cell>
          <table:table-cell office:value-type="float" office:value="115.386688232422" calcext:value-type="float">
            <text:p>115.3866882324</text:p>
          </table:table-cell>
          <table:table-cell/>
          <table:table-cell table:formula="of:=[.A599]-[.C599]" office:value-type="float" office:value="0" calcext:value-type="float">
            <text:p>0</text:p>
          </table:table-cell>
          <table:table-cell table:formula="of:=([.A599]-[.B599])^2" office:value-type="float" office:value="36.0649474793793" calcext:value-type="float">
            <text:p>36.0649474794</text:p>
          </table:table-cell>
          <table:table-cell table:formula="of:=([.C599]-[.D599])^2" office:value-type="float" office:value="39.3968151670232" calcext:value-type="float">
            <text:p>39.396815167</text:p>
          </table:table-cell>
          <table:table-cell table:formula="of:=[.G599]-[.H599]" office:value-type="float" office:value="-3.33186768764397" calcext:value-type="float">
            <text:p>-3.3318676876</text:p>
          </table:table-cell>
          <table:table-cell table:formula="of:=([.A599]-(([.B599]+[.D599])/2))^2" office:value-type="float" office:value="37.7124833331546" calcext:value-type="float">
            <text:p>37.7124833332</text:p>
          </table:table-cell>
          <table:table-cell table:formula="of:=([.A599]-99.19)^2" office:value-type="float" office:value="98.4064" calcext:value-type="float">
            <text:p>98.4064</text:p>
          </table:table-cell>
        </table:table-row>
        <table:table-row table:style-name="ro1">
          <table:table-cell office:value-type="float" office:value="109.11" calcext:value-type="float">
            <text:p>109.11</text:p>
          </table:table-cell>
          <table:table-cell office:value-type="float" office:value="110.068466186523" calcext:value-type="float">
            <text:p>110.0684661865</text:p>
          </table:table-cell>
          <table:table-cell office:value-type="float" office:value="109.11" calcext:value-type="float">
            <text:p>109.11</text:p>
          </table:table-cell>
          <table:table-cell office:value-type="float" office:value="112.587028503418" calcext:value-type="float">
            <text:p>112.5870285034</text:p>
          </table:table-cell>
          <table:table-cell/>
          <table:table-cell table:formula="of:=[.A600]-[.C600]" office:value-type="float" office:value="0" calcext:value-type="float">
            <text:p>0</text:p>
          </table:table-cell>
          <table:table-cell table:formula="of:=([.A600]-[.B600])^2" office:value-type="float" office:value="0.918657430708782" calcext:value-type="float">
            <text:p>0.9186574307</text:p>
          </table:table-cell>
          <table:table-cell table:formula="of:=([.C600]-[.D600])^2" office:value-type="float" office:value="12.089727213581" calcext:value-type="float">
            <text:p>12.0897272136</text:p>
          </table:table-cell>
          <table:table-cell table:formula="of:=[.G600]-[.H600]" office:value-type="float" office:value="-11.1710697828722" calcext:value-type="float">
            <text:p>-11.1710697829</text:p>
          </table:table-cell>
          <table:table-cell table:formula="of:=([.A600]-(([.B600]+[.D600])/2))^2" office:value-type="float" office:value="4.91840328612461" calcext:value-type="float">
            <text:p>4.9184032861</text:p>
          </table:table-cell>
          <table:table-cell table:formula="of:=([.A600]-99.19)^2" office:value-type="float" office:value="98.4064" calcext:value-type="float">
            <text:p>98.4064</text:p>
          </table:table-cell>
        </table:table-row>
        <table:table-row table:style-name="ro1">
          <table:table-cell office:value-type="float" office:value="109.11" calcext:value-type="float">
            <text:p>109.11</text:p>
          </table:table-cell>
          <table:table-cell office:value-type="float" office:value="103.643203735352" calcext:value-type="float">
            <text:p>103.6432037354</text:p>
          </table:table-cell>
          <table:table-cell office:value-type="float" office:value="109.11" calcext:value-type="float">
            <text:p>109.11</text:p>
          </table:table-cell>
          <table:table-cell office:value-type="float" office:value="106.466575622559" calcext:value-type="float">
            <text:p>106.4665756226</text:p>
          </table:table-cell>
          <table:table-cell/>
          <table:table-cell table:formula="of:=[.A601]-[.C601]" office:value-type="float" office:value="0" calcext:value-type="float">
            <text:p>0</text:p>
          </table:table-cell>
          <table:table-cell table:formula="of:=([.A601]-[.B601])^2" office:value-type="float" office:value="29.8858613991741" calcext:value-type="float">
            <text:p>29.8858613992</text:p>
          </table:table-cell>
          <table:table-cell table:formula="of:=([.C601]-[.D601])^2" office:value-type="float" office:value="6.98769243925148" calcext:value-type="float">
            <text:p>6.9876924393</text:p>
          </table:table-cell>
          <table:table-cell table:formula="of:=[.G601]-[.H601]" office:value-type="float" office:value="22.8981689599226" calcext:value-type="float">
            <text:p>22.8981689599</text:p>
          </table:table-cell>
          <table:table-cell table:formula="of:=([.A601]-(([.B601]+[.D601])/2))^2" office:value-type="float" office:value="16.443919715845" calcext:value-type="float">
            <text:p>16.4439197158</text:p>
          </table:table-cell>
          <table:table-cell table:formula="of:=([.A601]-99.19)^2" office:value-type="float" office:value="98.4064" calcext:value-type="float">
            <text:p>98.4064</text:p>
          </table:table-cell>
        </table:table-row>
        <table:table-row table:style-name="ro1">
          <table:table-cell office:value-type="float" office:value="109.12" calcext:value-type="float">
            <text:p>109.12</text:p>
          </table:table-cell>
          <table:table-cell office:value-type="float" office:value="110.485786437988" calcext:value-type="float">
            <text:p>110.485786438</text:p>
          </table:table-cell>
          <table:table-cell office:value-type="float" office:value="109.12" calcext:value-type="float">
            <text:p>109.12</text:p>
          </table:table-cell>
          <table:table-cell office:value-type="float" office:value="107.918533325195" calcext:value-type="float">
            <text:p>107.9185333252</text:p>
          </table:table-cell>
          <table:table-cell/>
          <table:table-cell table:formula="of:=[.A602]-[.C602]" office:value-type="float" office:value="0" calcext:value-type="float">
            <text:p>0</text:p>
          </table:table-cell>
          <table:table-cell table:formula="of:=([.A602]-[.B602])^2" office:value-type="float" office:value="1.8653725941927" calcext:value-type="float">
            <text:p>1.8653725942</text:p>
          </table:table-cell>
          <table:table-cell table:formula="of:=([.C602]-[.D602])^2" office:value-type="float" office:value="1.44352217066624" calcext:value-type="float">
            <text:p>1.4435221707</text:p>
          </table:table-cell>
          <table:table-cell table:formula="of:=[.G602]-[.H602]" office:value-type="float" office:value="0.421850423526461" calcext:value-type="float">
            <text:p>0.4218504235</text:p>
          </table:table-cell>
          <table:table-cell table:formula="of:=([.A602]-(([.B602]+[.D602])/2))^2" office:value-type="float" office:value="0.00675024614317734" calcext:value-type="float">
            <text:p>0.0067502461</text:p>
          </table:table-cell>
          <table:table-cell table:formula="of:=([.A602]-99.19)^2" office:value-type="float" office:value="98.6049000000001" calcext:value-type="float">
            <text:p>98.6049</text:p>
          </table:table-cell>
        </table:table-row>
        <table:table-row table:style-name="ro1">
          <table:table-cell office:value-type="float" office:value="109.16" calcext:value-type="float">
            <text:p>109.16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09.16" calcext:value-type="float">
            <text:p>109.16</text:p>
          </table:table-cell>
          <table:table-cell office:value-type="float" office:value="111.363311767578" calcext:value-type="float">
            <text:p>111.3633117676</text:p>
          </table:table-cell>
          <table:table-cell/>
          <table:table-cell table:formula="of:=[.A603]-[.C603]" office:value-type="float" office:value="0" calcext:value-type="float">
            <text:p>0</text:p>
          </table:table-cell>
          <table:table-cell table:formula="of:=([.A603]-[.B603])^2" office:value-type="float" office:value="2.11981709737043" calcext:value-type="float">
            <text:p>2.1198170974</text:p>
          </table:table-cell>
          <table:table-cell table:formula="of:=([.C603]-[.D603])^2" office:value-type="float" office:value="4.85458274514826" calcext:value-type="float">
            <text:p>4.8545827451</text:p>
          </table:table-cell>
          <table:table-cell table:formula="of:=[.G603]-[.H603]" office:value-type="float" office:value="-2.73476564777783" calcext:value-type="float">
            <text:p>-2.7347656478</text:p>
          </table:table-cell>
          <table:table-cell table:formula="of:=([.A603]-(([.B603]+[.D603])/2))^2" office:value-type="float" office:value="3.34756594404116" calcext:value-type="float">
            <text:p>3.347565944</text:p>
          </table:table-cell>
          <table:table-cell table:formula="of:=([.A603]-99.19)^2" office:value-type="float" office:value="99.4009" calcext:value-type="float">
            <text:p>99.4009</text:p>
          </table:table-cell>
        </table:table-row>
        <table:table-row table:style-name="ro1">
          <table:table-cell office:value-type="float" office:value="109.22" calcext:value-type="float">
            <text:p>109.22</text:p>
          </table:table-cell>
          <table:table-cell office:value-type="float" office:value="109.480537414551" calcext:value-type="float">
            <text:p>109.4805374146</text:p>
          </table:table-cell>
          <table:table-cell office:value-type="float" office:value="109.22" calcext:value-type="float">
            <text:p>109.22</text:p>
          </table:table-cell>
          <table:table-cell office:value-type="float" office:value="110.262535095215" calcext:value-type="float">
            <text:p>110.2625350952</text:p>
          </table:table-cell>
          <table:table-cell/>
          <table:table-cell table:formula="of:=[.A604]-[.C604]" office:value-type="float" office:value="0" calcext:value-type="float">
            <text:p>0</text:p>
          </table:table-cell>
          <table:table-cell table:formula="of:=([.A604]-[.B604])^2" office:value-type="float" office:value="0.0678797443808062" calcext:value-type="float">
            <text:p>0.0678797444</text:p>
          </table:table-cell>
          <table:table-cell table:formula="of:=([.C604]-[.D604])^2" office:value-type="float" office:value="1.08687942475463" calcext:value-type="float">
            <text:p>1.0868794248</text:p>
          </table:table-cell>
          <table:table-cell table:formula="of:=[.G604]-[.H604]" office:value-type="float" office:value="-1.01899968037382" calcext:value-type="float">
            <text:p>-1.0189996804</text:p>
          </table:table-cell>
          <table:table-cell table:formula="of:=([.A604]-(([.B604]+[.D604])/2))^2" office:value-type="float" office:value="0.424499491426723" calcext:value-type="float">
            <text:p>0.4244994914</text:p>
          </table:table-cell>
          <table:table-cell table:formula="of:=([.A604]-99.19)^2" office:value-type="float" office:value="100.6009" calcext:value-type="float">
            <text:p>100.6009</text:p>
          </table:table-cell>
        </table:table-row>
        <table:table-row table:style-name="ro1">
          <table:table-cell office:value-type="float" office:value="109.25" calcext:value-type="float">
            <text:p>109.25</text:p>
          </table:table-cell>
          <table:table-cell office:value-type="float" office:value="111.155914306641" calcext:value-type="float">
            <text:p>111.1559143066</text:p>
          </table:table-cell>
          <table:table-cell office:value-type="float" office:value="109.25" calcext:value-type="float">
            <text:p>109.25</text:p>
          </table:table-cell>
          <table:table-cell office:value-type="float" office:value="107.504379272461" calcext:value-type="float">
            <text:p>107.5043792725</text:p>
          </table:table-cell>
          <table:table-cell/>
          <table:table-cell table:formula="of:=[.A605]-[.C605]" office:value-type="float" office:value="0" calcext:value-type="float">
            <text:p>0</text:p>
          </table:table-cell>
          <table:table-cell table:formula="of:=([.A605]-[.B605])^2" office:value-type="float" office:value="3.63250934425741" calcext:value-type="float">
            <text:p>3.6325093443</text:p>
          </table:table-cell>
          <table:table-cell table:formula="of:=([.C605]-[.D605])^2" office:value-type="float" office:value="3.04719172441401" calcext:value-type="float">
            <text:p>3.0471917244</text:p>
          </table:table-cell>
          <table:table-cell table:formula="of:=[.G605]-[.H605]" office:value-type="float" office:value="0.585317619843408" calcext:value-type="float">
            <text:p>0.5853176198</text:p>
          </table:table-cell>
          <table:table-cell table:formula="of:=([.A605]-(([.B605]+[.D605])/2))^2" office:value-type="float" office:value="0.00642350787529722" calcext:value-type="float">
            <text:p>0.0064235079</text:p>
          </table:table-cell>
          <table:table-cell table:formula="of:=([.A605]-99.19)^2" office:value-type="float" office:value="101.2036" calcext:value-type="float">
            <text:p>101.2036</text:p>
          </table:table-cell>
        </table:table-row>
        <table:table-row table:style-name="ro1">
          <table:table-cell office:value-type="float" office:value="109.29" calcext:value-type="float">
            <text:p>109.29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09.29" calcext:value-type="float">
            <text:p>109.29</text:p>
          </table:table-cell>
          <table:table-cell office:value-type="float" office:value="110.246238708496" calcext:value-type="float">
            <text:p>110.2462387085</text:p>
          </table:table-cell>
          <table:table-cell/>
          <table:table-cell table:formula="of:=[.A606]-[.C606]" office:value-type="float" office:value="0" calcext:value-type="float">
            <text:p>0</text:p>
          </table:table-cell>
          <table:table-cell table:formula="of:=([.A606]-[.B606])^2" office:value-type="float" office:value="1.75816771382548" calcext:value-type="float">
            <text:p>1.7581677138</text:p>
          </table:table-cell>
          <table:table-cell table:formula="of:=([.C606]-[.D606])^2" office:value-type="float" office:value="0.914392467626265" calcext:value-type="float">
            <text:p>0.9143924676</text:p>
          </table:table-cell>
          <table:table-cell table:formula="of:=[.G606]-[.H606]" office:value-type="float" office:value="0.843775246199216" calcext:value-type="float">
            <text:p>0.8437752462</text:p>
          </table:table-cell>
          <table:table-cell table:formula="of:=([.A606]-(([.B606]+[.D606])/2))^2" office:value-type="float" office:value="1.30210678627797" calcext:value-type="float">
            <text:p>1.3021067863</text:p>
          </table:table-cell>
          <table:table-cell table:formula="of:=([.A606]-99.19)^2" office:value-type="float" office:value="102.01" calcext:value-type="float">
            <text:p>102.01</text:p>
          </table:table-cell>
        </table:table-row>
        <table:table-row table:style-name="ro1">
          <table:table-cell office:value-type="float" office:value="109.34" calcext:value-type="float">
            <text:p>109.34</text:p>
          </table:table-cell>
          <table:table-cell office:value-type="float" office:value="110.77734375" calcext:value-type="float">
            <text:p>110.77734375</text:p>
          </table:table-cell>
          <table:table-cell office:value-type="float" office:value="109.34" calcext:value-type="float">
            <text:p>109.34</text:p>
          </table:table-cell>
          <table:table-cell office:value-type="float" office:value="110.296318054199" calcext:value-type="float">
            <text:p>110.2963180542</text:p>
          </table:table-cell>
          <table:table-cell/>
          <table:table-cell table:formula="of:=[.A607]-[.C607]" office:value-type="float" office:value="0" calcext:value-type="float">
            <text:p>0</text:p>
          </table:table-cell>
          <table:table-cell table:formula="of:=([.A607]-[.B607])^2" office:value-type="float" office:value="2.06595705566405" calcext:value-type="float">
            <text:p>2.0659570557</text:p>
          </table:table-cell>
          <table:table-cell table:formula="of:=([.C607]-[.D607])^2" office:value-type="float" office:value="0.914544220787373" calcext:value-type="float">
            <text:p>0.9145442208</text:p>
          </table:table-cell>
          <table:table-cell table:formula="of:=[.G607]-[.H607]" office:value-type="float" office:value="1.15141283487668" calcext:value-type="float">
            <text:p>1.1514128349</text:p>
          </table:table-cell>
          <table:table-cell table:formula="of:=([.A607]-(([.B607]+[.D607])/2))^2" office:value-type="float" office:value="1.43240420822056" calcext:value-type="float">
            <text:p>1.4324042082</text:p>
          </table:table-cell>
          <table:table-cell table:formula="of:=([.A607]-99.19)^2" office:value-type="float" office:value="103.0225" calcext:value-type="float">
            <text:p>103.0225</text:p>
          </table:table-cell>
        </table:table-row>
        <table:table-row table:style-name="ro1">
          <table:table-cell office:value-type="float" office:value="109.37" calcext:value-type="float">
            <text:p>109.37</text:p>
          </table:table-cell>
          <table:table-cell office:value-type="float" office:value="102.949508666992" calcext:value-type="float">
            <text:p>102.949508667</text:p>
          </table:table-cell>
          <table:table-cell office:value-type="float" office:value="109.37" calcext:value-type="float">
            <text:p>109.37</text:p>
          </table:table-cell>
          <table:table-cell office:value-type="float" office:value="103.723655700684" calcext:value-type="float">
            <text:p>103.7236557007</text:p>
          </table:table-cell>
          <table:table-cell/>
          <table:table-cell table:formula="of:=[.A608]-[.C608]" office:value-type="float" office:value="0" calcext:value-type="float">
            <text:p>0</text:p>
          </table:table-cell>
          <table:table-cell table:formula="of:=([.A608]-[.B608])^2" office:value-type="float" office:value="41.2227089572285" calcext:value-type="float">
            <text:p>41.2227089572</text:p>
          </table:table-cell>
          <table:table-cell table:formula="of:=([.C608]-[.D608])^2" office:value-type="float" office:value="31.8812039464229" calcext:value-type="float">
            <text:p>31.8812039464</text:p>
          </table:table-cell>
          <table:table-cell table:formula="of:=[.G608]-[.H608]" office:value-type="float" office:value="9.34150501080557" calcext:value-type="float">
            <text:p>9.3415050108</text:p>
          </table:table-cell>
          <table:table-cell table:formula="of:=([.A608]-(([.B608]+[.D608])/2))^2" office:value-type="float" office:value="36.4021305443824" calcext:value-type="float">
            <text:p>36.4021305444</text:p>
          </table:table-cell>
          <table:table-cell table:formula="of:=([.A608]-99.19)^2" office:value-type="float" office:value="103.6324" calcext:value-type="float">
            <text:p>103.6324</text:p>
          </table:table-cell>
        </table:table-row>
        <table:table-row table:style-name="ro1">
          <table:table-cell office:value-type="float" office:value="109.45" calcext:value-type="float">
            <text:p>109.45</text:p>
          </table:table-cell>
          <table:table-cell office:value-type="float" office:value="110.457176208496" calcext:value-type="float">
            <text:p>110.4571762085</text:p>
          </table:table-cell>
          <table:table-cell office:value-type="float" office:value="109.45" calcext:value-type="float">
            <text:p>109.45</text:p>
          </table:table-cell>
          <table:table-cell office:value-type="float" office:value="111.159965515137" calcext:value-type="float">
            <text:p>111.1599655151</text:p>
          </table:table-cell>
          <table:table-cell/>
          <table:table-cell table:formula="of:=[.A609]-[.C609]" office:value-type="float" office:value="0" calcext:value-type="float">
            <text:p>0</text:p>
          </table:table-cell>
          <table:table-cell table:formula="of:=([.A609]-[.B609])^2" office:value-type="float" office:value="1.01440391496056" calcext:value-type="float">
            <text:p>1.014403915</text:p>
          </table:table-cell>
          <table:table-cell table:formula="of:=([.C609]-[.D609])^2" office:value-type="float" office:value="2.92398206295677" calcext:value-type="float">
            <text:p>2.923982063</text:p>
          </table:table-cell>
          <table:table-cell table:formula="of:=[.G609]-[.H609]" office:value-type="float" office:value="-1.90957814799621" calcext:value-type="float">
            <text:p>-1.909578148</text:p>
          </table:table-cell>
          <table:table-cell table:formula="of:=([.A609]-(([.B609]+[.D609])/2))^2" office:value-type="float" office:value="1.84571478657657" calcext:value-type="float">
            <text:p>1.8457147866</text:p>
          </table:table-cell>
          <table:table-cell table:formula="of:=([.A609]-99.19)^2" office:value-type="float" office:value="105.2676" calcext:value-type="float">
            <text:p>105.2676</text:p>
          </table:table-cell>
        </table:table-row>
        <table:table-row table:style-name="ro1">
          <table:table-cell office:value-type="float" office:value="109.59" calcext:value-type="float">
            <text:p>109.59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09.59" calcext:value-type="float">
            <text:p>109.59</text:p>
          </table:table-cell>
          <table:table-cell office:value-type="float" office:value="112.179634094238" calcext:value-type="float">
            <text:p>112.1796340942</text:p>
          </table:table-cell>
          <table:table-cell/>
          <table:table-cell table:formula="of:=[.A610]-[.C610]" office:value-type="float" office:value="0" calcext:value-type="float">
            <text:p>0</text:p>
          </table:table-cell>
          <table:table-cell table:formula="of:=([.A610]-[.B610])^2" office:value-type="float" office:value="1.05259221333721" calcext:value-type="float">
            <text:p>1.0525922133</text:p>
          </table:table-cell>
          <table:table-cell table:formula="of:=([.C610]-[.D610])^2" office:value-type="float" office:value="6.70620474204131" calcext:value-type="float">
            <text:p>6.706204742</text:p>
          </table:table-cell>
          <table:table-cell table:formula="of:=[.G610]-[.H610]" office:value-type="float" office:value="-5.6536125287041" calcext:value-type="float">
            <text:p>-5.6536125287</text:p>
          </table:table-cell>
          <table:table-cell table:formula="of:=([.A610]-(([.B610]+[.D610])/2))^2" office:value-type="float" office:value="3.26812865854649" calcext:value-type="float">
            <text:p>3.2681286585</text:p>
          </table:table-cell>
          <table:table-cell table:formula="of:=([.A610]-99.19)^2" office:value-type="float" office:value="108.16" calcext:value-type="float">
            <text:p>108.16</text:p>
          </table:table-cell>
        </table:table-row>
        <table:table-row table:style-name="ro1">
          <table:table-cell office:value-type="float" office:value="109.61" calcext:value-type="float">
            <text:p>109.61</text:p>
          </table:table-cell>
          <table:table-cell office:value-type="float" office:value="111.005928039551" calcext:value-type="float">
            <text:p>111.0059280396</text:p>
          </table:table-cell>
          <table:table-cell office:value-type="float" office:value="109.61" calcext:value-type="float">
            <text:p>109.61</text:p>
          </table:table-cell>
          <table:table-cell office:value-type="float" office:value="108.44994354248" calcext:value-type="float">
            <text:p>108.4499435425</text:p>
          </table:table-cell>
          <table:table-cell/>
          <table:table-cell table:formula="of:=[.A611]-[.C611]" office:value-type="float" office:value="0" calcext:value-type="float">
            <text:p>0</text:p>
          </table:table-cell>
          <table:table-cell table:formula="of:=([.A611]-[.B611])^2" office:value-type="float" office:value="1.94861509160409" calcext:value-type="float">
            <text:p>1.9486150916</text:p>
          </table:table-cell>
          <table:table-cell table:formula="of:=([.C611]-[.D611])^2" office:value-type="float" office:value="1.34573098463276" calcext:value-type="float">
            <text:p>1.3457309846</text:p>
          </table:table-cell>
          <table:table-cell table:formula="of:=[.G611]-[.H611]" office:value-type="float" office:value="0.602884106971326" calcext:value-type="float">
            <text:p>0.602884107</text:p>
          </table:table-cell>
          <table:table-cell table:formula="of:=([.A611]-(([.B611]+[.D611])/2))^2" office:value-type="float" office:value="0.0139088508024813" calcext:value-type="float">
            <text:p>0.0139088508</text:p>
          </table:table-cell>
          <table:table-cell table:formula="of:=([.A611]-99.19)^2" office:value-type="float" office:value="108.5764" calcext:value-type="float">
            <text:p>108.5764</text:p>
          </table:table-cell>
        </table:table-row>
        <table:table-row table:style-name="ro1">
          <table:table-cell office:value-type="float" office:value="109.64" calcext:value-type="float">
            <text:p>109.64</text:p>
          </table:table-cell>
          <table:table-cell office:value-type="float" office:value="94.9046783447266" calcext:value-type="float">
            <text:p>94.9046783447</text:p>
          </table:table-cell>
          <table:table-cell office:value-type="float" office:value="109.64" calcext:value-type="float">
            <text:p>109.64</text:p>
          </table:table-cell>
          <table:table-cell office:value-type="float" office:value="96.8578567504883" calcext:value-type="float">
            <text:p>96.8578567505</text:p>
          </table:table-cell>
          <table:table-cell/>
          <table:table-cell table:formula="of:=[.A612]-[.C612]" office:value-type="float" office:value="0" calcext:value-type="float">
            <text:p>0</text:p>
          </table:table-cell>
          <table:table-cell table:formula="of:=([.A612]-[.B612])^2" office:value-type="float" office:value="217.12970428437" calcext:value-type="float">
            <text:p>217.1297042844</text:p>
          </table:table-cell>
          <table:table-cell table:formula="of:=([.C612]-[.D612])^2" office:value-type="float" office:value="163.383186051038" calcext:value-type="float">
            <text:p>163.383186051</text:p>
          </table:table-cell>
          <table:table-cell table:formula="of:=[.G612]-[.H612]" office:value-type="float" office:value="53.7465182333323" calcext:value-type="float">
            <text:p>53.7465182333</text:p>
          </table:table-cell>
          <table:table-cell table:formula="of:=([.A612]-(([.B612]+[.D612])/2))^2" office:value-type="float" office:value="189.302718696521" calcext:value-type="float">
            <text:p>189.3027186965</text:p>
          </table:table-cell>
          <table:table-cell table:formula="of:=([.A612]-99.19)^2" office:value-type="float" office:value="109.2025" calcext:value-type="float">
            <text:p>109.2025</text:p>
          </table:table-cell>
        </table:table-row>
        <table:table-row table:style-name="ro1">
          <table:table-cell office:value-type="float" office:value="109.66" calcext:value-type="float">
            <text:p>109.66</text:p>
          </table:table-cell>
          <table:table-cell office:value-type="float" office:value="110.362007141113" calcext:value-type="float">
            <text:p>110.3620071411</text:p>
          </table:table-cell>
          <table:table-cell office:value-type="float" office:value="109.66" calcext:value-type="float">
            <text:p>109.66</text:p>
          </table:table-cell>
          <table:table-cell office:value-type="float" office:value="110.886909484863" calcext:value-type="float">
            <text:p>110.8869094849</text:p>
          </table:table-cell>
          <table:table-cell/>
          <table:table-cell table:formula="of:=[.A613]-[.C613]" office:value-type="float" office:value="0" calcext:value-type="float">
            <text:p>0</text:p>
          </table:table-cell>
          <table:table-cell table:formula="of:=([.A613]-[.B613])^2" office:value-type="float" office:value="0.492814026174047" calcext:value-type="float">
            <text:p>0.4928140262</text:p>
          </table:table-cell>
          <table:table-cell table:formula="of:=([.C613]-[.D613])^2" office:value-type="float" office:value="1.50530688404749" calcext:value-type="float">
            <text:p>1.505306884</text:p>
          </table:table-cell>
          <table:table-cell table:formula="of:=[.G613]-[.H613]" office:value-type="float" office:value="-1.01249285787344" calcext:value-type="float">
            <text:p>-1.0124928579</text:p>
          </table:table-cell>
          <table:table-cell table:formula="of:=([.A613]-(([.B613]+[.D613])/2))^2" office:value-type="float" office:value="0.930179837492208" calcext:value-type="float">
            <text:p>0.9301798375</text:p>
          </table:table-cell>
          <table:table-cell table:formula="of:=([.A613]-99.19)^2" office:value-type="float" office:value="109.6209" calcext:value-type="float">
            <text:p>109.6209</text:p>
          </table:table-cell>
        </table:table-row>
        <table:table-row table:style-name="ro1">
          <table:table-cell office:value-type="float" office:value="109.66" calcext:value-type="float">
            <text:p>109.66</text:p>
          </table:table-cell>
          <table:table-cell office:value-type="float" office:value="110.068267822266" calcext:value-type="float">
            <text:p>110.0682678223</text:p>
          </table:table-cell>
          <table:table-cell office:value-type="float" office:value="109.66" calcext:value-type="float">
            <text:p>109.66</text:p>
          </table:table-cell>
          <table:table-cell office:value-type="float" office:value="110.106262207031" calcext:value-type="float">
            <text:p>110.106262207</text:p>
          </table:table-cell>
          <table:table-cell/>
          <table:table-cell table:formula="of:=[.A614]-[.C614]" office:value-type="float" office:value="0" calcext:value-type="float">
            <text:p>0</text:p>
          </table:table-cell>
          <table:table-cell table:formula="of:=([.A614]-[.B614])^2" office:value-type="float" office:value="0.166682614697519" calcext:value-type="float">
            <text:p>0.1666826147</text:p>
          </table:table-cell>
          <table:table-cell table:formula="of:=([.C614]-[.D614])^2" office:value-type="float" office:value="0.199149957424405" calcext:value-type="float">
            <text:p>0.1991499574</text:p>
          </table:table-cell>
          <table:table-cell table:formula="of:=[.G614]-[.H614]" office:value-type="float" office:value="-0.0324673427268865" calcext:value-type="float">
            <text:p>-0.0324673427</text:p>
          </table:table-cell>
          <table:table-cell table:formula="of:=([.A614]-(([.B614]+[.D614])/2))^2" office:value-type="float" office:value="0.182555392742532" calcext:value-type="float">
            <text:p>0.1825553927</text:p>
          </table:table-cell>
          <table:table-cell table:formula="of:=([.A614]-99.19)^2" office:value-type="float" office:value="109.6209" calcext:value-type="float">
            <text:p>109.6209</text:p>
          </table:table-cell>
        </table:table-row>
        <table:table-row table:style-name="ro1">
          <table:table-cell office:value-type="float" office:value="109.72" calcext:value-type="float">
            <text:p>109.72</text:p>
          </table:table-cell>
          <table:table-cell office:value-type="float" office:value="110.168441772461" calcext:value-type="float">
            <text:p>110.1684417725</text:p>
          </table:table-cell>
          <table:table-cell office:value-type="float" office:value="109.72" calcext:value-type="float">
            <text:p>109.72</text:p>
          </table:table-cell>
          <table:table-cell office:value-type="float" office:value="108.18675994873" calcext:value-type="float">
            <text:p>108.1867599487</text:p>
          </table:table-cell>
          <table:table-cell/>
          <table:table-cell table:formula="of:=[.A615]-[.C615]" office:value-type="float" office:value="0" calcext:value-type="float">
            <text:p>0</text:p>
          </table:table-cell>
          <table:table-cell table:formula="of:=([.A615]-[.B615])^2" office:value-type="float" office:value="0.201100023287908" calcext:value-type="float">
            <text:p>0.2011000233</text:p>
          </table:table-cell>
          <table:table-cell table:formula="of:=([.C615]-[.D615])^2" office:value-type="float" office:value="2.35082505481699" calcext:value-type="float">
            <text:p>2.3508250548</text:p>
          </table:table-cell>
          <table:table-cell table:formula="of:=[.G615]-[.H615]" office:value-type="float" office:value="-2.14972503152908" calcext:value-type="float">
            <text:p>-2.1497250315</text:p>
          </table:table-cell>
          <table:table-cell table:formula="of:=([.A615]-(([.B615]+[.D615])/2))^2" office:value-type="float" office:value="0.294196826426521" calcext:value-type="float">
            <text:p>0.2941968264</text:p>
          </table:table-cell>
          <table:table-cell table:formula="of:=([.A615]-99.19)^2" office:value-type="float" office:value="110.8809" calcext:value-type="float">
            <text:p>110.8809</text:p>
          </table:table-cell>
        </table:table-row>
        <table:table-row table:style-name="ro1">
          <table:table-cell office:value-type="float" office:value="109.73" calcext:value-type="float">
            <text:p>109.73</text:p>
          </table:table-cell>
          <table:table-cell office:value-type="float" office:value="110.760032653809" calcext:value-type="float">
            <text:p>110.7600326538</text:p>
          </table:table-cell>
          <table:table-cell office:value-type="float" office:value="109.73" calcext:value-type="float">
            <text:p>109.73</text:p>
          </table:table-cell>
          <table:table-cell office:value-type="float" office:value="110.579643249512" calcext:value-type="float">
            <text:p>110.5796432495</text:p>
          </table:table-cell>
          <table:table-cell/>
          <table:table-cell table:formula="of:=[.A616]-[.C616]" office:value-type="float" office:value="0" calcext:value-type="float">
            <text:p>0</text:p>
          </table:table-cell>
          <table:table-cell table:formula="of:=([.A616]-[.B616])^2" office:value-type="float" office:value="1.06096726791197" calcext:value-type="float">
            <text:p>1.0609672679</text:p>
          </table:table-cell>
          <table:table-cell table:formula="of:=([.C616]-[.D616])^2" office:value-type="float" office:value="0.721893651440826" calcext:value-type="float">
            <text:p>0.7218936514</text:p>
          </table:table-cell>
          <table:table-cell table:formula="of:=[.G616]-[.H616]" office:value-type="float" office:value="0.33907361647114" calcext:value-type="float">
            <text:p>0.3390736165</text:p>
          </table:table-cell>
          <table:table-cell table:formula="of:=([.A616]-(([.B616]+[.D616])/2))^2" office:value-type="float" office:value="0.883295375380751" calcext:value-type="float">
            <text:p>0.8832953754</text:p>
          </table:table-cell>
          <table:table-cell table:formula="of:=([.A616]-99.19)^2" office:value-type="float" office:value="111.0916" calcext:value-type="float">
            <text:p>111.0916</text:p>
          </table:table-cell>
        </table:table-row>
        <table:table-row table:style-name="ro1">
          <table:table-cell office:value-type="float" office:value="109.79" calcext:value-type="float">
            <text:p>109.79</text:p>
          </table:table-cell>
          <table:table-cell office:value-type="float" office:value="110.647956848145" calcext:value-type="float">
            <text:p>110.647956848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7.588516235352" calcext:value-type="float">
            <text:p>107.5885162354</text:p>
          </table:table-cell>
          <table:table-cell/>
          <table:table-cell table:formula="of:=[.A617]-[.C617]" office:value-type="float" office:value="0" calcext:value-type="float">
            <text:p>0</text:p>
          </table:table-cell>
          <table:table-cell table:formula="of:=([.A617]-[.B617])^2" office:value-type="float" office:value="0.736089953278088" calcext:value-type="float">
            <text:p>0.7360899533</text:p>
          </table:table-cell>
          <table:table-cell table:formula="of:=([.C617]-[.D617])^2" office:value-type="float" office:value="4.84653076601068" calcext:value-type="float">
            <text:p>4.846530766</text:p>
          </table:table-cell>
          <table:table-cell table:formula="of:=[.G617]-[.H617]" office:value-type="float" office:value="-4.1104408127326" calcext:value-type="float">
            <text:p>-4.1104408127</text:p>
          </table:table-cell>
          <table:table-cell table:formula="of:=([.A617]-(([.B617]+[.D617])/2))^2" office:value-type="float" office:value="0.451266143842632" calcext:value-type="float">
            <text:p>0.4512661438</text:p>
          </table:table-cell>
          <table:table-cell table:formula="of:=([.A617]-99.19)^2" office:value-type="float" office:value="112.36" calcext:value-type="float">
            <text:p>112.36</text:p>
          </table:table-cell>
        </table:table-row>
        <table:table-row table:style-name="ro1">
          <table:table-cell office:value-type="float" office:value="110.07" calcext:value-type="float">
            <text:p>110.07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10.07" calcext:value-type="float">
            <text:p>110.07</text:p>
          </table:table-cell>
          <table:table-cell office:value-type="float" office:value="109.846214294434" calcext:value-type="float">
            <text:p>109.8462142944</text:p>
          </table:table-cell>
          <table:table-cell/>
          <table:table-cell table:formula="of:=[.A618]-[.C618]" office:value-type="float" office:value="0" calcext:value-type="float">
            <text:p>0</text:p>
          </table:table-cell>
          <table:table-cell table:formula="of:=([.A618]-[.B618])^2" office:value-type="float" office:value="0.298071412555974" calcext:value-type="float">
            <text:p>0.2980714126</text:p>
          </table:table-cell>
          <table:table-cell table:formula="of:=([.C618]-[.D618])^2" office:value-type="float" office:value="0.0500800420158512" calcext:value-type="float">
            <text:p>0.050080042</text:p>
          </table:table-cell>
          <table:table-cell table:formula="of:=[.G618]-[.H618]" office:value-type="float" office:value="0.247991370540123" calcext:value-type="float">
            <text:p>0.2479913705</text:p>
          </table:table-cell>
          <table:table-cell table:formula="of:=([.A618]-(([.B618]+[.D618])/2))^2" office:value-type="float" office:value="0.0259489348904252" calcext:value-type="float">
            <text:p>0.0259489349</text:p>
          </table:table-cell>
          <table:table-cell table:formula="of:=([.A618]-99.19)^2" office:value-type="float" office:value="118.3744" calcext:value-type="float">
            <text:p>118.3744</text:p>
          </table:table-cell>
        </table:table-row>
        <table:table-row table:style-name="ro1">
          <table:table-cell office:value-type="float" office:value="110.12" calcext:value-type="float">
            <text:p>110.12</text:p>
          </table:table-cell>
          <table:table-cell office:value-type="float" office:value="111.916763305664" calcext:value-type="float">
            <text:p>111.9167633057</text:p>
          </table:table-cell>
          <table:table-cell office:value-type="float" office:value="110.12" calcext:value-type="float">
            <text:p>110.12</text:p>
          </table:table-cell>
          <table:table-cell office:value-type="float" office:value="111.825622558594" calcext:value-type="float">
            <text:p>111.8256225586</text:p>
          </table:table-cell>
          <table:table-cell/>
          <table:table-cell table:formula="of:=[.A619]-[.C619]" office:value-type="float" office:value="0" calcext:value-type="float">
            <text:p>0</text:p>
          </table:table-cell>
          <table:table-cell table:formula="of:=([.A619]-[.B619])^2" office:value-type="float" office:value="3.22835837658083" calcext:value-type="float">
            <text:p>3.2283583766</text:p>
          </table:table-cell>
          <table:table-cell table:formula="of:=([.C619]-[.D619])^2" office:value-type="float" office:value="2.90914831238387" calcext:value-type="float">
            <text:p>2.9091483124</text:p>
          </table:table-cell>
          <table:table-cell table:formula="of:=[.G619]-[.H619]" office:value-type="float" office:value="0.319210064196958" calcext:value-type="float">
            <text:p>0.3192100642</text:p>
          </table:table-cell>
          <table:table-cell table:formula="of:=([.A619]-(([.B619]+[.D619])/2))^2" office:value-type="float" office:value="3.06667668553822" calcext:value-type="float">
            <text:p>3.0666766855</text:p>
          </table:table-cell>
          <table:table-cell table:formula="of:=([.A619]-99.19)^2" office:value-type="float" office:value="119.4649" calcext:value-type="float">
            <text:p>119.4649</text:p>
          </table:table-cell>
        </table:table-row>
        <table:table-row table:style-name="ro1">
          <table:table-cell office:value-type="float" office:value="110.15" calcext:value-type="float">
            <text:p>110.15</text:p>
          </table:table-cell>
          <table:table-cell office:value-type="float" office:value="110.647956848145" calcext:value-type="float">
            <text:p>110.6479568481</text:p>
          </table:table-cell>
          <table:table-cell office:value-type="float" office:value="110.15" calcext:value-type="float">
            <text:p>110.15</text:p>
          </table:table-cell>
          <table:table-cell office:value-type="float" office:value="106.715255737305" calcext:value-type="float">
            <text:p>106.7152557373</text:p>
          </table:table-cell>
          <table:table-cell/>
          <table:table-cell table:formula="of:=[.A620]-[.C620]" office:value-type="float" office:value="0" calcext:value-type="float">
            <text:p>0</text:p>
          </table:table-cell>
          <table:table-cell table:formula="of:=([.A620]-[.B620])^2" office:value-type="float" office:value="0.24796102261403" calcext:value-type="float">
            <text:p>0.2479610226</text:p>
          </table:table-cell>
          <table:table-cell table:formula="of:=([.C620]-[.D620])^2" office:value-type="float" office:value="11.7974681501184" calcext:value-type="float">
            <text:p>11.7974681501</text:p>
          </table:table-cell>
          <table:table-cell table:formula="of:=[.G620]-[.H620]" office:value-type="float" office:value="-11.5495071275044" calcext:value-type="float">
            <text:p>-11.5495071275</text:p>
          </table:table-cell>
          <table:table-cell table:formula="of:=([.A620]-(([.B620]+[.D620])/2))^2" office:value-type="float" office:value="2.15618007956598" calcext:value-type="float">
            <text:p>2.1561800796</text:p>
          </table:table-cell>
          <table:table-cell table:formula="of:=([.A620]-99.19)^2" office:value-type="float" office:value="120.1216" calcext:value-type="float">
            <text:p>120.1216</text:p>
          </table:table-cell>
        </table:table-row>
        <table:table-row table:style-name="ro1">
          <table:table-cell office:value-type="float" office:value="110.16" calcext:value-type="float">
            <text:p>110.16</text:p>
          </table:table-cell>
          <table:table-cell office:value-type="float" office:value="111.419990539551" calcext:value-type="float">
            <text:p>111.4199905396</text:p>
          </table:table-cell>
          <table:table-cell office:value-type="float" office:value="110.16" calcext:value-type="float">
            <text:p>110.16</text:p>
          </table:table-cell>
          <table:table-cell office:value-type="float" office:value="108.960136413574" calcext:value-type="float">
            <text:p>108.9601364136</text:p>
          </table:table-cell>
          <table:table-cell/>
          <table:table-cell table:formula="of:=[.A621]-[.C621]" office:value-type="float" office:value="0" calcext:value-type="float">
            <text:p>0</text:p>
          </table:table-cell>
          <table:table-cell table:formula="of:=([.A621]-[.B621])^2" office:value-type="float" office:value="1.58757615975748" calcext:value-type="float">
            <text:p>1.5875761598</text:p>
          </table:table-cell>
          <table:table-cell table:formula="of:=([.C621]-[.D621])^2" office:value-type="float" office:value="1.43967262603053" calcext:value-type="float">
            <text:p>1.439672626</text:p>
          </table:table-cell>
          <table:table-cell table:formula="of:=[.G621]-[.H621]" office:value-type="float" office:value="0.147903533726947" calcext:value-type="float">
            <text:p>0.1479035337</text:p>
          </table:table-cell>
          <table:table-cell table:formula="of:=([.A621]-(([.B621]+[.D621])/2))^2" office:value-type="float" office:value="0.000903812623024192" calcext:value-type="float">
            <text:p>0.0009038126</text:p>
          </table:table-cell>
          <table:table-cell table:formula="of:=([.A621]-99.19)^2" office:value-type="float" office:value="120.3409" calcext:value-type="float">
            <text:p>120.3409</text:p>
          </table:table-cell>
        </table:table-row>
        <table:table-row table:style-name="ro1">
          <table:table-cell office:value-type="float" office:value="110.21" calcext:value-type="float">
            <text:p>110.21</text:p>
          </table:table-cell>
          <table:table-cell office:value-type="float" office:value="103.078727722168" calcext:value-type="float">
            <text:p>103.0787277222</text:p>
          </table:table-cell>
          <table:table-cell office:value-type="float" office:value="110.21" calcext:value-type="float">
            <text:p>110.21</text:p>
          </table:table-cell>
          <table:table-cell office:value-type="float" office:value="101.87370300293" calcext:value-type="float">
            <text:p>101.8737030029</text:p>
          </table:table-cell>
          <table:table-cell/>
          <table:table-cell table:formula="of:=[.A622]-[.C622]" office:value-type="float" office:value="0" calcext:value-type="float">
            <text:p>0</text:p>
          </table:table-cell>
          <table:table-cell table:formula="of:=([.A622]-[.B622])^2" office:value-type="float" office:value="50.8550443005756" calcext:value-type="float">
            <text:p>50.8550443006</text:p>
          </table:table-cell>
          <table:table-cell table:formula="of:=([.C622]-[.D622])^2" office:value-type="float" office:value="69.4938476233634" calcext:value-type="float">
            <text:p>69.4938476234</text:p>
          </table:table-cell>
          <table:table-cell table:formula="of:=[.G622]-[.H622]" office:value-type="float" office:value="-18.6388033227879" calcext:value-type="float">
            <text:p>-18.6388033228</text:p>
          </table:table-cell>
          <table:table-cell table:formula="of:=([.A622]-(([.B622]+[.D622])/2))^2" office:value-type="float" office:value="59.8114248184757" calcext:value-type="float">
            <text:p>59.8114248185</text:p>
          </table:table-cell>
          <table:table-cell table:formula="of:=([.A622]-99.19)^2" office:value-type="float" office:value="121.4404" calcext:value-type="float">
            <text:p>121.4404</text:p>
          </table:table-cell>
        </table:table-row>
        <table:table-row table:style-name="ro1">
          <table:table-cell office:value-type="float" office:value="110.23" calcext:value-type="float">
            <text:p>110.23</text:p>
          </table:table-cell>
          <table:table-cell office:value-type="float" office:value="110.459197998047" calcext:value-type="float">
            <text:p>110.459197998</text:p>
          </table:table-cell>
          <table:table-cell office:value-type="float" office:value="110.23" calcext:value-type="float">
            <text:p>110.23</text:p>
          </table:table-cell>
          <table:table-cell office:value-type="float" office:value="108.452346801758" calcext:value-type="float">
            <text:p>108.4523468018</text:p>
          </table:table-cell>
          <table:table-cell/>
          <table:table-cell table:formula="of:=[.A623]-[.C623]" office:value-type="float" office:value="0" calcext:value-type="float">
            <text:p>0</text:p>
          </table:table-cell>
          <table:table-cell table:formula="of:=([.A623]-[.B623])^2" office:value-type="float" office:value="0.0525317223086935" calcext:value-type="float">
            <text:p>0.0525317223</text:p>
          </table:table-cell>
          <table:table-cell table:formula="of:=([.C623]-[.D623])^2" office:value-type="float" office:value="3.16005089322069" calcext:value-type="float">
            <text:p>3.1600508932</text:p>
          </table:table-cell>
          <table:table-cell table:formula="of:=[.G623]-[.H623]" office:value-type="float" office:value="-3.107519170912" calcext:value-type="float">
            <text:p>-3.1075191709</text:p>
          </table:table-cell>
          <table:table-cell table:formula="of:=([.A623]-(([.B623]+[.D623])/2))^2" office:value-type="float" office:value="0.599428376752982" calcext:value-type="float">
            <text:p>0.5994283768</text:p>
          </table:table-cell>
          <table:table-cell table:formula="of:=([.A623]-99.19)^2" office:value-type="float" office:value="121.8816" calcext:value-type="float">
            <text:p>121.8816</text:p>
          </table:table-cell>
        </table:table-row>
        <table:table-row table:style-name="ro1">
          <table:table-cell office:value-type="float" office:value="110.32" calcext:value-type="float">
            <text:p>110.32</text:p>
          </table:table-cell>
          <table:table-cell office:value-type="float" office:value="101.565605163574" calcext:value-type="float">
            <text:p>101.5656051636</text:p>
          </table:table-cell>
          <table:table-cell office:value-type="float" office:value="110.32" calcext:value-type="float">
            <text:p>110.32</text:p>
          </table:table-cell>
          <table:table-cell office:value-type="float" office:value="102.870872497559" calcext:value-type="float">
            <text:p>102.8708724976</text:p>
          </table:table-cell>
          <table:table-cell/>
          <table:table-cell table:formula="of:=[.A624]-[.C624]" office:value-type="float" office:value="0" calcext:value-type="float">
            <text:p>0</text:p>
          </table:table-cell>
          <table:table-cell table:formula="of:=([.A624]-[.B624])^2" office:value-type="float" office:value="76.6394289520383" calcext:value-type="float">
            <text:p>76.639428952</text:p>
          </table:table-cell>
          <table:table-cell table:formula="of:=([.C624]-[.D624])^2" office:value-type="float" office:value="55.4895005476288" calcext:value-type="float">
            <text:p>55.4895005476</text:p>
          </table:table-cell>
          <table:table-cell table:formula="of:=[.G624]-[.H624]" office:value-type="float" office:value="21.1499284044094" calcext:value-type="float">
            <text:p>21.1499284044</text:p>
          </table:table-cell>
          <table:table-cell table:formula="of:=([.A624]-(([.B624]+[.D624])/2))^2" office:value-type="float" office:value="65.6385340465419" calcext:value-type="float">
            <text:p>65.6385340465</text:p>
          </table:table-cell>
          <table:table-cell table:formula="of:=([.A624]-99.19)^2" office:value-type="float" office:value="123.8769" calcext:value-type="float">
            <text:p>123.8769</text:p>
          </table:table-cell>
        </table:table-row>
        <table:table-row table:style-name="ro1">
          <table:table-cell office:value-type="float" office:value="110.35" calcext:value-type="float">
            <text:p>110.35</text:p>
          </table:table-cell>
          <table:table-cell office:value-type="float" office:value="110.568466186523" calcext:value-type="float">
            <text:p>110.5684661865</text:p>
          </table:table-cell>
          <table:table-cell office:value-type="float" office:value="110.35" calcext:value-type="float">
            <text:p>110.35</text:p>
          </table:table-cell>
          <table:table-cell office:value-type="float" office:value="106.612579345703" calcext:value-type="float">
            <text:p>106.6125793457</text:p>
          </table:table-cell>
          <table:table-cell/>
          <table:table-cell table:formula="of:=[.A625]-[.C625]" office:value-type="float" office:value="0" calcext:value-type="float">
            <text:p>0</text:p>
          </table:table-cell>
          <table:table-cell table:formula="of:=([.A625]-[.B625])^2" office:value-type="float" office:value="0.0477274746540959" calcext:value-type="float">
            <text:p>0.0477274747</text:p>
          </table:table-cell>
          <table:table-cell table:formula="of:=([.C625]-[.D625])^2" office:value-type="float" office:value="13.9683131471648" calcext:value-type="float">
            <text:p>13.9683131472</text:p>
          </table:table-cell>
          <table:table-cell table:formula="of:=[.G625]-[.H625]" office:value-type="float" office:value="-13.9205856725107" calcext:value-type="float">
            <text:p>-13.9205856725</text:p>
          </table:table-cell>
          <table:table-cell table:formula="of:=([.A625]-(([.B625]+[.D625])/2))^2" office:value-type="float" office:value="3.09576013656564" calcext:value-type="float">
            <text:p>3.0957601366</text:p>
          </table:table-cell>
          <table:table-cell table:formula="of:=([.A625]-99.19)^2" office:value-type="float" office:value="124.5456" calcext:value-type="float">
            <text:p>124.5456</text:p>
          </table:table-cell>
        </table:table-row>
        <table:table-row table:style-name="ro1">
          <table:table-cell office:value-type="float" office:value="110.43" calcext:value-type="float">
            <text:p>110.43</text:p>
          </table:table-cell>
          <table:table-cell office:value-type="float" office:value="93.5786514282227" calcext:value-type="float">
            <text:p>93.5786514282</text:p>
          </table:table-cell>
          <table:table-cell office:value-type="float" office:value="110.43" calcext:value-type="float">
            <text:p>110.43</text:p>
          </table:table-cell>
          <table:table-cell office:value-type="float" office:value="91.681884765625" calcext:value-type="float">
            <text:p>91.6818847656</text:p>
          </table:table-cell>
          <table:table-cell/>
          <table:table-cell table:formula="of:=[.A626]-[.C626]" office:value-type="float" office:value="0" calcext:value-type="float">
            <text:p>0</text:p>
          </table:table-cell>
          <table:table-cell table:formula="of:=([.A626]-[.B626])^2" office:value-type="float" office:value="283.967948687543" calcext:value-type="float">
            <text:p>283.9679486875</text:p>
          </table:table-cell>
          <table:table-cell table:formula="of:=([.C626]-[.D626])^2" office:value-type="float" office:value="351.491824841404" calcext:value-type="float">
            <text:p>351.4918248414</text:p>
          </table:table-cell>
          <table:table-cell table:formula="of:=[.G626]-[.H626]" office:value-type="float" office:value="-67.5238761538616" calcext:value-type="float">
            <text:p>-67.5238761539</text:p>
          </table:table-cell>
          <table:table-cell table:formula="of:=([.A626]-(([.B626]+[.D626])/2))^2" office:value-type="float" office:value="316.830455821388" calcext:value-type="float">
            <text:p>316.8304558214</text:p>
          </table:table-cell>
          <table:table-cell table:formula="of:=([.A626]-99.19)^2" office:value-type="float" office:value="126.3376" calcext:value-type="float">
            <text:p>126.3376</text:p>
          </table:table-cell>
        </table:table-row>
        <table:table-row table:style-name="ro1">
          <table:table-cell office:value-type="float" office:value="110.47" calcext:value-type="float">
            <text:p>110.47</text:p>
          </table:table-cell>
          <table:table-cell office:value-type="float" office:value="111.779769897461" calcext:value-type="float">
            <text:p>111.7797698975</text:p>
          </table:table-cell>
          <table:table-cell office:value-type="float" office:value="110.47" calcext:value-type="float">
            <text:p>110.47</text:p>
          </table:table-cell>
          <table:table-cell office:value-type="float" office:value="109.21900177002" calcext:value-type="float">
            <text:p>109.21900177</text:p>
          </table:table-cell>
          <table:table-cell/>
          <table:table-cell table:formula="of:=[.A627]-[.C627]" office:value-type="float" office:value="0" calcext:value-type="float">
            <text:p>0</text:p>
          </table:table-cell>
          <table:table-cell table:formula="of:=([.A627]-[.B627])^2" office:value-type="float" office:value="1.71549718429484" calcext:value-type="float">
            <text:p>1.7154971843</text:p>
          </table:table-cell>
          <table:table-cell table:formula="of:=([.C627]-[.D627])^2" office:value-type="float" office:value="1.56499657141426" calcext:value-type="float">
            <text:p>1.5649965714</text:p>
          </table:table-cell>
          <table:table-cell table:formula="of:=[.G627]-[.H627]" office:value-type="float" office:value="0.150500612880575" calcext:value-type="float">
            <text:p>0.1505006129</text:p>
          </table:table-cell>
          <table:table-cell table:formula="of:=([.A627]-(([.B627]+[.D627])/2))^2" office:value-type="float" office:value="0.000863527224608764" calcext:value-type="float">
            <text:p>0.0008635272</text:p>
          </table:table-cell>
          <table:table-cell table:formula="of:=([.A627]-99.19)^2" office:value-type="float" office:value="127.2384" calcext:value-type="float">
            <text:p>127.2384</text:p>
          </table:table-cell>
        </table:table-row>
        <table:table-row table:style-name="ro1">
          <table:table-cell office:value-type="float" office:value="110.49" calcext:value-type="float">
            <text:p>110.49</text:p>
          </table:table-cell>
          <table:table-cell office:value-type="float" office:value="109.940093994141" calcext:value-type="float">
            <text:p>109.94009399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05.231536865234" calcext:value-type="float">
            <text:p>105.2315368652</text:p>
          </table:table-cell>
          <table:table-cell/>
          <table:table-cell table:formula="of:=[.A628]-[.C628]" office:value-type="float" office:value="0" calcext:value-type="float">
            <text:p>0</text:p>
          </table:table-cell>
          <table:table-cell table:formula="of:=([.A628]-[.B628])^2" office:value-type="float" office:value="0.302396615280205" calcext:value-type="float">
            <text:p>0.3023966153</text:p>
          </table:table-cell>
          <table:table-cell table:formula="of:=([.C628]-[.D628])^2" office:value-type="float" office:value="27.6514345396891" calcext:value-type="float">
            <text:p>27.6514345397</text:p>
          </table:table-cell>
          <table:table-cell table:formula="of:=[.G628]-[.H628]" office:value-type="float" office:value="-27.3490379244089" calcext:value-type="float">
            <text:p>-27.3490379244</text:p>
          </table:table-cell>
          <table:table-cell table:formula="of:=([.A628]-(([.B628]+[.D628])/2))^2" office:value-type="float" office:value="8.43428801844117" calcext:value-type="float">
            <text:p>8.4342880184</text:p>
          </table:table-cell>
          <table:table-cell table:formula="of:=([.A628]-99.19)^2" office:value-type="float" office:value="127.69" calcext:value-type="float">
            <text:p>127.69</text:p>
          </table:table-cell>
        </table:table-row>
        <table:table-row table:style-name="ro1">
          <table:table-cell office:value-type="float" office:value="110.55" calcext:value-type="float">
            <text:p>110.55</text:p>
          </table:table-cell>
          <table:table-cell office:value-type="float" office:value="110.130874633789" calcext:value-type="float">
            <text:p>110.1308746338</text:p>
          </table:table-cell>
          <table:table-cell office:value-type="float" office:value="110.55" calcext:value-type="float">
            <text:p>110.55</text:p>
          </table:table-cell>
          <table:table-cell office:value-type="float" office:value="106.467071533203" calcext:value-type="float">
            <text:p>106.4670715332</text:p>
          </table:table-cell>
          <table:table-cell/>
          <table:table-cell table:formula="of:=[.A629]-[.C629]" office:value-type="float" office:value="0" calcext:value-type="float">
            <text:p>0</text:p>
          </table:table-cell>
          <table:table-cell table:formula="of:=([.A629]-[.B629])^2" office:value-type="float" office:value="0.17566607260145" calcext:value-type="float">
            <text:p>0.1756660726</text:p>
          </table:table-cell>
          <table:table-cell table:formula="of:=([.C629]-[.D629])^2" office:value-type="float" office:value="16.6703048649803" calcext:value-type="float">
            <text:p>16.670304865</text:p>
          </table:table-cell>
          <table:table-cell table:formula="of:=[.G629]-[.H629]" office:value-type="float" office:value="-16.4946387923788" calcext:value-type="float">
            <text:p>-16.4946387924</text:p>
          </table:table-cell>
          <table:table-cell table:formula="of:=([.A629]-(([.B629]+[.D629])/2))^2" office:value-type="float" office:value="5.06712217882507" calcext:value-type="float">
            <text:p>5.0671221788</text:p>
          </table:table-cell>
          <table:table-cell table:formula="of:=([.A629]-99.19)^2" office:value-type="float" office:value="129.0496" calcext:value-type="float">
            <text:p>129.0496</text:p>
          </table:table-cell>
        </table:table-row>
        <table:table-row table:style-name="ro1">
          <table:table-cell office:value-type="float" office:value="110.58" calcext:value-type="float">
            <text:p>110.58</text:p>
          </table:table-cell>
          <table:table-cell office:value-type="float" office:value="103.193077087402" calcext:value-type="float">
            <text:p>103.1930770874</text:p>
          </table:table-cell>
          <table:table-cell office:value-type="float" office:value="110.58" calcext:value-type="float">
            <text:p>110.58</text:p>
          </table:table-cell>
          <table:table-cell office:value-type="float" office:value="103.222473144531" calcext:value-type="float">
            <text:p>103.2224731445</text:p>
          </table:table-cell>
          <table:table-cell/>
          <table:table-cell table:formula="of:=[.A630]-[.C630]" office:value-type="float" office:value="0" calcext:value-type="float">
            <text:p>0</text:p>
          </table:table-cell>
          <table:table-cell table:formula="of:=([.A630]-[.B630])^2" office:value-type="float" office:value="54.5666301166602" calcext:value-type="float">
            <text:p>54.5666301167</text:p>
          </table:table-cell>
          <table:table-cell table:formula="of:=([.C630]-[.D630])^2" office:value-type="float" office:value="54.1332014289439" calcext:value-type="float">
            <text:p>54.1332014289</text:p>
          </table:table-cell>
          <table:table-cell table:formula="of:=[.G630]-[.H630]" office:value-type="float" office:value="0.433428687716365" calcext:value-type="float">
            <text:p>0.4334286877</text:p>
          </table:table-cell>
          <table:table-cell table:formula="of:=([.A630]-(([.B630]+[.D630])/2))^2" office:value-type="float" office:value="54.3496997407584" calcext:value-type="float">
            <text:p>54.3496997408</text:p>
          </table:table-cell>
          <table:table-cell table:formula="of:=([.A630]-99.19)^2" office:value-type="float" office:value="129.7321" calcext:value-type="float">
            <text:p>129.7321</text:p>
          </table:table-cell>
        </table:table-row>
        <table:table-row table:style-name="ro1">
          <table:table-cell office:value-type="float" office:value="110.58" calcext:value-type="float">
            <text:p>110.58</text:p>
          </table:table-cell>
          <table:table-cell office:value-type="float" office:value="111.002830505371" calcext:value-type="float">
            <text:p>111.0028305054</text:p>
          </table:table-cell>
          <table:table-cell office:value-type="float" office:value="110.58" calcext:value-type="float">
            <text:p>110.58</text:p>
          </table:table-cell>
          <table:table-cell office:value-type="float" office:value="111.415344238281" calcext:value-type="float">
            <text:p>111.4153442383</text:p>
          </table:table-cell>
          <table:table-cell/>
          <table:table-cell table:formula="of:=[.A631]-[.C631]" office:value-type="float" office:value="0" calcext:value-type="float">
            <text:p>0</text:p>
          </table:table-cell>
          <table:table-cell table:formula="of:=([.A631]-[.B631])^2" office:value-type="float" office:value="0.178785636272376" calcext:value-type="float">
            <text:p>0.1787856363</text:p>
          </table:table-cell>
          <table:table-cell table:formula="of:=([.C631]-[.D631])^2" office:value-type="float" office:value="0.697799996429685" calcext:value-type="float">
            <text:p>0.6977999964</text:p>
          </table:table-cell>
          <table:table-cell table:formula="of:=[.G631]-[.H631]" office:value-type="float" office:value="-0.519014360157309" calcext:value-type="float">
            <text:p>-0.5190143602</text:p>
          </table:table-cell>
          <table:table-cell table:formula="of:=([.A631]-(([.B631]+[.D631])/2))^2" office:value-type="float" office:value="0.395750921391162" calcext:value-type="float">
            <text:p>0.3957509214</text:p>
          </table:table-cell>
          <table:table-cell table:formula="of:=([.A631]-99.19)^2" office:value-type="float" office:value="129.7321" calcext:value-type="float">
            <text:p>129.7321</text:p>
          </table:table-cell>
        </table:table-row>
        <table:table-row table:style-name="ro1">
          <table:table-cell office:value-type="float" office:value="110.58" calcext:value-type="float">
            <text:p>110.58</text:p>
          </table:table-cell>
          <table:table-cell office:value-type="float" office:value="111.180992126465" calcext:value-type="float">
            <text:p>111.1809921265</text:p>
          </table:table-cell>
          <table:table-cell office:value-type="float" office:value="110.58" calcext:value-type="float">
            <text:p>110.58</text:p>
          </table:table-cell>
          <table:table-cell office:value-type="float" office:value="107.661460876465" calcext:value-type="float">
            <text:p>107.6614608765</text:p>
          </table:table-cell>
          <table:table-cell/>
          <table:table-cell table:formula="of:=[.A632]-[.C632]" office:value-type="float" office:value="0" calcext:value-type="float">
            <text:p>0</text:p>
          </table:table-cell>
          <table:table-cell table:formula="of:=([.A632]-[.B632])^2" office:value-type="float" office:value="0.361191536072737" calcext:value-type="float">
            <text:p>0.3611915361</text:p>
          </table:table-cell>
          <table:table-cell table:formula="of:=([.C632]-[.D632])^2" office:value-type="float" office:value="8.51787061560535" calcext:value-type="float">
            <text:p>8.5178706156</text:p>
          </table:table-cell>
          <table:table-cell table:formula="of:=[.G632]-[.H632]" office:value-type="float" office:value="-8.15667907953261" calcext:value-type="float">
            <text:p>-8.1566790795</text:p>
          </table:table-cell>
          <table:table-cell table:formula="of:=([.A632]-(([.B632]+[.D632])/2))^2" office:value-type="float" office:value="1.3427560209074" calcext:value-type="float">
            <text:p>1.3427560209</text:p>
          </table:table-cell>
          <table:table-cell table:formula="of:=([.A632]-99.19)^2" office:value-type="float" office:value="129.7321" calcext:value-type="float">
            <text:p>129.7321</text:p>
          </table:table-cell>
        </table:table-row>
        <table:table-row table:style-name="ro1">
          <table:table-cell office:value-type="float" office:value="110.595" calcext:value-type="float">
            <text:p>110.595</text:p>
          </table:table-cell>
          <table:table-cell office:value-type="float" office:value="102.949508666992" calcext:value-type="float">
            <text:p>102.949508667</text:p>
          </table:table-cell>
          <table:table-cell office:value-type="float" office:value="110.595" calcext:value-type="float">
            <text:p>110.595</text:p>
          </table:table-cell>
          <table:table-cell office:value-type="float" office:value="102.356918334961" calcext:value-type="float">
            <text:p>102.356918335</text:p>
          </table:table-cell>
          <table:table-cell/>
          <table:table-cell table:formula="of:=[.A633]-[.C633]" office:value-type="float" office:value="0" calcext:value-type="float">
            <text:p>0</text:p>
          </table:table-cell>
          <table:table-cell table:formula="of:=([.A633]-[.B633])^2" office:value-type="float" office:value="58.4535377230976" calcext:value-type="float">
            <text:p>58.4535377231</text:p>
          </table:table-cell>
          <table:table-cell table:formula="of:=([.C633]-[.D633])^2" office:value-type="float" office:value="67.8659895198527" calcext:value-type="float">
            <text:p>67.8659895199</text:p>
          </table:table-cell>
          <table:table-cell table:formula="of:=[.G633]-[.H633]" office:value-type="float" office:value="-9.41245179675519" calcext:value-type="float">
            <text:p>-9.4124517968</text:p>
          </table:table-cell>
          <table:table-cell table:formula="of:=([.A633]-(([.B633]+[.D633])/2))^2" office:value-type="float" office:value="63.0719727960709" calcext:value-type="float">
            <text:p>63.0719727961</text:p>
          </table:table-cell>
          <table:table-cell table:formula="of:=([.A633]-99.19)^2" office:value-type="float" office:value="130.074025" calcext:value-type="float">
            <text:p>130.074025</text:p>
          </table:table-cell>
        </table:table-row>
        <table:table-row table:style-name="ro1">
          <table:table-cell office:value-type="float" office:value="110.63" calcext:value-type="float">
            <text:p>110.63</text:p>
          </table:table-cell>
          <table:table-cell office:value-type="float" office:value="110.613952636719" calcext:value-type="float">
            <text:p>110.6139526367</text:p>
          </table:table-cell>
          <table:table-cell office:value-type="float" office:value="110.63" calcext:value-type="float">
            <text:p>110.63</text:p>
          </table:table-cell>
          <table:table-cell office:value-type="float" office:value="112.129409790039" calcext:value-type="float">
            <text:p>112.12940979</text:p>
          </table:table-cell>
          <table:table-cell/>
          <table:table-cell table:formula="of:=[.A634]-[.C634]" office:value-type="float" office:value="0" calcext:value-type="float">
            <text:p>0</text:p>
          </table:table-cell>
          <table:table-cell table:formula="of:=([.A634]-[.B634])^2" office:value-type="float" office:value="0.000257517868280265" calcext:value-type="float">
            <text:p>0.0002575179</text:p>
          </table:table-cell>
          <table:table-cell table:formula="of:=([.C634]-[.D634])^2" office:value-type="float" office:value="2.248229718465" calcext:value-type="float">
            <text:p>2.2482297185</text:p>
          </table:table-cell>
          <table:table-cell table:formula="of:=[.G634]-[.H634]" office:value-type="float" office:value="-2.24797220059672" calcext:value-type="float">
            <text:p>-2.2479722006</text:p>
          </table:table-cell>
          <table:table-cell table:formula="of:=([.A634]-(([.B634]+[.D634])/2))^2" office:value-type="float" office:value="0.550091022279213" calcext:value-type="float">
            <text:p>0.5500910223</text:p>
          </table:table-cell>
          <table:table-cell table:formula="of:=([.A634]-99.19)^2" office:value-type="float" office:value="130.8736" calcext:value-type="float">
            <text:p>130.8736</text:p>
          </table:table-cell>
        </table:table-row>
        <table:table-row table:style-name="ro1">
          <table:table-cell office:value-type="float" office:value="110.66" calcext:value-type="float">
            <text:p>110.66</text:p>
          </table:table-cell>
          <table:table-cell office:value-type="float" office:value="110.552787780762" calcext:value-type="float">
            <text:p>110.5527877808</text:p>
          </table:table-cell>
          <table:table-cell office:value-type="float" office:value="110.66" calcext:value-type="float">
            <text:p>110.66</text:p>
          </table:table-cell>
          <table:table-cell office:value-type="float" office:value="110.223731994629" calcext:value-type="float">
            <text:p>110.2237319946</text:p>
          </table:table-cell>
          <table:table-cell/>
          <table:table-cell table:formula="of:=[.A635]-[.C635]" office:value-type="float" office:value="0" calcext:value-type="float">
            <text:p>0</text:p>
          </table:table-cell>
          <table:table-cell table:formula="of:=([.A635]-[.B635])^2" office:value-type="float" office:value="0.0114944599539966" calcext:value-type="float">
            <text:p>0.01149446</text:p>
          </table:table-cell>
          <table:table-cell table:formula="of:=([.C635]-[.D635])^2" office:value-type="float" office:value="0.19032977251047" calcext:value-type="float">
            <text:p>0.1903297725</text:p>
          </table:table-cell>
          <table:table-cell table:formula="of:=[.G635]-[.H635]" office:value-type="float" office:value="-0.178835312556473" calcext:value-type="float">
            <text:p>-0.1788353126</text:p>
          </table:table-cell>
          <table:table-cell table:formula="of:=([.A635]-(([.B635]+[.D635])/2))^2" office:value-type="float" office:value="0.0738426886353623" calcext:value-type="float">
            <text:p>0.0738426886</text:p>
          </table:table-cell>
          <table:table-cell table:formula="of:=([.A635]-99.19)^2" office:value-type="float" office:value="131.5609" calcext:value-type="float">
            <text:p>131.5609</text:p>
          </table:table-cell>
        </table:table-row>
        <table:table-row table:style-name="ro1">
          <table:table-cell office:value-type="float" office:value="110.71" calcext:value-type="float">
            <text:p>110.71</text:p>
          </table:table-cell>
          <table:table-cell office:value-type="float" office:value="109.154891967773" calcext:value-type="float">
            <text:p>109.1548919678</text:p>
          </table:table-cell>
          <table:table-cell office:value-type="float" office:value="110.71" calcext:value-type="float">
            <text:p>110.71</text:p>
          </table:table-cell>
          <table:table-cell office:value-type="float" office:value="108.665634155273" calcext:value-type="float">
            <text:p>108.6656341553</text:p>
          </table:table-cell>
          <table:table-cell/>
          <table:table-cell table:formula="of:=[.A636]-[.C636]" office:value-type="float" office:value="0" calcext:value-type="float">
            <text:p>0</text:p>
          </table:table-cell>
          <table:table-cell table:formula="of:=([.A636]-[.B636])^2" office:value-type="float" office:value="2.41836099189555" calcext:value-type="float">
            <text:p>2.4183609919</text:p>
          </table:table-cell>
          <table:table-cell table:formula="of:=([.C636]-[.D636])^2" office:value-type="float" office:value="4.17943170708453" calcext:value-type="float">
            <text:p>4.1794317071</text:p>
          </table:table-cell>
          <table:table-cell table:formula="of:=[.G636]-[.H636]" office:value-type="float" office:value="-1.76107071518897" calcext:value-type="float">
            <text:p>-1.7610707152</text:p>
          </table:table-cell>
          <table:table-cell table:formula="of:=([.A636]-(([.B636]+[.D636])/2))^2" office:value-type="float" office:value="3.23905304771697" calcext:value-type="float">
            <text:p>3.2390530477</text:p>
          </table:table-cell>
          <table:table-cell table:formula="of:=([.A636]-99.19)^2" office:value-type="float" office:value="132.7104" calcext:value-type="float">
            <text:p>132.7104</text:p>
          </table:table-cell>
        </table:table-row>
        <table:table-row table:style-name="ro1">
          <table:table-cell office:value-type="float" office:value="110.76" calcext:value-type="float">
            <text:p>110.76</text:p>
          </table:table-cell>
          <table:table-cell office:value-type="float" office:value="110.458999633789" calcext:value-type="float">
            <text:p>110.4589996338</text:p>
          </table:table-cell>
          <table:table-cell office:value-type="float" office:value="110.76" calcext:value-type="float">
            <text:p>110.76</text:p>
          </table:table-cell>
          <table:table-cell office:value-type="float" office:value="107.824005126953" calcext:value-type="float">
            <text:p>107.824005127</text:p>
          </table:table-cell>
          <table:table-cell/>
          <table:table-cell table:formula="of:=[.A637]-[.C637]" office:value-type="float" office:value="0" calcext:value-type="float">
            <text:p>0</text:p>
          </table:table-cell>
          <table:table-cell table:formula="of:=([.A637]-[.B637])^2" office:value-type="float" office:value="0.0906012204591216" calcext:value-type="float">
            <text:p>0.0906012205</text:p>
          </table:table-cell>
          <table:table-cell table:formula="of:=([.C637]-[.D637])^2" office:value-type="float" office:value="8.62006589455757" calcext:value-type="float">
            <text:p>8.6200658946</text:p>
          </table:table-cell>
          <table:table-cell table:formula="of:=[.G637]-[.H637]" office:value-type="float" office:value="-8.52946467409844" calcext:value-type="float">
            <text:p>-8.5294646741</text:p>
          </table:table-cell>
          <table:table-cell table:formula="of:=([.A637]-(([.B637]+[.D637])/2))^2" office:value-type="float" office:value="2.61953454474445" calcext:value-type="float">
            <text:p>2.6195345447</text:p>
          </table:table-cell>
          <table:table-cell table:formula="of:=([.A637]-99.19)^2" office:value-type="float" office:value="133.8649" calcext:value-type="float">
            <text:p>133.8649</text:p>
          </table:table-cell>
        </table:table-row>
        <table:table-row table:style-name="ro1">
          <table:table-cell office:value-type="float" office:value="110.83" calcext:value-type="float">
            <text:p>110.83</text:p>
          </table:table-cell>
          <table:table-cell office:value-type="float" office:value="112.153564453125" calcext:value-type="float">
            <text:p>112.1535644531</text:p>
          </table:table-cell>
          <table:table-cell office:value-type="float" office:value="110.83" calcext:value-type="float">
            <text:p>110.83</text:p>
          </table:table-cell>
          <table:table-cell office:value-type="float" office:value="109.992630004883" calcext:value-type="float">
            <text:p>109.9926300049</text:p>
          </table:table-cell>
          <table:table-cell/>
          <table:table-cell table:formula="of:=[.A638]-[.C638]" office:value-type="float" office:value="0" calcext:value-type="float">
            <text:p>0</text:p>
          </table:table-cell>
          <table:table-cell table:formula="of:=([.A638]-[.B638])^2" office:value-type="float" office:value="1.75182286157609" calcext:value-type="float">
            <text:p>1.7518228616</text:p>
          </table:table-cell>
          <table:table-cell table:formula="of:=([.C638]-[.D638])^2" office:value-type="float" office:value="0.701188508722556" calcext:value-type="float">
            <text:p>0.7011885087</text:p>
          </table:table-cell>
          <table:table-cell table:formula="of:=[.G638]-[.H638]" office:value-type="float" office:value="1.05063435285353" calcext:value-type="float">
            <text:p>1.0506343529</text:p>
          </table:table-cell>
          <table:table-cell table:formula="of:=([.A638]-(([.B638]+[.D638])/2))^2" office:value-type="float" office:value="0.0590962627493785" calcext:value-type="float">
            <text:p>0.0590962627</text:p>
          </table:table-cell>
          <table:table-cell table:formula="of:=([.A638]-99.19)^2" office:value-type="float" office:value="135.4896" calcext:value-type="float">
            <text:p>135.4896</text:p>
          </table:table-cell>
        </table:table-row>
        <table:table-row table:style-name="ro1">
          <table:table-cell office:value-type="float" office:value="110.88" calcext:value-type="float">
            <text:p>110.88</text:p>
          </table:table-cell>
          <table:table-cell office:value-type="float" office:value="109.32495880127" calcext:value-type="float">
            <text:p>109.3249588013</text:p>
          </table:table-cell>
          <table:table-cell office:value-type="float" office:value="110.88" calcext:value-type="float">
            <text:p>110.88</text:p>
          </table:table-cell>
          <table:table-cell office:value-type="float" office:value="104.214256286621" calcext:value-type="float">
            <text:p>104.2142562866</text:p>
          </table:table-cell>
          <table:table-cell/>
          <table:table-cell table:formula="of:=[.A639]-[.C639]" office:value-type="float" office:value="0" calcext:value-type="float">
            <text:p>0</text:p>
          </table:table-cell>
          <table:table-cell table:formula="of:=([.A639]-[.B639])^2" office:value-type="float" office:value="2.41815312974908" calcext:value-type="float">
            <text:p>2.4181531297</text:p>
          </table:table-cell>
          <table:table-cell table:formula="of:=([.C639]-[.D639])^2" office:value-type="float" office:value="44.4321392524503" calcext:value-type="float">
            <text:p>44.4321392525</text:p>
          </table:table-cell>
          <table:table-cell table:formula="of:=[.G639]-[.H639]" office:value-type="float" office:value="-42.0139861227013" calcext:value-type="float">
            <text:p>-42.0139861227</text:p>
          </table:table-cell>
          <table:table-cell table:formula="of:=([.A639]-(([.B639]+[.D639])/2))^2" office:value-type="float" office:value="16.8953261427912" calcext:value-type="float">
            <text:p>16.8953261428</text:p>
          </table:table-cell>
          <table:table-cell table:formula="of:=([.A639]-99.19)^2" office:value-type="float" office:value="136.6561" calcext:value-type="float">
            <text:p>136.6561</text:p>
          </table:table-cell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94.0075073242187" calcext:value-type="float">
            <text:p>94.0075073242</text:p>
          </table:table-cell>
          <table:table-cell office:value-type="float" office:value="110.9" calcext:value-type="float">
            <text:p>110.9</text:p>
          </table:table-cell>
          <table:table-cell office:value-type="float" office:value="97.176887512207" calcext:value-type="float">
            <text:p>97.1768875122</text:p>
          </table:table-cell>
          <table:table-cell/>
          <table:table-cell table:formula="of:=[.A640]-[.C640]" office:value-type="float" office:value="0" calcext:value-type="float">
            <text:p>0</text:p>
          </table:table-cell>
          <table:table-cell table:formula="of:=([.A640]-[.B640])^2" office:value-type="float" office:value="285.356308801323" calcext:value-type="float">
            <text:p>285.3563088013</text:p>
          </table:table-cell>
          <table:table-cell table:formula="of:=([.C640]-[.D640])^2" office:value-type="float" office:value="188.323816352619" calcext:value-type="float">
            <text:p>188.3238163526</text:p>
          </table:table-cell>
          <table:table-cell table:formula="of:=[.G640]-[.H640]" office:value-type="float" office:value="97.0324924487039" calcext:value-type="float">
            <text:p>97.0324924487</text:p>
          </table:table-cell>
          <table:table-cell table:formula="of:=([.A640]-(([.B640]+[.D640])/2))^2" office:value-type="float" office:value="234.328819882968" calcext:value-type="float">
            <text:p>234.328819883</text:p>
          </table:table-cell>
          <table:table-cell table:formula="of:=([.A640]-99.19)^2" office:value-type="float" office:value="137.1241" calcext:value-type="float">
            <text:p>137.1241</text:p>
          </table:table-cell>
        </table:table-row>
        <table:table-row table:style-name="ro1">
          <table:table-cell office:value-type="float" office:value="110.95" calcext:value-type="float">
            <text:p>110.95</text:p>
          </table:table-cell>
          <table:table-cell office:value-type="float" office:value="114.888954162598" calcext:value-type="float">
            <text:p>114.8889541626</text:p>
          </table:table-cell>
          <table:table-cell office:value-type="float" office:value="110.95" calcext:value-type="float">
            <text:p>110.95</text:p>
          </table:table-cell>
          <table:table-cell office:value-type="float" office:value="115.221977233887" calcext:value-type="float">
            <text:p>115.2219772339</text:p>
          </table:table-cell>
          <table:table-cell/>
          <table:table-cell table:formula="of:=[.A641]-[.C641]" office:value-type="float" office:value="0" calcext:value-type="float">
            <text:p>0</text:p>
          </table:table-cell>
          <table:table-cell table:formula="of:=([.A641]-[.B641])^2" office:value-type="float" office:value="15.5153598950454" calcext:value-type="float">
            <text:p>15.515359895</text:p>
          </table:table-cell>
          <table:table-cell table:formula="of:=([.C641]-[.D641])^2" office:value-type="float" office:value="18.2497894868464" calcext:value-type="float">
            <text:p>18.2497894868</text:p>
          </table:table-cell>
          <table:table-cell table:formula="of:=[.G641]-[.H641]" office:value-type="float" office:value="-2.73442959180102" calcext:value-type="float">
            <text:p>-2.7344295918</text:p>
          </table:table-cell>
          <table:table-cell table:formula="of:=([.A641]-(([.B641]+[.D641])/2))^2" office:value-type="float" office:value="16.8548485994432" calcext:value-type="float">
            <text:p>16.8548485994</text:p>
          </table:table-cell>
          <table:table-cell table:formula="of:=([.A641]-99.19)^2" office:value-type="float" office:value="138.2976" calcext:value-type="float">
            <text:p>138.2976</text:p>
          </table:table-cell>
        </table:table-row>
        <table:table-row table:style-name="ro1">
          <table:table-cell office:value-type="float" office:value="110.96" calcext:value-type="float">
            <text:p>110.96</text:p>
          </table:table-cell>
          <table:table-cell office:value-type="float" office:value="111.617599487305" calcext:value-type="float">
            <text:p>111.6175994873</text:p>
          </table:table-cell>
          <table:table-cell office:value-type="float" office:value="110.96" calcext:value-type="float">
            <text:p>110.96</text:p>
          </table:table-cell>
          <table:table-cell office:value-type="float" office:value="109.592750549316" calcext:value-type="float">
            <text:p>109.5927505493</text:p>
          </table:table-cell>
          <table:table-cell/>
          <table:table-cell table:formula="of:=[.A642]-[.C642]" office:value-type="float" office:value="0" calcext:value-type="float">
            <text:p>0</text:p>
          </table:table-cell>
          <table:table-cell table:formula="of:=([.A642]-[.B642])^2" office:value-type="float" office:value="0.432437085703396" calcext:value-type="float">
            <text:p>0.4324370857</text:p>
          </table:table-cell>
          <table:table-cell table:formula="of:=([.C642]-[.D642])^2" office:value-type="float" office:value="1.86937106039457" calcext:value-type="float">
            <text:p>1.8693710604</text:p>
          </table:table-cell>
          <table:table-cell table:formula="of:=[.G642]-[.H642]" office:value-type="float" office:value="-1.43693397469118" calcext:value-type="float">
            <text:p>-1.4369339747</text:p>
          </table:table-cell>
          <table:table-cell table:formula="of:=([.A642]-(([.B642]+[.D642])/2))^2" office:value-type="float" office:value="0.125900767630916" calcext:value-type="float">
            <text:p>0.1259007676</text:p>
          </table:table-cell>
          <table:table-cell table:formula="of:=([.A642]-99.19)^2" office:value-type="float" office:value="138.5329" calcext:value-type="float">
            <text:p>138.5329</text:p>
          </table:table-cell>
        </table:table-row>
        <table:table-row table:style-name="ro1">
          <table:table-cell office:value-type="float" office:value="111.04" calcext:value-type="float">
            <text:p>111.04</text:p>
          </table:table-cell>
          <table:table-cell office:value-type="float" office:value="111.10481262207" calcext:value-type="float">
            <text:p>111.1048126221</text:p>
          </table:table-cell>
          <table:table-cell office:value-type="float" office:value="111.04" calcext:value-type="float">
            <text:p>111.04</text:p>
          </table:table-cell>
          <table:table-cell office:value-type="float" office:value="110.366302490234" calcext:value-type="float">
            <text:p>110.3663024902</text:p>
          </table:table-cell>
          <table:table-cell/>
          <table:table-cell table:formula="of:=[.A643]-[.C643]" office:value-type="float" office:value="0" calcext:value-type="float">
            <text:p>0</text:p>
          </table:table-cell>
          <table:table-cell table:formula="of:=([.A643]-[.B643])^2" office:value-type="float" office:value="0.00420067597962835" calcext:value-type="float">
            <text:p>0.004200676</text:p>
          </table:table-cell>
          <table:table-cell table:formula="of:=([.C643]-[.D643])^2" office:value-type="float" office:value="0.453868334664413" calcext:value-type="float">
            <text:p>0.4538683347</text:p>
          </table:table-cell>
          <table:table-cell table:formula="of:=[.G643]-[.H643]" office:value-type="float" office:value="-0.449667658684785" calcext:value-type="float">
            <text:p>-0.4496676587</text:p>
          </table:table-cell>
          <table:table-cell table:formula="of:=([.A643]-(([.B643]+[.D643])/2))^2" office:value-type="float" office:value="0.0926852016159371" calcext:value-type="float">
            <text:p>0.0926852016</text:p>
          </table:table-cell>
          <table:table-cell table:formula="of:=([.A643]-99.19)^2" office:value-type="float" office:value="140.4225" calcext:value-type="float">
            <text:p>140.4225</text:p>
          </table:table-cell>
        </table:table-row>
        <table:table-row table:style-name="ro1">
          <table:table-cell office:value-type="float" office:value="111.16" calcext:value-type="float">
            <text:p>111.16</text:p>
          </table:table-cell>
          <table:table-cell office:value-type="float" office:value="109.861595153809" calcext:value-type="float">
            <text:p>109.8615951538</text:p>
          </table:table-cell>
          <table:table-cell office:value-type="float" office:value="111.16" calcext:value-type="float">
            <text:p>111.16</text:p>
          </table:table-cell>
          <table:table-cell office:value-type="float" office:value="106.984100341797" calcext:value-type="float">
            <text:p>106.9841003418</text:p>
          </table:table-cell>
          <table:table-cell/>
          <table:table-cell table:formula="of:=[.A644]-[.C644]" office:value-type="float" office:value="0" calcext:value-type="float">
            <text:p>0</text:p>
          </table:table-cell>
          <table:table-cell table:formula="of:=([.A644]-[.B644])^2" office:value-type="float" office:value="1.68585514461332" calcext:value-type="float">
            <text:p>1.6858551446</text:p>
          </table:table-cell>
          <table:table-cell table:formula="of:=([.C644]-[.D644])^2" office:value-type="float" office:value="17.4381379553809" calcext:value-type="float">
            <text:p>17.4381379554</text:p>
          </table:table-cell>
          <table:table-cell table:formula="of:=[.G644]-[.H644]" office:value-type="float" office:value="-15.7522828107676" calcext:value-type="float">
            <text:p>-15.7522828108</text:p>
          </table:table-cell>
          <table:table-cell table:formula="of:=([.A644]-(([.B644]+[.D644])/2))^2" office:value-type="float" office:value="7.49200245170854" calcext:value-type="float">
            <text:p>7.4920024517</text:p>
          </table:table-cell>
          <table:table-cell table:formula="of:=([.A644]-99.19)^2" office:value-type="float" office:value="143.2809" calcext:value-type="float">
            <text:p>143.2809</text:p>
          </table:table-cell>
        </table:table-row>
        <table:table-row table:style-name="ro1">
          <table:table-cell office:value-type="float" office:value="111.21" calcext:value-type="float">
            <text:p>111.21</text:p>
          </table:table-cell>
          <table:table-cell office:value-type="float" office:value="110.51668548584" calcext:value-type="float">
            <text:p>110.5166854858</text:p>
          </table:table-cell>
          <table:table-cell office:value-type="float" office:value="111.21" calcext:value-type="float">
            <text:p>111.21</text:p>
          </table:table-cell>
          <table:table-cell office:value-type="float" office:value="109.481506347656" calcext:value-type="float">
            <text:p>109.4815063477</text:p>
          </table:table-cell>
          <table:table-cell/>
          <table:table-cell table:formula="of:=[.A645]-[.C645]" office:value-type="float" office:value="0" calcext:value-type="float">
            <text:p>0</text:p>
          </table:table-cell>
          <table:table-cell table:formula="of:=([.A645]-[.B645])^2" office:value-type="float" office:value="0.480685015545125" calcext:value-type="float">
            <text:p>0.4806850155</text:p>
          </table:table-cell>
          <table:table-cell table:formula="of:=([.C645]-[.D645])^2" office:value-type="float" office:value="2.98769030619261" calcext:value-type="float">
            <text:p>2.9876903062</text:p>
          </table:table-cell>
          <table:table-cell table:formula="of:=[.G645]-[.H645]" office:value-type="float" office:value="-2.50700529064749" calcext:value-type="float">
            <text:p>-2.5070052906</text:p>
          </table:table-cell>
          <table:table-cell table:formula="of:=([.A645]-(([.B645]+[.D645])/2))^2" office:value-type="float" office:value="1.46628869883624" calcext:value-type="float">
            <text:p>1.4662886988</text:p>
          </table:table-cell>
          <table:table-cell table:formula="of:=([.A645]-99.19)^2" office:value-type="float" office:value="144.4804" calcext:value-type="float">
            <text:p>144.4804</text:p>
          </table:table-cell>
        </table:table-row>
        <table:table-row table:style-name="ro1">
          <table:table-cell office:value-type="float" office:value="111.25" calcext:value-type="float">
            <text:p>111.25</text:p>
          </table:table-cell>
          <table:table-cell office:value-type="float" office:value="110.699890136719" calcext:value-type="float">
            <text:p>110.6998901367</text:p>
          </table:table-cell>
          <table:table-cell office:value-type="float" office:value="111.25" calcext:value-type="float">
            <text:p>111.25</text:p>
          </table:table-cell>
          <table:table-cell office:value-type="float" office:value="110.50772857666" calcext:value-type="float">
            <text:p>110.5077285767</text:p>
          </table:table-cell>
          <table:table-cell/>
          <table:table-cell table:formula="of:=[.A646]-[.C646]" office:value-type="float" office:value="0" calcext:value-type="float">
            <text:p>0</text:p>
          </table:table-cell>
          <table:table-cell table:formula="of:=([.A646]-[.B646])^2" office:value-type="float" office:value="0.302620861679316" calcext:value-type="float">
            <text:p>0.3026208617</text:p>
          </table:table-cell>
          <table:table-cell table:formula="of:=([.C646]-[.D646])^2" office:value-type="float" office:value="0.550966865906958" calcext:value-type="float">
            <text:p>0.5509668659</text:p>
          </table:table-cell>
          <table:table-cell table:formula="of:=[.G646]-[.H646]" office:value-type="float" office:value="-0.248346004227642" calcext:value-type="float">
            <text:p>-0.2483460042</text:p>
          </table:table-cell>
          <table:table-cell table:formula="of:=([.A646]-(([.B646]+[.D646])/2))^2" office:value-type="float" office:value="0.417562347502098" calcext:value-type="float">
            <text:p>0.4175623475</text:p>
          </table:table-cell>
          <table:table-cell table:formula="of:=([.A646]-99.19)^2" office:value-type="float" office:value="145.4436" calcext:value-type="float">
            <text:p>145.4436</text:p>
          </table:table-cell>
        </table:table-row>
        <table:table-row table:style-name="ro1">
          <table:table-cell office:value-type="float" office:value="111.33" calcext:value-type="float">
            <text:p>111.33</text:p>
          </table:table-cell>
          <table:table-cell office:value-type="float" office:value="113.789588928223" calcext:value-type="float">
            <text:p>113.7895889282</text:p>
          </table:table-cell>
          <table:table-cell office:value-type="float" office:value="111.33" calcext:value-type="float">
            <text:p>111.33</text:p>
          </table:table-cell>
          <table:table-cell office:value-type="float" office:value="107.456871032715" calcext:value-type="float">
            <text:p>107.4568710327</text:p>
          </table:table-cell>
          <table:table-cell/>
          <table:table-cell table:formula="of:=[.A647]-[.C647]" office:value-type="float" office:value="0" calcext:value-type="float">
            <text:p>0</text:p>
          </table:table-cell>
          <table:table-cell table:formula="of:=([.A647]-[.B647])^2" office:value-type="float" office:value="6.04957769583548" calcext:value-type="float">
            <text:p>6.0495776958</text:p>
          </table:table-cell>
          <table:table-cell table:formula="of:=([.C647]-[.D647])^2" office:value-type="float" office:value="15.0011279972234" calcext:value-type="float">
            <text:p>15.0011279972</text:p>
          </table:table-cell>
          <table:table-cell table:formula="of:=[.G647]-[.H647]" office:value-type="float" office:value="-8.95155030138788" calcext:value-type="float">
            <text:p>-8.9515503014</text:p>
          </table:table-cell>
          <table:table-cell table:formula="of:=([.A647]-(([.B647]+[.D647])/2))^2" office:value-type="float" office:value="0.499523860508201" calcext:value-type="float">
            <text:p>0.4995238605</text:p>
          </table:table-cell>
          <table:table-cell table:formula="of:=([.A647]-99.19)^2" office:value-type="float" office:value="147.3796" calcext:value-type="float">
            <text:p>147.3796</text:p>
          </table:table-cell>
        </table:table-row>
        <table:table-row table:style-name="ro1">
          <table:table-cell office:value-type="float" office:value="111.34" calcext:value-type="float">
            <text:p>111.34</text:p>
          </table:table-cell>
          <table:table-cell office:value-type="float" office:value="110.492805480957" calcext:value-type="float">
            <text:p>110.492805481</text:p>
          </table:table-cell>
          <table:table-cell office:value-type="float" office:value="111.34" calcext:value-type="float">
            <text:p>111.34</text:p>
          </table:table-cell>
          <table:table-cell office:value-type="float" office:value="108.16007232666" calcext:value-type="float">
            <text:p>108.1600723267</text:p>
          </table:table-cell>
          <table:table-cell/>
          <table:table-cell table:formula="of:=[.A648]-[.C648]" office:value-type="float" office:value="0" calcext:value-type="float">
            <text:p>0</text:p>
          </table:table-cell>
          <table:table-cell table:formula="of:=([.A648]-[.B648])^2" office:value-type="float" office:value="0.717738553096453" calcext:value-type="float">
            <text:p>0.7177385531</text:p>
          </table:table-cell>
          <table:table-cell table:formula="of:=([.C648]-[.D648])^2" office:value-type="float" office:value="10.1119400076726" calcext:value-type="float">
            <text:p>10.1119400077</text:p>
          </table:table-cell>
          <table:table-cell table:formula="of:=[.G648]-[.H648]" office:value-type="float" office:value="-9.39420145457612" calcext:value-type="float">
            <text:p>-9.3942014546</text:p>
          </table:table-cell>
          <table:table-cell table:formula="of:=([.A648]-(([.B648]+[.D648])/2))^2" office:value-type="float" office:value="4.05442828809555" calcext:value-type="float">
            <text:p>4.0544282881</text:p>
          </table:table-cell>
          <table:table-cell table:formula="of:=([.A648]-99.19)^2" office:value-type="float" office:value="147.6225" calcext:value-type="float">
            <text:p>147.6225</text:p>
          </table:table-cell>
        </table:table-row>
        <table:table-row table:style-name="ro1">
          <table:table-cell office:value-type="float" office:value="111.44" calcext:value-type="float">
            <text:p>111.44</text:p>
          </table:table-cell>
          <table:table-cell office:value-type="float" office:value="102.870872497559" calcext:value-type="float">
            <text:p>102.8708724976</text:p>
          </table:table-cell>
          <table:table-cell office:value-type="float" office:value="111.44" calcext:value-type="float">
            <text:p>111.44</text:p>
          </table:table-cell>
          <table:table-cell office:value-type="float" office:value="101.361022949219" calcext:value-type="float">
            <text:p>101.3610229492</text:p>
          </table:table-cell>
          <table:table-cell/>
          <table:table-cell table:formula="of:=[.A649]-[.C649]" office:value-type="float" office:value="0" calcext:value-type="float">
            <text:p>0</text:p>
          </table:table-cell>
          <table:table-cell table:formula="of:=([.A649]-[.B649])^2" office:value-type="float" office:value="73.4299461530977" calcext:value-type="float">
            <text:p>73.4299461531</text:p>
          </table:table-cell>
          <table:table-cell table:formula="of:=([.C649]-[.D649])^2" office:value-type="float" office:value="101.585778390175" calcext:value-type="float">
            <text:p>101.5857783902</text:p>
          </table:table-cell>
          <table:table-cell table:formula="of:=[.G649]-[.H649]" office:value-type="float" office:value="-28.1558322370774" calcext:value-type="float">
            <text:p>-28.1558322371</text:p>
          </table:table-cell>
          <table:table-cell table:formula="of:=([.A649]-(([.B649]+[.D649])/2))^2" office:value-type="float" office:value="86.9379508569809" calcext:value-type="float">
            <text:p>86.937950857</text:p>
          </table:table-cell>
          <table:table-cell table:formula="of:=([.A649]-99.19)^2" office:value-type="float" office:value="150.0625" calcext:value-type="float">
            <text:p>150.0625</text:p>
          </table:table-cell>
        </table:table-row>
        <table:table-row table:style-name="ro1">
          <table:table-cell office:value-type="float" office:value="111.48" calcext:value-type="float">
            <text:p>111.48</text:p>
          </table:table-cell>
          <table:table-cell office:value-type="float" office:value="111.779769897461" calcext:value-type="float">
            <text:p>111.7797698975</text:p>
          </table:table-cell>
          <table:table-cell office:value-type="float" office:value="111.48" calcext:value-type="float">
            <text:p>111.48</text:p>
          </table:table-cell>
          <table:table-cell office:value-type="float" office:value="109.883689880371" calcext:value-type="float">
            <text:p>109.8836898804</text:p>
          </table:table-cell>
          <table:table-cell/>
          <table:table-cell table:formula="of:=[.A650]-[.C650]" office:value-type="float" office:value="0" calcext:value-type="float">
            <text:p>0</text:p>
          </table:table-cell>
          <table:table-cell table:formula="of:=([.A650]-[.B650])^2" office:value-type="float" office:value="0.0898619914237471" calcext:value-type="float">
            <text:p>0.0898619914</text:p>
          </table:table-cell>
          <table:table-cell table:formula="of:=([.C650]-[.D650])^2" office:value-type="float" office:value="2.54820599802962" calcext:value-type="float">
            <text:p>2.548205998</text:p>
          </table:table-cell>
          <table:table-cell table:formula="of:=[.G650]-[.H650]" office:value-type="float" office:value="-2.45834400660587" calcext:value-type="float">
            <text:p>-2.4583440066</text:p>
          </table:table-cell>
          <table:table-cell table:formula="of:=([.A650]-(([.B650]+[.D650])/2))^2" office:value-type="float" office:value="0.420254136924828" calcext:value-type="float">
            <text:p>0.4202541369</text:p>
          </table:table-cell>
          <table:table-cell table:formula="of:=([.A650]-99.19)^2" office:value-type="float" office:value="151.0441" calcext:value-type="float">
            <text:p>151.0441</text:p>
          </table:table-cell>
        </table:table-row>
        <table:table-row table:style-name="ro1">
          <table:table-cell office:value-type="float" office:value="111.48" calcext:value-type="float">
            <text:p>111.48</text:p>
          </table:table-cell>
          <table:table-cell office:value-type="float" office:value="110.619674682617" calcext:value-type="float">
            <text:p>110.6196746826</text:p>
          </table:table-cell>
          <table:table-cell office:value-type="float" office:value="111.48" calcext:value-type="float">
            <text:p>111.48</text:p>
          </table:table-cell>
          <table:table-cell office:value-type="float" office:value="110.902015686035" calcext:value-type="float">
            <text:p>110.902015686</text:p>
          </table:table-cell>
          <table:table-cell/>
          <table:table-cell table:formula="of:=[.A651]-[.C651]" office:value-type="float" office:value="0" calcext:value-type="float">
            <text:p>0</text:p>
          </table:table-cell>
          <table:table-cell table:formula="of:=([.A651]-[.B651])^2" office:value-type="float" office:value="0.740159651729844" calcext:value-type="float">
            <text:p>0.7401596517</text:p>
          </table:table-cell>
          <table:table-cell table:formula="of:=([.C651]-[.D651])^2" office:value-type="float" office:value="0.334065867189416" calcext:value-type="float">
            <text:p>0.3340658672</text:p>
          </table:table-cell>
          <table:table-cell table:formula="of:=[.G651]-[.H651]" office:value-type="float" office:value="0.406093784540428" calcext:value-type="float">
            <text:p>0.4060937845</text:p>
          </table:table-cell>
          <table:table-cell table:formula="of:=([.A651]-(([.B651]+[.D651])/2))^2" office:value-type="float" office:value="0.517183648906863" calcext:value-type="float">
            <text:p>0.5171836489</text:p>
          </table:table-cell>
          <table:table-cell table:formula="of:=([.A651]-99.19)^2" office:value-type="float" office:value="151.0441" calcext:value-type="float">
            <text:p>151.0441</text:p>
          </table:table-cell>
        </table:table-row>
        <table:table-row table:style-name="ro1">
          <table:table-cell office:value-type="float" office:value="111.48" calcext:value-type="float">
            <text:p>111.48</text:p>
          </table:table-cell>
          <table:table-cell office:value-type="float" office:value="110.137512207031" calcext:value-type="float">
            <text:p>110.137512207</text:p>
          </table:table-cell>
          <table:table-cell office:value-type="float" office:value="111.48" calcext:value-type="float">
            <text:p>111.48</text:p>
          </table:table-cell>
          <table:table-cell office:value-type="float" office:value="109.568023681641" calcext:value-type="float">
            <text:p>109.5680236816</text:p>
          </table:table-cell>
          <table:table-cell/>
          <table:table-cell table:formula="of:=[.A652]-[.C652]" office:value-type="float" office:value="0" calcext:value-type="float">
            <text:p>0</text:p>
          </table:table-cell>
          <table:table-cell table:formula="of:=([.A652]-[.B652])^2" office:value-type="float" office:value="1.80227347427012" calcext:value-type="float">
            <text:p>1.8022734743</text:p>
          </table:table-cell>
          <table:table-cell table:formula="of:=([.C652]-[.D652])^2" office:value-type="float" office:value="3.65565344196709" calcext:value-type="float">
            <text:p>3.655653442</text:p>
          </table:table-cell>
          <table:table-cell table:formula="of:=[.G652]-[.H652]" office:value-type="float" office:value="-1.85337996769697" calcext:value-type="float">
            <text:p>-1.8533799677</text:p>
          </table:table-cell>
          <table:table-cell table:formula="of:=([.A652]-(([.B652]+[.D652])/2))^2" office:value-type="float" office:value="2.6478841629807" calcext:value-type="float">
            <text:p>2.647884163</text:p>
          </table:table-cell>
          <table:table-cell table:formula="of:=([.A652]-99.19)^2" office:value-type="float" office:value="151.0441" calcext:value-type="float">
            <text:p>151.0441</text:p>
          </table:table-cell>
        </table:table-row>
        <table:table-row table:style-name="ro1">
          <table:table-cell office:value-type="float" office:value="111.49" calcext:value-type="float">
            <text:p>111.49</text:p>
          </table:table-cell>
          <table:table-cell office:value-type="float" office:value="93.836181640625" calcext:value-type="float">
            <text:p>93.8361816406</text:p>
          </table:table-cell>
          <table:table-cell office:value-type="float" office:value="111.49" calcext:value-type="float">
            <text:p>111.49</text:p>
          </table:table-cell>
          <table:table-cell office:value-type="float" office:value="93.8901214599609" calcext:value-type="float">
            <text:p>93.89012146</text:p>
          </table:table-cell>
          <table:table-cell/>
          <table:table-cell table:formula="of:=[.A653]-[.C653]" office:value-type="float" office:value="0" calcext:value-type="float">
            <text:p>0</text:p>
          </table:table-cell>
          <table:table-cell table:formula="of:=([.A653]-[.B653])^2" office:value-type="float" office:value="311.657302665806" calcext:value-type="float">
            <text:p>311.6573026658</text:p>
          </table:table-cell>
          <table:table-cell table:formula="of:=([.C653]-[.D653])^2" office:value-type="float" office:value="309.755724624127" calcext:value-type="float">
            <text:p>309.7557246241</text:p>
          </table:table-cell>
          <table:table-cell table:formula="of:=[.G653]-[.H653]" office:value-type="float" office:value="1.90157804167825" calcext:value-type="float">
            <text:p>1.9015780417</text:p>
          </table:table-cell>
          <table:table-cell table:formula="of:=([.A653]-(([.B653]+[.D653])/2))^2" office:value-type="float" office:value="310.705786268939" calcext:value-type="float">
            <text:p>310.7057862689</text:p>
          </table:table-cell>
          <table:table-cell table:formula="of:=([.A653]-99.19)^2" office:value-type="float" office:value="151.29" calcext:value-type="float">
            <text:p>151.29</text:p>
          </table:table-cell>
        </table:table-row>
        <table:table-row table:style-name="ro1">
          <table:table-cell office:value-type="float" office:value="111.64" calcext:value-type="float">
            <text:p>111.64</text:p>
          </table:table-cell>
          <table:table-cell office:value-type="float" office:value="110.568466186523" calcext:value-type="float">
            <text:p>110.5684661865</text:p>
          </table:table-cell>
          <table:table-cell office:value-type="float" office:value="111.64" calcext:value-type="float">
            <text:p>111.64</text:p>
          </table:table-cell>
          <table:table-cell office:value-type="float" office:value="107.526344299316" calcext:value-type="float">
            <text:p>107.5263442993</text:p>
          </table:table-cell>
          <table:table-cell/>
          <table:table-cell table:formula="of:=[.A654]-[.C654]" office:value-type="float" office:value="0" calcext:value-type="float">
            <text:p>0</text:p>
          </table:table-cell>
          <table:table-cell table:formula="of:=([.A654]-[.B654])^2" office:value-type="float" office:value="1.14818471342363" calcext:value-type="float">
            <text:p>1.1481847134</text:p>
          </table:table-cell>
          <table:table-cell table:formula="of:=([.C654]-[.D654])^2" office:value-type="float" office:value="16.9221632237666" calcext:value-type="float">
            <text:p>16.9221632238</text:p>
          </table:table-cell>
          <table:table-cell table:formula="of:=[.G654]-[.H654]" office:value-type="float" office:value="-15.773978510343" calcext:value-type="float">
            <text:p>-15.7739785103</text:p>
          </table:table-cell>
          <table:table-cell table:formula="of:=([.A654]-(([.B654]+[.D654])/2))^2" office:value-type="float" office:value="6.72154757443911" calcext:value-type="float">
            <text:p>6.7215475744</text:p>
          </table:table-cell>
          <table:table-cell table:formula="of:=([.A654]-99.19)^2" office:value-type="float" office:value="155.0025" calcext:value-type="float">
            <text:p>155.0025</text:p>
          </table:table-cell>
        </table:table-row>
        <table:table-row table:style-name="ro1">
          <table:table-cell office:value-type="float" office:value="111.68" calcext:value-type="float">
            <text:p>111.68</text:p>
          </table:table-cell>
          <table:table-cell office:value-type="float" office:value="102.870872497559" calcext:value-type="float">
            <text:p>102.8708724976</text:p>
          </table:table-cell>
          <table:table-cell office:value-type="float" office:value="111.68" calcext:value-type="float">
            <text:p>111.68</text:p>
          </table:table-cell>
          <table:table-cell office:value-type="float" office:value="102.464225769043" calcext:value-type="float">
            <text:p>102.464225769</text:p>
          </table:table-cell>
          <table:table-cell/>
          <table:table-cell table:formula="of:=[.A655]-[.C655]" office:value-type="float" office:value="0" calcext:value-type="float">
            <text:p>0</text:p>
          </table:table-cell>
          <table:table-cell table:formula="of:=([.A655]-[.B655])^2" office:value-type="float" office:value="77.6007273542697" calcext:value-type="float">
            <text:p>77.6007273543</text:p>
          </table:table-cell>
          <table:table-cell table:formula="of:=([.C655]-[.D655])^2" office:value-type="float" office:value="84.9304946759718" calcext:value-type="float">
            <text:p>84.930494676</text:p>
          </table:table-cell>
          <table:table-cell table:formula="of:=[.G655]-[.H655]" office:value-type="float" office:value="-7.32976732170209" calcext:value-type="float">
            <text:p>-7.3297673217</text:p>
          </table:table-cell>
          <table:table-cell table:formula="of:=([.A655]-(([.B655]+[.D655])/2))^2" office:value-type="float" office:value="81.2242706246676" calcext:value-type="float">
            <text:p>81.2242706247</text:p>
          </table:table-cell>
          <table:table-cell table:formula="of:=([.A655]-99.19)^2" office:value-type="float" office:value="156.0001" calcext:value-type="float">
            <text:p>156.0001</text:p>
          </table:table-cell>
        </table:table-row>
        <table:table-row table:style-name="ro1">
          <table:table-cell office:value-type="float" office:value="111.74" calcext:value-type="float">
            <text:p>111.74</text:p>
          </table:table-cell>
          <table:table-cell office:value-type="float" office:value="114.640823364258" calcext:value-type="float">
            <text:p>114.6408233643</text:p>
          </table:table-cell>
          <table:table-cell office:value-type="float" office:value="111.74" calcext:value-type="float">
            <text:p>111.74</text:p>
          </table:table-cell>
          <table:table-cell office:value-type="float" office:value="115.02010345459" calcext:value-type="float">
            <text:p>115.0201034546</text:p>
          </table:table-cell>
          <table:table-cell/>
          <table:table-cell table:formula="of:=[.A656]-[.C656]" office:value-type="float" office:value="0" calcext:value-type="float">
            <text:p>0</text:p>
          </table:table-cell>
          <table:table-cell table:formula="of:=([.A656]-[.B656])^2" office:value-type="float" office:value="8.41477619062404" calcext:value-type="float">
            <text:p>8.4147761906</text:p>
          </table:table-cell>
          <table:table-cell table:formula="of:=([.C656]-[.D656])^2" office:value-type="float" office:value="10.7590786728123" calcext:value-type="float">
            <text:p>10.7590786728</text:p>
          </table:table-cell>
          <table:table-cell table:formula="of:=[.G656]-[.H656]" office:value-type="float" office:value="-2.34430248218822" calcext:value-type="float">
            <text:p>-2.3443024822</text:p>
          </table:table-cell>
          <table:table-cell table:formula="of:=([.A656]-(([.B656]+[.D656])/2))^2" office:value-type="float" office:value="9.55096408498758" calcext:value-type="float">
            <text:p>9.550964085</text:p>
          </table:table-cell>
          <table:table-cell table:formula="of:=([.A656]-99.19)^2" office:value-type="float" office:value="157.5025" calcext:value-type="float">
            <text:p>157.5025</text:p>
          </table:table-cell>
        </table:table-row>
        <table:table-row table:style-name="ro1">
          <table:table-cell office:value-type="float" office:value="111.74" calcext:value-type="float">
            <text:p>111.74</text:p>
          </table:table-cell>
          <table:table-cell office:value-type="float" office:value="110.452934265137" calcext:value-type="float">
            <text:p>110.4529342651</text:p>
          </table:table-cell>
          <table:table-cell office:value-type="float" office:value="111.74" calcext:value-type="float">
            <text:p>111.74</text:p>
          </table:table-cell>
          <table:table-cell office:value-type="float" office:value="114.337249755859" calcext:value-type="float">
            <text:p>114.3372497559</text:p>
          </table:table-cell>
          <table:table-cell/>
          <table:table-cell table:formula="of:=[.A657]-[.C657]" office:value-type="float" office:value="0" calcext:value-type="float">
            <text:p>0</text:p>
          </table:table-cell>
          <table:table-cell table:formula="of:=([.A657]-[.B657])^2" office:value-type="float" office:value="1.65653820585915" calcext:value-type="float">
            <text:p>1.6565382059</text:p>
          </table:table-cell>
          <table:table-cell table:formula="of:=([.C657]-[.D657])^2" office:value-type="float" office:value="6.74570629431161" calcext:value-type="float">
            <text:p>6.7457062943</text:p>
          </table:table-cell>
          <table:table-cell table:formula="of:=[.G657]-[.H657]" office:value-type="float" office:value="-5.08916808845247" calcext:value-type="float">
            <text:p>-5.0891680885</text:p>
          </table:table-cell>
          <table:table-cell table:formula="of:=([.A657]-(([.B657]+[.D657])/2))^2" office:value-type="float" office:value="0.42914554221838" calcext:value-type="float">
            <text:p>0.4291455422</text:p>
          </table:table-cell>
          <table:table-cell table:formula="of:=([.A657]-99.19)^2" office:value-type="float" office:value="157.5025" calcext:value-type="float">
            <text:p>157.5025</text:p>
          </table:table-cell>
        </table:table-row>
        <table:table-row table:style-name="ro1">
          <table:table-cell office:value-type="float" office:value="111.74" calcext:value-type="float">
            <text:p>111.74</text:p>
          </table:table-cell>
          <table:table-cell office:value-type="float" office:value="102.999237060547" calcext:value-type="float">
            <text:p>102.9992370605</text:p>
          </table:table-cell>
          <table:table-cell office:value-type="float" office:value="111.74" calcext:value-type="float">
            <text:p>111.74</text:p>
          </table:table-cell>
          <table:table-cell office:value-type="float" office:value="100.429084777832" calcext:value-type="float">
            <text:p>100.4290847778</text:p>
          </table:table-cell>
          <table:table-cell/>
          <table:table-cell table:formula="of:=[.A658]-[.C658]" office:value-type="float" office:value="0" calcext:value-type="float">
            <text:p>0</text:p>
          </table:table-cell>
          <table:table-cell table:formula="of:=([.A658]-[.B658])^2" office:value-type="float" office:value="76.4009367637171" calcext:value-type="float">
            <text:p>76.4009367637</text:p>
          </table:table-cell>
          <table:table-cell table:formula="of:=([.C658]-[.D658])^2" office:value-type="float" office:value="127.936803163071" calcext:value-type="float">
            <text:p>127.9368031631</text:p>
          </table:table-cell>
          <table:table-cell table:formula="of:=[.G658]-[.H658]" office:value-type="float" office:value="-51.5358663993538" calcext:value-type="float">
            <text:p>-51.5358663994</text:p>
          </table:table-cell>
          <table:table-cell table:formula="of:=([.A658]-(([.B658]+[.D658])/2))^2" office:value-type="float" office:value="100.517449274308" calcext:value-type="float">
            <text:p>100.5174492743</text:p>
          </table:table-cell>
          <table:table-cell table:formula="of:=([.A658]-99.19)^2" office:value-type="float" office:value="157.5025" calcext:value-type="float">
            <text:p>157.5025</text:p>
          </table:table-cell>
        </table:table-row>
        <table:table-row table:style-name="ro1">
          <table:table-cell office:value-type="float" office:value="111.836666666667" calcext:value-type="float">
            <text:p>111.8366666667</text:p>
          </table:table-cell>
          <table:table-cell office:value-type="float" office:value="103.192222595215" calcext:value-type="float">
            <text:p>103.1922225952</text:p>
          </table:table-cell>
          <table:table-cell office:value-type="float" office:value="111.836666666667" calcext:value-type="float">
            <text:p>111.8366666667</text:p>
          </table:table-cell>
          <table:table-cell office:value-type="float" office:value="103.17374420166" calcext:value-type="float">
            <text:p>103.1737442017</text:p>
          </table:table-cell>
          <table:table-cell/>
          <table:table-cell table:formula="of:=[.A659]-[.C659]" office:value-type="float" office:value="0" calcext:value-type="float">
            <text:p>0</text:p>
          </table:table-cell>
          <table:table-cell table:formula="of:=([.A659]-[.B659])^2" office:value-type="float" office:value="74.7264133044584" calcext:value-type="float">
            <text:p>74.7264133045</text:p>
          </table:table-cell>
          <table:table-cell table:formula="of:=([.C659]-[.D659])^2" office:value-type="float" office:value="75.0462256347143" calcext:value-type="float">
            <text:p>75.0462256347</text:p>
          </table:table-cell>
          <table:table-cell table:formula="of:=[.G659]-[.H659]" office:value-type="float" office:value="-0.319812330255914" calcext:value-type="float">
            <text:p>-0.3198123303</text:p>
          </table:table-cell>
          <table:table-cell table:formula="of:=([.A659]-(([.B659]+[.D659])/2))^2" office:value-type="float" office:value="74.8862341068293" calcext:value-type="float">
            <text:p>74.8862341068</text:p>
          </table:table-cell>
          <table:table-cell table:formula="of:=([.A659]-99.19)^2" office:value-type="float" office:value="159.938177777778" calcext:value-type="float">
            <text:p>159.9381777778</text:p>
          </table:table-cell>
        </table:table-row>
        <table:table-row table:style-name="ro1">
          <table:table-cell office:value-type="float" office:value="111.86" calcext:value-type="float">
            <text:p>111.86</text:p>
          </table:table-cell>
          <table:table-cell office:value-type="float" office:value="109.230003356934" calcext:value-type="float">
            <text:p>109.2300033569</text:p>
          </table:table-cell>
          <table:table-cell office:value-type="float" office:value="111.86" calcext:value-type="float">
            <text:p>111.86</text:p>
          </table:table-cell>
          <table:table-cell office:value-type="float" office:value="109.087104797363" calcext:value-type="float">
            <text:p>109.0871047974</text:p>
          </table:table-cell>
          <table:table-cell/>
          <table:table-cell table:formula="of:=[.A660]-[.C660]" office:value-type="float" office:value="0" calcext:value-type="float">
            <text:p>0</text:p>
          </table:table-cell>
          <table:table-cell table:formula="of:=([.A660]-[.B660])^2" office:value-type="float" office:value="6.91688234254056" calcext:value-type="float">
            <text:p>6.9168823425</text:p>
          </table:table-cell>
          <table:table-cell table:formula="of:=([.C660]-[.D660])^2" office:value-type="float" office:value="7.68894780480573" calcext:value-type="float">
            <text:p>7.6889478048</text:p>
          </table:table-cell>
          <table:table-cell table:formula="of:=[.G660]-[.H660]" office:value-type="float" office:value="-0.772065462265164" calcext:value-type="float">
            <text:p>-0.7720654623</text:p>
          </table:table-cell>
          <table:table-cell table:formula="of:=([.A660]-(([.B660]+[.D660])/2))^2" office:value-type="float" office:value="7.29781007409133" calcext:value-type="float">
            <text:p>7.2978100741</text:p>
          </table:table-cell>
          <table:table-cell table:formula="of:=([.A660]-99.19)^2" office:value-type="float" office:value="160.5289" calcext:value-type="float">
            <text:p>160.5289</text:p>
          </table:table-cell>
        </table:table-row>
        <table:table-row table:style-name="ro1">
          <table:table-cell office:value-type="float" office:value="111.88" calcext:value-type="float">
            <text:p>111.88</text:p>
          </table:table-cell>
          <table:table-cell office:value-type="float" office:value="111.316223144531" calcext:value-type="float">
            <text:p>111.3162231445</text:p>
          </table:table-cell>
          <table:table-cell office:value-type="float" office:value="111.88" calcext:value-type="float">
            <text:p>111.88</text:p>
          </table:table-cell>
          <table:table-cell office:value-type="float" office:value="114.374893188477" calcext:value-type="float">
            <text:p>114.3748931885</text:p>
          </table:table-cell>
          <table:table-cell/>
          <table:table-cell table:formula="of:=[.A661]-[.C661]" office:value-type="float" office:value="0" calcext:value-type="float">
            <text:p>0</text:p>
          </table:table-cell>
          <table:table-cell table:formula="of:=([.A661]-[.B661])^2" office:value-type="float" office:value="0.317844342762227" calcext:value-type="float">
            <text:p>0.3178443428</text:p>
          </table:table-cell>
          <table:table-cell table:formula="of:=([.C661]-[.D661])^2" office:value-type="float" office:value="6.22449202190677" calcext:value-type="float">
            <text:p>6.2244920219</text:p>
          </table:table-cell>
          <table:table-cell table:formula="of:=[.G661]-[.H661]" office:value-type="float" office:value="-5.90664767914454" calcext:value-type="float">
            <text:p>-5.9066476791</text:p>
          </table:table-cell>
          <table:table-cell table:formula="of:=([.A661]-(([.B661]+[.D661])/2))^2" office:value-type="float" office:value="0.932302572902394" calcext:value-type="float">
            <text:p>0.9323025729</text:p>
          </table:table-cell>
          <table:table-cell table:formula="of:=([.A661]-99.19)^2" office:value-type="float" office:value="161.0361" calcext:value-type="float">
            <text:p>161.0361</text:p>
          </table:table-cell>
        </table:table-row>
        <table:table-row table:style-name="ro1">
          <table:table-cell office:value-type="float" office:value="111.92" calcext:value-type="float">
            <text:p>111.92</text:p>
          </table:table-cell>
          <table:table-cell office:value-type="float" office:value="110.77734375" calcext:value-type="float">
            <text:p>110.77734375</text:p>
          </table:table-cell>
          <table:table-cell office:value-type="float" office:value="111.92" calcext:value-type="float">
            <text:p>111.92</text:p>
          </table:table-cell>
          <table:table-cell office:value-type="float" office:value="112.223487854004" calcext:value-type="float">
            <text:p>112.223487854</text:p>
          </table:table-cell>
          <table:table-cell/>
          <table:table-cell table:formula="of:=[.A662]-[.C662]" office:value-type="float" office:value="0" calcext:value-type="float">
            <text:p>0</text:p>
          </table:table-cell>
          <table:table-cell table:formula="of:=([.A662]-[.B662])^2" office:value-type="float" office:value="1.30566330566407" calcext:value-type="float">
            <text:p>1.3056633057</text:p>
          </table:table-cell>
          <table:table-cell table:formula="of:=([.C662]-[.D662])^2" office:value-type="float" office:value="0.0921048775278953" calcext:value-type="float">
            <text:p>0.0921048775</text:p>
          </table:table-cell>
          <table:table-cell table:formula="of:=[.G662]-[.H662]" office:value-type="float" office:value="1.21355842813617" calcext:value-type="float">
            <text:p>1.2135584281</text:p>
          </table:table-cell>
          <table:table-cell table:formula="of:=([.A662]-(([.B662]+[.D662])/2))^2" office:value-type="float" office:value="0.176050899209666" calcext:value-type="float">
            <text:p>0.1760508992</text:p>
          </table:table-cell>
          <table:table-cell table:formula="of:=([.A662]-99.19)^2" office:value-type="float" office:value="162.0529" calcext:value-type="float">
            <text:p>162.0529</text:p>
          </table:table-cell>
        </table:table-row>
        <table:table-row table:style-name="ro1">
          <table:table-cell office:value-type="float" office:value="111.9625" calcext:value-type="float">
            <text:p>111.9625</text:p>
          </table:table-cell>
          <table:table-cell office:value-type="float" office:value="110.411155700684" calcext:value-type="float">
            <text:p>110.4111557007</text:p>
          </table:table-cell>
          <table:table-cell office:value-type="float" office:value="111.9625" calcext:value-type="float">
            <text:p>111.9625</text:p>
          </table:table-cell>
          <table:table-cell office:value-type="float" office:value="109.591194152832" calcext:value-type="float">
            <text:p>109.5911941528</text:p>
          </table:table-cell>
          <table:table-cell/>
          <table:table-cell table:formula="of:=[.A663]-[.C663]" office:value-type="float" office:value="0" calcext:value-type="float">
            <text:p>0</text:p>
          </table:table-cell>
          <table:table-cell table:formula="of:=([.A663]-[.B663])^2" office:value-type="float" office:value="2.40666913502153" calcext:value-type="float">
            <text:p>2.406669135</text:p>
          </table:table-cell>
          <table:table-cell table:formula="of:=([.C663]-[.D663])^2" office:value-type="float" office:value="5.62309142081303" calcext:value-type="float">
            <text:p>5.6230914208</text:p>
          </table:table-cell>
          <table:table-cell table:formula="of:=[.G663]-[.H663]" office:value-type="float" office:value="-3.2164222857915" calcext:value-type="float">
            <text:p>-3.2164222858</text:p>
          </table:table-cell>
          <table:table-cell table:formula="of:=([.A663]-(([.B663]+[.D663])/2))^2" office:value-type="float" office:value="3.84679604292849" calcext:value-type="float">
            <text:p>3.8467960429</text:p>
          </table:table-cell>
          <table:table-cell table:formula="of:=([.A663]-99.19)^2" office:value-type="float" office:value="163.13675625" calcext:value-type="float">
            <text:p>163.136756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0.399230957031" calcext:value-type="float">
            <text:p>110.399230957</text:p>
          </table:table-cell>
          <table:table-cell office:value-type="float" office:value="112" calcext:value-type="float">
            <text:p>112</text:p>
          </table:table-cell>
          <table:table-cell office:value-type="float" office:value="104.168167114258" calcext:value-type="float">
            <text:p>104.1681671143</text:p>
          </table:table-cell>
          <table:table-cell/>
          <table:table-cell table:formula="of:=[.A664]-[.C664]" office:value-type="float" office:value="0" calcext:value-type="float">
            <text:p>0</text:p>
          </table:table-cell>
          <table:table-cell table:formula="of:=([.A664]-[.B664])^2" office:value-type="float" office:value="2.56246152892709" calcext:value-type="float">
            <text:p>2.5624615289</text:p>
          </table:table-cell>
          <table:table-cell table:formula="of:=([.C664]-[.D664])^2" office:value-type="float" office:value="61.3376063501928" calcext:value-type="float">
            <text:p>61.3376063502</text:p>
          </table:table-cell>
          <table:table-cell table:formula="of:=[.G664]-[.H664]" office:value-type="float" office:value="-58.7751448212657" calcext:value-type="float">
            <text:p>-58.7751448213</text:p>
          </table:table-cell>
          <table:table-cell table:formula="of:=([.A664]-(([.B664]+[.D664])/2))^2" office:value-type="float" office:value="22.2434947863803" calcext:value-type="float">
            <text:p>22.2434947864</text:p>
          </table:table-cell>
          <table:table-cell table:formula="of:=([.A664]-99.19)^2" office:value-type="float" office:value="164.0961" calcext:value-type="float">
            <text:p>164.0961</text:p>
          </table:table-cell>
        </table:table-row>
        <table:table-row table:style-name="ro1">
          <table:table-cell office:value-type="float" office:value="112.04" calcext:value-type="float">
            <text:p>112.04</text:p>
          </table:table-cell>
          <table:table-cell office:value-type="float" office:value="110.518310546875" calcext:value-type="float">
            <text:p>110.5183105469</text:p>
          </table:table-cell>
          <table:table-cell office:value-type="float" office:value="112.04" calcext:value-type="float">
            <text:p>112.04</text:p>
          </table:table-cell>
          <table:table-cell office:value-type="float" office:value="111.313949584961" calcext:value-type="float">
            <text:p>111.313949585</text:p>
          </table:table-cell>
          <table:table-cell/>
          <table:table-cell table:formula="of:=[.A665]-[.C665]" office:value-type="float" office:value="0" calcext:value-type="float">
            <text:p>0</text:p>
          </table:table-cell>
          <table:table-cell table:formula="of:=([.A665]-[.B665])^2" office:value-type="float" office:value="2.31553879175188" calcext:value-type="float">
            <text:p>2.3155387918</text:p>
          </table:table-cell>
          <table:table-cell table:formula="of:=([.C665]-[.D665])^2" office:value-type="float" office:value="0.527149205178404" calcext:value-type="float">
            <text:p>0.5271492052</text:p>
          </table:table-cell>
          <table:table-cell table:formula="of:=[.G665]-[.H665]" office:value-type="float" office:value="1.78838958657348" calcext:value-type="float">
            <text:p>1.7883895866</text:p>
          </table:table-cell>
          <table:table-cell table:formula="of:=([.A665]-(([.B665]+[.D665])/2))^2" office:value-type="float" office:value="1.26308362873356" calcext:value-type="float">
            <text:p>1.2630836287</text:p>
          </table:table-cell>
          <table:table-cell table:formula="of:=([.A665]-99.19)^2" office:value-type="float" office:value="165.1225" calcext:value-type="float">
            <text:p>165.1225</text:p>
          </table:table-cell>
        </table:table-row>
        <table:table-row table:style-name="ro1">
          <table:table-cell office:value-type="float" office:value="112.08" calcext:value-type="float">
            <text:p>112.08</text:p>
          </table:table-cell>
          <table:table-cell office:value-type="float" office:value="110.947998046875" calcext:value-type="float">
            <text:p>110.9479980469</text:p>
          </table:table-cell>
          <table:table-cell office:value-type="float" office:value="112.08" calcext:value-type="float">
            <text:p>112.08</text:p>
          </table:table-cell>
          <table:table-cell office:value-type="float" office:value="105.817832946777" calcext:value-type="float">
            <text:p>105.8178329468</text:p>
          </table:table-cell>
          <table:table-cell/>
          <table:table-cell table:formula="of:=[.A666]-[.C666]" office:value-type="float" office:value="0" calcext:value-type="float">
            <text:p>0</text:p>
          </table:table-cell>
          <table:table-cell table:formula="of:=([.A666]-[.B666])^2" office:value-type="float" office:value="1.28142842187881" calcext:value-type="float">
            <text:p>1.2814284219</text:p>
          </table:table-cell>
          <table:table-cell table:formula="of:=([.C666]-[.D666])^2" office:value-type="float" office:value="39.2147362024673" calcext:value-type="float">
            <text:p>39.2147362025</text:p>
          </table:table-cell>
          <table:table-cell table:formula="of:=[.G666]-[.H666]" office:value-type="float" office:value="-37.9333077805885" calcext:value-type="float">
            <text:p>-37.9333077806</text:p>
          </table:table-cell>
          <table:table-cell table:formula="of:=([.A666]-(([.B666]+[.D666])/2))^2" office:value-type="float" office:value="13.6684338236081" calcext:value-type="float">
            <text:p>13.6684338236</text:p>
          </table:table-cell>
          <table:table-cell table:formula="of:=([.A666]-99.19)^2" office:value-type="float" office:value="166.1521" calcext:value-type="float">
            <text:p>166.1521</text:p>
          </table:table-cell>
        </table:table-row>
        <table:table-row table:style-name="ro1">
          <table:table-cell office:value-type="float" office:value="112.09" calcext:value-type="float">
            <text:p>112.09</text:p>
          </table:table-cell>
          <table:table-cell office:value-type="float" office:value="110.341003417969" calcext:value-type="float">
            <text:p>110.341003418</text:p>
          </table:table-cell>
          <table:table-cell office:value-type="float" office:value="112.09" calcext:value-type="float">
            <text:p>112.09</text:p>
          </table:table-cell>
          <table:table-cell office:value-type="float" office:value="109.397834777832" calcext:value-type="float">
            <text:p>109.3978347778</text:p>
          </table:table-cell>
          <table:table-cell/>
          <table:table-cell table:formula="of:=[.A667]-[.C667]" office:value-type="float" office:value="0" calcext:value-type="float">
            <text:p>0</text:p>
          </table:table-cell>
          <table:table-cell table:formula="of:=([.A667]-[.B667])^2" office:value-type="float" office:value="3.05898904395701" calcext:value-type="float">
            <text:p>3.058989044</text:p>
          </table:table-cell>
          <table:table-cell table:formula="of:=([.C667]-[.D667])^2" office:value-type="float" office:value="7.24775358345073" calcext:value-type="float">
            <text:p>7.2477535835</text:p>
          </table:table-cell>
          <table:table-cell table:formula="of:=[.G667]-[.H667]" office:value-type="float" office:value="-4.18876453949372" calcext:value-type="float">
            <text:p>-4.1887645395</text:p>
          </table:table-cell>
          <table:table-cell table:formula="of:=([.A667]-(([.B667]+[.D667])/2))^2" office:value-type="float" office:value="4.93097954276953" calcext:value-type="float">
            <text:p>4.9309795428</text:p>
          </table:table-cell>
          <table:table-cell table:formula="of:=([.A667]-99.19)^2" office:value-type="float" office:value="166.41" calcext:value-type="float">
            <text:p>166.41</text:p>
          </table:table-cell>
        </table:table-row>
        <table:table-row table:style-name="ro1">
          <table:table-cell office:value-type="float" office:value="112.12" calcext:value-type="float">
            <text:p>112.12</text:p>
          </table:table-cell>
          <table:table-cell office:value-type="float" office:value="108.698287963867" calcext:value-type="float">
            <text:p>108.6982879639</text:p>
          </table:table-cell>
          <table:table-cell office:value-type="float" office:value="112.12" calcext:value-type="float">
            <text:p>112.12</text:p>
          </table:table-cell>
          <table:table-cell office:value-type="float" office:value="108.668090820313" calcext:value-type="float">
            <text:p>108.6680908203</text:p>
          </table:table-cell>
          <table:table-cell/>
          <table:table-cell table:formula="of:=[.A668]-[.C668]" office:value-type="float" office:value="0" calcext:value-type="float">
            <text:p>0</text:p>
          </table:table-cell>
          <table:table-cell table:formula="of:=([.A668]-[.B668])^2" office:value-type="float" office:value="11.7081132582162" calcext:value-type="float">
            <text:p>11.7081132582</text:p>
          </table:table-cell>
          <table:table-cell table:formula="of:=([.C668]-[.D668])^2" office:value-type="float" office:value="11.9156769848109" calcext:value-type="float">
            <text:p>11.9156769848</text:p>
          </table:table-cell>
          <table:table-cell table:formula="of:=[.G668]-[.H668]" office:value-type="float" office:value="-0.207563726594671" calcext:value-type="float">
            <text:p>-0.2075637266</text:p>
          </table:table-cell>
          <table:table-cell table:formula="of:=([.A668]-(([.B668]+[.D668])/2))^2" office:value-type="float" office:value="11.8116671546438" calcext:value-type="float">
            <text:p>11.8116671546</text:p>
          </table:table-cell>
          <table:table-cell table:formula="of:=([.A668]-99.19)^2" office:value-type="float" office:value="167.1849" calcext:value-type="float">
            <text:p>167.1849</text:p>
          </table:table-cell>
        </table:table-row>
        <table:table-row table:style-name="ro1">
          <table:table-cell office:value-type="float" office:value="112.26" calcext:value-type="float">
            <text:p>112.26</text:p>
          </table:table-cell>
          <table:table-cell office:value-type="float" office:value="109.555374145508" calcext:value-type="float">
            <text:p>109.5553741455</text:p>
          </table:table-cell>
          <table:table-cell office:value-type="float" office:value="112.26" calcext:value-type="float">
            <text:p>112.26</text:p>
          </table:table-cell>
          <table:table-cell office:value-type="float" office:value="101.393264770508" calcext:value-type="float">
            <text:p>101.3932647705</text:p>
          </table:table-cell>
          <table:table-cell/>
          <table:table-cell table:formula="of:=[.A669]-[.C669]" office:value-type="float" office:value="0" calcext:value-type="float">
            <text:p>0</text:p>
          </table:table-cell>
          <table:table-cell table:formula="of:=([.A669]-[.B669])^2" office:value-type="float" office:value="7.31500101278762" calcext:value-type="float">
            <text:p>7.3150010128</text:p>
          </table:table-cell>
          <table:table-cell table:formula="of:=([.C669]-[.D669])^2" office:value-type="float" office:value="118.085934547887" calcext:value-type="float">
            <text:p>118.0859345479</text:p>
          </table:table-cell>
          <table:table-cell table:formula="of:=[.G669]-[.H669]" office:value-type="float" office:value="-110.770933535099" calcext:value-type="float">
            <text:p>-110.7709335351</text:p>
          </table:table-cell>
          <table:table-cell table:formula="of:=([.A669]-(([.B669]+[.D669])/2))^2" office:value-type="float" office:value="46.0454604179715" calcext:value-type="float">
            <text:p>46.045460418</text:p>
          </table:table-cell>
          <table:table-cell table:formula="of:=([.A669]-99.19)^2" office:value-type="float" office:value="170.8249" calcext:value-type="float">
            <text:p>170.8249</text:p>
          </table:table-cell>
        </table:table-row>
        <table:table-row table:style-name="ro1">
          <table:table-cell office:value-type="float" office:value="112.32" calcext:value-type="float">
            <text:p>112.32</text:p>
          </table:table-cell>
          <table:table-cell office:value-type="float" office:value="109.097106933594" calcext:value-type="float">
            <text:p>109.0971069336</text:p>
          </table:table-cell>
          <table:table-cell office:value-type="float" office:value="112.32" calcext:value-type="float">
            <text:p>112.32</text:p>
          </table:table-cell>
          <table:table-cell office:value-type="float" office:value="113.40559387207" calcext:value-type="float">
            <text:p>113.4055938721</text:p>
          </table:table-cell>
          <table:table-cell/>
          <table:table-cell table:formula="of:=[.A670]-[.C670]" office:value-type="float" office:value="0" calcext:value-type="float">
            <text:p>0</text:p>
          </table:table-cell>
          <table:table-cell table:formula="of:=([.A670]-[.B670])^2" office:value-type="float" office:value="10.3870397174894" calcext:value-type="float">
            <text:p>10.3870397175</text:p>
          </table:table-cell>
          <table:table-cell table:formula="of:=([.C670]-[.D670])^2" office:value-type="float" office:value="1.17851405507663" calcext:value-type="float">
            <text:p>1.1785140551</text:p>
          </table:table-cell>
          <table:table-cell table:formula="of:=[.G670]-[.H670]" office:value-type="float" office:value="9.20852566241281" calcext:value-type="float">
            <text:p>9.2085256624</text:p>
          </table:table-cell>
          <table:table-cell table:formula="of:=([.A670]-(([.B670]+[.D670])/2))^2" office:value-type="float" office:value="1.14201196152725" calcext:value-type="float">
            <text:p>1.1420119615</text:p>
          </table:table-cell>
          <table:table-cell table:formula="of:=([.A670]-99.19)^2" office:value-type="float" office:value="172.3969" calcext:value-type="float">
            <text:p>172.3969</text:p>
          </table:table-cell>
        </table:table-row>
        <table:table-row table:style-name="ro1">
          <table:table-cell office:value-type="float" office:value="112.35" calcext:value-type="float">
            <text:p>112.35</text:p>
          </table:table-cell>
          <table:table-cell office:value-type="float" office:value="111.400085449219" calcext:value-type="float">
            <text:p>111.4000854492</text:p>
          </table:table-cell>
          <table:table-cell office:value-type="float" office:value="112.35" calcext:value-type="float">
            <text:p>112.35</text:p>
          </table:table-cell>
          <table:table-cell office:value-type="float" office:value="108.645347595215" calcext:value-type="float">
            <text:p>108.6453475952</text:p>
          </table:table-cell>
          <table:table-cell/>
          <table:table-cell table:formula="of:=[.A671]-[.C671]" office:value-type="float" office:value="0" calcext:value-type="float">
            <text:p>0</text:p>
          </table:table-cell>
          <table:table-cell table:formula="of:=([.A671]-[.B671])^2" office:value-type="float" office:value="0.902337653785933" calcext:value-type="float">
            <text:p>0.9023376538</text:p>
          </table:table-cell>
          <table:table-cell table:formula="of:=([.C671]-[.D671])^2" office:value-type="float" office:value="13.7244494402804" calcext:value-type="float">
            <text:p>13.7244494403</text:p>
          </table:table-cell>
          <table:table-cell table:formula="of:=[.G671]-[.H671]" office:value-type="float" office:value="-12.8221117864945" calcext:value-type="float">
            <text:p>-12.8221117865</text:p>
          </table:table-cell>
          <table:table-cell table:formula="of:=([.A671]-(([.B671]+[.D671])/2))^2" office:value-type="float" office:value="5.41624838596265" calcext:value-type="float">
            <text:p>5.416248386</text:p>
          </table:table-cell>
          <table:table-cell table:formula="of:=([.A671]-99.19)^2" office:value-type="float" office:value="173.1856" calcext:value-type="float">
            <text:p>173.1856</text:p>
          </table:table-cell>
        </table:table-row>
        <table:table-row table:style-name="ro1">
          <table:table-cell office:value-type="float" office:value="112.38" calcext:value-type="float">
            <text:p>112.38</text:p>
          </table:table-cell>
          <table:table-cell office:value-type="float" office:value="110.485786437988" calcext:value-type="float">
            <text:p>110.485786438</text:p>
          </table:table-cell>
          <table:table-cell office:value-type="float" office:value="112.38" calcext:value-type="float">
            <text:p>112.38</text:p>
          </table:table-cell>
          <table:table-cell office:value-type="float" office:value="106.741195678711" calcext:value-type="float">
            <text:p>106.7411956787</text:p>
          </table:table-cell>
          <table:table-cell/>
          <table:table-cell table:formula="of:=[.A672]-[.C672]" office:value-type="float" office:value="0" calcext:value-type="float">
            <text:p>0</text:p>
          </table:table-cell>
          <table:table-cell table:formula="of:=([.A672]-[.B672])^2" office:value-type="float" office:value="3.58804501850911" calcext:value-type="float">
            <text:p>3.5880450185</text:p>
          </table:table-cell>
          <table:table-cell table:formula="of:=([.C672]-[.D672])^2" office:value-type="float" office:value="31.7961141737882" calcext:value-type="float">
            <text:p>31.7961141738</text:p>
          </table:table-cell>
          <table:table-cell table:formula="of:=[.G672]-[.H672]" office:value-type="float" office:value="-28.208069155279" calcext:value-type="float">
            <text:p>-28.2080691553</text:p>
          </table:table-cell>
          <table:table-cell table:formula="of:=([.A672]-(([.B672]+[.D672])/2))^2" office:value-type="float" office:value="14.1865896075323" calcext:value-type="float">
            <text:p>14.1865896075</text:p>
          </table:table-cell>
          <table:table-cell table:formula="of:=([.A672]-99.19)^2" office:value-type="float" office:value="173.9761" calcext:value-type="float">
            <text:p>173.9761</text:p>
          </table:table-cell>
        </table:table-row>
        <table:table-row table:style-name="ro1">
          <table:table-cell office:value-type="float" office:value="112.39" calcext:value-type="float">
            <text:p>112.39</text:p>
          </table:table-cell>
          <table:table-cell office:value-type="float" office:value="110.601249694824" calcext:value-type="float">
            <text:p>110.6012496948</text:p>
          </table:table-cell>
          <table:table-cell office:value-type="float" office:value="112.39" calcext:value-type="float">
            <text:p>112.39</text:p>
          </table:table-cell>
          <table:table-cell office:value-type="float" office:value="111.616714477539" calcext:value-type="float">
            <text:p>111.6167144775</text:p>
          </table:table-cell>
          <table:table-cell/>
          <table:table-cell table:formula="of:=[.A673]-[.C673]" office:value-type="float" office:value="0" calcext:value-type="float">
            <text:p>0</text:p>
          </table:table-cell>
          <table:table-cell table:formula="of:=([.A673]-[.B673])^2" office:value-type="float" office:value="3.19962765426645" calcext:value-type="float">
            <text:p>3.1996276543</text:p>
          </table:table-cell>
          <table:table-cell table:formula="of:=([.C673]-[.D673])^2" office:value-type="float" office:value="0.597970499247686" calcext:value-type="float">
            <text:p>0.5979704992</text:p>
          </table:table-cell>
          <table:table-cell table:formula="of:=[.G673]-[.H673]" office:value-type="float" office:value="2.60165715501877" calcext:value-type="float">
            <text:p>2.601657155</text:p>
          </table:table-cell>
          <table:table-cell table:formula="of:=([.A673]-(([.B673]+[.D673])/2))^2" office:value-type="float" office:value="1.64100689552354" calcext:value-type="float">
            <text:p>1.6410068955</text:p>
          </table:table-cell>
          <table:table-cell table:formula="of:=([.A673]-99.19)^2" office:value-type="float" office:value="174.24" calcext:value-type="float">
            <text:p>174.24</text:p>
          </table:table-cell>
        </table:table-row>
        <table:table-row table:style-name="ro1">
          <table:table-cell office:value-type="float" office:value="112.49" calcext:value-type="float">
            <text:p>112.49</text:p>
          </table:table-cell>
          <table:table-cell office:value-type="float" office:value="112.202865600586" calcext:value-type="float">
            <text:p>112.2028656006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2.182601928711" calcext:value-type="float">
            <text:p>112.1826019287</text:p>
          </table:table-cell>
          <table:table-cell/>
          <table:table-cell table:formula="of:=[.A674]-[.C674]" office:value-type="float" office:value="0" calcext:value-type="float">
            <text:p>0</text:p>
          </table:table-cell>
          <table:table-cell table:formula="of:=([.A674]-[.B674])^2" office:value-type="float" office:value="0.0824461633268714" calcext:value-type="float">
            <text:p>0.0824461633</text:p>
          </table:table-cell>
          <table:table-cell table:formula="of:=([.C674]-[.D674])^2" office:value-type="float" office:value="0.0944935742322324" calcext:value-type="float">
            <text:p>0.0944935742</text:p>
          </table:table-cell>
          <table:table-cell table:formula="of:=[.G674]-[.H674]" office:value-type="float" office:value="-0.012047410905361" calcext:value-type="float">
            <text:p>-0.0120474109</text:p>
          </table:table-cell>
          <table:table-cell table:formula="of:=([.A674]-(([.B674]+[.D674])/2))^2" office:value-type="float" office:value="0.0883672146800875" calcext:value-type="float">
            <text:p>0.0883672147</text:p>
          </table:table-cell>
          <table:table-cell table:formula="of:=([.A674]-99.19)^2" office:value-type="float" office:value="176.89" calcext:value-type="float">
            <text:p>176.89</text:p>
          </table:table-cell>
        </table:table-row>
        <table:table-row table:style-name="ro1">
          <table:table-cell office:value-type="float" office:value="112.67" calcext:value-type="float">
            <text:p>112.67</text:p>
          </table:table-cell>
          <table:table-cell office:value-type="float" office:value="110.330635070801" calcext:value-type="float">
            <text:p>110.3306350708</text:p>
          </table:table-cell>
          <table:table-cell office:value-type="float" office:value="112.67" calcext:value-type="float">
            <text:p>112.67</text:p>
          </table:table-cell>
          <table:table-cell office:value-type="float" office:value="108.684143066406" calcext:value-type="float">
            <text:p>108.6841430664</text:p>
          </table:table-cell>
          <table:table-cell/>
          <table:table-cell table:formula="of:=[.A675]-[.C675]" office:value-type="float" office:value="0" calcext:value-type="float">
            <text:p>0</text:p>
          </table:table-cell>
          <table:table-cell table:formula="of:=([.A675]-[.B675])^2" office:value-type="float" office:value="5.47262827196727" calcext:value-type="float">
            <text:p>5.472628272</text:p>
          </table:table-cell>
          <table:table-cell table:formula="of:=([.C675]-[.D675])^2" office:value-type="float" office:value="15.8870554950774" calcext:value-type="float">
            <text:p>15.8870554951</text:p>
          </table:table-cell>
          <table:table-cell table:formula="of:=[.G675]-[.H675]" office:value-type="float" office:value="-10.4144272231101" calcext:value-type="float">
            <text:p>-10.4144272231</text:p>
          </table:table-cell>
          <table:table-cell table:formula="of:=([.A675]-(([.B675]+[.D675])/2))^2" office:value-type="float" office:value="10.0021079033885" calcext:value-type="float">
            <text:p>10.0021079034</text:p>
          </table:table-cell>
          <table:table-cell table:formula="of:=([.A675]-99.19)^2" office:value-type="float" office:value="181.7104" calcext:value-type="float">
            <text:p>181.7104</text:p>
          </table:table-cell>
        </table:table-row>
        <table:table-row table:style-name="ro1">
          <table:table-cell office:value-type="float" office:value="112.76" calcext:value-type="float">
            <text:p>112.76</text:p>
          </table:table-cell>
          <table:table-cell office:value-type="float" office:value="102.453552246094" calcext:value-type="float">
            <text:p>102.4535522461</text:p>
          </table:table-cell>
          <table:table-cell office:value-type="float" office:value="112.76" calcext:value-type="float">
            <text:p>112.76</text:p>
          </table:table-cell>
          <table:table-cell office:value-type="float" office:value="100.674385070801" calcext:value-type="float">
            <text:p>100.6743850708</text:p>
          </table:table-cell>
          <table:table-cell/>
          <table:table-cell table:formula="of:=[.A676]-[.C676]" office:value-type="float" office:value="0" calcext:value-type="float">
            <text:p>0</text:p>
          </table:table-cell>
          <table:table-cell table:formula="of:=([.A676]-[.B676])^2" office:value-type="float" office:value="106.222865303999" calcext:value-type="float">
            <text:p>106.222865304</text:p>
          </table:table-cell>
          <table:table-cell table:formula="of:=([.C676]-[.D676])^2" office:value-type="float" office:value="146.062088216883" calcext:value-type="float">
            <text:p>146.0620882169</text:p>
          </table:table-cell>
          <table:table-cell table:formula="of:=[.G676]-[.H676]" office:value-type="float" office:value="-39.8392229128839" calcext:value-type="float">
            <text:p>-39.8392229129</text:p>
          </table:table-cell>
          <table:table-cell table:formula="of:=([.A676]-(([.B676]+[.D676])/2))^2" office:value-type="float" office:value="125.351117801031" calcext:value-type="float">
            <text:p>125.351117801</text:p>
          </table:table-cell>
          <table:table-cell table:formula="of:=([.A676]-99.19)^2" office:value-type="float" office:value="184.1449" calcext:value-type="float">
            <text:p>184.1449</text:p>
          </table:table-cell>
        </table:table-row>
        <table:table-row table:style-name="ro1">
          <table:table-cell office:value-type="float" office:value="112.78" calcext:value-type="float">
            <text:p>112.78</text:p>
          </table:table-cell>
          <table:table-cell office:value-type="float" office:value="114.88353729248" calcext:value-type="float">
            <text:p>114.8835372925</text:p>
          </table:table-cell>
          <table:table-cell office:value-type="float" office:value="112.78" calcext:value-type="float">
            <text:p>112.78</text:p>
          </table:table-cell>
          <table:table-cell office:value-type="float" office:value="114.035079956055" calcext:value-type="float">
            <text:p>114.0350799561</text:p>
          </table:table-cell>
          <table:table-cell/>
          <table:table-cell table:formula="of:=[.A677]-[.C677]" office:value-type="float" office:value="0" calcext:value-type="float">
            <text:p>0</text:p>
          </table:table-cell>
          <table:table-cell table:formula="of:=([.A677]-[.B677])^2" office:value-type="float" office:value="4.42486914085606" calcext:value-type="float">
            <text:p>4.4248691409</text:p>
          </table:table-cell>
          <table:table-cell table:formula="of:=([.C677]-[.D677])^2" office:value-type="float" office:value="1.57522569609023" calcext:value-type="float">
            <text:p>1.5752256961</text:p>
          </table:table-cell>
          <table:table-cell table:formula="of:=[.G677]-[.H677]" office:value-type="float" office:value="2.84964344476582" calcext:value-type="float">
            <text:p>2.8496434448</text:p>
          </table:table-cell>
          <table:table-cell table:formula="of:=([.A677]-(([.B677]+[.D677])/2))^2" office:value-type="float" office:value="2.82007745553946" calcext:value-type="float">
            <text:p>2.8200774555</text:p>
          </table:table-cell>
          <table:table-cell table:formula="of:=([.A677]-99.19)^2" office:value-type="float" office:value="184.6881" calcext:value-type="float">
            <text:p>184.6881</text:p>
          </table:table-cell>
        </table:table-row>
        <table:table-row table:style-name="ro1">
          <table:table-cell office:value-type="float" office:value="112.82" calcext:value-type="float">
            <text:p>112.82</text:p>
          </table:table-cell>
          <table:table-cell office:value-type="float" office:value="103.001243591309" calcext:value-type="float">
            <text:p>103.0012435913</text:p>
          </table:table-cell>
          <table:table-cell office:value-type="float" office:value="112.82" calcext:value-type="float">
            <text:p>112.82</text:p>
          </table:table-cell>
          <table:table-cell office:value-type="float" office:value="102.120590209961" calcext:value-type="float">
            <text:p>102.12059021</text:p>
          </table:table-cell>
          <table:table-cell/>
          <table:table-cell table:formula="of:=[.A678]-[.C678]" office:value-type="float" office:value="0" calcext:value-type="float">
            <text:p>0</text:p>
          </table:table-cell>
          <table:table-cell table:formula="of:=([.A678]-[.B678])^2" office:value-type="float" office:value="96.4079774132184" calcext:value-type="float">
            <text:p>96.4079774132</text:p>
          </table:table-cell>
          <table:table-cell table:formula="of:=([.C678]-[.D678])^2" office:value-type="float" office:value="114.477369855184" calcext:value-type="float">
            <text:p>114.4773698552</text:p>
          </table:table-cell>
          <table:table-cell table:formula="of:=[.G678]-[.H678]" office:value-type="float" office:value="-18.0693924419652" calcext:value-type="float">
            <text:p>-18.069392442</text:p>
          </table:table-cell>
          <table:table-cell table:formula="of:=([.A678]-(([.B678]+[.D678])/2))^2" office:value-type="float" office:value="105.248786039681" calcext:value-type="float">
            <text:p>105.2487860397</text:p>
          </table:table-cell>
          <table:table-cell table:formula="of:=([.A678]-99.19)^2" office:value-type="float" office:value="185.7769" calcext:value-type="float">
            <text:p>185.7769</text:p>
          </table:table-cell>
        </table:table-row>
        <table:table-row table:style-name="ro1">
          <table:table-cell office:value-type="float" office:value="112.86" calcext:value-type="float">
            <text:p>112.86</text:p>
          </table:table-cell>
          <table:table-cell office:value-type="float" office:value="94.0055313110352" calcext:value-type="float">
            <text:p>94.005531311</text:p>
          </table:table-cell>
          <table:table-cell office:value-type="float" office:value="112.86" calcext:value-type="float">
            <text:p>112.86</text:p>
          </table:table-cell>
          <table:table-cell office:value-type="float" office:value="92.165641784668" calcext:value-type="float">
            <text:p>92.1656417847</text:p>
          </table:table-cell>
          <table:table-cell/>
          <table:table-cell table:formula="of:=[.A679]-[.C679]" office:value-type="float" office:value="0" calcext:value-type="float">
            <text:p>0</text:p>
          </table:table-cell>
          <table:table-cell table:formula="of:=([.A679]-[.B679])^2" office:value-type="float" office:value="355.490989543156" calcext:value-type="float">
            <text:p>355.4909895432</text:p>
          </table:table-cell>
          <table:table-cell table:formula="of:=([.C679]-[.D679])^2" office:value-type="float" office:value="428.25646194448" calcext:value-type="float">
            <text:p>428.2564619445</text:p>
          </table:table-cell>
          <table:table-cell table:formula="of:=[.G679]-[.H679]" office:value-type="float" office:value="-72.7654724013246" calcext:value-type="float">
            <text:p>-72.7654724013</text:p>
          </table:table-cell>
          <table:table-cell table:formula="of:=([.A679]-(([.B679]+[.D679])/2))^2" office:value-type="float" office:value="391.027427376509" calcext:value-type="float">
            <text:p>391.0274273765</text:p>
          </table:table-cell>
          <table:table-cell table:formula="of:=([.A679]-99.19)^2" office:value-type="float" office:value="186.8689" calcext:value-type="float">
            <text:p>186.8689</text:p>
          </table:table-cell>
        </table:table-row>
        <table:table-row table:style-name="ro1">
          <table:table-cell office:value-type="float" office:value="112.94" calcext:value-type="float">
            <text:p>112.94</text:p>
          </table:table-cell>
          <table:table-cell office:value-type="float" office:value="114.278663635254" calcext:value-type="float">
            <text:p>114.2786636353</text:p>
          </table:table-cell>
          <table:table-cell office:value-type="float" office:value="112.94" calcext:value-type="float">
            <text:p>112.94</text:p>
          </table:table-cell>
          <table:table-cell office:value-type="float" office:value="114.16047668457" calcext:value-type="float">
            <text:p>114.1604766846</text:p>
          </table:table-cell>
          <table:table-cell/>
          <table:table-cell table:formula="of:=[.A680]-[.C680]" office:value-type="float" office:value="0" calcext:value-type="float">
            <text:p>0</text:p>
          </table:table-cell>
          <table:table-cell table:formula="of:=([.A680]-[.B680])^2" office:value-type="float" office:value="1.79202032835121" calcext:value-type="float">
            <text:p>1.7920203284</text:p>
          </table:table-cell>
          <table:table-cell table:formula="of:=([.C680]-[.D680])^2" office:value-type="float" office:value="1.48956333757975" calcext:value-type="float">
            <text:p>1.4895633376</text:p>
          </table:table-cell>
          <table:table-cell table:formula="of:=[.G680]-[.H680]" office:value-type="float" office:value="0.302456990771462" calcext:value-type="float">
            <text:p>0.3024569908</text:p>
          </table:table-cell>
          <table:table-cell table:formula="of:=([.A680]-(([.B680]+[.D680])/2))^2" office:value-type="float" office:value="1.63729979413751" calcext:value-type="float">
            <text:p>1.6372997941</text:p>
          </table:table-cell>
          <table:table-cell table:formula="of:=([.A680]-99.19)^2" office:value-type="float" office:value="189.0625" calcext:value-type="float">
            <text:p>189.0625</text:p>
          </table:table-cell>
        </table:table-row>
        <table:table-row table:style-name="ro1">
          <table:table-cell office:value-type="float" office:value="113.01" calcext:value-type="float">
            <text:p>113.01</text:p>
          </table:table-cell>
          <table:table-cell office:value-type="float" office:value="110.089263916016" calcext:value-type="float">
            <text:p>110.089263916</text:p>
          </table:table-cell>
          <table:table-cell office:value-type="float" office:value="113.01" calcext:value-type="float">
            <text:p>113.01</text:p>
          </table:table-cell>
          <table:table-cell office:value-type="float" office:value="108.746475219727" calcext:value-type="float">
            <text:p>108.7464752197</text:p>
          </table:table-cell>
          <table:table-cell/>
          <table:table-cell table:formula="of:=[.A681]-[.C681]" office:value-type="float" office:value="0" calcext:value-type="float">
            <text:p>0</text:p>
          </table:table-cell>
          <table:table-cell table:formula="of:=([.A681]-[.B681])^2" office:value-type="float" office:value="8.53069927228841" calcext:value-type="float">
            <text:p>8.5306992723</text:p>
          </table:table-cell>
          <table:table-cell table:formula="of:=([.C681]-[.D681])^2" office:value-type="float" office:value="18.1776435520057" calcext:value-type="float">
            <text:p>18.177643552</text:p>
          </table:table-cell>
          <table:table-cell table:formula="of:=[.G681]-[.H681]" office:value-type="float" office:value="-9.6469442797173" calcext:value-type="float">
            <text:p>-9.6469442797</text:p>
          </table:table-cell>
          <table:table-cell table:formula="of:=([.A681]-(([.B681]+[.D681])/2))^2" office:value-type="float" office:value="12.9034010414266" calcext:value-type="float">
            <text:p>12.9034010414</text:p>
          </table:table-cell>
          <table:table-cell table:formula="of:=([.A681]-99.19)^2" office:value-type="float" office:value="190.9924" calcext:value-type="float">
            <text:p>190.9924</text:p>
          </table:table-cell>
        </table:table-row>
        <table:table-row table:style-name="ro1">
          <table:table-cell office:value-type="float" office:value="113.24" calcext:value-type="float">
            <text:p>113.24</text:p>
          </table:table-cell>
          <table:table-cell office:value-type="float" office:value="110.647956848145" calcext:value-type="float">
            <text:p>110.6479568481</text:p>
          </table:table-cell>
          <table:table-cell office:value-type="float" office:value="113.24" calcext:value-type="float">
            <text:p>113.24</text:p>
          </table:table-cell>
          <table:table-cell office:value-type="float" office:value="108.848937988281" calcext:value-type="float">
            <text:p>108.8489379883</text:p>
          </table:table-cell>
          <table:table-cell/>
          <table:table-cell table:formula="of:=[.A682]-[.C682]" office:value-type="float" office:value="0" calcext:value-type="float">
            <text:p>0</text:p>
          </table:table-cell>
          <table:table-cell table:formula="of:=([.A682]-[.B682])^2" office:value-type="float" office:value="6.71868770108081" calcext:value-type="float">
            <text:p>6.7186877011</text:p>
          </table:table-cell>
          <table:table-cell table:formula="of:=([.C682]-[.D682])^2" office:value-type="float" office:value="19.2814255907595" calcext:value-type="float">
            <text:p>19.2814255908</text:p>
          </table:table-cell>
          <table:table-cell table:formula="of:=[.G682]-[.H682]" office:value-type="float" office:value="-12.5627378896787" calcext:value-type="float">
            <text:p>-12.5627378897</text:p>
          </table:table-cell>
          <table:table-cell table:formula="of:=([.A682]-(([.B682]+[.D682])/2))^2" office:value-type="float" office:value="12.1909394313842" calcext:value-type="float">
            <text:p>12.1909394314</text:p>
          </table:table-cell>
          <table:table-cell table:formula="of:=([.A682]-99.19)^2" office:value-type="float" office:value="197.4025" calcext:value-type="float">
            <text:p>197.4025</text:p>
          </table:table-cell>
        </table:table-row>
        <table:table-row table:style-name="ro1">
          <table:table-cell office:value-type="float" office:value="113.28" calcext:value-type="float">
            <text:p>113.28</text:p>
          </table:table-cell>
          <table:table-cell office:value-type="float" office:value="102.711364746094" calcext:value-type="float">
            <text:p>102.7113647461</text:p>
          </table:table-cell>
          <table:table-cell office:value-type="float" office:value="113.28" calcext:value-type="float">
            <text:p>113.28</text:p>
          </table:table-cell>
          <table:table-cell office:value-type="float" office:value="104.494972229004" calcext:value-type="float">
            <text:p>104.494972229</text:p>
          </table:table-cell>
          <table:table-cell/>
          <table:table-cell table:formula="of:=[.A683]-[.C683]" office:value-type="float" office:value="0" calcext:value-type="float">
            <text:p>0</text:p>
          </table:table-cell>
          <table:table-cell table:formula="of:=([.A683]-[.B683])^2" office:value-type="float" office:value="111.69605113011" calcext:value-type="float">
            <text:p>111.6960511301</text:p>
          </table:table-cell>
          <table:table-cell table:formula="of:=([.C683]-[.D683])^2" office:value-type="float" office:value="77.1767129371726" calcext:value-type="float">
            <text:p>77.1767129372</text:p>
          </table:table-cell>
          <table:table-cell table:formula="of:=[.G683]-[.H683]" office:value-type="float" office:value="34.5193381929374" calcext:value-type="float">
            <text:p>34.5193381929</text:p>
          </table:table-cell>
          <table:table-cell table:formula="of:=([.A683]-(([.B683]+[.D683])/2))^2" office:value-type="float" office:value="93.6410681203681" calcext:value-type="float">
            <text:p>93.6410681204</text:p>
          </table:table-cell>
          <table:table-cell table:formula="of:=([.A683]-99.19)^2" office:value-type="float" office:value="198.5281" calcext:value-type="float">
            <text:p>198.5281</text:p>
          </table:table-cell>
        </table:table-row>
        <table:table-row table:style-name="ro1">
          <table:table-cell office:value-type="float" office:value="113.36" calcext:value-type="float">
            <text:p>113.36</text:p>
          </table:table-cell>
          <table:table-cell office:value-type="float" office:value="110.013290405273" calcext:value-type="float">
            <text:p>110.0132904053</text:p>
          </table:table-cell>
          <table:table-cell office:value-type="float" office:value="113.36" calcext:value-type="float">
            <text:p>113.36</text:p>
          </table:table-cell>
          <table:table-cell office:value-type="float" office:value="109.513336181641" calcext:value-type="float">
            <text:p>109.5133361816</text:p>
          </table:table-cell>
          <table:table-cell/>
          <table:table-cell table:formula="of:=[.A684]-[.C684]" office:value-type="float" office:value="0" calcext:value-type="float">
            <text:p>0</text:p>
          </table:table-cell>
          <table:table-cell table:formula="of:=([.A684]-[.B684])^2" office:value-type="float" office:value="11.2004651114349" calcext:value-type="float">
            <text:p>11.2004651114</text:p>
          </table:table-cell>
          <table:table-cell table:formula="of:=([.C684]-[.D684])^2" office:value-type="float" office:value="14.7968225314752" calcext:value-type="float">
            <text:p>14.7968225315</text:p>
          </table:table-cell>
          <table:table-cell table:formula="of:=[.G684]-[.H684]" office:value-type="float" office:value="-3.59635742004031" calcext:value-type="float">
            <text:p>-3.59635742</text:p>
          </table:table-cell>
          <table:table-cell table:formula="of:=([.A684]-(([.B684]+[.D684])/2))^2" office:value-type="float" office:value="12.936155265023" calcext:value-type="float">
            <text:p>12.936155265</text:p>
          </table:table-cell>
          <table:table-cell table:formula="of:=([.A684]-99.19)^2" office:value-type="float" office:value="200.7889" calcext:value-type="float">
            <text:p>200.7889</text:p>
          </table:table-cell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110.168441772461" calcext:value-type="float">
            <text:p>110.1684417725</text:p>
          </table:table-cell>
          <table:table-cell office:value-type="float" office:value="113.4" calcext:value-type="float">
            <text:p>113.4</text:p>
          </table:table-cell>
          <table:table-cell office:value-type="float" office:value="109.717124938965" calcext:value-type="float">
            <text:p>109.717124939</text:p>
          </table:table-cell>
          <table:table-cell/>
          <table:table-cell table:formula="of:=[.A685]-[.C685]" office:value-type="float" office:value="0" calcext:value-type="float">
            <text:p>0</text:p>
          </table:table-cell>
          <table:table-cell table:formula="of:=([.A685]-[.B685])^2" office:value-type="float" office:value="10.4429685779754" calcext:value-type="float">
            <text:p>10.442968578</text:p>
          </table:table-cell>
          <table:table-cell table:formula="of:=([.C685]-[.D685])^2" office:value-type="float" office:value="13.5635687151947" calcext:value-type="float">
            <text:p>13.5635687152</text:p>
          </table:table-cell>
          <table:table-cell table:formula="of:=[.G685]-[.H685]" office:value-type="float" office:value="-3.1206001372193" calcext:value-type="float">
            <text:p>-3.1206001372</text:p>
          </table:table-cell>
          <table:table-cell table:formula="of:=([.A685]-(([.B685]+[.D685])/2))^2" office:value-type="float" office:value="11.9523469255359" calcext:value-type="float">
            <text:p>11.9523469255</text:p>
          </table:table-cell>
          <table:table-cell table:formula="of:=([.A685]-99.19)^2" office:value-type="float" office:value="201.9241" calcext:value-type="float">
            <text:p>201.9241</text:p>
          </table:table-cell>
        </table:table-row>
        <table:table-row table:style-name="ro1">
          <table:table-cell office:value-type="float" office:value="113.43" calcext:value-type="float">
            <text:p>113.43</text:p>
          </table:table-cell>
          <table:table-cell office:value-type="float" office:value="110.399230957031" calcext:value-type="float">
            <text:p>110.399230957</text:p>
          </table:table-cell>
          <table:table-cell office:value-type="float" office:value="113.43" calcext:value-type="float">
            <text:p>113.43</text:p>
          </table:table-cell>
          <table:table-cell office:value-type="float" office:value="108.154632568359" calcext:value-type="float">
            <text:p>108.1546325684</text:p>
          </table:table-cell>
          <table:table-cell/>
          <table:table-cell table:formula="of:=[.A686]-[.C686]" office:value-type="float" office:value="0" calcext:value-type="float">
            <text:p>0</text:p>
          </table:table-cell>
          <table:table-cell table:formula="of:=([.A686]-[.B686])^2" office:value-type="float" office:value="9.18556099181775" calcext:value-type="float">
            <text:p>9.1855609918</text:p>
          </table:table-cell>
          <table:table-cell table:formula="of:=([.C686]-[.D686])^2" office:value-type="float" office:value="27.8295015388147" calcext:value-type="float">
            <text:p>27.8295015388</text:p>
          </table:table-cell>
          <table:table-cell table:formula="of:=[.G686]-[.H686]" office:value-type="float" office:value="-18.6439405469969" calcext:value-type="float">
            <text:p>-18.643940547</text:p>
          </table:table-cell>
          <table:table-cell table:formula="of:=([.A686]-(([.B686]+[.D686])/2))^2" office:value-type="float" office:value="17.2479757837091" calcext:value-type="float">
            <text:p>17.2479757837</text:p>
          </table:table-cell>
          <table:table-cell table:formula="of:=([.A686]-99.19)^2" office:value-type="float" office:value="202.7776" calcext:value-type="float">
            <text:p>202.7776</text:p>
          </table:table-cell>
        </table:table-row>
        <table:table-row table:style-name="ro1">
          <table:table-cell office:value-type="float" office:value="113.67" calcext:value-type="float">
            <text:p>113.67</text:p>
          </table:table-cell>
          <table:table-cell office:value-type="float" office:value="110.608772277832" calcext:value-type="float">
            <text:p>110.6087722778</text:p>
          </table:table-cell>
          <table:table-cell office:value-type="float" office:value="113.67" calcext:value-type="float">
            <text:p>113.67</text:p>
          </table:table-cell>
          <table:table-cell office:value-type="float" office:value="108.03377532959" calcext:value-type="float">
            <text:p>108.0337753296</text:p>
          </table:table-cell>
          <table:table-cell/>
          <table:table-cell table:formula="of:=[.A687]-[.C687]" office:value-type="float" office:value="0" calcext:value-type="float">
            <text:p>0</text:p>
          </table:table-cell>
          <table:table-cell table:formula="of:=([.A687]-[.B687])^2" office:value-type="float" office:value="9.3711151669697" calcext:value-type="float">
            <text:p>9.371115167</text:p>
          </table:table-cell>
          <table:table-cell table:formula="of:=([.C687]-[.D687])^2" office:value-type="float" office:value="31.7670285353401" calcext:value-type="float">
            <text:p>31.7670285353</text:p>
          </table:table-cell>
          <table:table-cell table:formula="of:=[.G687]-[.H687]" office:value-type="float" office:value="-22.3959133683704" calcext:value-type="float">
            <text:p>-22.3959133684</text:p>
          </table:table-cell>
          <table:table-cell table:formula="of:=([.A687]-(([.B687]+[.D687])/2))^2" office:value-type="float" office:value="18.9114195302908" calcext:value-type="float">
            <text:p>18.9114195303</text:p>
          </table:table-cell>
          <table:table-cell table:formula="of:=([.A687]-99.19)^2" office:value-type="float" office:value="209.6704" calcext:value-type="float">
            <text:p>209.6704</text:p>
          </table:table-cell>
        </table:table-row>
        <table:table-row table:style-name="ro1">
          <table:table-cell office:value-type="float" office:value="113.74" calcext:value-type="float">
            <text:p>113.74</text:p>
          </table:table-cell>
          <table:table-cell office:value-type="float" office:value="102.95036315918" calcext:value-type="float">
            <text:p>102.9503631592</text:p>
          </table:table-cell>
          <table:table-cell office:value-type="float" office:value="113.74" calcext:value-type="float">
            <text:p>113.74</text:p>
          </table:table-cell>
          <table:table-cell office:value-type="float" office:value="101.732444763184" calcext:value-type="float">
            <text:p>101.7324447632</text:p>
          </table:table-cell>
          <table:table-cell/>
          <table:table-cell table:formula="of:=[.A688]-[.C688]" office:value-type="float" office:value="0" calcext:value-type="float">
            <text:p>0</text:p>
          </table:table-cell>
          <table:table-cell table:formula="of:=([.A688]-[.B688])^2" office:value-type="float" office:value="116.416263156787" calcext:value-type="float">
            <text:p>116.4162631568</text:p>
          </table:table-cell>
          <table:table-cell table:formula="of:=([.C688]-[.D688])^2" office:value-type="float" office:value="144.181382765197" calcext:value-type="float">
            <text:p>144.1813827652</text:p>
          </table:table-cell>
          <table:table-cell table:formula="of:=[.G688]-[.H688]" office:value-type="float" office:value="-27.7651196084102" calcext:value-type="float">
            <text:p>-27.7651196084</text:p>
          </table:table-cell>
          <table:table-cell table:formula="of:=([.A688]-(([.B688]+[.D688])/2))^2" office:value-type="float" office:value="129.927991656165" calcext:value-type="float">
            <text:p>129.9279916562</text:p>
          </table:table-cell>
          <table:table-cell table:formula="of:=([.A688]-99.19)^2" office:value-type="float" office:value="211.7025" calcext:value-type="float">
            <text:p>211.7025</text:p>
          </table:table-cell>
        </table:table-row>
        <table:table-row table:style-name="ro1">
          <table:table-cell office:value-type="float" office:value="113.75" calcext:value-type="float">
            <text:p>113.75</text:p>
          </table:table-cell>
          <table:table-cell office:value-type="float" office:value="116.018287658691" calcext:value-type="float">
            <text:p>116.0182876587</text:p>
          </table:table-cell>
          <table:table-cell office:value-type="float" office:value="113.75" calcext:value-type="float">
            <text:p>113.75</text:p>
          </table:table-cell>
          <table:table-cell office:value-type="float" office:value="108.833595275879" calcext:value-type="float">
            <text:p>108.8335952759</text:p>
          </table:table-cell>
          <table:table-cell/>
          <table:table-cell table:formula="of:=[.A689]-[.C689]" office:value-type="float" office:value="0" calcext:value-type="float">
            <text:p>0</text:p>
          </table:table-cell>
          <table:table-cell table:formula="of:=([.A689]-[.B689])^2" office:value-type="float" office:value="5.14512890257174" calcext:value-type="float">
            <text:p>5.1451289026</text:p>
          </table:table-cell>
          <table:table-cell table:formula="of:=([.C689]-[.D689])^2" office:value-type="float" office:value="24.1710354113602" calcext:value-type="float">
            <text:p>24.1710354114</text:p>
          </table:table-cell>
          <table:table-cell table:formula="of:=[.G689]-[.H689]" office:value-type="float" office:value="-19.0259065087885" calcext:value-type="float">
            <text:p>-19.0259065088</text:p>
          </table:table-cell>
          <table:table-cell table:formula="of:=([.A689]-(([.B689]+[.D689])/2))^2" office:value-type="float" office:value="1.75313099805499" calcext:value-type="float">
            <text:p>1.7531309981</text:p>
          </table:table-cell>
          <table:table-cell table:formula="of:=([.A689]-99.19)^2" office:value-type="float" office:value="211.9936" calcext:value-type="float">
            <text:p>211.9936</text:p>
          </table:table-cell>
        </table:table-row>
        <table:table-row table:style-name="ro1">
          <table:table-cell office:value-type="float" office:value="113.75" calcext:value-type="float">
            <text:p>113.75</text:p>
          </table:table-cell>
          <table:table-cell office:value-type="float" office:value="114.640823364258" calcext:value-type="float">
            <text:p>114.6408233643</text:p>
          </table:table-cell>
          <table:table-cell office:value-type="float" office:value="113.75" calcext:value-type="float">
            <text:p>113.75</text:p>
          </table:table-cell>
          <table:table-cell office:value-type="float" office:value="115.057136535645" calcext:value-type="float">
            <text:p>115.0571365356</text:p>
          </table:table-cell>
          <table:table-cell/>
          <table:table-cell table:formula="of:=[.A690]-[.C690]" office:value-type="float" office:value="0" calcext:value-type="float">
            <text:p>0</text:p>
          </table:table-cell>
          <table:table-cell table:formula="of:=([.A690]-[.B690])^2" office:value-type="float" office:value="0.793566266307607" calcext:value-type="float">
            <text:p>0.7935662663</text:p>
          </table:table-cell>
          <table:table-cell table:formula="of:=([.C690]-[.D690])^2" office:value-type="float" office:value="1.70860592281679" calcext:value-type="float">
            <text:p>1.7086059228</text:p>
          </table:table-cell>
          <table:table-cell table:formula="of:=[.G690]-[.H690]" office:value-type="float" office:value="-0.91503965650918" calcext:value-type="float">
            <text:p>-0.9150396565</text:p>
          </table:table-cell>
          <table:table-cell table:formula="of:=([.A690]-(([.B690]+[.D690])/2))^2" office:value-type="float" office:value="1.20775693039468" calcext:value-type="float">
            <text:p>1.2077569304</text:p>
          </table:table-cell>
          <table:table-cell table:formula="of:=([.A690]-99.19)^2" office:value-type="float" office:value="211.9936" calcext:value-type="float">
            <text:p>211.9936</text:p>
          </table:table-cell>
        </table:table-row>
        <table:table-row table:style-name="ro1">
          <table:table-cell office:value-type="float" office:value="113.93" calcext:value-type="float">
            <text:p>113.93</text:p>
          </table:table-cell>
          <table:table-cell office:value-type="float" office:value="111.502868652344" calcext:value-type="float">
            <text:p>111.5028686523</text:p>
          </table:table-cell>
          <table:table-cell office:value-type="float" office:value="113.93" calcext:value-type="float">
            <text:p>113.93</text:p>
          </table:table-cell>
          <table:table-cell office:value-type="float" office:value="110.458068847656" calcext:value-type="float">
            <text:p>110.4580688477</text:p>
          </table:table-cell>
          <table:table-cell/>
          <table:table-cell table:formula="of:=[.A691]-[.C691]" office:value-type="float" office:value="0" calcext:value-type="float">
            <text:p>0</text:p>
          </table:table-cell>
          <table:table-cell table:formula="of:=([.A691]-[.B691])^2" office:value-type="float" office:value="5.89096657877568" calcext:value-type="float">
            <text:p>5.8909665788</text:p>
          </table:table-cell>
          <table:table-cell table:formula="of:=([.C691]-[.D691])^2" office:value-type="float" office:value="12.054305926615" calcext:value-type="float">
            <text:p>12.0543059266</text:p>
          </table:table-cell>
          <table:table-cell table:formula="of:=[.G691]-[.H691]" office:value-type="float" office:value="-6.16333934783937" calcext:value-type="float">
            <text:p>-6.1633393478</text:p>
          </table:table-cell>
          <table:table-cell table:formula="of:=([.A691]-(([.B691]+[.D691])/2))^2" office:value-type="float" office:value="8.6997345947266" calcext:value-type="float">
            <text:p>8.6997345947</text:p>
          </table:table-cell>
          <table:table-cell table:formula="of:=([.A691]-99.19)^2" office:value-type="float" office:value="217.2676" calcext:value-type="float">
            <text:p>217.2676</text:p>
          </table:table-cell>
        </table:table-row>
        <table:table-row table:style-name="ro1">
          <table:table-cell office:value-type="float" office:value="113.99" calcext:value-type="float">
            <text:p>113.99</text:p>
          </table:table-cell>
          <table:table-cell office:value-type="float" office:value="110.744941711426" calcext:value-type="float">
            <text:p>110.7449417114</text:p>
          </table:table-cell>
          <table:table-cell office:value-type="float" office:value="113.99" calcext:value-type="float">
            <text:p>113.99</text:p>
          </table:table-cell>
          <table:table-cell office:value-type="float" office:value="108.131439208984" calcext:value-type="float">
            <text:p>108.131439209</text:p>
          </table:table-cell>
          <table:table-cell/>
          <table:table-cell table:formula="of:=[.A692]-[.C692]" office:value-type="float" office:value="0" calcext:value-type="float">
            <text:p>0</text:p>
          </table:table-cell>
          <table:table-cell table:formula="of:=([.A692]-[.B692])^2" office:value-type="float" office:value="10.5304032962442" calcext:value-type="float">
            <text:p>10.5304032962</text:p>
          </table:table-cell>
          <table:table-cell table:formula="of:=([.C692]-[.D692])^2" office:value-type="float" office:value="34.3227345420256" calcext:value-type="float">
            <text:p>34.322734542</text:p>
          </table:table-cell>
          <table:table-cell table:formula="of:=[.G692]-[.H692]" office:value-type="float" office:value="-23.7923312457814" calcext:value-type="float">
            <text:p>-23.7923312458</text:p>
          </table:table-cell>
          <table:table-cell table:formula="of:=([.A692]-(([.B692]+[.D692])/2))^2" office:value-type="float" office:value="20.718970086568" calcext:value-type="float">
            <text:p>20.7189700866</text:p>
          </table:table-cell>
          <table:table-cell table:formula="of:=([.A692]-99.19)^2" office:value-type="float" office:value="219.04" calcext:value-type="float">
            <text:p>219.04</text:p>
          </table:table-cell>
        </table:table-row>
        <table:table-row table:style-name="ro1">
          <table:table-cell office:value-type="float" office:value="114.01" calcext:value-type="float">
            <text:p>114.01</text:p>
          </table:table-cell>
          <table:table-cell office:value-type="float" office:value="110.248435974121" calcext:value-type="float">
            <text:p>110.2484359741</text:p>
          </table:table-cell>
          <table:table-cell office:value-type="float" office:value="114.01" calcext:value-type="float">
            <text:p>114.01</text:p>
          </table:table-cell>
          <table:table-cell office:value-type="float" office:value="107.923774719238" calcext:value-type="float">
            <text:p>107.9237747192</text:p>
          </table:table-cell>
          <table:table-cell/>
          <table:table-cell table:formula="of:=[.A693]-[.C693]" office:value-type="float" office:value="0" calcext:value-type="float">
            <text:p>0</text:p>
          </table:table-cell>
          <table:table-cell table:formula="of:=([.A693]-[.B693])^2" office:value-type="float" office:value="14.1493639207864" calcext:value-type="float">
            <text:p>14.1493639208</text:p>
          </table:table-cell>
          <table:table-cell table:formula="of:=([.C693]-[.D693])^2" office:value-type="float" office:value="37.0421381681831" calcext:value-type="float">
            <text:p>37.0421381682</text:p>
          </table:table-cell>
          <table:table-cell table:formula="of:=[.G693]-[.H693]" office:value-type="float" office:value="-22.8927742473968" calcext:value-type="float">
            <text:p>-22.8927742474</text:p>
          </table:table-cell>
          <table:table-cell table:formula="of:=([.A693]-(([.B693]+[.D693])/2))^2" office:value-type="float" office:value="24.2447385569964" calcext:value-type="float">
            <text:p>24.244738557</text:p>
          </table:table-cell>
          <table:table-cell table:formula="of:=([.A693]-99.19)^2" office:value-type="float" office:value="219.6324" calcext:value-type="float">
            <text:p>219.6324</text:p>
          </table:table-cell>
        </table:table-row>
        <table:table-row table:style-name="ro1">
          <table:table-cell office:value-type="float" office:value="114.16" calcext:value-type="float">
            <text:p>114.16</text:p>
          </table:table-cell>
          <table:table-cell office:value-type="float" office:value="99.3119354248047" calcext:value-type="float">
            <text:p>99.3119354248</text:p>
          </table:table-cell>
          <table:table-cell office:value-type="float" office:value="114.16" calcext:value-type="float">
            <text:p>114.16</text:p>
          </table:table-cell>
          <table:table-cell office:value-type="float" office:value="99.0318222045898" calcext:value-type="float">
            <text:p>99.0318222046</text:p>
          </table:table-cell>
          <table:table-cell/>
          <table:table-cell table:formula="of:=[.A694]-[.C694]" office:value-type="float" office:value="0" calcext:value-type="float">
            <text:p>0</text:p>
          </table:table-cell>
          <table:table-cell table:formula="of:=([.A694]-[.B694])^2" office:value-type="float" office:value="220.46502162917" calcext:value-type="float">
            <text:p>220.4650216292</text:p>
          </table:table-cell>
          <table:table-cell table:formula="of:=([.C694]-[.D694])^2" office:value-type="float" office:value="228.861763409541" calcext:value-type="float">
            <text:p>228.8617634095</text:p>
          </table:table-cell>
          <table:table-cell table:formula="of:=[.G694]-[.H694]" office:value-type="float" office:value="-8.39674178037095" calcext:value-type="float">
            <text:p>-8.3967417804</text:p>
          </table:table-cell>
          <table:table-cell table:formula="of:=([.A694]-(([.B694]+[.D694])/2))^2" office:value-type="float" office:value="224.643776665321" calcext:value-type="float">
            <text:p>224.6437766653</text:p>
          </table:table-cell>
          <table:table-cell table:formula="of:=([.A694]-99.19)^2" office:value-type="float" office:value="224.1009" calcext:value-type="float">
            <text:p>224.1009</text:p>
          </table:table-cell>
        </table:table-row>
        <table:table-row table:style-name="ro1">
          <table:table-cell office:value-type="float" office:value="114.29" calcext:value-type="float">
            <text:p>114.29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14.29" calcext:value-type="float">
            <text:p>114.29</text:p>
          </table:table-cell>
          <table:table-cell office:value-type="float" office:value="110.182815551758" calcext:value-type="float">
            <text:p>110.1828155518</text:p>
          </table:table-cell>
          <table:table-cell/>
          <table:table-cell table:formula="of:=[.A695]-[.C695]" office:value-type="float" office:value="0" calcext:value-type="float">
            <text:p>0</text:p>
          </table:table-cell>
          <table:table-cell table:formula="of:=([.A695]-[.B695])^2" office:value-type="float" office:value="13.4985760390209" calcext:value-type="float">
            <text:p>13.498576039</text:p>
          </table:table-cell>
          <table:table-cell table:formula="of:=([.C695]-[.D695])^2" office:value-type="float" office:value="16.8689640918825" calcext:value-type="float">
            <text:p>16.8689640919</text:p>
          </table:table-cell>
          <table:table-cell table:formula="of:=[.G695]-[.H695]" office:value-type="float" office:value="-3.37038805286168" calcext:value-type="float">
            <text:p>-3.3703880529</text:p>
          </table:table-cell>
          <table:table-cell table:formula="of:=([.A695]-(([.B695]+[.D695])/2))^2" office:value-type="float" office:value="15.1368667174914" calcext:value-type="float">
            <text:p>15.1368667175</text:p>
          </table:table-cell>
          <table:table-cell table:formula="of:=([.A695]-99.19)^2" office:value-type="float" office:value="228.01" calcext:value-type="float">
            <text:p>228.01</text:p>
          </table:table-cell>
        </table:table-row>
        <table:table-row table:style-name="ro1">
          <table:table-cell office:value-type="float" office:value="114.33" calcext:value-type="float">
            <text:p>114.33</text:p>
          </table:table-cell>
          <table:table-cell office:value-type="float" office:value="110.61595916748" calcext:value-type="float">
            <text:p>110.6159591675</text:p>
          </table:table-cell>
          <table:table-cell office:value-type="float" office:value="114.33" calcext:value-type="float">
            <text:p>114.33</text:p>
          </table:table-cell>
          <table:table-cell office:value-type="float" office:value="113.69165802002" calcext:value-type="float">
            <text:p>113.69165802</text:p>
          </table:table-cell>
          <table:table-cell/>
          <table:table-cell table:formula="of:=[.A696]-[.C696]" office:value-type="float" office:value="0" calcext:value-type="float">
            <text:p>0</text:p>
          </table:table-cell>
          <table:table-cell table:formula="of:=([.A696]-[.B696])^2" office:value-type="float" office:value="13.7940993056224" calcext:value-type="float">
            <text:p>13.7940993056</text:p>
          </table:table-cell>
          <table:table-cell table:formula="of:=([.C696]-[.D696])^2" office:value-type="float" office:value="0.407480483405383" calcext:value-type="float">
            <text:p>0.4074804834</text:p>
          </table:table-cell>
          <table:table-cell table:formula="of:=[.G696]-[.H696]" office:value-type="float" office:value="13.386618822217" calcext:value-type="float">
            <text:p>13.3866188222</text:p>
          </table:table-cell>
          <table:table-cell table:formula="of:=([.A696]-(([.B696]+[.D696])/2))^2" office:value-type="float" office:value="4.73580903663635" calcext:value-type="float">
            <text:p>4.7358090366</text:p>
          </table:table-cell>
          <table:table-cell table:formula="of:=([.A696]-99.19)^2" office:value-type="float" office:value="229.2196" calcext:value-type="float">
            <text:p>229.2196</text:p>
          </table:table-cell>
        </table:table-row>
        <table:table-row table:style-name="ro1">
          <table:table-cell office:value-type="float" office:value="114.35" calcext:value-type="float">
            <text:p>114.35</text:p>
          </table:table-cell>
          <table:table-cell office:value-type="float" office:value="110.017578125" calcext:value-type="float">
            <text:p>110.017578125</text:p>
          </table:table-cell>
          <table:table-cell office:value-type="float" office:value="114.35" calcext:value-type="float">
            <text:p>114.35</text:p>
          </table:table-cell>
          <table:table-cell office:value-type="float" office:value="103.453910827637" calcext:value-type="float">
            <text:p>103.4539108276</text:p>
          </table:table-cell>
          <table:table-cell/>
          <table:table-cell table:formula="of:=[.A697]-[.C697]" office:value-type="float" office:value="0" calcext:value-type="float">
            <text:p>0</text:p>
          </table:table-cell>
          <table:table-cell table:formula="of:=([.A697]-[.B697])^2" office:value-type="float" office:value="18.7698793029785" calcext:value-type="float">
            <text:p>18.769879303</text:p>
          </table:table-cell>
          <table:table-cell table:formula="of:=([.C697]-[.D697])^2" office:value-type="float" office:value="118.724759252092" calcext:value-type="float">
            <text:p>118.7247592521</text:p>
          </table:table-cell>
          <table:table-cell table:formula="of:=[.G697]-[.H697]" office:value-type="float" office:value="-99.9548799491138" calcext:value-type="float">
            <text:p>-99.9548799491</text:p>
          </table:table-cell>
          <table:table-cell table:formula="of:=([.A697]-(([.B697]+[.D697])/2))^2" office:value-type="float" office:value="57.9768871799163" calcext:value-type="float">
            <text:p>57.9768871799</text:p>
          </table:table-cell>
          <table:table-cell table:formula="of:=([.A697]-99.19)^2" office:value-type="float" office:value="229.8256" calcext:value-type="float">
            <text:p>229.8256</text:p>
          </table:table-cell>
        </table:table-row>
        <table:table-row table:style-name="ro1">
          <table:table-cell office:value-type="float" office:value="114.44" calcext:value-type="float">
            <text:p>114.44</text:p>
          </table:table-cell>
          <table:table-cell office:value-type="float" office:value="102.722778320313" calcext:value-type="float">
            <text:p>102.7227783203</text:p>
          </table:table-cell>
          <table:table-cell office:value-type="float" office:value="114.44" calcext:value-type="float">
            <text:p>114.44</text:p>
          </table:table-cell>
          <table:table-cell office:value-type="float" office:value="103.533348083496" calcext:value-type="float">
            <text:p>103.5333480835</text:p>
          </table:table-cell>
          <table:table-cell/>
          <table:table-cell table:formula="of:=[.A698]-[.C698]" office:value-type="float" office:value="0" calcext:value-type="float">
            <text:p>0</text:p>
          </table:table-cell>
          <table:table-cell table:formula="of:=([.A698]-[.B698])^2" office:value-type="float" office:value="137.293283890939" calcext:value-type="float">
            <text:p>137.2932838909</text:p>
          </table:table-cell>
          <table:table-cell table:formula="of:=([.C698]-[.D698])^2" office:value-type="float" office:value="118.955056027778" calcext:value-type="float">
            <text:p>118.9550560278</text:p>
          </table:table-cell>
          <table:table-cell table:formula="of:=[.G698]-[.H698]" office:value-type="float" office:value="18.3382278631604" calcext:value-type="float">
            <text:p>18.3382278632</text:p>
          </table:table-cell>
          <table:table-cell table:formula="of:=([.A698]-(([.B698]+[.D698])/2))^2" office:value-type="float" office:value="127.959914124112" calcext:value-type="float">
            <text:p>127.9599141241</text:p>
          </table:table-cell>
          <table:table-cell table:formula="of:=([.A698]-99.19)^2" office:value-type="float" office:value="232.5625" calcext:value-type="float">
            <text:p>232.5625</text:p>
          </table:table-cell>
        </table:table-row>
        <table:table-row table:style-name="ro1">
          <table:table-cell office:value-type="float" office:value="114.58" calcext:value-type="float">
            <text:p>114.58</text:p>
          </table:table-cell>
          <table:table-cell office:value-type="float" office:value="109.310104370117" calcext:value-type="float">
            <text:p>109.3101043701</text:p>
          </table:table-cell>
          <table:table-cell office:value-type="float" office:value="114.58" calcext:value-type="float">
            <text:p>114.58</text:p>
          </table:table-cell>
          <table:table-cell office:value-type="float" office:value="108.317428588867" calcext:value-type="float">
            <text:p>108.3174285889</text:p>
          </table:table-cell>
          <table:table-cell/>
          <table:table-cell table:formula="of:=[.A699]-[.C699]" office:value-type="float" office:value="0" calcext:value-type="float">
            <text:p>0</text:p>
          </table:table-cell>
          <table:table-cell table:formula="of:=([.A699]-[.B699])^2" office:value-type="float" office:value="27.7717999498579" calcext:value-type="float">
            <text:p>27.7717999499</text:p>
          </table:table-cell>
          <table:table-cell table:formula="of:=([.C699]-[.D699])^2" office:value-type="float" office:value="39.219800679538" calcext:value-type="float">
            <text:p>39.2198006795</text:p>
          </table:table-cell>
          <table:table-cell table:formula="of:=[.G699]-[.H699]" office:value-type="float" office:value="-11.4480007296801" calcext:value-type="float">
            <text:p>-11.4480007297</text:p>
          </table:table-cell>
          <table:table-cell table:formula="of:=([.A699]-(([.B699]+[.D699])/2))^2" office:value-type="float" office:value="33.2494490130279" calcext:value-type="float">
            <text:p>33.249449013</text:p>
          </table:table-cell>
          <table:table-cell table:formula="of:=([.A699]-99.19)^2" office:value-type="float" office:value="236.8521" calcext:value-type="float">
            <text:p>236.8521</text:p>
          </table:table-cell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93.8453369140625" calcext:value-type="float">
            <text:p>93.8453369141</text:p>
          </table:table-cell>
          <table:table-cell office:value-type="float" office:value="114.6" calcext:value-type="float">
            <text:p>114.6</text:p>
          </table:table-cell>
          <table:table-cell office:value-type="float" office:value="96.52587890625" calcext:value-type="float">
            <text:p>96.5258789063</text:p>
          </table:table-cell>
          <table:table-cell/>
          <table:table-cell table:formula="of:=[.A700]-[.C700]" office:value-type="float" office:value="0" calcext:value-type="float">
            <text:p>0</text:p>
          </table:table-cell>
          <table:table-cell table:formula="of:=([.A700]-[.B700])^2" office:value-type="float" office:value="430.756039810777" calcext:value-type="float">
            <text:p>430.7560398108</text:p>
          </table:table-cell>
          <table:table-cell table:formula="of:=([.C700]-[.D700])^2" office:value-type="float" office:value="326.673853311538" calcext:value-type="float">
            <text:p>326.6738533115</text:p>
          </table:table-cell>
          <table:table-cell table:formula="of:=[.G700]-[.H700]" office:value-type="float" office:value="104.082186499238" calcext:value-type="float">
            <text:p>104.0821864992</text:p>
          </table:table-cell>
          <table:table-cell table:formula="of:=([.A700]-(([.B700]+[.D700])/2))^2" office:value-type="float" office:value="376.918620218187" calcext:value-type="float">
            <text:p>376.9186202182</text:p>
          </table:table-cell>
          <table:table-cell table:formula="of:=([.A700]-99.19)^2" office:value-type="float" office:value="237.4681" calcext:value-type="float">
            <text:p>237.4681</text:p>
          </table:table-cell>
        </table:table-row>
        <table:table-row table:style-name="ro1">
          <table:table-cell office:value-type="float" office:value="114.61" calcext:value-type="float">
            <text:p>114.61</text:p>
          </table:table-cell>
          <table:table-cell office:value-type="float" office:value="110.443290710449" calcext:value-type="float">
            <text:p>110.4432907105</text:p>
          </table:table-cell>
          <table:table-cell office:value-type="float" office:value="114.61" calcext:value-type="float">
            <text:p>114.61</text:p>
          </table:table-cell>
          <table:table-cell office:value-type="float" office:value="104.695556640625" calcext:value-type="float">
            <text:p>104.6955566406</text:p>
          </table:table-cell>
          <table:table-cell/>
          <table:table-cell table:formula="of:=[.A701]-[.C701]" office:value-type="float" office:value="0" calcext:value-type="float">
            <text:p>0</text:p>
          </table:table-cell>
          <table:table-cell table:formula="of:=([.A701]-[.B701])^2" office:value-type="float" office:value="17.3614663036288" calcext:value-type="float">
            <text:p>17.3614663036</text:p>
          </table:table-cell>
          <table:table-cell table:formula="of:=([.C701]-[.D701])^2" office:value-type="float" office:value="98.296187126255" calcext:value-type="float">
            <text:p>98.2961871263</text:p>
          </table:table-cell>
          <table:table-cell table:formula="of:=[.G701]-[.H701]" office:value-type="float" office:value="-80.9347208226263" calcext:value-type="float">
            <text:p>-80.9347208226</text:p>
          </table:table-cell>
          <table:table-cell table:formula="of:=([.A701]-(([.B701]+[.D701])/2))^2" office:value-type="float" office:value="49.5697149805874" calcext:value-type="float">
            <text:p>49.5697149806</text:p>
          </table:table-cell>
          <table:table-cell table:formula="of:=([.A701]-99.19)^2" office:value-type="float" office:value="237.7764" calcext:value-type="float">
            <text:p>237.7764</text:p>
          </table:table-cell>
        </table:table-row>
        <table:table-row table:style-name="ro1">
          <table:table-cell office:value-type="float" office:value="114.63" calcext:value-type="float">
            <text:p>114.63</text:p>
          </table:table-cell>
          <table:table-cell office:value-type="float" office:value="110.457176208496" calcext:value-type="float">
            <text:p>110.4571762085</text:p>
          </table:table-cell>
          <table:table-cell office:value-type="float" office:value="114.63" calcext:value-type="float">
            <text:p>114.63</text:p>
          </table:table-cell>
          <table:table-cell office:value-type="float" office:value="107.618949890137" calcext:value-type="float">
            <text:p>107.6189498901</text:p>
          </table:table-cell>
          <table:table-cell/>
          <table:table-cell table:formula="of:=[.A702]-[.C702]" office:value-type="float" office:value="0" calcext:value-type="float">
            <text:p>0</text:p>
          </table:table-cell>
          <table:table-cell table:formula="of:=([.A702]-[.B702])^2" office:value-type="float" office:value="17.412458394941" calcext:value-type="float">
            <text:p>17.4124583949</text:p>
          </table:table-cell>
          <table:table-cell table:formula="of:=([.C702]-[.D702])^2" office:value-type="float" office:value="49.1548236430139" calcext:value-type="float">
            <text:p>49.154823643</text:p>
          </table:table-cell>
          <table:table-cell table:formula="of:=[.G702]-[.H702]" office:value-type="float" office:value="-31.7423652480729" calcext:value-type="float">
            <text:p>-31.7423652481</text:p>
          </table:table-cell>
          <table:table-cell table:formula="of:=([.A702]-(([.B702]+[.D702])/2))^2" office:value-type="float" office:value="31.2697588604205" calcext:value-type="float">
            <text:p>31.2697588604</text:p>
          </table:table-cell>
          <table:table-cell table:formula="of:=([.A702]-99.19)^2" office:value-type="float" office:value="238.3936" calcext:value-type="float">
            <text:p>238.3936</text:p>
          </table:table-cell>
        </table:table-row>
        <table:table-row table:style-name="ro1">
          <table:table-cell office:value-type="float" office:value="114.88" calcext:value-type="float">
            <text:p>114.88</text:p>
          </table:table-cell>
          <table:table-cell office:value-type="float" office:value="110.544555664063" calcext:value-type="float">
            <text:p>110.5445556641</text:p>
          </table:table-cell>
          <table:table-cell office:value-type="float" office:value="114.88" calcext:value-type="float">
            <text:p>114.88</text:p>
          </table:table-cell>
          <table:table-cell office:value-type="float" office:value="109.331878662109" calcext:value-type="float">
            <text:p>109.3318786621</text:p>
          </table:table-cell>
          <table:table-cell/>
          <table:table-cell table:formula="of:=[.A703]-[.C703]" office:value-type="float" office:value="0" calcext:value-type="float">
            <text:p>0</text:p>
          </table:table-cell>
          <table:table-cell table:formula="of:=([.A703]-[.B703])^2" office:value-type="float" office:value="18.7960775900125" calcext:value-type="float">
            <text:p>18.79607759</text:p>
          </table:table-cell>
          <table:table-cell table:formula="of:=([.C703]-[.D703])^2" office:value-type="float" office:value="30.7816503799572" calcext:value-type="float">
            <text:p>30.78165038</text:p>
          </table:table-cell>
          <table:table-cell table:formula="of:=[.G703]-[.H703]" office:value-type="float" office:value="-11.9855727899447" calcext:value-type="float">
            <text:p>-11.9855727899</text:p>
          </table:table-cell>
          <table:table-cell table:formula="of:=([.A703]-(([.B703]+[.D703])/2))^2" office:value-type="float" office:value="24.4212176072184" calcext:value-type="float">
            <text:p>24.4212176072</text:p>
          </table:table-cell>
          <table:table-cell table:formula="of:=([.A703]-99.19)^2" office:value-type="float" office:value="246.1761" calcext:value-type="float">
            <text:p>246.1761</text:p>
          </table:table-cell>
        </table:table-row>
        <table:table-row table:style-name="ro1">
          <table:table-cell office:value-type="float" office:value="114.91" calcext:value-type="float">
            <text:p>114.91</text:p>
          </table:table-cell>
          <table:table-cell office:value-type="float" office:value="110.835830688477" calcext:value-type="float">
            <text:p>110.8358306885</text:p>
          </table:table-cell>
          <table:table-cell office:value-type="float" office:value="114.91" calcext:value-type="float">
            <text:p>114.91</text:p>
          </table:table-cell>
          <table:table-cell office:value-type="float" office:value="106.586463928223" calcext:value-type="float">
            <text:p>106.5864639282</text:p>
          </table:table-cell>
          <table:table-cell/>
          <table:table-cell table:formula="of:=[.A704]-[.C704]" office:value-type="float" office:value="0" calcext:value-type="float">
            <text:p>0</text:p>
          </table:table-cell>
          <table:table-cell table:formula="of:=([.A704]-[.B704])^2" office:value-type="float" office:value="16.5988555789593" calcext:value-type="float">
            <text:p>16.598855579</text:p>
          </table:table-cell>
          <table:table-cell table:formula="of:=([.C704]-[.D704])^2" office:value-type="float" office:value="69.2812527381786" calcext:value-type="float">
            <text:p>69.2812527382</text:p>
          </table:table-cell>
          <table:table-cell table:formula="of:=[.G704]-[.H704]" office:value-type="float" office:value="-52.6823971592192" calcext:value-type="float">
            <text:p>-52.6823971592</text:p>
          </table:table-cell>
          <table:table-cell table:formula="of:=([.A704]-(([.B704]+[.D704])/2))^2" office:value-type="float" office:value="38.4257746927812" calcext:value-type="float">
            <text:p>38.4257746928</text:p>
          </table:table-cell>
          <table:table-cell table:formula="of:=([.A704]-99.19)^2" office:value-type="float" office:value="247.1184" calcext:value-type="float">
            <text:p>247.1184</text:p>
          </table:table-cell>
        </table:table-row>
        <table:table-row table:style-name="ro1">
          <table:table-cell office:value-type="float" office:value="114.91" calcext:value-type="float">
            <text:p>114.91</text:p>
          </table:table-cell>
          <table:table-cell office:value-type="float" office:value="111.358795166016" calcext:value-type="float">
            <text:p>111.358795166</text:p>
          </table:table-cell>
          <table:table-cell office:value-type="float" office:value="114.91" calcext:value-type="float">
            <text:p>114.91</text:p>
          </table:table-cell>
          <table:table-cell office:value-type="float" office:value="110.670875549316" calcext:value-type="float">
            <text:p>110.6708755493</text:p>
          </table:table-cell>
          <table:table-cell/>
          <table:table-cell table:formula="of:=[.A705]-[.C705]" office:value-type="float" office:value="0" calcext:value-type="float">
            <text:p>0</text:p>
          </table:table-cell>
          <table:table-cell table:formula="of:=([.A705]-[.B705])^2" office:value-type="float" office:value="12.611055772914" calcext:value-type="float">
            <text:p>12.6110557729</text:p>
          </table:table-cell>
          <table:table-cell table:formula="of:=([.C705]-[.D705])^2" office:value-type="float" office:value="17.9701761083835" calcext:value-type="float">
            <text:p>17.9701761084</text:p>
          </table:table-cell>
          <table:table-cell table:formula="of:=[.G705]-[.H705]" office:value-type="float" office:value="-5.35912033546948" calcext:value-type="float">
            <text:p>-5.3591203355</text:p>
          </table:table-cell>
          <table:table-cell table:formula="of:=([.A705]-(([.B705]+[.D705])/2))^2" office:value-type="float" office:value="15.1723075908888" calcext:value-type="float">
            <text:p>15.1723075909</text:p>
          </table:table-cell>
          <table:table-cell table:formula="of:=([.A705]-99.19)^2" office:value-type="float" office:value="247.1184" calcext:value-type="float">
            <text:p>247.1184</text:p>
          </table:table-cell>
        </table:table-row>
        <table:table-row table:style-name="ro1">
          <table:table-cell office:value-type="float" office:value="114.92" calcext:value-type="float">
            <text:p>114.92</text:p>
          </table:table-cell>
          <table:table-cell office:value-type="float" office:value="110.568466186523" calcext:value-type="float">
            <text:p>110.5684661865</text:p>
          </table:table-cell>
          <table:table-cell office:value-type="float" office:value="114.92" calcext:value-type="float">
            <text:p>114.92</text:p>
          </table:table-cell>
          <table:table-cell office:value-type="float" office:value="109.800277709961" calcext:value-type="float">
            <text:p>109.80027771</text:p>
          </table:table-cell>
          <table:table-cell/>
          <table:table-cell table:formula="of:=[.A706]-[.C706]" office:value-type="float" office:value="0" calcext:value-type="float">
            <text:p>0</text:p>
          </table:table-cell>
          <table:table-cell table:formula="of:=([.A706]-[.B706])^2" office:value-type="float" office:value="18.9358465298299" calcext:value-type="float">
            <text:p>18.9358465298</text:p>
          </table:table-cell>
          <table:table-cell table:formula="of:=([.C706]-[.D706])^2" office:value-type="float" office:value="26.2115563271228" calcext:value-type="float">
            <text:p>26.2115563271</text:p>
          </table:table-cell>
          <table:table-cell table:formula="of:=[.G706]-[.H706]" office:value-type="float" office:value="-7.27570979729295" calcext:value-type="float">
            <text:p>-7.2757097973</text:p>
          </table:table-cell>
          <table:table-cell table:formula="of:=([.A706]-(([.B706]+[.D706])/2))^2" office:value-type="float" office:value="22.4261730445955" calcext:value-type="float">
            <text:p>22.4261730446</text:p>
          </table:table-cell>
          <table:table-cell table:formula="of:=([.A706]-99.19)^2" office:value-type="float" office:value="247.4329" calcext:value-type="float">
            <text:p>247.4329</text:p>
          </table:table-cell>
        </table:table-row>
        <table:table-row table:style-name="ro1">
          <table:table-cell office:value-type="float" office:value="115.07" calcext:value-type="float">
            <text:p>115.07</text:p>
          </table:table-cell>
          <table:table-cell office:value-type="float" office:value="95.0762939453125" calcext:value-type="float">
            <text:p>95.0762939453</text:p>
          </table:table-cell>
          <table:table-cell office:value-type="float" office:value="115.07" calcext:value-type="float">
            <text:p>115.07</text:p>
          </table:table-cell>
          <table:table-cell office:value-type="float" office:value="95.243408203125" calcext:value-type="float">
            <text:p>95.2434082031</text:p>
          </table:table-cell>
          <table:table-cell/>
          <table:table-cell table:formula="of:=[.A707]-[.C707]" office:value-type="float" office:value="0" calcext:value-type="float">
            <text:p>0</text:p>
          </table:table-cell>
          <table:table-cell table:formula="of:=([.A707]-[.B707])^2" office:value-type="float" office:value="399.748281801247" calcext:value-type="float">
            <text:p>399.7482818012</text:p>
          </table:table-cell>
          <table:table-cell table:formula="of:=([.C707]-[.D707])^2" office:value-type="float" office:value="393.093742279911" calcext:value-type="float">
            <text:p>393.0937422799</text:p>
          </table:table-cell>
          <table:table-cell table:formula="of:=[.G707]-[.H707]" office:value-type="float" office:value="6.65453952133657" calcext:value-type="float">
            <text:p>6.6545395213</text:p>
          </table:table-cell>
          <table:table-cell table:formula="of:=([.A707]-(([.B707]+[.D707])/2))^2" office:value-type="float" office:value="396.414030246788" calcext:value-type="float">
            <text:p>396.4140302468</text:p>
          </table:table-cell>
          <table:table-cell table:formula="of:=([.A707]-99.19)^2" office:value-type="float" office:value="252.1744" calcext:value-type="float">
            <text:p>252.1744</text:p>
          </table:table-cell>
        </table:table-row>
        <table:table-row table:style-name="ro1">
          <table:table-cell office:value-type="float" office:value="115.14" calcext:value-type="float">
            <text:p>115.14</text:p>
          </table:table-cell>
          <table:table-cell office:value-type="float" office:value="109.230003356934" calcext:value-type="float">
            <text:p>109.2300033569</text:p>
          </table:table-cell>
          <table:table-cell office:value-type="float" office:value="115.14" calcext:value-type="float">
            <text:p>115.14</text:p>
          </table:table-cell>
          <table:table-cell office:value-type="float" office:value="108.266868591309" calcext:value-type="float">
            <text:p>108.2668685913</text:p>
          </table:table-cell>
          <table:table-cell/>
          <table:table-cell table:formula="of:=[.A708]-[.C708]" office:value-type="float" office:value="0" calcext:value-type="float">
            <text:p>0</text:p>
          </table:table-cell>
          <table:table-cell table:formula="of:=([.A708]-[.B708])^2" office:value-type="float" office:value="34.9280603210562" calcext:value-type="float">
            <text:p>34.9280603211</text:p>
          </table:table-cell>
          <table:table-cell table:formula="of:=([.C708]-[.D708])^2" office:value-type="float" office:value="47.2399353611403" calcext:value-type="float">
            <text:p>47.2399353611</text:p>
          </table:table-cell>
          <table:table-cell table:formula="of:=[.G708]-[.H708]" office:value-type="float" office:value="-12.3118750400841" calcext:value-type="float">
            <text:p>-12.3118750401</text:p>
          </table:table-cell>
          <table:table-cell table:formula="of:=([.A708]-(([.B708]+[.D708])/2))^2" office:value-type="float" office:value="40.8520906969094" calcext:value-type="float">
            <text:p>40.8520906969</text:p>
          </table:table-cell>
          <table:table-cell table:formula="of:=([.A708]-99.19)^2" office:value-type="float" office:value="254.4025" calcext:value-type="float">
            <text:p>254.4025</text:p>
          </table:table-cell>
        </table:table-row>
        <table:table-row table:style-name="ro1">
          <table:table-cell office:value-type="float" office:value="115.15" calcext:value-type="float">
            <text:p>115.15</text:p>
          </table:table-cell>
          <table:table-cell office:value-type="float" office:value="91.5084686279297" calcext:value-type="float">
            <text:p>91.5084686279</text:p>
          </table:table-cell>
          <table:table-cell office:value-type="float" office:value="115.15" calcext:value-type="float">
            <text:p>115.15</text:p>
          </table:table-cell>
          <table:table-cell office:value-type="float" office:value="91.1620941162109" calcext:value-type="float">
            <text:p>91.1620941162</text:p>
          </table:table-cell>
          <table:table-cell/>
          <table:table-cell table:formula="of:=[.A709]-[.C709]" office:value-type="float" office:value="0" calcext:value-type="float">
            <text:p>0</text:p>
          </table:table-cell>
          <table:table-cell table:formula="of:=([.A709]-[.B709])^2" office:value-type="float" office:value="558.922005616585" calcext:value-type="float">
            <text:p>558.9220056166</text:p>
          </table:table-cell>
          <table:table-cell table:formula="of:=([.C709]-[.D709])^2" office:value-type="float" office:value="575.419628689522" calcext:value-type="float">
            <text:p>575.4196286895</text:p>
          </table:table-cell>
          <table:table-cell table:formula="of:=[.G709]-[.H709]" office:value-type="float" office:value="-16.4976230729371" calcext:value-type="float">
            <text:p>-16.4976230729</text:p>
          </table:table-cell>
          <table:table-cell table:formula="of:=([.A709]-(([.B709]+[.D709])/2))^2" office:value-type="float" office:value="567.140823327462" calcext:value-type="float">
            <text:p>567.1408233275</text:p>
          </table:table-cell>
          <table:table-cell table:formula="of:=([.A709]-99.19)^2" office:value-type="float" office:value="254.7216" calcext:value-type="float">
            <text:p>254.7216</text:p>
          </table:table-cell>
        </table:table-row>
        <table:table-row table:style-name="ro1">
          <table:table-cell office:value-type="float" office:value="115.155" calcext:value-type="float">
            <text:p>115.155</text:p>
          </table:table-cell>
          <table:table-cell office:value-type="float" office:value="110.647956848145" calcext:value-type="float">
            <text:p>110.6479568481</text:p>
          </table:table-cell>
          <table:table-cell office:value-type="float" office:value="115.155" calcext:value-type="float">
            <text:p>115.155</text:p>
          </table:table-cell>
          <table:table-cell office:value-type="float" office:value="108.209297180176" calcext:value-type="float">
            <text:p>108.2092971802</text:p>
          </table:table-cell>
          <table:table-cell/>
          <table:table-cell table:formula="of:=[.A710]-[.C710]" office:value-type="float" office:value="0" calcext:value-type="float">
            <text:p>0</text:p>
          </table:table-cell>
          <table:table-cell table:formula="of:=([.A710]-[.B710])^2" office:value-type="float" office:value="20.3134379726873" calcext:value-type="float">
            <text:p>20.3134379727</text:p>
          </table:table-cell>
          <table:table-cell table:formula="of:=([.C710]-[.D710])^2" office:value-type="float" office:value="48.2427876613141" calcext:value-type="float">
            <text:p>48.2427876613</text:p>
          </table:table-cell>
          <table:table-cell table:formula="of:=[.G710]-[.H710]" office:value-type="float" office:value="-27.9293496886268" calcext:value-type="float">
            <text:p>-27.9293496886</text:p>
          </table:table-cell>
          <table:table-cell table:formula="of:=([.A710]-(([.B710]+[.D710])/2))^2" office:value-type="float" office:value="32.7913475729563" calcext:value-type="float">
            <text:p>32.791347573</text:p>
          </table:table-cell>
          <table:table-cell table:formula="of:=([.A710]-99.19)^2" office:value-type="float" office:value="254.881225" calcext:value-type="float">
            <text:p>254.881225</text:p>
          </table:table-cell>
        </table:table-row>
        <table:table-row table:style-name="ro1">
          <table:table-cell office:value-type="float" office:value="115.18" calcext:value-type="float">
            <text:p>115.18</text:p>
          </table:table-cell>
          <table:table-cell office:value-type="float" office:value="110.102264404297" calcext:value-type="float">
            <text:p>110.1022644043</text:p>
          </table:table-cell>
          <table:table-cell office:value-type="float" office:value="115.18" calcext:value-type="float">
            <text:p>115.18</text:p>
          </table:table-cell>
          <table:table-cell office:value-type="float" office:value="102.515655517578" calcext:value-type="float">
            <text:p>102.5156555176</text:p>
          </table:table-cell>
          <table:table-cell/>
          <table:table-cell table:formula="of:=[.A711]-[.C711]" office:value-type="float" office:value="0" calcext:value-type="float">
            <text:p>0</text:p>
          </table:table-cell>
          <table:table-cell table:formula="of:=([.A711]-[.B711])^2" office:value-type="float" office:value="25.7833987798706" calcext:value-type="float">
            <text:p>25.7833987799</text:p>
          </table:table-cell>
          <table:table-cell table:formula="of:=([.C711]-[.D711])^2" office:value-type="float" office:value="160.38562116945" calcext:value-type="float">
            <text:p>160.3856211695</text:p>
          </table:table-cell>
          <table:table-cell table:formula="of:=[.G711]-[.H711]" office:value-type="float" office:value="-134.602222389579" calcext:value-type="float">
            <text:p>-134.6022223896</text:p>
          </table:table-cell>
          <table:table-cell table:formula="of:=([.A711]-(([.B711]+[.D711])/2))^2" office:value-type="float" office:value="78.6953513746501" calcext:value-type="float">
            <text:p>78.6953513747</text:p>
          </table:table-cell>
          <table:table-cell table:formula="of:=([.A711]-99.19)^2" office:value-type="float" office:value="255.6801" calcext:value-type="float">
            <text:p>255.6801</text:p>
          </table:table-cell>
        </table:table-row>
        <table:table-row table:style-name="ro1">
          <table:table-cell office:value-type="float" office:value="115.19" calcext:value-type="float">
            <text:p>115.19</text:p>
          </table:table-cell>
          <table:table-cell office:value-type="float" office:value="114.306564331055" calcext:value-type="float">
            <text:p>114.3065643311</text:p>
          </table:table-cell>
          <table:table-cell office:value-type="float" office:value="115.19" calcext:value-type="float">
            <text:p>115.19</text:p>
          </table:table-cell>
          <table:table-cell office:value-type="float" office:value="115.02702331543" calcext:value-type="float">
            <text:p>115.0270233154</text:p>
          </table:table-cell>
          <table:table-cell/>
          <table:table-cell table:formula="of:=[.A712]-[.C712]" office:value-type="float" office:value="0" calcext:value-type="float">
            <text:p>0</text:p>
          </table:table-cell>
          <table:table-cell table:formula="of:=([.A712]-[.B712])^2" office:value-type="float" office:value="0.780458581164848" calcext:value-type="float">
            <text:p>0.7804585812</text:p>
          </table:table-cell>
          <table:table-cell table:formula="of:=([.C712]-[.D712])^2" office:value-type="float" office:value="0.0265613997135304" calcext:value-type="float">
            <text:p>0.0265613997</text:p>
          </table:table-cell>
          <table:table-cell table:formula="of:=[.G712]-[.H712]" office:value-type="float" office:value="0.753897181451317" calcext:value-type="float">
            <text:p>0.7538971815</text:p>
          </table:table-cell>
          <table:table-cell table:formula="of:=([.A712]-(([.B712]+[.D712])/2))^2" office:value-type="float" office:value="0.273744703397525" calcext:value-type="float">
            <text:p>0.2737447034</text:p>
          </table:table-cell>
          <table:table-cell table:formula="of:=([.A712]-99.19)^2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15.24" calcext:value-type="float">
            <text:p>115.24</text:p>
          </table:table-cell>
          <table:table-cell office:value-type="float" office:value="110.760032653809" calcext:value-type="float">
            <text:p>110.7600326538</text:p>
          </table:table-cell>
          <table:table-cell office:value-type="float" office:value="115.24" calcext:value-type="float">
            <text:p>115.24</text:p>
          </table:table-cell>
          <table:table-cell office:value-type="float" office:value="108.56078338623" calcext:value-type="float">
            <text:p>108.5607833862</text:p>
          </table:table-cell>
          <table:table-cell/>
          <table:table-cell table:formula="of:=[.A713]-[.C713]" office:value-type="float" office:value="0" calcext:value-type="float">
            <text:p>0</text:p>
          </table:table-cell>
          <table:table-cell table:formula="of:=([.A713]-[.B713])^2" office:value-type="float" office:value="20.0701074229412" calcext:value-type="float">
            <text:p>20.0701074229</text:p>
          </table:table-cell>
          <table:table-cell table:formula="of:=([.C713]-[.D713])^2" office:value-type="float" office:value="44.6119345736549" calcext:value-type="float">
            <text:p>44.6119345737</text:p>
          </table:table-cell>
          <table:table-cell table:formula="of:=[.G713]-[.H713]" office:value-type="float" office:value="-24.5418271507136" calcext:value-type="float">
            <text:p>-24.5418271507</text:p>
          </table:table-cell>
          <table:table-cell table:formula="of:=([.A713]-(([.B713]+[.D713])/2))^2" office:value-type="float" office:value="31.1318466630623" calcext:value-type="float">
            <text:p>31.1318466631</text:p>
          </table:table-cell>
          <table:table-cell table:formula="of:=([.A713]-99.19)^2" office:value-type="float" office:value="257.6025" calcext:value-type="float">
            <text:p>257.6025</text:p>
          </table:table-cell>
        </table:table-row>
        <table:table-row table:style-name="ro1">
          <table:table-cell office:value-type="float" office:value="115.41" calcext:value-type="float">
            <text:p>115.41</text:p>
          </table:table-cell>
          <table:table-cell office:value-type="float" office:value="109.740463256836" calcext:value-type="float">
            <text:p>109.7404632568</text:p>
          </table:table-cell>
          <table:table-cell office:value-type="float" office:value="115.41" calcext:value-type="float">
            <text:p>115.41</text:p>
          </table:table-cell>
          <table:table-cell office:value-type="float" office:value="108.672477722168" calcext:value-type="float">
            <text:p>108.6724777222</text:p>
          </table:table-cell>
          <table:table-cell/>
          <table:table-cell table:formula="of:=[.A714]-[.C714]" office:value-type="float" office:value="0" calcext:value-type="float">
            <text:p>0</text:p>
          </table:table-cell>
          <table:table-cell table:formula="of:=([.A714]-[.B714])^2" office:value-type="float" office:value="32.1436468820873" calcext:value-type="float">
            <text:p>32.1436468821</text:p>
          </table:table-cell>
          <table:table-cell table:formula="of:=([.C714]-[.D714])^2" office:value-type="float" office:value="45.3942064442829" calcext:value-type="float">
            <text:p>45.3942064443</text:p>
          </table:table-cell>
          <table:table-cell table:formula="of:=[.G714]-[.H714]" office:value-type="float" office:value="-13.2505595621956" calcext:value-type="float">
            <text:p>-13.2505595622</text:p>
          </table:table-cell>
          <table:table-cell table:formula="of:=([.A714]-(([.B714]+[.D714])/2))^2" office:value-type="float" office:value="38.4837783876201" calcext:value-type="float">
            <text:p>38.4837783876</text:p>
          </table:table-cell>
          <table:table-cell table:formula="of:=([.A714]-99.19)^2" office:value-type="float" office:value="263.0884" calcext:value-type="float">
            <text:p>263.0884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110.567611694336" calcext:value-type="float">
            <text:p>110.5676116943</text:p>
          </table:table-cell>
          <table:table-cell office:value-type="float" office:value="115.5" calcext:value-type="float">
            <text:p>115.5</text:p>
          </table:table-cell>
          <table:table-cell office:value-type="float" office:value="105.394737243652" calcext:value-type="float">
            <text:p>105.3947372437</text:p>
          </table:table-cell>
          <table:table-cell/>
          <table:table-cell table:formula="of:=[.A715]-[.C715]" office:value-type="float" office:value="0" calcext:value-type="float">
            <text:p>0</text:p>
          </table:table-cell>
          <table:table-cell table:formula="of:=([.A715]-[.B715])^2" office:value-type="float" office:value="24.3284543978516" calcext:value-type="float">
            <text:p>24.3284543979</text:p>
          </table:table-cell>
          <table:table-cell table:formula="of:=([.C715]-[.D715])^2" office:value-type="float" office:value="102.116335374827" calcext:value-type="float">
            <text:p>102.1163353748</text:p>
          </table:table-cell>
          <table:table-cell table:formula="of:=[.G715]-[.H715]" office:value-type="float" office:value="-77.7878809769754" calcext:value-type="float">
            <text:p>-77.787880977</text:p>
          </table:table-cell>
          <table:table-cell table:formula="of:=([.A715]-(([.B715]+[.D715])/2))^2" office:value-type="float" office:value="56.5327373657055" calcext:value-type="float">
            <text:p>56.5327373657</text:p>
          </table:table-cell>
          <table:table-cell table:formula="of:=([.A715]-99.19)^2" office:value-type="float" office:value="266.0161" calcext:value-type="float">
            <text:p>266.0161</text:p>
          </table:table-cell>
        </table:table-row>
        <table:table-row table:style-name="ro1">
          <table:table-cell office:value-type="float" office:value="115.69" calcext:value-type="float">
            <text:p>115.69</text:p>
          </table:table-cell>
          <table:table-cell office:value-type="float" office:value="110.855613708496" calcext:value-type="float">
            <text:p>110.8556137085</text:p>
          </table:table-cell>
          <table:table-cell office:value-type="float" office:value="115.69" calcext:value-type="float">
            <text:p>115.69</text:p>
          </table:table-cell>
          <table:table-cell office:value-type="float" office:value="111.814750671387" calcext:value-type="float">
            <text:p>111.8147506714</text:p>
          </table:table-cell>
          <table:table-cell/>
          <table:table-cell table:formula="of:=[.A716]-[.C716]" office:value-type="float" office:value="0" calcext:value-type="float">
            <text:p>0</text:p>
          </table:table-cell>
          <table:table-cell table:formula="of:=([.A716]-[.B716])^2" office:value-type="float" office:value="23.3712908154809" calcext:value-type="float">
            <text:p>23.3712908155</text:p>
          </table:table-cell>
          <table:table-cell table:formula="of:=([.C716]-[.D716])^2" office:value-type="float" office:value="15.0175573589177" calcext:value-type="float">
            <text:p>15.0175573589</text:p>
          </table:table-cell>
          <table:table-cell table:formula="of:=[.G716]-[.H716]" office:value-type="float" office:value="8.3537334565632" calcext:value-type="float">
            <text:p>8.3537334566</text:p>
          </table:table-cell>
          <table:table-cell table:formula="of:=([.A716]-(([.B716]+[.D716])/2))^2" office:value-type="float" office:value="18.9644381588035" calcext:value-type="float">
            <text:p>18.9644381588</text:p>
          </table:table-cell>
          <table:table-cell table:formula="of:=([.A716]-99.19)^2" office:value-type="float" office:value="272.25" calcext:value-type="float">
            <text:p>272.25</text:p>
          </table:table-cell>
        </table:table-row>
        <table:table-row table:style-name="ro1">
          <table:table-cell office:value-type="float" office:value="115.72" calcext:value-type="float">
            <text:p>115.72</text:p>
          </table:table-cell>
          <table:table-cell office:value-type="float" office:value="110.485786437988" calcext:value-type="float">
            <text:p>110.485786438</text:p>
          </table:table-cell>
          <table:table-cell office:value-type="float" office:value="115.72" calcext:value-type="float">
            <text:p>115.72</text:p>
          </table:table-cell>
          <table:table-cell office:value-type="float" office:value="112.325080871582" calcext:value-type="float">
            <text:p>112.3250808716</text:p>
          </table:table-cell>
          <table:table-cell/>
          <table:table-cell table:formula="of:=[.A717]-[.C717]" office:value-type="float" office:value="0" calcext:value-type="float">
            <text:p>0</text:p>
          </table:table-cell>
          <table:table-cell table:formula="of:=([.A717]-[.B717])^2" office:value-type="float" office:value="27.3969916127474" calcext:value-type="float">
            <text:p>27.3969916127</text:p>
          </table:table-cell>
          <table:table-cell table:formula="of:=([.C717]-[.D717])^2" office:value-type="float" office:value="11.5254758884982" calcext:value-type="float">
            <text:p>11.5254758885</text:p>
          </table:table-cell>
          <table:table-cell table:formula="of:=[.G717]-[.H717]" office:value-type="float" office:value="15.8715157242492" calcext:value-type="float">
            <text:p>15.8715157242</text:p>
          </table:table-cell>
          <table:table-cell table:formula="of:=([.A717]-(([.B717]+[.D717])/2))^2" office:value-type="float" office:value="18.6154827472606" calcext:value-type="float">
            <text:p>18.6154827473</text:p>
          </table:table-cell>
          <table:table-cell table:formula="of:=([.A717]-99.19)^2" office:value-type="float" office:value="273.2409" calcext:value-type="float">
            <text:p>273.2409</text:p>
          </table:table-cell>
        </table:table-row>
        <table:table-row table:style-name="ro1">
          <table:table-cell office:value-type="float" office:value="115.72" calcext:value-type="float">
            <text:p>115.72</text:p>
          </table:table-cell>
          <table:table-cell office:value-type="float" office:value="110.089263916016" calcext:value-type="float">
            <text:p>110.089263916</text:p>
          </table:table-cell>
          <table:table-cell office:value-type="float" office:value="115.72" calcext:value-type="float">
            <text:p>115.72</text:p>
          </table:table-cell>
          <table:table-cell office:value-type="float" office:value="111.418769836426" calcext:value-type="float">
            <text:p>111.4187698364</text:p>
          </table:table-cell>
          <table:table-cell/>
          <table:table-cell table:formula="of:=[.A718]-[.C718]" office:value-type="float" office:value="0" calcext:value-type="float">
            <text:p>0</text:p>
          </table:table-cell>
          <table:table-cell table:formula="of:=([.A718]-[.B718])^2" office:value-type="float" office:value="31.7051888474837" calcext:value-type="float">
            <text:p>31.7051888475</text:p>
          </table:table-cell>
          <table:table-cell table:formula="of:=([.C718]-[.D718])^2" office:value-type="float" office:value="18.5005809200407" calcext:value-type="float">
            <text:p>18.50058092</text:p>
          </table:table-cell>
          <table:table-cell table:formula="of:=[.G718]-[.H718]" office:value-type="float" office:value="13.204607927443" calcext:value-type="float">
            <text:p>13.2046079274</text:p>
          </table:table-cell>
          <table:table-cell table:formula="of:=([.A718]-(([.B718]+[.D718])/2))^2" office:value-type="float" office:value="24.6609883856608" calcext:value-type="float">
            <text:p>24.6609883857</text:p>
          </table:table-cell>
          <table:table-cell table:formula="of:=([.A718]-99.19)^2" office:value-type="float" office:value="273.2409" calcext:value-type="float">
            <text:p>273.2409</text:p>
          </table:table-cell>
        </table:table-row>
        <table:table-row table:style-name="ro1">
          <table:table-cell office:value-type="float" office:value="115.75" calcext:value-type="float">
            <text:p>115.75</text:p>
          </table:table-cell>
          <table:table-cell office:value-type="float" office:value="109.971794128418" calcext:value-type="float">
            <text:p>109.9717941284</text:p>
          </table:table-cell>
          <table:table-cell office:value-type="float" office:value="115.75" calcext:value-type="float">
            <text:p>115.75</text:p>
          </table:table-cell>
          <table:table-cell office:value-type="float" office:value="108.083984375" calcext:value-type="float">
            <text:p>108.083984375</text:p>
          </table:table-cell>
          <table:table-cell/>
          <table:table-cell table:formula="of:=[.A719]-[.C719]" office:value-type="float" office:value="0" calcext:value-type="float">
            <text:p>0</text:p>
          </table:table-cell>
          <table:table-cell table:formula="of:=([.A719]-[.B719])^2" office:value-type="float" office:value="33.3876630943851" calcext:value-type="float">
            <text:p>33.3876630944</text:p>
          </table:table-cell>
          <table:table-cell table:formula="of:=([.C719]-[.D719])^2" office:value-type="float" office:value="58.7677955627441" calcext:value-type="float">
            <text:p>58.7677955627</text:p>
          </table:table-cell>
          <table:table-cell table:formula="of:=[.G719]-[.H719]" office:value-type="float" office:value="-25.3801324683591" calcext:value-type="float">
            <text:p>-25.3801324684</text:p>
          </table:table-cell>
          <table:table-cell table:formula="of:=([.A719]-(([.B719]+[.D719])/2))^2" office:value-type="float" office:value="45.1867729122896" calcext:value-type="float">
            <text:p>45.1867729123</text:p>
          </table:table-cell>
          <table:table-cell table:formula="of:=([.A719]-99.19)^2" office:value-type="float" office:value="274.2336" calcext:value-type="float">
            <text:p>274.2336</text:p>
          </table:table-cell>
        </table:table-row>
        <table:table-row table:style-name="ro1">
          <table:table-cell office:value-type="float" office:value="115.82" calcext:value-type="float">
            <text:p>115.82</text:p>
          </table:table-cell>
          <table:table-cell office:value-type="float" office:value="110.379508972168" calcext:value-type="float">
            <text:p>110.3795089722</text:p>
          </table:table-cell>
          <table:table-cell office:value-type="float" office:value="115.82" calcext:value-type="float">
            <text:p>115.82</text:p>
          </table:table-cell>
          <table:table-cell office:value-type="float" office:value="107.366386413574" calcext:value-type="float">
            <text:p>107.3663864136</text:p>
          </table:table-cell>
          <table:table-cell/>
          <table:table-cell table:formula="of:=[.A720]-[.C720]" office:value-type="float" office:value="0" calcext:value-type="float">
            <text:p>0</text:p>
          </table:table-cell>
          <table:table-cell table:formula="of:=([.A720]-[.B720])^2" office:value-type="float" office:value="29.5989426239208" calcext:value-type="float">
            <text:p>29.5989426239</text:p>
          </table:table-cell>
          <table:table-cell table:formula="of:=([.C720]-[.D720])^2" office:value-type="float" office:value="71.4635826686024" calcext:value-type="float">
            <text:p>71.4635826686</text:p>
          </table:table-cell>
          <table:table-cell table:formula="of:=[.G720]-[.H720]" office:value-type="float" office:value="-41.8646400446817" calcext:value-type="float">
            <text:p>-41.8646400447</text:p>
          </table:table-cell>
          <table:table-cell table:formula="of:=([.A720]-(([.B720]+[.D720])/2))^2" office:value-type="float" office:value="48.261535757985" calcext:value-type="float">
            <text:p>48.261535758</text:p>
          </table:table-cell>
          <table:table-cell table:formula="of:=([.A720]-99.19)^2" office:value-type="float" office:value="276.5569" calcext:value-type="float">
            <text:p>276.5569</text:p>
          </table:table-cell>
        </table:table-row>
        <table:table-row table:style-name="ro1">
          <table:table-cell office:value-type="float" office:value="115.94" calcext:value-type="float">
            <text:p>115.94</text:p>
          </table:table-cell>
          <table:table-cell office:value-type="float" office:value="103.183090209961" calcext:value-type="float">
            <text:p>103.18309021</text:p>
          </table:table-cell>
          <table:table-cell office:value-type="float" office:value="115.94" calcext:value-type="float">
            <text:p>115.94</text:p>
          </table:table-cell>
          <table:table-cell office:value-type="float" office:value="104.726470947266" calcext:value-type="float">
            <text:p>104.7264709473</text:p>
          </table:table-cell>
          <table:table-cell/>
          <table:table-cell table:formula="of:=[.A721]-[.C721]" office:value-type="float" office:value="0" calcext:value-type="float">
            <text:p>0</text:p>
          </table:table-cell>
          <table:table-cell table:formula="of:=([.A721]-[.B721])^2" office:value-type="float" office:value="162.738747391194" calcext:value-type="float">
            <text:p>162.7387473912</text:p>
          </table:table-cell>
          <table:table-cell table:formula="of:=([.C721]-[.D721])^2" office:value-type="float" office:value="125.743233816518" calcext:value-type="float">
            <text:p>125.7432338165</text:p>
          </table:table-cell>
          <table:table-cell table:formula="of:=[.G721]-[.H721]" office:value-type="float" office:value="36.9955135746766" calcext:value-type="float">
            <text:p>36.9955135747</text:p>
          </table:table-cell>
          <table:table-cell table:formula="of:=([.A721]-(([.B721]+[.D721])/2))^2" office:value-type="float" office:value="143.645484578785" calcext:value-type="float">
            <text:p>143.6454845788</text:p>
          </table:table-cell>
          <table:table-cell table:formula="of:=([.A721]-99.19)^2" office:value-type="float" office:value="280.5625" calcext:value-type="float">
            <text:p>280.5625</text:p>
          </table:table-cell>
        </table:table-row>
        <table:table-row table:style-name="ro1">
          <table:table-cell office:value-type="float" office:value="115.95" calcext:value-type="float">
            <text:p>115.95</text:p>
          </table:table-cell>
          <table:table-cell office:value-type="float" office:value="93.1215744018555" calcext:value-type="float">
            <text:p>93.1215744019</text:p>
          </table:table-cell>
          <table:table-cell office:value-type="float" office:value="115.95" calcext:value-type="float">
            <text:p>115.95</text:p>
          </table:table-cell>
          <table:table-cell office:value-type="float" office:value="93.1218185424805" calcext:value-type="float">
            <text:p>93.1218185425</text:p>
          </table:table-cell>
          <table:table-cell/>
          <table:table-cell table:formula="of:=[.A722]-[.C722]" office:value-type="float" office:value="0" calcext:value-type="float">
            <text:p>0</text:p>
          </table:table-cell>
          <table:table-cell table:formula="of:=([.A722]-[.B722])^2" office:value-type="float" office:value="521.137015290021" calcext:value-type="float">
            <text:p>521.13701529</text:p>
          </table:table-cell>
          <table:table-cell table:formula="of:=([.C722]-[.D722])^2" office:value-type="float" office:value="521.125868657439" calcext:value-type="float">
            <text:p>521.1258686574</text:p>
          </table:table-cell>
          <table:table-cell table:formula="of:=[.G722]-[.H722]" office:value-type="float" office:value="0.0111466325819265" calcext:value-type="float">
            <text:p>0.0111466326</text:p>
          </table:table-cell>
          <table:table-cell table:formula="of:=([.A722]-(([.B722]+[.D722])/2))^2" office:value-type="float" office:value="521.131441958829" calcext:value-type="float">
            <text:p>521.1314419588</text:p>
          </table:table-cell>
          <table:table-cell table:formula="of:=([.A722]-99.19)^2" office:value-type="float" office:value="280.8976" calcext:value-type="float">
            <text:p>280.8976</text:p>
          </table:table-cell>
        </table:table-row>
        <table:table-row table:style-name="ro1">
          <table:table-cell office:value-type="float" office:value="116.13" calcext:value-type="float">
            <text:p>116.13</text:p>
          </table:table-cell>
          <table:table-cell office:value-type="float" office:value="114.172637939453" calcext:value-type="float">
            <text:p>114.1726379395</text:p>
          </table:table-cell>
          <table:table-cell office:value-type="float" office:value="116.13" calcext:value-type="float">
            <text:p>116.13</text:p>
          </table:table-cell>
          <table:table-cell office:value-type="float" office:value="115.24528503418" calcext:value-type="float">
            <text:p>115.2452850342</text:p>
          </table:table-cell>
          <table:table-cell/>
          <table:table-cell table:formula="of:=[.A723]-[.C723]" office:value-type="float" office:value="0" calcext:value-type="float">
            <text:p>0</text:p>
          </table:table-cell>
          <table:table-cell table:formula="of:=([.A723]-[.B723])^2" office:value-type="float" office:value="3.83126623606829" calcext:value-type="float">
            <text:p>3.8312662361</text:p>
          </table:table-cell>
          <table:table-cell table:formula="of:=([.C723]-[.D723])^2" office:value-type="float" office:value="0.782720570746429" calcext:value-type="float">
            <text:p>0.7827205707</text:p>
          </table:table-cell>
          <table:table-cell table:formula="of:=[.G723]-[.H723]" office:value-type="float" office:value="3.04854566532186" calcext:value-type="float">
            <text:p>3.0485456653</text:p>
          </table:table-cell>
          <table:table-cell table:formula="of:=([.A723]-(([.B723]+[.D723])/2))^2" office:value-type="float" office:value="2.01935045595103" calcext:value-type="float">
            <text:p>2.019350456</text:p>
          </table:table-cell>
          <table:table-cell table:formula="of:=([.A723]-99.19)^2" office:value-type="float" office:value="286.9636" calcext:value-type="float">
            <text:p>286.9636</text:p>
          </table:table-cell>
        </table:table-row>
        <table:table-row table:style-name="ro1">
          <table:table-cell office:value-type="float" office:value="116.28" calcext:value-type="float">
            <text:p>116.28</text:p>
          </table:table-cell>
          <table:table-cell office:value-type="float" office:value="110.52067565918" calcext:value-type="float">
            <text:p>110.5206756592</text:p>
          </table:table-cell>
          <table:table-cell office:value-type="float" office:value="116.28" calcext:value-type="float">
            <text:p>116.28</text:p>
          </table:table-cell>
          <table:table-cell office:value-type="float" office:value="109.754447937012" calcext:value-type="float">
            <text:p>109.754447937</text:p>
          </table:table-cell>
          <table:table-cell/>
          <table:table-cell table:formula="of:=[.A724]-[.C724]" office:value-type="float" office:value="0" calcext:value-type="float">
            <text:p>0</text:p>
          </table:table-cell>
          <table:table-cell table:formula="of:=([.A724]-[.B724])^2" office:value-type="float" office:value="33.1698168627653" calcext:value-type="float">
            <text:p>33.1698168628</text:p>
          </table:table-cell>
          <table:table-cell table:formula="of:=([.C724]-[.D724])^2" office:value-type="float" office:value="42.5828297267706" calcext:value-type="float">
            <text:p>42.5828297268</text:p>
          </table:table-cell>
          <table:table-cell table:formula="of:=[.G724]-[.H724]" office:value-type="float" office:value="-9.41301286400529" calcext:value-type="float">
            <text:p>-9.413012864</text:p>
          </table:table-cell>
          <table:table-cell table:formula="of:=([.A724]-(([.B724]+[.D724])/2))^2" office:value-type="float" office:value="37.7295470642133" calcext:value-type="float">
            <text:p>37.7295470642</text:p>
          </table:table-cell>
          <table:table-cell table:formula="of:=([.A724]-99.19)^2" office:value-type="float" office:value="292.0681" calcext:value-type="float">
            <text:p>292.0681</text:p>
          </table:table-cell>
        </table:table-row>
        <table:table-row table:style-name="ro1">
          <table:table-cell office:value-type="float" office:value="116.36" calcext:value-type="float">
            <text:p>116.36</text:p>
          </table:table-cell>
          <table:table-cell office:value-type="float" office:value="114.278663635254" calcext:value-type="float">
            <text:p>114.2786636353</text:p>
          </table:table-cell>
          <table:table-cell office:value-type="float" office:value="116.36" calcext:value-type="float">
            <text:p>116.36</text:p>
          </table:table-cell>
          <table:table-cell office:value-type="float" office:value="113.574363708496" calcext:value-type="float">
            <text:p>113.5743637085</text:p>
          </table:table-cell>
          <table:table-cell/>
          <table:table-cell table:formula="of:=[.A725]-[.C725]" office:value-type="float" office:value="0" calcext:value-type="float">
            <text:p>0</text:p>
          </table:table-cell>
          <table:table-cell table:formula="of:=([.A725]-[.B725])^2" office:value-type="float" office:value="4.33196106321448" calcext:value-type="float">
            <text:p>4.3319610632</text:p>
          </table:table-cell>
          <table:table-cell table:formula="of:=([.C725]-[.D725])^2" office:value-type="float" office:value="7.75976954854363" calcext:value-type="float">
            <text:p>7.7597695485</text:p>
          </table:table-cell>
          <table:table-cell table:formula="of:=[.G725]-[.H725]" office:value-type="float" office:value="-3.42780848532915" calcext:value-type="float">
            <text:p>-3.4278084853</text:p>
          </table:table-cell>
          <table:table-cell table:formula="of:=([.A725]-(([.B725]+[.D725])/2))^2" office:value-type="float" office:value="5.92185570917129" calcext:value-type="float">
            <text:p>5.9218557092</text:p>
          </table:table-cell>
          <table:table-cell table:formula="of:=([.A725]-99.19)^2" office:value-type="float" office:value="294.8089" calcext:value-type="float">
            <text:p>294.8089</text:p>
          </table:table-cell>
        </table:table-row>
        <table:table-row table:style-name="ro1">
          <table:table-cell office:value-type="float" office:value="116.37" calcext:value-type="float">
            <text:p>116.37</text:p>
          </table:table-cell>
          <table:table-cell office:value-type="float" office:value="110.624046325684" calcext:value-type="float">
            <text:p>110.6240463257</text:p>
          </table:table-cell>
          <table:table-cell office:value-type="float" office:value="116.37" calcext:value-type="float">
            <text:p>116.37</text:p>
          </table:table-cell>
          <table:table-cell office:value-type="float" office:value="107.78800201416" calcext:value-type="float">
            <text:p>107.7880020142</text:p>
          </table:table-cell>
          <table:table-cell/>
          <table:table-cell table:formula="of:=[.A726]-[.C726]" office:value-type="float" office:value="0" calcext:value-type="float">
            <text:p>0</text:p>
          </table:table-cell>
          <table:table-cell table:formula="of:=([.A726]-[.B726])^2" office:value-type="float" office:value="33.0159836273903" calcext:value-type="float">
            <text:p>33.0159836274</text:p>
          </table:table-cell>
          <table:table-cell table:formula="of:=([.C726]-[.D726])^2" office:value-type="float" office:value="73.6506894289592" calcext:value-type="float">
            <text:p>73.650689429</text:p>
          </table:table-cell>
          <table:table-cell table:formula="of:=[.G726]-[.H726]" office:value-type="float" office:value="-40.6347058015689" calcext:value-type="float">
            <text:p>-40.6347058016</text:p>
          </table:table-cell>
          <table:table-cell table:formula="of:=([.A726]-(([.B726]+[.D726])/2))^2" office:value-type="float" office:value="51.3225496939436" calcext:value-type="float">
            <text:p>51.3225496939</text:p>
          </table:table-cell>
          <table:table-cell table:formula="of:=([.A726]-99.19)^2" office:value-type="float" office:value="295.1524" calcext:value-type="float">
            <text:p>295.1524</text:p>
          </table:table-cell>
        </table:table-row>
        <table:table-row table:style-name="ro1">
          <table:table-cell office:value-type="float" office:value="116.59" calcext:value-type="float">
            <text:p>116.59</text:p>
          </table:table-cell>
          <table:table-cell office:value-type="float" office:value="110.619346618652" calcext:value-type="float">
            <text:p>110.6193466187</text:p>
          </table:table-cell>
          <table:table-cell office:value-type="float" office:value="116.59" calcext:value-type="float">
            <text:p>116.59</text:p>
          </table:table-cell>
          <table:table-cell office:value-type="float" office:value="108.804084777832" calcext:value-type="float">
            <text:p>108.8040847778</text:p>
          </table:table-cell>
          <table:table-cell/>
          <table:table-cell table:formula="of:=[.A727]-[.C727]" office:value-type="float" office:value="0" calcext:value-type="float">
            <text:p>0</text:p>
          </table:table-cell>
          <table:table-cell table:formula="of:=([.A727]-[.B727])^2" office:value-type="float" office:value="35.6487018001982" calcext:value-type="float">
            <text:p>35.6487018002</text:p>
          </table:table-cell>
          <table:table-cell table:formula="of:=([.C727]-[.D727])^2" office:value-type="float" office:value="60.6204758467869" calcext:value-type="float">
            <text:p>60.6204758468</text:p>
          </table:table-cell>
          <table:table-cell table:formula="of:=[.G727]-[.H727]" office:value-type="float" office:value="-24.9717740465887" calcext:value-type="float">
            <text:p>-24.9717740466</text:p>
          </table:table-cell>
          <table:table-cell table:formula="of:=([.A727]-(([.B727]+[.D727])/2))^2" office:value-type="float" office:value="47.310794935808" calcext:value-type="float">
            <text:p>47.3107949358</text:p>
          </table:table-cell>
          <table:table-cell table:formula="of:=([.A727]-99.19)^2" office:value-type="float" office:value="302.76" calcext:value-type="float">
            <text:p>302.76</text:p>
          </table:table-cell>
        </table:table-row>
        <table:table-row table:style-name="ro1">
          <table:table-cell office:value-type="float" office:value="117.26" calcext:value-type="float">
            <text:p>117.26</text:p>
          </table:table-cell>
          <table:table-cell office:value-type="float" office:value="114.777816772461" calcext:value-type="float">
            <text:p>114.7778167725</text:p>
          </table:table-cell>
          <table:table-cell office:value-type="float" office:value="117.26" calcext:value-type="float">
            <text:p>117.26</text:p>
          </table:table-cell>
          <table:table-cell office:value-type="float" office:value="115.24528503418" calcext:value-type="float">
            <text:p>115.2452850342</text:p>
          </table:table-cell>
          <table:table-cell/>
          <table:table-cell table:formula="of:=[.A728]-[.C728]" office:value-type="float" office:value="0" calcext:value-type="float">
            <text:p>0</text:p>
          </table:table-cell>
          <table:table-cell table:formula="of:=([.A728]-[.B728])^2" office:value-type="float" office:value="6.16123357507626" calcext:value-type="float">
            <text:p>6.1612335751</text:p>
          </table:table-cell>
          <table:table-cell table:formula="of:=([.C728]-[.D728])^2" office:value-type="float" office:value="4.05907639350036" calcext:value-type="float">
            <text:p>4.0590763935</text:p>
          </table:table-cell>
          <table:table-cell table:formula="of:=[.G728]-[.H728]" office:value-type="float" office:value="2.1021571815759" calcext:value-type="float">
            <text:p>2.1021571816</text:p>
          </table:table-cell>
          <table:table-cell table:formula="of:=([.A728]-(([.B728]+[.D728])/2))^2" office:value-type="float" office:value="5.05552334035973" calcext:value-type="float">
            <text:p>5.0555233404</text:p>
          </table:table-cell>
          <table:table-cell table:formula="of:=([.A728]-99.19)^2" office:value-type="float" office:value="326.5249" calcext:value-type="float">
            <text:p>326.5249</text:p>
          </table:table-cell>
        </table:table-row>
        <table:table-row table:style-name="ro1">
          <table:table-cell office:value-type="float" office:value="117.36" calcext:value-type="float">
            <text:p>117.36</text:p>
          </table:table-cell>
          <table:table-cell office:value-type="float" office:value="110.647956848145" calcext:value-type="float">
            <text:p>110.6479568481</text:p>
          </table:table-cell>
          <table:table-cell office:value-type="float" office:value="117.36" calcext:value-type="float">
            <text:p>117.36</text:p>
          </table:table-cell>
          <table:table-cell office:value-type="float" office:value="109.603950500488" calcext:value-type="float">
            <text:p>109.6039505005</text:p>
          </table:table-cell>
          <table:table-cell/>
          <table:table-cell table:formula="of:=[.A729]-[.C729]" office:value-type="float" office:value="0" calcext:value-type="float">
            <text:p>0</text:p>
          </table:table-cell>
          <table:table-cell table:formula="of:=([.A729]-[.B729])^2" office:value-type="float" office:value="45.0515232723699" calcext:value-type="float">
            <text:p>45.0515232724</text:p>
          </table:table-cell>
          <table:table-cell table:formula="of:=([.C729]-[.D729])^2" office:value-type="float" office:value="60.156303838876" calcext:value-type="float">
            <text:p>60.1563038389</text:p>
          </table:table-cell>
          <table:table-cell table:formula="of:=[.G729]-[.H729]" office:value-type="float" office:value="-15.1047805665061" calcext:value-type="float">
            <text:p>-15.1047805665</text:p>
          </table:table-cell>
          <table:table-cell table:formula="of:=([.A729]-(([.B729]+[.D729])/2))^2" office:value-type="float" office:value="52.3314262421363" calcext:value-type="float">
            <text:p>52.3314262421</text:p>
          </table:table-cell>
          <table:table-cell table:formula="of:=([.A729]-99.19)^2" office:value-type="float" office:value="330.1489" calcext:value-type="float">
            <text:p>330.1489</text:p>
          </table:table-cell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109.07559967041" calcext:value-type="float">
            <text:p>109.0755996704</text:p>
          </table:table-cell>
          <table:table-cell office:value-type="float" office:value="117.4" calcext:value-type="float">
            <text:p>117.4</text:p>
          </table:table-cell>
          <table:table-cell office:value-type="float" office:value="108.993644714355" calcext:value-type="float">
            <text:p>108.9936447144</text:p>
          </table:table-cell>
          <table:table-cell/>
          <table:table-cell table:formula="of:=[.A730]-[.C730]" office:value-type="float" office:value="0" calcext:value-type="float">
            <text:p>0</text:p>
          </table:table-cell>
          <table:table-cell table:formula="of:=([.A730]-[.B730])^2" office:value-type="float" office:value="69.2956408472756" calcext:value-type="float">
            <text:p>69.2956408473</text:p>
          </table:table-cell>
          <table:table-cell table:formula="of:=([.C730]-[.D730])^2" office:value-type="float" office:value="70.6668091884838" calcext:value-type="float">
            <text:p>70.6668091885</text:p>
          </table:table-cell>
          <table:table-cell table:formula="of:=[.G730]-[.H730]" office:value-type="float" office:value="-1.37116834120825" calcext:value-type="float">
            <text:p>-1.3711683412</text:p>
          </table:table-cell>
          <table:table-cell table:formula="of:=([.A730]-(([.B730]+[.D730])/2))^2" office:value-type="float" office:value="69.9795458641742" calcext:value-type="float">
            <text:p>69.9795458642</text:p>
          </table:table-cell>
          <table:table-cell table:formula="of:=([.A730]-99.19)^2" office:value-type="float" office:value="331.6041" calcext:value-type="float">
            <text:p>331.6041</text:p>
          </table:table-cell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109.438377380371" calcext:value-type="float">
            <text:p>109.4383773804</text:p>
          </table:table-cell>
          <table:table-cell office:value-type="float" office:value="117.4" calcext:value-type="float">
            <text:p>117.4</text:p>
          </table:table-cell>
          <table:table-cell office:value-type="float" office:value="100.343032836914" calcext:value-type="float">
            <text:p>100.3430328369</text:p>
          </table:table-cell>
          <table:table-cell/>
          <table:table-cell table:formula="of:=[.A731]-[.C731]" office:value-type="float" office:value="0" calcext:value-type="float">
            <text:p>0</text:p>
          </table:table-cell>
          <table:table-cell table:formula="of:=([.A731]-[.B731])^2" office:value-type="float" office:value="63.3874347373867" calcext:value-type="float">
            <text:p>63.3874347374</text:p>
          </table:table-cell>
          <table:table-cell table:formula="of:=([.C731]-[.D731])^2" office:value-type="float" office:value="290.940128802592" calcext:value-type="float">
            <text:p>290.9401288026</text:p>
          </table:table-cell>
          <table:table-cell table:formula="of:=[.G731]-[.H731]" office:value-type="float" office:value="-227.552694065205" calcext:value-type="float">
            <text:p>-227.5526940652</text:p>
          </table:table-cell>
          <table:table-cell table:formula="of:=([.A731]-(([.B731]+[.D731])/2))^2" office:value-type="float" office:value="156.482458678941" calcext:value-type="float">
            <text:p>156.4824586789</text:p>
          </table:table-cell>
          <table:table-cell table:formula="of:=([.A731]-99.19)^2" office:value-type="float" office:value="331.6041" calcext:value-type="float">
            <text:p>331.6041</text:p>
          </table:table-cell>
        </table:table-row>
        <table:table-row table:style-name="ro1">
          <table:table-cell office:value-type="float" office:value="117.71" calcext:value-type="float">
            <text:p>117.71</text:p>
          </table:table-cell>
          <table:table-cell office:value-type="float" office:value="110.69344329834" calcext:value-type="float">
            <text:p>110.6934432983</text:p>
          </table:table-cell>
          <table:table-cell office:value-type="float" office:value="117.71" calcext:value-type="float">
            <text:p>117.71</text:p>
          </table:table-cell>
          <table:table-cell office:value-type="float" office:value="108.966285705566" calcext:value-type="float">
            <text:p>108.9662857056</text:p>
          </table:table-cell>
          <table:table-cell/>
          <table:table-cell table:formula="of:=[.A732]-[.C732]" office:value-type="float" office:value="0" calcext:value-type="float">
            <text:p>0</text:p>
          </table:table-cell>
          <table:table-cell table:formula="of:=([.A732]-[.B732])^2" office:value-type="float" office:value="49.232067947612" calcext:value-type="float">
            <text:p>49.2320679476</text:p>
          </table:table-cell>
          <table:table-cell table:formula="of:=([.C732]-[.D732])^2" office:value-type="float" office:value="76.4525396626823" calcext:value-type="float">
            <text:p>76.4525396627</text:p>
          </table:table-cell>
          <table:table-cell table:formula="of:=[.G732]-[.H732]" office:value-type="float" office:value="-27.2204717150703" calcext:value-type="float">
            <text:p>-27.2204717151</text:p>
          </table:table-cell>
          <table:table-cell table:formula="of:=([.A732]-(([.B732]+[.D732])/2))^2" office:value-type="float" office:value="62.0965354675784" calcext:value-type="float">
            <text:p>62.0965354676</text:p>
          </table:table-cell>
          <table:table-cell table:formula="of:=([.A732]-99.19)^2" office:value-type="float" office:value="342.9904" calcext:value-type="float">
            <text:p>342.9904</text:p>
          </table:table-cell>
        </table:table-row>
        <table:table-row table:style-name="ro1">
          <table:table-cell office:value-type="float" office:value="117.81" calcext:value-type="float">
            <text:p>117.81</text:p>
          </table:table-cell>
          <table:table-cell office:value-type="float" office:value="110.716636657715" calcext:value-type="float">
            <text:p>110.7166366577</text:p>
          </table:table-cell>
          <table:table-cell office:value-type="float" office:value="117.81" calcext:value-type="float">
            <text:p>117.81</text:p>
          </table:table-cell>
          <table:table-cell office:value-type="float" office:value="104.911697387695" calcext:value-type="float">
            <text:p>104.9116973877</text:p>
          </table:table-cell>
          <table:table-cell/>
          <table:table-cell table:formula="of:=[.A733]-[.C733]" office:value-type="float" office:value="0" calcext:value-type="float">
            <text:p>0</text:p>
          </table:table-cell>
          <table:table-cell table:formula="of:=([.A733]-[.B733])^2" office:value-type="float" office:value="50.3158035056749" calcext:value-type="float">
            <text:p>50.3158035057</text:p>
          </table:table-cell>
          <table:table-cell table:formula="of:=([.C733]-[.D733])^2" office:value-type="float" office:value="166.366210278586" calcext:value-type="float">
            <text:p>166.3662102786</text:p>
          </table:table-cell>
          <table:table-cell table:formula="of:=[.G733]-[.H733]" office:value-type="float" office:value="-116.050406772911" calcext:value-type="float">
            <text:p>-116.0504067729</text:p>
          </table:table-cell>
          <table:table-cell table:formula="of:=([.A733]-(([.B733]+[.D733])/2))^2" office:value-type="float" office:value="99.9166769099767" calcext:value-type="float">
            <text:p>99.91667691</text:p>
          </table:table-cell>
          <table:table-cell table:formula="of:=([.A733]-99.19)^2" office:value-type="float" office:value="346.7044" calcext:value-type="float">
            <text:p>346.7044</text:p>
          </table:table-cell>
        </table:table-row>
        <table:table-row table:style-name="ro1">
          <table:table-cell office:value-type="float" office:value="118.02" calcext:value-type="float">
            <text:p>118.02</text:p>
          </table:table-cell>
          <table:table-cell office:value-type="float" office:value="112.192749023438" calcext:value-type="float">
            <text:p>112.1927490234</text:p>
          </table:table-cell>
          <table:table-cell office:value-type="float" office:value="118.02" calcext:value-type="float">
            <text:p>118.02</text:p>
          </table:table-cell>
          <table:table-cell office:value-type="float" office:value="113.804039001465" calcext:value-type="float">
            <text:p>113.8040390015</text:p>
          </table:table-cell>
          <table:table-cell/>
          <table:table-cell table:formula="of:=[.A734]-[.C734]" office:value-type="float" office:value="0" calcext:value-type="float">
            <text:p>0</text:p>
          </table:table-cell>
          <table:table-cell table:formula="of:=([.A734]-[.B734])^2" office:value-type="float" office:value="33.9568539438486" calcext:value-type="float">
            <text:p>33.9568539438</text:p>
          </table:table-cell>
          <table:table-cell table:formula="of:=([.C734]-[.D734])^2" office:value-type="float" office:value="17.7743271411695" calcext:value-type="float">
            <text:p>17.7743271412</text:p>
          </table:table-cell>
          <table:table-cell table:formula="of:=[.G734]-[.H734]" office:value-type="float" office:value="16.182526802679" calcext:value-type="float">
            <text:p>16.1825268027</text:p>
          </table:table-cell>
          <table:table-cell table:formula="of:=([.A734]-(([.B734]+[.D734])/2))^2" office:value-type="float" office:value="25.2165266941862" calcext:value-type="float">
            <text:p>25.2165266942</text:p>
          </table:table-cell>
          <table:table-cell table:formula="of:=([.A734]-99.19)^2" office:value-type="float" office:value="354.5689" calcext:value-type="float">
            <text:p>354.5689</text:p>
          </table:table-cell>
        </table:table-row>
        <table:table-row table:style-name="ro1">
          <table:table-cell office:value-type="float" office:value="118.23" calcext:value-type="float">
            <text:p>118.23</text:p>
          </table:table-cell>
          <table:table-cell office:value-type="float" office:value="103.033042907715" calcext:value-type="float">
            <text:p>103.0330429077</text:p>
          </table:table-cell>
          <table:table-cell office:value-type="float" office:value="118.23" calcext:value-type="float">
            <text:p>118.23</text:p>
          </table:table-cell>
          <table:table-cell office:value-type="float" office:value="105.816268920898" calcext:value-type="float">
            <text:p>105.8162689209</text:p>
          </table:table-cell>
          <table:table-cell/>
          <table:table-cell table:formula="of:=[.A735]-[.C735]" office:value-type="float" office:value="0" calcext:value-type="float">
            <text:p>0</text:p>
          </table:table-cell>
          <table:table-cell table:formula="of:=([.A735]-[.B735])^2" office:value-type="float" office:value="230.947504864756" calcext:value-type="float">
            <text:p>230.9475048648</text:p>
          </table:table-cell>
          <table:table-cell table:formula="of:=([.C735]-[.D735])^2" office:value-type="float" office:value="154.100719304252" calcext:value-type="float">
            <text:p>154.1007193043</text:p>
          </table:table-cell>
          <table:table-cell table:formula="of:=[.G735]-[.H735]" office:value-type="float" office:value="76.8467855605041" calcext:value-type="float">
            <text:p>76.8467855605</text:p>
          </table:table-cell>
          <table:table-cell table:formula="of:=([.A735]-(([.B735]+[.D735])/2))^2" office:value-type="float" office:value="190.587525324389" calcext:value-type="float">
            <text:p>190.5875253244</text:p>
          </table:table-cell>
          <table:table-cell table:formula="of:=([.A735]-99.19)^2" office:value-type="float" office:value="362.5216" calcext:value-type="float">
            <text:p>362.5216</text:p>
          </table:table-cell>
        </table:table-row>
        <table:table-row table:style-name="ro1">
          <table:table-cell office:value-type="float" office:value="118.27" calcext:value-type="float">
            <text:p>118.27</text:p>
          </table:table-cell>
          <table:table-cell office:value-type="float" office:value="109.771919250488" calcext:value-type="float">
            <text:p>109.7719192505</text:p>
          </table:table-cell>
          <table:table-cell office:value-type="float" office:value="118.27" calcext:value-type="float">
            <text:p>118.27</text:p>
          </table:table-cell>
          <table:table-cell office:value-type="float" office:value="103.75471496582" calcext:value-type="float">
            <text:p>103.7547149658</text:p>
          </table:table-cell>
          <table:table-cell/>
          <table:table-cell table:formula="of:=[.A736]-[.C736]" office:value-type="float" office:value="0" calcext:value-type="float">
            <text:p>0</text:p>
          </table:table-cell>
          <table:table-cell table:formula="of:=([.A736]-[.B736])^2" office:value-type="float" office:value="72.2173764252216" calcext:value-type="float">
            <text:p>72.2173764252</text:p>
          </table:table-cell>
          <table:table-cell table:formula="of:=([.C736]-[.D736])^2" office:value-type="float" office:value="210.693499623481" calcext:value-type="float">
            <text:p>210.6934996235</text:p>
          </table:table-cell>
          <table:table-cell table:formula="of:=[.G736]-[.H736]" office:value-type="float" office:value="-138.476123198259" calcext:value-type="float">
            <text:p>-138.4761231983</text:p>
          </table:table-cell>
          <table:table-cell table:formula="of:=([.A736]-(([.B736]+[.D736])/2))^2" office:value-type="float" office:value="132.403751173495" calcext:value-type="float">
            <text:p>132.4037511735</text:p>
          </table:table-cell>
          <table:table-cell table:formula="of:=([.A736]-99.19)^2" office:value-type="float" office:value="364.0464" calcext:value-type="float">
            <text:p>364.0464</text:p>
          </table:table-cell>
        </table:table-row>
        <table:table-row table:style-name="ro1">
          <table:table-cell office:value-type="float" office:value="118.31" calcext:value-type="float">
            <text:p>118.31</text:p>
          </table:table-cell>
          <table:table-cell office:value-type="float" office:value="109.904655456543" calcext:value-type="float">
            <text:p>109.9046554565</text:p>
          </table:table-cell>
          <table:table-cell office:value-type="float" office:value="118.31" calcext:value-type="float">
            <text:p>118.31</text:p>
          </table:table-cell>
          <table:table-cell office:value-type="float" office:value="101.379570007324" calcext:value-type="float">
            <text:p>101.3795700073</text:p>
          </table:table-cell>
          <table:table-cell/>
          <table:table-cell table:formula="of:=[.A737]-[.C737]" office:value-type="float" office:value="0" calcext:value-type="float">
            <text:p>0</text:p>
          </table:table-cell>
          <table:table-cell table:formula="of:=([.A737]-[.B737])^2" office:value-type="float" office:value="70.6498168942229" calcext:value-type="float">
            <text:p>70.6498168942</text:p>
          </table:table-cell>
          <table:table-cell table:formula="of:=([.C737]-[.D737])^2" office:value-type="float" office:value="286.639459736896" calcext:value-type="float">
            <text:p>286.6394597369</text:p>
          </table:table-cell>
          <table:table-cell table:formula="of:=[.G737]-[.H737]" office:value-type="float" office:value="-215.989642842673" calcext:value-type="float">
            <text:p>-215.9896428427</text:p>
          </table:table-cell>
          <table:table-cell table:formula="of:=([.A737]-(([.B737]+[.D737])/2))^2" office:value-type="float" office:value="160.475367836439" calcext:value-type="float">
            <text:p>160.4753678364</text:p>
          </table:table-cell>
          <table:table-cell table:formula="of:=([.A737]-99.19)^2" office:value-type="float" office:value="365.5744" calcext:value-type="float">
            <text:p>365.5744</text:p>
          </table:table-cell>
        </table:table-row>
        <table:table-row table:style-name="ro1">
          <table:table-cell office:value-type="float" office:value="118.41" calcext:value-type="float">
            <text:p>118.41</text:p>
          </table:table-cell>
          <table:table-cell office:value-type="float" office:value="102.151138305664" calcext:value-type="float">
            <text:p>102.1511383057</text:p>
          </table:table-cell>
          <table:table-cell office:value-type="float" office:value="118.41" calcext:value-type="float">
            <text:p>118.41</text:p>
          </table:table-cell>
          <table:table-cell office:value-type="float" office:value="104.760070800781" calcext:value-type="float">
            <text:p>104.7600708008</text:p>
          </table:table-cell>
          <table:table-cell/>
          <table:table-cell table:formula="of:=[.A738]-[.C738]" office:value-type="float" office:value="0" calcext:value-type="float">
            <text:p>0</text:p>
          </table:table-cell>
          <table:table-cell table:formula="of:=([.A738]-[.B738])^2" office:value-type="float" office:value="264.350583595544" calcext:value-type="float">
            <text:p>264.3505835955</text:p>
          </table:table-cell>
          <table:table-cell table:formula="of:=([.C738]-[.D738])^2" office:value-type="float" office:value="186.320567143685" calcext:value-type="float">
            <text:p>186.3205671437</text:p>
          </table:table-cell>
          <table:table-cell table:formula="of:=[.G738]-[.H738]" office:value-type="float" office:value="78.0300164518598" calcext:value-type="float">
            <text:p>78.0300164519</text:p>
          </table:table-cell>
          <table:table-cell table:formula="of:=([.A738]-(([.B738]+[.D738])/2))^2" office:value-type="float" office:value="223.633943178595" calcext:value-type="float">
            <text:p>223.6339431786</text:p>
          </table:table-cell>
          <table:table-cell table:formula="of:=([.A738]-99.19)^2" office:value-type="float" office:value="369.4084" calcext:value-type="float">
            <text:p>369.4084</text:p>
          </table:table-cell>
        </table:table-row>
        <table:table-row table:style-name="ro1">
          <table:table-cell office:value-type="float" office:value="118.44" calcext:value-type="float">
            <text:p>118.44</text:p>
          </table:table-cell>
          <table:table-cell office:value-type="float" office:value="114.172637939453" calcext:value-type="float">
            <text:p>114.1726379395</text:p>
          </table:table-cell>
          <table:table-cell office:value-type="float" office:value="118.44" calcext:value-type="float">
            <text:p>118.44</text:p>
          </table:table-cell>
          <table:table-cell office:value-type="float" office:value="115.017967224121" calcext:value-type="float">
            <text:p>115.0179672241</text:p>
          </table:table-cell>
          <table:table-cell/>
          <table:table-cell table:formula="of:=[.A739]-[.C739]" office:value-type="float" office:value="0" calcext:value-type="float">
            <text:p>0</text:p>
          </table:table-cell>
          <table:table-cell table:formula="of:=([.A739]-[.B739])^2" office:value-type="float" office:value="18.2103789557949" calcext:value-type="float">
            <text:p>18.2103789558</text:p>
          </table:table-cell>
          <table:table-cell table:formula="of:=([.C739]-[.D739])^2" office:value-type="float" office:value="11.7103083191895" calcext:value-type="float">
            <text:p>11.7103083192</text:p>
          </table:table-cell>
          <table:table-cell table:formula="of:=[.G739]-[.H739]" office:value-type="float" office:value="6.50007063660537" calcext:value-type="float">
            <text:p>6.5000706366</text:p>
          </table:table-cell>
          <table:table-cell table:formula="of:=([.A739]-(([.B739]+[.D739])/2))^2" office:value-type="float" office:value="14.7816982376128" calcext:value-type="float">
            <text:p>14.7816982376</text:p>
          </table:table-cell>
          <table:table-cell table:formula="of:=([.A739]-99.19)^2" office:value-type="float" office:value="370.5625" calcext:value-type="float">
            <text:p>370.5625</text:p>
          </table:table-cell>
        </table:table-row>
        <table:table-row table:style-name="ro1">
          <table:table-cell office:value-type="float" office:value="118.45" calcext:value-type="float">
            <text:p>118.45</text:p>
          </table:table-cell>
          <table:table-cell office:value-type="float" office:value="93.499885559082" calcext:value-type="float">
            <text:p>93.4998855591</text:p>
          </table:table-cell>
          <table:table-cell office:value-type="float" office:value="118.45" calcext:value-type="float">
            <text:p>118.45</text:p>
          </table:table-cell>
          <table:table-cell office:value-type="float" office:value="96.741081237793" calcext:value-type="float">
            <text:p>96.7410812378</text:p>
          </table:table-cell>
          <table:table-cell/>
          <table:table-cell table:formula="of:=[.A740]-[.C740]" office:value-type="float" office:value="0" calcext:value-type="float">
            <text:p>0</text:p>
          </table:table-cell>
          <table:table-cell table:formula="of:=([.A740]-[.B740])^2" office:value-type="float" office:value="622.508210614904" calcext:value-type="float">
            <text:p>622.5082106149</text:p>
          </table:table-cell>
          <table:table-cell table:formula="of:=([.C740]-[.D740])^2" office:value-type="float" office:value="471.277153824105" calcext:value-type="float">
            <text:p>471.2771538241</text:p>
          </table:table-cell>
          <table:table-cell table:formula="of:=[.G740]-[.H740]" office:value-type="float" office:value="151.231056790799" calcext:value-type="float">
            <text:p>151.2310567908</text:p>
          </table:table-cell>
          <table:table-cell table:formula="of:=([.A740]-(([.B740]+[.D740])/2))^2" office:value-type="float" office:value="544.26634486258" calcext:value-type="float">
            <text:p>544.2663448626</text:p>
          </table:table-cell>
          <table:table-cell table:formula="of:=([.A740]-99.19)^2" office:value-type="float" office:value="370.9476" calcext:value-type="float">
            <text:p>370.9476</text:p>
          </table:table-cell>
        </table:table-row>
        <table:table-row table:style-name="ro1">
          <table:table-cell office:value-type="float" office:value="118.77" calcext:value-type="float">
            <text:p>118.77</text:p>
          </table:table-cell>
          <table:table-cell office:value-type="float" office:value="110.154571533203" calcext:value-type="float">
            <text:p>110.1545715332</text:p>
          </table:table-cell>
          <table:table-cell office:value-type="float" office:value="118.77" calcext:value-type="float">
            <text:p>118.77</text:p>
          </table:table-cell>
          <table:table-cell office:value-type="float" office:value="102.062393188477" calcext:value-type="float">
            <text:p>102.0623931885</text:p>
          </table:table-cell>
          <table:table-cell/>
          <table:table-cell table:formula="of:=[.A741]-[.C741]" office:value-type="float" office:value="0" calcext:value-type="float">
            <text:p>0</text:p>
          </table:table-cell>
          <table:table-cell table:formula="of:=([.A741]-[.B741])^2" office:value-type="float" office:value="74.2256076664939" calcext:value-type="float">
            <text:p>74.2256076665</text:p>
          </table:table-cell>
          <table:table-cell table:formula="of:=([.C741]-[.D741])^2" office:value-type="float" office:value="279.144125368464" calcext:value-type="float">
            <text:p>279.1441253685</text:p>
          </table:table-cell>
          <table:table-cell table:formula="of:=[.G741]-[.H741]" office:value-type="float" office:value="-204.91851770197" calcext:value-type="float">
            <text:p>-204.918517702</text:p>
          </table:table-cell>
          <table:table-cell table:formula="of:=([.A741]-(([.B741]+[.D741])/2))^2" office:value-type="float" office:value="160.314028926764" calcext:value-type="float">
            <text:p>160.3140289268</text:p>
          </table:table-cell>
          <table:table-cell table:formula="of:=([.A741]-99.19)^2" office:value-type="float" office:value="383.3764" calcext:value-type="float">
            <text:p>383.3764</text:p>
          </table:table-cell>
        </table:table-row>
        <table:table-row table:style-name="ro1">
          <table:table-cell office:value-type="float" office:value="118.83" calcext:value-type="float">
            <text:p>118.83</text:p>
          </table:table-cell>
          <table:table-cell office:value-type="float" office:value="110.536666870117" calcext:value-type="float">
            <text:p>110.5366668701</text:p>
          </table:table-cell>
          <table:table-cell office:value-type="float" office:value="118.83" calcext:value-type="float">
            <text:p>118.83</text:p>
          </table:table-cell>
          <table:table-cell office:value-type="float" office:value="109.200492858887" calcext:value-type="float">
            <text:p>109.2004928589</text:p>
          </table:table-cell>
          <table:table-cell/>
          <table:table-cell table:formula="of:=[.A742]-[.C742]" office:value-type="float" office:value="0" calcext:value-type="float">
            <text:p>0</text:p>
          </table:table-cell>
          <table:table-cell table:formula="of:=([.A742]-[.B742])^2" office:value-type="float" office:value="68.7793744032118" calcext:value-type="float">
            <text:p>68.7793744032</text:p>
          </table:table-cell>
          <table:table-cell table:formula="of:=([.C742]-[.D742])^2" office:value-type="float" office:value="92.7274077807516" calcext:value-type="float">
            <text:p>92.7274077808</text:p>
          </table:table-cell>
          <table:table-cell table:formula="of:=[.G742]-[.H742]" office:value-type="float" office:value="-23.9480333775398" calcext:value-type="float">
            <text:p>-23.9480333775</text:p>
          </table:table-cell>
          <table:table-cell table:formula="of:=([.A742]-(([.B742]+[.D742])/2))^2" office:value-type="float" office:value="80.3070508449098" calcext:value-type="float">
            <text:p>80.3070508449</text:p>
          </table:table-cell>
          <table:table-cell table:formula="of:=([.A742]-99.19)^2" office:value-type="float" office:value="385.7296" calcext:value-type="float">
            <text:p>385.7296</text:p>
          </table:table-cell>
        </table:table-row>
        <table:table-row table:style-name="ro1">
          <table:table-cell office:value-type="float" office:value="118.85" calcext:value-type="float">
            <text:p>118.85</text:p>
          </table:table-cell>
          <table:table-cell office:value-type="float" office:value="115.997421264648" calcext:value-type="float">
            <text:p>115.9974212646</text:p>
          </table:table-cell>
          <table:table-cell office:value-type="float" office:value="118.85" calcext:value-type="float">
            <text:p>118.85</text:p>
          </table:table-cell>
          <table:table-cell office:value-type="float" office:value="114.177894592285" calcext:value-type="float">
            <text:p>114.1778945923</text:p>
          </table:table-cell>
          <table:table-cell/>
          <table:table-cell table:formula="of:=[.A743]-[.C743]" office:value-type="float" office:value="0" calcext:value-type="float">
            <text:p>0</text:p>
          </table:table-cell>
          <table:table-cell table:formula="of:=([.A743]-[.B743])^2" office:value-type="float" office:value="8.13720544137989" calcext:value-type="float">
            <text:p>8.1372054414</text:p>
          </table:table-cell>
          <table:table-cell table:formula="of:=([.C743]-[.D743])^2" office:value-type="float" office:value="21.8285689407982" calcext:value-type="float">
            <text:p>21.8285689408</text:p>
          </table:table-cell>
          <table:table-cell table:formula="of:=[.G743]-[.H743]" office:value-type="float" office:value="-13.6913634994183" calcext:value-type="float">
            <text:p>-13.6913634994</text:p>
          </table:table-cell>
          <table:table-cell table:formula="of:=([.A743]-(([.B743]+[.D743])/2))^2" office:value-type="float" office:value="14.1552178632287" calcext:value-type="float">
            <text:p>14.1552178632</text:p>
          </table:table-cell>
          <table:table-cell table:formula="of:=([.A743]-99.19)^2" office:value-type="float" office:value="386.5156" calcext:value-type="float">
            <text:p>386.5156</text:p>
          </table:table-cell>
        </table:table-row>
        <table:table-row table:style-name="ro1">
          <table:table-cell office:value-type="float" office:value="119.02" calcext:value-type="float">
            <text:p>119.02</text:p>
          </table:table-cell>
          <table:table-cell office:value-type="float" office:value="110.858673095703" calcext:value-type="float">
            <text:p>110.8586730957</text:p>
          </table:table-cell>
          <table:table-cell office:value-type="float" office:value="119.02" calcext:value-type="float">
            <text:p>119.02</text:p>
          </table:table-cell>
          <table:table-cell office:value-type="float" office:value="110.625877380371" calcext:value-type="float">
            <text:p>110.6258773804</text:p>
          </table:table-cell>
          <table:table-cell/>
          <table:table-cell table:formula="of:=[.A744]-[.C744]" office:value-type="float" office:value="0" calcext:value-type="float">
            <text:p>0</text:p>
          </table:table-cell>
          <table:table-cell table:formula="of:=([.A744]-[.B744])^2" office:value-type="float" office:value="66.6072568387999" calcext:value-type="float">
            <text:p>66.6072568388</text:p>
          </table:table-cell>
          <table:table-cell table:formula="of:=([.C744]-[.D744])^2" office:value-type="float" office:value="70.4612945533656" calcext:value-type="float">
            <text:p>70.4612945534</text:p>
          </table:table-cell>
          <table:table-cell table:formula="of:=[.G744]-[.H744]" office:value-type="float" office:value="-3.85403771456565" calcext:value-type="float">
            <text:p>-3.8540377146</text:p>
          </table:table-cell>
          <table:table-cell table:formula="of:=([.A744]-(([.B744]+[.D744])/2))^2" office:value-type="float" office:value="68.5207272348135" calcext:value-type="float">
            <text:p>68.5207272348</text:p>
          </table:table-cell>
          <table:table-cell table:formula="of:=([.A744]-99.19)^2" office:value-type="float" office:value="393.2289" calcext:value-type="float">
            <text:p>393.2289</text:p>
          </table:table-cell>
        </table:table-row>
        <table:table-row table:style-name="ro1">
          <table:table-cell office:value-type="float" office:value="119.44" calcext:value-type="float">
            <text:p>119.44</text:p>
          </table:table-cell>
          <table:table-cell office:value-type="float" office:value="114.751960754395" calcext:value-type="float">
            <text:p>114.7519607544</text:p>
          </table:table-cell>
          <table:table-cell office:value-type="float" office:value="119.44" calcext:value-type="float">
            <text:p>119.44</text:p>
          </table:table-cell>
          <table:table-cell office:value-type="float" office:value="115.889778137207" calcext:value-type="float">
            <text:p>115.8897781372</text:p>
          </table:table-cell>
          <table:table-cell/>
          <table:table-cell table:formula="of:=[.A745]-[.C745]" office:value-type="float" office:value="0" calcext:value-type="float">
            <text:p>0</text:p>
          </table:table-cell>
          <table:table-cell table:formula="of:=([.A745]-[.B745])^2" office:value-type="float" office:value="21.9777119683371" calcext:value-type="float">
            <text:p>21.9777119683</text:p>
          </table:table-cell>
          <table:table-cell table:formula="of:=([.C745]-[.D745])^2" office:value-type="float" office:value="12.6040752750532" calcext:value-type="float">
            <text:p>12.6040752751</text:p>
          </table:table-cell>
          <table:table-cell table:formula="of:=[.G745]-[.H745]" office:value-type="float" office:value="9.37363669328391" calcext:value-type="float">
            <text:p>9.3736366933</text:p>
          </table:table-cell>
          <table:table-cell table:formula="of:=([.A745]-(([.B745]+[.D745])/2))^2" office:value-type="float" office:value="16.9672365225375" calcext:value-type="float">
            <text:p>16.9672365225</text:p>
          </table:table-cell>
          <table:table-cell table:formula="of:=([.A745]-99.19)^2" office:value-type="float" office:value="410.0625" calcext:value-type="float">
            <text:p>410.0625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94.4711837768555" calcext:value-type="float">
            <text:p>94.4711837769</text:p>
          </table:table-cell>
          <table:table-cell office:value-type="float" office:value="119.5" calcext:value-type="float">
            <text:p>119.5</text:p>
          </table:table-cell>
          <table:table-cell office:value-type="float" office:value="96.1882247924805" calcext:value-type="float">
            <text:p>96.1882247925</text:p>
          </table:table-cell>
          <table:table-cell/>
          <table:table-cell table:formula="of:=[.A746]-[.C746]" office:value-type="float" office:value="0" calcext:value-type="float">
            <text:p>0</text:p>
          </table:table-cell>
          <table:table-cell table:formula="of:=([.A746]-[.B746])^2" office:value-type="float" office:value="626.441641531943" calcext:value-type="float">
            <text:p>626.4416415319</text:p>
          </table:table-cell>
          <table:table-cell table:formula="of:=([.C746]-[.D746])^2" office:value-type="float" office:value="543.438863325922" calcext:value-type="float">
            <text:p>543.4388633259</text:p>
          </table:table-cell>
          <table:table-cell table:formula="of:=[.G746]-[.H746]" office:value-type="float" office:value="83.0027782060206" calcext:value-type="float">
            <text:p>83.002778206</text:p>
          </table:table-cell>
          <table:table-cell table:formula="of:=([.A746]-(([.B746]+[.D746])/2))^2" office:value-type="float" office:value="584.203194966598" calcext:value-type="float">
            <text:p>584.2031949666</text:p>
          </table:table-cell>
          <table:table-cell table:formula="of:=([.A746]-99.19)^2" office:value-type="float" office:value="412.4961" calcext:value-type="float">
            <text:p>412.4961</text:p>
          </table:table-cell>
        </table:table-row>
        <table:table-row table:style-name="ro1">
          <table:table-cell office:value-type="float" office:value="119.71" calcext:value-type="float">
            <text:p>119.71</text:p>
          </table:table-cell>
          <table:table-cell office:value-type="float" office:value="111.30298614502" calcext:value-type="float">
            <text:p>111.302986145</text:p>
          </table:table-cell>
          <table:table-cell office:value-type="float" office:value="119.71" calcext:value-type="float">
            <text:p>119.71</text:p>
          </table:table-cell>
          <table:table-cell office:value-type="float" office:value="109.689743041992" calcext:value-type="float">
            <text:p>109.689743042</text:p>
          </table:table-cell>
          <table:table-cell/>
          <table:table-cell table:formula="of:=[.A747]-[.C747]" office:value-type="float" office:value="0" calcext:value-type="float">
            <text:p>0</text:p>
          </table:table-cell>
          <table:table-cell table:formula="of:=([.A747]-[.B747])^2" office:value-type="float" office:value="70.6778819578335" calcext:value-type="float">
            <text:p>70.6778819578</text:p>
          </table:table-cell>
          <table:table-cell table:formula="of:=([.C747]-[.D747])^2" office:value-type="float" office:value="100.405549504504" calcext:value-type="float">
            <text:p>100.4055495045</text:p>
          </table:table-cell>
          <table:table-cell table:formula="of:=[.G747]-[.H747]" office:value-type="float" office:value="-29.7276675466704" calcext:value-type="float">
            <text:p>-29.7276675467</text:p>
          </table:table-cell>
          <table:table-cell table:formula="of:=([.A747]-(([.B747]+[.D747])/2))^2" office:value-type="float" office:value="84.8910774038023" calcext:value-type="float">
            <text:p>84.8910774038</text:p>
          </table:table-cell>
          <table:table-cell table:formula="of:=([.A747]-99.19)^2" office:value-type="float" office:value="421.0704" calcext:value-type="float">
            <text:p>421.0704</text:p>
          </table:table-cell>
        </table:table-row>
        <table:table-row table:style-name="ro1">
          <table:table-cell office:value-type="float" office:value="119.72" calcext:value-type="float">
            <text:p>119.72</text:p>
          </table:table-cell>
          <table:table-cell office:value-type="float" office:value="110.459754943848" calcext:value-type="float">
            <text:p>110.4597549438</text:p>
          </table:table-cell>
          <table:table-cell office:value-type="float" office:value="119.72" calcext:value-type="float">
            <text:p>119.72</text:p>
          </table:table-cell>
          <table:table-cell office:value-type="float" office:value="108.881896972656" calcext:value-type="float">
            <text:p>108.8818969727</text:p>
          </table:table-cell>
          <table:table-cell/>
          <table:table-cell table:formula="of:=[.A748]-[.C748]" office:value-type="float" office:value="0" calcext:value-type="float">
            <text:p>0</text:p>
          </table:table-cell>
          <table:table-cell table:formula="of:=([.A748]-[.B748])^2" office:value-type="float" office:value="85.7521384999939" calcext:value-type="float">
            <text:p>85.7521385</text:p>
          </table:table-cell>
          <table:table-cell table:formula="of:=([.C748]-[.D748])^2" office:value-type="float" office:value="117.464477231318" calcext:value-type="float">
            <text:p>117.4644772313</text:p>
          </table:table-cell>
          <table:table-cell table:formula="of:=[.G748]-[.H748]" office:value-type="float" office:value="-31.7123387313238" calcext:value-type="float">
            <text:p>-31.7123387313</text:p>
          </table:table-cell>
          <table:table-cell table:formula="of:=([.A748]-(([.B748]+[.D748])/2))^2" office:value-type="float" office:value="100.985898921343" calcext:value-type="float">
            <text:p>100.9858989213</text:p>
          </table:table-cell>
          <table:table-cell table:formula="of:=([.A748]-99.19)^2" office:value-type="float" office:value="421.4809" calcext:value-type="float">
            <text:p>421.4809</text:p>
          </table:table-cell>
        </table:table-row>
        <table:table-row table:style-name="ro1">
          <table:table-cell office:value-type="float" office:value="119.87" calcext:value-type="float">
            <text:p>119.87</text:p>
          </table:table-cell>
          <table:table-cell office:value-type="float" office:value="110.601249694824" calcext:value-type="float">
            <text:p>110.6012496948</text:p>
          </table:table-cell>
          <table:table-cell office:value-type="float" office:value="119.87" calcext:value-type="float">
            <text:p>119.87</text:p>
          </table:table-cell>
          <table:table-cell office:value-type="float" office:value="110.659378051758" calcext:value-type="float">
            <text:p>110.6593780518</text:p>
          </table:table-cell>
          <table:table-cell/>
          <table:table-cell table:formula="of:=[.A749]-[.C749]" office:value-type="float" office:value="0" calcext:value-type="float">
            <text:p>0</text:p>
          </table:table-cell>
          <table:table-cell table:formula="of:=([.A749]-[.B749])^2" office:value-type="float" office:value="85.9097322196962" calcext:value-type="float">
            <text:p>85.9097322197</text:p>
          </table:table-cell>
          <table:table-cell table:formula="of:=([.C749]-[.D749])^2" office:value-type="float" office:value="84.8355566734408" calcext:value-type="float">
            <text:p>84.8355566734</text:p>
          </table:table-cell>
          <table:table-cell table:formula="of:=[.G749]-[.H749]" office:value-type="float" office:value="1.07417554625543" calcext:value-type="float">
            <text:p>1.0741755463</text:p>
          </table:table-cell>
          <table:table-cell table:formula="of:=([.A749]-(([.B749]+[.D749])/2))^2" office:value-type="float" office:value="85.3717997200986" calcext:value-type="float">
            <text:p>85.3717997201</text:p>
          </table:table-cell>
          <table:table-cell table:formula="of:=([.A749]-99.19)^2" office:value-type="float" office:value="427.6624" calcext:value-type="float">
            <text:p>427.6624</text:p>
          </table:table-cell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103.951034545898" calcext:value-type="float">
            <text:p>103.9510345459</text:p>
          </table:table-cell>
          <table:table-cell office:value-type="float" office:value="120.1" calcext:value-type="float">
            <text:p>120.1</text:p>
          </table:table-cell>
          <table:table-cell office:value-type="float" office:value="103.898071289063" calcext:value-type="float">
            <text:p>103.8980712891</text:p>
          </table:table-cell>
          <table:table-cell/>
          <table:table-cell table:formula="of:=[.A750]-[.C750]" office:value-type="float" office:value="0" calcext:value-type="float">
            <text:p>0</text:p>
          </table:table-cell>
          <table:table-cell table:formula="of:=([.A750]-[.B750])^2" office:value-type="float" office:value="260.789085237765" calcext:value-type="float">
            <text:p>260.7890852378</text:p>
          </table:table-cell>
          <table:table-cell table:formula="of:=([.C750]-[.D750])^2" office:value-type="float" office:value="262.502493954301" calcext:value-type="float">
            <text:p>262.5024939543</text:p>
          </table:table-cell>
          <table:table-cell table:formula="of:=[.G750]-[.H750]" office:value-type="float" office:value="-1.71340871653518" calcext:value-type="float">
            <text:p>-1.7134087165</text:p>
          </table:table-cell>
          <table:table-cell table:formula="of:=([.A750]-(([.B750]+[.D750])/2))^2" office:value-type="float" office:value="261.645088319389" calcext:value-type="float">
            <text:p>261.6450883194</text:p>
          </table:table-cell>
          <table:table-cell table:formula="of:=([.A750]-99.19)^2" office:value-type="float" office:value="437.2281" calcext:value-type="float">
            <text:p>437.2281</text:p>
          </table:table-cell>
        </table:table-row>
        <table:table-row table:style-name="ro1">
          <table:table-cell office:value-type="float" office:value="120.12" calcext:value-type="float">
            <text:p>120.12</text:p>
          </table:table-cell>
          <table:table-cell office:value-type="float" office:value="110.256942749023" calcext:value-type="float">
            <text:p>110.256942749</text:p>
          </table:table-cell>
          <table:table-cell office:value-type="float" office:value="120.12" calcext:value-type="float">
            <text:p>120.12</text:p>
          </table:table-cell>
          <table:table-cell office:value-type="float" office:value="113.346939086914" calcext:value-type="float">
            <text:p>113.3469390869</text:p>
          </table:table-cell>
          <table:table-cell/>
          <table:table-cell table:formula="of:=[.A751]-[.C751]" office:value-type="float" office:value="0" calcext:value-type="float">
            <text:p>0</text:p>
          </table:table-cell>
          <table:table-cell table:formula="of:=([.A751]-[.B751])^2" office:value-type="float" office:value="97.2798983360415" calcext:value-type="float">
            <text:p>97.279898336</text:p>
          </table:table-cell>
          <table:table-cell table:formula="of:=([.C751]-[.D751])^2" office:value-type="float" office:value="45.8743541323726" calcext:value-type="float">
            <text:p>45.8743541324</text:p>
          </table:table-cell>
          <table:table-cell table:formula="of:=[.G751]-[.H751]" office:value-type="float" office:value="51.4055442036689" calcext:value-type="float">
            <text:p>51.4055442037</text:p>
          </table:table-cell>
          <table:table-cell table:formula="of:=([.A751]-(([.B751]+[.D751])/2))^2" office:value-type="float" office:value="69.1901068921626" calcext:value-type="float">
            <text:p>69.1901068922</text:p>
          </table:table-cell>
          <table:table-cell table:formula="of:=([.A751]-99.19)^2" office:value-type="float" office:value="438.0649" calcext:value-type="float">
            <text:p>438.0649</text:p>
          </table:table-cell>
        </table:table-row>
        <table:table-row table:style-name="ro1">
          <table:table-cell office:value-type="float" office:value="121.06" calcext:value-type="float">
            <text:p>121.06</text:p>
          </table:table-cell>
          <table:table-cell office:value-type="float" office:value="93.5239791870117" calcext:value-type="float">
            <text:p>93.523979187</text:p>
          </table:table-cell>
          <table:table-cell office:value-type="float" office:value="121.06" calcext:value-type="float">
            <text:p>121.06</text:p>
          </table:table-cell>
          <table:table-cell office:value-type="float" office:value="93.5168838500977" calcext:value-type="float">
            <text:p>93.5168838501</text:p>
          </table:table-cell>
          <table:table-cell/>
          <table:table-cell table:formula="of:=[.A752]-[.C752]" office:value-type="float" office:value="0" calcext:value-type="float">
            <text:p>0</text:p>
          </table:table-cell>
          <table:table-cell table:formula="of:=([.A752]-[.B752])^2" office:value-type="float" office:value="758.232442213324" calcext:value-type="float">
            <text:p>758.2324422133</text:p>
          </table:table-cell>
          <table:table-cell table:formula="of:=([.C752]-[.D752])^2" office:value-type="float" office:value="758.623247247011" calcext:value-type="float">
            <text:p>758.623247247</text:p>
          </table:table-cell>
          <table:table-cell table:formula="of:=[.G752]-[.H752]" office:value-type="float" office:value="-0.39080503368757" calcext:value-type="float">
            <text:p>-0.3908050337</text:p>
          </table:table-cell>
          <table:table-cell table:formula="of:=([.A752]-(([.B752]+[.D752])/2))^2" office:value-type="float" office:value="758.427832144216" calcext:value-type="float">
            <text:p>758.4278321442</text:p>
          </table:table-cell>
          <table:table-cell table:formula="of:=([.A752]-99.19)^2" office:value-type="float" office:value="478.2969" calcext:value-type="float">
            <text:p>478.2969</text:p>
          </table:table-cell>
        </table:table-row>
        <table:table-row table:style-name="ro1">
          <table:table-cell office:value-type="float" office:value="121.11" calcext:value-type="float">
            <text:p>121.11</text:p>
          </table:table-cell>
          <table:table-cell office:value-type="float" office:value="103.345260620117" calcext:value-type="float">
            <text:p>103.3452606201</text:p>
          </table:table-cell>
          <table:table-cell office:value-type="float" office:value="121.11" calcext:value-type="float">
            <text:p>121.11</text:p>
          </table:table-cell>
          <table:table-cell office:value-type="float" office:value="105.493576049805" calcext:value-type="float">
            <text:p>105.4935760498</text:p>
          </table:table-cell>
          <table:table-cell/>
          <table:table-cell table:formula="of:=[.A753]-[.C753]" office:value-type="float" office:value="0" calcext:value-type="float">
            <text:p>0</text:p>
          </table:table-cell>
          <table:table-cell table:formula="of:=([.A753]-[.B753])^2" office:value-type="float" office:value="315.585965235159" calcext:value-type="float">
            <text:p>315.5859652352</text:p>
          </table:table-cell>
          <table:table-cell table:formula="of:=([.C753]-[.D753])^2" office:value-type="float" office:value="243.872696992234" calcext:value-type="float">
            <text:p>243.8726969922</text:p>
          </table:table-cell>
          <table:table-cell table:formula="of:=[.G753]-[.H753]" office:value-type="float" office:value="71.7132682429254" calcext:value-type="float">
            <text:p>71.7132682429</text:p>
          </table:table-cell>
          <table:table-cell table:formula="of:=([.A753]-(([.B753]+[.D753])/2))^2" office:value-type="float" office:value="278.575516317338" calcext:value-type="float">
            <text:p>278.5755163173</text:p>
          </table:table-cell>
          <table:table-cell table:formula="of:=([.A753]-99.19)^2" office:value-type="float" office:value="480.4864" calcext:value-type="float">
            <text:p>480.4864</text:p>
          </table:table-cell>
        </table:table-row>
        <table:table-row table:style-name="ro1">
          <table:table-cell office:value-type="float" office:value="121.165" calcext:value-type="float">
            <text:p>121.165</text:p>
          </table:table-cell>
          <table:table-cell office:value-type="float" office:value="111.009643554688" calcext:value-type="float">
            <text:p>111.0096435547</text:p>
          </table:table-cell>
          <table:table-cell office:value-type="float" office:value="121.165" calcext:value-type="float">
            <text:p>121.165</text:p>
          </table:table-cell>
          <table:table-cell office:value-type="float" office:value="112.195709228516" calcext:value-type="float">
            <text:p>112.1957092285</text:p>
          </table:table-cell>
          <table:table-cell/>
          <table:table-cell table:formula="of:=[.A754]-[.C754]" office:value-type="float" office:value="0" calcext:value-type="float">
            <text:p>0</text:p>
          </table:table-cell>
          <table:table-cell table:formula="of:=([.A754]-[.B754])^2" office:value-type="float" office:value="103.13126453135" calcext:value-type="float">
            <text:p>103.1312645314</text:p>
          </table:table-cell>
          <table:table-cell table:formula="of:=([.C754]-[.D754])^2" office:value-type="float" office:value="80.4481769434346" calcext:value-type="float">
            <text:p>80.4481769434</text:p>
          </table:table-cell>
          <table:table-cell table:formula="of:=[.G754]-[.H754]" office:value-type="float" office:value="22.6830875879153" calcext:value-type="float">
            <text:p>22.6830875879</text:p>
          </table:table-cell>
          <table:table-cell table:formula="of:=([.A754]-(([.B754]+[.D754])/2))^2" office:value-type="float" office:value="91.438032791734" calcext:value-type="float">
            <text:p>91.4380327917</text:p>
          </table:table-cell>
          <table:table-cell table:formula="of:=([.A754]-99.19)^2" office:value-type="float" office:value="482.900625" calcext:value-type="float">
            <text:p>482.900625</text:p>
          </table:table-cell>
        </table:table-row>
        <table:table-row table:style-name="ro1">
          <table:table-cell office:value-type="float" office:value="121.22" calcext:value-type="float">
            <text:p>121.22</text:p>
          </table:table-cell>
          <table:table-cell office:value-type="float" office:value="108.90795135498" calcext:value-type="float">
            <text:p>108.907951355</text:p>
          </table:table-cell>
          <table:table-cell office:value-type="float" office:value="121.22" calcext:value-type="float">
            <text:p>121.22</text:p>
          </table:table-cell>
          <table:table-cell office:value-type="float" office:value="109.924491882324" calcext:value-type="float">
            <text:p>109.9244918823</text:p>
          </table:table-cell>
          <table:table-cell/>
          <table:table-cell table:formula="of:=[.A755]-[.C755]" office:value-type="float" office:value="0" calcext:value-type="float">
            <text:p>0</text:p>
          </table:table-cell>
          <table:table-cell table:formula="of:=([.A755]-[.B755])^2" office:value-type="float" office:value="151.586541837327" calcext:value-type="float">
            <text:p>151.5865418373</text:p>
          </table:table-cell>
          <table:table-cell table:formula="of:=([.C755]-[.D755])^2" office:value-type="float" office:value="127.588503636479" calcext:value-type="float">
            <text:p>127.5885036365</text:p>
          </table:table-cell>
          <table:table-cell table:formula="of:=[.G755]-[.H755]" office:value-type="float" office:value="23.9980382008478" calcext:value-type="float">
            <text:p>23.9980382008</text:p>
          </table:table-cell>
          <table:table-cell table:formula="of:=([.A755]-(([.B755]+[.D755])/2))^2" office:value-type="float" office:value="139.32918407597" calcext:value-type="float">
            <text:p>139.329184076</text:p>
          </table:table-cell>
          <table:table-cell table:formula="of:=([.A755]-99.19)^2" office:value-type="float" office:value="485.3209" calcext:value-type="float">
            <text:p>485.3209</text:p>
          </table:table-cell>
        </table:table-row>
        <table:table-row table:style-name="ro1">
          <table:table-cell office:value-type="float" office:value="121.23" calcext:value-type="float">
            <text:p>121.23</text:p>
          </table:table-cell>
          <table:table-cell office:value-type="float" office:value="110.940567016602" calcext:value-type="float">
            <text:p>110.9405670166</text:p>
          </table:table-cell>
          <table:table-cell office:value-type="float" office:value="121.23" calcext:value-type="float">
            <text:p>121.23</text:p>
          </table:table-cell>
          <table:table-cell office:value-type="float" office:value="111.044532775879" calcext:value-type="float">
            <text:p>111.0445327759</text:p>
          </table:table-cell>
          <table:table-cell/>
          <table:table-cell table:formula="of:=[.A756]-[.C756]" office:value-type="float" office:value="0" calcext:value-type="float">
            <text:p>0</text:p>
          </table:table-cell>
          <table:table-cell table:formula="of:=([.A756]-[.B756])^2" office:value-type="float" office:value="105.872431119848" calcext:value-type="float">
            <text:p>105.8724311198</text:p>
          </table:table-cell>
          <table:table-cell table:formula="of:=([.C756]-[.D756])^2" office:value-type="float" office:value="103.743742573645" calcext:value-type="float">
            <text:p>103.7437425736</text:p>
          </table:table-cell>
          <table:table-cell table:formula="of:=[.G756]-[.H756]" office:value-type="float" office:value="2.12868854620261" calcext:value-type="float">
            <text:p>2.1286885462</text:p>
          </table:table-cell>
          <table:table-cell table:formula="of:=([.A756]-(([.B756]+[.D756])/2))^2" office:value-type="float" office:value="104.805384626971" calcext:value-type="float">
            <text:p>104.805384627</text:p>
          </table:table-cell>
          <table:table-cell table:formula="of:=([.A756]-99.19)^2" office:value-type="float" office:value="485.7616" calcext:value-type="float">
            <text:p>485.7616</text:p>
          </table:table-cell>
        </table:table-row>
        <table:table-row table:style-name="ro1">
          <table:table-cell office:value-type="float" office:value="121.6" calcext:value-type="float">
            <text:p>121.6</text:p>
          </table:table-cell>
          <table:table-cell office:value-type="float" office:value="110.373641967773" calcext:value-type="float">
            <text:p>110.3736419678</text:p>
          </table:table-cell>
          <table:table-cell office:value-type="float" office:value="121.6" calcext:value-type="float">
            <text:p>121.6</text:p>
          </table:table-cell>
          <table:table-cell office:value-type="float" office:value="106.100326538086" calcext:value-type="float">
            <text:p>106.1003265381</text:p>
          </table:table-cell>
          <table:table-cell/>
          <table:table-cell table:formula="of:=[.A757]-[.C757]" office:value-type="float" office:value="0" calcext:value-type="float">
            <text:p>0</text:p>
          </table:table-cell>
          <table:table-cell table:formula="of:=([.A757]-[.B757])^2" office:value-type="float" office:value="126.031114667738" calcext:value-type="float">
            <text:p>126.0311146677</text:p>
          </table:table-cell>
          <table:table-cell table:formula="of:=([.C757]-[.D757])^2" office:value-type="float" office:value="240.239877425963" calcext:value-type="float">
            <text:p>240.239877426</text:p>
          </table:table-cell>
          <table:table-cell table:formula="of:=[.G757]-[.H757]" office:value-type="float" office:value="-114.208762758225" calcext:value-type="float">
            <text:p>-114.2087627582</text:p>
          </table:table-cell>
          <table:table-cell table:formula="of:=([.A757]-(([.B757]+[.D757])/2))^2" office:value-type="float" office:value="178.570189856449" calcext:value-type="float">
            <text:p>178.5701898564</text:p>
          </table:table-cell>
          <table:table-cell table:formula="of:=([.A757]-99.19)^2" office:value-type="float" office:value="502.2081" calcext:value-type="float">
            <text:p>502.2081</text:p>
          </table:table-cell>
        </table:table-row>
        <table:table-row table:style-name="ro1">
          <table:table-cell office:value-type="float" office:value="121.84" calcext:value-type="float">
            <text:p>121.84</text:p>
          </table:table-cell>
          <table:table-cell office:value-type="float" office:value="110.784950256348" calcext:value-type="float">
            <text:p>110.7849502563</text:p>
          </table:table-cell>
          <table:table-cell office:value-type="float" office:value="121.84" calcext:value-type="float">
            <text:p>121.84</text:p>
          </table:table-cell>
          <table:table-cell office:value-type="float" office:value="108.984840393066" calcext:value-type="float">
            <text:p>108.9848403931</text:p>
          </table:table-cell>
          <table:table-cell/>
          <table:table-cell table:formula="of:=[.A758]-[.C758]" office:value-type="float" office:value="0" calcext:value-type="float">
            <text:p>0</text:p>
          </table:table-cell>
          <table:table-cell table:formula="of:=([.A758]-[.B758])^2" office:value-type="float" office:value="122.214124834628" calcext:value-type="float">
            <text:p>122.2141248346</text:p>
          </table:table-cell>
          <table:table-cell table:formula="of:=([.C758]-[.D758])^2" office:value-type="float" office:value="165.255128519737" calcext:value-type="float">
            <text:p>165.2551285197</text:p>
          </table:table-cell>
          <table:table-cell table:formula="of:=[.G758]-[.H758]" office:value-type="float" office:value="-43.0410036851093" calcext:value-type="float">
            <text:p>-43.0410036851</text:p>
          </table:table-cell>
          <table:table-cell table:formula="of:=([.A758]-(([.B758]+[.D758])/2))^2" office:value-type="float" office:value="142.924527797212" calcext:value-type="float">
            <text:p>142.9245277972</text:p>
          </table:table-cell>
          <table:table-cell table:formula="of:=([.A758]-99.19)^2" office:value-type="float" office:value="513.0225" calcext:value-type="float">
            <text:p>513.0225</text:p>
          </table:table-cell>
        </table:table-row>
        <table:table-row table:style-name="ro1">
          <table:table-cell office:value-type="float" office:value="121.84" calcext:value-type="float">
            <text:p>121.84</text:p>
          </table:table-cell>
          <table:table-cell office:value-type="float" office:value="108.884086608887" calcext:value-type="float">
            <text:p>108.8840866089</text:p>
          </table:table-cell>
          <table:table-cell office:value-type="float" office:value="121.84" calcext:value-type="float">
            <text:p>121.84</text:p>
          </table:table-cell>
          <table:table-cell office:value-type="float" office:value="105.352645874023" calcext:value-type="float">
            <text:p>105.352645874</text:p>
          </table:table-cell>
          <table:table-cell/>
          <table:table-cell table:formula="of:=[.A759]-[.C759]" office:value-type="float" office:value="0" calcext:value-type="float">
            <text:p>0</text:p>
          </table:table-cell>
          <table:table-cell table:formula="of:=([.A759]-[.B759])^2" office:value-type="float" office:value="167.855691798029" calcext:value-type="float">
            <text:p>167.855691798</text:p>
          </table:table-cell>
          <table:table-cell table:formula="of:=([.C759]-[.D759])^2" office:value-type="float" office:value="271.832846075356" calcext:value-type="float">
            <text:p>271.8328460754</text:p>
          </table:table-cell>
          <table:table-cell table:formula="of:=[.G759]-[.H759]" office:value-type="float" office:value="-103.977154277328" calcext:value-type="float">
            <text:p>-103.9771542773</text:p>
          </table:table-cell>
          <table:table-cell table:formula="of:=([.A759]-(([.B759]+[.D759])/2))^2" office:value-type="float" office:value="216.72650052073" calcext:value-type="float">
            <text:p>216.7265005207</text:p>
          </table:table-cell>
          <table:table-cell table:formula="of:=([.A759]-99.19)^2" office:value-type="float" office:value="513.0225" calcext:value-type="float">
            <text:p>513.0225</text:p>
          </table:table-cell>
        </table:table-row>
        <table:table-row table:style-name="ro1">
          <table:table-cell office:value-type="float" office:value="121.92" calcext:value-type="float">
            <text:p>121.92</text:p>
          </table:table-cell>
          <table:table-cell office:value-type="float" office:value="110.69066619873" calcext:value-type="float">
            <text:p>110.6906661987</text:p>
          </table:table-cell>
          <table:table-cell office:value-type="float" office:value="121.92" calcext:value-type="float">
            <text:p>121.92</text:p>
          </table:table-cell>
          <table:table-cell office:value-type="float" office:value="108.612686157227" calcext:value-type="float">
            <text:p>108.6126861572</text:p>
          </table:table-cell>
          <table:table-cell/>
          <table:table-cell table:formula="of:=[.A760]-[.C760]" office:value-type="float" office:value="0" calcext:value-type="float">
            <text:p>0</text:p>
          </table:table-cell>
          <table:table-cell table:formula="of:=([.A760]-[.B760])^2" office:value-type="float" office:value="126.097937620334" calcext:value-type="float">
            <text:p>126.0979376203</text:p>
          </table:table-cell>
          <table:table-cell table:formula="of:=([.C760]-[.D760])^2" office:value-type="float" office:value="177.08460171007" calcext:value-type="float">
            <text:p>177.0846017101</text:p>
          </table:table-cell>
          <table:table-cell table:formula="of:=[.G760]-[.H760]" office:value-type="float" office:value="-50.9866640897351" calcext:value-type="float">
            <text:p>-50.9866640897</text:p>
          </table:table-cell>
          <table:table-cell table:formula="of:=([.A760]-(([.B760]+[.D760])/2))^2" office:value-type="float" office:value="150.51176940198" calcext:value-type="float">
            <text:p>150.511769402</text:p>
          </table:table-cell>
          <table:table-cell table:formula="of:=([.A760]-99.19)^2" office:value-type="float" office:value="516.6529" calcext:value-type="float">
            <text:p>516.6529</text:p>
          </table:table-cell>
        </table:table-row>
        <table:table-row table:style-name="ro1">
          <table:table-cell office:value-type="float" office:value="122.01" calcext:value-type="float">
            <text:p>122.01</text:p>
          </table:table-cell>
          <table:table-cell office:value-type="float" office:value="111.10481262207" calcext:value-type="float">
            <text:p>111.1048126221</text:p>
          </table:table-cell>
          <table:table-cell office:value-type="float" office:value="122.01" calcext:value-type="float">
            <text:p>122.01</text:p>
          </table:table-cell>
          <table:table-cell office:value-type="float" office:value="111.722183227539" calcext:value-type="float">
            <text:p>111.7221832275</text:p>
          </table:table-cell>
          <table:table-cell/>
          <table:table-cell table:formula="of:=[.A761]-[.C761]" office:value-type="float" office:value="0" calcext:value-type="float">
            <text:p>0</text:p>
          </table:table-cell>
          <table:table-cell table:formula="of:=([.A761]-[.B761])^2" office:value-type="float" office:value="118.923111747757" calcext:value-type="float">
            <text:p>118.9231117478</text:p>
          </table:table-cell>
          <table:table-cell table:formula="of:=([.C761]-[.D761])^2" office:value-type="float" office:value="105.839173943729" calcext:value-type="float">
            <text:p>105.8391739437</text:p>
          </table:table-cell>
          <table:table-cell table:formula="of:=[.G761]-[.H761]" office:value-type="float" office:value="13.0839378040284" calcext:value-type="float">
            <text:p>13.083937804</text:p>
          </table:table-cell>
          <table:table-cell table:formula="of:=([.A761]-(([.B761]+[.D761])/2))^2" office:value-type="float" office:value="112.285856229619" calcext:value-type="float">
            <text:p>112.2858562296</text:p>
          </table:table-cell>
          <table:table-cell table:formula="of:=([.A761]-99.19)^2" office:value-type="float" office:value="520.7524" calcext:value-type="float">
            <text:p>520.7524</text:p>
          </table:table-cell>
        </table:table-row>
        <table:table-row table:style-name="ro1">
          <table:table-cell office:value-type="float" office:value="122.2" calcext:value-type="float">
            <text:p>122.2</text:p>
          </table:table-cell>
          <table:table-cell office:value-type="float" office:value="103.243957519531" calcext:value-type="float">
            <text:p>103.2439575195</text:p>
          </table:table-cell>
          <table:table-cell office:value-type="float" office:value="122.2" calcext:value-type="float">
            <text:p>122.2</text:p>
          </table:table-cell>
          <table:table-cell office:value-type="float" office:value="102.323760986328" calcext:value-type="float">
            <text:p>102.3237609863</text:p>
          </table:table-cell>
          <table:table-cell/>
          <table:table-cell table:formula="of:=[.A762]-[.C762]" office:value-type="float" office:value="0" calcext:value-type="float">
            <text:p>0</text:p>
          </table:table-cell>
          <table:table-cell table:formula="of:=([.A762]-[.B762])^2" office:value-type="float" office:value="359.331546521336" calcext:value-type="float">
            <text:p>359.3315465213</text:p>
          </table:table-cell>
          <table:table-cell table:formula="of:=([.C762]-[.D762])^2" office:value-type="float" office:value="395.064877328612" calcext:value-type="float">
            <text:p>395.0648773286</text:p>
          </table:table-cell>
          <table:table-cell table:formula="of:=[.G762]-[.H762]" office:value-type="float" office:value="-35.733330807276" calcext:value-type="float">
            <text:p>-35.7333308073</text:p>
          </table:table-cell>
          <table:table-cell table:formula="of:=([.A762]-(([.B762]+[.D762])/2))^2" office:value-type="float" office:value="376.986521510044" calcext:value-type="float">
            <text:p>376.98652151</text:p>
          </table:table-cell>
          <table:table-cell table:formula="of:=([.A762]-99.19)^2" office:value-type="float" office:value="529.4601" calcext:value-type="float">
            <text:p>529.4601</text:p>
          </table:table-cell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114.278663635254" calcext:value-type="float">
            <text:p>114.2786636353</text:p>
          </table:table-cell>
          <table:table-cell office:value-type="float" office:value="122.4" calcext:value-type="float">
            <text:p>122.4</text:p>
          </table:table-cell>
          <table:table-cell office:value-type="float" office:value="113.650398254395" calcext:value-type="float">
            <text:p>113.6503982544</text:p>
          </table:table-cell>
          <table:table-cell/>
          <table:table-cell table:formula="of:=[.A763]-[.C763]" office:value-type="float" office:value="0" calcext:value-type="float">
            <text:p>0</text:p>
          </table:table-cell>
          <table:table-cell table:formula="of:=([.A763]-[.B763])^2" office:value-type="float" office:value="65.9561043493474" calcext:value-type="float">
            <text:p>65.9561043493</text:p>
          </table:table-cell>
          <table:table-cell table:formula="of:=([.C763]-[.D763])^2" office:value-type="float" office:value="76.5555307067024" calcext:value-type="float">
            <text:p>76.5555307067</text:p>
          </table:table-cell>
          <table:table-cell table:formula="of:=[.G763]-[.H763]" office:value-type="float" office:value="-10.599426357355" calcext:value-type="float">
            <text:p>-10.5994263574</text:p>
          </table:table-cell>
          <table:table-cell table:formula="of:=([.A763]-(([.B763]+[.D763])/2))^2" office:value-type="float" office:value="71.1571381808283" calcext:value-type="float">
            <text:p>71.1571381808</text:p>
          </table:table-cell>
          <table:table-cell table:formula="of:=([.A763]-99.19)^2" office:value-type="float" office:value="538.7041" calcext:value-type="float">
            <text:p>538.7041</text:p>
          </table:table-cell>
        </table:table-row>
        <table:table-row table:style-name="ro1">
          <table:table-cell office:value-type="float" office:value="122.47" calcext:value-type="float">
            <text:p>122.47</text:p>
          </table:table-cell>
          <table:table-cell office:value-type="float" office:value="110.106369018555" calcext:value-type="float">
            <text:p>110.1063690186</text:p>
          </table:table-cell>
          <table:table-cell office:value-type="float" office:value="122.47" calcext:value-type="float">
            <text:p>122.47</text:p>
          </table:table-cell>
          <table:table-cell office:value-type="float" office:value="104.447822570801" calcext:value-type="float">
            <text:p>104.4478225708</text:p>
          </table:table-cell>
          <table:table-cell/>
          <table:table-cell table:formula="of:=[.A764]-[.C764]" office:value-type="float" office:value="0" calcext:value-type="float">
            <text:p>0</text:p>
          </table:table-cell>
          <table:table-cell table:formula="of:=([.A764]-[.B764])^2" office:value-type="float" office:value="152.859371045354" calcext:value-type="float">
            <text:p>152.8593710454</text:p>
          </table:table-cell>
          <table:table-cell table:formula="of:=([.C764]-[.D764])^2" office:value-type="float" office:value="324.798879289538" calcext:value-type="float">
            <text:p>324.7988792895</text:p>
          </table:table-cell>
          <table:table-cell table:formula="of:=[.G764]-[.H764]" office:value-type="float" office:value="-171.939508244183" calcext:value-type="float">
            <text:p>-171.9395082442</text:p>
          </table:table-cell>
          <table:table-cell table:formula="of:=([.A764]-(([.B764]+[.D764])/2))^2" office:value-type="float" office:value="230.824338192099" calcext:value-type="float">
            <text:p>230.8243381921</text:p>
          </table:table-cell>
          <table:table-cell table:formula="of:=([.A764]-99.19)^2" office:value-type="float" office:value="541.9584" calcext:value-type="float">
            <text:p>541.9584</text:p>
          </table:table-cell>
        </table:table-row>
        <table:table-row table:style-name="ro1">
          <table:table-cell office:value-type="float" office:value="124.31" calcext:value-type="float">
            <text:p>124.31</text:p>
          </table:table-cell>
          <table:table-cell office:value-type="float" office:value="103.215721130371" calcext:value-type="float">
            <text:p>103.2157211304</text:p>
          </table:table-cell>
          <table:table-cell office:value-type="float" office:value="124.31" calcext:value-type="float">
            <text:p>124.31</text:p>
          </table:table-cell>
          <table:table-cell office:value-type="float" office:value="105.923843383789" calcext:value-type="float">
            <text:p>105.9238433838</text:p>
          </table:table-cell>
          <table:table-cell/>
          <table:table-cell table:formula="of:=[.A765]-[.C765]" office:value-type="float" office:value="0" calcext:value-type="float">
            <text:p>0</text:p>
          </table:table-cell>
          <table:table-cell table:formula="of:=([.A765]-[.B765])^2" office:value-type="float" office:value="444.968601029673" calcext:value-type="float">
            <text:p>444.9686010297</text:p>
          </table:table-cell>
          <table:table-cell table:formula="of:=([.C765]-[.D765])^2" office:value-type="float" office:value="338.050755115837" calcext:value-type="float">
            <text:p>338.0507551158</text:p>
          </table:table-cell>
          <table:table-cell table:formula="of:=[.G765]-[.H765]" office:value-type="float" office:value="106.917845913835" calcext:value-type="float">
            <text:p>106.9178459138</text:p>
          </table:table-cell>
          <table:table-cell table:formula="of:=([.A765]-(([.B765]+[.D765])/2))^2" office:value-type="float" office:value="389.676196537891" calcext:value-type="float">
            <text:p>389.6761965379</text:p>
          </table:table-cell>
          <table:table-cell table:formula="of:=([.A765]-99.19)^2" office:value-type="float" office:value="631.0144" calcext:value-type="float">
            <text:p>631.0144</text:p>
          </table:table-cell>
        </table:table-row>
        <table:table-row table:style-name="ro1">
          <table:table-cell table:formula="of:=SUM([.A2:.A765])" office:value-type="float" office:value="75783.6747380952" calcext:value-type="float">
            <text:p>75783.6747380952</text:p>
          </table:table-cell>
          <table:table-cell table:number-columns-repeated="5"/>
          <table:table-cell table:formula="of:=SUM([.G2:.G765])" office:value-type="float" office:value="23039.1611505585" calcext:value-type="float">
            <text:p>23039.1611505585</text:p>
          </table:table-cell>
          <table:table-cell table:formula="of:=SUM([.H2:.H765])" office:value-type="float" office:value="30222.0483430073" calcext:value-type="float">
            <text:p>30222.0483430073</text:p>
          </table:table-cell>
          <table:table-cell table:formula="of:=SUM([.I2:.I765])" office:value-type="float" office:value="-7182.88719244873" calcext:value-type="float">
            <text:p>-7182.8871924487</text:p>
          </table:table-cell>
          <table:table-cell table:formula="of:=SUM([.J2:.J765])" office:value-type="float" office:value="25428.6778835993" calcext:value-type="float">
            <text:p>25428.6778835993</text:p>
          </table:table-cell>
          <table:table-cell table:formula="of:=SUM([.K2:.K765])" office:value-type="float" office:value="90483.681022656" calcext:value-type="float">
            <text:p>90483.681022656</text:p>
          </table:table-cell>
        </table:table-row>
        <table:table-row table:style-name="ro1">
          <table:table-cell table:formula="of:=[.A766]/764" office:value-type="float" office:value="99.1932915420095" calcext:value-type="float">
            <text:p>99.19329154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normal_r2</text:p>
          </table:table-cell>
          <table:table-cell table:formula="of:=1-([.G766]/[.K766])" office:value-type="float" office:value="0.745377720157187" calcext:value-type="float">
            <text:p>0.745377720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pca_r2</text:p>
          </table:table-cell>
          <table:table-cell table:formula="of:=1-([.H766]/[.K766])" office:value-type="float" office:value="0.665994486503704" calcext:value-type="float">
            <text:p>0.665994486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vgr2</text:p>
          </table:table-cell>
          <table:table-cell table:formula="of:=1-([.J766]/[.K766])" office:value-type="float" office:value="0.718969458401761" calcext:value-type="float">
            <text:p>0.718969458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xgb_val_out.A1:xgb_val_out.D76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9T13:44:25.224211616</dc:date>
    <meta:editing-duration>PT6M17S</meta:editing-duration>
    <meta:editing-cycles>4</meta:editing-cycles>
    <meta:generator>LibreOffice/5.1.6.2$Linux_X86_64 LibreOffice_project/10m0$Build-2</meta:generator>
    <meta:document-statistic meta:table-count="1" meta:cell-count="7663" meta:object-count="0"/>
  </office:meta>
</office:document-meta>
</file>